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1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85in" style:rel-column-width="3705*"/>
    </style:style>
    <style:style style:name="Table7.B" style:family="table-column">
      <style:table-column-properties style:column-width="2.0556in" style:rel-column-width="20126*"/>
    </style:style>
    <style:style style:name="Table7.C" style:family="table-column">
      <style:table-column-properties style:column-width="2.5in" style:rel-column-width="24478*"/>
    </style:style>
    <style:style style:name="Table7.D" style:family="table-column">
      <style:table-column-properties style:column-width="1.759in" style:rel-column-width="1722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85in" style:rel-column-width="3705*"/>
    </style:style>
    <style:style style:name="Table8.B" style:family="table-column">
      <style:table-column-properties style:column-width="2.0556in" style:rel-column-width="20126*"/>
    </style:style>
    <style:style style:name="Table8.C" style:family="table-column">
      <style:table-column-properties style:column-width="2.5in" style:rel-column-width="24478*"/>
    </style:style>
    <style:style style:name="Table8.D" style:family="table-column">
      <style:table-column-properties style:column-width="1.759in" style:rel-column-width="1722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85in" style:rel-column-width="3705*"/>
    </style:style>
    <style:style style:name="Table9.B" style:family="table-column">
      <style:table-column-properties style:column-width="2.0556in" style:rel-column-width="20126*"/>
    </style:style>
    <style:style style:name="Table9.C" style:family="table-column">
      <style:table-column-properties style:column-width="2.5in" style:rel-column-width="24478*"/>
    </style:style>
    <style:style style:name="Table9.D" style:family="table-column">
      <style:table-column-properties style:column-width="1.759in" style:rel-column-width="1722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85in" style:rel-column-width="3705*"/>
    </style:style>
    <style:style style:name="Table1.B" style:family="table-column">
      <style:table-column-properties style:column-width="2.0556in" style:rel-column-width="20126*"/>
    </style:style>
    <style:style style:name="Table1.C" style:family="table-column">
      <style:table-column-properties style:column-width="2.5in" style:rel-column-width="24478*"/>
    </style:style>
    <style:style style:name="Table1.D" style:family="table-column">
      <style:table-column-properties style:column-width="1.759in" style:rel-column-width="172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854in" table:align="left"/>
    </style:style>
    <style:style style:name="Table4.A" style:family="table-column">
      <style:table-column-properties style:column-width="0.691in"/>
    </style:style>
    <style:style style:name="Table4.B" style:family="table-column">
      <style:table-column-properties style:column-width="2.1875in"/>
    </style:style>
    <style:style style:name="Table4.D" style:family="table-column">
      <style:table-column-properties style:column-width="1.619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2.2313in" style:rel-column-width="21847*"/>
    </style:style>
    <style:style style:name="Table3.C" style:family="table-column">
      <style:table-column-properties style:column-width="2.2313in" style:rel-column-width="2184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6729in" style:rel-column-width="16383*"/>
    </style:style>
    <style:style style:name="Table12.D" style:family="table-column">
      <style:table-column-properties style:column-width="1.6736in" style:rel-column-width="1638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1.6854in" style:rel-column-width="2427*"/>
    </style:style>
    <style:style style:name="Table13.B" style:family="table-column">
      <style:table-column-properties style:column-width="5.0076in" style:rel-column-width="7211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5521a3"/>
    </style:style>
    <style:style style:name="P2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3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4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5" style:family="paragraph" style:parent-style-name="Standard">
      <style:text-properties fo:font-weight="bold" officeooo:paragraph-rsid="00ed5b35" style:font-weight-asian="bold" style:font-weight-complex="bold"/>
    </style:style>
    <style:style style:name="P6" style:family="paragraph" style:parent-style-name="Standard">
      <style:text-properties fo:font-weight="bold" officeooo:rsid="0033fbdf" officeooo:paragraph-rsid="0122678f" style:font-weight-asian="bold" style:font-weight-complex="bold"/>
    </style:style>
    <style:style style:name="P7" style:family="paragraph" style:parent-style-name="Standard">
      <style:paragraph-properties fo:line-height="100%"/>
      <style:text-properties fo:font-weight="bold" officeooo:paragraph-rsid="01e504ba" style:font-weight-asian="bold" style:font-weight-complex="bold"/>
    </style:style>
    <style:style style:name="P8" style:family="paragraph" style:parent-style-name="Standard">
      <style:paragraph-properties fo:line-height="100%"/>
      <style:text-properties fo:font-weight="bold" officeooo:rsid="01e7ea9a" officeooo:paragraph-rsid="01e7ea9a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rsid="03bd39a0" officeooo:paragraph-rsid="03bd39a0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3d91d01" officeooo:paragraph-rsid="03d91d01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403870c" officeooo:paragraph-rsid="0403870c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426fd4c" officeooo:paragraph-rsid="0426fd4c" style:font-weight-asian="bold" style:font-weight-complex="bold"/>
    </style:style>
    <style:style style:name="P13" style:family="paragraph" style:parent-style-name="Standard">
      <style:paragraph-properties fo:line-height="100%"/>
      <style:text-properties fo:font-weight="bold" officeooo:rsid="04a08898" officeooo:paragraph-rsid="04a08898" style:font-weight-asian="bold" style:font-weight-complex="bold"/>
    </style:style>
    <style:style style:name="P14" style:family="paragraph" style:parent-style-name="Standard">
      <style:paragraph-properties fo:line-height="100%"/>
      <style:text-properties fo:font-weight="bold" officeooo:rsid="04aafa22" officeooo:paragraph-rsid="04aafa22" style:font-weight-asian="bold" style:font-weight-complex="bold"/>
    </style:style>
    <style:style style:name="P15" style:family="paragraph" style:parent-style-name="Standard">
      <style:paragraph-properties fo:line-height="100%"/>
      <style:text-properties fo:font-weight="bold" officeooo:rsid="04b5cf7f" officeooo:paragraph-rsid="04b5cf7f" style:font-weight-asian="bold" style:font-weight-complex="bold"/>
    </style:style>
    <style:style style:name="P16" style:family="paragraph" style:parent-style-name="Standard">
      <style:paragraph-properties fo:line-height="100%"/>
      <style:text-properties fo:font-weight="bold" officeooo:rsid="05e186bd" officeooo:paragraph-rsid="05e186bd" style:font-weight-asian="bold" style:font-weight-complex="bold"/>
    </style:style>
    <style:style style:name="P17" style:family="paragraph" style:parent-style-name="Standard">
      <style:paragraph-properties fo:line-height="100%"/>
      <style:text-properties fo:font-weight="bold" officeooo:rsid="061169e8" officeooo:paragraph-rsid="061169e8" style:font-weight-asian="bold" style:font-weight-complex="bold"/>
    </style:style>
    <style:style style:name="P18" style:family="paragraph" style:parent-style-name="Standard">
      <style:paragraph-properties fo:line-height="100%"/>
      <style:text-properties fo:font-weight="bold" officeooo:rsid="061b567f" officeooo:paragraph-rsid="061b567f" style:font-weight-asian="bold" style:font-weight-complex="bold"/>
    </style:style>
    <style:style style:name="P19" style:family="paragraph" style:parent-style-name="Standard">
      <style:paragraph-properties fo:line-height="100%"/>
      <style:text-properties fo:font-weight="bold" officeooo:rsid="0623928e" officeooo:paragraph-rsid="0623928e" style:font-weight-asian="bold" style:font-weight-complex="bold"/>
    </style:style>
    <style:style style:name="P20" style:family="paragraph" style:parent-style-name="Standard">
      <style:paragraph-properties fo:line-height="100%"/>
      <style:text-properties fo:font-weight="bold" officeooo:rsid="06307d14" officeooo:paragraph-rsid="06307d14" style:font-weight-asian="bold" style:font-weight-complex="bold"/>
    </style:style>
    <style:style style:name="P21" style:family="paragraph" style:parent-style-name="Standard">
      <style:paragraph-properties fo:line-height="100%"/>
      <style:text-properties fo:font-weight="bold" officeooo:rsid="06340678" officeooo:paragraph-rsid="06340678" style:font-weight-asian="bold" style:font-weight-complex="bold"/>
    </style:style>
    <style:style style:name="P22" style:family="paragraph" style:parent-style-name="Standard">
      <style:text-properties officeooo:rsid="0011b025" officeooo:paragraph-rsid="0011b025"/>
    </style:style>
    <style:style style:name="P23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24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25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26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27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28" style:family="paragraph" style:parent-style-name="Standard">
      <style:text-properties fo:font-style="italic" officeooo:paragraph-rsid="00a75993" style:font-style-asian="italic" style:font-style-complex="italic"/>
    </style:style>
    <style:style style:name="P29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30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31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32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33" style:family="paragraph" style:parent-style-name="Standard">
      <style:text-properties fo:font-style="italic" officeooo:rsid="00d9c9e4" officeooo:paragraph-rsid="00d9c9e4" style:font-style-asian="italic" style:font-style-complex="italic"/>
    </style:style>
    <style:style style:name="P34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35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36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37" style:family="paragraph" style:parent-style-name="Standard">
      <style:text-properties fo:font-style="italic" officeooo:rsid="0022c018" officeooo:paragraph-rsid="00ed5b35" style:font-style-asian="italic" style:font-style-complex="italic"/>
    </style:style>
    <style:style style:name="P38" style:family="paragraph" style:parent-style-name="Standard">
      <style:text-properties fo:font-style="italic" officeooo:paragraph-rsid="013013d9" style:font-style-asian="italic" style:font-style-complex="italic"/>
    </style:style>
    <style:style style:name="P39" style:family="paragraph" style:parent-style-name="Standard">
      <style:text-properties fo:font-style="italic" officeooo:rsid="0135f162" officeooo:paragraph-rsid="0135f162" style:font-style-asian="italic" style:font-style-complex="italic"/>
    </style:style>
    <style:style style:name="P40" style:family="paragraph" style:parent-style-name="Standard">
      <style:text-properties fo:font-style="italic" officeooo:paragraph-rsid="01408f03" style:font-style-asian="italic" style:font-style-complex="italic"/>
    </style:style>
    <style:style style:name="P41" style:family="paragraph" style:parent-style-name="Standard">
      <style:text-properties fo:font-style="italic" officeooo:rsid="01408f03" officeooo:paragraph-rsid="01435f2a" style:font-style-asian="italic" style:font-style-complex="italic"/>
    </style:style>
    <style:style style:name="P42" style:family="paragraph" style:parent-style-name="Standard">
      <style:text-properties fo:font-style="italic" officeooo:rsid="0157fb64" officeooo:paragraph-rsid="0157fb64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rsid="01aaba73" officeooo:paragraph-rsid="01aaba73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rsid="01b5c969" officeooo:paragraph-rsid="01b5c969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paragraph-rsid="027a74ed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paragraph-rsid="027c1b85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paragraph-rsid="02fac9ce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paragraph-rsid="02fb6f63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paragraph-rsid="02eac01d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paragraph-rsid="03429aa5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paragraph-rsid="03a24854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paragraph-rsid="03c44ca6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paragraph-rsid="03ea64bf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paragraph-rsid="03fc65b4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paragraph-rsid="03ede337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paragraph-rsid="0411d16e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paragraph-rsid="041746e7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paragraph-rsid="04329278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paragraph-rsid="04253c68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paragraph-rsid="044401b2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paragraph-rsid="048fe3f8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paragraph-rsid="049a8a7e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paragraph-rsid="04b2ffc5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paragraph-rsid="058bbc5e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rsid="01e6ae7d" officeooo:paragraph-rsid="01e6ae7d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rsid="02280f12" officeooo:paragraph-rsid="02280f12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rsid="0230cab1" officeooo:paragraph-rsid="0230cab1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rsid="023b3a5d" officeooo:paragraph-rsid="025e28ef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rsid="0279658f" officeooo:paragraph-rsid="027a74ed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rsid="027a74ed" officeooo:paragraph-rsid="027a74ed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285839b" officeooo:paragraph-rsid="0288fb00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28add40" officeooo:paragraph-rsid="028e0860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293a523" officeooo:paragraph-rsid="0293a523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2d8a10d" officeooo:paragraph-rsid="02d8a10d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3040c1c" officeooo:paragraph-rsid="03040c1c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2e4f960" officeooo:paragraph-rsid="02e4f960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2eac01d" officeooo:paragraph-rsid="02eac01d" style:font-style-asian="italic" style:font-style-complex="italic"/>
    </style:style>
    <style:style style:name="P78" style:family="paragraph" style:parent-style-name="Standard">
      <style:text-properties fo:font-style="italic" officeooo:rsid="0056d959" officeooo:paragraph-rsid="0056d959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3194752" officeooo:paragraph-rsid="03194752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33251d3" officeooo:paragraph-rsid="033251d3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325ad60" officeooo:paragraph-rsid="0325ad60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325991c" officeooo:paragraph-rsid="0325991c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31857c7" officeooo:paragraph-rsid="033f17a3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32e6032" officeooo:paragraph-rsid="033f17a3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33019a7" officeooo:paragraph-rsid="033f17a3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342dfcc" officeooo:paragraph-rsid="0342dfcc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346a444" officeooo:paragraph-rsid="0346a444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3a24854" officeooo:paragraph-rsid="03a24854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3962fd1" officeooo:paragraph-rsid="039c640b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38d7d5e" officeooo:paragraph-rsid="03963307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3a073aa" officeooo:paragraph-rsid="03a073aa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3f56006" officeooo:paragraph-rsid="03f56006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40e5934" officeooo:paragraph-rsid="04102973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411d16e" officeooo:paragraph-rsid="0411d16e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42d7117" officeooo:paragraph-rsid="042d7117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441a098" officeooo:paragraph-rsid="04496025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4496025" officeooo:paragraph-rsid="04496025" style:font-style-asian="italic" style:font-style-complex="italic"/>
    </style:style>
    <style:style style:name="P98" style:family="paragraph" style:parent-style-name="Standard">
      <style:paragraph-properties fo:line-height="100%"/>
      <style:text-properties fo:font-style="italic" officeooo:rsid="045a6b37" officeooo:paragraph-rsid="045a6b37" style:font-style-asian="italic" style:font-style-complex="italic"/>
    </style:style>
    <style:style style:name="P99" style:family="paragraph" style:parent-style-name="Standard">
      <style:paragraph-properties fo:line-height="100%"/>
      <style:text-properties fo:font-style="italic" officeooo:rsid="0497dc28" officeooo:paragraph-rsid="0497dc28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officeooo:rsid="04b2ffc5" officeooo:paragraph-rsid="04b2ffc5" style:font-style-asian="italic" style:font-style-complex="italic"/>
    </style:style>
    <style:style style:name="P101" style:family="paragraph" style:parent-style-name="Standard">
      <style:paragraph-properties fo:line-height="100%"/>
      <style:text-properties fo:font-style="italic" officeooo:rsid="04b2ffc5" officeooo:paragraph-rsid="04b3c5c0" style:font-style-asian="italic" style:font-style-complex="italic"/>
    </style:style>
    <style:style style:name="P102" style:family="paragraph" style:parent-style-name="Standard">
      <style:paragraph-properties fo:line-height="100%"/>
      <style:text-properties fo:font-style="italic" officeooo:rsid="04a57ad8" officeooo:paragraph-rsid="04ba1b39" style:font-style-asian="italic" style:font-style-complex="italic"/>
    </style:style>
    <style:style style:name="P103" style:family="paragraph" style:parent-style-name="Standard">
      <style:paragraph-properties fo:line-height="100%"/>
      <style:text-properties fo:font-style="italic" officeooo:rsid="04c5c37a" officeooo:paragraph-rsid="04c5c37a" style:font-style-asian="italic" style:font-style-complex="italic"/>
    </style:style>
    <style:style style:name="P104" style:family="paragraph" style:parent-style-name="Standard">
      <style:paragraph-properties fo:line-height="100%"/>
      <style:text-properties fo:font-style="italic" officeooo:rsid="04f62663" officeooo:paragraph-rsid="04f62663" style:font-style-asian="italic" style:font-style-complex="italic"/>
    </style:style>
    <style:style style:name="P105" style:family="paragraph" style:parent-style-name="Standard">
      <style:paragraph-properties fo:line-height="100%"/>
      <style:text-properties fo:font-style="italic" officeooo:rsid="056d9742" officeooo:paragraph-rsid="056d9742" style:font-style-asian="italic" style:font-style-complex="italic"/>
    </style:style>
    <style:style style:name="P106" style:family="paragraph" style:parent-style-name="Standard">
      <style:paragraph-properties fo:line-height="100%"/>
      <style:text-properties fo:font-style="italic" officeooo:rsid="058118a3" officeooo:paragraph-rsid="058118a3" style:font-style-asian="italic" style:font-style-complex="italic"/>
    </style:style>
    <style:style style:name="P107" style:family="paragraph" style:parent-style-name="Standard">
      <style:paragraph-properties fo:line-height="100%"/>
      <style:text-properties fo:font-style="italic" officeooo:rsid="05864f67" officeooo:paragraph-rsid="05864f67" style:font-style-asian="italic" style:font-style-complex="italic"/>
    </style:style>
    <style:style style:name="P108" style:family="paragraph" style:parent-style-name="Standard">
      <style:paragraph-properties fo:line-height="100%"/>
      <style:text-properties fo:font-style="italic" officeooo:rsid="058c34c9" officeooo:paragraph-rsid="058c34c9" style:font-style-asian="italic" style:font-style-complex="italic"/>
    </style:style>
    <style:style style:name="P109" style:family="paragraph" style:parent-style-name="Standard">
      <style:paragraph-properties fo:line-height="100%"/>
      <style:text-properties fo:font-style="italic" officeooo:rsid="0608abbd" officeooo:paragraph-rsid="0608abbd" style:font-style-asian="italic" style:font-style-complex="italic"/>
    </style:style>
    <style:style style:name="P110" style:family="paragraph" style:parent-style-name="Standard">
      <style:paragraph-properties fo:line-height="100%"/>
      <style:text-properties fo:font-style="italic" officeooo:rsid="060fe20f" officeooo:paragraph-rsid="060fe20f" style:font-style-asian="italic" style:font-style-complex="italic"/>
    </style:style>
    <style:style style:name="P111" style:family="paragraph" style:parent-style-name="Standard">
      <style:paragraph-properties fo:line-height="100%"/>
      <style:text-properties fo:font-style="italic" officeooo:rsid="06408df0" officeooo:paragraph-rsid="06408df0" style:font-style-asian="italic" style:font-style-complex="italic"/>
    </style:style>
    <style:style style:name="P112" style:family="paragraph" style:parent-style-name="Standard">
      <style:paragraph-properties fo:line-height="100%"/>
      <style:text-properties fo:font-style="italic" officeooo:rsid="06480a06" officeooo:paragraph-rsid="06480a06" style:font-style-asian="italic" style:font-style-complex="italic"/>
    </style:style>
    <style:style style:name="P113" style:family="paragraph" style:parent-style-name="Standard">
      <style:paragraph-properties fo:line-height="100%"/>
      <style:text-properties fo:font-style="italic" officeooo:rsid="06440517" officeooo:paragraph-rsid="06440517" style:font-style-asian="italic" style:font-style-complex="italic"/>
    </style:style>
    <style:style style:name="P114" style:family="paragraph" style:parent-style-name="Standard">
      <style:paragraph-properties fo:line-height="100%"/>
      <style:text-properties fo:font-style="italic" officeooo:rsid="063d933e" officeooo:paragraph-rsid="063d933e" style:font-style-asian="italic" style:font-style-complex="italic"/>
    </style:style>
    <style:style style:name="P115" style:family="paragraph" style:parent-style-name="Standard">
      <style:paragraph-properties fo:line-height="100%"/>
      <style:text-properties fo:font-style="italic" officeooo:rsid="063bda54" officeooo:paragraph-rsid="063bda54" style:font-style-asian="italic" style:font-style-complex="italic"/>
    </style:style>
    <style:style style:name="P116" style:family="paragraph" style:parent-style-name="Standard">
      <style:paragraph-properties fo:line-height="100%"/>
      <style:text-properties fo:font-style="italic" officeooo:rsid="06307d14" officeooo:paragraph-rsid="06307d14" style:font-style-asian="italic" style:font-style-complex="italic"/>
    </style:style>
    <style:style style:name="P117" style:family="paragraph" style:parent-style-name="Standard">
      <style:paragraph-properties fo:line-height="100%"/>
      <style:text-properties fo:font-style="italic" officeooo:rsid="0626dd8c" officeooo:paragraph-rsid="062e0320" style:font-style-asian="italic" style:font-style-complex="italic"/>
    </style:style>
    <style:style style:name="P118" style:family="paragraph" style:parent-style-name="Standard">
      <style:paragraph-properties fo:line-height="100%"/>
      <style:text-properties fo:font-style="italic" officeooo:rsid="06257b22" officeooo:paragraph-rsid="06257b22" style:font-style-asian="italic" style:font-style-complex="italic"/>
    </style:style>
    <style:style style:name="P119" style:family="paragraph" style:parent-style-name="Standard">
      <style:paragraph-properties fo:line-height="100%"/>
      <style:text-properties fo:font-style="italic" officeooo:rsid="0622a520" officeooo:paragraph-rsid="0622a520" style:font-style-asian="italic" style:font-style-complex="italic"/>
    </style:style>
    <style:style style:name="P120" style:family="paragraph" style:parent-style-name="Standard">
      <style:paragraph-properties fo:line-height="100%"/>
      <style:text-properties fo:font-style="italic" officeooo:rsid="0620bdc2" officeooo:paragraph-rsid="0620bdc2" style:font-style-asian="italic" style:font-style-complex="italic"/>
    </style:style>
    <style:style style:name="P121" style:family="paragraph" style:parent-style-name="Standard">
      <style:paragraph-properties fo:line-height="100%"/>
      <style:text-properties fo:font-style="italic" officeooo:rsid="061f0d18" officeooo:paragraph-rsid="061f0d18" style:font-style-asian="italic" style:font-style-complex="italic"/>
    </style:style>
    <style:style style:name="P122" style:family="paragraph" style:parent-style-name="Standard">
      <style:paragraph-properties fo:line-height="100%"/>
      <style:text-properties fo:font-style="italic" officeooo:rsid="061a1686" officeooo:paragraph-rsid="061a1686" style:font-style-asian="italic" style:font-style-complex="italic"/>
    </style:style>
    <style:style style:name="P123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124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125" style:family="paragraph" style:parent-style-name="Standard">
      <style:text-properties fo:font-style="italic" fo:font-weight="normal" officeooo:rsid="003c27f0" officeooo:paragraph-rsid="030ed074" style:font-style-asian="italic" style:font-weight-asian="normal" style:font-style-complex="italic" style:font-weight-complex="normal"/>
    </style:style>
    <style:style style:name="P126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127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128" style:family="paragraph" style:parent-style-name="Standard">
      <style:paragraph-properties fo:line-height="100%"/>
      <style:text-properties fo:font-style="italic" fo:font-weight="normal" officeooo:rsid="034f5b13" officeooo:paragraph-rsid="034f5b13" style:font-style-asian="italic" style:font-weight-asian="normal" style:font-style-complex="italic" style:font-weight-complex="normal"/>
    </style:style>
    <style:style style:name="P129" style:family="paragraph" style:parent-style-name="Standard">
      <style:paragraph-properties fo:line-height="100%"/>
      <style:text-properties fo:font-style="italic" fo:font-weight="normal" officeooo:rsid="0358b949" officeooo:paragraph-rsid="0358b949" style:font-style-asian="italic" style:font-weight-asian="normal" style:font-style-complex="italic" style:font-weight-complex="normal"/>
    </style:style>
    <style:style style:name="P130" style:family="paragraph" style:parent-style-name="Standard">
      <style:paragraph-properties fo:line-height="100%"/>
      <style:text-properties fo:font-style="italic" fo:font-weight="normal" officeooo:rsid="038a2c81" officeooo:paragraph-rsid="039c640b" style:font-style-asian="italic" style:font-weight-asian="normal" style:font-style-complex="italic" style:font-weight-complex="normal"/>
    </style:style>
    <style:style style:name="P131" style:family="paragraph" style:parent-style-name="Standard">
      <style:paragraph-properties fo:line-height="100%"/>
      <style:text-properties fo:font-style="italic" fo:font-weight="normal" officeooo:rsid="039e438c" officeooo:paragraph-rsid="039e438c" style:font-style-asian="italic" style:font-weight-asian="normal" style:font-style-complex="italic" style:font-weight-complex="normal"/>
    </style:style>
    <style:style style:name="P132" style:family="paragraph" style:parent-style-name="Standard">
      <style:paragraph-properties fo:line-height="100%"/>
      <style:text-properties fo:font-style="italic" fo:font-weight="normal" officeooo:rsid="038d7d5e" officeooo:paragraph-rsid="03963307" style:font-style-asian="italic" style:font-weight-asian="normal" style:font-style-complex="italic" style:font-weight-complex="normal"/>
    </style:style>
    <style:style style:name="P133" style:family="paragraph" style:parent-style-name="Standard">
      <style:paragraph-properties fo:line-height="100%"/>
      <style:text-properties fo:font-style="italic" fo:font-weight="normal" officeooo:rsid="03aaef44" officeooo:paragraph-rsid="03ac69a7" style:font-style-asian="italic" style:font-weight-asian="normal" style:font-style-complex="italic" style:font-weight-complex="normal"/>
    </style:style>
    <style:style style:name="P134" style:family="paragraph" style:parent-style-name="Standard">
      <style:paragraph-properties fo:line-height="100%"/>
      <style:text-properties fo:font-style="italic" fo:font-weight="normal" officeooo:rsid="03bf675e" officeooo:paragraph-rsid="03bf675e" style:font-style-asian="italic" style:font-weight-asian="normal" style:font-style-complex="italic" style:font-weight-complex="normal"/>
    </style:style>
    <style:style style:name="P135" style:family="paragraph" style:parent-style-name="Standard">
      <style:paragraph-properties fo:line-height="100%"/>
      <style:text-properties fo:font-style="italic" fo:font-weight="normal" officeooo:rsid="03bf92cd" officeooo:paragraph-rsid="03bf92cd" style:font-style-asian="italic" style:font-weight-asian="normal" style:font-style-complex="italic" style:font-weight-complex="normal"/>
    </style:style>
    <style:style style:name="P136" style:family="paragraph" style:parent-style-name="Standard">
      <style:paragraph-properties fo:line-height="100%"/>
      <style:text-properties fo:font-style="italic" fo:font-weight="normal" officeooo:rsid="03c13113" officeooo:paragraph-rsid="03c13113" style:font-style-asian="italic" style:font-weight-asian="normal" style:font-style-complex="italic" style:font-weight-complex="normal"/>
    </style:style>
    <style:style style:name="P137" style:family="paragraph" style:parent-style-name="Standard">
      <style:paragraph-properties fo:line-height="100%"/>
      <style:text-properties fo:font-style="italic" fo:font-weight="normal" officeooo:rsid="03c34d65" officeooo:paragraph-rsid="03c51260" style:font-style-asian="italic" style:font-weight-asian="normal" style:font-style-complex="italic" style:font-weight-complex="normal"/>
    </style:style>
    <style:style style:name="P138" style:family="paragraph" style:parent-style-name="Standard">
      <style:paragraph-properties fo:line-height="100%"/>
      <style:text-properties fo:font-style="italic" fo:font-weight="normal" officeooo:rsid="03d5f962" officeooo:paragraph-rsid="03d5f962" style:font-style-asian="italic" style:font-weight-asian="normal" style:font-style-complex="italic" style:font-weight-complex="normal"/>
    </style:style>
    <style:style style:name="P139" style:family="paragraph" style:parent-style-name="Standard">
      <style:paragraph-properties fo:line-height="100%"/>
      <style:text-properties fo:font-style="italic" fo:font-weight="normal" officeooo:rsid="03de8421" officeooo:paragraph-rsid="04045fb5" style:font-style-asian="italic" style:font-weight-asian="normal" style:font-style-complex="italic" style:font-weight-complex="normal"/>
    </style:style>
    <style:style style:name="P140" style:family="paragraph" style:parent-style-name="Standard">
      <style:paragraph-properties fo:line-height="100%"/>
      <style:text-properties fo:font-style="italic" fo:font-weight="normal" officeooo:rsid="03e6bad7" officeooo:paragraph-rsid="03e6bad7" style:font-style-asian="italic" style:font-weight-asian="normal" style:font-style-complex="italic" style:font-weight-complex="normal"/>
    </style:style>
    <style:style style:name="P141" style:family="paragraph" style:parent-style-name="Standard">
      <style:paragraph-properties fo:line-height="100%"/>
      <style:text-properties fo:font-style="italic" fo:font-weight="normal" officeooo:rsid="03ed0846" officeooo:paragraph-rsid="03f4b1ba" style:font-style-asian="italic" style:font-weight-asian="normal" style:font-style-complex="italic" style:font-weight-complex="normal"/>
    </style:style>
    <style:style style:name="P142" style:family="paragraph" style:parent-style-name="Standard">
      <style:paragraph-properties fo:line-height="100%"/>
      <style:text-properties fo:font-style="italic" fo:font-weight="normal" officeooo:rsid="040e5934" officeooo:paragraph-rsid="04102973" style:font-style-asian="italic" style:font-weight-asian="normal" style:font-style-complex="italic" style:font-weight-complex="normal"/>
    </style:style>
    <style:style style:name="P143" style:family="paragraph" style:parent-style-name="Standard">
      <style:paragraph-properties fo:line-height="100%"/>
      <style:text-properties fo:font-style="italic" fo:font-weight="normal" officeooo:rsid="040ea9fd" officeooo:paragraph-rsid="040ea9fd" style:font-style-asian="italic" style:font-weight-asian="normal" style:font-style-complex="italic" style:font-weight-complex="normal"/>
    </style:style>
    <style:style style:name="P144" style:family="paragraph" style:parent-style-name="Standard">
      <style:paragraph-properties fo:line-height="100%"/>
      <style:text-properties fo:font-style="italic" fo:font-weight="normal" officeooo:rsid="04102973" officeooo:paragraph-rsid="04102973" style:font-style-asian="italic" style:font-weight-asian="normal" style:font-style-complex="italic" style:font-weight-complex="normal"/>
    </style:style>
    <style:style style:name="P145" style:family="paragraph" style:parent-style-name="Standard">
      <style:paragraph-properties fo:line-height="100%"/>
      <style:text-properties fo:font-style="italic" fo:font-weight="normal" officeooo:rsid="0411d16e" officeooo:paragraph-rsid="0411d16e" style:font-style-asian="italic" style:font-weight-asian="normal" style:font-style-complex="italic" style:font-weight-complex="normal"/>
    </style:style>
    <style:style style:name="P146" style:family="paragraph" style:parent-style-name="Standard">
      <style:paragraph-properties fo:line-height="100%"/>
      <style:text-properties fo:font-style="italic" fo:font-weight="normal" officeooo:rsid="0412d727" officeooo:paragraph-rsid="0412d727" style:font-style-asian="italic" style:font-weight-asian="normal" style:font-style-complex="italic" style:font-weight-complex="normal"/>
    </style:style>
    <style:style style:name="P147" style:family="paragraph" style:parent-style-name="Standard">
      <style:paragraph-properties fo:line-height="100%"/>
      <style:text-properties fo:font-style="italic" fo:font-weight="normal" officeooo:rsid="041746e7" officeooo:paragraph-rsid="041746e7" style:font-style-asian="italic" style:font-weight-asian="normal" style:font-style-complex="italic" style:font-weight-complex="normal"/>
    </style:style>
    <style:style style:name="P148" style:family="paragraph" style:parent-style-name="Standard">
      <style:paragraph-properties fo:line-height="100%"/>
      <style:text-properties fo:font-style="italic" fo:font-weight="normal" officeooo:rsid="042d7117" officeooo:paragraph-rsid="042d7117" style:font-style-asian="italic" style:font-weight-asian="normal" style:font-style-complex="italic" style:font-weight-complex="normal"/>
    </style:style>
    <style:style style:name="P149" style:family="paragraph" style:parent-style-name="Standard">
      <style:paragraph-properties fo:line-height="100%"/>
      <style:text-properties fo:font-style="italic" fo:font-weight="normal" officeooo:rsid="042d7117" officeooo:paragraph-rsid="04329278" style:font-style-asian="italic" style:font-weight-asian="normal" style:font-style-complex="italic" style:font-weight-complex="normal"/>
    </style:style>
    <style:style style:name="P150" style:family="paragraph" style:parent-style-name="Standard">
      <style:paragraph-properties fo:line-height="100%"/>
      <style:text-properties fo:font-style="italic" fo:font-weight="normal" officeooo:rsid="04226783" officeooo:paragraph-rsid="04226783" style:font-style-asian="italic" style:font-weight-asian="normal" style:font-style-complex="italic" style:font-weight-complex="normal"/>
    </style:style>
    <style:style style:name="P151" style:family="paragraph" style:parent-style-name="Standard">
      <style:paragraph-properties fo:line-height="100%"/>
      <style:text-properties fo:font-style="italic" fo:font-weight="normal" officeooo:rsid="043a3360" officeooo:paragraph-rsid="043a3360" style:font-style-asian="italic" style:font-weight-asian="normal" style:font-style-complex="italic" style:font-weight-complex="normal"/>
    </style:style>
    <style:style style:name="P152" style:family="paragraph" style:parent-style-name="Standard">
      <style:paragraph-properties fo:line-height="100%"/>
      <style:text-properties fo:font-style="italic" fo:font-weight="normal" officeooo:rsid="043af291" officeooo:paragraph-rsid="043af291" style:font-style-asian="italic" style:font-weight-asian="normal" style:font-style-complex="italic" style:font-weight-complex="normal"/>
    </style:style>
    <style:style style:name="P153" style:family="paragraph" style:parent-style-name="Standard">
      <style:paragraph-properties fo:line-height="100%"/>
      <style:text-properties fo:font-style="italic" fo:font-weight="normal" officeooo:rsid="0453216f" officeooo:paragraph-rsid="0453216f" style:font-style-asian="italic" style:font-weight-asian="normal" style:font-style-complex="italic" style:font-weight-complex="normal"/>
    </style:style>
    <style:style style:name="P154" style:family="paragraph" style:parent-style-name="Standard">
      <style:paragraph-properties fo:line-height="100%"/>
      <style:text-properties fo:font-style="italic" fo:font-weight="normal" officeooo:rsid="045a6b37" officeooo:paragraph-rsid="045a6b37" style:font-style-asian="italic" style:font-weight-asian="normal" style:font-style-complex="italic" style:font-weight-complex="normal"/>
    </style:style>
    <style:style style:name="P155" style:family="paragraph" style:parent-style-name="Standard">
      <style:text-properties fo:font-style="italic" fo:font-weight="normal" officeooo:rsid="0486c03e" officeooo:paragraph-rsid="0486c03e" style:font-style-asian="italic" style:font-weight-asian="normal" style:font-style-complex="italic" style:font-weight-complex="normal"/>
    </style:style>
    <style:style style:name="P156" style:family="paragraph" style:parent-style-name="Standard">
      <style:paragraph-properties fo:line-height="100%"/>
      <style:text-properties fo:font-style="italic" fo:font-weight="normal" officeooo:rsid="048ffd4a" officeooo:paragraph-rsid="048ffd4a" style:font-style-asian="italic" style:font-weight-asian="normal" style:font-style-complex="italic" style:font-weight-complex="normal"/>
    </style:style>
    <style:style style:name="P157" style:family="paragraph" style:parent-style-name="Standard">
      <style:paragraph-properties fo:line-height="100%"/>
      <style:text-properties fo:font-style="italic" fo:font-weight="normal" officeooo:rsid="04915c32" officeooo:paragraph-rsid="04915c32" style:font-style-asian="italic" style:font-weight-asian="normal" style:font-style-complex="italic" style:font-weight-complex="normal"/>
    </style:style>
    <style:style style:name="P158" style:family="paragraph" style:parent-style-name="Standard">
      <style:paragraph-properties fo:line-height="100%"/>
      <style:text-properties fo:font-style="italic" fo:font-weight="normal" officeooo:rsid="04ad05fc" officeooo:paragraph-rsid="04ad05fc" style:font-style-asian="italic" style:font-weight-asian="normal" style:font-style-complex="italic" style:font-weight-complex="normal"/>
    </style:style>
    <style:style style:name="P159" style:family="paragraph" style:parent-style-name="Standard">
      <style:paragraph-properties fo:line-height="100%"/>
      <style:text-properties fo:font-style="italic" fo:font-weight="normal" officeooo:rsid="04ba1b39" officeooo:paragraph-rsid="04ba1b39" style:font-style-asian="italic" style:font-weight-asian="normal" style:font-style-complex="italic" style:font-weight-complex="normal"/>
    </style:style>
    <style:style style:name="P160" style:family="paragraph" style:parent-style-name="Standard">
      <style:paragraph-properties fo:line-height="100%"/>
      <style:text-properties fo:font-style="italic" fo:font-weight="normal" officeooo:rsid="04ba1b39" officeooo:paragraph-rsid="04c9886e" style:font-style-asian="italic" style:font-weight-asian="normal" style:font-style-complex="italic" style:font-weight-complex="normal"/>
    </style:style>
    <style:style style:name="P161" style:family="paragraph" style:parent-style-name="Standard">
      <style:paragraph-properties fo:line-height="100%"/>
      <style:text-properties fo:font-style="italic" fo:font-weight="normal" officeooo:rsid="04ce4a05" officeooo:paragraph-rsid="04ce4a05" style:font-style-asian="italic" style:font-weight-asian="normal" style:font-style-complex="italic" style:font-weight-complex="normal"/>
    </style:style>
    <style:style style:name="P162" style:family="paragraph" style:parent-style-name="Standard">
      <style:paragraph-properties fo:line-height="100%"/>
      <style:text-properties fo:font-style="italic" fo:font-weight="normal" officeooo:rsid="04d7a840" officeooo:paragraph-rsid="04d7a840" style:font-style-asian="italic" style:font-weight-asian="normal" style:font-style-complex="italic" style:font-weight-complex="normal"/>
    </style:style>
    <style:style style:name="P163" style:family="paragraph" style:parent-style-name="Standard">
      <style:paragraph-properties fo:line-height="100%"/>
      <style:text-properties fo:font-style="italic" fo:font-weight="normal" officeooo:rsid="04deac5d" officeooo:paragraph-rsid="04deac5d" style:font-style-asian="italic" style:font-weight-asian="normal" style:font-style-complex="italic" style:font-weight-complex="normal"/>
    </style:style>
    <style:style style:name="P164" style:family="paragraph" style:parent-style-name="Standard">
      <style:paragraph-properties fo:line-height="100%"/>
      <style:text-properties fo:font-style="italic" fo:font-weight="normal" officeooo:rsid="04e05298" officeooo:paragraph-rsid="04e05298" style:font-style-asian="italic" style:font-weight-asian="normal" style:font-style-complex="italic" style:font-weight-complex="normal"/>
    </style:style>
    <style:style style:name="P165" style:family="paragraph" style:parent-style-name="Standard">
      <style:paragraph-properties fo:line-height="100%"/>
      <style:text-properties fo:font-style="italic" fo:font-weight="normal" officeooo:rsid="050e283a" officeooo:paragraph-rsid="051228a5" style:font-style-asian="italic" style:font-weight-asian="normal" style:font-style-complex="italic" style:font-weight-complex="normal"/>
    </style:style>
    <style:style style:name="P166" style:family="paragraph" style:parent-style-name="Standard">
      <style:paragraph-properties fo:line-height="100%"/>
      <style:text-properties fo:font-style="italic" fo:font-weight="normal" officeooo:rsid="05115d8e" officeooo:paragraph-rsid="051228a5" style:font-style-asian="italic" style:font-weight-asian="normal" style:font-style-complex="italic" style:font-weight-complex="normal"/>
    </style:style>
    <style:style style:name="P167" style:family="paragraph" style:parent-style-name="Standard">
      <style:paragraph-properties fo:line-height="100%"/>
      <style:text-properties fo:font-style="italic" fo:font-weight="normal" officeooo:rsid="04f62663" officeooo:paragraph-rsid="04f62663" style:font-style-asian="italic" style:font-weight-asian="normal" style:font-style-complex="italic" style:font-weight-complex="normal"/>
    </style:style>
    <style:style style:name="P168" style:family="paragraph" style:parent-style-name="Standard">
      <style:paragraph-properties fo:line-height="100%"/>
      <style:text-properties fo:font-style="italic" fo:font-weight="normal" officeooo:rsid="05149db7" officeooo:paragraph-rsid="05149db7" style:font-style-asian="italic" style:font-weight-asian="normal" style:font-style-complex="italic" style:font-weight-complex="normal"/>
    </style:style>
    <style:style style:name="P169" style:family="paragraph" style:parent-style-name="Standard">
      <style:paragraph-properties fo:line-height="100%"/>
      <style:text-properties fo:font-style="italic" fo:font-weight="normal" officeooo:rsid="051228a5" officeooo:paragraph-rsid="05270c2d" style:font-style-asian="italic" style:font-weight-asian="normal" style:font-style-complex="italic" style:font-weight-complex="normal"/>
    </style:style>
    <style:style style:name="P170" style:family="paragraph" style:parent-style-name="Standard">
      <style:paragraph-properties fo:line-height="100%"/>
      <style:text-properties fo:font-style="italic" fo:font-weight="normal" officeooo:rsid="051755b6" officeooo:paragraph-rsid="051755b6" style:font-style-asian="italic" style:font-weight-asian="normal" style:font-style-complex="italic" style:font-weight-complex="normal"/>
    </style:style>
    <style:style style:name="P171" style:family="paragraph" style:parent-style-name="Standard">
      <style:paragraph-properties fo:line-height="100%"/>
      <style:text-properties fo:font-style="italic" fo:font-weight="normal" officeooo:rsid="052fd794" officeooo:paragraph-rsid="052fd794" style:font-style-asian="italic" style:font-weight-asian="normal" style:font-style-complex="italic" style:font-weight-complex="normal"/>
    </style:style>
    <style:style style:name="P172" style:family="paragraph" style:parent-style-name="Standard">
      <style:paragraph-properties fo:line-height="100%"/>
      <style:text-properties fo:font-style="italic" fo:font-weight="normal" officeooo:rsid="05482685" officeooo:paragraph-rsid="05482685" style:font-style-asian="italic" style:font-weight-asian="normal" style:font-style-complex="italic" style:font-weight-complex="normal"/>
    </style:style>
    <style:style style:name="P173" style:family="paragraph" style:parent-style-name="Standard">
      <style:paragraph-properties fo:line-height="100%"/>
      <style:text-properties fo:font-style="italic" fo:font-weight="normal" officeooo:rsid="0562b769" officeooo:paragraph-rsid="0562b769" style:font-style-asian="italic" style:font-weight-asian="normal" style:font-style-complex="italic" style:font-weight-complex="normal"/>
    </style:style>
    <style:style style:name="P174" style:family="paragraph" style:parent-style-name="Standard">
      <style:paragraph-properties fo:line-height="100%"/>
      <style:text-properties fo:font-style="italic" fo:font-weight="normal" officeooo:rsid="0573ee33" officeooo:paragraph-rsid="0573ee33" style:font-style-asian="italic" style:font-weight-asian="normal" style:font-style-complex="italic" style:font-weight-complex="normal"/>
    </style:style>
    <style:style style:name="P175" style:family="paragraph" style:parent-style-name="Standard">
      <style:paragraph-properties fo:line-height="100%"/>
      <style:text-properties fo:font-style="italic" fo:font-weight="normal" officeooo:rsid="057b1a47" officeooo:paragraph-rsid="057b1a47" style:font-style-asian="italic" style:font-weight-asian="normal" style:font-style-complex="italic" style:font-weight-complex="normal"/>
    </style:style>
    <style:style style:name="P176" style:family="paragraph" style:parent-style-name="Standard">
      <style:paragraph-properties fo:line-height="100%"/>
      <style:text-properties fo:font-style="italic" fo:font-weight="normal" officeooo:rsid="058bbc5e" officeooo:paragraph-rsid="058bbc5e" style:font-style-asian="italic" style:font-weight-asian="normal" style:font-style-complex="italic" style:font-weight-complex="normal"/>
    </style:style>
    <style:style style:name="P177" style:family="paragraph" style:parent-style-name="Standard">
      <style:paragraph-properties fo:line-height="100%"/>
      <style:text-properties fo:font-style="italic" fo:font-weight="normal" officeooo:rsid="058118a3" officeooo:paragraph-rsid="058118a3" style:font-style-asian="italic" style:font-weight-asian="normal" style:font-style-complex="italic" style:font-weight-complex="normal"/>
    </style:style>
    <style:style style:name="P178" style:family="paragraph" style:parent-style-name="Standard">
      <style:paragraph-properties fo:line-height="100%"/>
      <style:text-properties fo:font-style="italic" fo:font-weight="normal" officeooo:rsid="0580d52a" officeooo:paragraph-rsid="0580d52a" style:font-style-asian="italic" style:font-weight-asian="normal" style:font-style-complex="italic" style:font-weight-complex="normal"/>
    </style:style>
    <style:style style:name="P179" style:family="paragraph" style:parent-style-name="Standard">
      <style:paragraph-properties fo:line-height="100%"/>
      <style:text-properties fo:font-style="italic" fo:font-weight="normal" officeooo:rsid="058c34c9" officeooo:paragraph-rsid="058c34c9" style:font-style-asian="italic" style:font-weight-asian="normal" style:font-style-complex="italic" style:font-weight-complex="normal"/>
    </style:style>
    <style:style style:name="P180" style:family="paragraph" style:parent-style-name="Standard">
      <style:paragraph-properties fo:line-height="100%"/>
      <style:text-properties fo:font-style="italic" fo:font-weight="normal" officeooo:rsid="059ca69e" officeooo:paragraph-rsid="059ca69e" style:font-style-asian="italic" style:font-weight-asian="normal" style:font-style-complex="italic" style:font-weight-complex="normal"/>
    </style:style>
    <style:style style:name="P181" style:family="paragraph" style:parent-style-name="Standard">
      <style:paragraph-properties fo:line-height="100%"/>
      <style:text-properties fo:font-style="italic" fo:font-weight="normal" officeooo:rsid="059f579e" officeooo:paragraph-rsid="05a1dcb7" style:font-style-asian="italic" style:font-weight-asian="normal" style:font-style-complex="italic" style:font-weight-complex="normal"/>
    </style:style>
    <style:style style:name="P182" style:family="paragraph" style:parent-style-name="Standard">
      <style:paragraph-properties fo:line-height="100%"/>
      <style:text-properties fo:font-style="italic" fo:font-weight="normal" officeooo:rsid="059f579e" officeooo:paragraph-rsid="059f579e" style:font-style-asian="italic" style:font-weight-asian="normal" style:font-style-complex="italic" style:font-weight-complex="normal"/>
    </style:style>
    <style:style style:name="P183" style:family="paragraph" style:parent-style-name="Standard">
      <style:paragraph-properties fo:line-height="100%"/>
      <style:text-properties fo:font-style="italic" fo:font-weight="normal" officeooo:rsid="05c1b5cd" officeooo:paragraph-rsid="05c1b5cd" style:font-style-asian="italic" style:font-weight-asian="normal" style:font-style-complex="italic" style:font-weight-complex="normal"/>
    </style:style>
    <style:style style:name="P184" style:family="paragraph" style:parent-style-name="Standard">
      <style:paragraph-properties fo:line-height="100%"/>
      <style:text-properties fo:font-style="italic" fo:font-weight="normal" officeooo:rsid="05c30991" officeooo:paragraph-rsid="05c30991" style:font-style-asian="italic" style:font-weight-asian="normal" style:font-style-complex="italic" style:font-weight-complex="normal"/>
    </style:style>
    <style:style style:name="P185" style:family="paragraph" style:parent-style-name="Standard">
      <style:paragraph-properties fo:line-height="100%"/>
      <style:text-properties fo:font-style="italic" fo:font-weight="normal" officeooo:rsid="05a116c0" officeooo:paragraph-rsid="05a116c0" style:font-style-asian="italic" style:font-weight-asian="normal" style:font-style-complex="italic" style:font-weight-complex="normal"/>
    </style:style>
    <style:style style:name="P186" style:family="paragraph" style:parent-style-name="Standard">
      <style:paragraph-properties fo:line-height="100%"/>
      <style:text-properties fo:font-style="italic" fo:font-weight="normal" officeooo:rsid="05c5e732" officeooo:paragraph-rsid="05c5e732" style:font-style-asian="italic" style:font-weight-asian="normal" style:font-style-complex="italic" style:font-weight-complex="normal"/>
    </style:style>
    <style:style style:name="P187" style:family="paragraph" style:parent-style-name="Standard">
      <style:paragraph-properties fo:line-height="100%"/>
      <style:text-properties fo:font-style="italic" fo:font-weight="normal" officeooo:rsid="05cba9ff" officeooo:paragraph-rsid="05c30991" style:font-style-asian="italic" style:font-weight-asian="normal" style:font-style-complex="italic" style:font-weight-complex="normal"/>
    </style:style>
    <style:style style:name="P188" style:family="paragraph" style:parent-style-name="Standard">
      <style:paragraph-properties fo:line-height="100%"/>
      <style:text-properties fo:font-style="italic" fo:font-weight="normal" officeooo:rsid="05ef59a4" officeooo:paragraph-rsid="05ef59a4" style:font-style-asian="italic" style:font-weight-asian="normal" style:font-style-complex="italic" style:font-weight-complex="normal"/>
    </style:style>
    <style:style style:name="P189" style:family="paragraph" style:parent-style-name="Standard">
      <style:paragraph-properties fo:line-height="100%"/>
      <style:text-properties fo:font-style="italic" fo:font-weight="normal" officeooo:rsid="0630fb9a" officeooo:paragraph-rsid="0630fb9a" style:font-style-asian="italic" style:font-weight-asian="normal" style:font-style-complex="italic" style:font-weight-complex="normal"/>
    </style:style>
    <style:style style:name="P190" style:family="paragraph" style:parent-style-name="Standard">
      <style:paragraph-properties fo:line-height="100%"/>
      <style:text-properties fo:font-style="italic" fo:font-weight="normal" officeooo:rsid="06321a8e" officeooo:paragraph-rsid="06321a8e" style:font-style-asian="italic" style:font-weight-asian="normal" style:font-style-complex="italic" style:font-weight-complex="normal"/>
    </style:style>
    <style:style style:name="P191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192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193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194" style:family="paragraph" style:parent-style-name="Standard">
      <style:text-properties fo:font-style="italic" style:text-underline-style="none" fo:font-weight="normal" officeooo:rsid="00883289" officeooo:paragraph-rsid="02be3c45" style:font-style-asian="italic" style:font-weight-asian="normal" style:font-style-complex="italic" style:font-weight-complex="normal"/>
    </style:style>
    <style:style style:name="P195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196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197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198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199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200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201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202" style:family="paragraph" style:parent-style-name="Standard">
      <style:text-properties fo:font-style="italic" style:text-underline-style="none" fo:font-weight="normal" officeooo:rsid="009e29ef" officeooo:paragraph-rsid="009e29ef" style:font-style-asian="italic" style:font-weight-asian="normal" style:font-style-complex="italic" style:font-weight-complex="normal"/>
    </style:style>
    <style:style style:name="P203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204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205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206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207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208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209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210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211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212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213" style:family="paragraph" style:parent-style-name="Standard">
      <style:text-properties fo:font-style="italic" style:text-underline-style="none" officeooo:rsid="013013d9" officeooo:paragraph-rsid="0138a39c" style:font-style-asian="italic" style:font-style-complex="italic"/>
    </style:style>
    <style:style style:name="P214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215" style:family="paragraph" style:parent-style-name="Standard">
      <style:text-properties fo:font-style="italic" style:text-underline-style="none" officeooo:rsid="013cc971" officeooo:paragraph-rsid="013cc971" style:font-style-asian="italic" style:font-style-complex="italic"/>
    </style:style>
    <style:style style:name="P216" style:family="paragraph" style:parent-style-name="Standard">
      <style:text-properties fo:font-style="italic" style:text-underline-style="none" officeooo:rsid="0135f162" officeooo:paragraph-rsid="0135f162" style:font-style-asian="italic" style:font-style-complex="italic"/>
    </style:style>
    <style:style style:name="P217" style:family="paragraph" style:parent-style-name="Standard">
      <style:text-properties fo:font-style="italic" style:text-underline-style="none" officeooo:rsid="01408f03" officeooo:paragraph-rsid="01435f2a" style:font-style-asian="italic" style:font-style-complex="italic"/>
    </style:style>
    <style:style style:name="P218" style:family="paragraph" style:parent-style-name="Standard">
      <style:text-properties fo:font-style="italic" style:text-underline-style="none" officeooo:rsid="0157fb64" officeooo:paragraph-rsid="0157fb64" style:font-style-asian="italic" style:font-style-complex="italic"/>
    </style:style>
    <style:style style:name="P219" style:family="paragraph" style:parent-style-name="Standard">
      <style:paragraph-properties fo:line-height="100%"/>
      <style:text-properties fo:font-style="italic" style:text-underline-style="none" officeooo:rsid="0325ad60" officeooo:paragraph-rsid="0325ad60" style:font-style-asian="italic" style:font-style-complex="italic"/>
    </style:style>
    <style:style style:name="P220" style:family="paragraph" style:parent-style-name="Standard">
      <style:text-properties officeooo:rsid="0015f1ff" officeooo:paragraph-rsid="0015f1ff"/>
    </style:style>
    <style:style style:name="P221" style:family="paragraph" style:parent-style-name="Standard">
      <style:text-properties officeooo:rsid="0015f1ff" officeooo:paragraph-rsid="0013268f"/>
    </style:style>
    <style:style style:name="P222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223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224" style:family="paragraph" style:parent-style-name="Standard">
      <style:paragraph-properties fo:line-height="100%"/>
      <style:text-properties fo:font-style="normal" officeooo:rsid="00367935" officeooo:paragraph-rsid="0082538a" style:font-style-asian="normal" style:font-style-complex="normal"/>
    </style:style>
    <style:style style:name="P225" style:family="paragraph" style:parent-style-name="Standard">
      <style:text-properties fo:font-style="normal" officeooo:rsid="00367935" officeooo:paragraph-rsid="0122678f" style:font-style-asian="normal" style:font-style-complex="normal"/>
    </style:style>
    <style:style style:name="P226" style:family="paragraph" style:parent-style-name="Standard">
      <style:paragraph-properties fo:line-height="150%"/>
      <style:text-properties fo:font-style="normal" officeooo:rsid="00367935" officeooo:paragraph-rsid="0082538a" style:font-style-asian="normal" style:font-style-complex="normal"/>
    </style:style>
    <style:style style:name="P227" style:family="paragraph" style:parent-style-name="Standard">
      <style:paragraph-properties fo:line-height="150%"/>
      <style:text-properties fo:font-style="normal" officeooo:rsid="00386ddb" officeooo:paragraph-rsid="0082538a" style:font-style-asian="normal" style:font-style-complex="normal"/>
    </style:style>
    <style:style style:name="P228" style:family="paragraph" style:parent-style-name="Standard">
      <style:paragraph-properties fo:line-height="100%"/>
      <style:text-properties fo:font-style="normal" officeooo:rsid="00386ddb" officeooo:paragraph-rsid="0082538a" style:font-style-asian="normal" style:font-style-complex="normal"/>
    </style:style>
    <style:style style:name="P229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230" style:family="paragraph" style:parent-style-name="Standard">
      <style:paragraph-properties fo:line-height="100%"/>
      <style:text-properties fo:font-style="normal" officeooo:rsid="00c6421c" officeooo:paragraph-rsid="00c6421c" style:font-style-asian="normal" style:font-style-complex="normal"/>
    </style:style>
    <style:style style:name="P231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232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233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234" style:family="paragraph" style:parent-style-name="Standard">
      <style:paragraph-properties fo:line-height="100%"/>
      <style:text-properties fo:font-style="normal" officeooo:rsid="0164a6ee" officeooo:paragraph-rsid="0164a6ee" style:font-style-asian="normal" style:font-style-complex="normal"/>
    </style:style>
    <style:style style:name="P235" style:family="paragraph" style:parent-style-name="Standard">
      <style:paragraph-properties fo:line-height="100%"/>
      <style:text-properties fo:font-style="normal" officeooo:rsid="0164a6ee" officeooo:paragraph-rsid="017a7161" style:font-style-asian="normal" style:font-style-complex="normal"/>
    </style:style>
    <style:style style:name="P236" style:family="paragraph" style:parent-style-name="Standard">
      <style:paragraph-properties fo:line-height="100%"/>
      <style:text-properties fo:font-style="normal" officeooo:rsid="016a5b23" officeooo:paragraph-rsid="016a5b23" style:font-style-asian="normal" style:font-style-complex="normal"/>
    </style:style>
    <style:style style:name="P237" style:family="paragraph" style:parent-style-name="Standard">
      <style:paragraph-properties fo:line-height="100%"/>
      <style:text-properties fo:font-style="normal" officeooo:paragraph-rsid="016aa5ac" style:font-style-asian="normal" style:font-style-complex="normal"/>
    </style:style>
    <style:style style:name="P238" style:family="paragraph" style:parent-style-name="Standard">
      <style:paragraph-properties fo:line-height="100%"/>
      <style:text-properties fo:font-style="normal" officeooo:paragraph-rsid="02f9b2aa" style:font-style-asian="normal" style:font-style-complex="normal"/>
    </style:style>
    <style:style style:name="P239" style:family="paragraph" style:parent-style-name="Standard">
      <style:paragraph-properties fo:line-height="100%"/>
      <style:text-properties fo:font-style="normal" officeooo:rsid="016d2800" officeooo:paragraph-rsid="016d2800" style:font-style-asian="normal" style:font-style-complex="normal"/>
    </style:style>
    <style:style style:name="P240" style:family="paragraph" style:parent-style-name="Standard">
      <style:paragraph-properties fo:line-height="100%"/>
      <style:text-properties fo:font-style="normal" officeooo:rsid="017029bc" officeooo:paragraph-rsid="017029bc" style:font-style-asian="normal" style:font-style-complex="normal"/>
    </style:style>
    <style:style style:name="P241" style:family="paragraph" style:parent-style-name="Standard">
      <style:paragraph-properties fo:line-height="100%"/>
      <style:text-properties fo:font-style="normal" officeooo:rsid="0230cab1" officeooo:paragraph-rsid="0230cab1" style:font-style-asian="normal" style:font-style-complex="normal"/>
    </style:style>
    <style:style style:name="P242" style:family="paragraph" style:parent-style-name="Standard">
      <style:paragraph-properties fo:line-height="100%"/>
      <style:text-properties fo:font-style="normal" officeooo:rsid="0239e044" officeooo:paragraph-rsid="0239e044" style:font-style-asian="normal" style:font-style-complex="normal"/>
    </style:style>
    <style:style style:name="P243" style:family="paragraph" style:parent-style-name="Standard">
      <style:paragraph-properties fo:line-height="100%"/>
      <style:text-properties fo:font-style="normal" officeooo:rsid="023a178b" officeooo:paragraph-rsid="02412005" style:font-style-asian="normal" style:font-style-complex="normal"/>
    </style:style>
    <style:style style:name="P244" style:family="paragraph" style:parent-style-name="Standard">
      <style:paragraph-properties fo:line-height="100%"/>
      <style:text-properties fo:font-style="normal" officeooo:rsid="024d9b01" officeooo:paragraph-rsid="024d9b01" style:font-style-asian="normal" style:font-style-complex="normal"/>
    </style:style>
    <style:style style:name="P245" style:family="paragraph" style:parent-style-name="Standard">
      <style:text-properties fo:font-style="normal" officeooo:paragraph-rsid="02be3c45" style:font-style-asian="normal" style:font-style-complex="normal"/>
    </style:style>
    <style:style style:name="P246" style:family="paragraph" style:parent-style-name="Standard">
      <style:paragraph-properties fo:line-height="100%"/>
      <style:text-properties fo:font-style="normal" officeooo:rsid="03023cff" officeooo:paragraph-rsid="03040c1c" style:font-style-asian="normal" style:font-style-complex="normal"/>
    </style:style>
    <style:style style:name="P247" style:family="paragraph" style:parent-style-name="Standard">
      <style:paragraph-properties fo:line-height="100%"/>
      <style:text-properties fo:font-style="normal" officeooo:rsid="0325991c" officeooo:paragraph-rsid="0325991c" style:font-style-asian="normal" style:font-style-complex="normal"/>
    </style:style>
    <style:style style:name="P248" style:family="paragraph" style:parent-style-name="Standard">
      <style:paragraph-properties fo:line-height="100%"/>
      <style:text-properties fo:font-style="normal" officeooo:rsid="0325991c" officeooo:paragraph-rsid="0325ad60" style:font-style-asian="normal" style:font-style-complex="normal"/>
    </style:style>
    <style:style style:name="P249" style:family="paragraph" style:parent-style-name="Standard">
      <style:paragraph-properties fo:line-height="100%"/>
      <style:text-properties fo:font-style="normal" officeooo:rsid="0325991c" officeooo:paragraph-rsid="0329fac1" style:font-style-asian="normal" style:font-style-complex="normal"/>
    </style:style>
    <style:style style:name="P250" style:family="paragraph" style:parent-style-name="Standard">
      <style:paragraph-properties fo:line-height="100%"/>
      <style:text-properties fo:font-style="normal" officeooo:rsid="0325ad60" officeooo:paragraph-rsid="0325ad60" style:font-style-asian="normal" style:font-style-complex="normal"/>
    </style:style>
    <style:style style:name="P251" style:family="paragraph" style:parent-style-name="Standard">
      <style:paragraph-properties fo:line-height="100%"/>
      <style:text-properties fo:font-style="normal" officeooo:rsid="0328d580" officeooo:paragraph-rsid="0328d580" style:font-style-asian="normal" style:font-style-complex="normal"/>
    </style:style>
    <style:style style:name="P252" style:family="paragraph" style:parent-style-name="Standard">
      <style:paragraph-properties fo:line-height="100%"/>
      <style:text-properties fo:font-style="normal" officeooo:rsid="0328d580" officeooo:paragraph-rsid="0330993d" style:font-style-asian="normal" style:font-style-complex="normal"/>
    </style:style>
    <style:style style:name="P253" style:family="paragraph" style:parent-style-name="Standard">
      <style:paragraph-properties fo:line-height="100%"/>
      <style:text-properties fo:font-style="normal" officeooo:rsid="0328d580" officeooo:paragraph-rsid="03a24854" style:font-style-asian="normal" style:font-style-complex="normal"/>
    </style:style>
    <style:style style:name="P254" style:family="paragraph" style:parent-style-name="Standard">
      <style:paragraph-properties fo:line-height="100%"/>
      <style:text-properties fo:font-style="normal" officeooo:rsid="032e6032" officeooo:paragraph-rsid="032e6032" style:font-style-asian="normal" style:font-style-complex="normal"/>
    </style:style>
    <style:style style:name="P255" style:family="paragraph" style:parent-style-name="Standard">
      <style:paragraph-properties fo:line-height="100%"/>
      <style:text-properties fo:font-style="normal" officeooo:rsid="033251d3" officeooo:paragraph-rsid="033f17a3" style:font-style-asian="normal" style:font-style-complex="normal"/>
    </style:style>
    <style:style style:name="P256" style:family="paragraph" style:parent-style-name="Standard">
      <style:paragraph-properties fo:line-height="100%"/>
      <style:text-properties fo:font-style="normal" officeooo:rsid="03429aa5" officeooo:paragraph-rsid="03429aa5" style:font-style-asian="normal" style:font-style-complex="normal"/>
    </style:style>
    <style:style style:name="P257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258" style:family="paragraph" style:parent-style-name="Standard">
      <style:paragraph-properties fo:line-height="100%"/>
      <style:text-properties fo:font-style="normal" officeooo:rsid="03343ce6" officeooo:paragraph-rsid="035051aa" style:font-style-asian="normal" style:font-style-complex="normal"/>
    </style:style>
    <style:style style:name="P259" style:family="paragraph" style:parent-style-name="Standard">
      <style:paragraph-properties fo:line-height="100%"/>
      <style:text-properties fo:font-style="normal" officeooo:rsid="0346a444" officeooo:paragraph-rsid="0347bb43" style:font-style-asian="normal" style:font-style-complex="normal"/>
    </style:style>
    <style:style style:name="P260" style:family="paragraph" style:parent-style-name="Standard">
      <style:paragraph-properties fo:line-height="100%"/>
      <style:text-properties fo:font-style="normal" officeooo:rsid="035e5b00" officeooo:paragraph-rsid="035e5b00" style:font-style-asian="normal" style:font-style-complex="normal"/>
    </style:style>
    <style:style style:name="P261" style:family="paragraph" style:parent-style-name="Standard">
      <style:paragraph-properties fo:line-height="100%"/>
      <style:text-properties fo:font-style="normal" officeooo:rsid="0364e15d" officeooo:paragraph-rsid="034dbe4d" style:font-style-asian="normal" style:font-style-complex="normal"/>
    </style:style>
    <style:style style:name="P262" style:family="paragraph" style:parent-style-name="Standard">
      <style:paragraph-properties fo:line-height="100%"/>
      <style:text-properties fo:font-style="normal" officeooo:rsid="033e56cf" officeooo:paragraph-rsid="0369854f" style:font-style-asian="normal" style:font-style-complex="normal"/>
    </style:style>
    <style:style style:name="P263" style:family="paragraph" style:parent-style-name="Standard">
      <style:paragraph-properties fo:line-height="100%"/>
      <style:text-properties fo:font-style="normal" officeooo:rsid="033e56cf" officeooo:paragraph-rsid="0364e15d" style:font-style-asian="normal" style:font-style-complex="normal"/>
    </style:style>
    <style:style style:name="P264" style:family="paragraph" style:parent-style-name="Standard">
      <style:paragraph-properties fo:line-height="100%"/>
      <style:text-properties fo:font-style="normal" officeooo:rsid="040ce935" officeooo:paragraph-rsid="040ea9fd" style:font-style-asian="normal" style:font-style-complex="normal"/>
    </style:style>
    <style:style style:name="P265" style:family="paragraph" style:parent-style-name="Standard">
      <style:paragraph-properties fo:line-height="100%"/>
      <style:text-properties fo:font-style="normal" officeooo:rsid="040ce935" officeooo:paragraph-rsid="0473548b" style:font-style-asian="normal" style:font-style-complex="normal"/>
    </style:style>
    <style:style style:name="P266" style:family="paragraph" style:parent-style-name="Standard">
      <style:paragraph-properties fo:line-height="100%"/>
      <style:text-properties fo:font-style="normal" officeooo:rsid="054a05f8" officeooo:paragraph-rsid="056aa2db" style:font-style-asian="normal" style:font-style-complex="normal"/>
    </style:style>
    <style:style style:name="P267" style:family="paragraph" style:parent-style-name="Standard">
      <style:paragraph-properties fo:line-height="100%"/>
      <style:text-properties fo:font-style="normal" officeooo:rsid="05604a7a" officeooo:paragraph-rsid="05604a7a" style:font-style-asian="normal" style:font-style-complex="normal"/>
    </style:style>
    <style:style style:name="P268" style:family="paragraph" style:parent-style-name="Standard">
      <style:paragraph-properties fo:line-height="150%"/>
      <style:text-properties fo:font-style="normal" officeooo:rsid="0571649d" officeooo:paragraph-rsid="0571649d" style:font-style-asian="normal" style:font-style-complex="normal"/>
    </style:style>
    <style:style style:name="P269" style:family="paragraph" style:parent-style-name="Standard">
      <style:paragraph-properties fo:line-height="150%"/>
      <style:text-properties fo:font-style="normal" officeooo:rsid="0562b769" officeooo:paragraph-rsid="0590b9d3" style:font-style-asian="normal" style:font-style-complex="normal"/>
    </style:style>
    <style:style style:name="P270" style:family="paragraph" style:parent-style-name="Standard">
      <style:paragraph-properties fo:line-height="100%"/>
      <style:text-properties fo:font-style="normal" officeooo:rsid="06125c09" officeooo:paragraph-rsid="06125c09" style:font-style-asian="normal" style:font-style-complex="normal"/>
    </style:style>
    <style:style style:name="P271" style:family="paragraph" style:parent-style-name="Standard">
      <style:paragraph-properties fo:line-height="100%"/>
      <style:text-properties fo:font-style="normal" officeooo:rsid="06125c09" officeooo:paragraph-rsid="061a2a29" style:font-style-asian="normal" style:font-style-complex="normal"/>
    </style:style>
    <style:style style:name="P272" style:family="paragraph" style:parent-style-name="Standard">
      <style:paragraph-properties fo:line-height="100%"/>
      <style:text-properties fo:font-style="normal" officeooo:rsid="0615b752" officeooo:paragraph-rsid="0615b752" style:font-style-asian="normal" style:font-style-complex="normal"/>
    </style:style>
    <style:style style:name="P273" style:family="paragraph" style:parent-style-name="Standard">
      <style:paragraph-properties fo:line-height="100%"/>
      <style:text-properties fo:font-style="normal" officeooo:rsid="06130d41" officeooo:paragraph-rsid="06130d41" style:font-style-asian="normal" style:font-style-complex="normal"/>
    </style:style>
    <style:style style:name="P274" style:family="paragraph" style:parent-style-name="Standard">
      <style:paragraph-properties fo:line-height="100%"/>
      <style:text-properties fo:font-style="normal" officeooo:rsid="06196acd" officeooo:paragraph-rsid="06196acd" style:font-style-asian="normal" style:font-style-complex="normal"/>
    </style:style>
    <style:style style:name="P275" style:family="paragraph" style:parent-style-name="Standard">
      <style:paragraph-properties fo:line-height="100%"/>
      <style:text-properties fo:font-style="normal" officeooo:rsid="061a1686" officeooo:paragraph-rsid="061a1686" style:font-style-asian="normal" style:font-style-complex="normal"/>
    </style:style>
    <style:style style:name="P276" style:family="paragraph" style:parent-style-name="Standard">
      <style:paragraph-properties fo:line-height="150%"/>
      <style:text-properties fo:font-style="normal" officeooo:rsid="061a1686" officeooo:paragraph-rsid="061a1686" style:font-style-asian="normal" style:font-style-complex="normal"/>
    </style:style>
    <style:style style:name="P277" style:family="paragraph" style:parent-style-name="Standard">
      <style:paragraph-properties fo:line-height="100%"/>
      <style:text-properties fo:font-style="normal" officeooo:rsid="061f0d18" officeooo:paragraph-rsid="061f0d18" style:font-style-asian="normal" style:font-style-complex="normal"/>
    </style:style>
    <style:style style:name="P278" style:family="paragraph" style:parent-style-name="Standard">
      <style:paragraph-properties fo:line-height="100%"/>
      <style:text-properties fo:font-style="normal" officeooo:rsid="0620bdc2" officeooo:paragraph-rsid="0620bdc2" style:font-style-asian="normal" style:font-style-complex="normal"/>
    </style:style>
    <style:style style:name="P279" style:family="paragraph" style:parent-style-name="Standard">
      <style:paragraph-properties fo:line-height="100%"/>
      <style:text-properties fo:font-style="normal" officeooo:rsid="0620d52b" officeooo:paragraph-rsid="0620d52b" style:font-style-asian="normal" style:font-style-complex="normal"/>
    </style:style>
    <style:style style:name="P280" style:family="paragraph" style:parent-style-name="Standard">
      <style:paragraph-properties fo:line-height="100%"/>
      <style:text-properties fo:font-style="normal" officeooo:rsid="0622a520" officeooo:paragraph-rsid="0622a520" style:font-style-asian="normal" style:font-style-complex="normal"/>
    </style:style>
    <style:style style:name="P281" style:family="paragraph" style:parent-style-name="Standard">
      <style:paragraph-properties fo:line-height="100%"/>
      <style:text-properties fo:font-style="normal" officeooo:rsid="0623928e" officeooo:paragraph-rsid="0623928e" style:font-style-asian="normal" style:font-style-complex="normal"/>
    </style:style>
    <style:style style:name="P282" style:family="paragraph" style:parent-style-name="Standard">
      <style:paragraph-properties fo:line-height="100%"/>
      <style:text-properties fo:font-style="normal" officeooo:rsid="062535ed" officeooo:paragraph-rsid="062535ed" style:font-style-asian="normal" style:font-style-complex="normal"/>
    </style:style>
    <style:style style:name="P283" style:family="paragraph" style:parent-style-name="Standard">
      <style:paragraph-properties fo:line-height="100%"/>
      <style:text-properties fo:font-style="normal" officeooo:rsid="06257b22" officeooo:paragraph-rsid="06257b22" style:font-style-asian="normal" style:font-style-complex="normal"/>
    </style:style>
    <style:style style:name="P284" style:family="paragraph" style:parent-style-name="Standard">
      <style:paragraph-properties fo:line-height="100%"/>
      <style:text-properties fo:font-style="normal" officeooo:rsid="0626dd8c" officeooo:paragraph-rsid="0626dd8c" style:font-style-asian="normal" style:font-style-complex="normal"/>
    </style:style>
    <style:style style:name="P285" style:family="paragraph" style:parent-style-name="Standard">
      <style:paragraph-properties fo:line-height="100%"/>
      <style:text-properties fo:font-style="normal" officeooo:rsid="064e8a06" officeooo:paragraph-rsid="064e8a06" style:font-style-asian="normal" style:font-style-complex="normal"/>
    </style:style>
    <style:style style:name="P286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287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288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289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290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291" style:family="paragraph" style:parent-style-name="Standard">
      <style:text-properties fo:font-style="normal" style:text-underline-style="none" fo:font-weight="normal" officeooo:rsid="00883289" officeooo:paragraph-rsid="02be3c45" style:font-style-asian="normal" style:font-weight-asian="normal" style:font-style-complex="normal" style:font-weight-complex="normal"/>
    </style:style>
    <style:style style:name="P292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293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294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295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296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297" style:family="paragraph" style:parent-style-name="Standard">
      <style:text-properties fo:font-style="normal" style:text-underline-style="none" fo:font-weight="normal" officeooo:rsid="0099273a" officeooo:paragraph-rsid="03061f93" style:font-style-asian="normal" style:font-weight-asian="normal" style:font-style-complex="normal" style:font-weight-complex="normal"/>
    </style:style>
    <style:style style:name="P298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299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00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01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302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303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304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305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306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307" style:family="paragraph" style:parent-style-name="Standard">
      <style:text-properties fo:font-style="normal" style:text-underline-style="none" fo:font-weight="normal" officeooo:rsid="00256ecc" officeooo:paragraph-rsid="0122678f" style:font-style-asian="normal" style:font-weight-asian="normal" style:font-style-complex="normal" style:font-weight-complex="normal"/>
    </style:style>
    <style:style style:name="P308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ada963" style:font-style-asian="normal" style:font-weight-asian="normal" style:font-style-complex="normal" style:font-weight-complex="normal"/>
    </style:style>
    <style:style style:name="P309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205b4be" style:font-style-asian="normal" style:font-weight-asian="normal" style:font-style-complex="normal" style:font-weight-complex="normal"/>
    </style:style>
    <style:style style:name="P310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5c0f22" style:font-style-asian="normal" style:font-weight-asian="normal" style:font-style-complex="normal" style:font-weight-complex="normal"/>
    </style:style>
    <style:style style:name="P311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d98b08" style:font-style-asian="normal" style:font-weight-asian="normal" style:font-style-complex="normal" style:font-weight-complex="normal"/>
    </style:style>
    <style:style style:name="P312" style:family="paragraph" style:parent-style-name="Standard">
      <style:text-properties fo:font-style="normal" style:text-underline-style="none" fo:font-weight="normal" officeooo:rsid="00a4ce44" officeooo:paragraph-rsid="00a639f7" style:font-style-asian="normal" style:font-weight-asian="normal" style:font-style-complex="normal" style:font-weight-complex="normal"/>
    </style:style>
    <style:style style:name="P313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314" style:family="paragraph" style:parent-style-name="Standard">
      <style:paragraph-properties fo:line-height="100%"/>
      <style:text-properties fo:font-style="normal" style:text-underline-style="none" fo:font-weight="normal" officeooo:rsid="03e0b30e" officeooo:paragraph-rsid="03e0b30e" style:font-style-asian="normal" style:font-weight-asian="normal" style:font-style-complex="normal" style:font-weight-complex="normal"/>
    </style:style>
    <style:style style:name="P315" style:family="paragraph" style:parent-style-name="Standard">
      <style:paragraph-properties fo:line-height="100%"/>
      <style:text-properties fo:font-style="normal" style:text-underline-style="none" fo:font-weight="normal" officeooo:rsid="03e0b30e" officeooo:paragraph-rsid="0652812f" style:font-style-asian="normal" style:font-weight-asian="normal" style:font-style-complex="normal" style:font-weight-complex="normal"/>
    </style:style>
    <style:style style:name="P316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317" style:family="paragraph" style:parent-style-name="Standard">
      <style:paragraph-properties fo:line-height="150%"/>
      <style:text-properties fo:font-style="normal" style:text-underline-style="none" fo:font-weight="normal" officeooo:rsid="03cd2984" officeooo:paragraph-rsid="03fd5e01" style:font-style-asian="normal" style:font-weight-asian="normal" style:font-style-complex="normal" style:font-weight-complex="normal"/>
    </style:style>
    <style:style style:name="P318" style:family="paragraph" style:parent-style-name="Standard">
      <style:paragraph-properties fo:line-height="150%"/>
      <style:text-properties fo:font-style="normal" style:text-underline-style="none" fo:font-weight="normal" officeooo:rsid="029fcca0" officeooo:paragraph-rsid="05f80830" style:font-style-asian="normal" style:font-weight-asian="normal" style:font-style-complex="normal" style:font-weight-complex="normal"/>
    </style:style>
    <style:style style:name="P319" style:family="paragraph" style:parent-style-name="Standard">
      <style:text-properties fo:font-style="normal" style:text-underline-style="none" fo:font-weight="normal" officeooo:rsid="05f80830" officeooo:paragraph-rsid="00b1e303" style:font-style-asian="normal" style:font-weight-asian="normal" style:font-style-complex="normal" style:font-weight-complex="normal"/>
    </style:style>
    <style:style style:name="P320" style:family="paragraph" style:parent-style-name="Standard">
      <style:paragraph-properties fo:line-height="100%"/>
      <style:text-properties fo:font-style="normal" style:text-underline-style="none" fo:font-weight="normal" officeooo:rsid="045e10e9" officeooo:paragraph-rsid="045e6749" style:font-style-asian="normal" style:font-weight-asian="normal" style:font-style-complex="normal" style:font-weight-complex="normal"/>
    </style:style>
    <style:style style:name="P321" style:family="paragraph" style:parent-style-name="Standard">
      <style:paragraph-properties fo:line-height="100%"/>
      <style:text-properties fo:font-style="normal" style:text-underline-style="none" fo:font-weight="normal" officeooo:rsid="0635fe4a" officeooo:paragraph-rsid="0635fe4a" style:font-style-asian="normal" style:font-weight-asian="normal" style:font-style-complex="normal" style:font-weight-complex="normal"/>
    </style:style>
    <style:style style:name="P322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323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324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325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326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327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328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329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330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331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332" style:family="paragraph" style:parent-style-name="Standard">
      <style:text-properties fo:font-style="normal" style:text-underline-style="none" fo:font-weight="bold" officeooo:rsid="0033fbdf" officeooo:paragraph-rsid="0122678f" style:font-style-asian="normal" style:font-weight-asian="bold" style:font-style-complex="normal" style:font-weight-complex="bold"/>
    </style:style>
    <style:style style:name="P333" style:family="paragraph" style:parent-style-name="Standard">
      <style:paragraph-properties fo:line-height="100%"/>
      <style:text-properties fo:font-style="normal" style:text-underline-style="none" fo:font-weight="bold" officeooo:rsid="0146ec17" officeooo:paragraph-rsid="0146ec17" style:font-style-asian="normal" style:font-weight-asian="bold" style:font-style-complex="normal" style:font-weight-complex="bold"/>
    </style:style>
    <style:style style:name="P334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335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336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337" style:family="paragraph" style:parent-style-name="Standard">
      <style:text-properties fo:font-style="normal" style:text-underline-style="none" fo:font-weight="bold" officeooo:rsid="0099273a" officeooo:paragraph-rsid="009622c6" style:font-style-asian="normal" style:font-weight-asian="bold" style:font-style-complex="normal" style:font-weight-complex="bold"/>
    </style:style>
    <style:style style:name="P338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339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340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341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342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343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344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345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346" style:family="paragraph" style:parent-style-name="Standard">
      <style:paragraph-properties fo:line-height="150%"/>
      <style:text-properties fo:font-style="normal" style:text-underline-style="none" officeooo:rsid="00bbbf73" officeooo:paragraph-rsid="00bbbf73" style:font-style-asian="normal" style:font-style-complex="normal"/>
    </style:style>
    <style:style style:name="P347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348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349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350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351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352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353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354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355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356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357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358" style:family="paragraph" style:parent-style-name="Standard">
      <style:text-properties fo:font-style="normal" style:text-underline-style="none" officeooo:rsid="00d1487d" officeooo:paragraph-rsid="02ccc8f6" style:font-style-asian="normal" style:font-style-complex="normal"/>
    </style:style>
    <style:style style:name="P359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360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361" style:family="paragraph" style:parent-style-name="Standard">
      <style:paragraph-properties fo:line-height="100%"/>
      <style:text-properties fo:font-style="normal" style:text-underline-style="none" officeooo:rsid="00d5826a" officeooo:paragraph-rsid="00d5826a" style:font-style-asian="normal" style:font-style-complex="normal"/>
    </style:style>
    <style:style style:name="P362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363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364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365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366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367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368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369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370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371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372" style:family="paragraph" style:parent-style-name="Standard">
      <style:text-properties fo:font-style="normal" style:text-underline-style="none" officeooo:rsid="00f5260b" officeooo:paragraph-rsid="00f5260b" style:font-style-asian="normal" style:font-style-complex="normal"/>
    </style:style>
    <style:style style:name="P373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374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375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376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377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378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379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380" style:family="paragraph" style:parent-style-name="Standard">
      <style:text-properties fo:font-style="normal" style:text-underline-style="none" officeooo:rsid="00f0d5a7" officeooo:paragraph-rsid="011bd541" style:font-style-asian="normal" style:font-style-complex="normal"/>
    </style:style>
    <style:style style:name="P381" style:family="paragraph" style:parent-style-name="Standard">
      <style:text-properties fo:font-style="normal" style:text-underline-style="none" officeooo:rsid="012dfde8" officeooo:paragraph-rsid="012dfde8" style:font-style-asian="normal" style:font-style-complex="normal"/>
    </style:style>
    <style:style style:name="P382" style:family="paragraph" style:parent-style-name="Standard">
      <style:text-properties fo:font-style="normal" style:text-underline-style="none" officeooo:rsid="013013d9" officeooo:paragraph-rsid="012dfde8" style:font-style-asian="normal" style:font-style-complex="normal"/>
    </style:style>
    <style:style style:name="P383" style:family="paragraph" style:parent-style-name="Standard">
      <style:text-properties fo:font-style="normal" style:text-underline-style="none" officeooo:rsid="00f74e17" officeooo:paragraph-rsid="011fc384" style:font-style-asian="normal" style:font-style-complex="normal"/>
    </style:style>
    <style:style style:name="P384" style:family="paragraph" style:parent-style-name="Standard">
      <style:text-properties fo:font-style="normal" style:text-underline-style="none" officeooo:rsid="013f3c54" officeooo:paragraph-rsid="013f3c54" style:font-style-asian="normal" style:font-style-complex="normal"/>
    </style:style>
    <style:style style:name="P385" style:family="paragraph" style:parent-style-name="Standard">
      <style:text-properties fo:font-style="normal" style:text-underline-style="none" officeooo:rsid="013cc971" officeooo:paragraph-rsid="013cc971" style:font-style-asian="normal" style:font-style-complex="normal"/>
    </style:style>
    <style:style style:name="P386" style:family="paragraph" style:parent-style-name="Standard">
      <style:text-properties fo:font-style="normal" style:text-underline-style="none" officeooo:rsid="013e347a" officeooo:paragraph-rsid="013e347a" style:font-style-asian="normal" style:font-style-complex="normal"/>
    </style:style>
    <style:style style:name="P387" style:family="paragraph" style:parent-style-name="Standard">
      <style:text-properties fo:font-style="normal" style:text-underline-style="none" officeooo:rsid="0135f162" officeooo:paragraph-rsid="0135f162" style:font-style-asian="normal" style:font-style-complex="normal"/>
    </style:style>
    <style:style style:name="P388" style:family="paragraph" style:parent-style-name="Standard">
      <style:text-properties fo:font-style="normal" style:text-underline-style="none" officeooo:rsid="00ae61b4" officeooo:paragraph-rsid="02be3c45" style:font-style-asian="normal" style:font-style-complex="normal"/>
    </style:style>
    <style:style style:name="P389" style:family="paragraph" style:parent-style-name="Standard">
      <style:paragraph-properties fo:line-height="150%"/>
      <style:text-properties fo:font-style="normal" style:text-underline-style="none" officeooo:rsid="00ae61b4" officeooo:paragraph-rsid="02be3c45" style:font-style-asian="normal" style:font-style-complex="normal"/>
    </style:style>
    <style:style style:name="P390" style:family="paragraph" style:parent-style-name="Standard">
      <style:text-properties fo:font-style="normal" style:text-underline-style="none" officeooo:rsid="010c486e" officeooo:paragraph-rsid="010c486e" style:font-style-asian="normal" style:font-style-complex="normal"/>
    </style:style>
    <style:style style:name="P391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392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393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394" style:family="paragraph" style:parent-style-name="Standard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395" style:family="paragraph" style:parent-style-name="Standard">
      <style:paragraph-properties fo:line-height="150%"/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396" style:family="paragraph" style:parent-style-name="Standard">
      <style:text-properties fo:font-style="normal" fo:font-weight="normal" officeooo:rsid="030ed074" officeooo:paragraph-rsid="034f5b13" style:font-style-asian="normal" style:font-weight-asian="normal" style:font-style-complex="normal" style:font-weight-complex="normal"/>
    </style:style>
    <style:style style:name="P397" style:family="paragraph" style:parent-style-name="Standard">
      <style:text-properties fo:font-style="normal" fo:font-weight="normal" officeooo:rsid="034f5b13" officeooo:paragraph-rsid="034f5b13" style:font-style-asian="normal" style:font-weight-asian="normal" style:font-style-complex="normal" style:font-weight-complex="normal"/>
    </style:style>
    <style:style style:name="P398" style:family="paragraph" style:parent-style-name="Standard">
      <style:paragraph-properties fo:line-height="100%"/>
      <style:text-properties fo:font-style="normal" fo:font-weight="normal" officeooo:rsid="040e5934" officeooo:paragraph-rsid="040ea9fd" style:font-style-asian="normal" style:font-weight-asian="normal" style:font-style-complex="normal" style:font-weight-complex="normal"/>
    </style:style>
    <style:style style:name="P399" style:family="paragraph" style:parent-style-name="Standard">
      <style:paragraph-properties fo:line-height="100%"/>
      <style:text-properties fo:font-style="normal" fo:font-weight="normal" officeooo:rsid="040ea9fd" officeooo:paragraph-rsid="040ea9fd" style:font-style-asian="normal" style:font-weight-asian="normal" style:font-style-complex="normal" style:font-weight-complex="normal"/>
    </style:style>
    <style:style style:name="P400" style:family="paragraph" style:parent-style-name="Standard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401" style:family="paragraph" style:parent-style-name="Standard">
      <style:paragraph-properties fo:line-height="15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402" style:family="paragraph" style:parent-style-name="Standard">
      <style:paragraph-properties fo:line-height="100%"/>
      <style:text-properties fo:font-style="normal" fo:font-weight="normal" officeooo:rsid="0411d16e" officeooo:paragraph-rsid="0411d16e" style:font-style-asian="normal" style:font-weight-asian="normal" style:font-style-complex="normal" style:font-weight-complex="normal"/>
    </style:style>
    <style:style style:name="P403" style:family="paragraph" style:parent-style-name="Standard">
      <style:paragraph-properties fo:line-height="100%"/>
      <style:text-properties fo:font-style="normal" fo:font-weight="normal" officeooo:rsid="0412d727" officeooo:paragraph-rsid="0412d727" style:font-style-asian="normal" style:font-weight-asian="normal" style:font-style-complex="normal" style:font-weight-complex="normal"/>
    </style:style>
    <style:style style:name="P404" style:family="paragraph" style:parent-style-name="Standard">
      <style:paragraph-properties fo:line-height="100%"/>
      <style:text-properties fo:font-style="normal" fo:font-weight="normal" officeooo:rsid="0413e071" officeooo:paragraph-rsid="0413e071" style:font-style-asian="normal" style:font-weight-asian="normal" style:font-style-complex="normal" style:font-weight-complex="normal"/>
    </style:style>
    <style:style style:name="P405" style:family="paragraph" style:parent-style-name="Standard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406" style:family="paragraph" style:parent-style-name="Standard">
      <style:paragraph-properties fo:line-height="100%"/>
      <style:text-properties fo:font-style="normal" fo:font-weight="normal" officeooo:rsid="04161d3e" officeooo:paragraph-rsid="04161d3e" style:font-style-asian="normal" style:font-weight-asian="normal" style:font-style-complex="normal" style:font-weight-complex="normal"/>
    </style:style>
    <style:style style:name="P407" style:family="paragraph" style:parent-style-name="Standard">
      <style:paragraph-properties fo:line-height="100%"/>
      <style:text-properties fo:font-style="normal" fo:font-weight="normal" officeooo:rsid="041746e7" officeooo:paragraph-rsid="041746e7" style:font-style-asian="normal" style:font-weight-asian="normal" style:font-style-complex="normal" style:font-weight-complex="normal"/>
    </style:style>
    <style:style style:name="P408" style:family="paragraph" style:parent-style-name="Standard">
      <style:paragraph-properties fo:line-height="100%"/>
      <style:text-properties fo:font-style="normal" fo:font-weight="normal" officeooo:rsid="041e6a3e" officeooo:paragraph-rsid="041e6a3e" style:font-style-asian="normal" style:font-weight-asian="normal" style:font-style-complex="normal" style:font-weight-complex="normal"/>
    </style:style>
    <style:style style:name="P409" style:family="paragraph" style:parent-style-name="Standard">
      <style:paragraph-properties fo:line-height="100%"/>
      <style:text-properties fo:font-style="normal" fo:font-weight="normal" officeooo:rsid="04226783" officeooo:paragraph-rsid="041e6a3e" style:font-style-asian="normal" style:font-weight-asian="normal" style:font-style-complex="normal" style:font-weight-complex="normal"/>
    </style:style>
    <style:style style:name="P410" style:family="paragraph" style:parent-style-name="Standard">
      <style:paragraph-properties fo:line-height="100%"/>
      <style:text-properties fo:font-style="normal" fo:font-weight="normal" officeooo:rsid="04226783" officeooo:paragraph-rsid="04226783" style:font-style-asian="normal" style:font-weight-asian="normal" style:font-style-complex="normal" style:font-weight-complex="normal"/>
    </style:style>
    <style:style style:name="P411" style:family="paragraph" style:parent-style-name="Standard">
      <style:paragraph-properties fo:line-height="100%"/>
      <style:text-properties fo:font-style="normal" fo:font-weight="normal" officeooo:rsid="042d7117" officeooo:paragraph-rsid="042d7117" style:font-style-asian="normal" style:font-weight-asian="normal" style:font-style-complex="normal" style:font-weight-complex="normal"/>
    </style:style>
    <style:style style:name="P412" style:family="paragraph" style:parent-style-name="Standard">
      <style:paragraph-properties fo:line-height="100%"/>
      <style:text-properties fo:font-style="normal" fo:font-weight="normal" officeooo:rsid="042d7117" officeooo:paragraph-rsid="04329278" style:font-style-asian="normal" style:font-weight-asian="normal" style:font-style-complex="normal" style:font-weight-complex="normal"/>
    </style:style>
    <style:style style:name="P413" style:family="paragraph" style:parent-style-name="Standard">
      <style:paragraph-properties fo:line-height="100%"/>
      <style:text-properties fo:font-style="normal" fo:font-weight="normal" officeooo:rsid="0424a315" officeooo:paragraph-rsid="04226783" style:font-style-asian="normal" style:font-weight-asian="normal" style:font-style-complex="normal" style:font-weight-complex="normal"/>
    </style:style>
    <style:style style:name="P414" style:family="paragraph" style:parent-style-name="Standard">
      <style:paragraph-properties fo:line-height="100%"/>
      <style:text-properties fo:font-style="normal" fo:font-weight="normal" officeooo:rsid="0424a315" officeooo:paragraph-rsid="0424a315" style:font-style-asian="normal" style:font-weight-asian="normal" style:font-style-complex="normal" style:font-weight-complex="normal"/>
    </style:style>
    <style:style style:name="P415" style:family="paragraph" style:parent-style-name="Standard">
      <style:paragraph-properties fo:line-height="100%"/>
      <style:text-properties fo:font-style="normal" fo:font-weight="normal" officeooo:rsid="0424a315" officeooo:paragraph-rsid="04253c68" style:font-style-asian="normal" style:font-weight-asian="normal" style:font-style-complex="normal" style:font-weight-complex="normal"/>
    </style:style>
    <style:style style:name="P416" style:family="paragraph" style:parent-style-name="Standard">
      <style:paragraph-properties fo:line-height="100%"/>
      <style:text-properties fo:font-style="normal" fo:font-weight="normal" officeooo:rsid="0426fd4c" officeooo:paragraph-rsid="0426fd4c" style:font-style-asian="normal" style:font-weight-asian="normal" style:font-style-complex="normal" style:font-weight-complex="normal"/>
    </style:style>
    <style:style style:name="P417" style:family="paragraph" style:parent-style-name="Standard">
      <style:paragraph-properties fo:line-height="100%"/>
      <style:text-properties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418" style:family="paragraph" style:parent-style-name="Standard">
      <style:paragraph-properties fo:line-height="100%"/>
      <style:text-properties fo:font-style="normal" fo:font-weight="normal" officeooo:rsid="043a3360" officeooo:paragraph-rsid="043a3360" style:font-style-asian="normal" style:font-weight-asian="normal" style:font-style-complex="normal" style:font-weight-complex="normal"/>
    </style:style>
    <style:style style:name="P419" style:family="paragraph" style:parent-style-name="Standard">
      <style:paragraph-properties fo:line-height="100%"/>
      <style:text-properties fo:font-style="normal" fo:font-weight="normal" officeooo:rsid="043a3360" officeooo:paragraph-rsid="04518e70" style:font-style-asian="normal" style:font-weight-asian="normal" style:font-style-complex="normal" style:font-weight-complex="normal"/>
    </style:style>
    <style:style style:name="P420" style:family="paragraph" style:parent-style-name="Standard">
      <style:paragraph-properties fo:line-height="100%"/>
      <style:text-properties fo:font-style="normal" fo:font-weight="normal" officeooo:rsid="043af291" officeooo:paragraph-rsid="043af291" style:font-style-asian="normal" style:font-weight-asian="normal" style:font-style-complex="normal" style:font-weight-complex="normal"/>
    </style:style>
    <style:style style:name="P421" style:family="paragraph" style:parent-style-name="Standard">
      <style:paragraph-properties fo:line-height="100%"/>
      <style:text-properties fo:font-style="normal" fo:font-weight="normal" officeooo:rsid="043c29f4" officeooo:paragraph-rsid="043c29f4" style:font-style-asian="normal" style:font-weight-asian="normal" style:font-style-complex="normal" style:font-weight-complex="normal"/>
    </style:style>
    <style:style style:name="P422" style:family="paragraph" style:parent-style-name="Standard">
      <style:paragraph-properties fo:line-height="100%"/>
      <style:text-properties fo:font-style="normal" fo:font-weight="normal" officeooo:rsid="043c29f4" officeooo:paragraph-rsid="043c6125" style:font-style-asian="normal" style:font-weight-asian="normal" style:font-style-complex="normal" style:font-weight-complex="normal"/>
    </style:style>
    <style:style style:name="P423" style:family="paragraph" style:parent-style-name="Standard">
      <style:paragraph-properties fo:line-height="100%"/>
      <style:text-properties fo:font-style="normal" fo:font-weight="normal" officeooo:rsid="043c6125" officeooo:paragraph-rsid="043c6125" style:font-style-asian="normal" style:font-weight-asian="normal" style:font-style-complex="normal" style:font-weight-complex="normal"/>
    </style:style>
    <style:style style:name="P424" style:family="paragraph" style:parent-style-name="Standard">
      <style:paragraph-properties fo:line-height="100%"/>
      <style:text-properties fo:font-style="normal" fo:font-weight="normal" officeooo:rsid="043fc929" officeooo:paragraph-rsid="043fc929" style:font-style-asian="normal" style:font-weight-asian="normal" style:font-style-complex="normal" style:font-weight-complex="normal"/>
    </style:style>
    <style:style style:name="P425" style:family="paragraph" style:parent-style-name="Standard">
      <style:paragraph-properties fo:line-height="100%"/>
      <style:text-properties fo:font-style="normal" fo:font-weight="normal" officeooo:rsid="04518e70" officeooo:paragraph-rsid="04518e70" style:font-style-asian="normal" style:font-weight-asian="normal" style:font-style-complex="normal" style:font-weight-complex="normal"/>
    </style:style>
    <style:style style:name="P426" style:family="paragraph" style:parent-style-name="Standard">
      <style:paragraph-properties fo:line-height="100%"/>
      <style:text-properties fo:font-style="normal" fo:font-weight="normal" officeooo:rsid="04518e70" officeooo:paragraph-rsid="0464d765" style:font-style-asian="normal" style:font-weight-asian="normal" style:font-style-complex="normal" style:font-weight-complex="normal"/>
    </style:style>
    <style:style style:name="P427" style:family="paragraph" style:parent-style-name="Standard">
      <style:paragraph-properties fo:line-height="100%"/>
      <style:text-properties fo:font-style="normal" fo:font-weight="normal" officeooo:rsid="0453216f" officeooo:paragraph-rsid="0461e049" style:font-style-asian="normal" style:font-weight-asian="normal" style:font-style-complex="normal" style:font-weight-complex="normal"/>
    </style:style>
    <style:style style:name="P428" style:family="paragraph" style:parent-style-name="Standard">
      <style:paragraph-properties fo:line-height="100%"/>
      <style:text-properties fo:font-style="normal" fo:font-weight="normal" officeooo:rsid="0453216f" officeooo:paragraph-rsid="0464d765" style:font-style-asian="normal" style:font-weight-asian="normal" style:font-style-complex="normal" style:font-weight-complex="normal"/>
    </style:style>
    <style:style style:name="P429" style:family="paragraph" style:parent-style-name="Standard">
      <style:paragraph-properties fo:line-height="100%"/>
      <style:text-properties fo:font-style="normal" fo:font-weight="normal" officeooo:rsid="04592f7c" officeooo:paragraph-rsid="04592f7c" style:font-style-asian="normal" style:font-weight-asian="normal" style:font-style-complex="normal" style:font-weight-complex="normal"/>
    </style:style>
    <style:style style:name="P430" style:family="paragraph" style:parent-style-name="Standard">
      <style:paragraph-properties fo:line-height="100%"/>
      <style:text-properties fo:font-style="normal" fo:font-weight="normal" officeooo:rsid="04592f7c" officeooo:paragraph-rsid="048bee3c" style:font-style-asian="normal" style:font-weight-asian="normal" style:font-style-complex="normal" style:font-weight-complex="normal"/>
    </style:style>
    <style:style style:name="P431" style:family="paragraph" style:parent-style-name="Standard">
      <style:paragraph-properties fo:line-height="100%"/>
      <style:text-properties fo:font-style="normal" fo:font-weight="normal" officeooo:rsid="04592f7c" officeooo:paragraph-rsid="048df38c" style:font-style-asian="normal" style:font-weight-asian="normal" style:font-style-complex="normal" style:font-weight-complex="normal"/>
    </style:style>
    <style:style style:name="P432" style:family="paragraph" style:parent-style-name="Standard">
      <style:paragraph-properties fo:line-height="100%"/>
      <style:text-properties fo:font-style="normal" fo:font-weight="normal" officeooo:rsid="0458c70f" officeooo:paragraph-rsid="0458c70f" style:font-style-asian="normal" style:font-weight-asian="normal" style:font-style-complex="normal" style:font-weight-complex="normal"/>
    </style:style>
    <style:style style:name="P433" style:family="paragraph" style:parent-style-name="Standard">
      <style:paragraph-properties fo:line-height="150%"/>
      <style:text-properties fo:font-style="normal" fo:font-weight="normal" officeooo:rsid="045e10e9" officeooo:paragraph-rsid="045e6749" style:font-style-asian="normal" style:font-weight-asian="normal" style:font-style-complex="normal" style:font-weight-complex="normal"/>
    </style:style>
    <style:style style:name="P434" style:family="paragraph" style:parent-style-name="Standard">
      <style:text-properties fo:font-style="normal" fo:font-weight="normal" officeooo:rsid="02be3c45" officeooo:paragraph-rsid="04862b4c" style:font-style-asian="normal" style:font-weight-asian="normal" style:font-style-complex="normal" style:font-weight-complex="normal"/>
    </style:style>
    <style:style style:name="P435" style:family="paragraph" style:parent-style-name="Standard">
      <style:text-properties fo:font-style="normal" fo:font-weight="normal" officeooo:rsid="04837ce8" officeooo:paragraph-rsid="04862b4c" style:font-style-asian="normal" style:font-weight-asian="normal" style:font-style-complex="normal" style:font-weight-complex="normal"/>
    </style:style>
    <style:style style:name="P436" style:family="paragraph" style:parent-style-name="Standard">
      <style:paragraph-properties fo:line-height="100%"/>
      <style:text-properties fo:font-style="normal" fo:font-weight="normal" officeooo:rsid="040aae1c" officeooo:paragraph-rsid="0473548b" style:font-style-asian="normal" style:font-weight-asian="normal" style:font-style-complex="normal" style:font-weight-complex="normal"/>
    </style:style>
    <style:style style:name="P437" style:family="paragraph" style:parent-style-name="Standard">
      <style:paragraph-properties fo:line-height="100%"/>
      <style:text-properties fo:font-style="normal" fo:font-weight="normal" officeooo:rsid="046f7d26" officeooo:paragraph-rsid="046f7d26" style:font-style-asian="normal" style:font-weight-asian="normal" style:font-style-complex="normal" style:font-weight-complex="normal"/>
    </style:style>
    <style:style style:name="P438" style:family="paragraph" style:parent-style-name="Standard">
      <style:paragraph-properties fo:line-height="100%"/>
      <style:text-properties fo:font-style="normal" fo:font-weight="normal" officeooo:rsid="048fe3f8" officeooo:paragraph-rsid="048fe3f8" style:font-style-asian="normal" style:font-weight-asian="normal" style:font-style-complex="normal" style:font-weight-complex="normal"/>
    </style:style>
    <style:style style:name="P439" style:family="paragraph" style:parent-style-name="Standard">
      <style:paragraph-properties fo:line-height="100%"/>
      <style:text-properties fo:font-style="normal" fo:font-weight="normal" officeooo:rsid="048fe3f8" officeooo:paragraph-rsid="048ffd4a" style:font-style-asian="normal" style:font-weight-asian="normal" style:font-style-complex="normal" style:font-weight-complex="normal"/>
    </style:style>
    <style:style style:name="P440" style:family="paragraph" style:parent-style-name="Standard">
      <style:paragraph-properties fo:line-height="100%"/>
      <style:text-properties fo:font-style="normal" fo:font-weight="normal" officeooo:rsid="048ffd4a" officeooo:paragraph-rsid="048ffd4a" style:font-style-asian="normal" style:font-weight-asian="normal" style:font-style-complex="normal" style:font-weight-complex="normal"/>
    </style:style>
    <style:style style:name="P441" style:family="paragraph" style:parent-style-name="Standard">
      <style:paragraph-properties fo:line-height="100%"/>
      <style:text-properties fo:font-style="normal" fo:font-weight="normal" officeooo:rsid="048ffd4a" officeooo:paragraph-rsid="04915c32" style:font-style-asian="normal" style:font-weight-asian="normal" style:font-style-complex="normal" style:font-weight-complex="normal"/>
    </style:style>
    <style:style style:name="P442" style:family="paragraph" style:parent-style-name="Standard">
      <style:paragraph-properties fo:line-height="100%"/>
      <style:text-properties fo:font-style="normal" fo:font-weight="normal" officeooo:rsid="04915c32" officeooo:paragraph-rsid="04915c32" style:font-style-asian="normal" style:font-weight-asian="normal" style:font-style-complex="normal" style:font-weight-complex="normal"/>
    </style:style>
    <style:style style:name="P443" style:family="paragraph" style:parent-style-name="Standard">
      <style:paragraph-properties fo:line-height="100%"/>
      <style:text-properties fo:font-style="normal" fo:font-weight="normal" officeooo:rsid="0494bc64" officeooo:paragraph-rsid="0494bc64" style:font-style-asian="normal" style:font-weight-asian="normal" style:font-style-complex="normal" style:font-weight-complex="normal"/>
    </style:style>
    <style:style style:name="P444" style:family="paragraph" style:parent-style-name="Standard">
      <style:paragraph-properties fo:line-height="100%"/>
      <style:text-properties fo:font-style="normal" fo:font-weight="normal" officeooo:rsid="0494bc64" officeooo:paragraph-rsid="0497dc28" style:font-style-asian="normal" style:font-weight-asian="normal" style:font-style-complex="normal" style:font-weight-complex="normal"/>
    </style:style>
    <style:style style:name="P445" style:family="paragraph" style:parent-style-name="Standard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446" style:family="paragraph" style:parent-style-name="Standard">
      <style:paragraph-properties fo:line-height="100%"/>
      <style:text-properties fo:font-style="normal" fo:font-weight="normal" officeooo:rsid="04a6595a" officeooo:paragraph-rsid="04a6595a" style:font-style-asian="normal" style:font-weight-asian="normal" style:font-style-complex="normal" style:font-weight-complex="normal"/>
    </style:style>
    <style:style style:name="P447" style:family="paragraph" style:parent-style-name="Standard">
      <style:paragraph-properties fo:line-height="15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448" style:family="paragraph" style:parent-style-name="Standard">
      <style:paragraph-properties fo:line-height="100%"/>
      <style:text-properties fo:font-style="normal" fo:font-weight="normal" officeooo:rsid="04aafa22" officeooo:paragraph-rsid="04aafa22" style:font-style-asian="normal" style:font-weight-asian="normal" style:font-style-complex="normal" style:font-weight-complex="normal"/>
    </style:style>
    <style:style style:name="P449" style:family="paragraph" style:parent-style-name="Standard">
      <style:paragraph-properties fo:line-height="100%"/>
      <style:text-properties fo:font-style="normal" fo:font-weight="normal" officeooo:rsid="04ad05fc" officeooo:paragraph-rsid="04b3c5c0" style:font-style-asian="normal" style:font-weight-asian="normal" style:font-style-complex="normal" style:font-weight-complex="normal"/>
    </style:style>
    <style:style style:name="P450" style:family="paragraph" style:parent-style-name="Standard">
      <style:paragraph-properties fo:line-height="100%"/>
      <style:text-properties fo:font-style="normal" fo:font-weight="normal" officeooo:rsid="04ad05fc" officeooo:paragraph-rsid="04ad05fc" style:font-style-asian="normal" style:font-weight-asian="normal" style:font-style-complex="normal" style:font-weight-complex="normal"/>
    </style:style>
    <style:style style:name="P451" style:family="paragraph" style:parent-style-name="Standard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452" style:family="paragraph" style:parent-style-name="Standard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453" style:family="paragraph" style:parent-style-name="Standard">
      <style:paragraph-properties fo:line-height="100%"/>
      <style:text-properties fo:font-style="normal" fo:font-weight="normal" officeooo:rsid="04b5cf7f" officeooo:paragraph-rsid="04b5cf7f" style:font-style-asian="normal" style:font-weight-asian="normal" style:font-style-complex="normal" style:font-weight-complex="normal"/>
    </style:style>
    <style:style style:name="P454" style:family="paragraph" style:parent-style-name="Standard">
      <style:paragraph-properties fo:line-height="100%"/>
      <style:text-properties fo:font-style="normal" fo:font-weight="normal" officeooo:rsid="04b80b14" officeooo:paragraph-rsid="04b80b14" style:font-style-asian="normal" style:font-weight-asian="normal" style:font-style-complex="normal" style:font-weight-complex="normal"/>
    </style:style>
    <style:style style:name="P455" style:family="paragraph" style:parent-style-name="Standard">
      <style:paragraph-properties fo:line-height="100%"/>
      <style:text-properties fo:font-style="normal" fo:font-weight="normal" officeooo:rsid="04b80b14" officeooo:paragraph-rsid="04ba1b39" style:font-style-asian="normal" style:font-weight-asian="normal" style:font-style-complex="normal" style:font-weight-complex="normal"/>
    </style:style>
    <style:style style:name="P456" style:family="paragraph" style:parent-style-name="Standard">
      <style:paragraph-properties fo:line-height="100%"/>
      <style:text-properties fo:font-style="normal" fo:font-weight="normal" officeooo:rsid="04ba1b39" officeooo:paragraph-rsid="04ba1b39" style:font-style-asian="normal" style:font-weight-asian="normal" style:font-style-complex="normal" style:font-weight-complex="normal"/>
    </style:style>
    <style:style style:name="P457" style:family="paragraph" style:parent-style-name="Standard">
      <style:paragraph-properties fo:line-height="100%"/>
      <style:text-properties fo:font-style="normal" fo:font-weight="normal" officeooo:rsid="04ba1b39" officeooo:paragraph-rsid="04c9886e" style:font-style-asian="normal" style:font-weight-asian="normal" style:font-style-complex="normal" style:font-weight-complex="normal"/>
    </style:style>
    <style:style style:name="P458" style:family="paragraph" style:parent-style-name="Standard">
      <style:paragraph-properties fo:line-height="100%"/>
      <style:text-properties fo:font-style="normal" fo:font-weight="normal" officeooo:rsid="04ba1b39" officeooo:paragraph-rsid="04bab362" style:font-style-asian="normal" style:font-weight-asian="normal" style:font-style-complex="normal" style:font-weight-complex="normal"/>
    </style:style>
    <style:style style:name="P459" style:family="paragraph" style:parent-style-name="Standard">
      <style:paragraph-properties fo:line-height="100%"/>
      <style:text-properties fo:font-style="normal" fo:font-weight="normal" officeooo:rsid="04d25cec" officeooo:paragraph-rsid="04d25cec" style:font-style-asian="normal" style:font-weight-asian="normal" style:font-style-complex="normal" style:font-weight-complex="normal"/>
    </style:style>
    <style:style style:name="P460" style:family="paragraph" style:parent-style-name="Standard">
      <style:paragraph-properties fo:line-height="100%"/>
      <style:text-properties fo:font-style="normal" fo:font-weight="normal" officeooo:rsid="04d7a840" officeooo:paragraph-rsid="04d7a840" style:font-style-asian="normal" style:font-weight-asian="normal" style:font-style-complex="normal" style:font-weight-complex="normal"/>
    </style:style>
    <style:style style:name="P461" style:family="paragraph" style:parent-style-name="Standard">
      <style:paragraph-properties fo:line-height="100%"/>
      <style:text-properties fo:font-style="normal" fo:font-weight="normal" officeooo:rsid="04d7b913" officeooo:paragraph-rsid="04d7b913" style:font-style-asian="normal" style:font-weight-asian="normal" style:font-style-complex="normal" style:font-weight-complex="normal"/>
    </style:style>
    <style:style style:name="P462" style:family="paragraph" style:parent-style-name="Standard">
      <style:paragraph-properties fo:line-height="100%"/>
      <style:text-properties fo:font-style="normal" fo:font-weight="normal" officeooo:rsid="04dd833a" officeooo:paragraph-rsid="04dd833a" style:font-style-asian="normal" style:font-weight-asian="normal" style:font-style-complex="normal" style:font-weight-complex="normal"/>
    </style:style>
    <style:style style:name="P463" style:family="paragraph" style:parent-style-name="Standard">
      <style:paragraph-properties fo:line-height="100%"/>
      <style:text-properties fo:font-style="normal" fo:font-weight="normal" officeooo:rsid="04e05298" officeooo:paragraph-rsid="04e05298" style:font-style-asian="normal" style:font-weight-asian="normal" style:font-style-complex="normal" style:font-weight-complex="normal"/>
    </style:style>
    <style:style style:name="P464" style:family="paragraph" style:parent-style-name="Standard">
      <style:paragraph-properties fo:line-height="100%"/>
      <style:text-properties fo:font-style="normal" fo:font-weight="normal" officeooo:rsid="04e64680" officeooo:paragraph-rsid="04e64680" style:font-style-asian="normal" style:font-weight-asian="normal" style:font-style-complex="normal" style:font-weight-complex="normal"/>
    </style:style>
    <style:style style:name="P465" style:family="paragraph" style:parent-style-name="Standard">
      <style:paragraph-properties fo:line-height="100%"/>
      <style:text-properties fo:font-style="normal" fo:font-weight="normal" officeooo:rsid="04ec533d" officeooo:paragraph-rsid="04deac5d" style:font-style-asian="normal" style:font-weight-asian="normal" style:font-style-complex="normal" style:font-weight-complex="normal"/>
    </style:style>
    <style:style style:name="P466" style:family="paragraph" style:parent-style-name="Standard">
      <style:paragraph-properties fo:line-height="100%"/>
      <style:text-properties fo:font-style="normal" fo:font-weight="normal" officeooo:rsid="04d9fb2e" officeooo:paragraph-rsid="04deac5d" style:font-style-asian="normal" style:font-weight-asian="normal" style:font-style-complex="normal" style:font-weight-complex="normal"/>
    </style:style>
    <style:style style:name="P467" style:family="paragraph" style:parent-style-name="Standard">
      <style:paragraph-properties fo:line-height="100%"/>
      <style:text-properties fo:font-style="normal" fo:font-weight="normal" officeooo:rsid="04d9fb2e" officeooo:paragraph-rsid="04dd833a" style:font-style-asian="normal" style:font-weight-asian="normal" style:font-style-complex="normal" style:font-weight-complex="normal"/>
    </style:style>
    <style:style style:name="P468" style:family="paragraph" style:parent-style-name="Standard">
      <style:paragraph-properties fo:line-height="100%"/>
      <style:text-properties fo:font-style="normal" fo:font-weight="normal" officeooo:rsid="04d9fb2e" officeooo:paragraph-rsid="04f29906" style:font-style-asian="normal" style:font-weight-asian="normal" style:font-style-complex="normal" style:font-weight-complex="normal"/>
    </style:style>
    <style:style style:name="P469" style:family="paragraph" style:parent-style-name="Standard">
      <style:paragraph-properties fo:line-height="100%"/>
      <style:text-properties fo:font-style="normal" fo:font-weight="normal" officeooo:rsid="04f0bfd5" officeooo:paragraph-rsid="04febbe8" style:font-style-asian="normal" style:font-weight-asian="normal" style:font-style-complex="normal" style:font-weight-complex="normal"/>
    </style:style>
    <style:style style:name="P470" style:family="paragraph" style:parent-style-name="Standard">
      <style:paragraph-properties fo:line-height="100%"/>
      <style:text-properties fo:font-style="normal" fo:font-weight="normal" officeooo:rsid="04f0bfd5" officeooo:paragraph-rsid="04f0bfd5" style:font-style-asian="normal" style:font-weight-asian="normal" style:font-style-complex="normal" style:font-weight-complex="normal"/>
    </style:style>
    <style:style style:name="P471" style:family="paragraph" style:parent-style-name="Standard">
      <style:paragraph-properties fo:line-height="100%"/>
      <style:text-properties fo:font-style="normal" fo:font-weight="normal" officeooo:rsid="04f0bfd5" officeooo:paragraph-rsid="04f1c42d" style:font-style-asian="normal" style:font-weight-asian="normal" style:font-style-complex="normal" style:font-weight-complex="normal"/>
    </style:style>
    <style:style style:name="P472" style:family="paragraph" style:parent-style-name="Standard">
      <style:paragraph-properties fo:line-height="100%"/>
      <style:text-properties fo:font-style="normal" fo:font-weight="normal" officeooo:rsid="04f1c42d" officeooo:paragraph-rsid="04f0bfd5" style:font-style-asian="normal" style:font-weight-asian="normal" style:font-style-complex="normal" style:font-weight-complex="normal"/>
    </style:style>
    <style:style style:name="P473" style:family="paragraph" style:parent-style-name="Standard">
      <style:paragraph-properties fo:line-height="100%"/>
      <style:text-properties fo:font-style="normal" fo:font-weight="normal" officeooo:rsid="04f62663" officeooo:paragraph-rsid="04f62663" style:font-style-asian="normal" style:font-weight-asian="normal" style:font-style-complex="normal" style:font-weight-complex="normal"/>
    </style:style>
    <style:style style:name="P474" style:family="paragraph" style:parent-style-name="Standard">
      <style:paragraph-properties fo:line-height="100%"/>
      <style:text-properties fo:font-style="normal" fo:font-weight="normal" officeooo:rsid="04f77d76" officeooo:paragraph-rsid="04f77d76" style:font-style-asian="normal" style:font-weight-asian="normal" style:font-style-complex="normal" style:font-weight-complex="normal"/>
    </style:style>
    <style:style style:name="P475" style:family="paragraph" style:parent-style-name="Standard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476" style:family="paragraph" style:parent-style-name="Standard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477" style:family="paragraph" style:parent-style-name="Standard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478" style:family="paragraph" style:parent-style-name="Standard">
      <style:paragraph-properties fo:line-height="100%"/>
      <style:text-properties fo:font-style="normal" fo:font-weight="normal" officeooo:rsid="0508fe4c" officeooo:paragraph-rsid="051228a5" style:font-style-asian="normal" style:font-weight-asian="normal" style:font-style-complex="normal" style:font-weight-complex="normal"/>
    </style:style>
    <style:style style:name="P479" style:family="paragraph" style:parent-style-name="Standard">
      <style:paragraph-properties fo:line-height="100%"/>
      <style:text-properties fo:font-style="normal" fo:font-weight="normal" officeooo:rsid="050e283a" officeooo:paragraph-rsid="051228a5" style:font-style-asian="normal" style:font-weight-asian="normal" style:font-style-complex="normal" style:font-weight-complex="normal"/>
    </style:style>
    <style:style style:name="P480" style:family="paragraph" style:parent-style-name="Standard">
      <style:paragraph-properties fo:line-height="100%"/>
      <style:text-properties fo:font-style="normal" fo:font-weight="normal" officeooo:rsid="05115d8e" officeooo:paragraph-rsid="051228a5" style:font-style-asian="normal" style:font-weight-asian="normal" style:font-style-complex="normal" style:font-weight-complex="normal"/>
    </style:style>
    <style:style style:name="P481" style:family="paragraph" style:parent-style-name="Standard">
      <style:paragraph-properties fo:line-height="100%"/>
      <style:text-properties fo:font-style="normal" fo:font-weight="normal" officeooo:rsid="051228a5" officeooo:paragraph-rsid="051228a5" style:font-style-asian="normal" style:font-weight-asian="normal" style:font-style-complex="normal" style:font-weight-complex="normal"/>
    </style:style>
    <style:style style:name="P482" style:family="paragraph" style:parent-style-name="Standard">
      <style:paragraph-properties fo:line-height="100%"/>
      <style:text-properties fo:font-style="normal" fo:font-weight="normal" officeooo:rsid="051228a5" officeooo:paragraph-rsid="05270c2d" style:font-style-asian="normal" style:font-weight-asian="normal" style:font-style-complex="normal" style:font-weight-complex="normal"/>
    </style:style>
    <style:style style:name="P483" style:family="paragraph" style:parent-style-name="Standard">
      <style:paragraph-properties fo:line-height="100%"/>
      <style:text-properties fo:font-style="normal" fo:font-weight="normal" officeooo:rsid="05149db7" officeooo:paragraph-rsid="05149db7" style:font-style-asian="normal" style:font-weight-asian="normal" style:font-style-complex="normal" style:font-weight-complex="normal"/>
    </style:style>
    <style:style style:name="P484" style:family="paragraph" style:parent-style-name="Standard">
      <style:paragraph-properties fo:line-height="100%"/>
      <style:text-properties fo:font-style="normal" fo:font-weight="normal" officeooo:rsid="0510a6b4" officeooo:paragraph-rsid="051228a5" style:font-style-asian="normal" style:font-weight-asian="normal" style:font-style-complex="normal" style:font-weight-complex="normal"/>
    </style:style>
    <style:style style:name="P485" style:family="paragraph" style:parent-style-name="Standard">
      <style:paragraph-properties fo:line-height="100%"/>
      <style:text-properties fo:font-style="normal" fo:font-weight="normal" officeooo:rsid="051755b6" officeooo:paragraph-rsid="051755b6" style:font-style-asian="normal" style:font-weight-asian="normal" style:font-style-complex="normal" style:font-weight-complex="normal"/>
    </style:style>
    <style:style style:name="P486" style:family="paragraph" style:parent-style-name="Standard">
      <style:paragraph-properties fo:line-height="100%"/>
      <style:text-properties fo:font-style="normal" fo:font-weight="normal" officeooo:rsid="05193724" officeooo:paragraph-rsid="05193724" style:font-style-asian="normal" style:font-weight-asian="normal" style:font-style-complex="normal" style:font-weight-complex="normal"/>
    </style:style>
    <style:style style:name="P487" style:family="paragraph" style:parent-style-name="Standard">
      <style:paragraph-properties fo:line-height="100%"/>
      <style:text-properties fo:font-style="normal" fo:font-weight="normal" officeooo:rsid="052c470d" officeooo:paragraph-rsid="052c470d" style:font-style-asian="normal" style:font-weight-asian="normal" style:font-style-complex="normal" style:font-weight-complex="normal"/>
    </style:style>
    <style:style style:name="P488" style:family="paragraph" style:parent-style-name="Standard">
      <style:paragraph-properties fo:line-height="100%"/>
      <style:text-properties fo:font-style="normal" fo:font-weight="normal" officeooo:rsid="052e1d4e" officeooo:paragraph-rsid="052e1d4e" style:font-style-asian="normal" style:font-weight-asian="normal" style:font-style-complex="normal" style:font-weight-complex="normal"/>
    </style:style>
    <style:style style:name="P489" style:family="paragraph" style:parent-style-name="Standard">
      <style:paragraph-properties fo:line-height="100%"/>
      <style:text-properties fo:font-style="normal" fo:font-weight="normal" officeooo:rsid="052e1d4e" officeooo:paragraph-rsid="052f8aed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line-height="100%"/>
      <style:text-properties fo:font-style="normal" fo:font-weight="normal" officeooo:rsid="053acf61" officeooo:paragraph-rsid="053acf61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line-height="100%"/>
      <style:text-properties fo:font-style="normal" fo:font-weight="normal" officeooo:rsid="053faa40" officeooo:paragraph-rsid="053faa40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00%"/>
      <style:text-properties fo:font-style="normal" fo:font-weight="normal" officeooo:rsid="054b6a9a" officeooo:paragraph-rsid="053acf61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00%"/>
      <style:text-properties fo:font-style="normal" fo:font-weight="normal" officeooo:rsid="054b6a9a" officeooo:paragraph-rsid="054b6a9a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00%"/>
      <style:text-properties fo:font-style="normal" fo:font-weight="normal" officeooo:rsid="054d7055" officeooo:paragraph-rsid="054d7055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line-height="150%"/>
      <style:text-properties fo:font-style="normal" fo:font-weight="normal" officeooo:rsid="054d7055" officeooo:paragraph-rsid="054d7055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line-height="100%"/>
      <style:text-properties fo:font-style="normal" fo:font-weight="normal" officeooo:rsid="0544d531" officeooo:paragraph-rsid="0557f31f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line-height="100%"/>
      <style:text-properties fo:font-style="normal" fo:font-weight="normal" officeooo:rsid="0557f31f" officeooo:paragraph-rsid="0557f31f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00%"/>
      <style:text-properties fo:font-style="normal" fo:font-weight="normal" officeooo:rsid="05604a7a" officeooo:paragraph-rsid="054a05f8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line-height="100%"/>
      <style:text-properties fo:font-style="normal" fo:font-weight="normal" officeooo:rsid="05604a7a" officeooo:paragraph-rsid="05604a7a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line-height="100%"/>
      <style:text-properties fo:font-style="normal" fo:font-weight="normal" officeooo:rsid="0562b769" officeooo:paragraph-rsid="0562b769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line-height="100%"/>
      <style:text-properties fo:font-style="normal" fo:font-weight="normal" officeooo:rsid="0562b769" officeooo:paragraph-rsid="0590b9d3" style:font-style-asian="normal" style:font-weight-asian="normal" style:font-style-complex="normal" style:font-weight-complex="normal"/>
    </style:style>
    <style:style style:name="P503" style:family="paragraph" style:parent-style-name="Standard">
      <style:paragraph-properties fo:line-height="100%"/>
      <style:text-properties fo:font-style="normal" fo:font-weight="normal" officeooo:rsid="0569d9ca" officeooo:paragraph-rsid="0569d9ca" style:font-style-asian="normal" style:font-weight-asian="normal" style:font-style-complex="normal" style:font-weight-complex="normal"/>
    </style:style>
    <style:style style:name="P504" style:family="paragraph" style:parent-style-name="Standard">
      <style:paragraph-properties fo:line-height="100%"/>
      <style:text-properties fo:font-style="normal" fo:font-weight="normal" officeooo:rsid="0573ee33" officeooo:paragraph-rsid="0573ee33" style:font-style-asian="normal" style:font-weight-asian="normal" style:font-style-complex="normal" style:font-weight-complex="normal"/>
    </style:style>
    <style:style style:name="P505" style:family="paragraph" style:parent-style-name="Standard">
      <style:paragraph-properties fo:line-height="100%"/>
      <style:text-properties fo:font-style="normal" fo:font-weight="normal" officeooo:rsid="0578ab51" officeooo:paragraph-rsid="057a46d4" style:font-style-asian="normal" style:font-weight-asian="normal" style:font-style-complex="normal" style:font-weight-complex="normal"/>
    </style:style>
    <style:style style:name="P506" style:family="paragraph" style:parent-style-name="Standard">
      <style:paragraph-properties fo:line-height="100%"/>
      <style:text-properties fo:font-style="normal" fo:font-weight="normal" officeooo:rsid="0578ab51" officeooo:paragraph-rsid="0580d52a" style:font-style-asian="normal" style:font-weight-asian="normal" style:font-style-complex="normal" style:font-weight-complex="normal"/>
    </style:style>
    <style:style style:name="P507" style:family="paragraph" style:parent-style-name="Standard">
      <style:paragraph-properties fo:line-height="100%"/>
      <style:text-properties fo:font-style="normal" fo:font-weight="normal" officeooo:rsid="057b1a47" officeooo:paragraph-rsid="057b1a47" style:font-style-asian="normal" style:font-weight-asian="normal" style:font-style-complex="normal" style:font-weight-complex="normal"/>
    </style:style>
    <style:style style:name="P508" style:family="paragraph" style:parent-style-name="Standard">
      <style:paragraph-properties fo:line-height="10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509" style:family="paragraph" style:parent-style-name="Standard">
      <style:paragraph-properties fo:line-height="15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510" style:family="paragraph" style:parent-style-name="Standard">
      <style:paragraph-properties fo:line-height="150%"/>
      <style:text-properties fo:font-style="normal" fo:font-weight="normal" officeooo:rsid="057d2115" officeooo:paragraph-rsid="0585d555" style:font-style-asian="normal" style:font-weight-asian="normal" style:font-style-complex="normal" style:font-weight-complex="normal"/>
    </style:style>
    <style:style style:name="P511" style:family="paragraph" style:parent-style-name="Standard">
      <style:paragraph-properties fo:line-height="100%"/>
      <style:text-properties fo:font-style="normal" fo:font-weight="normal" officeooo:rsid="057d2115" officeooo:paragraph-rsid="057d2115" style:font-style-asian="normal" style:font-weight-asian="normal" style:font-style-complex="normal" style:font-weight-complex="normal"/>
    </style:style>
    <style:style style:name="P512" style:family="paragraph" style:parent-style-name="Standard">
      <style:paragraph-properties fo:line-height="100%"/>
      <style:text-properties fo:font-style="normal" fo:font-weight="normal" officeooo:rsid="058ba444" officeooo:paragraph-rsid="058bbc5e" style:font-style-asian="normal" style:font-weight-asian="normal" style:font-style-complex="normal" style:font-weight-complex="normal"/>
    </style:style>
    <style:style style:name="P513" style:family="paragraph" style:parent-style-name="Standard">
      <style:paragraph-properties fo:line-height="100%"/>
      <style:text-properties fo:font-style="normal" fo:font-weight="normal" officeooo:rsid="058ba444" officeooo:paragraph-rsid="058ba444" style:font-style-asian="normal" style:font-weight-asian="normal" style:font-style-complex="normal" style:font-weight-complex="normal"/>
    </style:style>
    <style:style style:name="P514" style:family="paragraph" style:parent-style-name="Standard">
      <style:paragraph-properties fo:line-height="150%"/>
      <style:text-properties fo:font-style="normal" fo:font-weight="normal" officeooo:rsid="058ba444" officeooo:paragraph-rsid="058ba444" style:font-style-asian="normal" style:font-weight-asian="normal" style:font-style-complex="normal" style:font-weight-complex="normal"/>
    </style:style>
    <style:style style:name="P515" style:family="paragraph" style:parent-style-name="Standard">
      <style:paragraph-properties fo:line-height="100%"/>
      <style:text-properties fo:font-style="normal" fo:font-weight="normal" officeooo:rsid="058118a3" officeooo:paragraph-rsid="057d2115" style:font-style-asian="normal" style:font-weight-asian="normal" style:font-style-complex="normal" style:font-weight-complex="normal"/>
    </style:style>
    <style:style style:name="P516" style:family="paragraph" style:parent-style-name="Standard">
      <style:paragraph-properties fo:line-height="100%"/>
      <style:text-properties fo:font-style="normal" fo:font-weight="normal" officeooo:rsid="05864f67" officeooo:paragraph-rsid="05864f67" style:font-style-asian="normal" style:font-weight-asian="normal" style:font-style-complex="normal" style:font-weight-complex="normal"/>
    </style:style>
    <style:style style:name="P517" style:family="paragraph" style:parent-style-name="Standard">
      <style:paragraph-properties fo:line-height="100%"/>
      <style:text-properties fo:font-style="normal" fo:font-weight="normal" officeooo:rsid="05872310" officeooo:paragraph-rsid="05872310" style:font-style-asian="normal" style:font-weight-asian="normal" style:font-style-complex="normal" style:font-weight-complex="normal"/>
    </style:style>
    <style:style style:name="P518" style:family="paragraph" style:parent-style-name="Standard">
      <style:paragraph-properties fo:line-height="100%"/>
      <style:text-properties fo:font-style="normal" fo:font-weight="normal" officeooo:rsid="058db648" officeooo:paragraph-rsid="058db648" style:font-style-asian="normal" style:font-weight-asian="normal" style:font-style-complex="normal" style:font-weight-complex="normal"/>
    </style:style>
    <style:style style:name="P519" style:family="paragraph" style:parent-style-name="Standard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520" style:family="paragraph" style:parent-style-name="Standard">
      <style:paragraph-properties fo:line-height="15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521" style:family="paragraph" style:parent-style-name="Standard">
      <style:paragraph-properties fo:line-height="100%"/>
      <style:text-properties fo:font-style="normal" fo:font-weight="normal" officeooo:rsid="058c34c9" officeooo:paragraph-rsid="058c34c9" style:font-style-asian="normal" style:font-weight-asian="normal" style:font-style-complex="normal" style:font-weight-complex="normal"/>
    </style:style>
    <style:style style:name="P522" style:family="paragraph" style:parent-style-name="Standard">
      <style:paragraph-properties fo:line-height="100%"/>
      <style:text-properties fo:font-style="normal" fo:font-weight="normal" officeooo:rsid="059b7fe1" officeooo:paragraph-rsid="059b7fe1" style:font-style-asian="normal" style:font-weight-asian="normal" style:font-style-complex="normal" style:font-weight-complex="normal"/>
    </style:style>
    <style:style style:name="P523" style:family="paragraph" style:parent-style-name="Standard">
      <style:paragraph-properties fo:line-height="100%"/>
      <style:text-properties fo:font-style="normal" fo:font-weight="normal" officeooo:rsid="059ca69e" officeooo:paragraph-rsid="059ca69e" style:font-style-asian="normal" style:font-weight-asian="normal" style:font-style-complex="normal" style:font-weight-complex="normal"/>
    </style:style>
    <style:style style:name="P524" style:family="paragraph" style:parent-style-name="Standard">
      <style:paragraph-properties fo:line-height="100%"/>
      <style:text-properties fo:font-style="normal" fo:font-weight="normal" officeooo:rsid="059df9ef" officeooo:paragraph-rsid="059df9ef" style:font-style-asian="normal" style:font-weight-asian="normal" style:font-style-complex="normal" style:font-weight-complex="normal"/>
    </style:style>
    <style:style style:name="P525" style:family="paragraph" style:parent-style-name="Standard">
      <style:paragraph-properties fo:line-height="100%"/>
      <style:text-properties fo:font-style="normal" fo:font-weight="normal" officeooo:rsid="059e1147" officeooo:paragraph-rsid="059e1147" style:font-style-asian="normal" style:font-weight-asian="normal" style:font-style-complex="normal" style:font-weight-complex="normal"/>
    </style:style>
    <style:style style:name="P526" style:family="paragraph" style:parent-style-name="Standard">
      <style:paragraph-properties fo:line-height="100%"/>
      <style:text-properties fo:font-style="normal" fo:font-weight="normal" officeooo:rsid="059e7836" officeooo:paragraph-rsid="059e7836" style:font-style-asian="normal" style:font-weight-asian="normal" style:font-style-complex="normal" style:font-weight-complex="normal"/>
    </style:style>
    <style:style style:name="P527" style:family="paragraph" style:parent-style-name="Standard">
      <style:paragraph-properties fo:line-height="100%"/>
      <style:text-properties fo:font-style="normal" fo:font-weight="normal" officeooo:rsid="059f579e" officeooo:paragraph-rsid="059f579e" style:font-style-asian="normal" style:font-weight-asian="normal" style:font-style-complex="normal" style:font-weight-complex="normal"/>
    </style:style>
    <style:style style:name="P528" style:family="paragraph" style:parent-style-name="Standard">
      <style:paragraph-properties fo:line-height="100%"/>
      <style:text-properties fo:font-style="normal" fo:font-weight="normal" officeooo:rsid="059f579e" officeooo:paragraph-rsid="059f1f47" style:font-style-asian="normal" style:font-weight-asian="normal" style:font-style-complex="normal" style:font-weight-complex="normal"/>
    </style:style>
    <style:style style:name="P529" style:family="paragraph" style:parent-style-name="Standard">
      <style:paragraph-properties fo:line-height="100%"/>
      <style:text-properties fo:font-style="normal" fo:font-weight="normal" officeooo:rsid="059f579e" officeooo:paragraph-rsid="05a116c0" style:font-style-asian="normal" style:font-weight-asian="normal" style:font-style-complex="normal" style:font-weight-complex="normal"/>
    </style:style>
    <style:style style:name="P530" style:family="paragraph" style:parent-style-name="Standard">
      <style:paragraph-properties fo:line-height="100%"/>
      <style:text-properties fo:font-style="normal" fo:font-weight="normal" officeooo:rsid="05aec3b0" officeooo:paragraph-rsid="05aec3b0" style:font-style-asian="normal" style:font-weight-asian="normal" style:font-style-complex="normal" style:font-weight-complex="normal"/>
    </style:style>
    <style:style style:name="P531" style:family="paragraph" style:parent-style-name="Standard">
      <style:paragraph-properties fo:line-height="100%"/>
      <style:text-properties fo:font-style="normal" fo:font-weight="normal" officeooo:rsid="05b1d6ac" officeooo:paragraph-rsid="05b1d6ac" style:font-style-asian="normal" style:font-weight-asian="normal" style:font-style-complex="normal" style:font-weight-complex="normal"/>
    </style:style>
    <style:style style:name="P532" style:family="paragraph" style:parent-style-name="Standard">
      <style:paragraph-properties fo:line-height="100%"/>
      <style:text-properties fo:font-style="normal" fo:font-weight="normal" officeooo:rsid="05b53809" officeooo:paragraph-rsid="05b53809" style:font-style-asian="normal" style:font-weight-asian="normal" style:font-style-complex="normal" style:font-weight-complex="normal"/>
    </style:style>
    <style:style style:name="P533" style:family="paragraph" style:parent-style-name="Standard">
      <style:paragraph-properties fo:line-height="100%"/>
      <style:text-properties fo:font-style="normal" fo:font-weight="normal" officeooo:rsid="05b6653b" officeooo:paragraph-rsid="05b6653b" style:font-style-asian="normal" style:font-weight-asian="normal" style:font-style-complex="normal" style:font-weight-complex="normal"/>
    </style:style>
    <style:style style:name="P534" style:family="paragraph" style:parent-style-name="Standard">
      <style:paragraph-properties fo:line-height="100%"/>
      <style:text-properties fo:font-style="normal" fo:font-weight="normal" officeooo:rsid="05bb08e9" officeooo:paragraph-rsid="05bc64d7" style:font-style-asian="normal" style:font-weight-asian="normal" style:font-style-complex="normal" style:font-weight-complex="normal"/>
    </style:style>
    <style:style style:name="P535" style:family="paragraph" style:parent-style-name="Standard">
      <style:paragraph-properties fo:line-height="100%"/>
      <style:text-properties fo:font-style="normal" fo:font-weight="normal" officeooo:rsid="05bb08e9" officeooo:paragraph-rsid="05bb08e9" style:font-style-asian="normal" style:font-weight-asian="normal" style:font-style-complex="normal" style:font-weight-complex="normal"/>
    </style:style>
    <style:style style:name="P536" style:family="paragraph" style:parent-style-name="Standard">
      <style:paragraph-properties fo:line-height="100%"/>
      <style:text-properties fo:font-style="normal" fo:font-weight="normal" officeooo:rsid="05bc64d7" officeooo:paragraph-rsid="05bc64d7" style:font-style-asian="normal" style:font-weight-asian="normal" style:font-style-complex="normal" style:font-weight-complex="normal"/>
    </style:style>
    <style:style style:name="P537" style:family="paragraph" style:parent-style-name="Standard">
      <style:paragraph-properties fo:line-height="100%"/>
      <style:text-properties fo:font-style="normal" fo:font-weight="normal" officeooo:rsid="05bf56cb" officeooo:paragraph-rsid="05bf56cb" style:font-style-asian="normal" style:font-weight-asian="normal" style:font-style-complex="normal" style:font-weight-complex="normal"/>
    </style:style>
    <style:style style:name="P538" style:family="paragraph" style:parent-style-name="Standard">
      <style:paragraph-properties fo:line-height="100%"/>
      <style:text-properties fo:font-style="normal" fo:font-weight="normal" officeooo:rsid="05c1b5cd" officeooo:paragraph-rsid="05c1b5cd" style:font-style-asian="normal" style:font-weight-asian="normal" style:font-style-complex="normal" style:font-weight-complex="normal"/>
    </style:style>
    <style:style style:name="P539" style:family="paragraph" style:parent-style-name="Standard">
      <style:paragraph-properties fo:line-height="100%"/>
      <style:text-properties fo:font-style="normal" fo:font-weight="normal" officeooo:rsid="05c5e732" officeooo:paragraph-rsid="05c5e732" style:font-style-asian="normal" style:font-weight-asian="normal" style:font-style-complex="normal" style:font-weight-complex="normal"/>
    </style:style>
    <style:style style:name="P540" style:family="paragraph" style:parent-style-name="Standard">
      <style:paragraph-properties fo:line-height="100%"/>
      <style:text-properties fo:font-style="normal" fo:font-weight="normal" officeooo:rsid="05a116c0" officeooo:paragraph-rsid="05a116c0" style:font-style-asian="normal" style:font-weight-asian="normal" style:font-style-complex="normal" style:font-weight-complex="normal"/>
    </style:style>
    <style:style style:name="P541" style:family="paragraph" style:parent-style-name="Standard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542" style:family="paragraph" style:parent-style-name="Standard">
      <style:paragraph-properties fo:line-height="100%"/>
      <style:text-properties fo:font-style="normal" fo:font-weight="normal" officeooo:rsid="05d797f7" officeooo:paragraph-rsid="05d797f7" style:font-style-asian="normal" style:font-weight-asian="normal" style:font-style-complex="normal" style:font-weight-complex="normal"/>
    </style:style>
    <style:style style:name="P543" style:family="paragraph" style:parent-style-name="Standard">
      <style:paragraph-properties fo:line-height="100%"/>
      <style:text-properties fo:font-style="normal" fo:font-weight="normal" officeooo:rsid="05ef59a4" officeooo:paragraph-rsid="05ef59a4" style:font-style-asian="normal" style:font-weight-asian="normal" style:font-style-complex="normal" style:font-weight-complex="normal"/>
    </style:style>
    <style:style style:name="P544" style:family="paragraph" style:parent-style-name="Standard">
      <style:paragraph-properties fo:line-height="100%"/>
      <style:text-properties fo:font-style="normal" fo:font-weight="normal" officeooo:rsid="05f25572" officeooo:paragraph-rsid="05f25572" style:font-style-asian="normal" style:font-weight-asian="normal" style:font-style-complex="normal" style:font-weight-complex="normal"/>
    </style:style>
    <style:style style:name="P545" style:family="paragraph" style:parent-style-name="Standard">
      <style:paragraph-properties fo:line-height="100%"/>
      <style:text-properties fo:font-style="normal" fo:font-weight="normal" officeooo:rsid="05f25572" officeooo:paragraph-rsid="05ff9721" style:font-style-asian="normal" style:font-weight-asian="normal" style:font-style-complex="normal" style:font-weight-complex="normal"/>
    </style:style>
    <style:style style:name="P546" style:family="paragraph" style:parent-style-name="Standard">
      <style:paragraph-properties fo:line-height="100%"/>
      <style:text-properties fo:font-style="normal" fo:font-weight="normal" officeooo:rsid="05f3e7ac" officeooo:paragraph-rsid="05f3e7ac" style:font-style-asian="normal" style:font-weight-asian="normal" style:font-style-complex="normal" style:font-weight-complex="normal"/>
    </style:style>
    <style:style style:name="P547" style:family="paragraph" style:parent-style-name="Standard">
      <style:paragraph-properties fo:line-height="100%"/>
      <style:text-properties fo:font-style="normal" fo:font-weight="normal" officeooo:rsid="05de506a" officeooo:paragraph-rsid="05dd0971" style:font-style-asian="normal" style:font-weight-asian="normal" style:font-style-complex="normal" style:font-weight-complex="normal"/>
    </style:style>
    <style:style style:name="P548" style:family="paragraph" style:parent-style-name="Standard">
      <style:paragraph-properties fo:line-height="100%"/>
      <style:text-properties fo:font-style="normal" fo:font-weight="normal" officeooo:rsid="05e036ab" officeooo:paragraph-rsid="05e036ab" style:font-style-asian="normal" style:font-weight-asian="normal" style:font-style-complex="normal" style:font-weight-complex="normal"/>
    </style:style>
    <style:style style:name="P549" style:family="paragraph" style:parent-style-name="Standard">
      <style:paragraph-properties fo:line-height="100%"/>
      <style:text-properties fo:font-style="normal" fo:font-weight="normal" officeooo:rsid="05e186bd" officeooo:paragraph-rsid="05e186bd" style:font-style-asian="normal" style:font-weight-asian="normal" style:font-style-complex="normal" style:font-weight-complex="normal"/>
    </style:style>
    <style:style style:name="P550" style:family="paragraph" style:parent-style-name="Standard">
      <style:paragraph-properties fo:line-height="100%"/>
      <style:text-properties fo:font-style="normal" fo:font-weight="normal" officeooo:rsid="05e2db49" officeooo:paragraph-rsid="05e2db49" style:font-style-asian="normal" style:font-weight-asian="normal" style:font-style-complex="normal" style:font-weight-complex="normal"/>
    </style:style>
    <style:style style:name="P551" style:family="paragraph" style:parent-style-name="Standard">
      <style:paragraph-properties fo:line-height="100%"/>
      <style:text-properties fo:font-style="normal" fo:font-weight="normal" officeooo:rsid="05e46ca0" officeooo:paragraph-rsid="05e5f887" style:font-style-asian="normal" style:font-weight-asian="normal" style:font-style-complex="normal" style:font-weight-complex="normal"/>
    </style:style>
    <style:style style:name="P552" style:family="paragraph" style:parent-style-name="Standard">
      <style:paragraph-properties fo:line-height="100%"/>
      <style:text-properties fo:font-style="normal" fo:font-weight="normal" officeooo:rsid="05e46ca0" officeooo:paragraph-rsid="05e46ca0" style:font-style-asian="normal" style:font-weight-asian="normal" style:font-style-complex="normal" style:font-weight-complex="normal"/>
    </style:style>
    <style:style style:name="P553" style:family="paragraph" style:parent-style-name="Standard">
      <style:paragraph-properties fo:line-height="150%"/>
      <style:text-properties fo:font-style="normal" fo:font-weight="normal" officeooo:rsid="05ed9a4b" officeooo:paragraph-rsid="05ed9a4b" style:font-style-asian="normal" style:font-weight-asian="normal" style:font-style-complex="normal" style:font-weight-complex="normal"/>
    </style:style>
    <style:style style:name="P554" style:family="paragraph" style:parent-style-name="Standard">
      <style:paragraph-properties fo:line-height="100%"/>
      <style:text-properties fo:font-style="normal" fo:font-weight="normal" officeooo:rsid="06011cd1" officeooo:paragraph-rsid="06011cd1" style:font-style-asian="normal" style:font-weight-asian="normal" style:font-style-complex="normal" style:font-weight-complex="normal"/>
    </style:style>
    <style:style style:name="P555" style:family="paragraph" style:parent-style-name="Standard">
      <style:paragraph-properties fo:line-height="150%"/>
      <style:text-properties fo:font-style="normal" fo:font-weight="normal" officeooo:rsid="06011cd1" officeooo:paragraph-rsid="061169e8" style:font-style-asian="normal" style:font-weight-asian="normal" style:font-style-complex="normal" style:font-weight-complex="normal"/>
    </style:style>
    <style:style style:name="P556" style:family="paragraph" style:parent-style-name="Standard">
      <style:paragraph-properties fo:line-height="100%"/>
      <style:text-properties fo:font-style="normal" fo:font-weight="normal" officeooo:rsid="06052a63" officeooo:paragraph-rsid="06052a63" style:font-style-asian="normal" style:font-weight-asian="normal" style:font-style-complex="normal" style:font-weight-complex="normal"/>
    </style:style>
    <style:style style:name="P557" style:family="paragraph" style:parent-style-name="Standard">
      <style:paragraph-properties fo:line-height="150%"/>
      <style:text-properties fo:font-style="normal" fo:font-weight="normal" officeooo:rsid="06052a63" officeooo:paragraph-rsid="06063862" style:font-style-asian="normal" style:font-weight-asian="normal" style:font-style-complex="normal" style:font-weight-complex="normal"/>
    </style:style>
    <style:style style:name="P558" style:family="paragraph" style:parent-style-name="Standard">
      <style:paragraph-properties fo:line-height="100%"/>
      <style:text-properties fo:font-style="normal" fo:font-weight="normal" officeooo:rsid="06063862" officeooo:paragraph-rsid="06063862" style:font-style-asian="normal" style:font-weight-asian="normal" style:font-style-complex="normal" style:font-weight-complex="normal"/>
    </style:style>
    <style:style style:name="P559" style:family="paragraph" style:parent-style-name="Standard">
      <style:paragraph-properties fo:line-height="100%"/>
      <style:text-properties fo:font-style="normal" fo:font-weight="normal" officeooo:rsid="0608abbd" officeooo:paragraph-rsid="0608abbd" style:font-style-asian="normal" style:font-weight-asian="normal" style:font-style-complex="normal" style:font-weight-complex="normal"/>
    </style:style>
    <style:style style:name="P560" style:family="paragraph" style:parent-style-name="Standard">
      <style:paragraph-properties fo:line-height="100%"/>
      <style:text-properties fo:font-style="normal" fo:font-weight="normal" officeooo:rsid="060fe20f" officeooo:paragraph-rsid="060fe20f" style:font-style-asian="normal" style:font-weight-asian="normal" style:font-style-complex="normal" style:font-weight-complex="normal"/>
    </style:style>
    <style:style style:name="P561" style:family="paragraph" style:parent-style-name="Standard">
      <style:text-properties fo:font-style="normal" fo:font-weight="bold" officeooo:rsid="02be3c45" officeooo:paragraph-rsid="02be3c45" style:font-style-asian="normal" style:font-weight-asian="bold" style:font-style-complex="normal" style:font-weight-complex="bold"/>
    </style:style>
    <style:style style:name="P562" style:family="paragraph" style:parent-style-name="Standard">
      <style:paragraph-properties fo:line-height="100%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563" style:family="paragraph" style:parent-style-name="Standard">
      <style:paragraph-properties fo:line-height="100%"/>
      <style:text-properties fo:font-style="normal" fo:font-weight="bold" officeooo:rsid="0413e071" officeooo:paragraph-rsid="0413e071" style:font-style-asian="normal" style:font-weight-asian="bold" style:font-style-complex="normal" style:font-weight-complex="bold"/>
    </style:style>
    <style:style style:name="P564" style:family="paragraph" style:parent-style-name="Standard">
      <style:paragraph-properties fo:line-height="100%"/>
      <style:text-properties fo:font-style="normal" fo:font-weight="bold" officeooo:rsid="0299a3b0" officeooo:paragraph-rsid="0299a3b0" style:font-style-asian="normal" style:font-weight-asian="bold" style:font-style-complex="normal" style:font-weight-complex="bold"/>
    </style:style>
    <style:style style:name="P565" style:family="paragraph" style:parent-style-name="Standard">
      <style:paragraph-properties fo:line-height="100%"/>
      <style:text-properties fo:font-style="normal" fo:font-weight="bold" officeooo:rsid="04d9fb2e" officeooo:paragraph-rsid="04d9fb2e" style:font-style-asian="normal" style:font-weight-asian="bold" style:font-style-complex="normal" style:font-weight-complex="bold"/>
    </style:style>
    <style:style style:name="P566" style:family="paragraph" style:parent-style-name="Standard">
      <style:paragraph-properties fo:line-height="100%"/>
      <style:text-properties fo:font-style="normal" fo:font-weight="bold" officeooo:rsid="04e64680" officeooo:paragraph-rsid="04e64680" style:font-style-asian="normal" style:font-weight-asian="bold" style:font-style-complex="normal" style:font-weight-complex="bold"/>
    </style:style>
    <style:style style:name="P567" style:family="paragraph" style:parent-style-name="Standard">
      <style:paragraph-properties fo:line-height="100%"/>
      <style:text-properties fo:font-style="normal" fo:font-weight="bold" officeooo:rsid="0508fe4c" officeooo:paragraph-rsid="051228a5" style:font-style-asian="normal" style:font-weight-asian="bold" style:font-style-complex="normal" style:font-weight-complex="bold"/>
    </style:style>
    <style:style style:name="P568" style:family="paragraph" style:parent-style-name="Standard">
      <style:paragraph-properties fo:line-height="100%"/>
      <style:text-properties fo:font-style="normal" fo:font-weight="bold" officeooo:rsid="051228a5" officeooo:paragraph-rsid="051228a5" style:font-style-asian="normal" style:font-weight-asian="bold" style:font-style-complex="normal" style:font-weight-complex="bold"/>
    </style:style>
    <style:style style:name="P569" style:family="paragraph" style:parent-style-name="Standard">
      <style:paragraph-properties fo:line-height="100%"/>
      <style:text-properties fo:font-style="normal" fo:font-weight="bold" officeooo:rsid="0502c86e" officeooo:paragraph-rsid="0502c86e" style:font-style-asian="normal" style:font-weight-asian="bold" style:font-style-complex="normal" style:font-weight-complex="bold"/>
    </style:style>
    <style:style style:name="P570" style:family="paragraph" style:parent-style-name="Standard">
      <style:paragraph-properties fo:line-height="100%"/>
      <style:text-properties fo:font-style="normal" fo:font-weight="bold" officeooo:rsid="051755b6" officeooo:paragraph-rsid="051755b6" style:font-style-asian="normal" style:font-weight-asian="bold" style:font-style-complex="normal" style:font-weight-complex="bold"/>
    </style:style>
    <style:style style:name="P571" style:family="paragraph" style:parent-style-name="Standard">
      <style:paragraph-properties fo:line-height="100%"/>
      <style:text-properties fo:font-style="normal" fo:font-weight="bold" officeooo:rsid="053acf61" officeooo:paragraph-rsid="053acf61" style:font-style-asian="normal" style:font-weight-asian="bold" style:font-style-complex="normal" style:font-weight-complex="bold"/>
    </style:style>
    <style:style style:name="P572" style:family="paragraph" style:parent-style-name="Standard">
      <style:paragraph-properties fo:line-height="100%"/>
      <style:text-properties fo:font-style="normal" fo:font-weight="bold" officeooo:rsid="057cbee6" officeooo:paragraph-rsid="057cbee6" style:font-style-asian="normal" style:font-weight-asian="bold" style:font-style-complex="normal" style:font-weight-complex="bold"/>
    </style:style>
    <style:style style:name="P573" style:family="paragraph" style:parent-style-name="Standard">
      <style:paragraph-properties fo:line-height="100%"/>
      <style:text-properties fo:font-style="normal" fo:font-weight="bold" officeooo:rsid="05872310" officeooo:paragraph-rsid="05872310" style:font-style-asian="normal" style:font-weight-asian="bold" style:font-style-complex="normal" style:font-weight-complex="bold"/>
    </style:style>
    <style:style style:name="P574" style:family="paragraph" style:parent-style-name="Standard">
      <style:paragraph-properties fo:line-height="100%"/>
      <style:text-properties fo:font-style="normal" fo:font-weight="bold" officeooo:rsid="058db648" officeooo:paragraph-rsid="058db648" style:font-style-asian="normal" style:font-weight-asian="bold" style:font-style-complex="normal" style:font-weight-complex="bold"/>
    </style:style>
    <style:style style:name="P575" style:family="paragraph" style:parent-style-name="Standard">
      <style:paragraph-properties fo:line-height="100%"/>
      <style:text-properties fo:font-style="normal" fo:font-weight="bold" officeooo:rsid="059e1147" officeooo:paragraph-rsid="059e1147" style:font-style-asian="normal" style:font-weight-asian="bold" style:font-style-complex="normal" style:font-weight-complex="bold"/>
    </style:style>
    <style:style style:name="P576" style:family="paragraph" style:parent-style-name="Standard">
      <style:paragraph-properties fo:line-height="100%"/>
      <style:text-properties fo:font-style="normal" fo:font-weight="bold" officeooo:rsid="05bf56cb" officeooo:paragraph-rsid="05bf56cb" style:font-style-asian="normal" style:font-weight-asian="bold" style:font-style-complex="normal" style:font-weight-complex="bold"/>
    </style:style>
    <style:style style:name="P577" style:family="paragraph" style:parent-style-name="Standard">
      <style:paragraph-properties fo:line-height="100%"/>
      <style:text-properties fo:font-style="normal" fo:font-weight="bold" officeooo:rsid="05cd3bc5" officeooo:paragraph-rsid="05cd3bc5" style:font-style-asian="normal" style:font-weight-asian="bold" style:font-style-complex="normal" style:font-weight-complex="bold"/>
    </style:style>
    <style:style style:name="P578" style:family="paragraph" style:parent-style-name="Standard">
      <style:paragraph-properties fo:line-height="100%"/>
      <style:text-properties fo:font-style="normal" fo:font-weight="bold" officeooo:rsid="05f3e7ac" officeooo:paragraph-rsid="06025589" style:font-style-asian="normal" style:font-weight-asian="bold" style:font-style-complex="normal" style:font-weight-complex="bold"/>
    </style:style>
    <style:style style:name="P579" style:family="paragraph" style:parent-style-name="Standard">
      <style:paragraph-properties fo:line-height="100%"/>
      <style:text-properties fo:font-style="normal" fo:font-weight="bold" officeooo:rsid="061a1686" officeooo:paragraph-rsid="061a1686" style:font-style-asian="normal" style:font-weight-asian="bold" style:font-style-complex="normal" style:font-weight-complex="bold"/>
    </style:style>
    <style:style style:name="P580" style:family="paragraph" style:parent-style-name="Standard">
      <style:paragraph-properties fo:line-height="100%"/>
      <style:text-properties fo:font-style="normal" fo:font-weight="bold" officeooo:rsid="064e8a06" officeooo:paragraph-rsid="064e8a06" style:font-style-asian="normal" style:font-weight-asian="bold" style:font-style-complex="normal" style:font-weight-complex="bold"/>
    </style:style>
    <style:style style:name="P581" style:family="paragraph" style:parent-style-name="Standard">
      <style:text-properties officeooo:rsid="0033fbdf" officeooo:paragraph-rsid="0033fbdf"/>
    </style:style>
    <style:style style:name="P582" style:family="paragraph" style:parent-style-name="Standard">
      <style:text-properties officeooo:rsid="0034ed8b" officeooo:paragraph-rsid="0106c767"/>
    </style:style>
    <style:style style:name="P583" style:family="paragraph" style:parent-style-name="Standard">
      <style:paragraph-properties fo:line-height="100%"/>
      <style:text-properties fo:font-weight="normal" officeooo:rsid="02540cb9" officeooo:paragraph-rsid="02540cb9" style:font-weight-asian="normal" style:font-weight-complex="normal"/>
    </style:style>
    <style:style style:name="P584" style:family="paragraph" style:parent-style-name="Standard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585" style:family="paragraph" style:parent-style-name="Standard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586" style:family="paragraph" style:parent-style-name="Standard">
      <style:paragraph-properties fo:line-height="100%"/>
      <style:text-properties fo:font-weight="normal" officeooo:rsid="0358b949" officeooo:paragraph-rsid="0358b949" style:font-weight-asian="normal" style:font-weight-complex="normal"/>
    </style:style>
    <style:style style:name="P587" style:family="paragraph" style:parent-style-name="Standard">
      <style:paragraph-properties fo:line-height="100%"/>
      <style:text-properties fo:font-weight="normal" officeooo:rsid="0374e85b" officeooo:paragraph-rsid="0374e85b" style:font-weight-asian="normal" style:font-weight-complex="normal"/>
    </style:style>
    <style:style style:name="P588" style:family="paragraph" style:parent-style-name="Standard">
      <style:paragraph-properties fo:line-height="100%"/>
      <style:text-properties fo:font-weight="normal" officeooo:rsid="0375ec12" officeooo:paragraph-rsid="0375ec12" style:font-weight-asian="normal" style:font-weight-complex="normal"/>
    </style:style>
    <style:style style:name="P589" style:family="paragraph" style:parent-style-name="Standard">
      <style:paragraph-properties fo:line-height="100%"/>
      <style:text-properties fo:font-weight="normal" officeooo:rsid="0375ec12" officeooo:paragraph-rsid="037607bd" style:font-weight-asian="normal" style:font-weight-complex="normal"/>
    </style:style>
    <style:style style:name="P590" style:family="paragraph" style:parent-style-name="Standard">
      <style:paragraph-properties fo:line-height="100%"/>
      <style:text-properties fo:font-weight="normal" officeooo:rsid="037607bd" officeooo:paragraph-rsid="03804bbd" style:font-weight-asian="normal" style:font-weight-complex="normal"/>
    </style:style>
    <style:style style:name="P591" style:family="paragraph" style:parent-style-name="Standard">
      <style:paragraph-properties fo:line-height="100%"/>
      <style:text-properties fo:font-weight="normal" officeooo:rsid="03778af6" officeooo:paragraph-rsid="03804bbd" style:font-weight-asian="normal" style:font-weight-complex="normal"/>
    </style:style>
    <style:style style:name="P592" style:family="paragraph" style:parent-style-name="Standard">
      <style:paragraph-properties fo:line-height="100%"/>
      <style:text-properties fo:font-weight="normal" officeooo:rsid="03886cfc" officeooo:paragraph-rsid="03886cfc" style:font-weight-asian="normal" style:font-weight-complex="normal"/>
    </style:style>
    <style:style style:name="P593" style:family="paragraph" style:parent-style-name="Standard">
      <style:paragraph-properties fo:line-height="100%"/>
      <style:text-properties fo:font-weight="normal" officeooo:rsid="038bbdf6" officeooo:paragraph-rsid="03963307" style:font-weight-asian="normal" style:font-weight-complex="normal"/>
    </style:style>
    <style:style style:name="P594" style:family="paragraph" style:parent-style-name="Standard">
      <style:paragraph-properties fo:line-height="100%"/>
      <style:text-properties fo:font-weight="normal" officeooo:rsid="039c640b" officeooo:paragraph-rsid="039e438c" style:font-weight-asian="normal" style:font-weight-complex="normal"/>
    </style:style>
    <style:style style:name="P595" style:family="paragraph" style:parent-style-name="Standard">
      <style:paragraph-properties fo:line-height="100%"/>
      <style:text-properties fo:font-weight="normal" officeooo:rsid="039c640b" officeooo:paragraph-rsid="039c640b" style:font-weight-asian="normal" style:font-weight-complex="normal"/>
    </style:style>
    <style:style style:name="P596" style:family="paragraph" style:parent-style-name="Standard">
      <style:paragraph-properties fo:line-height="100%"/>
      <style:text-properties fo:font-weight="normal" officeooo:rsid="038a2c81" officeooo:paragraph-rsid="039c640b" style:font-weight-asian="normal" style:font-weight-complex="normal"/>
    </style:style>
    <style:style style:name="P597" style:family="paragraph" style:parent-style-name="Standard">
      <style:paragraph-properties fo:line-height="100%"/>
      <style:text-properties fo:font-weight="normal" officeooo:rsid="038a2c81" officeooo:paragraph-rsid="038a2c81" style:font-weight-asian="normal" style:font-weight-complex="normal"/>
    </style:style>
    <style:style style:name="P598" style:family="paragraph" style:parent-style-name="Standard">
      <style:paragraph-properties fo:line-height="100%"/>
      <style:text-properties fo:font-weight="normal" officeooo:rsid="038d7d5e" officeooo:paragraph-rsid="038e531a" style:font-weight-asian="normal" style:font-weight-complex="normal"/>
    </style:style>
    <style:style style:name="P599" style:family="paragraph" style:parent-style-name="Standard">
      <style:paragraph-properties fo:line-height="100%"/>
      <style:text-properties fo:font-weight="normal" officeooo:rsid="038e531a" officeooo:paragraph-rsid="038e531a" style:font-weight-asian="normal" style:font-weight-complex="normal"/>
    </style:style>
    <style:style style:name="P600" style:family="paragraph" style:parent-style-name="Standard">
      <style:paragraph-properties fo:line-height="100%"/>
      <style:text-properties fo:font-weight="normal" officeooo:rsid="03a4e520" officeooo:paragraph-rsid="03a4e520" style:font-weight-asian="normal" style:font-weight-complex="normal"/>
    </style:style>
    <style:style style:name="P601" style:family="paragraph" style:parent-style-name="Standard">
      <style:paragraph-properties fo:line-height="100%"/>
      <style:text-properties fo:font-weight="normal" officeooo:rsid="03ac69a7" officeooo:paragraph-rsid="03ac69a7" style:font-weight-asian="normal" style:font-weight-complex="normal"/>
    </style:style>
    <style:style style:name="P602" style:family="paragraph" style:parent-style-name="Standard">
      <style:paragraph-properties fo:line-height="100%"/>
      <style:text-properties fo:font-weight="normal" officeooo:rsid="03a073aa" officeooo:paragraph-rsid="03a073aa" style:font-weight-asian="normal" style:font-weight-complex="normal"/>
    </style:style>
    <style:style style:name="P603" style:family="paragraph" style:parent-style-name="Standard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604" style:family="paragraph" style:parent-style-name="Standard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605" style:family="paragraph" style:parent-style-name="Standard">
      <style:paragraph-properties fo:line-height="150%"/>
      <style:text-properties fo:font-weight="normal" officeooo:rsid="03ba815b" officeooo:paragraph-rsid="03ba815b" style:font-weight-asian="normal" style:font-weight-complex="normal"/>
    </style:style>
    <style:style style:name="P606" style:family="paragraph" style:parent-style-name="Standard">
      <style:paragraph-properties fo:line-height="100%"/>
      <style:text-properties fo:font-weight="normal" officeooo:rsid="03bd39a0" officeooo:paragraph-rsid="03bd39a0" style:font-weight-asian="normal" style:font-weight-complex="normal"/>
    </style:style>
    <style:style style:name="P607" style:family="paragraph" style:parent-style-name="Standard">
      <style:paragraph-properties fo:line-height="100%"/>
      <style:text-properties fo:font-weight="normal" officeooo:rsid="03becfb9" officeooo:paragraph-rsid="03becfb9" style:font-weight-asian="normal" style:font-weight-complex="normal"/>
    </style:style>
    <style:style style:name="P608" style:family="paragraph" style:parent-style-name="Standard">
      <style:paragraph-properties fo:line-height="100%"/>
      <style:text-properties fo:font-weight="normal" officeooo:rsid="03bf675e" officeooo:paragraph-rsid="03bf675e" style:font-weight-asian="normal" style:font-weight-complex="normal"/>
    </style:style>
    <style:style style:name="P609" style:family="paragraph" style:parent-style-name="Standard">
      <style:paragraph-properties fo:line-height="100%"/>
      <style:text-properties fo:font-weight="normal" officeooo:rsid="03bf675e" officeooo:paragraph-rsid="03f27278" style:font-weight-asian="normal" style:font-weight-complex="normal"/>
    </style:style>
    <style:style style:name="P610" style:family="paragraph" style:parent-style-name="Standard">
      <style:paragraph-properties fo:line-height="100%"/>
      <style:text-properties fo:font-weight="normal" officeooo:rsid="03bf92cd" officeooo:paragraph-rsid="03bf92cd" style:font-weight-asian="normal" style:font-weight-complex="normal"/>
    </style:style>
    <style:style style:name="P611" style:family="paragraph" style:parent-style-name="Standard">
      <style:paragraph-properties fo:line-height="100%"/>
      <style:text-properties fo:font-weight="normal" officeooo:rsid="03bf92cd" officeooo:paragraph-rsid="03c13113" style:font-weight-asian="normal" style:font-weight-complex="normal"/>
    </style:style>
    <style:style style:name="P612" style:family="paragraph" style:parent-style-name="Standard">
      <style:paragraph-properties fo:line-height="100%"/>
      <style:text-properties fo:font-weight="normal" officeooo:rsid="03bf92cd" officeooo:paragraph-rsid="03c34d65" style:font-weight-asian="normal" style:font-weight-complex="normal"/>
    </style:style>
    <style:style style:name="P613" style:family="paragraph" style:parent-style-name="Standard">
      <style:paragraph-properties fo:line-height="100%"/>
      <style:text-properties fo:font-weight="normal" officeooo:rsid="03bf92cd" officeooo:paragraph-rsid="03f0c84b" style:font-weight-asian="normal" style:font-weight-complex="normal"/>
    </style:style>
    <style:style style:name="P614" style:family="paragraph" style:parent-style-name="Standard">
      <style:paragraph-properties fo:line-height="100%"/>
      <style:text-properties fo:font-weight="normal" officeooo:rsid="03c34d65" officeooo:paragraph-rsid="03c34d65" style:font-weight-asian="normal" style:font-weight-complex="normal"/>
    </style:style>
    <style:style style:name="P615" style:family="paragraph" style:parent-style-name="Standard">
      <style:paragraph-properties fo:line-height="100%"/>
      <style:text-properties fo:font-weight="normal" officeooo:rsid="03c34d65" officeooo:paragraph-rsid="03c51260" style:font-weight-asian="normal" style:font-weight-complex="normal"/>
    </style:style>
    <style:style style:name="P616" style:family="paragraph" style:parent-style-name="Standard">
      <style:paragraph-properties fo:line-height="100%"/>
      <style:text-properties fo:font-weight="normal" officeooo:rsid="03c34d65" officeooo:paragraph-rsid="03c39617" style:font-weight-asian="normal" style:font-weight-complex="normal"/>
    </style:style>
    <style:style style:name="P617" style:family="paragraph" style:parent-style-name="Standard">
      <style:paragraph-properties fo:line-height="100%"/>
      <style:text-properties fo:font-weight="normal" officeooo:rsid="03c39617" officeooo:paragraph-rsid="03c39617" style:font-weight-asian="normal" style:font-weight-complex="normal"/>
    </style:style>
    <style:style style:name="P618" style:family="paragraph" style:parent-style-name="Standard">
      <style:paragraph-properties fo:line-height="100%"/>
      <style:text-properties fo:font-weight="normal" officeooo:rsid="03c39617" officeooo:paragraph-rsid="03d52c7f" style:font-weight-asian="normal" style:font-weight-complex="normal"/>
    </style:style>
    <style:style style:name="P619" style:family="paragraph" style:parent-style-name="Standard">
      <style:paragraph-properties fo:line-height="100%"/>
      <style:text-properties fo:font-weight="normal" officeooo:rsid="03d33e13" officeooo:paragraph-rsid="03d33e13" style:font-weight-asian="normal" style:font-weight-complex="normal"/>
    </style:style>
    <style:style style:name="P620" style:family="paragraph" style:parent-style-name="Standard">
      <style:paragraph-properties fo:line-height="100%"/>
      <style:text-properties fo:font-weight="normal" officeooo:rsid="03d91d01" officeooo:paragraph-rsid="03d91d01" style:font-weight-asian="normal" style:font-weight-complex="normal"/>
    </style:style>
    <style:style style:name="P621" style:family="paragraph" style:parent-style-name="Standard">
      <style:paragraph-properties fo:line-height="100%"/>
      <style:text-properties fo:font-weight="normal" officeooo:rsid="03d9bd6c" officeooo:paragraph-rsid="03d9bd6c" style:font-weight-asian="normal" style:font-weight-complex="normal"/>
    </style:style>
    <style:style style:name="P622" style:family="paragraph" style:parent-style-name="Standard">
      <style:paragraph-properties fo:line-height="100%"/>
      <style:text-properties fo:font-weight="normal" officeooo:rsid="03d9bd6c" officeooo:paragraph-rsid="03de8421" style:font-weight-asian="normal" style:font-weight-complex="normal"/>
    </style:style>
    <style:style style:name="P623" style:family="paragraph" style:parent-style-name="Standard">
      <style:paragraph-properties fo:line-height="100%"/>
      <style:text-properties fo:font-weight="normal" officeooo:rsid="03e4514e" officeooo:paragraph-rsid="03e6bad7" style:font-weight-asian="normal" style:font-weight-complex="normal"/>
    </style:style>
    <style:style style:name="P624" style:family="paragraph" style:parent-style-name="Standard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625" style:family="paragraph" style:parent-style-name="Standard">
      <style:paragraph-properties fo:line-height="100%"/>
      <style:text-properties fo:font-weight="normal" officeooo:rsid="03e6bad7" officeooo:paragraph-rsid="03e6bad7" style:font-weight-asian="normal" style:font-weight-complex="normal"/>
    </style:style>
    <style:style style:name="P626" style:family="paragraph" style:parent-style-name="Standard">
      <style:paragraph-properties fo:line-height="100%"/>
      <style:text-properties fo:font-weight="normal" officeooo:rsid="03cb2c07" officeooo:paragraph-rsid="03cb2c07" style:font-weight-asian="normal" style:font-weight-complex="normal"/>
    </style:style>
    <style:style style:name="P627" style:family="paragraph" style:parent-style-name="Standard">
      <style:paragraph-properties fo:line-height="100%"/>
      <style:text-properties fo:font-weight="normal" officeooo:rsid="03eb005c" officeooo:paragraph-rsid="03eb005c" style:font-weight-asian="normal" style:font-weight-complex="normal"/>
    </style:style>
    <style:style style:name="P628" style:family="paragraph" style:parent-style-name="Standard">
      <style:paragraph-properties fo:line-height="100%"/>
      <style:text-properties fo:font-weight="normal" officeooo:rsid="03eb005c" officeooo:paragraph-rsid="03f27278" style:font-weight-asian="normal" style:font-weight-complex="normal"/>
    </style:style>
    <style:style style:name="P629" style:family="paragraph" style:parent-style-name="Standard">
      <style:paragraph-properties fo:line-height="150%"/>
      <style:text-properties fo:font-weight="normal" officeooo:rsid="03eb005c" officeooo:paragraph-rsid="03eb005c" style:font-weight-asian="normal" style:font-weight-complex="normal"/>
    </style:style>
    <style:style style:name="P630" style:family="paragraph" style:parent-style-name="Standard">
      <style:paragraph-properties fo:line-height="100%"/>
      <style:text-properties fo:font-weight="normal" officeooo:rsid="0403870c" officeooo:paragraph-rsid="0403870c" style:font-weight-asian="normal" style:font-weight-complex="normal"/>
    </style:style>
    <style:style style:name="P631" style:family="paragraph" style:parent-style-name="Standard">
      <style:paragraph-properties fo:line-height="100%"/>
      <style:text-properties fo:font-weight="normal" officeooo:rsid="03ea64bf" officeooo:paragraph-rsid="03f501e7" style:font-weight-asian="normal" style:font-weight-complex="normal"/>
    </style:style>
    <style:style style:name="P632" style:family="paragraph" style:parent-style-name="Standard">
      <style:paragraph-properties fo:line-height="100%"/>
      <style:text-properties fo:font-weight="normal" officeooo:rsid="03f501e7" officeooo:paragraph-rsid="03f501e7" style:font-weight-asian="normal" style:font-weight-complex="normal"/>
    </style:style>
    <style:style style:name="P633" style:family="paragraph" style:parent-style-name="Standard">
      <style:paragraph-properties fo:line-height="150%"/>
      <style:text-properties fo:font-weight="normal" officeooo:rsid="03f27278" officeooo:paragraph-rsid="03f27278" style:font-weight-asian="normal" style:font-weight-complex="normal"/>
    </style:style>
    <style:style style:name="P634" style:family="paragraph" style:parent-style-name="Standard">
      <style:paragraph-properties fo:line-height="100%"/>
      <style:text-properties fo:font-weight="normal" officeooo:rsid="03ed0846" officeooo:paragraph-rsid="03e6bad7" style:font-weight-asian="normal" style:font-weight-complex="normal"/>
    </style:style>
    <style:style style:name="P635" style:family="paragraph" style:parent-style-name="Standard">
      <style:paragraph-properties fo:line-height="100%"/>
      <style:text-properties fo:font-weight="normal" officeooo:rsid="040e5934" officeooo:paragraph-rsid="040ea9fd" style:font-weight-asian="normal" style:font-weight-complex="normal"/>
    </style:style>
    <style:style style:name="P636" style:family="paragraph" style:parent-style-name="Standard">
      <style:paragraph-properties fo:line-height="100%"/>
      <style:text-properties fo:font-weight="normal" officeooo:rsid="0630fb9a" officeooo:paragraph-rsid="0630fb9a" style:font-weight-asian="normal" style:font-weight-complex="normal"/>
    </style:style>
    <style:style style:name="P637" style:family="paragraph" style:parent-style-name="Standard">
      <style:paragraph-properties fo:line-height="100%"/>
      <style:text-properties fo:font-weight="normal" officeooo:paragraph-rsid="04e915f4"/>
    </style:style>
    <style:style style:name="P638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639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640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641" style:family="paragraph" style:parent-style-name="Standard">
      <style:text-properties officeooo:rsid="0012a0dc" officeooo:paragraph-rsid="0012a0dc"/>
    </style:style>
    <style:style style:name="P642" style:family="paragraph" style:parent-style-name="Standard">
      <style:text-properties officeooo:paragraph-rsid="003eeb50"/>
    </style:style>
    <style:style style:name="P643" style:family="paragraph" style:parent-style-name="Standard">
      <style:text-properties officeooo:rsid="00205d85" officeooo:paragraph-rsid="005f7223"/>
    </style:style>
    <style:style style:name="P644" style:family="paragraph" style:parent-style-name="Standard">
      <style:text-properties officeooo:rsid="002436f5" officeooo:paragraph-rsid="00ed9297"/>
    </style:style>
    <style:style style:name="P645" style:family="paragraph" style:parent-style-name="Standard">
      <style:text-properties officeooo:rsid="0056d959" officeooo:paragraph-rsid="0056d959"/>
    </style:style>
    <style:style style:name="P646" style:family="paragraph" style:parent-style-name="Standard">
      <style:paragraph-properties fo:line-height="150%"/>
      <style:text-properties officeooo:paragraph-rsid="0013268f"/>
    </style:style>
    <style:style style:name="P647" style:family="paragraph" style:parent-style-name="Standard">
      <style:paragraph-properties fo:line-height="150%"/>
      <style:text-properties officeooo:paragraph-rsid="0040eb9d"/>
    </style:style>
    <style:style style:name="P648" style:family="paragraph" style:parent-style-name="Standard">
      <style:paragraph-properties fo:line-height="150%"/>
      <style:text-properties officeooo:paragraph-rsid="00c6421c"/>
    </style:style>
    <style:style style:name="P649" style:family="paragraph" style:parent-style-name="Standard">
      <style:paragraph-properties fo:line-height="150%"/>
      <style:text-properties officeooo:paragraph-rsid="0106c767"/>
    </style:style>
    <style:style style:name="P650" style:family="paragraph" style:parent-style-name="Standard">
      <style:paragraph-properties fo:line-height="150%"/>
      <style:text-properties officeooo:paragraph-rsid="01d80854"/>
    </style:style>
    <style:style style:name="P651" style:family="paragraph" style:parent-style-name="Standard">
      <style:paragraph-properties fo:line-height="150%"/>
      <style:text-properties officeooo:paragraph-rsid="020068b3"/>
    </style:style>
    <style:style style:name="P652" style:family="paragraph" style:parent-style-name="Standard">
      <style:paragraph-properties fo:line-height="150%"/>
      <style:text-properties officeooo:paragraph-rsid="0265f14b"/>
    </style:style>
    <style:style style:name="P653" style:family="paragraph" style:parent-style-name="Standard">
      <style:paragraph-properties fo:line-height="150%"/>
      <style:text-properties officeooo:paragraph-rsid="00cab904"/>
    </style:style>
    <style:style style:name="P654" style:family="paragraph" style:parent-style-name="Standard">
      <style:paragraph-properties fo:line-height="150%"/>
      <style:text-properties officeooo:paragraph-rsid="0339abb7"/>
    </style:style>
    <style:style style:name="P655" style:family="paragraph" style:parent-style-name="Standard">
      <style:paragraph-properties fo:line-height="150%"/>
      <style:text-properties officeooo:paragraph-rsid="031857c7"/>
    </style:style>
    <style:style style:name="P656" style:family="paragraph" style:parent-style-name="Standard">
      <style:paragraph-properties fo:line-height="150%"/>
      <style:text-properties officeooo:paragraph-rsid="0347bb43"/>
    </style:style>
    <style:style style:name="P657" style:family="paragraph" style:parent-style-name="Standard">
      <style:paragraph-properties fo:line-height="150%"/>
      <style:text-properties officeooo:paragraph-rsid="03af7bf7"/>
    </style:style>
    <style:style style:name="P658" style:family="paragraph" style:parent-style-name="Standard">
      <style:paragraph-properties fo:line-height="150%"/>
      <style:text-properties officeooo:paragraph-rsid="03becfb9"/>
    </style:style>
    <style:style style:name="P659" style:family="paragraph" style:parent-style-name="Standard">
      <style:paragraph-properties fo:line-height="150%"/>
      <style:text-properties officeooo:paragraph-rsid="03e90de3"/>
    </style:style>
    <style:style style:name="P660" style:family="paragraph" style:parent-style-name="Standard">
      <style:paragraph-properties fo:line-height="150%"/>
      <style:text-properties officeooo:paragraph-rsid="03ffa765"/>
    </style:style>
    <style:style style:name="P661" style:family="paragraph" style:parent-style-name="Standard">
      <style:paragraph-properties fo:line-height="150%"/>
      <style:text-properties officeooo:paragraph-rsid="04226783"/>
    </style:style>
    <style:style style:name="P662" style:family="paragraph" style:parent-style-name="Standard">
      <style:paragraph-properties fo:line-height="150%"/>
      <style:text-properties officeooo:paragraph-rsid="04ddd894"/>
    </style:style>
    <style:style style:name="P663" style:family="paragraph" style:parent-style-name="Standard">
      <style:paragraph-properties fo:line-height="150%"/>
      <style:text-properties officeooo:paragraph-rsid="05319739"/>
    </style:style>
    <style:style style:name="P664" style:family="paragraph" style:parent-style-name="Standard">
      <style:paragraph-properties fo:line-height="150%"/>
      <style:text-properties officeooo:paragraph-rsid="057d2115"/>
    </style:style>
    <style:style style:name="P665" style:family="paragraph" style:parent-style-name="Standard">
      <style:paragraph-properties fo:line-height="150%"/>
      <style:text-properties officeooo:paragraph-rsid="058bbc5e"/>
    </style:style>
    <style:style style:name="P666" style:family="paragraph" style:parent-style-name="Standard">
      <style:paragraph-properties fo:line-height="150%"/>
      <style:text-properties officeooo:paragraph-rsid="054d7055"/>
    </style:style>
    <style:style style:name="P667" style:family="paragraph" style:parent-style-name="Standard">
      <style:paragraph-properties fo:line-height="150%"/>
      <style:text-properties officeooo:paragraph-rsid="05cd3bc5"/>
    </style:style>
    <style:style style:name="P668" style:family="paragraph" style:parent-style-name="Standard">
      <style:paragraph-properties fo:line-height="150%"/>
      <style:text-properties officeooo:paragraph-rsid="05e46ca0"/>
    </style:style>
    <style:style style:name="P669" style:family="paragraph" style:parent-style-name="Standard">
      <style:paragraph-properties fo:line-height="150%"/>
      <style:text-properties officeooo:paragraph-rsid="05e8bd08"/>
    </style:style>
    <style:style style:name="P670" style:family="paragraph" style:parent-style-name="Standard">
      <style:paragraph-properties fo:line-height="150%"/>
      <style:text-properties officeooo:paragraph-rsid="05ef59a4"/>
    </style:style>
    <style:style style:name="P671" style:family="paragraph" style:parent-style-name="Standard">
      <style:paragraph-properties fo:line-height="150%"/>
      <style:text-properties officeooo:paragraph-rsid="06052a63"/>
    </style:style>
    <style:style style:name="P672" style:family="paragraph" style:parent-style-name="Standard">
      <style:paragraph-properties fo:line-height="150%"/>
      <style:text-properties officeooo:paragraph-rsid="0608abbd"/>
    </style:style>
    <style:style style:name="P673" style:family="paragraph" style:parent-style-name="Standard">
      <style:paragraph-properties fo:line-height="150%"/>
      <style:text-properties officeooo:paragraph-rsid="061a2a29"/>
    </style:style>
    <style:style style:name="P674" style:family="paragraph" style:parent-style-name="Standard">
      <style:paragraph-properties fo:line-height="150%"/>
      <style:text-properties officeooo:paragraph-rsid="06130d41"/>
    </style:style>
    <style:style style:name="P675" style:family="paragraph" style:parent-style-name="Standard">
      <style:paragraph-properties fo:line-height="150%"/>
      <style:text-properties officeooo:paragraph-rsid="062535ed"/>
    </style:style>
    <style:style style:name="P676" style:family="paragraph" style:parent-style-name="Standard">
      <style:paragraph-properties fo:line-height="150%"/>
      <style:text-properties officeooo:paragraph-rsid="06257b22"/>
    </style:style>
    <style:style style:name="P677" style:family="paragraph" style:parent-style-name="Standard">
      <style:text-properties officeooo:paragraph-rsid="00883289"/>
    </style:style>
    <style:style style:name="P678" style:family="paragraph" style:parent-style-name="Standard">
      <style:text-properties officeooo:rsid="008872eb" officeooo:paragraph-rsid="008872eb"/>
    </style:style>
    <style:style style:name="P679" style:family="paragraph" style:parent-style-name="Standard">
      <style:text-properties officeooo:paragraph-rsid="00a75993"/>
    </style:style>
    <style:style style:name="P680" style:family="paragraph" style:parent-style-name="Standard">
      <style:text-properties style:use-window-font-color="true" fo:font-style="normal" style:text-underline-style="none" officeooo:rsid="00b1e303" officeooo:paragraph-rsid="01222be5" fo:background-color="transparent" style:font-style-asian="normal" style:font-style-complex="normal"/>
    </style:style>
    <style:style style:name="P681" style:family="paragraph" style:parent-style-name="Standard">
      <style:text-properties style:use-window-font-color="true" fo:font-style="normal" style:text-underline-style="none" officeooo:rsid="00af9194" officeooo:paragraph-rsid="00f2503e" fo:background-color="transparent" style:font-style-asian="normal" style:font-style-complex="normal"/>
    </style:style>
    <style:style style:name="P682" style:family="paragraph" style:parent-style-name="Standard">
      <style:text-properties style:use-window-font-color="true" fo:font-style="normal" style:text-underline-style="none" officeooo:rsid="00afe3cb" officeooo:paragraph-rsid="01222be5" fo:background-color="transparent" style:font-style-asian="normal" style:font-style-complex="normal"/>
    </style:style>
    <style:style style:name="P683" style:family="paragraph" style:parent-style-name="Standard">
      <style:text-properties style:use-window-font-color="true" fo:font-style="normal" style:text-underline-style="none" fo:font-weight="normal" officeooo:rsid="00af9194" officeooo:paragraph-rsid="01222be5" fo:background-color="transparent" style:font-style-asian="normal" style:font-weight-asian="normal" style:font-style-complex="normal" style:font-weight-complex="normal"/>
    </style:style>
    <style:style style:name="P68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2698b" officeooo:paragraph-rsid="0272698b" style:font-style-asian="normal" style:font-weight-asian="normal" style:font-style-complex="normal" style:font-weight-complex="normal"/>
    </style:style>
    <style:style style:name="P68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5eeb02" officeooo:paragraph-rsid="0275c15d" style:font-style-asian="normal" style:font-weight-asian="normal" style:font-style-complex="normal" style:font-weight-complex="normal"/>
    </style:style>
    <style:style style:name="P68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9931" officeooo:paragraph-rsid="02759931" style:font-style-asian="normal" style:font-weight-asian="normal" style:font-style-complex="normal" style:font-weight-complex="normal"/>
    </style:style>
    <style:style style:name="P68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c15d" style:font-style-asian="normal" style:font-weight-asian="normal" style:font-style-complex="normal" style:font-weight-complex="normal"/>
    </style:style>
    <style:style style:name="P68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9931" style:font-style-asian="normal" style:font-weight-asian="normal" style:font-style-complex="normal" style:font-weight-complex="normal"/>
    </style:style>
    <style:style style:name="P68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6cd96" officeooo:paragraph-rsid="0276cd96" style:font-style-asian="normal" style:font-weight-asian="normal" style:font-style-complex="normal" style:font-weight-complex="normal"/>
    </style:style>
    <style:style style:name="P69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9658f" style:font-style-asian="normal" style:font-weight-asian="normal" style:font-style-complex="normal" style:font-weight-complex="normal"/>
    </style:style>
    <style:style style:name="P69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78926" style:font-style-asian="normal" style:font-weight-asian="normal" style:font-style-complex="normal" style:font-weight-complex="normal"/>
    </style:style>
    <style:style style:name="P69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df911" style:font-style-asian="normal" style:font-weight-asian="normal" style:font-style-complex="normal" style:font-weight-complex="normal"/>
    </style:style>
    <style:style style:name="P69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9658f" officeooo:paragraph-rsid="0279658f" style:font-style-asian="normal" style:font-weight-asian="normal" style:font-style-complex="normal" style:font-weight-complex="normal"/>
    </style:style>
    <style:style style:name="P69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aae18" officeooo:paragraph-rsid="027aae18" style:font-style-asian="normal" style:font-weight-asian="normal" style:font-style-complex="normal" style:font-weight-complex="normal"/>
    </style:style>
    <style:style style:name="P69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b57d1" officeooo:paragraph-rsid="027b57d1" style:font-style-asian="normal" style:font-weight-asian="normal" style:font-style-complex="normal" style:font-weight-complex="normal"/>
    </style:style>
    <style:style style:name="P69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df911" officeooo:paragraph-rsid="027df911" style:font-style-asian="normal" style:font-weight-asian="normal" style:font-style-complex="normal" style:font-weight-complex="normal"/>
    </style:style>
    <style:style style:name="P69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fc45c" style:font-style-asian="normal" style:font-weight-asian="normal" style:font-style-complex="normal" style:font-weight-complex="normal"/>
    </style:style>
    <style:style style:name="P69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19040" style:font-style-asian="normal" style:font-weight-asian="normal" style:font-style-complex="normal" style:font-weight-complex="normal"/>
    </style:style>
    <style:style style:name="P699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82def6" officeooo:paragraph-rsid="0282def6" style:font-style-asian="normal" style:font-weight-asian="normal" style:font-style-complex="normal" style:font-weight-complex="normal"/>
    </style:style>
    <style:style style:name="P70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5839b" officeooo:paragraph-rsid="0288fb00" style:font-style-asian="normal" style:font-weight-asian="normal" style:font-style-complex="normal" style:font-weight-complex="normal"/>
    </style:style>
    <style:style style:name="P70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add40" style:font-style-asian="normal" style:font-weight-asian="normal" style:font-style-complex="normal" style:font-weight-complex="normal"/>
    </style:style>
    <style:style style:name="P70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e0860" style:font-style-asian="normal" style:font-weight-asian="normal" style:font-style-complex="normal" style:font-weight-complex="normal"/>
    </style:style>
    <style:style style:name="P70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fbbe3" officeooo:paragraph-rsid="028fbbe3" style:font-style-asian="normal" style:font-weight-asian="normal" style:font-style-complex="normal" style:font-weight-complex="normal"/>
    </style:style>
    <style:style style:name="P70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9b7b" style:font-style-asian="normal" style:font-weight-asian="normal" style:font-style-complex="normal" style:font-weight-complex="normal"/>
    </style:style>
    <style:style style:name="P70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a523" style:font-style-asian="normal" style:font-weight-asian="normal" style:font-style-complex="normal" style:font-weight-complex="normal"/>
    </style:style>
    <style:style style:name="P70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652f6" officeooo:paragraph-rsid="029652f6" style:font-style-asian="normal" style:font-weight-asian="normal" style:font-style-complex="normal" style:font-weight-complex="normal"/>
    </style:style>
    <style:style style:name="P70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7c923" style:font-style-asian="normal" style:font-weight-asian="normal" style:font-style-complex="normal" style:font-weight-complex="normal"/>
    </style:style>
    <style:style style:name="P70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acce82" style:font-style-asian="normal" style:font-weight-asian="normal" style:font-style-complex="normal" style:font-weight-complex="normal"/>
    </style:style>
    <style:style style:name="P70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9a3b0" style:font-style-asian="normal" style:font-weight-asian="normal" style:font-style-complex="normal" style:font-weight-complex="normal"/>
    </style:style>
    <style:style style:name="P71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a3b0" officeooo:paragraph-rsid="0299e0bf" style:font-style-asian="normal" style:font-weight-asian="normal" style:font-style-complex="normal" style:font-weight-complex="normal"/>
    </style:style>
    <style:style style:name="P71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e0bf" officeooo:paragraph-rsid="0299e0bf" style:font-style-asian="normal" style:font-weight-asian="normal" style:font-style-complex="normal" style:font-weight-complex="normal"/>
    </style:style>
    <style:style style:name="P71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71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714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71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efd69" officeooo:paragraph-rsid="029efd69" style:font-style-asian="normal" style:font-weight-asian="normal" style:font-style-complex="normal" style:font-weight-complex="normal"/>
    </style:style>
    <style:style style:name="P71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71f0b" officeooo:paragraph-rsid="02a71f0b" style:font-style-asian="normal" style:font-weight-asian="normal" style:font-style-complex="normal" style:font-weight-complex="normal"/>
    </style:style>
    <style:style style:name="P71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718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71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0ee24" officeooo:paragraph-rsid="02b0ee24" style:font-style-asian="normal" style:font-weight-asian="normal" style:font-style-complex="normal" style:font-weight-complex="normal"/>
    </style:style>
    <style:style style:name="P72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245f2" officeooo:paragraph-rsid="02b245f2" style:font-style-asian="normal" style:font-weight-asian="normal" style:font-style-complex="normal" style:font-weight-complex="normal"/>
    </style:style>
    <style:style style:name="P72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d2c0" style:font-style-asian="normal" style:font-weight-asian="normal" style:font-style-complex="normal" style:font-weight-complex="normal"/>
    </style:style>
    <style:style style:name="P72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e198" style:font-style-asian="normal" style:font-weight-asian="normal" style:font-style-complex="normal" style:font-weight-complex="normal"/>
    </style:style>
    <style:style style:name="P72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e198" officeooo:paragraph-rsid="02bfe198" style:font-style-asian="normal" style:font-weight-asian="normal" style:font-style-complex="normal" style:font-weight-complex="normal"/>
    </style:style>
    <style:style style:name="P72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31f4d" officeooo:paragraph-rsid="02c31f4d" style:font-style-asian="normal" style:font-weight-asian="normal" style:font-style-complex="normal" style:font-weight-complex="normal"/>
    </style:style>
    <style:style style:name="P72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aab65" officeooo:paragraph-rsid="02caab65" style:font-style-asian="normal" style:font-weight-asian="normal" style:font-style-complex="normal" style:font-weight-complex="normal"/>
    </style:style>
    <style:style style:name="P72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75" officeooo:paragraph-rsid="02d02275" style:font-style-asian="normal" style:font-weight-asian="normal" style:font-style-complex="normal" style:font-weight-complex="normal"/>
    </style:style>
    <style:style style:name="P72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d8" officeooo:paragraph-rsid="02d022d8" style:font-style-asian="normal" style:font-weight-asian="normal" style:font-style-complex="normal" style:font-weight-complex="normal"/>
    </style:style>
    <style:style style:name="P72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5eaee" officeooo:paragraph-rsid="02d5eaee" style:font-style-asian="normal" style:font-weight-asian="normal" style:font-style-complex="normal" style:font-weight-complex="normal"/>
    </style:style>
    <style:style style:name="P72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8a10d" officeooo:paragraph-rsid="02d8a10d" style:font-style-asian="normal" style:font-weight-asian="normal" style:font-style-complex="normal" style:font-weight-complex="normal"/>
    </style:style>
    <style:style style:name="P73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be6fa" officeooo:paragraph-rsid="02da5175" style:font-style-asian="normal" style:font-weight-asian="normal" style:font-style-complex="normal" style:font-weight-complex="normal"/>
    </style:style>
    <style:style style:name="P73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e2ff2" officeooo:paragraph-rsid="02de2ff2" style:font-style-asian="normal" style:font-weight-asian="normal" style:font-style-complex="normal" style:font-weight-complex="normal"/>
    </style:style>
    <style:style style:name="P73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73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3049b98" style:font-style-asian="normal" style:font-weight-asian="normal" style:font-style-complex="normal" style:font-weight-complex="normal"/>
    </style:style>
    <style:style style:name="P734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73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73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98b08" officeooo:paragraph-rsid="02da5175" style:font-style-asian="normal" style:font-weight-asian="normal" style:font-style-complex="normal" style:font-weight-complex="normal"/>
    </style:style>
    <style:style style:name="P73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1eada" style:font-style-asian="normal" style:font-weight-asian="normal" style:font-style-complex="normal" style:font-weight-complex="normal"/>
    </style:style>
    <style:style style:name="P73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f960" style:font-style-asian="normal" style:font-weight-asian="normal" style:font-style-complex="normal" style:font-weight-complex="normal"/>
    </style:style>
    <style:style style:name="P73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de36" style:font-style-asian="normal" style:font-weight-asian="normal" style:font-style-complex="normal" style:font-weight-complex="normal"/>
    </style:style>
    <style:style style:name="P74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f960" officeooo:paragraph-rsid="02e4f960" style:font-style-asian="normal" style:font-weight-asian="normal" style:font-style-complex="normal" style:font-weight-complex="normal"/>
    </style:style>
    <style:style style:name="P74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74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59398" officeooo:paragraph-rsid="02e59398" style:font-style-asian="normal" style:font-weight-asian="normal" style:font-style-complex="normal" style:font-weight-complex="normal"/>
    </style:style>
    <style:style style:name="P74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e783" officeooo:paragraph-rsid="02e6e783" style:font-style-asian="normal" style:font-weight-asian="normal" style:font-style-complex="normal" style:font-weight-complex="normal"/>
    </style:style>
    <style:style style:name="P74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2eabaea" style:font-style-asian="normal" style:font-weight-asian="normal" style:font-style-complex="normal" style:font-weight-complex="normal"/>
    </style:style>
    <style:style style:name="P74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304fd19" style:font-style-asian="normal" style:font-weight-asian="normal" style:font-style-complex="normal" style:font-weight-complex="normal"/>
    </style:style>
    <style:style style:name="P74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c01d" officeooo:paragraph-rsid="02eac01d" style:font-style-asian="normal" style:font-weight-asian="normal" style:font-style-complex="normal" style:font-weight-complex="normal"/>
    </style:style>
    <style:style style:name="P74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748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74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75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4cc6" officeooo:paragraph-rsid="02ec4cc6" style:font-style-asian="normal" style:font-weight-asian="normal" style:font-style-complex="normal" style:font-weight-complex="normal"/>
    </style:style>
    <style:style style:name="P751" style:family="paragraph" style:parent-style-name="Standard">
      <style:text-properties style:use-window-font-color="true" fo:font-style="normal" style:text-underline-style="none" fo:font-weight="normal" officeooo:rsid="00721e09" officeooo:paragraph-rsid="02ecf51e" style:font-style-asian="normal" style:font-weight-asian="normal" style:font-style-complex="normal" style:font-weight-complex="normal"/>
    </style:style>
    <style:style style:name="P752" style:family="paragraph" style:parent-style-name="Standard">
      <style:text-properties style:use-window-font-color="true" fo:font-style="normal" style:text-underline-style="none" fo:font-weight="normal" officeooo:rsid="007291e8" officeooo:paragraph-rsid="02ecf51e" style:font-style-asian="normal" style:font-weight-asian="normal" style:font-style-complex="normal" style:font-weight-complex="normal"/>
    </style:style>
    <style:style style:name="P75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47396" officeooo:paragraph-rsid="02d47396" style:font-style-asian="normal" style:font-weight-asian="normal" style:font-style-complex="normal" style:font-weight-complex="normal"/>
    </style:style>
    <style:style style:name="P75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6af62" officeooo:paragraph-rsid="02d6af62" style:font-style-asian="normal" style:font-weight-asian="normal" style:font-style-complex="normal" style:font-weight-complex="normal"/>
    </style:style>
    <style:style style:name="P75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311a2" officeooo:paragraph-rsid="02f761c9" style:font-style-asian="normal" style:font-weight-asian="normal" style:font-style-complex="normal" style:font-weight-complex="normal"/>
    </style:style>
    <style:style style:name="P75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0f0c9b" style:font-style-asian="normal" style:font-weight-asian="normal" style:font-style-complex="normal" style:font-weight-complex="normal"/>
    </style:style>
    <style:style style:name="P75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343ce6" style:font-style-asian="normal" style:font-weight-asian="normal" style:font-style-complex="normal" style:font-weight-complex="normal"/>
    </style:style>
    <style:style style:name="P75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02001" officeooo:paragraph-rsid="03102001" style:font-style-asian="normal" style:font-weight-asian="normal" style:font-style-complex="normal" style:font-weight-complex="normal"/>
    </style:style>
    <style:style style:name="P75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760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76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76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2e6032" officeooo:paragraph-rsid="033f17a3" style:font-style-asian="normal" style:font-weight-asian="normal" style:font-style-complex="normal" style:font-weight-complex="normal"/>
    </style:style>
    <style:style style:name="P76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3251d3" officeooo:paragraph-rsid="033f17a3" style:font-style-asian="normal" style:font-weight-asian="normal" style:font-style-complex="normal" style:font-weight-complex="normal"/>
    </style:style>
    <style:style style:name="P76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76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82d82" officeooo:paragraph-rsid="033f17a3" style:font-style-asian="normal" style:font-weight-asian="normal" style:font-style-complex="normal" style:font-weight-complex="normal"/>
    </style:style>
    <style:style style:name="P76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5051aa" style:font-style-asian="normal" style:font-weight-asian="normal" style:font-style-complex="normal" style:font-weight-complex="normal"/>
    </style:style>
    <style:style style:name="P76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349842" style:font-style-asian="normal" style:font-weight-asian="normal" style:font-style-complex="normal" style:font-weight-complex="normal"/>
    </style:style>
    <style:style style:name="P76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febd54" officeooo:paragraph-rsid="03febd54" style:font-style-asian="normal" style:font-weight-asian="normal" style:font-style-complex="normal" style:font-weight-complex="normal"/>
    </style:style>
    <style:style style:name="P769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caab65" officeooo:paragraph-rsid="02caab65" style:font-style-asian="normal" style:font-weight-asian="bold" style:font-style-complex="normal" style:font-weight-complex="bold"/>
    </style:style>
    <style:style style:name="P770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6e783" officeooo:paragraph-rsid="02e6e783" style:font-style-asian="normal" style:font-weight-asian="bold" style:font-style-complex="normal" style:font-weight-complex="bold"/>
    </style:style>
    <style:style style:name="P771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022d8" officeooo:paragraph-rsid="02d022d8" style:font-style-asian="normal" style:font-weight-asian="bold" style:font-style-complex="normal" style:font-weight-complex="bold"/>
    </style:style>
    <style:style style:name="P772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47396" style:font-style-asian="normal" style:font-weight-asian="bold" style:font-style-complex="normal" style:font-weight-complex="bold"/>
    </style:style>
    <style:style style:name="P773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022d8" style:font-style-asian="normal" style:font-weight-asian="bold" style:font-style-complex="normal" style:font-weight-complex="bold"/>
    </style:style>
    <style:style style:name="P774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1eada" officeooo:paragraph-rsid="02e1eada" style:font-style-asian="normal" style:font-weight-asian="bold" style:font-style-complex="normal" style:font-weight-complex="bold"/>
    </style:style>
    <style:style style:name="P775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31fc4b1" officeooo:paragraph-rsid="035051aa" style:font-style-asian="normal" style:font-weight-asian="bold" style:font-style-complex="normal" style:font-weight-complex="bold"/>
    </style:style>
    <style:style style:name="P776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5c15d" officeooo:paragraph-rsid="0275c15d" style:font-style-asian="normal" style:font-weight-asian="bold" style:font-style-complex="normal" style:font-weight-complex="bold"/>
    </style:style>
    <style:style style:name="P777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8fbbe3" officeooo:paragraph-rsid="028fbbe3" style:font-style-asian="normal" style:font-weight-asian="bold" style:font-style-complex="normal" style:font-weight-complex="bold"/>
    </style:style>
    <style:style style:name="P778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df911" officeooo:paragraph-rsid="027df911" style:font-style-asian="normal" style:font-weight-asian="bold" style:font-style-complex="normal" style:font-weight-complex="bold"/>
    </style:style>
    <style:style style:name="P779" style:family="paragraph" style:parent-style-name="Standard">
      <style:text-properties style:use-window-font-color="true" fo:font-style="normal" style:text-underline-style="none" officeooo:rsid="00fde6f2" officeooo:paragraph-rsid="02edc963" style:font-style-asian="normal" style:font-style-complex="normal"/>
    </style:style>
    <style:style style:name="P780" style:family="paragraph" style:parent-style-name="Standard">
      <style:text-properties style:use-window-font-color="true" fo:font-style="normal" style:text-underline-style="none" officeooo:rsid="02f51e47" officeooo:paragraph-rsid="02f51e47" style:font-style-asian="normal" style:font-style-complex="normal"/>
    </style:style>
    <style:style style:name="P781" style:family="paragraph" style:parent-style-name="Standard">
      <style:paragraph-properties fo:line-height="100%"/>
      <style:text-properties style:use-window-font-color="true" fo:font-style="normal" style:text-underline-style="none" officeooo:rsid="00f990c2" officeooo:paragraph-rsid="02caab65" style:font-style-asian="normal" style:font-style-complex="normal"/>
    </style:style>
    <style:style style:name="P782" style:family="paragraph" style:parent-style-name="Standard">
      <style:paragraph-properties fo:line-height="100%"/>
      <style:text-properties style:use-window-font-color="true"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783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16d2800" style:font-style-asian="normal" style:font-weight-asian="bold" style:font-style-complex="normal" style:font-weight-complex="bold"/>
    </style:style>
    <style:style style:name="P784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33494" style:font-style-asian="normal" style:font-weight-asian="bold" style:font-style-complex="normal" style:font-weight-complex="bold"/>
    </style:style>
    <style:style style:name="P785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029bc" style:font-style-asian="normal" style:font-weight-asian="bold" style:font-style-complex="normal" style:font-weight-complex="bold"/>
    </style:style>
    <style:style style:name="P786" style:family="paragraph" style:parent-style-name="Standard">
      <style:paragraph-properties fo:line-height="100%"/>
      <style:text-properties style:use-window-font-color="true" fo:font-style="normal" fo:font-weight="bold" officeooo:rsid="01aaba73" officeooo:paragraph-rsid="01aaba73" style:font-style-asian="normal" style:font-weight-asian="bold" style:font-style-complex="normal" style:font-weight-complex="bold"/>
    </style:style>
    <style:style style:name="P787" style:family="paragraph" style:parent-style-name="Standard">
      <style:paragraph-properties fo:line-height="100%"/>
      <style:text-properties style:use-window-font-color="true" fo:font-style="normal" fo:font-weight="bold" officeooo:rsid="01c7ef93" officeooo:paragraph-rsid="01c7ef93" style:font-style-asian="normal" style:font-weight-asian="bold" style:font-style-complex="normal" style:font-weight-complex="bold"/>
    </style:style>
    <style:style style:name="P788" style:family="paragraph" style:parent-style-name="Standard">
      <style:paragraph-properties fo:line-height="100%"/>
      <style:text-properties style:use-window-font-color="true" fo:font-style="normal" fo:font-weight="bold" officeooo:rsid="01ce728e" officeooo:paragraph-rsid="01ce728e" style:font-style-asian="normal" style:font-weight-asian="bold" style:font-style-complex="normal" style:font-weight-complex="bold"/>
    </style:style>
    <style:style style:name="P789" style:family="paragraph" style:parent-style-name="Standard">
      <style:paragraph-properties fo:line-height="100%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790" style:family="paragraph" style:parent-style-name="Standard">
      <style:paragraph-properties fo:line-height="100%"/>
      <style:text-properties style:use-window-font-color="true" fo:font-style="normal" fo:font-weight="bold" officeooo:rsid="01ec8e18" officeooo:paragraph-rsid="01ec8e18" style:font-style-asian="normal" style:font-weight-asian="bold" style:font-style-complex="normal" style:font-weight-complex="bold"/>
    </style:style>
    <style:style style:name="P791" style:family="paragraph" style:parent-style-name="Standard">
      <style:paragraph-properties fo:line-height="100%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792" style:family="paragraph" style:parent-style-name="Standard">
      <style:paragraph-properties fo:line-height="100%"/>
      <style:text-properties style:use-window-font-color="true" fo:font-style="normal" fo:font-weight="bold" officeooo:rsid="0224a93a" officeooo:paragraph-rsid="02bd01a2" style:font-style-asian="normal" style:font-weight-asian="bold" style:font-style-complex="normal" style:font-weight-complex="bold"/>
    </style:style>
    <style:style style:name="P793" style:family="paragraph" style:parent-style-name="Standard">
      <style:paragraph-properties fo:line-height="100%"/>
      <style:text-properties style:use-window-font-color="true" fo:font-style="normal" fo:font-weight="normal" officeooo:rsid="016aa5ac" officeooo:paragraph-rsid="016aa5ac" style:font-style-asian="normal" style:font-weight-asian="normal" style:font-style-complex="normal" style:font-weight-complex="normal"/>
    </style:style>
    <style:style style:name="P794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16d2800" style:font-style-asian="normal" style:font-weight-asian="normal" style:font-style-complex="normal" style:font-weight-complex="normal"/>
    </style:style>
    <style:style style:name="P795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17029bc" style:font-style-asian="normal" style:font-weight-asian="normal" style:font-style-complex="normal" style:font-weight-complex="normal"/>
    </style:style>
    <style:style style:name="P796" style:family="paragraph" style:parent-style-name="Standard">
      <style:paragraph-properties fo:line-height="100%"/>
      <style:text-properties style:use-window-font-color="true" fo:font-style="normal" fo:font-weight="normal" officeooo:rsid="01733494" officeooo:paragraph-rsid="01733494" style:font-style-asian="normal" style:font-weight-asian="normal" style:font-style-complex="normal" style:font-weight-complex="normal"/>
    </style:style>
    <style:style style:name="P797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1830802" style:font-style-asian="normal" style:font-weight-asian="normal" style:font-style-complex="normal" style:font-weight-complex="normal"/>
    </style:style>
    <style:style style:name="P798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3061f93" style:font-style-asian="normal" style:font-weight-asian="normal" style:font-style-complex="normal" style:font-weight-complex="normal"/>
    </style:style>
    <style:style style:name="P799" style:family="paragraph" style:parent-style-name="Standard">
      <style:paragraph-properties fo:line-height="100%"/>
      <style:text-properties style:use-window-font-color="true" fo:font-style="normal" fo:font-weight="normal" officeooo:rsid="01809dc9" officeooo:paragraph-rsid="018105ab" style:font-style-asian="normal" style:font-weight-asian="normal" style:font-style-complex="normal" style:font-weight-complex="normal"/>
    </style:style>
    <style:style style:name="P800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801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df8731" style:font-style-asian="normal" style:font-weight-asian="normal" style:font-style-complex="normal" style:font-weight-complex="normal"/>
    </style:style>
    <style:style style:name="P802" style:family="paragraph" style:parent-style-name="Standard">
      <style:paragraph-properties fo:line-height="15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803" style:family="paragraph" style:parent-style-name="Standard">
      <style:paragraph-properties fo:line-height="100%"/>
      <style:text-properties style:use-window-font-color="true" fo:font-style="normal" fo:font-weight="normal" officeooo:rsid="017c42fc" officeooo:paragraph-rsid="017ed77f" style:font-style-asian="normal" style:font-weight-asian="normal" style:font-style-complex="normal" style:font-weight-complex="normal"/>
    </style:style>
    <style:style style:name="P804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805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20131ae" style:font-style-asian="normal" style:font-weight-asian="normal" style:font-style-complex="normal" style:font-weight-complex="normal"/>
    </style:style>
    <style:style style:name="P806" style:family="paragraph" style:parent-style-name="Standard">
      <style:paragraph-properties fo:line-height="15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807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980e0" style:font-style-asian="normal" style:font-weight-asian="normal" style:font-style-complex="normal" style:font-weight-complex="normal"/>
    </style:style>
    <style:style style:name="P808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bda5f" style:font-style-asian="normal" style:font-weight-asian="normal" style:font-style-complex="normal" style:font-weight-complex="normal"/>
    </style:style>
    <style:style style:name="P809" style:family="paragraph" style:parent-style-name="Standard">
      <style:paragraph-properties fo:line-height="100%"/>
      <style:text-properties style:use-window-font-color="true" fo:font-style="normal" fo:font-weight="normal" officeooo:rsid="01aaba73" officeooo:paragraph-rsid="01aaba73" style:font-style-asian="normal" style:font-weight-asian="normal" style:font-style-complex="normal" style:font-weight-complex="normal"/>
    </style:style>
    <style:style style:name="P810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21708" style:font-style-asian="normal" style:font-weight-asian="normal" style:font-style-complex="normal" style:font-weight-complex="normal"/>
    </style:style>
    <style:style style:name="P811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08253" style:font-style-asian="normal" style:font-weight-asian="normal" style:font-style-complex="normal" style:font-weight-complex="normal"/>
    </style:style>
    <style:style style:name="P812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1a2dcc2" style:font-style-asian="normal" style:font-weight-asian="normal" style:font-style-complex="normal" style:font-weight-complex="normal"/>
    </style:style>
    <style:style style:name="P813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09e554" style:font-style-asian="normal" style:font-weight-asian="normal" style:font-style-complex="normal" style:font-weight-complex="normal"/>
    </style:style>
    <style:style style:name="P814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bd01a2" style:font-style-asian="normal" style:font-weight-asian="normal" style:font-style-complex="normal" style:font-weight-complex="normal"/>
    </style:style>
    <style:style style:name="P815" style:family="paragraph" style:parent-style-name="Standard">
      <style:paragraph-properties fo:line-height="100%"/>
      <style:text-properties style:use-window-font-color="true" fo:font-style="normal" fo:font-weight="normal" officeooo:rsid="01a5296a" officeooo:paragraph-rsid="01a5296a" style:font-style-asian="normal" style:font-weight-asian="normal" style:font-style-complex="normal" style:font-weight-complex="normal"/>
    </style:style>
    <style:style style:name="P816" style:family="paragraph" style:parent-style-name="Standard">
      <style:paragraph-properties fo:line-height="100%"/>
      <style:text-properties style:use-window-font-color="true" fo:font-style="normal" fo:font-weight="normal" officeooo:rsid="01a92b83" officeooo:paragraph-rsid="01a92b83" style:font-style-asian="normal" style:font-weight-asian="normal" style:font-style-complex="normal" style:font-weight-complex="normal"/>
    </style:style>
    <style:style style:name="P817" style:family="paragraph" style:parent-style-name="Standard">
      <style:paragraph-properties fo:line-height="100%"/>
      <style:text-properties style:use-window-font-color="true" fo:font-style="normal" fo:font-weight="normal" officeooo:rsid="01b5c969" officeooo:paragraph-rsid="01b93d9e" style:font-style-asian="normal" style:font-weight-asian="normal" style:font-style-complex="normal" style:font-weight-complex="normal"/>
    </style:style>
    <style:style style:name="P818" style:family="paragraph" style:parent-style-name="Standard">
      <style:paragraph-properties fo:line-height="100%"/>
      <style:text-properties style:use-window-font-color="true" fo:font-style="normal" fo:font-weight="normal" officeooo:rsid="01bcc73c" officeooo:paragraph-rsid="01bcc73c" style:font-style-asian="normal" style:font-weight-asian="normal" style:font-style-complex="normal" style:font-weight-complex="normal"/>
    </style:style>
    <style:style style:name="P819" style:family="paragraph" style:parent-style-name="Standard">
      <style:paragraph-properties fo:line-height="100%"/>
      <style:text-properties style:use-window-font-color="true" fo:font-style="normal" fo:font-weight="normal" officeooo:rsid="01c1277a" officeooo:paragraph-rsid="01c1277a" style:font-style-asian="normal" style:font-weight-asian="normal" style:font-style-complex="normal" style:font-weight-complex="normal"/>
    </style:style>
    <style:style style:name="P820" style:family="paragraph" style:parent-style-name="Standard">
      <style:paragraph-properties fo:line-height="10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821" style:family="paragraph" style:parent-style-name="Standard">
      <style:paragraph-properties fo:line-height="15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822" style:family="paragraph" style:parent-style-name="Standard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823" style:family="paragraph" style:parent-style-name="Standard">
      <style:paragraph-properties fo:line-height="100%"/>
      <style:text-properties style:use-window-font-color="true" fo:font-style="normal" fo:font-weight="normal" officeooo:rsid="01c3ec8a" officeooo:paragraph-rsid="01c3ec8a" style:font-style-asian="normal" style:font-weight-asian="normal" style:font-style-complex="normal" style:font-weight-complex="normal"/>
    </style:style>
    <style:style style:name="P824" style:family="paragraph" style:parent-style-name="Standard">
      <style:paragraph-properties fo:line-height="100%"/>
      <style:text-properties style:use-window-font-color="true" fo:font-style="normal" fo:font-weight="normal" officeooo:rsid="01cb0c6f" officeooo:paragraph-rsid="01cb0c6f" style:font-style-asian="normal" style:font-weight-asian="normal" style:font-style-complex="normal" style:font-weight-complex="normal"/>
    </style:style>
    <style:style style:name="P825" style:family="paragraph" style:parent-style-name="Standard">
      <style:paragraph-properties fo:line-height="100%"/>
      <style:text-properties style:use-window-font-color="true" fo:font-style="normal" fo:font-weight="normal" officeooo:rsid="01ce728e" officeooo:paragraph-rsid="01ce728e" style:font-style-asian="normal" style:font-weight-asian="normal" style:font-style-complex="normal" style:font-weight-complex="normal"/>
    </style:style>
    <style:style style:name="P826" style:family="paragraph" style:parent-style-name="Standard">
      <style:paragraph-properties fo:line-height="100%"/>
      <style:text-properties style:use-window-font-color="true" fo:font-style="normal" fo:font-weight="normal" officeooo:rsid="01d522fe" officeooo:paragraph-rsid="01d522fe" style:font-style-asian="normal" style:font-weight-asian="normal" style:font-style-complex="normal" style:font-weight-complex="normal"/>
    </style:style>
    <style:style style:name="P827" style:family="paragraph" style:parent-style-name="Standard">
      <style:paragraph-properties fo:line-height="100%"/>
      <style:text-properties style:use-window-font-color="true" fo:font-style="normal" fo:font-weight="normal" officeooo:rsid="01d87a11" officeooo:paragraph-rsid="01d87a11" style:font-style-asian="normal" style:font-weight-asian="normal" style:font-style-complex="normal" style:font-weight-complex="normal"/>
    </style:style>
    <style:style style:name="P828" style:family="paragraph" style:parent-style-name="Standard">
      <style:paragraph-properties fo:line-height="100%"/>
      <style:text-properties style:use-window-font-color="true" fo:font-style="normal" fo:font-weight="normal" officeooo:rsid="01d95fc6" officeooo:paragraph-rsid="01d95fc6" style:font-style-asian="normal" style:font-weight-asian="normal" style:font-style-complex="normal" style:font-weight-complex="normal"/>
    </style:style>
    <style:style style:name="P829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1e21ecf" style:font-style-asian="normal" style:font-weight-asian="normal" style:font-style-complex="normal" style:font-weight-complex="normal"/>
    </style:style>
    <style:style style:name="P830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20294d1" style:font-style-asian="normal" style:font-weight-asian="normal" style:font-style-complex="normal" style:font-weight-complex="normal"/>
    </style:style>
    <style:style style:name="P831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1e2b86d" style:font-style-asian="normal" style:font-weight-asian="normal" style:font-style-complex="normal" style:font-weight-complex="normal"/>
    </style:style>
    <style:style style:name="P832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225cf87" style:font-style-asian="normal" style:font-weight-asian="normal" style:font-style-complex="normal" style:font-weight-complex="normal"/>
    </style:style>
    <style:style style:name="P833" style:family="paragraph" style:parent-style-name="Standard">
      <style:paragraph-properties fo:line-height="100%"/>
      <style:text-properties style:use-window-font-color="true" fo:font-style="normal" fo:font-weight="normal" officeooo:rsid="01e504ba" officeooo:paragraph-rsid="01e504ba" style:font-style-asian="normal" style:font-weight-asian="normal" style:font-style-complex="normal" style:font-weight-complex="normal"/>
    </style:style>
    <style:style style:name="P834" style:family="paragraph" style:parent-style-name="Standard">
      <style:paragraph-properties fo:line-height="100%"/>
      <style:text-properties style:use-window-font-color="true" fo:font-style="normal" fo:font-weight="normal" officeooo:rsid="01e6ae7d" officeooo:paragraph-rsid="01e6ae7d" style:font-style-asian="normal" style:font-weight-asian="normal" style:font-style-complex="normal" style:font-weight-complex="normal"/>
    </style:style>
    <style:style style:name="P835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6ae7d" style:font-style-asian="normal" style:font-weight-asian="normal" style:font-style-complex="normal" style:font-weight-complex="normal"/>
    </style:style>
    <style:style style:name="P836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5182b" style:font-style-asian="normal" style:font-weight-asian="normal" style:font-style-complex="normal" style:font-weight-complex="normal"/>
    </style:style>
    <style:style style:name="P837" style:family="paragraph" style:parent-style-name="Standard">
      <style:paragraph-properties fo:line-height="100%"/>
      <style:text-properties style:use-window-font-color="true" fo:font-style="normal" fo:font-weight="normal" officeooo:rsid="01e7ea9a" officeooo:paragraph-rsid="01e7ea9a" style:font-style-asian="normal" style:font-weight-asian="normal" style:font-style-complex="normal" style:font-weight-complex="normal"/>
    </style:style>
    <style:style style:name="P838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839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966ec" style:font-style-asian="normal" style:font-weight-asian="normal" style:font-style-complex="normal" style:font-weight-complex="normal"/>
    </style:style>
    <style:style style:name="P840" style:family="paragraph" style:parent-style-name="Standard">
      <style:paragraph-properties fo:line-height="15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841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897cd" style:font-style-asian="normal" style:font-weight-asian="normal" style:font-style-complex="normal" style:font-weight-complex="normal"/>
    </style:style>
    <style:style style:name="P842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c8e18" style:font-style-asian="normal" style:font-weight-asian="normal" style:font-style-complex="normal" style:font-weight-complex="normal"/>
    </style:style>
    <style:style style:name="P843" style:family="paragraph" style:parent-style-name="Standard">
      <style:paragraph-properties fo:line-height="100%"/>
      <style:text-properties style:use-window-font-color="true" fo:font-style="normal" fo:font-weight="normal" officeooo:rsid="01e966ec" officeooo:paragraph-rsid="01eb88a9" style:font-style-asian="normal" style:font-weight-asian="normal" style:font-style-complex="normal" style:font-weight-complex="normal"/>
    </style:style>
    <style:style style:name="P844" style:family="paragraph" style:parent-style-name="Standard">
      <style:paragraph-properties fo:line-height="100%"/>
      <style:text-properties style:use-window-font-color="true" fo:font-style="normal" fo:font-weight="normal" officeooo:rsid="01ec8e18" officeooo:paragraph-rsid="01ec8e18" style:font-style-asian="normal" style:font-weight-asian="normal" style:font-style-complex="normal" style:font-weight-complex="normal"/>
    </style:style>
    <style:style style:name="P845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79ca2" style:font-style-asian="normal" style:font-weight-asian="normal" style:font-style-complex="normal" style:font-weight-complex="normal"/>
    </style:style>
    <style:style style:name="P846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9794d" style:font-style-asian="normal" style:font-weight-asian="normal" style:font-style-complex="normal" style:font-weight-complex="normal"/>
    </style:style>
    <style:style style:name="P847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9794d" style:font-style-asian="normal" style:font-weight-asian="normal" style:font-style-complex="normal" style:font-weight-complex="normal"/>
    </style:style>
    <style:style style:name="P848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eb8ca" style:font-style-asian="normal" style:font-weight-asian="normal" style:font-style-complex="normal" style:font-weight-complex="normal"/>
    </style:style>
    <style:style style:name="P849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200b58e" style:font-style-asian="normal" style:font-weight-asian="normal" style:font-style-complex="normal" style:font-weight-complex="normal"/>
    </style:style>
    <style:style style:name="P850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305aebe" style:font-style-asian="normal" style:font-weight-asian="normal" style:font-style-complex="normal" style:font-weight-complex="normal"/>
    </style:style>
    <style:style style:name="P851" style:family="paragraph" style:parent-style-name="Standard">
      <style:paragraph-properties fo:line-height="100%"/>
      <style:text-properties style:use-window-font-color="true" fo:font-style="normal" fo:font-weight="normal" officeooo:rsid="01c48a9e" officeooo:paragraph-rsid="01c922b5" style:font-style-asian="normal" style:font-weight-asian="normal" style:font-style-complex="normal" style:font-weight-complex="normal"/>
    </style:style>
    <style:style style:name="P852" style:family="paragraph" style:parent-style-name="Standard">
      <style:paragraph-properties fo:line-height="100%"/>
      <style:text-properties style:use-window-font-color="true" fo:font-style="normal" fo:font-weight="normal" officeooo:rsid="02107bbc" officeooo:paragraph-rsid="02107bbc" style:font-style-asian="normal" style:font-weight-asian="normal" style:font-style-complex="normal" style:font-weight-complex="normal"/>
    </style:style>
    <style:style style:name="P853" style:family="paragraph" style:parent-style-name="Standard">
      <style:paragraph-properties fo:line-height="100%"/>
      <style:text-properties style:use-window-font-color="true" fo:font-style="normal" fo:font-weight="normal" officeooo:rsid="020d39a8" officeooo:paragraph-rsid="020d39a8" style:font-style-asian="normal" style:font-weight-asian="normal" style:font-style-complex="normal" style:font-weight-complex="normal"/>
    </style:style>
    <style:style style:name="P854" style:family="paragraph" style:parent-style-name="Standard">
      <style:paragraph-properties fo:line-height="100%"/>
      <style:text-properties style:use-window-font-color="true" fo:font-style="normal" fo:font-weight="normal" officeooo:rsid="0224a93a" officeooo:paragraph-rsid="0224a93a" style:font-style-asian="normal" style:font-weight-asian="normal" style:font-style-complex="normal" style:font-weight-complex="normal"/>
    </style:style>
    <style:style style:name="P855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6d9d6" style:font-style-asian="normal" style:font-weight-asian="normal" style:font-style-complex="normal" style:font-weight-complex="normal"/>
    </style:style>
    <style:style style:name="P856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8bd00" style:font-style-asian="normal" style:font-weight-asian="normal" style:font-style-complex="normal" style:font-weight-complex="normal"/>
    </style:style>
    <style:style style:name="P857" style:family="paragraph" style:parent-style-name="Standard">
      <style:paragraph-properties fo:line-height="100%"/>
      <style:text-properties style:use-window-font-color="true" fo:font-style="normal" fo:font-weight="normal" officeooo:rsid="02280f12" officeooo:paragraph-rsid="02280f12" style:font-style-asian="normal" style:font-weight-asian="normal" style:font-style-complex="normal" style:font-weight-complex="normal"/>
    </style:style>
    <style:style style:name="P858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ee1ec" style:font-style-asian="normal" style:font-weight-asian="normal" style:font-style-complex="normal" style:font-weight-complex="normal"/>
    </style:style>
    <style:style style:name="P859" style:family="paragraph" style:parent-style-name="Standard">
      <style:paragraph-properties fo:line-height="100%"/>
      <style:text-properties style:use-window-font-color="true" fo:font-style="normal" fo:font-weight="normal" officeooo:rsid="022c7d02" officeooo:paragraph-rsid="022b7ea9" style:font-style-asian="normal" style:font-weight-asian="normal" style:font-style-complex="normal" style:font-weight-complex="normal"/>
    </style:style>
    <style:style style:name="P860" style:family="paragraph" style:parent-style-name="Standard">
      <style:paragraph-properties fo:line-height="100%"/>
      <style:text-properties style:use-window-font-color="true" fo:font-style="normal" fo:font-weight="normal" officeooo:rsid="0230cab1" officeooo:paragraph-rsid="0230cab1" style:font-style-asian="normal" style:font-weight-asian="normal" style:font-style-complex="normal" style:font-weight-complex="normal"/>
    </style:style>
    <style:style style:name="P861" style:family="paragraph" style:parent-style-name="Standard">
      <style:paragraph-properties fo:line-height="100%"/>
      <style:text-properties style:use-window-font-color="true" fo:font-style="normal" fo:font-weight="normal" officeooo:rsid="0237405f" officeooo:paragraph-rsid="0237405f" style:font-style-asian="normal" style:font-weight-asian="normal" style:font-style-complex="normal" style:font-weight-complex="normal"/>
    </style:style>
    <style:style style:name="P862" style:family="paragraph" style:parent-style-name="Standard">
      <style:paragraph-properties fo:line-height="100%"/>
      <style:text-properties style:use-window-font-color="true" fo:font-style="normal" fo:font-weight="normal" officeooo:rsid="0239e044" officeooo:paragraph-rsid="0239e044" style:font-style-asian="normal" style:font-weight-asian="normal" style:font-style-complex="normal" style:font-weight-complex="normal"/>
    </style:style>
    <style:style style:name="P863" style:family="paragraph" style:parent-style-name="Standard">
      <style:paragraph-properties fo:line-height="100%"/>
      <style:text-properties style:use-window-font-color="true" fo:font-style="normal" fo:font-weight="normal" officeooo:rsid="023a178b" officeooo:paragraph-rsid="02315a2f" style:font-style-asian="normal" style:font-weight-asian="normal" style:font-style-complex="normal" style:font-weight-complex="normal"/>
    </style:style>
    <style:style style:name="P864" style:family="paragraph" style:parent-style-name="Standard">
      <style:paragraph-properties fo:line-height="15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865" style:family="paragraph" style:parent-style-name="Standard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866" style:family="paragraph" style:parent-style-name="Standard">
      <style:paragraph-properties fo:line-height="100%"/>
      <style:text-properties style:use-window-font-color="true" fo:font-style="normal" fo:font-weight="normal" officeooo:rsid="023b3a5d" officeooo:paragraph-rsid="023e217a" style:font-style-asian="normal" style:font-weight-asian="normal" style:font-style-complex="normal" style:font-weight-complex="normal"/>
    </style:style>
    <style:style style:name="P867" style:family="paragraph" style:parent-style-name="Standard">
      <style:paragraph-properties fo:line-height="100%"/>
      <style:text-properties style:use-window-font-color="true" fo:font-style="normal" fo:font-weight="normal" officeooo:rsid="0242a7fb" officeooo:paragraph-rsid="0242a7fb" style:font-style-asian="normal" style:font-weight-asian="normal" style:font-style-complex="normal" style:font-weight-complex="normal"/>
    </style:style>
    <style:style style:name="P868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c0a42" style:font-style-asian="normal" style:font-weight-asian="normal" style:font-style-complex="normal" style:font-weight-complex="normal"/>
    </style:style>
    <style:style style:name="P869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870" style:family="paragraph" style:parent-style-name="Standard">
      <style:paragraph-properties fo:line-height="100%"/>
      <style:text-properties style:use-window-font-color="true" fo:font-style="normal" fo:font-weight="normal" officeooo:rsid="024c0a42" officeooo:paragraph-rsid="0230cab1" style:font-style-asian="normal" style:font-weight-asian="normal" style:font-style-complex="normal" style:font-weight-complex="normal"/>
    </style:style>
    <style:style style:name="P871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4d9b01" style:font-style-asian="normal" style:font-weight-asian="normal" style:font-style-complex="normal" style:font-weight-complex="normal"/>
    </style:style>
    <style:style style:name="P872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6c8a70" style:font-style-asian="normal" style:font-weight-asian="normal" style:font-style-complex="normal" style:font-weight-complex="normal"/>
    </style:style>
    <style:style style:name="P873" style:family="paragraph" style:parent-style-name="Standard">
      <style:paragraph-properties fo:line-height="100%"/>
      <style:text-properties style:use-window-font-color="true" fo:font-style="normal" fo:font-weight="normal" officeooo:rsid="026c8a70" officeooo:paragraph-rsid="026c8a70" style:font-style-asian="normal" style:font-weight-asian="normal" style:font-style-complex="normal" style:font-weight-complex="normal"/>
    </style:style>
    <style:style style:name="P874" style:family="paragraph" style:parent-style-name="Standard">
      <style:paragraph-properties fo:line-height="100%"/>
      <style:text-properties style:use-window-font-color="true" fo:font-style="normal" fo:font-weight="normal" officeooo:rsid="02685e01" officeooo:paragraph-rsid="026b0a9d" style:font-style-asian="normal" style:font-weight-asian="normal" style:font-style-complex="normal" style:font-weight-complex="normal"/>
    </style:style>
    <style:style style:name="P875" style:family="paragraph" style:parent-style-name="Standard">
      <style:paragraph-properties fo:line-height="100%"/>
      <style:text-properties style:use-window-font-color="true" fo:font-style="normal" fo:font-weight="normal" officeooo:rsid="01e4a612" officeooo:paragraph-rsid="01e4a612" style:font-style-asian="normal" style:font-weight-asian="normal" style:font-style-complex="normal" style:font-weight-complex="normal"/>
    </style:style>
    <style:style style:name="P876" style:family="paragraph" style:parent-style-name="Standard">
      <style:paragraph-properties fo:line-height="100%"/>
      <style:text-properties style:use-window-font-color="true" fo:font-style="normal" fo:font-weight="normal" officeooo:rsid="02656310" officeooo:paragraph-rsid="02656310" style:font-style-asian="normal" style:font-weight-asian="normal" style:font-style-complex="normal" style:font-weight-complex="normal"/>
    </style:style>
    <style:style style:name="P877" style:family="paragraph" style:parent-style-name="Standard">
      <style:paragraph-properties fo:line-height="100%"/>
      <style:text-properties style:use-window-font-color="true" fo:font-style="normal" fo:font-weight="normal" officeooo:rsid="05319739" officeooo:paragraph-rsid="054f83a7" style:font-style-asian="normal" style:font-weight-asian="normal" style:font-style-complex="normal" style:font-weight-complex="normal"/>
    </style:style>
    <style:style style:name="P878" style:family="paragraph" style:parent-style-name="Standard">
      <style:paragraph-properties fo:line-height="100%"/>
      <style:text-properties style:use-window-font-color="true" fo:font-style="italic" officeooo:rsid="016a5b23" officeooo:paragraph-rsid="016a5b23" style:font-style-asian="italic" style:font-style-complex="italic"/>
    </style:style>
    <style:style style:name="P879" style:family="paragraph" style:parent-style-name="Standard">
      <style:text-properties style:use-window-font-color="true" fo:font-style="italic" officeooo:rsid="00722a19" officeooo:paragraph-rsid="02ecf51e" style:font-style-asian="italic" style:font-style-complex="italic"/>
    </style:style>
    <style:style style:name="P880" style:family="paragraph" style:parent-style-name="Standard">
      <style:text-properties style:use-window-font-color="true" fo:font-style="italic" officeooo:rsid="007291e8" officeooo:paragraph-rsid="02ecf51e" style:font-style-asian="italic" style:font-style-complex="italic"/>
    </style:style>
    <style:style style:name="P881" style:family="paragraph" style:parent-style-name="Standard">
      <style:text-properties style:use-window-font-color="true" fo:font-style="italic" officeooo:rsid="0100a303" officeooo:paragraph-rsid="02edc963" style:font-style-asian="italic" style:font-style-complex="italic"/>
    </style:style>
    <style:style style:name="P882" style:family="paragraph" style:parent-style-name="Standard">
      <style:paragraph-properties fo:line-height="100%"/>
      <style:text-properties style:use-window-font-color="true" fo:font-style="italic" officeooo:rsid="02e7b1ff" officeooo:paragraph-rsid="02e7b1ff" style:font-style-asian="italic" style:font-style-complex="italic"/>
    </style:style>
    <style:style style:name="P883" style:family="paragraph" style:parent-style-name="Standard">
      <style:paragraph-properties fo:line-height="100%"/>
      <style:text-properties style:use-window-font-color="true" fo:font-style="italic" officeooo:rsid="033e56cf" officeooo:paragraph-rsid="033e56cf" style:font-style-asian="italic" style:font-style-complex="italic"/>
    </style:style>
    <style:style style:name="P884" style:family="paragraph" style:parent-style-name="Standard">
      <style:paragraph-properties fo:line-height="100%"/>
      <style:text-properties style:use-window-font-color="true" fo:font-style="italic" officeooo:rsid="033e56cf" officeooo:paragraph-rsid="0369afc7" style:font-style-asian="italic" style:font-style-complex="italic"/>
    </style:style>
    <style:style style:name="P885" style:family="paragraph" style:parent-style-name="Standard">
      <style:paragraph-properties fo:line-height="100%"/>
      <style:text-properties style:use-window-font-color="true" fo:font-style="italic" officeooo:rsid="03429aa5" officeooo:paragraph-rsid="03429aa5" style:font-style-asian="italic" style:font-style-complex="italic"/>
    </style:style>
    <style:style style:name="P886" style:family="paragraph" style:parent-style-name="Standard">
      <style:paragraph-properties fo:line-height="100%"/>
      <style:text-properties style:use-window-font-color="true" fo:font-style="italic" officeooo:rsid="05373f4a" officeooo:paragraph-rsid="05373f4a" style:font-style-asian="italic" style:font-style-complex="italic"/>
    </style:style>
    <style:style style:name="P887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16a5b23" style:font-style-asian="italic" style:font-weight-asian="normal" style:font-style-complex="italic" style:font-weight-complex="normal"/>
    </style:style>
    <style:style style:name="P888" style:family="paragraph" style:parent-style-name="Standard">
      <style:paragraph-properties fo:line-height="100%"/>
      <style:text-properties style:use-window-font-color="true" fo:font-style="italic" fo:font-weight="normal" officeooo:rsid="016a5b23" officeooo:paragraph-rsid="016a5b23" style:font-style-asian="italic" style:font-weight-asian="normal" style:font-style-complex="italic" style:font-weight-complex="normal"/>
    </style:style>
    <style:style style:name="P889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b9044" style:font-style-asian="italic" style:font-weight-asian="normal" style:font-style-complex="italic" style:font-weight-complex="normal"/>
    </style:style>
    <style:style style:name="P890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d2800" style:font-style-asian="italic" style:font-weight-asian="normal" style:font-style-complex="italic" style:font-weight-complex="normal"/>
    </style:style>
    <style:style style:name="P891" style:family="paragraph" style:parent-style-name="Standard">
      <style:paragraph-properties fo:line-height="100%"/>
      <style:text-properties style:use-window-font-color="true" fo:font-style="italic" fo:font-weight="normal" officeooo:rsid="016b9044" officeooo:paragraph-rsid="016b9044" style:font-style-asian="italic" style:font-weight-asian="normal" style:font-style-complex="italic" style:font-weight-complex="normal"/>
    </style:style>
    <style:style style:name="P892" style:family="paragraph" style:parent-style-name="Standard">
      <style:paragraph-properties fo:line-height="100%"/>
      <style:text-properties style:use-window-font-color="true" fo:font-style="italic" fo:font-weight="normal" officeooo:rsid="016aa5ac" officeooo:paragraph-rsid="016aa5ac" style:font-style-asian="italic" style:font-weight-asian="normal" style:font-style-complex="italic" style:font-weight-complex="normal"/>
    </style:style>
    <style:style style:name="P893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17029bc" style:font-style-asian="italic" style:font-weight-asian="normal" style:font-style-complex="italic" style:font-weight-complex="normal"/>
    </style:style>
    <style:style style:name="P894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1830802" style:font-style-asian="italic" style:font-weight-asian="normal" style:font-style-complex="italic" style:font-weight-complex="normal"/>
    </style:style>
    <style:style style:name="P895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3061f93" style:font-style-asian="italic" style:font-weight-asian="normal" style:font-style-complex="italic" style:font-weight-complex="normal"/>
    </style:style>
    <style:style style:name="P896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903671" style:font-style-asian="italic" style:font-weight-asian="normal" style:font-style-complex="italic" style:font-weight-complex="normal"/>
    </style:style>
    <style:style style:name="P897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df8731" style:font-style-asian="italic" style:font-weight-asian="normal" style:font-style-complex="italic" style:font-weight-complex="normal"/>
    </style:style>
    <style:style style:name="P898" style:family="paragraph" style:parent-style-name="Standard">
      <style:paragraph-properties fo:line-height="100%"/>
      <style:text-properties style:use-window-font-color="true" fo:font-style="italic" fo:font-weight="normal" officeooo:rsid="019c9e7c" officeooo:paragraph-rsid="019c9e7c" style:font-style-asian="italic" style:font-weight-asian="normal" style:font-style-complex="italic" style:font-weight-complex="normal"/>
    </style:style>
    <style:style style:name="P899" style:family="paragraph" style:parent-style-name="Standard">
      <style:paragraph-properties fo:line-height="100%"/>
      <style:text-properties style:use-window-font-color="true" fo:font-style="italic" fo:font-weight="normal" officeooo:rsid="01a92b83" officeooo:paragraph-rsid="01a92b83" style:font-style-asian="italic" style:font-weight-asian="normal" style:font-style-complex="italic" style:font-weight-complex="normal"/>
    </style:style>
    <style:style style:name="P900" style:family="paragraph" style:parent-style-name="Standard">
      <style:paragraph-properties fo:line-height="100%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901" style:family="paragraph" style:parent-style-name="Standard">
      <style:paragraph-properties fo:line-height="100%"/>
      <style:text-properties style:use-window-font-color="true" fo:font-style="italic" fo:font-weight="normal" officeooo:rsid="01aaba73" officeooo:paragraph-rsid="01aaba73" style:font-style-asian="italic" style:font-weight-asian="normal" style:font-style-complex="italic" style:font-weight-complex="normal"/>
    </style:style>
    <style:style style:name="P902" style:family="paragraph" style:parent-style-name="Standard">
      <style:paragraph-properties fo:line-height="100%"/>
      <style:text-properties style:use-window-font-color="true" fo:font-style="italic" fo:font-weight="normal" officeooo:rsid="01b5c969" officeooo:paragraph-rsid="01b5c969" style:font-style-asian="italic" style:font-weight-asian="normal" style:font-style-complex="italic" style:font-weight-complex="normal"/>
    </style:style>
    <style:style style:name="P903" style:family="paragraph" style:parent-style-name="Standard">
      <style:paragraph-properties fo:line-height="100%"/>
      <style:text-properties style:use-window-font-color="true" fo:font-style="italic" fo:font-weight="normal" officeooo:rsid="01bcc73c" officeooo:paragraph-rsid="01bcc73c" style:font-style-asian="italic" style:font-weight-asian="normal" style:font-style-complex="italic" style:font-weight-complex="normal"/>
    </style:style>
    <style:style style:name="P904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1c7ef93" style:font-style-asian="italic" style:font-weight-asian="normal" style:font-style-complex="italic" style:font-weight-complex="normal"/>
    </style:style>
    <style:style style:name="P905" style:family="paragraph" style:parent-style-name="Standard">
      <style:paragraph-properties fo:line-height="100%"/>
      <style:text-properties style:use-window-font-color="true" fo:font-style="italic" fo:font-weight="normal" officeooo:rsid="01c922b5" officeooo:paragraph-rsid="01c922b5" style:font-style-asian="italic" style:font-weight-asian="normal" style:font-style-complex="italic" style:font-weight-complex="normal"/>
    </style:style>
    <style:style style:name="P906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87a11" style:font-style-asian="italic" style:font-weight-asian="normal" style:font-style-complex="italic" style:font-weight-complex="normal"/>
    </style:style>
    <style:style style:name="P907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90cf6" style:font-style-asian="italic" style:font-weight-asian="normal" style:font-style-complex="italic" style:font-weight-complex="normal"/>
    </style:style>
    <style:style style:name="P908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2bd01a2" style:font-style-asian="italic" style:font-weight-asian="normal" style:font-style-complex="italic" style:font-weight-complex="normal"/>
    </style:style>
    <style:style style:name="P909" style:family="paragraph" style:parent-style-name="Standard">
      <style:paragraph-properties fo:line-height="100%"/>
      <style:text-properties style:use-window-font-color="true" fo:font-style="italic" fo:font-weight="normal" officeooo:rsid="01ce728e" officeooo:paragraph-rsid="01ce728e" style:font-style-asian="italic" style:font-weight-asian="normal" style:font-style-complex="italic" style:font-weight-complex="normal"/>
    </style:style>
    <style:style style:name="P910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4a612" style:font-style-asian="italic" style:font-weight-asian="normal" style:font-style-complex="italic" style:font-weight-complex="normal"/>
    </style:style>
    <style:style style:name="P911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225cf87" style:font-style-asian="italic" style:font-weight-asian="normal" style:font-style-complex="italic" style:font-weight-complex="normal"/>
    </style:style>
    <style:style style:name="P912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2b86d" style:font-style-asian="italic" style:font-weight-asian="normal" style:font-style-complex="italic" style:font-weight-complex="normal"/>
    </style:style>
    <style:style style:name="P913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6ae7d" style:font-style-asian="italic" style:font-weight-asian="normal" style:font-style-complex="italic" style:font-weight-complex="normal"/>
    </style:style>
    <style:style style:name="P914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7ea9a" style:font-style-asian="italic" style:font-weight-asian="normal" style:font-style-complex="italic" style:font-weight-complex="normal"/>
    </style:style>
    <style:style style:name="P915" style:family="paragraph" style:parent-style-name="Standard">
      <style:paragraph-properties fo:line-height="100%"/>
      <style:text-properties style:use-window-font-color="true" fo:font-style="italic" fo:font-weight="normal" officeooo:rsid="01e897cd" officeooo:paragraph-rsid="01e966ec" style:font-style-asian="italic" style:font-weight-asian="normal" style:font-style-complex="italic" style:font-weight-complex="normal"/>
    </style:style>
    <style:style style:name="P916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966ec" style:font-style-asian="italic" style:font-weight-asian="normal" style:font-style-complex="italic" style:font-weight-complex="normal"/>
    </style:style>
    <style:style style:name="P917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b88a9" style:font-style-asian="italic" style:font-weight-asian="normal" style:font-style-complex="italic" style:font-weight-complex="normal"/>
    </style:style>
    <style:style style:name="P918" style:family="paragraph" style:parent-style-name="Standard">
      <style:paragraph-properties fo:line-height="100%"/>
      <style:text-properties style:use-window-font-color="true" fo:font-style="italic" fo:font-weight="normal" officeooo:rsid="01ec8e18" officeooo:paragraph-rsid="01ec8e18" style:font-style-asian="italic" style:font-weight-asian="normal" style:font-style-complex="italic" style:font-weight-complex="normal"/>
    </style:style>
    <style:style style:name="P919" style:family="paragraph" style:parent-style-name="Standard">
      <style:paragraph-properties fo:line-height="100%"/>
      <style:text-properties style:use-window-font-color="true" fo:font-style="italic" fo:font-weight="normal" officeooo:rsid="01fb1d79" officeooo:paragraph-rsid="01fb1d79" style:font-style-asian="italic" style:font-weight-asian="normal" style:font-style-complex="italic" style:font-weight-complex="normal"/>
    </style:style>
    <style:style style:name="P920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1fde08a" style:font-style-asian="italic" style:font-weight-asian="normal" style:font-style-complex="italic" style:font-weight-complex="normal"/>
    </style:style>
    <style:style style:name="P921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2bd01a2" style:font-style-asian="italic" style:font-weight-asian="normal" style:font-style-complex="italic" style:font-weight-complex="normal"/>
    </style:style>
    <style:style style:name="P922" style:family="paragraph" style:parent-style-name="Standard">
      <style:paragraph-properties fo:line-height="100%"/>
      <style:text-properties style:use-window-font-color="true" fo:font-style="italic" fo:font-weight="normal" officeooo:rsid="01cb0c6f" officeooo:paragraph-rsid="01cb0c6f" style:font-style-asian="italic" style:font-weight-asian="normal" style:font-style-complex="italic" style:font-weight-complex="normal"/>
    </style:style>
    <style:style style:name="P923" style:family="paragraph" style:parent-style-name="Standard">
      <style:paragraph-properties fo:line-height="100%"/>
      <style:text-properties style:use-window-font-color="true" fo:font-style="italic" fo:font-weight="normal" officeooo:rsid="01d80854" officeooo:paragraph-rsid="01d87a11" style:font-style-asian="italic" style:font-weight-asian="normal" style:font-style-complex="italic" style:font-weight-complex="normal"/>
    </style:style>
    <style:style style:name="P924" style:family="paragraph" style:parent-style-name="Standard">
      <style:paragraph-properties fo:line-height="100%"/>
      <style:text-properties style:use-window-font-color="true" fo:font-style="italic" fo:font-weight="normal" officeooo:rsid="01e2b86d" officeooo:paragraph-rsid="01e4a612" style:font-style-asian="italic" style:font-weight-asian="normal" style:font-style-complex="italic" style:font-weight-complex="normal"/>
    </style:style>
    <style:style style:name="P925" style:family="paragraph" style:parent-style-name="Standard">
      <style:paragraph-properties fo:line-height="100%"/>
      <style:text-properties style:use-window-font-color="true" fo:font-style="italic" fo:font-weight="normal" officeooo:rsid="02280f12" officeooo:paragraph-rsid="02280f12" style:font-style-asian="italic" style:font-weight-asian="normal" style:font-style-complex="italic" style:font-weight-complex="normal"/>
    </style:style>
    <style:style style:name="P926" style:family="paragraph" style:parent-style-name="Standard">
      <style:paragraph-properties fo:line-height="100%"/>
      <style:text-properties style:use-window-font-color="true" fo:font-style="italic" fo:font-weight="normal" officeooo:rsid="022ee1ec" officeooo:paragraph-rsid="022ee1ec" style:font-style-asian="italic" style:font-weight-asian="normal" style:font-style-complex="italic" style:font-weight-complex="normal"/>
    </style:style>
    <style:style style:name="P927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0cab1" style:font-style-asian="italic" style:font-weight-asian="normal" style:font-style-complex="italic" style:font-weight-complex="normal"/>
    </style:style>
    <style:style style:name="P928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15a2f" style:font-style-asian="italic" style:font-weight-asian="normal" style:font-style-complex="italic" style:font-weight-complex="normal"/>
    </style:style>
    <style:style style:name="P929" style:family="paragraph" style:parent-style-name="Standard">
      <style:paragraph-properties fo:line-height="100%"/>
      <style:text-properties style:use-window-font-color="true" fo:font-style="italic" fo:font-weight="normal" officeooo:rsid="02412005" officeooo:paragraph-rsid="02412005" style:font-style-asian="italic" style:font-weight-asian="normal" style:font-style-complex="italic" style:font-weight-complex="normal"/>
    </style:style>
    <style:style style:name="P930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2a7fb" style:font-style-asian="italic" style:font-weight-asian="normal" style:font-style-complex="italic" style:font-weight-complex="normal"/>
    </style:style>
    <style:style style:name="P931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85136" style:font-style-asian="italic" style:font-weight-asian="normal" style:font-style-complex="italic" style:font-weight-complex="normal"/>
    </style:style>
    <style:style style:name="P932" style:family="paragraph" style:parent-style-name="Standard">
      <style:paragraph-properties fo:line-height="100%"/>
      <style:text-properties style:use-window-font-color="true" fo:font-style="italic" fo:font-weight="normal" officeooo:rsid="02442909" officeooo:paragraph-rsid="02442909" style:font-style-asian="italic" style:font-weight-asian="normal" style:font-style-complex="italic" style:font-weight-complex="normal"/>
    </style:style>
    <style:style style:name="P933" style:family="paragraph" style:parent-style-name="Standard">
      <style:paragraph-properties fo:line-height="100%"/>
      <style:text-properties style:use-window-font-color="true" fo:font-style="italic" fo:font-weight="normal" officeooo:rsid="024b41ab" officeooo:paragraph-rsid="024b41ab" style:font-style-asian="italic" style:font-weight-asian="normal" style:font-style-complex="italic" style:font-weight-complex="normal"/>
    </style:style>
    <style:style style:name="P934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4d9b01" style:font-style-asian="italic" style:font-weight-asian="normal" style:font-style-complex="italic" style:font-weight-complex="normal"/>
    </style:style>
    <style:style style:name="P935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6c8a70" style:font-style-asian="italic" style:font-weight-asian="normal" style:font-style-complex="italic" style:font-weight-complex="normal"/>
    </style:style>
    <style:style style:name="P936" style:family="paragraph" style:parent-style-name="Standard">
      <style:paragraph-properties fo:line-height="100%"/>
      <style:text-properties style:use-window-font-color="true" fo:font-style="italic" fo:font-weight="normal" officeooo:rsid="026c8a70" officeooo:paragraph-rsid="026c8a70" style:font-style-asian="italic" style:font-weight-asian="normal" style:font-style-complex="italic" style:font-weight-complex="normal"/>
    </style:style>
    <style:style style:name="P937" style:family="paragraph" style:parent-style-name="Standard">
      <style:paragraph-properties fo:line-height="100%"/>
      <style:text-properties style:use-window-font-color="true" fo:font-style="italic" fo:font-weight="normal" officeooo:rsid="05373f4a" officeooo:paragraph-rsid="05373f4a" style:font-style-asian="italic" style:font-weight-asian="normal" style:font-style-complex="italic" style:font-weight-complex="normal"/>
    </style:style>
    <style:style style:name="P93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4dc20c" officeooo:paragraph-rsid="024d9b01" style:font-style-asian="italic" style:font-weight-asian="normal" style:font-style-complex="italic" style:font-weight-complex="normal"/>
    </style:style>
    <style:style style:name="P93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540cb9" officeooo:paragraph-rsid="02540cb9" style:font-style-asian="italic" style:font-weight-asian="normal" style:font-style-complex="italic" style:font-weight-complex="normal"/>
    </style:style>
    <style:style style:name="P94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5839b" officeooo:paragraph-rsid="0285839b" style:font-style-asian="italic" style:font-weight-asian="normal" style:font-style-complex="italic" style:font-weight-complex="normal"/>
    </style:style>
    <style:style style:name="P94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add40" officeooo:paragraph-rsid="028add40" style:font-style-asian="italic" style:font-weight-asian="normal" style:font-style-complex="italic" style:font-weight-complex="normal"/>
    </style:style>
    <style:style style:name="P94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93a523" style:font-style-asian="italic" style:font-weight-asian="normal" style:font-style-complex="italic" style:font-weight-complex="normal"/>
    </style:style>
    <style:style style:name="P94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bd01a2" style:font-style-asian="italic" style:font-weight-asian="normal" style:font-style-complex="italic" style:font-weight-complex="normal"/>
    </style:style>
    <style:style style:name="P94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ac75f" officeooo:paragraph-rsid="029ac75f" style:font-style-asian="italic" style:font-weight-asian="normal" style:font-style-complex="italic" style:font-weight-complex="normal"/>
    </style:style>
    <style:style style:name="P94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b0ee24" officeooo:paragraph-rsid="02b0ee24" style:font-style-asian="italic" style:font-weight-asian="normal" style:font-style-complex="italic" style:font-weight-complex="normal"/>
    </style:style>
    <style:style style:name="P94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72698b" officeooo:paragraph-rsid="02bd01a2" style:font-style-asian="italic" style:font-weight-asian="normal" style:font-style-complex="italic" style:font-weight-complex="normal"/>
    </style:style>
    <style:style style:name="P947" style:family="paragraph" style:parent-style-name="Standard">
      <style:text-properties style:use-window-font-color="true" fo:font-style="italic" style:text-underline-style="none" fo:font-weight="normal" officeooo:rsid="006df692" officeooo:paragraph-rsid="02ecf51e" style:font-style-asian="italic" style:font-weight-asian="normal" style:font-style-complex="italic" style:font-weight-complex="normal"/>
    </style:style>
    <style:style style:name="P948" style:family="paragraph" style:parent-style-name="Standard">
      <style:text-properties style:use-window-font-color="true" fo:font-style="italic" style:text-underline-style="none" fo:font-weight="normal" officeooo:rsid="00722a19" officeooo:paragraph-rsid="02ecf51e" style:font-style-asian="italic" style:font-weight-asian="normal" style:font-style-complex="italic" style:font-weight-complex="normal"/>
    </style:style>
    <style:style style:name="P949" style:family="paragraph" style:parent-style-name="Standard">
      <style:text-properties style:use-window-font-color="true" fo:font-style="italic" style:text-underline-style="none" fo:font-weight="normal" officeooo:rsid="007291e8" officeooo:paragraph-rsid="02ecf51e" style:font-style-asian="italic" style:font-weight-asian="normal" style:font-style-complex="italic" style:font-weight-complex="normal"/>
    </style:style>
    <style:style style:name="P950" style:family="paragraph" style:parent-style-name="Standard">
      <style:text-properties style:use-window-font-color="true" fo:font-style="italic" style:text-underline-style="none" fo:font-weight="normal" officeooo:rsid="008bee9e" officeooo:paragraph-rsid="02ecf51e" style:font-style-asian="italic" style:font-weight-asian="normal" style:font-style-complex="italic" style:font-weight-complex="normal"/>
    </style:style>
    <style:style style:name="P95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5eaee" officeooo:paragraph-rsid="02d5eaee" style:font-style-asian="italic" style:font-weight-asian="normal" style:font-style-complex="italic" style:font-weight-complex="normal"/>
    </style:style>
    <style:style style:name="P95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6af62" officeooo:paragraph-rsid="02d6af62" style:font-style-asian="italic" style:font-weight-asian="normal" style:font-style-complex="italic" style:font-weight-complex="normal"/>
    </style:style>
    <style:style style:name="P95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8a10d" officeooo:paragraph-rsid="02d8a10d" style:font-style-asian="italic" style:font-weight-asian="normal" style:font-style-complex="italic" style:font-weight-complex="normal"/>
    </style:style>
    <style:style style:name="P95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e2ff2" officeooo:paragraph-rsid="02de2ff2" style:font-style-asian="italic" style:font-weight-asian="normal" style:font-style-complex="italic" style:font-weight-complex="normal"/>
    </style:style>
    <style:style style:name="P95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4f960" officeooo:paragraph-rsid="02e4f960" style:font-style-asian="italic" style:font-weight-asian="normal" style:font-style-complex="italic" style:font-weight-complex="normal"/>
    </style:style>
    <style:style style:name="P95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2e7b1ff" style:font-style-asian="italic" style:font-weight-asian="normal" style:font-style-complex="italic" style:font-weight-complex="normal"/>
    </style:style>
    <style:style style:name="P95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305aebe" style:font-style-asian="italic" style:font-weight-asian="normal" style:font-style-complex="italic" style:font-weight-complex="normal"/>
    </style:style>
    <style:style style:name="P95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abaea" officeooo:paragraph-rsid="02eabaea" style:font-style-asian="italic" style:font-weight-asian="normal" style:font-style-complex="italic" style:font-weight-complex="normal"/>
    </style:style>
    <style:style style:name="P95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b27fd" officeooo:paragraph-rsid="02eb27fd" style:font-style-asian="italic" style:font-weight-asian="normal" style:font-style-complex="italic" style:font-weight-complex="normal"/>
    </style:style>
    <style:style style:name="P96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c089f" officeooo:paragraph-rsid="02ec089f" style:font-style-asian="italic" style:font-weight-asian="normal" style:font-style-complex="italic" style:font-weight-complex="normal"/>
    </style:style>
    <style:style style:name="P96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2d8a10d" style:font-style-asian="italic" style:font-weight-asian="normal" style:font-style-complex="italic" style:font-weight-complex="normal"/>
    </style:style>
    <style:style style:name="P96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3040c1c" style:font-style-asian="italic" style:font-weight-asian="normal" style:font-style-complex="italic" style:font-weight-complex="normal"/>
    </style:style>
    <style:style style:name="P96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13e7fe" style:font-style-asian="italic" style:font-weight-asian="normal" style:font-style-complex="italic" style:font-weight-complex="normal"/>
    </style:style>
    <style:style style:name="P96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4f5b13" style:font-style-asian="italic" style:font-weight-asian="normal" style:font-style-complex="italic" style:font-weight-complex="normal"/>
    </style:style>
    <style:style style:name="P96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2d82" officeooo:paragraph-rsid="033f17a3" style:font-style-asian="italic" style:font-weight-asian="normal" style:font-style-complex="italic" style:font-weight-complex="normal"/>
    </style:style>
    <style:style style:name="P96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019a7" officeooo:paragraph-rsid="033f17a3" style:font-style-asian="italic" style:font-weight-asian="normal" style:font-style-complex="italic" style:font-weight-complex="normal"/>
    </style:style>
    <style:style style:name="P96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251d3" officeooo:paragraph-rsid="033f17a3" style:font-style-asian="italic" style:font-weight-asian="normal" style:font-style-complex="italic" style:font-weight-complex="normal"/>
    </style:style>
    <style:style style:name="P96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57c7" officeooo:paragraph-rsid="033f17a3" style:font-style-asian="italic" style:font-weight-asian="normal" style:font-style-complex="italic" style:font-weight-complex="normal"/>
    </style:style>
    <style:style style:name="P96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f0c9b" officeooo:paragraph-rsid="030f0c9b" style:font-style-asian="italic" style:font-weight-asian="normal" style:font-style-complex="italic" style:font-weight-complex="normal"/>
    </style:style>
    <style:style style:name="P97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2001" officeooo:paragraph-rsid="03102001" style:font-style-asian="italic" style:font-weight-asian="normal" style:font-style-complex="italic" style:font-weight-complex="normal"/>
    </style:style>
    <style:style style:name="P97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54a6" officeooo:paragraph-rsid="031054a6" style:font-style-asian="italic" style:font-weight-asian="normal" style:font-style-complex="italic" style:font-weight-complex="normal"/>
    </style:style>
    <style:style style:name="P972" style:family="paragraph" style:parent-style-name="Standard"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97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974" style:family="paragraph" style:parent-style-name="Standard">
      <style:text-properties style:use-window-font-color="true" fo:font-style="italic" style:text-underline-style="none" fo:font-weight="bold" officeooo:rsid="005eeb02" officeooo:paragraph-rsid="0275c15d" style:font-style-asian="italic" style:font-weight-asian="bold" style:font-style-complex="italic" style:font-weight-complex="bold"/>
    </style:style>
    <style:style style:name="P975" style:family="paragraph" style:parent-style-name="Standard">
      <style:paragraph-properties fo:line-height="150%"/>
      <style:text-properties style:use-window-font-color="true" officeooo:rsid="00a8a4b1" officeooo:paragraph-rsid="02be3c45"/>
    </style:style>
    <style:style style:name="P976" style:family="paragraph" style:parent-style-name="Standard">
      <style:text-properties style:use-window-font-color="true" officeooo:paragraph-rsid="02be3c45"/>
    </style:style>
    <style:style style:name="P977" style:family="paragraph" style:parent-style-name="Standard">
      <style:paragraph-properties fo:line-height="100%"/>
      <style:text-properties style:use-window-font-color="true" style:text-underline-style="none" fo:font-weight="normal" officeooo:paragraph-rsid="0297c923" style:font-weight-asian="normal" style:font-weight-complex="normal"/>
    </style:style>
    <style:style style:name="P978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b8b04" officeooo:paragraph-rsid="02f17ec6" style:font-style-asian="normal" style:font-weight-asian="normal" style:font-style-complex="normal" style:font-weight-complex="normal"/>
    </style:style>
    <style:style style:name="P979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9fa4b" officeooo:paragraph-rsid="02ecf51e" style:font-style-asian="normal" style:font-weight-asian="normal" style:font-style-complex="normal" style:font-weight-complex="normal"/>
    </style:style>
    <style:style style:name="P980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f17ec6" officeooo:paragraph-rsid="02f17ec6" style:font-style-asian="normal" style:font-weight-asian="normal" style:font-style-complex="normal" style:font-weight-complex="normal"/>
    </style:style>
    <style:style style:name="P981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8dd7a7" officeooo:paragraph-rsid="02ecf51e" style:font-style-asian="normal" style:font-weight-asian="normal" style:font-style-complex="normal" style:font-weight-complex="normal"/>
    </style:style>
    <style:style style:name="P982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e8a1b" officeooo:paragraph-rsid="02f2e947" style:font-style-asian="normal" style:font-weight-asian="normal" style:font-style-complex="normal" style:font-weight-complex="normal"/>
    </style:style>
    <style:style style:name="P983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984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985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986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3e56cf" style:font-style-asian="normal" style:font-weight-asian="normal" style:font-style-complex="normal" style:font-weight-complex="normal"/>
    </style:style>
    <style:style style:name="P987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4172a0" style:font-style-asian="normal" style:font-weight-asian="normal" style:font-style-complex="normal" style:font-weight-complex="normal"/>
    </style:style>
    <style:style style:name="P988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989" style:family="paragraph" style:parent-style-name="Standard">
      <style:text-properties style:use-window-font-color="true" style:text-line-through-style="none" style:text-line-through-type="none" officeooo:paragraph-rsid="02ecf51e"/>
    </style:style>
    <style:style style:name="P990" style:family="paragraph" style:parent-style-name="Standard">
      <style:text-properties style:use-window-font-color="true" style:text-line-through-style="none" style:text-line-through-type="none" fo:font-style="italic" officeooo:rsid="007a3a38" officeooo:paragraph-rsid="02ecf51e" style:font-style-asian="italic" style:font-style-complex="italic"/>
    </style:style>
    <style:style style:name="P991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officeooo:paragraph-rsid="03a4e520" style:font-style-asian="italic" style:font-style-complex="italic"/>
    </style:style>
    <style:style style:name="P992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3778af6" officeooo:paragraph-rsid="03a4e520" style:font-style-asian="italic" style:font-weight-asian="normal" style:font-style-complex="italic" style:font-weight-complex="normal"/>
    </style:style>
    <style:style style:name="P993" style:family="paragraph" style:parent-style-name="Standard">
      <style:text-properties style:use-window-font-color="true" style:text-line-through-style="none" style:text-line-through-type="none" style:text-underline-style="none" officeooo:paragraph-rsid="02ecf51e"/>
    </style:style>
    <style:style style:name="P994" style:family="paragraph" style:parent-style-name="Standard">
      <style:text-properties style:use-window-font-color="true" officeooo:paragraph-rsid="02ecf51e"/>
    </style:style>
    <style:style style:name="P995" style:family="paragraph" style:parent-style-name="Standard">
      <style:paragraph-properties fo:line-height="150%"/>
      <style:text-properties style:use-window-font-color="true" officeooo:paragraph-rsid="02edc963"/>
    </style:style>
    <style:style style:name="P996" style:family="paragraph" style:parent-style-name="Standard">
      <style:paragraph-properties fo:line-height="100%"/>
      <style:text-properties style:use-window-font-color="true" style:text-line-through-style="solid" style:text-line-through-type="single" fo:font-style="italic" style:text-underline-style="none" fo:font-weight="normal" officeooo:rsid="007a3a38" officeooo:paragraph-rsid="02f2e947" style:font-style-asian="italic" style:font-weight-asian="normal" style:font-style-complex="italic" style:font-weight-complex="normal"/>
    </style:style>
    <style:style style:name="P997" style:family="paragraph" style:parent-style-name="Standard">
      <style:paragraph-properties fo:line-height="100%"/>
      <style:text-properties style:use-window-font-color="true" style:text-line-through-style="solid" style:text-line-through-type="single" fo:font-style="normal" style:text-underline-style="none" fo:font-weight="normal" officeooo:rsid="03febd54" officeooo:paragraph-rsid="02f2e947" style:font-style-asian="normal" style:font-weight-asian="normal" style:font-style-complex="normal" style:font-weight-complex="normal"/>
    </style:style>
    <style:style style:name="P998" style:family="paragraph" style:parent-style-name="Standard">
      <style:paragraph-properties fo:line-height="100%"/>
      <style:text-properties style:use-window-font-color="true" fo:font-size="14pt" fo:font-style="normal" fo:font-weight="bold" officeooo:rsid="019c9e7c" officeooo:paragraph-rsid="019c9e7c" style:font-size-asian="14pt" style:font-style-asian="normal" style:font-weight-asian="bold" style:font-size-complex="14pt" style:font-style-complex="normal" style:font-weight-complex="bold"/>
    </style:style>
    <style:style style:name="P999" style:family="paragraph" style:parent-style-name="Standard">
      <style:paragraph-properties fo:line-height="100%"/>
      <style:text-properties style:use-window-font-color="true" fo:font-size="14pt" fo:font-style="normal" fo:font-weight="bold" officeooo:rsid="0224a93a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000" style:family="paragraph" style:parent-style-name="Standard">
      <style:paragraph-properties fo:line-height="100%"/>
      <style:text-properties style:use-window-font-color="true" fo:font-size="14pt" fo:font-style="normal" fo:font-weight="bold" officeooo:rsid="0237405f" officeooo:paragraph-rsid="0237405f" style:font-size-asian="14pt" style:font-style-asian="normal" style:font-weight-asian="bold" style:font-size-complex="14pt" style:font-style-complex="normal" style:font-weight-complex="bold"/>
    </style:style>
    <style:style style:name="P1001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72698b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002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acce82" officeooo:paragraph-rsid="02acce82" style:font-size-asian="14pt" style:font-style-asian="normal" style:font-weight-asian="bold" style:font-size-complex="14pt" style:font-style-complex="normal" style:font-weight-complex="bold"/>
    </style:style>
    <style:style style:name="P1003" style:family="paragraph" style:parent-style-name="Standard">
      <style:text-properties officeooo:paragraph-rsid="00ba4170"/>
    </style:style>
    <style:style style:name="P1004" style:family="paragraph" style:parent-style-name="Standard">
      <style:text-properties officeooo:paragraph-rsid="00bbbf73"/>
    </style:style>
    <style:style style:name="P1005" style:family="paragraph" style:parent-style-name="Standard">
      <style:text-properties officeooo:rsid="00beb82f" officeooo:paragraph-rsid="00beb82f"/>
    </style:style>
    <style:style style:name="P1006" style:family="paragraph" style:parent-style-name="Standard">
      <style:text-properties officeooo:paragraph-rsid="00beb82f"/>
    </style:style>
    <style:style style:name="P1007" style:family="paragraph" style:parent-style-name="Standard">
      <style:text-properties officeooo:rsid="00c0d7c6" officeooo:paragraph-rsid="00c0d7c6"/>
    </style:style>
    <style:style style:name="P1008" style:family="paragraph" style:parent-style-name="Standard">
      <style:text-properties officeooo:rsid="005521a3" officeooo:paragraph-rsid="005521a3"/>
    </style:style>
    <style:style style:name="P1009" style:family="paragraph" style:parent-style-name="Standard">
      <style:text-properties officeooo:paragraph-rsid="00d2fc06"/>
    </style:style>
    <style:style style:name="P1010" style:family="paragraph" style:parent-style-name="Standard">
      <style:paragraph-properties fo:line-height="150%"/>
      <style:text-properties officeooo:rsid="00d5826a" officeooo:paragraph-rsid="00d5826a"/>
    </style:style>
    <style:style style:name="P1011" style:family="paragraph" style:parent-style-name="Standard">
      <style:text-properties officeooo:paragraph-rsid="00d77d7d"/>
    </style:style>
    <style:style style:name="P1012" style:family="paragraph" style:parent-style-name="Standard">
      <style:text-properties officeooo:rsid="00d9c9e4" officeooo:paragraph-rsid="00d9c9e4"/>
    </style:style>
    <style:style style:name="P1013" style:family="paragraph" style:parent-style-name="Standard">
      <style:text-properties officeooo:paragraph-rsid="00e5f586"/>
    </style:style>
    <style:style style:name="P1014" style:family="paragraph" style:parent-style-name="Standard">
      <style:text-properties officeooo:paragraph-rsid="00eb50e0"/>
    </style:style>
    <style:style style:name="P1015" style:family="paragraph" style:parent-style-name="Standard">
      <style:paragraph-properties fo:line-height="150%"/>
      <style:text-properties officeooo:rsid="00f2503e" officeooo:paragraph-rsid="00f2503e"/>
    </style:style>
    <style:style style:name="P1016" style:family="paragraph" style:parent-style-name="Standard">
      <style:text-properties officeooo:rsid="00f2503e" officeooo:paragraph-rsid="01222be5"/>
    </style:style>
    <style:style style:name="P1017" style:family="paragraph" style:parent-style-name="Standard">
      <style:text-properties officeooo:rsid="00d1487d" officeooo:paragraph-rsid="00d2fc06"/>
    </style:style>
    <style:style style:name="P1018" style:family="paragraph" style:parent-style-name="Standard">
      <style:text-properties officeooo:paragraph-rsid="00f5260b"/>
    </style:style>
    <style:style style:name="P1019" style:family="paragraph" style:parent-style-name="Standard">
      <style:text-properties officeooo:paragraph-rsid="010c486e"/>
    </style:style>
    <style:style style:name="P1020" style:family="paragraph" style:parent-style-name="Standard">
      <style:text-properties officeooo:paragraph-rsid="00367935"/>
    </style:style>
    <style:style style:name="P1021" style:family="paragraph" style:parent-style-name="Standard">
      <style:text-properties officeooo:paragraph-rsid="011fc384"/>
    </style:style>
    <style:style style:name="P1022" style:family="paragraph" style:parent-style-name="Standard">
      <style:text-properties officeooo:paragraph-rsid="0122678f"/>
    </style:style>
    <style:style style:name="P1023" style:family="paragraph" style:parent-style-name="Standard">
      <style:text-properties officeooo:paragraph-rsid="012dfde8"/>
    </style:style>
    <style:style style:name="P1024" style:family="paragraph" style:parent-style-name="Standard">
      <style:text-properties officeooo:paragraph-rsid="0130fd48"/>
    </style:style>
    <style:style style:name="P1025" style:family="paragraph" style:parent-style-name="Standard">
      <style:text-properties officeooo:paragraph-rsid="013282b3"/>
    </style:style>
    <style:style style:name="P1026" style:family="paragraph" style:parent-style-name="Standard">
      <style:text-properties officeooo:paragraph-rsid="013f3c54"/>
    </style:style>
    <style:style style:name="P1027" style:family="paragraph" style:parent-style-name="Standard">
      <style:text-properties officeooo:paragraph-rsid="0152f194"/>
    </style:style>
    <style:style style:name="P1028" style:family="paragraph" style:parent-style-name="Standard">
      <style:text-properties officeooo:paragraph-rsid="0150aafa"/>
    </style:style>
    <style:style style:name="P1029" style:family="paragraph" style:parent-style-name="Standard">
      <style:paragraph-properties fo:line-height="100%"/>
      <style:text-properties officeooo:paragraph-rsid="016aa5ac"/>
    </style:style>
    <style:style style:name="P1030" style:family="paragraph" style:parent-style-name="Standard">
      <style:paragraph-properties fo:line-height="100%"/>
      <style:text-properties officeooo:paragraph-rsid="016d2800"/>
    </style:style>
    <style:style style:name="P1031" style:family="paragraph" style:parent-style-name="Standard">
      <style:paragraph-properties fo:line-height="100%"/>
      <style:text-properties officeooo:paragraph-rsid="0171553b"/>
    </style:style>
    <style:style style:name="P1032" style:family="paragraph" style:parent-style-name="Standard">
      <style:paragraph-properties fo:line-height="100%"/>
      <style:text-properties officeooo:paragraph-rsid="0176ee1b"/>
    </style:style>
    <style:style style:name="P1033" style:family="paragraph" style:parent-style-name="Standard">
      <style:paragraph-properties fo:line-height="100%"/>
      <style:text-properties officeooo:paragraph-rsid="017941db"/>
    </style:style>
    <style:style style:name="P1034" style:family="paragraph" style:parent-style-name="Standard">
      <style:paragraph-properties fo:line-height="100%"/>
      <style:text-properties officeooo:paragraph-rsid="017a7161"/>
    </style:style>
    <style:style style:name="P1035" style:family="paragraph" style:parent-style-name="Standard">
      <style:paragraph-properties fo:line-height="100%"/>
      <style:text-properties officeooo:paragraph-rsid="018105ab"/>
    </style:style>
    <style:style style:name="P1036" style:family="paragraph" style:parent-style-name="Standard">
      <style:paragraph-properties fo:line-height="100%"/>
      <style:text-properties officeooo:paragraph-rsid="01aaba73"/>
    </style:style>
    <style:style style:name="P1037" style:family="paragraph" style:parent-style-name="Standard">
      <style:paragraph-properties fo:line-height="100%"/>
      <style:text-properties officeooo:paragraph-rsid="01abda5f"/>
    </style:style>
    <style:style style:name="P1038" style:family="paragraph" style:parent-style-name="Standard">
      <style:paragraph-properties fo:line-height="100%"/>
      <style:text-properties officeooo:paragraph-rsid="01d3aa7e"/>
    </style:style>
    <style:style style:name="P1039" style:family="paragraph" style:parent-style-name="Standard">
      <style:paragraph-properties fo:line-height="100%"/>
      <style:text-properties officeooo:paragraph-rsid="01e2b86d"/>
    </style:style>
    <style:style style:name="P1040" style:family="paragraph" style:parent-style-name="Standard">
      <style:paragraph-properties fo:line-height="100%"/>
      <style:text-properties officeooo:paragraph-rsid="01e7ea9a"/>
    </style:style>
    <style:style style:name="P1041" style:family="paragraph" style:parent-style-name="Standard">
      <style:paragraph-properties fo:line-height="100%"/>
      <style:text-properties officeooo:paragraph-rsid="01f79ca2"/>
    </style:style>
    <style:style style:name="P1042" style:family="paragraph" style:parent-style-name="Standard">
      <style:paragraph-properties fo:line-height="100%"/>
      <style:text-properties officeooo:paragraph-rsid="020068b3"/>
    </style:style>
    <style:style style:name="P1043" style:family="paragraph" style:parent-style-name="Standard">
      <style:paragraph-properties fo:line-height="100%"/>
      <style:text-properties officeooo:paragraph-rsid="0200b58e"/>
    </style:style>
    <style:style style:name="P1044" style:family="paragraph" style:parent-style-name="Standard">
      <style:paragraph-properties fo:line-height="100%"/>
      <style:text-properties officeooo:paragraph-rsid="020131ae"/>
    </style:style>
    <style:style style:name="P1045" style:family="paragraph" style:parent-style-name="Standard">
      <style:paragraph-properties fo:line-height="100%"/>
      <style:text-properties officeooo:paragraph-rsid="0212a48a"/>
    </style:style>
    <style:style style:name="P1046" style:family="paragraph" style:parent-style-name="Standard">
      <style:paragraph-properties fo:line-height="100%"/>
      <style:text-properties officeooo:paragraph-rsid="01d522fe"/>
    </style:style>
    <style:style style:name="P1047" style:family="paragraph" style:parent-style-name="Standard">
      <style:paragraph-properties fo:line-height="100%"/>
      <style:text-properties officeooo:paragraph-rsid="021920c6"/>
    </style:style>
    <style:style style:name="P1048" style:family="paragraph" style:parent-style-name="Standard">
      <style:paragraph-properties fo:line-height="100%"/>
      <style:text-properties officeooo:paragraph-rsid="021bfb0f"/>
    </style:style>
    <style:style style:name="P1049" style:family="paragraph" style:parent-style-name="Standard">
      <style:paragraph-properties fo:line-height="100%"/>
      <style:text-properties officeooo:paragraph-rsid="021d76dd"/>
    </style:style>
    <style:style style:name="P1050" style:family="paragraph" style:parent-style-name="Standard">
      <style:paragraph-properties fo:line-height="100%"/>
      <style:text-properties officeooo:paragraph-rsid="01ec8e18"/>
    </style:style>
    <style:style style:name="P1051" style:family="paragraph" style:parent-style-name="Standard">
      <style:paragraph-properties fo:line-height="100%"/>
      <style:text-properties officeooo:paragraph-rsid="0228bd00"/>
    </style:style>
    <style:style style:name="P1052" style:family="paragraph" style:parent-style-name="Standard">
      <style:paragraph-properties fo:line-height="100%"/>
      <style:text-properties officeooo:paragraph-rsid="0239e044"/>
    </style:style>
    <style:style style:name="P1053" style:family="paragraph" style:parent-style-name="Standard">
      <style:paragraph-properties fo:line-height="100%"/>
      <style:text-properties officeooo:paragraph-rsid="023e217a"/>
    </style:style>
    <style:style style:name="P1054" style:family="paragraph" style:parent-style-name="Standard">
      <style:paragraph-properties fo:line-height="100%"/>
      <style:text-properties officeooo:paragraph-rsid="0245c9e7"/>
    </style:style>
    <style:style style:name="P1055" style:family="paragraph" style:parent-style-name="Standard">
      <style:paragraph-properties fo:line-height="100%"/>
      <style:text-properties officeooo:paragraph-rsid="0248e2f5"/>
    </style:style>
    <style:style style:name="P1056" style:family="paragraph" style:parent-style-name="Standard">
      <style:paragraph-properties fo:line-height="100%"/>
      <style:text-properties officeooo:paragraph-rsid="024d9b01"/>
    </style:style>
    <style:style style:name="P1057" style:family="paragraph" style:parent-style-name="Standard">
      <style:paragraph-properties fo:line-height="100%"/>
      <style:text-properties officeooo:paragraph-rsid="02540cb9"/>
    </style:style>
    <style:style style:name="P1058" style:family="paragraph" style:parent-style-name="Standard">
      <style:paragraph-properties fo:line-height="100%"/>
      <style:text-properties officeooo:paragraph-rsid="02656310"/>
    </style:style>
    <style:style style:name="P1059" style:family="paragraph" style:parent-style-name="Standard">
      <style:paragraph-properties fo:line-height="100%"/>
      <style:text-properties officeooo:paragraph-rsid="0265f14b"/>
    </style:style>
    <style:style style:name="P1060" style:family="paragraph" style:parent-style-name="Standard">
      <style:paragraph-properties fo:line-height="100%"/>
      <style:text-properties officeooo:paragraph-rsid="02778926"/>
    </style:style>
    <style:style style:name="P1061" style:family="paragraph" style:parent-style-name="Standard">
      <style:paragraph-properties fo:line-height="100%"/>
      <style:text-properties officeooo:paragraph-rsid="0279658f"/>
    </style:style>
    <style:style style:name="P1062" style:family="paragraph" style:parent-style-name="Standard">
      <style:paragraph-properties fo:line-height="100%"/>
      <style:text-properties officeooo:paragraph-rsid="027b57d1"/>
    </style:style>
    <style:style style:name="P1063" style:family="paragraph" style:parent-style-name="Standard">
      <style:paragraph-properties fo:line-height="100%"/>
      <style:text-properties officeooo:paragraph-rsid="02819040"/>
    </style:style>
    <style:style style:name="P1064" style:family="paragraph" style:parent-style-name="Standard">
      <style:paragraph-properties fo:line-height="100%"/>
      <style:text-properties officeooo:paragraph-rsid="028add40"/>
    </style:style>
    <style:style style:name="P1065" style:family="paragraph" style:parent-style-name="Standard">
      <style:paragraph-properties fo:line-height="100%"/>
      <style:text-properties officeooo:paragraph-rsid="02939b7b"/>
    </style:style>
    <style:style style:name="P1066" style:family="paragraph" style:parent-style-name="Standard">
      <style:paragraph-properties fo:line-height="100%"/>
      <style:text-properties officeooo:paragraph-rsid="0293a523"/>
    </style:style>
    <style:style style:name="P1067" style:family="paragraph" style:parent-style-name="Standard">
      <style:paragraph-properties fo:line-height="100%"/>
      <style:text-properties officeooo:paragraph-rsid="0297c923"/>
    </style:style>
    <style:style style:name="P1068" style:family="paragraph" style:parent-style-name="Standard">
      <style:paragraph-properties fo:line-height="100%"/>
      <style:text-properties officeooo:paragraph-rsid="029bb505"/>
    </style:style>
    <style:style style:name="P1069" style:family="paragraph" style:parent-style-name="Standard">
      <style:paragraph-properties fo:line-height="100%"/>
      <style:text-properties officeooo:paragraph-rsid="02a71f0b"/>
    </style:style>
    <style:style style:name="P1070" style:family="paragraph" style:parent-style-name="Standard">
      <style:paragraph-properties fo:line-height="100%"/>
      <style:text-properties officeooo:paragraph-rsid="027c1b85"/>
    </style:style>
    <style:style style:name="P1071" style:family="paragraph" style:parent-style-name="Standard">
      <style:paragraph-properties fo:line-height="100%"/>
      <style:text-properties officeooo:paragraph-rsid="0045286d"/>
    </style:style>
    <style:style style:name="P1072" style:family="paragraph" style:parent-style-name="Standard">
      <style:paragraph-properties fo:line-height="100%"/>
      <style:text-properties officeooo:paragraph-rsid="02bd01a2"/>
    </style:style>
    <style:style style:name="P1073" style:family="paragraph" style:parent-style-name="Standard">
      <style:paragraph-properties fo:line-height="100%"/>
      <style:text-properties officeooo:paragraph-rsid="02d5eaee"/>
    </style:style>
    <style:style style:name="P1074" style:family="paragraph" style:parent-style-name="Standard">
      <style:paragraph-properties fo:line-height="100%"/>
      <style:text-properties officeooo:paragraph-rsid="02e4f960"/>
    </style:style>
    <style:style style:name="P1075" style:family="paragraph" style:parent-style-name="Standard">
      <style:paragraph-properties fo:line-height="100%"/>
      <style:text-properties officeooo:paragraph-rsid="02eac01d"/>
    </style:style>
    <style:style style:name="P1076" style:family="paragraph" style:parent-style-name="Standard">
      <style:paragraph-properties fo:line-height="100%"/>
      <style:text-properties officeooo:paragraph-rsid="02f17ec6"/>
    </style:style>
    <style:style style:name="P1077" style:family="paragraph" style:parent-style-name="Standard">
      <style:paragraph-properties fo:line-height="100%"/>
      <style:text-properties officeooo:paragraph-rsid="02fda6ef"/>
    </style:style>
    <style:style style:name="P1078" style:family="paragraph" style:parent-style-name="Standard">
      <style:paragraph-properties fo:line-height="100%"/>
      <style:text-properties officeooo:paragraph-rsid="03040c1c"/>
    </style:style>
    <style:style style:name="P1079" style:family="paragraph" style:parent-style-name="Standard">
      <style:paragraph-properties fo:line-height="100%"/>
      <style:text-properties officeooo:paragraph-rsid="03049b98"/>
    </style:style>
    <style:style style:name="P1080" style:family="paragraph" style:parent-style-name="Standard">
      <style:paragraph-properties fo:line-height="100%"/>
      <style:text-properties officeooo:paragraph-rsid="0305aebe"/>
    </style:style>
    <style:style style:name="P1081" style:family="paragraph" style:parent-style-name="Standard">
      <style:paragraph-properties fo:line-height="100%"/>
      <style:text-properties officeooo:paragraph-rsid="03061f93"/>
    </style:style>
    <style:style style:name="P1082" style:family="paragraph" style:parent-style-name="Standard">
      <style:paragraph-properties fo:line-height="100%"/>
      <style:text-properties officeooo:paragraph-rsid="03153caa"/>
    </style:style>
    <style:style style:name="P1083" style:family="paragraph" style:parent-style-name="Standard">
      <style:paragraph-properties fo:line-height="100%"/>
      <style:text-properties officeooo:paragraph-rsid="03343ce6"/>
    </style:style>
    <style:style style:name="P1084" style:family="paragraph" style:parent-style-name="Standard">
      <style:paragraph-properties fo:line-height="100%"/>
      <style:text-properties officeooo:paragraph-rsid="03349842"/>
    </style:style>
    <style:style style:name="P1085" style:family="paragraph" style:parent-style-name="Standard">
      <style:paragraph-properties fo:line-height="100%"/>
      <style:text-properties officeooo:paragraph-rsid="033f17a3"/>
    </style:style>
    <style:style style:name="P1086" style:family="paragraph" style:parent-style-name="Standard">
      <style:paragraph-properties fo:line-height="100%"/>
      <style:text-properties officeooo:paragraph-rsid="034172a0"/>
    </style:style>
    <style:style style:name="P1087" style:family="paragraph" style:parent-style-name="Standard">
      <style:paragraph-properties fo:line-height="100%"/>
      <style:text-properties officeooo:paragraph-rsid="034adc9b"/>
    </style:style>
    <style:style style:name="P1088" style:family="paragraph" style:parent-style-name="Standard">
      <style:paragraph-properties fo:line-height="100%"/>
      <style:text-properties officeooo:paragraph-rsid="034f33b6"/>
    </style:style>
    <style:style style:name="P1089" style:family="paragraph" style:parent-style-name="Standard">
      <style:paragraph-properties fo:line-height="100%"/>
      <style:text-properties officeooo:paragraph-rsid="034f680a"/>
    </style:style>
    <style:style style:name="P1090" style:family="paragraph" style:parent-style-name="Standard">
      <style:paragraph-properties fo:line-height="100%"/>
      <style:text-properties officeooo:paragraph-rsid="035051aa"/>
    </style:style>
    <style:style style:name="P1091" style:family="paragraph" style:parent-style-name="Standard">
      <style:paragraph-properties fo:line-height="100%"/>
      <style:text-properties officeooo:paragraph-rsid="0369854f"/>
    </style:style>
    <style:style style:name="P1092" style:family="paragraph" style:parent-style-name="Standard">
      <style:paragraph-properties fo:line-height="100%"/>
      <style:text-properties officeooo:paragraph-rsid="03963307"/>
    </style:style>
    <style:style style:name="P1093" style:family="paragraph" style:parent-style-name="Standard">
      <style:paragraph-properties fo:line-height="100%"/>
      <style:text-properties officeooo:paragraph-rsid="039c640b"/>
    </style:style>
    <style:style style:name="P1094" style:family="paragraph" style:parent-style-name="Standard">
      <style:paragraph-properties fo:line-height="100%"/>
      <style:text-properties officeooo:paragraph-rsid="039e9821"/>
    </style:style>
    <style:style style:name="P1095" style:family="paragraph" style:parent-style-name="Standard">
      <style:paragraph-properties fo:line-height="100%"/>
      <style:text-properties officeooo:paragraph-rsid="03a073aa"/>
    </style:style>
    <style:style style:name="P1096" style:family="paragraph" style:parent-style-name="Standard">
      <style:paragraph-properties fo:line-height="100%"/>
      <style:text-properties officeooo:paragraph-rsid="03b1fbc9"/>
    </style:style>
    <style:style style:name="P1097" style:family="paragraph" style:parent-style-name="Standard">
      <style:paragraph-properties fo:line-height="100%"/>
      <style:text-properties officeooo:paragraph-rsid="03c51260"/>
    </style:style>
    <style:style style:name="P1098" style:family="paragraph" style:parent-style-name="Standard">
      <style:paragraph-properties fo:line-height="100%"/>
      <style:text-properties officeooo:paragraph-rsid="03eb005c"/>
    </style:style>
    <style:style style:name="P1099" style:family="paragraph" style:parent-style-name="Standard">
      <style:paragraph-properties fo:line-height="100%"/>
      <style:text-properties officeooo:paragraph-rsid="03f0c84b"/>
    </style:style>
    <style:style style:name="P1100" style:family="paragraph" style:parent-style-name="Standard">
      <style:paragraph-properties fo:line-height="100%"/>
      <style:text-properties officeooo:paragraph-rsid="03e90de3"/>
    </style:style>
    <style:style style:name="P1101" style:family="paragraph" style:parent-style-name="Standard">
      <style:paragraph-properties fo:line-height="100%"/>
      <style:text-properties officeooo:paragraph-rsid="03f27278"/>
    </style:style>
    <style:style style:name="P1102" style:family="paragraph" style:parent-style-name="Standard">
      <style:paragraph-properties fo:line-height="100%"/>
      <style:text-properties officeooo:paragraph-rsid="03fd5e01"/>
    </style:style>
    <style:style style:name="P1103" style:family="paragraph" style:parent-style-name="Standard">
      <style:paragraph-properties fo:line-height="100%"/>
      <style:text-properties officeooo:paragraph-rsid="0400a6e4"/>
    </style:style>
    <style:style style:name="P1104" style:family="paragraph" style:parent-style-name="Standard">
      <style:paragraph-properties fo:line-height="100%"/>
      <style:text-properties officeooo:paragraph-rsid="0404aa05"/>
    </style:style>
    <style:style style:name="P1105" style:family="paragraph" style:parent-style-name="Standard">
      <style:paragraph-properties fo:line-height="100%"/>
      <style:text-properties officeooo:paragraph-rsid="04102973"/>
    </style:style>
    <style:style style:name="P1106" style:family="paragraph" style:parent-style-name="Standard">
      <style:paragraph-properties fo:line-height="100%"/>
      <style:text-properties officeooo:paragraph-rsid="041e6a3e"/>
    </style:style>
    <style:style style:name="P1107" style:family="paragraph" style:parent-style-name="Standard">
      <style:paragraph-properties fo:line-height="100%"/>
      <style:text-properties officeooo:paragraph-rsid="03a31e81"/>
    </style:style>
    <style:style style:name="P1108" style:family="paragraph" style:parent-style-name="Standard">
      <style:paragraph-properties fo:line-height="100%"/>
      <style:text-properties officeooo:paragraph-rsid="043fc929"/>
    </style:style>
    <style:style style:name="P1109" style:family="paragraph" style:parent-style-name="Standard">
      <style:paragraph-properties fo:line-height="100%"/>
      <style:text-properties officeooo:paragraph-rsid="043a0ede"/>
    </style:style>
    <style:style style:name="P1110" style:family="paragraph" style:parent-style-name="Standard">
      <style:paragraph-properties fo:line-height="100%"/>
      <style:text-properties officeooo:paragraph-rsid="04518e70"/>
    </style:style>
    <style:style style:name="P1111" style:family="paragraph" style:parent-style-name="Standard">
      <style:paragraph-properties fo:line-height="100%"/>
      <style:text-properties officeooo:paragraph-rsid="04592f7c"/>
    </style:style>
    <style:style style:name="P1112" style:family="paragraph" style:parent-style-name="Standard">
      <style:paragraph-properties fo:line-height="100%"/>
      <style:text-properties officeooo:paragraph-rsid="03becfb9"/>
    </style:style>
    <style:style style:name="P1113" style:family="paragraph" style:parent-style-name="Standard">
      <style:paragraph-properties fo:line-height="100%"/>
      <style:text-properties officeooo:paragraph-rsid="0473548b"/>
    </style:style>
    <style:style style:name="P1114" style:family="paragraph" style:parent-style-name="Standard">
      <style:paragraph-properties fo:line-height="100%"/>
      <style:text-properties officeooo:paragraph-rsid="0411d16e"/>
    </style:style>
    <style:style style:name="P1115" style:family="paragraph" style:parent-style-name="Standard">
      <style:paragraph-properties fo:line-height="100%"/>
      <style:text-properties officeooo:paragraph-rsid="041746e7"/>
    </style:style>
    <style:style style:name="P1116" style:family="paragraph" style:parent-style-name="Standard">
      <style:paragraph-properties fo:line-height="100%"/>
      <style:text-properties officeooo:paragraph-rsid="043c6125"/>
    </style:style>
    <style:style style:name="P1117" style:family="paragraph" style:parent-style-name="Standard">
      <style:paragraph-properties fo:line-height="100%"/>
      <style:text-properties officeooo:paragraph-rsid="04472f62"/>
    </style:style>
    <style:style style:name="P1118" style:family="paragraph" style:parent-style-name="Standard">
      <style:paragraph-properties fo:line-height="100%"/>
      <style:text-properties officeooo:paragraph-rsid="03fc17c3"/>
    </style:style>
    <style:style style:name="P1119" style:family="paragraph" style:parent-style-name="Standard">
      <style:paragraph-properties fo:line-height="100%"/>
      <style:text-properties officeooo:paragraph-rsid="039292f6"/>
    </style:style>
    <style:style style:name="P1120" style:family="paragraph" style:parent-style-name="Standard">
      <style:paragraph-properties fo:line-height="100%"/>
      <style:text-properties officeooo:paragraph-rsid="0486c03e"/>
    </style:style>
    <style:style style:name="P1121" style:family="paragraph" style:parent-style-name="Standard">
      <style:paragraph-properties fo:line-height="100%"/>
      <style:text-properties officeooo:paragraph-rsid="048ffd4a"/>
    </style:style>
    <style:style style:name="P1122" style:family="paragraph" style:parent-style-name="Standard">
      <style:paragraph-properties fo:line-height="100%"/>
      <style:text-properties officeooo:paragraph-rsid="04915c32"/>
    </style:style>
    <style:style style:name="P1123" style:family="paragraph" style:parent-style-name="Standard">
      <style:paragraph-properties fo:line-height="100%"/>
      <style:text-properties officeooo:paragraph-rsid="0496a172"/>
    </style:style>
    <style:style style:name="P1124" style:family="paragraph" style:parent-style-name="Standard">
      <style:paragraph-properties fo:line-height="100%"/>
      <style:text-properties officeooo:paragraph-rsid="04a08898"/>
    </style:style>
    <style:style style:name="P1125" style:family="paragraph" style:parent-style-name="Standard">
      <style:paragraph-properties fo:line-height="100%"/>
      <style:text-properties officeooo:paragraph-rsid="04a6679a"/>
    </style:style>
    <style:style style:name="P1126" style:family="paragraph" style:parent-style-name="Standard">
      <style:paragraph-properties fo:line-height="100%"/>
      <style:text-properties officeooo:paragraph-rsid="04ad05fc"/>
    </style:style>
    <style:style style:name="P1127" style:family="paragraph" style:parent-style-name="Standard">
      <style:paragraph-properties fo:line-height="100%"/>
      <style:text-properties officeooo:paragraph-rsid="04b3c5c0"/>
    </style:style>
    <style:style style:name="P1128" style:family="paragraph" style:parent-style-name="Standard">
      <style:paragraph-properties fo:line-height="100%"/>
      <style:text-properties officeooo:paragraph-rsid="04ba1b39"/>
    </style:style>
    <style:style style:name="P1129" style:family="paragraph" style:parent-style-name="Standard">
      <style:paragraph-properties fo:line-height="100%"/>
      <style:text-properties officeooo:paragraph-rsid="04bc7059"/>
    </style:style>
    <style:style style:name="P1130" style:family="paragraph" style:parent-style-name="Standard">
      <style:paragraph-properties fo:line-height="100%"/>
      <style:text-properties officeooo:paragraph-rsid="02ec4cc6"/>
    </style:style>
    <style:style style:name="P1131" style:family="paragraph" style:parent-style-name="Standard">
      <style:paragraph-properties fo:line-height="100%"/>
      <style:text-properties officeooo:paragraph-rsid="04b80b14"/>
    </style:style>
    <style:style style:name="P1132" style:family="paragraph" style:parent-style-name="Standard">
      <style:paragraph-properties fo:line-height="100%"/>
      <style:text-properties officeooo:paragraph-rsid="04d7b913"/>
    </style:style>
    <style:style style:name="P1133" style:family="paragraph" style:parent-style-name="Standard">
      <style:paragraph-properties fo:line-height="100%"/>
      <style:text-properties officeooo:paragraph-rsid="04ddd894"/>
    </style:style>
    <style:style style:name="P1134" style:family="paragraph" style:parent-style-name="Standard">
      <style:paragraph-properties fo:line-height="100%"/>
      <style:text-properties officeooo:paragraph-rsid="04deac5d"/>
    </style:style>
    <style:style style:name="P1135" style:family="paragraph" style:parent-style-name="Standard">
      <style:paragraph-properties fo:line-height="100%"/>
      <style:text-properties officeooo:paragraph-rsid="04ee3d5e"/>
    </style:style>
    <style:style style:name="P1136" style:family="paragraph" style:parent-style-name="Standard">
      <style:paragraph-properties fo:line-height="100%"/>
      <style:text-properties officeooo:paragraph-rsid="04ee86bb"/>
    </style:style>
    <style:style style:name="P1137" style:family="paragraph" style:parent-style-name="Standard">
      <style:paragraph-properties fo:line-height="100%"/>
      <style:text-properties officeooo:paragraph-rsid="04f29906"/>
    </style:style>
    <style:style style:name="P1138" style:family="paragraph" style:parent-style-name="Standard">
      <style:paragraph-properties fo:line-height="100%"/>
      <style:text-properties officeooo:paragraph-rsid="04faca3a"/>
    </style:style>
    <style:style style:name="P1139" style:family="paragraph" style:parent-style-name="Standard">
      <style:paragraph-properties fo:line-height="100%"/>
      <style:text-properties officeooo:paragraph-rsid="051228a5"/>
    </style:style>
    <style:style style:name="P1140" style:family="paragraph" style:parent-style-name="Standard">
      <style:paragraph-properties fo:line-height="100%"/>
      <style:text-properties officeooo:paragraph-rsid="05149db7"/>
    </style:style>
    <style:style style:name="P1141" style:family="paragraph" style:parent-style-name="Standard">
      <style:paragraph-properties fo:line-height="100%"/>
      <style:text-properties officeooo:paragraph-rsid="051755b6"/>
    </style:style>
    <style:style style:name="P1142" style:family="paragraph" style:parent-style-name="Standard">
      <style:paragraph-properties fo:line-height="100%"/>
      <style:text-properties officeooo:paragraph-rsid="04f1c42d"/>
    </style:style>
    <style:style style:name="P1143" style:family="paragraph" style:parent-style-name="Standard">
      <style:paragraph-properties fo:line-height="100%"/>
      <style:text-properties officeooo:paragraph-rsid="052c470d"/>
    </style:style>
    <style:style style:name="P1144" style:family="paragraph" style:parent-style-name="Standard">
      <style:paragraph-properties fo:line-height="100%"/>
      <style:text-properties officeooo:paragraph-rsid="052e1d4e"/>
    </style:style>
    <style:style style:name="P1145" style:family="paragraph" style:parent-style-name="Standard">
      <style:paragraph-properties fo:line-height="100%"/>
      <style:text-properties officeooo:paragraph-rsid="052fd794"/>
    </style:style>
    <style:style style:name="P1146" style:family="paragraph" style:parent-style-name="Standard">
      <style:paragraph-properties fo:line-height="100%"/>
      <style:text-properties officeooo:paragraph-rsid="053faa40"/>
    </style:style>
    <style:style style:name="P1147" style:family="paragraph" style:parent-style-name="Standard">
      <style:paragraph-properties fo:line-height="100%"/>
      <style:text-properties officeooo:paragraph-rsid="054f83a7"/>
    </style:style>
    <style:style style:name="P1148" style:family="paragraph" style:parent-style-name="Standard">
      <style:paragraph-properties fo:line-height="100%"/>
      <style:text-properties officeooo:paragraph-rsid="0557f31f"/>
    </style:style>
    <style:style style:name="P1149" style:family="paragraph" style:parent-style-name="Standard">
      <style:paragraph-properties fo:line-height="100%"/>
      <style:text-properties officeooo:paragraph-rsid="055a623a"/>
    </style:style>
    <style:style style:name="P1150" style:family="paragraph" style:parent-style-name="Standard">
      <style:paragraph-properties fo:line-height="100%"/>
      <style:text-properties officeooo:paragraph-rsid="0569d9ca"/>
    </style:style>
    <style:style style:name="P1151" style:family="paragraph" style:parent-style-name="Standard">
      <style:paragraph-properties fo:line-height="100%"/>
      <style:text-properties officeooo:paragraph-rsid="056d9742"/>
    </style:style>
    <style:style style:name="P1152" style:family="paragraph" style:parent-style-name="Standard">
      <style:paragraph-properties fo:line-height="100%"/>
      <style:text-properties officeooo:paragraph-rsid="057cbee6"/>
    </style:style>
    <style:style style:name="P1153" style:family="paragraph" style:parent-style-name="Standard">
      <style:paragraph-properties fo:line-height="100%"/>
      <style:text-properties officeooo:paragraph-rsid="0580d52a"/>
    </style:style>
    <style:style style:name="P1154" style:family="paragraph" style:parent-style-name="Standard">
      <style:paragraph-properties fo:line-height="100%"/>
      <style:text-properties officeooo:paragraph-rsid="059e7836"/>
    </style:style>
    <style:style style:name="P1155" style:family="paragraph" style:parent-style-name="Standard">
      <style:paragraph-properties fo:line-height="100%"/>
      <style:text-properties officeooo:paragraph-rsid="05ab1076"/>
    </style:style>
    <style:style style:name="P1156" style:family="paragraph" style:parent-style-name="Standard">
      <style:paragraph-properties fo:line-height="100%"/>
      <style:text-properties officeooo:paragraph-rsid="05b1d6ac"/>
    </style:style>
    <style:style style:name="P1157" style:family="paragraph" style:parent-style-name="Standard">
      <style:paragraph-properties fo:line-height="100%"/>
      <style:text-properties officeooo:paragraph-rsid="05b6653b"/>
    </style:style>
    <style:style style:name="P1158" style:family="paragraph" style:parent-style-name="Standard">
      <style:paragraph-properties fo:line-height="100%"/>
      <style:text-properties officeooo:paragraph-rsid="05bc64d7"/>
    </style:style>
    <style:style style:name="P1159" style:family="paragraph" style:parent-style-name="Standard">
      <style:paragraph-properties fo:line-height="100%"/>
      <style:text-properties officeooo:paragraph-rsid="05d96232"/>
    </style:style>
    <style:style style:name="P1160" style:family="paragraph" style:parent-style-name="Standard">
      <style:paragraph-properties fo:line-height="100%"/>
      <style:text-properties officeooo:paragraph-rsid="05dd0971"/>
    </style:style>
    <style:style style:name="P1161" style:family="paragraph" style:parent-style-name="Standard">
      <style:paragraph-properties fo:line-height="100%"/>
      <style:text-properties officeooo:paragraph-rsid="06011cd1"/>
    </style:style>
    <style:style style:name="P1162" style:family="paragraph" style:parent-style-name="Standard">
      <style:paragraph-properties fo:line-height="100%"/>
      <style:text-properties officeooo:paragraph-rsid="06063862"/>
    </style:style>
    <style:style style:name="P1163" style:family="paragraph" style:parent-style-name="Standard">
      <style:paragraph-properties fo:line-height="100%"/>
      <style:text-properties officeooo:paragraph-rsid="060fe20f"/>
    </style:style>
    <style:style style:name="P1164" style:family="paragraph" style:parent-style-name="Standard">
      <style:paragraph-properties fo:line-height="100%"/>
      <style:text-properties officeooo:paragraph-rsid="061169e8"/>
    </style:style>
    <style:style style:name="P1165" style:family="paragraph" style:parent-style-name="Standard">
      <style:paragraph-properties fo:line-height="100%"/>
      <style:text-properties officeooo:paragraph-rsid="06125c09"/>
    </style:style>
    <style:style style:name="P1166" style:family="paragraph" style:parent-style-name="Standard">
      <style:paragraph-properties fo:line-height="100%"/>
      <style:text-properties officeooo:paragraph-rsid="06191840"/>
    </style:style>
    <style:style style:name="P1167" style:family="paragraph" style:parent-style-name="Standard">
      <style:paragraph-properties fo:line-height="100%"/>
      <style:text-properties officeooo:paragraph-rsid="062f0400"/>
    </style:style>
    <style:style style:name="P1168" style:family="paragraph" style:parent-style-name="Standard">
      <style:paragraph-properties fo:line-height="100%"/>
      <style:text-properties officeooo:paragraph-rsid="06307d14"/>
    </style:style>
    <style:style style:name="P1169" style:family="paragraph" style:parent-style-name="Standard">
      <style:paragraph-properties fo:line-height="100%"/>
      <style:text-properties officeooo:paragraph-rsid="06408df0"/>
    </style:style>
    <style:style style:name="P1170" style:family="paragraph" style:parent-style-name="Standard">
      <style:paragraph-properties fo:line-height="100%"/>
      <style:text-properties officeooo:paragraph-rsid="0652812f"/>
    </style:style>
    <style:style style:name="P1171" style:family="paragraph" style:parent-style-name="Standard">
      <style:paragraph-properties fo:line-height="100%"/>
      <style:text-properties fo:color="#c9211e" fo:font-style="italic" fo:font-weight="normal" officeooo:rsid="016d2800" officeooo:paragraph-rsid="016d2800" style:font-style-asian="italic" style:font-weight-asian="normal" style:font-style-complex="italic" style:font-weight-complex="normal"/>
    </style:style>
    <style:style style:name="P1172" style:family="paragraph" style:parent-style-name="Standard">
      <style:text-properties fo:color="#c9211e"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1173" style:family="paragraph" style:parent-style-name="Standard">
      <style:text-properties fo:color="#c9211e" fo:font-style="normal" style:text-underline-style="none" fo:font-weight="normal" officeooo:rsid="00ce5fa1" officeooo:paragraph-rsid="0122678f" style:font-style-asian="normal" style:font-weight-asian="normal" style:font-style-complex="normal" style:font-weight-complex="normal"/>
    </style:style>
    <style:style style:name="P1174" style:family="paragraph" style:parent-style-name="Standard">
      <style:paragraph-properties fo:line-height="100%"/>
      <style:text-properties fo:color="#c9211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175" style:family="paragraph" style:parent-style-name="Standard">
      <style:paragraph-properties fo:line-height="100%"/>
      <style:text-properties fo:color="#c9211e" fo:font-style="normal" style:text-underline-style="none" fo:font-weight="normal" officeooo:rsid="02e59398" officeooo:paragraph-rsid="0305aebe" style:font-style-asian="normal" style:font-weight-asian="normal" style:font-style-complex="normal" style:font-weight-complex="normal"/>
    </style:style>
    <style:style style:name="P1176" style:family="paragraph" style:parent-style-name="Standard">
      <style:text-properties fo:color="#c9211e" style:text-line-through-style="none" style:text-line-through-type="none" fo:font-style="normal" style:text-underline-style="none" fo:font-weight="normal" officeooo:rsid="003eeb50" officeooo:paragraph-rsid="00ac1d69" style:font-style-asian="normal" style:font-weight-asian="normal" style:font-style-complex="normal" style:font-weight-complex="normal"/>
    </style:style>
    <style:style style:name="P1177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069fa4b" officeooo:paragraph-rsid="02f2e947" style:font-style-asian="normal" style:font-weight-asian="normal" style:font-style-complex="normal" style:font-weight-complex="normal"/>
    </style:style>
    <style:style style:name="P1178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1179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2d335bd" officeooo:paragraph-rsid="02f51e47" style:font-style-asian="italic" style:font-weight-asian="normal" style:font-style-complex="italic" style:font-weight-complex="normal"/>
    </style:style>
    <style:style style:name="P1180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f51e47" style:font-style-asian="italic" style:font-weight-asian="normal" style:font-style-complex="italic" style:font-weight-complex="normal"/>
    </style:style>
    <style:style style:name="P1181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ecf51e" style:font-style-asian="italic" style:font-weight-asian="normal" style:font-style-complex="italic" style:font-weight-complex="normal"/>
    </style:style>
    <style:style style:name="P1182" style:family="paragraph" style:parent-style-name="Standard">
      <style:text-properties fo:color="#c9211e" officeooo:rsid="003eeb50" officeooo:paragraph-rsid="00ac1d69"/>
    </style:style>
    <style:style style:name="P1183" style:family="paragraph" style:parent-style-name="Standard">
      <style:text-properties fo:color="#c9211e" style:text-line-through-style="solid" style:text-line-through-type="single" fo:font-style="normal" style:text-underline-style="none" fo:font-weight="bold" officeooo:rsid="0081154c" officeooo:paragraph-rsid="00f8c8b1" style:font-style-asian="normal" style:font-weight-asian="bold" style:font-style-complex="normal" style:font-weight-complex="bold"/>
    </style:style>
    <style:style style:name="P1184" style:family="paragraph" style:parent-style-name="Standard">
      <style:paragraph-properties fo:line-height="100%"/>
      <style:text-properties officeooo:rsid="016b9044" officeooo:paragraph-rsid="016b9044"/>
    </style:style>
    <style:style style:name="P1185" style:family="paragraph" style:parent-style-name="Standard">
      <style:paragraph-properties fo:line-height="100%"/>
      <style:text-properties officeooo:rsid="01a2dcc2" officeooo:paragraph-rsid="01a2dcc2"/>
    </style:style>
    <style:style style:name="P1186" style:family="paragraph" style:parent-style-name="Standard">
      <style:paragraph-properties fo:line-height="100%"/>
      <style:text-properties officeooo:rsid="01a92b83" officeooo:paragraph-rsid="01abda5f"/>
    </style:style>
    <style:style style:name="P1187" style:family="paragraph" style:parent-style-name="Standard">
      <style:paragraph-properties fo:line-height="100%"/>
      <style:text-properties officeooo:rsid="01b78805" officeooo:paragraph-rsid="01b9977e"/>
    </style:style>
    <style:style style:name="P1188" style:family="paragraph" style:parent-style-name="Standard">
      <style:paragraph-properties fo:line-height="100%"/>
      <style:text-properties officeooo:rsid="01b78805" officeooo:paragraph-rsid="020d39a8"/>
    </style:style>
    <style:style style:name="P1189" style:family="paragraph" style:parent-style-name="Standard">
      <style:paragraph-properties fo:line-height="100%"/>
      <style:text-properties officeooo:rsid="01bcc73c" officeooo:paragraph-rsid="01bcc73c"/>
    </style:style>
    <style:style style:name="P1190" style:family="paragraph" style:parent-style-name="Standard">
      <style:paragraph-properties fo:line-height="100%"/>
      <style:text-properties officeooo:rsid="01cb0c6f" officeooo:paragraph-rsid="01cb0c6f"/>
    </style:style>
    <style:style style:name="P1191" style:family="paragraph" style:parent-style-name="Standard">
      <style:paragraph-properties fo:line-height="100%"/>
      <style:text-properties officeooo:rsid="01cd0839" officeooo:paragraph-rsid="01cd0839"/>
    </style:style>
    <style:style style:name="P1192" style:family="paragraph" style:parent-style-name="Standard">
      <style:paragraph-properties fo:line-height="100%"/>
      <style:text-properties officeooo:rsid="01e4a612" officeooo:paragraph-rsid="01e4a612"/>
    </style:style>
    <style:style style:name="P1193" style:family="paragraph" style:parent-style-name="Standard">
      <style:paragraph-properties fo:line-height="100%"/>
      <style:text-properties officeooo:rsid="022b7ea9" officeooo:paragraph-rsid="022b7ea9"/>
    </style:style>
    <style:style style:name="P1194" style:family="paragraph" style:parent-style-name="Standard">
      <style:paragraph-properties fo:line-height="100%"/>
      <style:text-properties officeooo:rsid="022dff2a" officeooo:paragraph-rsid="022dff2a"/>
    </style:style>
    <style:style style:name="P1195" style:family="paragraph" style:parent-style-name="Standard">
      <style:text-properties officeooo:paragraph-rsid="0275c15d"/>
    </style:style>
    <style:style style:name="P1196" style:family="paragraph" style:parent-style-name="Standard">
      <style:paragraph-properties fo:line-height="100%"/>
      <style:text-properties officeooo:rsid="02819040" officeooo:paragraph-rsid="028fc45c"/>
    </style:style>
    <style:style style:name="P1197" style:family="paragraph" style:parent-style-name="Standard">
      <style:paragraph-properties fo:line-height="100%"/>
      <style:text-properties officeooo:rsid="0285839b" officeooo:paragraph-rsid="0288fb00"/>
    </style:style>
    <style:style style:name="P1198" style:family="paragraph" style:parent-style-name="Standard">
      <style:paragraph-properties fo:line-height="100%"/>
      <style:text-properties officeooo:rsid="0297c923" officeooo:paragraph-rsid="0297c923"/>
    </style:style>
    <style:style style:name="P1199" style:family="paragraph" style:parent-style-name="Standard">
      <style:paragraph-properties fo:line-height="100%"/>
      <style:text-properties officeooo:rsid="029ac75f" officeooo:paragraph-rsid="029ac75f"/>
    </style:style>
    <style:style style:name="P1200" style:family="paragraph" style:parent-style-name="Standard">
      <style:text-properties officeooo:paragraph-rsid="00bfa17d"/>
    </style:style>
    <style:style style:name="P1201" style:family="paragraph" style:parent-style-name="Standard">
      <style:text-properties officeooo:paragraph-rsid="00bd11a0"/>
    </style:style>
    <style:style style:name="P1202" style:family="paragraph" style:parent-style-name="Standard">
      <style:paragraph-properties fo:line-height="100%"/>
      <style:text-properties officeooo:rsid="02540cb9" officeooo:paragraph-rsid="02bd01a2"/>
    </style:style>
    <style:style style:name="P1203" style:family="paragraph" style:parent-style-name="Standard">
      <style:text-properties style:text-line-through-style="none" style:text-line-through-type="none" fo:font-style="italic" style:text-underline-style="none" officeooo:rsid="00367935" officeooo:paragraph-rsid="00367935" style:font-style-asian="italic" style:font-style-complex="italic"/>
    </style:style>
    <style:style style:name="P1204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4d531" officeooo:paragraph-rsid="0557f31f" style:font-style-asian="italic" style:font-weight-asian="normal" style:font-style-complex="italic" style:font-weight-complex="normal"/>
    </style:style>
    <style:style style:name="P1205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6c5e7" officeooo:paragraph-rsid="0557f31f" style:font-style-asian="italic" style:font-weight-asian="normal" style:font-style-complex="italic" style:font-weight-complex="normal"/>
    </style:style>
    <style:style style:name="P1206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82685" officeooo:paragraph-rsid="0557f31f" style:font-style-asian="italic" style:font-weight-asian="normal" style:font-style-complex="italic" style:font-weight-complex="normal"/>
    </style:style>
    <style:style style:name="P1207" style:family="paragraph" style:parent-style-name="Standard">
      <style:paragraph-properties fo:line-height="100%"/>
      <style:text-properties style:text-line-through-style="none" style:text-line-through-type="none" fo:font-style="italic" officeooo:rsid="0544d531" officeooo:paragraph-rsid="0557f31f" style:font-style-asian="italic" style:font-style-complex="italic"/>
    </style:style>
    <style:style style:name="P1208" style:family="paragraph" style:parent-style-name="Standard">
      <style:paragraph-properties fo:line-height="100%"/>
      <style:text-properties style:text-line-through-style="none" style:text-line-through-type="none" fo:font-style="italic" officeooo:rsid="05482685" officeooo:paragraph-rsid="0557f31f" style:font-style-asian="italic" style:font-style-complex="italic"/>
    </style:style>
    <style:style style:name="P1209" style:family="paragraph" style:parent-style-name="Standard">
      <style:paragraph-properties fo:line-height="100%"/>
      <style:text-properties style:text-line-through-style="none" style:text-line-through-type="none" fo:font-weight="normal" officeooo:rsid="03ba815b" officeooo:paragraph-rsid="03ba815b" style:font-weight-asian="normal" style:font-weight-complex="normal"/>
    </style:style>
    <style:style style:name="P1210" style:family="paragraph" style:parent-style-name="Standard">
      <style:paragraph-properties fo:line-height="100%"/>
      <style:text-properties style:text-line-through-style="none" style:text-line-through-type="none" fo:font-size="14pt" fo:font-weight="bold" officeooo:rsid="03a9944d" officeooo:paragraph-rsid="03a9944d" style:font-size-asian="14pt" style:font-weight-asian="bold" style:font-size-complex="14pt" style:font-weight-complex="bold"/>
    </style:style>
    <style:style style:name="P121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3faa40" officeooo:paragraph-rsid="054d7055" style:font-style-asian="normal" style:font-weight-asian="normal" style:font-style-complex="normal" style:font-weight-complex="normal"/>
    </style:style>
    <style:style style:name="P121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4d531" officeooo:paragraph-rsid="0557f31f" style:font-style-asian="normal" style:font-weight-asian="normal" style:font-style-complex="normal" style:font-weight-complex="normal"/>
    </style:style>
    <style:style style:name="P121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82685" officeooo:paragraph-rsid="0557f31f" style:font-style-asian="normal" style:font-weight-asian="normal" style:font-style-complex="normal" style:font-weight-complex="normal"/>
    </style:style>
    <style:style style:name="P121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0f4db" officeooo:paragraph-rsid="054d7055" style:font-style-asian="normal" style:font-weight-asian="normal" style:font-style-complex="normal" style:font-weight-complex="normal"/>
    </style:style>
    <style:style style:name="P121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23427" officeooo:paragraph-rsid="054d7055" style:font-style-asian="normal" style:font-weight-asian="normal" style:font-style-complex="normal" style:font-weight-complex="normal"/>
    </style:style>
    <style:style style:name="P121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3fd7ec" officeooo:paragraph-rsid="054d7055" style:font-style-asian="normal" style:font-weight-asian="normal" style:font-style-complex="normal" style:font-weight-complex="normal"/>
    </style:style>
    <style:style style:name="P1217" style:family="paragraph" style:parent-style-name="Standard">
      <style:paragraph-properties fo:line-height="100%"/>
      <style:text-properties style:text-line-through-style="none" style:text-line-through-type="none" officeooo:paragraph-rsid="0557f31f"/>
    </style:style>
    <style:style style:name="P1218" style:family="paragraph" style:parent-style-name="Standard">
      <style:text-properties fo:color="#1e90ff"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219" style:family="paragraph" style:parent-style-name="Standard">
      <style:paragraph-properties fo:line-height="100%"/>
      <style:text-properties officeooo:rsid="02da5175" officeooo:paragraph-rsid="02da5175"/>
    </style:style>
    <style:style style:name="P1220" style:family="paragraph" style:parent-style-name="Standard">
      <style:paragraph-properties fo:line-height="100%"/>
      <style:text-properties officeooo:rsid="02e4f960" officeooo:paragraph-rsid="02e4f960"/>
    </style:style>
    <style:style style:name="P1221" style:family="paragraph" style:parent-style-name="Standard">
      <style:paragraph-properties fo:line-height="100%"/>
      <style:text-properties officeooo:rsid="02eabaea" officeooo:paragraph-rsid="02eabaea"/>
    </style:style>
    <style:style style:name="P1222" style:family="paragraph" style:parent-style-name="Standard">
      <style:paragraph-properties fo:line-height="100%"/>
      <style:text-properties officeooo:rsid="02eac01d" officeooo:paragraph-rsid="02eac01d"/>
    </style:style>
    <style:style style:name="P1223" style:family="paragraph" style:parent-style-name="Standard">
      <style:paragraph-properties fo:line-height="100%"/>
      <style:text-properties officeooo:rsid="02eb27fd" officeooo:paragraph-rsid="02ec089f"/>
    </style:style>
    <style:style style:name="P1224" style:family="paragraph" style:parent-style-name="Standard">
      <style:text-properties officeooo:paragraph-rsid="02ecf51e"/>
    </style:style>
    <style:style style:name="P1225" style:family="paragraph" style:parent-style-name="Standard">
      <style:text-properties officeooo:paragraph-rsid="02f17ec6"/>
    </style:style>
    <style:style style:name="P1226" style:family="paragraph" style:parent-style-name="Standard">
      <style:paragraph-properties fo:line-height="100%"/>
      <style:text-properties officeooo:rsid="02e59398" officeooo:paragraph-rsid="03049b98"/>
    </style:style>
    <style:style style:name="P1227" style:family="paragraph" style:parent-style-name="Standard">
      <style:paragraph-properties fo:line-height="150%"/>
      <style:text-properties officeooo:rsid="02e59398" officeooo:paragraph-rsid="03049b98"/>
    </style:style>
    <style:style style:name="P1228" style:family="paragraph" style:parent-style-name="Standard">
      <style:paragraph-properties fo:line-height="100%"/>
      <style:text-properties officeooo:rsid="022ee1ec" officeooo:paragraph-rsid="022ee1ec"/>
    </style:style>
    <style:style style:name="P1229" style:family="paragraph" style:parent-style-name="Standard">
      <style:text-properties officeooo:paragraph-rsid="03061f93"/>
    </style:style>
    <style:style style:name="P1230" style:family="paragraph" style:parent-style-name="Standard">
      <style:paragraph-properties fo:line-height="100%"/>
      <style:text-properties officeooo:rsid="0346a444" officeooo:paragraph-rsid="0346a444"/>
    </style:style>
    <style:style style:name="P1231" style:family="paragraph" style:parent-style-name="Standard">
      <style:text-properties officeooo:paragraph-rsid="03733aab"/>
    </style:style>
    <style:style style:name="P1232" style:family="paragraph" style:parent-style-name="Standard">
      <style:paragraph-properties fo:line-height="100%"/>
      <style:text-properties officeooo:rsid="038a2c81" officeooo:paragraph-rsid="039e9821"/>
    </style:style>
    <style:style style:name="P1233" style:family="paragraph" style:parent-style-name="Standard">
      <style:paragraph-properties fo:line-height="100%"/>
      <style:text-properties style:text-line-through-style="solid" style:text-line-through-type="single" fo:font-weight="normal" officeooo:rsid="037607bd" officeooo:paragraph-rsid="03a31e81" style:font-weight-asian="normal" style:font-weight-complex="normal"/>
    </style:style>
    <style:style style:name="P1234" style:family="paragraph" style:parent-style-name="Standard">
      <style:paragraph-properties fo:line-height="100%"/>
      <style:text-properties style:text-line-through-style="solid" style:text-line-through-type="single" officeooo:paragraph-rsid="032c4fdc"/>
    </style:style>
    <style:style style:name="P1235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496025" officeooo:paragraph-rsid="04496025" style:font-style-asian="normal" style:font-weight-asian="normal" style:font-style-complex="normal" style:font-weight-complex="normal"/>
    </style:style>
    <style:style style:name="P1236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1237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544d531" officeooo:paragraph-rsid="054d7055" style:font-style-asian="normal" style:font-weight-asian="normal" style:font-style-complex="normal" style:font-weight-complex="normal"/>
    </style:style>
    <style:style style:name="P1238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5e036ab" officeooo:paragraph-rsid="05e036ab" style:font-style-asian="normal" style:font-weight-asian="normal" style:font-style-complex="normal" style:font-weight-complex="normal"/>
    </style:style>
    <style:style style:name="P1239" style:family="paragraph" style:parent-style-name="Standard">
      <style:paragraph-properties fo:line-height="100%"/>
      <style:text-properties style:text-line-through-style="solid" style:text-line-through-type="single" officeooo:rsid="05e036ab" officeooo:paragraph-rsid="05e036ab"/>
    </style:style>
    <style:style style:name="P1240" style:family="paragraph" style:parent-style-name="Standard">
      <style:paragraph-properties fo:line-height="100%"/>
      <style:text-properties fo:color="#ff0000" officeooo:rsid="03de8421" officeooo:paragraph-rsid="03de8421"/>
    </style:style>
    <style:style style:name="P1241" style:family="paragraph" style:parent-style-name="Standard">
      <style:paragraph-properties fo:line-height="100%"/>
      <style:text-properties fo:color="#ff0000" style:text-line-through-style="none" style:text-line-through-type="none" fo:font-style="normal" style:text-underline-style="none" fo:font-weight="normal" officeooo:rsid="032b06e3" officeooo:paragraph-rsid="032e6032" style:font-style-asian="normal" style:font-weight-asian="normal" style:font-style-complex="normal" style:font-weight-complex="normal"/>
    </style:style>
    <style:style style:name="P1242" style:family="paragraph" style:parent-style-name="Standard">
      <style:paragraph-properties fo:line-height="100%"/>
      <style:text-properties fo:color="#ff0000" officeooo:rsid="03c39617" officeooo:paragraph-rsid="03c7f184"/>
    </style:style>
    <style:style style:name="P1243" style:family="paragraph" style:parent-style-name="Standard">
      <style:paragraph-properties fo:line-height="100%"/>
      <style:text-properties fo:color="#ff0000" officeooo:paragraph-rsid="042824b8"/>
    </style:style>
    <style:style style:name="P1244" style:family="paragraph" style:parent-style-name="Standard">
      <style:paragraph-properties fo:line-height="100%"/>
      <style:text-properties fo:color="#ff0000" fo:font-style="italic" officeooo:rsid="0537e1d6" officeooo:paragraph-rsid="0537e1d6" style:font-style-asian="italic" style:font-style-complex="italic"/>
    </style:style>
    <style:style style:name="P1245" style:family="paragraph" style:parent-style-name="Standard">
      <style:paragraph-properties fo:line-height="100%"/>
      <style:text-properties fo:color="#ff0000" fo:font-style="normal" fo:font-weight="normal" officeooo:rsid="0537e1d6" officeooo:paragraph-rsid="0537e1d6" style:font-style-asian="normal" style:font-weight-asian="normal" style:font-style-complex="normal" style:font-weight-complex="normal"/>
    </style:style>
    <style:style style:name="P1246" style:family="paragraph" style:parent-style-name="Standard">
      <style:paragraph-properties fo:line-height="100%"/>
      <style:text-properties officeooo:rsid="03a4e520" officeooo:paragraph-rsid="03a4e520"/>
    </style:style>
    <style:style style:name="P1247" style:family="paragraph" style:parent-style-name="Standard">
      <style:paragraph-properties fo:line-height="100%"/>
      <style:text-properties officeooo:rsid="03a073aa" officeooo:paragraph-rsid="03a073aa"/>
    </style:style>
    <style:style style:name="P1248" style:family="paragraph" style:parent-style-name="Standard">
      <style:text-properties officeooo:paragraph-rsid="00c0d7c6"/>
    </style:style>
    <style:style style:name="P1249" style:family="paragraph" style:parent-style-name="Standard">
      <style:text-properties officeooo:paragraph-rsid="03e93625"/>
    </style:style>
    <style:style style:name="P1250" style:family="paragraph" style:parent-style-name="Standard">
      <style:text-properties officeooo:rsid="0019f535" officeooo:paragraph-rsid="03e93625"/>
    </style:style>
    <style:style style:name="P1251" style:family="paragraph" style:parent-style-name="Standard">
      <style:paragraph-properties fo:line-height="100%"/>
      <style:text-properties officeooo:rsid="045a6b37" officeooo:paragraph-rsid="045a6b37"/>
    </style:style>
    <style:style style:name="P1252" style:family="paragraph" style:parent-style-name="Standard">
      <style:text-properties officeooo:paragraph-rsid="00118c4a"/>
    </style:style>
    <style:style style:name="P1253" style:family="paragraph" style:parent-style-name="Standard">
      <style:paragraph-properties fo:line-height="100%"/>
      <style:text-properties officeooo:rsid="048fe3f8" officeooo:paragraph-rsid="048ffd4a"/>
    </style:style>
    <style:style style:name="P1254" style:family="paragraph" style:parent-style-name="Standard">
      <style:paragraph-properties fo:line-height="100%"/>
      <style:text-properties officeooo:rsid="0494bc64" officeooo:paragraph-rsid="0494bc64"/>
    </style:style>
    <style:style style:name="P1255" style:family="paragraph" style:parent-style-name="Standard">
      <style:paragraph-properties fo:line-height="100%"/>
      <style:text-properties officeooo:rsid="0497dc28" officeooo:paragraph-rsid="0497dc28"/>
    </style:style>
    <style:style style:name="P1256" style:family="paragraph" style:parent-style-name="Standard">
      <style:paragraph-properties fo:line-height="150%"/>
      <style:text-properties officeooo:rsid="049a8a7e" officeooo:paragraph-rsid="049a8a7e"/>
    </style:style>
    <style:style style:name="P1257" style:family="paragraph" style:parent-style-name="Standard">
      <style:paragraph-properties fo:line-height="100%"/>
      <style:text-properties officeooo:rsid="049c223c" officeooo:paragraph-rsid="049c223c"/>
    </style:style>
    <style:style style:name="P1258" style:family="paragraph" style:parent-style-name="Standard">
      <style:paragraph-properties fo:line-height="100%"/>
      <style:text-properties officeooo:rsid="04a08898" officeooo:paragraph-rsid="04a08898"/>
    </style:style>
    <style:style style:name="P1259" style:family="paragraph" style:parent-style-name="Standard">
      <style:paragraph-properties fo:line-height="100%"/>
      <style:text-properties officeooo:rsid="04ad05fc" officeooo:paragraph-rsid="04b3c5c0"/>
    </style:style>
    <style:style style:name="P1260" style:family="paragraph" style:parent-style-name="Standard">
      <style:paragraph-properties fo:line-height="100%"/>
      <style:text-properties officeooo:rsid="04ba1b39" officeooo:paragraph-rsid="04ba1b39"/>
    </style:style>
    <style:style style:name="P1261" style:family="paragraph" style:parent-style-name="Standard">
      <style:text-properties fo:font-size="14pt" fo:font-weight="bold" officeooo:rsid="00118c4a" officeooo:paragraph-rsid="005521a3" style:font-size-asian="14pt" style:font-weight-asian="bold" style:font-size-complex="14pt" style:font-weight-complex="bold"/>
    </style:style>
    <style:style style:name="P1262" style:family="paragraph" style:parent-style-name="Standard">
      <style:paragraph-properties fo:line-height="100%"/>
      <style:text-properties fo:font-size="14pt" fo:font-weight="bold" officeooo:rsid="02c31f4d" officeooo:paragraph-rsid="02c31f4d" style:font-size-asian="14pt" style:font-weight-asian="bold" style:font-size-complex="14pt" style:font-weight-complex="bold"/>
    </style:style>
    <style:style style:name="P1263" style:family="paragraph" style:parent-style-name="Standard">
      <style:paragraph-properties fo:line-height="100%"/>
      <style:text-properties fo:font-size="14pt" fo:font-weight="bold" officeooo:rsid="0374e85b" officeooo:paragraph-rsid="0374e85b" style:font-size-asian="14pt" style:font-weight-asian="bold" style:font-size-complex="14pt" style:font-weight-complex="bold"/>
    </style:style>
    <style:style style:name="P1264" style:family="paragraph" style:parent-style-name="Standard">
      <style:paragraph-properties fo:line-height="100%"/>
      <style:text-properties fo:font-size="14pt" fo:font-weight="bold" officeooo:rsid="049c223c" officeooo:paragraph-rsid="049c223c" style:font-size-asian="14pt" style:font-weight-asian="bold" style:font-size-complex="14pt" style:font-weight-complex="bold"/>
    </style:style>
    <style:style style:name="P1265" style:family="paragraph" style:parent-style-name="Standard">
      <style:paragraph-properties fo:line-height="100%"/>
      <style:text-properties fo:font-size="14pt" fo:font-style="normal" fo:font-weight="bold" officeooo:rsid="046f7d26" officeooo:paragraph-rsid="046f7d26" style:font-size-asian="14pt" style:font-style-asian="normal" style:font-weight-asian="bold" style:font-size-complex="14pt" style:font-style-complex="normal" style:font-weight-complex="bold"/>
    </style:style>
    <style:style style:name="P1266" style:family="paragraph" style:parent-style-name="Standard">
      <style:paragraph-properties fo:line-height="100%"/>
      <style:text-properties fo:font-size="14pt" fo:font-style="normal" fo:font-weight="bold" officeooo:rsid="04bab362" officeooo:paragraph-rsid="04bab362" style:font-size-asian="14pt" style:font-style-asian="normal" style:font-weight-asian="bold" style:font-size-complex="14pt" style:font-style-complex="normal" style:font-weight-complex="bold"/>
    </style:style>
    <style:style style:name="P1267" style:family="paragraph" style:parent-style-name="Standard">
      <style:paragraph-properties fo:line-height="100%"/>
      <style:text-properties fo:font-size="14pt" fo:font-style="normal" fo:font-weight="bold" officeooo:rsid="0573ee33" officeooo:paragraph-rsid="0573ee33" style:font-size-asian="14pt" style:font-style-asian="normal" style:font-weight-asian="bold" style:font-size-complex="14pt" style:font-style-complex="normal" style:font-weight-complex="bold"/>
    </style:style>
    <style:style style:name="P1268" style:family="paragraph" style:parent-style-name="Standard">
      <style:paragraph-properties fo:line-height="100%"/>
      <style:text-properties fo:font-size="14pt" fo:font-style="normal" fo:font-weight="bold" officeooo:rsid="05aec3b0" officeooo:paragraph-rsid="05aec3b0" style:font-size-asian="14pt" style:font-style-asian="normal" style:font-weight-asian="bold" style:font-size-complex="14pt" style:font-style-complex="normal" style:font-weight-complex="bold"/>
    </style:style>
    <style:style style:name="P1269" style:family="paragraph" style:parent-style-name="Standard">
      <style:paragraph-properties fo:line-height="100%"/>
      <style:text-properties fo:font-size="14pt" fo:font-style="normal" fo:font-weight="bold" officeooo:rsid="05d797f7" officeooo:paragraph-rsid="05d797f7" style:font-size-asian="14pt" style:font-style-asian="normal" style:font-weight-asian="bold" style:font-size-complex="14pt" style:font-style-complex="normal" style:font-weight-complex="bold"/>
    </style:style>
    <style:style style:name="P1270" style:family="paragraph" style:parent-style-name="Standard">
      <style:paragraph-properties fo:line-height="100%"/>
      <style:text-properties officeooo:rsid="04bc7059" officeooo:paragraph-rsid="04bc7059"/>
    </style:style>
    <style:style style:name="P1271" style:family="paragraph" style:parent-style-name="Standard">
      <style:paragraph-properties fo:line-height="100%"/>
      <style:text-properties officeooo:rsid="04a57ad8" officeooo:paragraph-rsid="04ba1b39"/>
    </style:style>
    <style:style style:name="P1272" style:family="paragraph" style:parent-style-name="Standard">
      <style:paragraph-properties fo:line-height="100%"/>
      <style:text-properties officeooo:rsid="051228a5" officeooo:paragraph-rsid="05270c2d"/>
    </style:style>
    <style:style style:name="P1273" style:family="paragraph" style:parent-style-name="Standard">
      <style:paragraph-properties fo:line-height="100%"/>
      <style:text-properties officeooo:rsid="05149db7" officeooo:paragraph-rsid="05149db7"/>
    </style:style>
    <style:style style:name="P1274" style:family="paragraph" style:parent-style-name="Standard">
      <style:paragraph-properties fo:line-height="100%"/>
      <style:text-properties officeooo:rsid="04f29906" officeooo:paragraph-rsid="051fdc2f"/>
    </style:style>
    <style:style style:name="P1275" style:family="paragraph" style:parent-style-name="Standard">
      <style:paragraph-properties fo:line-height="100%"/>
      <style:text-properties officeooo:rsid="052fd794" officeooo:paragraph-rsid="052fd794"/>
    </style:style>
    <style:style style:name="P1276" style:family="paragraph" style:parent-style-name="Standard">
      <style:paragraph-properties fo:line-height="100%"/>
      <style:text-properties officeooo:rsid="0569d9ca" officeooo:paragraph-rsid="0569d9ca"/>
    </style:style>
    <style:style style:name="P1277" style:family="paragraph" style:parent-style-name="Standard">
      <style:paragraph-properties fo:line-height="100%"/>
      <style:text-properties officeooo:rsid="058ba444" officeooo:paragraph-rsid="058ba444"/>
    </style:style>
    <style:style style:name="P1278" style:family="paragraph" style:parent-style-name="Standard">
      <style:paragraph-properties fo:line-height="100%"/>
      <style:text-properties officeooo:rsid="05e2db49" officeooo:paragraph-rsid="05ef59a4"/>
    </style:style>
    <style:style style:name="P1279" style:family="paragraph" style:parent-style-name="Standard">
      <style:paragraph-properties fo:line-height="100%"/>
      <style:text-properties officeooo:rsid="05e46ca0" officeooo:paragraph-rsid="05e5f887"/>
    </style:style>
    <style:style style:name="P1280" style:family="paragraph" style:parent-style-name="Standard">
      <style:paragraph-properties fo:line-height="150%"/>
      <style:text-properties officeooo:rsid="06130d41" officeooo:paragraph-rsid="06130d41"/>
    </style:style>
    <style:style style:name="P1281" style:family="paragraph" style:parent-style-name="Standard">
      <style:paragraph-properties fo:line-height="100%"/>
      <style:text-properties officeooo:rsid="0620d52b" officeooo:paragraph-rsid="0620d52b"/>
    </style:style>
    <style:style style:name="P1282" style:family="paragraph" style:parent-style-name="Standard">
      <style:paragraph-properties fo:line-height="100%"/>
      <style:text-properties officeooo:rsid="06307d14" officeooo:paragraph-rsid="06307d14"/>
    </style:style>
    <style:style style:name="P1283" style:family="paragraph" style:parent-style-name="Standard">
      <style:paragraph-properties fo:line-height="100%"/>
      <style:text-properties officeooo:rsid="0630fb9a" officeooo:paragraph-rsid="0630fb9a"/>
    </style:style>
    <style:style style:name="P1284" style:family="paragraph" style:parent-style-name="Standard">
      <style:paragraph-properties fo:line-height="100%"/>
      <style:text-properties officeooo:rsid="06321a8e" officeooo:paragraph-rsid="06321a8e"/>
    </style:style>
    <style:style style:name="P1285" style:family="paragraph" style:parent-style-name="Standard">
      <style:paragraph-properties fo:line-height="100%"/>
      <style:text-properties officeooo:rsid="06340678" officeooo:paragraph-rsid="06340678"/>
    </style:style>
    <style:style style:name="P1286" style:family="paragraph" style:parent-style-name="Standard">
      <style:paragraph-properties fo:line-height="100%"/>
      <style:text-properties officeooo:rsid="062f0400" officeooo:paragraph-rsid="06307d14"/>
    </style:style>
    <style:style style:name="P1287" style:family="paragraph" style:parent-style-name="Standard">
      <style:paragraph-properties fo:line-height="100%"/>
      <style:text-properties officeooo:rsid="063bda54" officeooo:paragraph-rsid="063bda54"/>
    </style:style>
    <style:style style:name="P1288" style:family="paragraph" style:parent-style-name="Standard">
      <style:paragraph-properties fo:line-height="150%"/>
      <style:text-properties officeooo:rsid="063bda54" officeooo:paragraph-rsid="063bda54"/>
    </style:style>
    <style:style style:name="P1289" style:family="paragraph" style:parent-style-name="Standard">
      <style:paragraph-properties fo:line-height="100%"/>
      <style:text-properties officeooo:rsid="063d933e" officeooo:paragraph-rsid="063d933e"/>
    </style:style>
    <style:style style:name="P1290" style:family="paragraph" style:parent-style-name="Standard">
      <style:paragraph-properties fo:line-height="150%"/>
      <style:text-properties officeooo:rsid="063d933e" officeooo:paragraph-rsid="063d933e"/>
    </style:style>
    <style:style style:name="P1291" style:family="paragraph" style:parent-style-name="Standard">
      <style:paragraph-properties fo:line-height="100%"/>
      <style:text-properties officeooo:rsid="063e62c4" officeooo:paragraph-rsid="063e62c4"/>
    </style:style>
    <style:style style:name="P1292" style:family="paragraph" style:parent-style-name="Standard">
      <style:paragraph-properties fo:line-height="100%"/>
      <style:text-properties officeooo:rsid="063e62c4" officeooo:paragraph-rsid="06408df0"/>
    </style:style>
    <style:style style:name="P1293" style:family="paragraph" style:parent-style-name="Standard">
      <style:paragraph-properties fo:line-height="100%"/>
      <style:text-properties officeooo:rsid="063fe71c" officeooo:paragraph-rsid="06408df0"/>
    </style:style>
    <style:style style:name="P1294" style:family="paragraph" style:parent-style-name="Standard">
      <style:paragraph-properties fo:line-height="100%"/>
      <style:text-properties officeooo:rsid="06408df0" officeooo:paragraph-rsid="06408df0"/>
    </style:style>
    <style:style style:name="P1295" style:family="paragraph" style:parent-style-name="Standard">
      <style:paragraph-properties fo:line-height="150%"/>
      <style:text-properties officeooo:rsid="06408df0" officeooo:paragraph-rsid="06408df0"/>
    </style:style>
    <style:style style:name="P1296" style:family="paragraph" style:parent-style-name="Standard">
      <style:paragraph-properties fo:line-height="100%"/>
      <style:text-properties officeooo:rsid="06440517" officeooo:paragraph-rsid="06440517"/>
    </style:style>
    <style:style style:name="P1297" style:family="paragraph" style:parent-style-name="Standard">
      <style:paragraph-properties fo:line-height="100%"/>
      <style:text-properties officeooo:rsid="0646a7a3" officeooo:paragraph-rsid="0646a7a3"/>
    </style:style>
    <style:style style:name="P1298" style:family="paragraph" style:parent-style-name="Standard">
      <style:paragraph-properties fo:line-height="150%"/>
      <style:text-properties officeooo:rsid="0646a7a3" officeooo:paragraph-rsid="0646a7a3"/>
    </style:style>
    <style:style style:name="P1299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1300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1301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1302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1303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1304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1305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1306" style:family="paragraph" style:parent-style-name="Table_20_Contents">
      <style:paragraph-properties fo:text-align="center" style:justify-single-word="false"/>
      <style:text-properties fo:font-weight="bold" officeooo:paragraph-rsid="00c705fb" style:font-weight-asian="bold" style:font-weight-complex="bold"/>
    </style:style>
    <style:style style:name="P1307" style:family="paragraph" style:parent-style-name="Table_20_Contents">
      <style:paragraph-properties fo:text-align="center" style:justify-single-word="false"/>
      <style:text-properties fo:font-weight="bold" officeooo:paragraph-rsid="045e6749" style:font-weight-asian="bold" style:font-weight-complex="bold"/>
    </style:style>
    <style:style style:name="P1308" style:family="paragraph" style:parent-style-name="Table_20_Contents">
      <style:paragraph-properties fo:text-align="center" style:justify-single-word="false"/>
      <style:text-properties fo:font-weight="bold" officeooo:rsid="0206e857" officeooo:paragraph-rsid="0206e857" style:font-weight-asian="bold" style:font-weight-complex="bold"/>
    </style:style>
    <style:style style:name="P1309" style:family="paragraph" style:parent-style-name="Table_20_Contents">
      <style:paragraph-properties fo:text-align="center" style:justify-single-word="false"/>
      <style:text-properties fo:font-weight="bold" officeooo:rsid="02070606" officeooo:paragraph-rsid="02070606" style:font-weight-asian="bold" style:font-weight-complex="bold"/>
    </style:style>
    <style:style style:name="P1310" style:family="paragraph" style:parent-style-name="Table_20_Contents">
      <style:paragraph-properties fo:text-align="center" style:justify-single-word="false"/>
      <style:text-properties fo:font-weight="bold" officeooo:rsid="024ff707" officeooo:paragraph-rsid="02d98b08" style:font-weight-asian="bold" style:font-weight-complex="bold"/>
    </style:style>
    <style:style style:name="P1311" style:family="paragraph" style:parent-style-name="Table_20_Contents">
      <style:paragraph-properties fo:text-align="center" style:justify-single-word="false"/>
      <style:text-properties fo:font-weight="bold" officeooo:rsid="02540cb9" officeooo:paragraph-rsid="02d98b08" style:font-weight-asian="bold" style:font-weight-complex="bold"/>
    </style:style>
    <style:style style:name="P1312" style:family="paragraph" style:parent-style-name="Table_20_Contents">
      <style:paragraph-properties fo:text-align="center" style:justify-single-word="false"/>
      <style:text-properties fo:font-weight="bold" officeooo:rsid="03becfb9" officeooo:paragraph-rsid="03becfb9" style:font-weight-asian="bold" style:font-weight-complex="bold"/>
    </style:style>
    <style:style style:name="P1313" style:family="paragraph" style:parent-style-name="Table_20_Contents">
      <style:paragraph-properties fo:text-align="center" style:justify-single-word="false"/>
      <style:text-properties fo:font-weight="bold" officeooo:rsid="03ee7eb1" officeooo:paragraph-rsid="03fd5e01" style:font-weight-asian="bold" style:font-weight-complex="bold"/>
    </style:style>
    <style:style style:name="P1314" style:family="paragraph" style:parent-style-name="Table_20_Contents">
      <style:paragraph-properties fo:text-align="center" style:justify-single-word="false"/>
      <style:text-properties fo:font-weight="bold" officeooo:rsid="045e10e9" officeooo:paragraph-rsid="045e6749" style:font-weight-asian="bold" style:font-weight-complex="bold"/>
    </style:style>
    <style:style style:name="P1315" style:family="paragraph" style:parent-style-name="Table_20_Contents">
      <style:paragraph-properties fo:text-align="center" style:justify-single-word="false"/>
    </style:style>
    <style:style style:name="P1316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1317" style:family="paragraph" style:parent-style-name="Table_20_Contents">
      <style:paragraph-properties fo:text-align="center" style:justify-single-word="false"/>
      <style:text-properties officeooo:paragraph-rsid="0206e857"/>
    </style:style>
    <style:style style:name="P1318" style:family="paragraph" style:parent-style-name="Table_20_Contents">
      <style:paragraph-properties fo:text-align="center" style:justify-single-word="false"/>
      <style:text-properties officeooo:paragraph-rsid="02d98b08"/>
    </style:style>
    <style:style style:name="P1319" style:family="paragraph" style:parent-style-name="Table_20_Contents">
      <style:paragraph-properties fo:text-align="center" style:justify-single-word="false"/>
      <style:text-properties officeooo:paragraph-rsid="03fd5e01"/>
    </style:style>
    <style:style style:name="P1320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1321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1322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1323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1324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1325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1326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1327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1328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1329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1330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1331" style:family="paragraph" style:parent-style-name="Table_20_Contents">
      <style:paragraph-properties fo:text-align="center" style:justify-single-word="false"/>
      <style:text-properties officeooo:rsid="00c705fb" officeooo:paragraph-rsid="02587294"/>
    </style:style>
    <style:style style:name="P1332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1333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1334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1335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1336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1337" style:family="paragraph" style:parent-style-name="Table_20_Contents">
      <style:paragraph-properties fo:text-align="center" style:justify-single-word="false"/>
      <style:text-properties officeooo:rsid="01929ba4" officeooo:paragraph-rsid="01929ba4"/>
    </style:style>
    <style:style style:name="P1338" style:family="paragraph" style:parent-style-name="Table_20_Contents">
      <style:paragraph-properties fo:text-align="center" style:justify-single-word="false"/>
      <style:text-properties officeooo:rsid="01929ba4" officeooo:paragraph-rsid="0198a2ea"/>
    </style:style>
    <style:style style:name="P1339" style:family="paragraph" style:parent-style-name="Table_20_Contents">
      <style:paragraph-properties fo:text-align="center" style:justify-single-word="false"/>
      <style:text-properties officeooo:rsid="0194393f" officeooo:paragraph-rsid="019479eb"/>
    </style:style>
    <style:style style:name="P1340" style:family="paragraph" style:parent-style-name="Table_20_Contents">
      <style:paragraph-properties fo:text-align="center" style:justify-single-word="false"/>
      <style:text-properties officeooo:rsid="019479eb" officeooo:paragraph-rsid="019479eb"/>
    </style:style>
    <style:style style:name="P1341" style:family="paragraph" style:parent-style-name="Table_20_Contents">
      <style:paragraph-properties fo:text-align="center" style:justify-single-word="false"/>
      <style:text-properties officeooo:rsid="019479eb" officeooo:paragraph-rsid="0198a2ea"/>
    </style:style>
    <style:style style:name="P1342" style:family="paragraph" style:parent-style-name="Table_20_Contents">
      <style:paragraph-properties fo:text-align="center" style:justify-single-word="false"/>
      <style:text-properties officeooo:rsid="01966304" officeooo:paragraph-rsid="01966304"/>
    </style:style>
    <style:style style:name="P1343" style:family="paragraph" style:parent-style-name="Table_20_Contents">
      <style:paragraph-properties fo:text-align="center" style:justify-single-word="false"/>
      <style:text-properties officeooo:rsid="0206e857" officeooo:paragraph-rsid="0206e857"/>
    </style:style>
    <style:style style:name="P1344" style:family="paragraph" style:parent-style-name="Table_20_Contents">
      <style:paragraph-properties fo:text-align="center" style:justify-single-word="false"/>
      <style:text-properties officeooo:rsid="02070606" officeooo:paragraph-rsid="02070606"/>
    </style:style>
    <style:style style:name="P1345" style:family="paragraph" style:parent-style-name="Table_20_Contents">
      <style:paragraph-properties fo:text-align="center" style:justify-single-word="false"/>
      <style:text-properties officeooo:rsid="025d46ab" officeooo:paragraph-rsid="025d46ab"/>
    </style:style>
    <style:style style:name="P1346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25d46ab" style:font-weight-asian="normal" style:font-weight-complex="normal"/>
    </style:style>
    <style:style style:name="P1347" style:family="paragraph" style:parent-style-name="Table_20_Contents">
      <style:paragraph-properties fo:text-align="center" style:justify-single-word="false"/>
      <style:text-properties officeooo:rsid="0259f4ad" officeooo:paragraph-rsid="02d98b08"/>
    </style:style>
    <style:style style:name="P1348" style:family="paragraph" style:parent-style-name="Table_20_Contents">
      <style:paragraph-properties fo:text-align="center" style:justify-single-word="false"/>
      <style:text-properties officeooo:rsid="025798af" officeooo:paragraph-rsid="02d98b08"/>
    </style:style>
    <style:style style:name="P1349" style:family="paragraph" style:parent-style-name="Table_20_Contents">
      <style:paragraph-properties fo:text-align="center" style:justify-single-word="false"/>
      <style:text-properties officeooo:rsid="02540cb9" officeooo:paragraph-rsid="02d98b08"/>
    </style:style>
    <style:style style:name="P1350" style:family="paragraph" style:parent-style-name="Table_20_Contents">
      <style:paragraph-properties fo:text-align="center" style:justify-single-word="false"/>
      <style:text-properties officeooo:rsid="025b11c7" officeooo:paragraph-rsid="02d98b08"/>
    </style:style>
    <style:style style:name="P1351" style:family="paragraph" style:parent-style-name="Table_20_Contents">
      <style:paragraph-properties fo:text-align="center" style:justify-single-word="false"/>
      <style:text-properties officeooo:rsid="03becfb9" officeooo:paragraph-rsid="03becfb9"/>
    </style:style>
    <style:style style:name="P1352" style:family="paragraph" style:parent-style-name="Table_20_Contents">
      <style:paragraph-properties fo:text-align="center" style:justify-single-word="false"/>
      <style:text-properties officeooo:rsid="03bf675e" officeooo:paragraph-rsid="03bf675e"/>
    </style:style>
    <style:style style:name="P1353" style:family="paragraph" style:parent-style-name="Table_20_Contents">
      <style:paragraph-properties fo:text-align="center" style:justify-single-word="false"/>
      <style:text-properties officeooo:rsid="03ee7eb1" officeooo:paragraph-rsid="03fd5e01"/>
    </style:style>
    <style:style style:name="P1354" style:family="paragraph" style:parent-style-name="Table_20_Contents">
      <style:paragraph-properties fo:text-align="center" style:justify-single-word="false"/>
      <style:text-properties officeooo:rsid="03f56006" officeooo:paragraph-rsid="03fd5e01"/>
    </style:style>
    <style:style style:name="P1355" style:family="paragraph" style:parent-style-name="Table_20_Contents">
      <style:paragraph-properties fo:text-align="center" style:justify-single-word="false"/>
      <style:text-properties officeooo:rsid="03f7049e" officeooo:paragraph-rsid="03fd5e01"/>
    </style:style>
    <style:style style:name="P1356" style:family="paragraph" style:parent-style-name="Table_20_Contents">
      <style:paragraph-properties fo:text-align="center" style:justify-single-word="false"/>
      <style:text-properties fo:font-style="normal" officeooo:rsid="03ef2dc7" officeooo:paragraph-rsid="03fd5e01" style:font-style-asian="normal" style:font-style-complex="normal"/>
    </style:style>
    <style:style style:name="P1357" style:family="paragraph" style:parent-style-name="Table_20_Contents">
      <style:paragraph-properties fo:text-align="center" style:justify-single-word="false"/>
      <style:text-properties fo:font-style="normal" officeooo:rsid="03ef2dc7" officeooo:paragraph-rsid="040a1d76" style:font-style-asian="normal" style:font-style-complex="normal"/>
    </style:style>
    <style:style style:name="P1358" style:family="paragraph" style:parent-style-name="Table_20_Contents">
      <style:paragraph-properties fo:text-align="center" style:justify-single-word="false"/>
      <style:text-properties fo:font-style="normal" officeooo:rsid="03ee7eb1" officeooo:paragraph-rsid="03fd5e01" style:font-style-asian="normal" style:font-style-complex="normal"/>
    </style:style>
    <style:style style:name="P1359" style:family="paragraph" style:parent-style-name="Table_20_Contents">
      <style:paragraph-properties fo:text-align="center" style:justify-single-word="false"/>
      <style:text-properties officeooo:rsid="045e10e9" officeooo:paragraph-rsid="045e6749"/>
    </style:style>
    <style:style style:name="P1360" style:family="paragraph" style:parent-style-name="Standard">
      <style:paragraph-properties fo:line-height="100%" fo:break-before="page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1361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1362" style:family="paragraph" style:parent-style-name="Standard">
      <style:paragraph-properties fo:line-height="100%" fo:break-before="page"/>
      <style:text-properties fo:font-style="normal" fo:font-weight="normal" officeooo:rsid="059df9ef" officeooo:paragraph-rsid="059df9ef" style:font-style-asian="normal" style:font-weight-asian="normal" style:font-style-complex="normal" style:font-weight-complex="normal"/>
    </style:style>
    <style:style style:name="P1363" style:family="paragraph" style:parent-style-name="Standard">
      <style:paragraph-properties fo:line-height="150%" fo:break-before="page"/>
      <style:text-properties fo:font-style="normal" officeooo:rsid="00c6421c" officeooo:paragraph-rsid="00c6421c" style:font-style-asian="normal" style:font-style-complex="normal"/>
    </style:style>
    <style:style style:name="P1364" style:family="paragraph" style:parent-style-name="Standard">
      <style:paragraph-properties fo:line-height="150%" fo:break-before="page"/>
      <style:text-properties officeooo:paragraph-rsid="02d98b08"/>
    </style:style>
    <style:style style:name="P1365" style:family="paragraph" style:parent-style-name="Standard">
      <style:paragraph-properties fo:line-height="150%" fo:break-before="page"/>
      <style:text-properties officeooo:paragraph-rsid="03fd5e01"/>
    </style:style>
    <style:style style:name="P1366" style:family="paragraph" style:parent-style-name="Standard">
      <style:paragraph-properties fo:line-height="100%" fo:break-before="page"/>
      <style:text-properties officeooo:paragraph-rsid="024c0a42"/>
    </style:style>
    <style:style style:name="P1367" style:family="paragraph" style:parent-style-name="Standard">
      <style:paragraph-properties fo:line-height="100%" fo:break-before="page"/>
      <style:text-properties officeooo:paragraph-rsid="05ab1076"/>
    </style:style>
    <style:style style:name="P1368" style:family="paragraph" style:parent-style-name="Standard">
      <style:paragraph-properties fo:line-height="100%" fo:break-before="page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1369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bold" officeooo:rsid="0275c15d" officeooo:paragraph-rsid="0275c15d" style:font-style-asian="normal" style:font-weight-asian="bold" style:font-style-complex="normal" style:font-weight-complex="bold"/>
    </style:style>
    <style:style style:name="P1370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bold" officeooo:rsid="029652f6" officeooo:paragraph-rsid="029652f6" style:font-style-asian="normal" style:font-weight-asian="bold" style:font-style-complex="normal" style:font-weight-complex="bold"/>
    </style:style>
    <style:style style:name="P1371" style:family="paragraph" style:parent-style-name="Standard">
      <style:paragraph-properties fo:break-before="page"/>
      <style:text-properties officeooo:paragraph-rsid="009622c6"/>
    </style:style>
    <style:style style:name="P1372" style:family="paragraph" style:parent-style-name="Standard">
      <style:paragraph-properties fo:break-before="page"/>
      <style:text-properties officeooo:paragraph-rsid="02be3c45"/>
    </style:style>
    <style:style style:name="P1373" style:family="paragraph" style:parent-style-name="Standard">
      <style:paragraph-properties fo:line-height="100%" fo:break-before="page"/>
      <style:text-properties fo:font-size="14pt" fo:font-style="normal" fo:font-weight="bold" officeooo:rsid="05193724" officeooo:paragraph-rsid="05193724" style:font-size-asian="14pt" style:font-style-asian="normal" style:font-weight-asian="bold" style:font-size-complex="14pt" style:font-style-complex="normal" style:font-weight-complex="bold"/>
    </style:style>
    <style:style style:name="P1374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1375" style:family="paragraph" style:parent-style-name="Standard">
      <style:paragraph-properties fo:margin-left="0in" fo:margin-right="0in" fo:line-height="15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1376" style:family="paragraph" style:parent-style-name="Standard" style:list-style-name="L1">
      <style:text-properties officeooo:paragraph-rsid="0013268f"/>
    </style:style>
    <style:style style:name="P1377" style:family="paragraph" style:parent-style-name="Standard" style:list-style-name="L1">
      <style:text-properties officeooo:rsid="0013268f" officeooo:paragraph-rsid="0013268f"/>
    </style:style>
    <style:style style:name="P1378" style:family="paragraph" style:parent-style-name="Standard" style:list-style-name="L2">
      <style:text-properties style:use-window-font-color="true" officeooo:paragraph-rsid="00118c4a"/>
    </style:style>
    <style:style style:name="P1379" style:family="paragraph" style:parent-style-name="Standard" style:list-style-name="L2">
      <style:text-properties style:use-window-font-color="true" officeooo:rsid="0011b025" officeooo:paragraph-rsid="0011b025"/>
    </style:style>
    <style:style style:name="P1380" style:family="paragraph" style:parent-style-name="Standard" style:list-style-name="L4">
      <style:text-properties style:use-window-font-color="true" officeooo:rsid="00a8a4b1" officeooo:paragraph-rsid="02be3c45"/>
    </style:style>
    <style:style style:name="P1381" style:family="paragraph" style:parent-style-name="Standard" style:list-style-name="L4">
      <style:text-properties style:use-window-font-color="true" fo:font-style="normal" fo:font-weight="normal" officeooo:rsid="00aa3d77" officeooo:paragraph-rsid="02be3c45" style:font-style-asian="normal" style:font-weight-asian="normal" style:font-style-complex="normal" style:font-weight-complex="normal"/>
    </style:style>
    <style:style style:name="P1382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90e73c" style:font-style-asian="normal" style:font-weight-asian="normal" style:font-style-complex="normal" style:font-weight-complex="normal"/>
    </style:style>
    <style:style style:name="P1383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1384" style:family="paragraph" style:parent-style-name="Standard" style:list-style-name="L32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1385" style:family="paragraph" style:parent-style-name="Standard" style:list-style-name="L33">
      <style:paragraph-properties fo:line-height="100%"/>
      <style:text-properties style:use-window-font-color="true" fo:font-style="normal" fo:font-weight="normal" officeooo:rsid="01b5c969" officeooo:paragraph-rsid="01b5c969" style:font-style-asian="normal" style:font-weight-asian="normal" style:font-style-complex="normal" style:font-weight-complex="normal"/>
    </style:style>
    <style:style style:name="P1386" style:family="paragraph" style:parent-style-name="Standard" style:list-style-name="L34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1387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d66413" style:font-style-asian="normal" style:font-weight-asian="normal" style:font-style-complex="normal" style:font-weight-complex="normal"/>
    </style:style>
    <style:style style:name="P1388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f13ce3" style:font-style-asian="normal" style:font-weight-asian="normal" style:font-style-complex="normal" style:font-weight-complex="normal"/>
    </style:style>
    <style:style style:name="P1389" style:family="paragraph" style:parent-style-name="Standard" style:list-style-name="L36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1390" style:family="paragraph" style:parent-style-name="Standard" style:list-style-name="L37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1391" style:family="paragraph" style:parent-style-name="Standard" style:list-style-name="L38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1392" style:family="paragraph" style:parent-style-name="Standard" style:list-style-name="L83">
      <style:paragraph-properties fo:line-height="100%"/>
      <style:text-properties style:use-window-font-color="true"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393" style:family="paragraph" style:parent-style-name="Standard" style:list-style-name="L39">
      <style:paragraph-properties fo:line-height="100%"/>
      <style:text-properties style:use-window-font-color="true" fo:font-style="normal" style:text-underline-style="none" fo:font-weight="normal" officeooo:rsid="02852a62" officeooo:paragraph-rsid="02852a62" style:font-style-asian="normal" style:font-weight-asian="normal" style:font-style-complex="normal" style:font-weight-complex="normal"/>
    </style:style>
    <style:style style:name="P1394" style:family="paragraph" style:parent-style-name="Standard" style:list-style-name="L40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1395" style:family="paragraph" style:parent-style-name="Standard" style:list-style-name="L41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1396" style:family="paragraph" style:parent-style-name="Standard" style:list-style-name="L44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397" style:family="paragraph" style:parent-style-name="Standard" style:list-style-name="L45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398" style:family="paragraph" style:parent-style-name="Standard" style:list-style-name="L46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399" style:family="paragraph" style:parent-style-name="Standard" style:list-style-name="L47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400" style:family="paragraph" style:parent-style-name="Standard" style:list-style-name="L48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401" style:family="paragraph" style:parent-style-name="Standard" style:list-style-name="L49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402" style:family="paragraph" style:parent-style-name="Standard" style:list-style-name="L44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403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404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eada" officeooo:paragraph-rsid="02e1eada" style:font-style-asian="normal" style:font-weight-asian="normal" style:font-style-complex="normal" style:font-weight-complex="normal"/>
    </style:style>
    <style:style style:name="P1405" style:family="paragraph" style:parent-style-name="Standard" style:list-style-name="L51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406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407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408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paragraph-rsid="02eb27fd" style:font-style-asian="normal" style:font-weight-asian="normal" style:font-style-complex="normal" style:font-weight-complex="normal"/>
    </style:style>
    <style:style style:name="P1409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1410" style:family="paragraph" style:parent-style-name="Standard" style:list-style-name="L54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1411" style:family="paragraph" style:parent-style-name="Standard" style:list-style-name="L55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1412" style:family="paragraph" style:parent-style-name="Standard" style:list-style-name="L56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1413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officeooo:rsid="00fde6f2" officeooo:paragraph-rsid="02ecf51e"/>
    </style:style>
    <style:style style:name="P1414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fde6f2" officeooo:paragraph-rsid="02ecf51e" style:font-style-asian="normal" style:font-weight-asian="normal" style:font-style-complex="normal" style:font-weight-complex="normal"/>
    </style:style>
    <style:style style:name="P1415" style:family="paragraph" style:parent-style-name="Standard" style:list-style-name="L57">
      <style:paragraph-properties fo:line-height="15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416" style:family="paragraph" style:parent-style-name="Standard" style:list-style-name="L57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417" style:family="paragraph" style:parent-style-name="Standard" style:list-style-name="L43">
      <style:text-properties style:use-window-font-color="true" officeooo:paragraph-rsid="02edc963"/>
    </style:style>
    <style:style style:name="P1418" style:family="paragraph" style:parent-style-name="Standard" style:list-style-name="L3">
      <style:text-properties officeooo:rsid="0012a0dc" officeooo:paragraph-rsid="0012a0dc"/>
    </style:style>
    <style:style style:name="P1419" style:family="paragraph" style:parent-style-name="Standard" style:list-style-name="L5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420" style:family="paragraph" style:parent-style-name="Standard" style:list-style-name="L6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421" style:family="paragraph" style:parent-style-name="Standard" style:list-style-name="L6">
      <style:text-properties fo:font-style="normal" fo:font-weight="normal" officeooo:rsid="030f0c9b" officeooo:paragraph-rsid="030f0c9b" style:font-style-asian="normal" style:font-weight-asian="normal" style:font-style-complex="normal" style:font-weight-complex="normal"/>
    </style:style>
    <style:style style:name="P1422" style:family="paragraph" style:parent-style-name="Standard" style:list-style-name="L65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1423" style:family="paragraph" style:parent-style-name="Standard" style:list-style-name="L66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1424" style:family="paragraph" style:parent-style-name="Standard" style:list-style-name="L67">
      <style:paragraph-properties fo:line-height="100%"/>
      <style:text-properties fo:font-style="normal" fo:font-weight="normal" officeooo:rsid="049b99bf" officeooo:paragraph-rsid="049b99bf" style:font-style-asian="normal" style:font-weight-asian="normal" style:font-style-complex="normal" style:font-weight-complex="normal"/>
    </style:style>
    <style:style style:name="P1425" style:family="paragraph" style:parent-style-name="Standard" style:list-style-name="L68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1426" style:family="paragraph" style:parent-style-name="Standard" style:list-style-name="L69">
      <style:paragraph-properties fo:line-height="10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1427" style:family="paragraph" style:parent-style-name="Standard" style:list-style-name="L69">
      <style:paragraph-properties fo:line-height="100%"/>
      <style:text-properties fo:font-style="normal" fo:font-weight="normal" officeooo:rsid="04a9faac" officeooo:paragraph-rsid="04a9faac" style:font-style-asian="normal" style:font-weight-asian="normal" style:font-style-complex="normal" style:font-weight-complex="normal"/>
    </style:style>
    <style:style style:name="P1428" style:family="paragraph" style:parent-style-name="Standard" style:list-style-name="L70">
      <style:paragraph-properties fo:line-height="15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429" style:family="paragraph" style:parent-style-name="Standard" style:list-style-name="L70">
      <style:paragraph-properties fo:line-height="10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430" style:family="paragraph" style:parent-style-name="Standard" style:list-style-name="L70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431" style:family="paragraph" style:parent-style-name="Standard" style:list-style-name="L71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432" style:family="paragraph" style:parent-style-name="Standard" style:list-style-name="L70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433" style:family="paragraph" style:parent-style-name="Standard" style:list-style-name="L70">
      <style:paragraph-properties fo:line-height="100%"/>
      <style:text-properties fo:font-style="normal" fo:font-weight="normal" officeooo:rsid="04ad05fc" officeooo:paragraph-rsid="04ae2d70" style:font-style-asian="normal" style:font-weight-asian="normal" style:font-style-complex="normal" style:font-weight-complex="normal"/>
    </style:style>
    <style:style style:name="P1434" style:family="paragraph" style:parent-style-name="Standard" style:list-style-name="L73">
      <style:paragraph-properties fo:line-height="15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435" style:family="paragraph" style:parent-style-name="Standard" style:list-style-name="L73">
      <style:paragraph-properties fo:line-height="150%"/>
      <style:text-properties fo:font-style="normal" fo:font-weight="normal" officeooo:rsid="04fb2214" officeooo:paragraph-rsid="04febbe8" style:font-style-asian="normal" style:font-weight-asian="normal" style:font-style-complex="normal" style:font-weight-complex="normal"/>
    </style:style>
    <style:style style:name="P1436" style:family="paragraph" style:parent-style-name="Standard" style:list-style-name="L73">
      <style:paragraph-properties fo:line-height="10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437" style:family="paragraph" style:parent-style-name="Standard" style:list-style-name="L73">
      <style:paragraph-properties fo:line-height="100%"/>
      <style:text-properties fo:font-style="normal" fo:font-weight="normal" officeooo:rsid="04fb2214" officeooo:paragraph-rsid="0508fe4c" style:font-style-asian="normal" style:font-weight-asian="normal" style:font-style-complex="normal" style:font-weight-complex="normal"/>
    </style:style>
    <style:style style:name="P1438" style:family="paragraph" style:parent-style-name="Standard" style:list-style-name="L73">
      <style:paragraph-properties fo:line-height="100%"/>
      <style:text-properties fo:font-style="normal" fo:font-weight="normal" officeooo:rsid="050003cd" officeooo:paragraph-rsid="050003cd" style:font-style-asian="normal" style:font-weight-asian="normal" style:font-style-complex="normal" style:font-weight-complex="normal"/>
    </style:style>
    <style:style style:name="P1439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440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8fe4c" style:font-style-asian="normal" style:font-weight-asian="normal" style:font-style-complex="normal" style:font-weight-complex="normal"/>
    </style:style>
    <style:style style:name="P1441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199cb" style:font-style-asian="normal" style:font-weight-asian="normal" style:font-style-complex="normal" style:font-weight-complex="normal"/>
    </style:style>
    <style:style style:name="P1442" style:family="paragraph" style:parent-style-name="Standard" style:list-style-name="L73">
      <style:paragraph-properties fo:line-height="15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443" style:family="paragraph" style:parent-style-name="Standard" style:list-style-name="L73">
      <style:paragraph-properties fo:line-height="150%"/>
      <style:text-properties fo:font-style="normal" fo:font-weight="normal" officeooo:paragraph-rsid="04fb2214" style:font-style-asian="normal" style:font-weight-asian="normal" style:font-style-complex="normal" style:font-weight-complex="normal"/>
    </style:style>
    <style:style style:name="P1444" style:family="paragraph" style:parent-style-name="Standard" style:list-style-name="L73">
      <style:paragraph-properties fo:line-height="100%"/>
      <style:text-properties fo:font-style="normal" fo:font-weight="normal" officeooo:rsid="050199cb" officeooo:paragraph-rsid="050199cb" style:font-style-asian="normal" style:font-weight-asian="normal" style:font-style-complex="normal" style:font-weight-complex="normal"/>
    </style:style>
    <style:style style:name="P1445" style:family="paragraph" style:parent-style-name="Standard" style:list-style-name="L73">
      <style:paragraph-properties fo:line-height="150%"/>
      <style:text-properties fo:font-style="normal" fo:font-weight="normal" officeooo:rsid="04febbe8" officeooo:paragraph-rsid="04febbe8" style:font-style-asian="normal" style:font-weight-asian="normal" style:font-style-complex="normal" style:font-weight-complex="normal"/>
    </style:style>
    <style:style style:name="P1446" style:family="paragraph" style:parent-style-name="Standard" style:list-style-name="L73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1447" style:family="paragraph" style:parent-style-name="Standard" style:list-style-name="L74">
      <style:paragraph-properties fo:line-height="100%"/>
      <style:text-properties fo:font-style="normal" fo:font-weight="normal" officeooo:rsid="0507149e" officeooo:paragraph-rsid="0508fe4c" style:font-style-asian="normal" style:font-weight-asian="normal" style:font-style-complex="normal" style:font-weight-complex="normal"/>
    </style:style>
    <style:style style:name="P1448" style:family="paragraph" style:parent-style-name="Standard" style:list-style-name="L74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449" style:family="paragraph" style:parent-style-name="Standard" style:list-style-name="L74">
      <style:paragraph-properties fo:line-height="15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450" style:family="paragraph" style:parent-style-name="Standard" style:list-style-name="L74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1451" style:family="paragraph" style:parent-style-name="Standard" style:list-style-name="L75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1452" style:family="paragraph" style:parent-style-name="Standard" style:list-style-name="L76">
      <style:paragraph-properties fo:line-height="100%"/>
      <style:text-properties fo:font-style="normal" fo:font-weight="normal" officeooo:rsid="05319739" officeooo:paragraph-rsid="05319739" style:font-style-asian="normal" style:font-weight-asian="normal" style:font-style-complex="normal" style:font-weight-complex="normal"/>
    </style:style>
    <style:style style:name="P1453" style:family="paragraph" style:parent-style-name="Standard" style:list-style-name="L77">
      <style:paragraph-properties fo:line-height="10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1454" style:family="paragraph" style:parent-style-name="Standard" style:list-style-name="L79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455" style:family="paragraph" style:parent-style-name="Standard" style:list-style-name="L80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456" style:family="paragraph" style:parent-style-name="Standard" style:list-style-name="L81">
      <style:paragraph-properties fo:line-height="100%"/>
      <style:text-properties fo:font-style="normal" fo:font-weight="normal" officeooo:rsid="058ba444" officeooo:paragraph-rsid="058bbc5e" style:font-style-asian="normal" style:font-weight-asian="normal" style:font-style-complex="normal" style:font-weight-complex="normal"/>
    </style:style>
    <style:style style:name="P1457" style:family="paragraph" style:parent-style-name="Standard" style:list-style-name="L82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458" style:family="paragraph" style:parent-style-name="Standard" style:list-style-name="L83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459" style:family="paragraph" style:parent-style-name="Standard" style:list-style-name="L84">
      <style:paragraph-properties fo:line-height="100%"/>
      <style:text-properties fo:font-style="normal" fo:font-weight="normal" officeooo:rsid="05e2db49" officeooo:paragraph-rsid="05e2db49" style:font-style-asian="normal" style:font-weight-asian="normal" style:font-style-complex="normal" style:font-weight-complex="normal"/>
    </style:style>
    <style:style style:name="P1460" style:family="paragraph" style:parent-style-name="Standard" style:list-style-name="L85">
      <style:paragraph-properties fo:line-height="100%"/>
      <style:text-properties fo:font-style="normal" fo:font-weight="normal" officeooo:rsid="05e5f887" officeooo:paragraph-rsid="05e5f887" style:font-style-asian="normal" style:font-weight-asian="normal" style:font-style-complex="normal" style:font-weight-complex="normal"/>
    </style:style>
    <style:style style:name="P1461" style:family="paragraph" style:parent-style-name="Standard" style:list-style-name="L85">
      <style:paragraph-properties fo:line-height="150%"/>
      <style:text-properties fo:font-style="normal" fo:font-weight="normal" officeooo:rsid="05e5f887" officeooo:paragraph-rsid="05e5f887" style:font-style-asian="normal" style:font-weight-asian="normal" style:font-style-complex="normal" style:font-weight-complex="normal"/>
    </style:style>
    <style:style style:name="P1462" style:family="paragraph" style:parent-style-name="Standard" style:list-style-name="L86">
      <style:paragraph-properties fo:line-height="100%"/>
      <style:text-properties fo:font-style="normal" fo:font-weight="normal" officeooo:rsid="05ea2f01" officeooo:paragraph-rsid="05ea2f01" style:font-style-asian="normal" style:font-weight-asian="normal" style:font-style-complex="normal" style:font-weight-complex="normal"/>
    </style:style>
    <style:style style:name="P1463" style:family="paragraph" style:parent-style-name="Standard" style:list-style-name="L87">
      <style:paragraph-properties fo:line-height="100%"/>
      <style:text-properties fo:font-style="normal" fo:font-weight="normal" officeooo:rsid="05ed9a4b" officeooo:paragraph-rsid="05ed9a4b" style:font-style-asian="normal" style:font-weight-asian="normal" style:font-style-complex="normal" style:font-weight-complex="normal"/>
    </style:style>
    <style:style style:name="P1464" style:family="paragraph" style:parent-style-name="Standard" style:list-style-name="L88">
      <style:paragraph-properties fo:line-height="100%"/>
      <style:text-properties fo:font-style="normal" fo:font-weight="normal" officeooo:rsid="06011cd1" officeooo:paragraph-rsid="06011cd1" style:font-style-asian="normal" style:font-weight-asian="normal" style:font-style-complex="normal" style:font-weight-complex="normal"/>
    </style:style>
    <style:style style:name="P1465" style:family="paragraph" style:parent-style-name="Standard" style:list-style-name="L90">
      <style:paragraph-properties fo:line-height="100%"/>
      <style:text-properties fo:font-style="normal" fo:font-weight="normal" officeooo:rsid="06063862" officeooo:paragraph-rsid="06063862" style:font-style-asian="normal" style:font-weight-asian="normal" style:font-style-complex="normal" style:font-weight-complex="normal"/>
    </style:style>
    <style:style style:name="P1466" style:family="paragraph" style:parent-style-name="Standard" style:list-style-name="L91">
      <style:paragraph-properties fo:line-height="100%"/>
      <style:text-properties fo:font-style="normal" fo:font-weight="normal" officeooo:rsid="0608abbd" officeooo:paragraph-rsid="0608abbd" style:font-style-asian="normal" style:font-weight-asian="normal" style:font-style-complex="normal" style:font-weight-complex="normal"/>
    </style:style>
    <style:style style:name="P1467" style:family="paragraph" style:parent-style-name="Standard" style:list-style-name="L13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468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469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470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471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472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473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474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475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1476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1477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1478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1479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1480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1481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1482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1483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1484" style:family="paragraph" style:parent-style-name="Standard" style:list-style-name="L58">
      <style:paragraph-properties fo:line-height="100%"/>
      <style:text-properties fo:font-style="normal" officeooo:rsid="0346a444" officeooo:paragraph-rsid="0346a444" style:font-style-asian="normal" style:font-style-complex="normal"/>
    </style:style>
    <style:style style:name="P1485" style:family="paragraph" style:parent-style-name="Standard" style:list-style-name="L92">
      <style:paragraph-properties fo:line-height="100%"/>
      <style:text-properties fo:font-style="normal" officeooo:rsid="06130d41" officeooo:paragraph-rsid="06130d41" style:font-style-asian="normal" style:font-style-complex="normal"/>
    </style:style>
    <style:style style:name="P1486" style:family="paragraph" style:parent-style-name="Standard" style:list-style-name="L93">
      <style:paragraph-properties fo:line-height="100%"/>
      <style:text-properties fo:font-style="normal" officeooo:rsid="06176dd5" officeooo:paragraph-rsid="06176dd5" style:font-style-asian="normal" style:font-style-complex="normal"/>
    </style:style>
    <style:style style:name="P1487" style:family="paragraph" style:parent-style-name="Standard" style:list-style-name="L95">
      <style:paragraph-properties fo:line-height="100%"/>
      <style:text-properties fo:font-style="normal" officeooo:rsid="06176dd5" officeooo:paragraph-rsid="06176dd5" style:font-style-asian="normal" style:font-style-complex="normal"/>
    </style:style>
    <style:style style:name="P1488" style:family="paragraph" style:parent-style-name="Standard" style:list-style-name="L94">
      <style:paragraph-properties fo:line-height="100%"/>
      <style:text-properties fo:font-style="normal" officeooo:rsid="06148669" officeooo:paragraph-rsid="06148669" style:font-style-asian="normal" style:font-style-complex="normal"/>
    </style:style>
    <style:style style:name="P1489" style:family="paragraph" style:parent-style-name="Standard" style:list-style-name="L95">
      <style:paragraph-properties fo:line-height="100%"/>
      <style:text-properties fo:font-style="normal" officeooo:rsid="06196acd" officeooo:paragraph-rsid="06196acd" style:font-style-asian="normal" style:font-style-complex="normal"/>
    </style:style>
    <style:style style:name="P1490" style:family="paragraph" style:parent-style-name="Standard" style:list-style-name="L96">
      <style:paragraph-properties fo:line-height="100%"/>
      <style:text-properties fo:font-style="normal" officeooo:rsid="061a1686" officeooo:paragraph-rsid="061a1686" style:font-style-asian="normal" style:font-style-complex="normal"/>
    </style:style>
    <style:style style:name="P1491" style:family="paragraph" style:parent-style-name="Standard" style:list-style-name="L97">
      <style:paragraph-properties fo:line-height="100%"/>
      <style:text-properties fo:font-style="normal" officeooo:rsid="061f0d18" officeooo:paragraph-rsid="061f0d18" style:font-style-asian="normal" style:font-style-complex="normal"/>
    </style:style>
    <style:style style:name="P1492" style:family="paragraph" style:parent-style-name="Standard" style:list-style-name="L98">
      <style:paragraph-properties fo:line-height="100%"/>
      <style:text-properties fo:font-style="normal" officeooo:rsid="062535ed" officeooo:paragraph-rsid="062535ed" style:font-style-asian="normal" style:font-style-complex="normal"/>
    </style:style>
    <style:style style:name="P1493" style:family="paragraph" style:parent-style-name="Standard" style:list-style-name="L98">
      <style:paragraph-properties fo:line-height="100%"/>
      <style:text-properties fo:font-style="normal" officeooo:rsid="062535ed" officeooo:paragraph-rsid="06257b22" style:font-style-asian="normal" style:font-style-complex="normal"/>
    </style:style>
    <style:style style:name="P1494" style:family="paragraph" style:parent-style-name="Standard" style:list-style-name="L99">
      <style:paragraph-properties fo:line-height="100%"/>
      <style:text-properties fo:font-style="normal" officeooo:rsid="06257b22" officeooo:paragraph-rsid="06257b22" style:font-style-asian="normal" style:font-style-complex="normal"/>
    </style:style>
    <style:style style:name="P1495" style:family="paragraph" style:parent-style-name="Standard" style:list-style-name="L99">
      <style:paragraph-properties fo:line-height="100%"/>
      <style:text-properties fo:font-style="normal" officeooo:rsid="0626dd8c" officeooo:paragraph-rsid="0626dd8c" style:font-style-asian="normal" style:font-style-complex="normal"/>
    </style:style>
    <style:style style:name="P1496" style:family="paragraph" style:parent-style-name="Standard">
      <style:paragraph-properties fo:line-height="100%"/>
      <style:text-properties fo:font-style="normal" officeooo:rsid="0657b72e" officeooo:paragraph-rsid="0657b72e" style:font-style-asian="normal" style:font-style-complex="normal"/>
    </style:style>
    <style:style style:name="P1497" style:family="paragraph" style:parent-style-name="Standard">
      <style:paragraph-properties fo:line-height="100%"/>
      <style:text-properties fo:font-style="normal" officeooo:rsid="065810b0" officeooo:paragraph-rsid="065810b0" style:font-style-asian="normal" style:font-style-complex="normal"/>
    </style:style>
    <style:style style:name="P1498" style:family="paragraph" style:parent-style-name="Standard">
      <style:paragraph-properties fo:line-height="100%"/>
      <style:text-properties fo:font-style="normal" officeooo:rsid="0658d4a8" officeooo:paragraph-rsid="0658d4a8" style:font-style-asian="normal" style:font-style-complex="normal"/>
    </style:style>
    <style:style style:name="P1499" style:family="paragraph" style:parent-style-name="Standard">
      <style:paragraph-properties fo:line-height="100%"/>
      <style:text-properties fo:font-style="normal" officeooo:rsid="065a8043" officeooo:paragraph-rsid="065a8043" style:font-style-asian="normal" style:font-style-complex="normal"/>
    </style:style>
    <style:style style:name="P1500" style:family="paragraph" style:parent-style-name="Standard" style:list-style-name="L106">
      <style:paragraph-properties fo:line-height="100%"/>
      <style:text-properties fo:font-style="normal" officeooo:rsid="065a8043" officeooo:paragraph-rsid="065a8043" style:font-style-asian="normal" style:font-style-complex="normal"/>
    </style:style>
    <style:style style:name="P1501" style:family="paragraph" style:parent-style-name="Standard">
      <style:paragraph-properties fo:line-height="100%"/>
      <style:text-properties fo:font-style="normal" officeooo:rsid="065a8b52" officeooo:paragraph-rsid="065a8b52" style:font-style-asian="normal" style:font-style-complex="normal"/>
    </style:style>
    <style:style style:name="P1502" style:family="paragraph" style:parent-style-name="Standard" style:list-style-name="L106">
      <style:paragraph-properties fo:line-height="100%"/>
      <style:text-properties fo:font-style="normal" officeooo:rsid="065a8b52" officeooo:paragraph-rsid="065a8b52" style:font-style-asian="normal" style:font-style-complex="normal"/>
    </style:style>
    <style:style style:name="P1503" style:family="paragraph" style:parent-style-name="Standard">
      <style:paragraph-properties fo:line-height="100%"/>
      <style:text-properties fo:font-style="normal" officeooo:rsid="065d9833" officeooo:paragraph-rsid="065d9833" style:font-style-asian="normal" style:font-style-complex="normal"/>
    </style:style>
    <style:style style:name="P1504" style:family="paragraph" style:parent-style-name="Standard">
      <style:paragraph-properties fo:line-height="100%"/>
      <style:text-properties fo:font-style="normal" officeooo:rsid="0663741c" officeooo:paragraph-rsid="0663741c" style:font-style-asian="normal" style:font-style-complex="normal"/>
    </style:style>
    <style:style style:name="P1505" style:family="paragraph" style:parent-style-name="Standard">
      <style:paragraph-properties fo:line-height="100%"/>
      <style:text-properties fo:font-style="normal" officeooo:rsid="0663741c" officeooo:paragraph-rsid="0663a1c9" style:font-style-asian="normal" style:font-style-complex="normal"/>
    </style:style>
    <style:style style:name="P1506" style:family="paragraph" style:parent-style-name="Standard">
      <style:paragraph-properties fo:line-height="100%"/>
      <style:text-properties fo:font-style="normal" officeooo:rsid="066d2ed4" officeooo:paragraph-rsid="066d2ed4" style:font-style-asian="normal" style:font-style-complex="normal"/>
    </style:style>
    <style:style style:name="P1507" style:family="paragraph" style:parent-style-name="Standard" style:list-style-name="L7">
      <style:text-properties officeooo:rsid="0033fbdf" officeooo:paragraph-rsid="0033fbdf"/>
    </style:style>
    <style:style style:name="P1508" style:family="paragraph" style:parent-style-name="Standard" style:list-style-name="L11">
      <style:text-properties officeooo:rsid="0033fbdf" officeooo:paragraph-rsid="0106c767"/>
    </style:style>
    <style:style style:name="P1509" style:family="paragraph" style:parent-style-name="Standard" style:list-style-name="L8">
      <style:text-properties officeooo:paragraph-rsid="005b5cd3"/>
    </style:style>
    <style:style style:name="P1510" style:family="paragraph" style:parent-style-name="Standard" style:list-style-name="L9">
      <style:text-properties officeooo:paragraph-rsid="00367935"/>
    </style:style>
    <style:style style:name="P1511" style:family="paragraph" style:parent-style-name="Standard" style:list-style-name="L9">
      <style:text-properties officeooo:rsid="00367935" officeooo:paragraph-rsid="00367935"/>
    </style:style>
    <style:style style:name="P1512" style:family="paragraph" style:parent-style-name="Standard" style:list-style-name="L10">
      <style:text-properties officeooo:rsid="00386ddb" officeooo:paragraph-rsid="00386ddb"/>
    </style:style>
    <style:style style:name="P1513" style:family="paragraph" style:parent-style-name="Standard" style:list-style-name="L12">
      <style:text-properties style:text-underline-style="none" fo:font-weight="normal" officeooo:rsid="0040eb9d" officeooo:paragraph-rsid="0040eb9d" style:font-weight-asian="normal" style:font-weight-complex="normal"/>
    </style:style>
    <style:style style:name="P1514" style:family="paragraph" style:parent-style-name="Standard" style:list-style-name="L20">
      <style:text-properties officeooo:paragraph-rsid="00a4ce44"/>
    </style:style>
    <style:style style:name="P1515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1516" style:family="paragraph" style:parent-style-name="Standard" style:list-style-name="L59">
      <style:paragraph-properties fo:line-height="150%"/>
      <style:text-properties fo:font-weight="normal" officeooo:rsid="03551b82" officeooo:paragraph-rsid="03551b82" style:font-weight-asian="normal" style:font-weight-complex="normal"/>
    </style:style>
    <style:style style:name="P1517" style:family="paragraph" style:parent-style-name="Standard" style:list-style-name="L59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1518" style:family="paragraph" style:parent-style-name="Standard" style:list-style-name="L59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1519" style:family="paragraph" style:parent-style-name="Standard" style:list-style-name="L60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1520" style:family="paragraph" style:parent-style-name="Standard" style:list-style-name="L61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1521" style:family="paragraph" style:parent-style-name="Standard" style:list-style-name="L63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1522" style:family="paragraph" style:parent-style-name="Standard" style:list-style-name="L63">
      <style:paragraph-properties fo:line-height="100%"/>
      <style:text-properties fo:font-weight="normal" officeooo:rsid="03e4514e" officeooo:paragraph-rsid="03ec3a95" style:font-weight-asian="normal" style:font-weight-complex="normal"/>
    </style:style>
    <style:style style:name="P1523" style:family="paragraph" style:parent-style-name="Standard" style:list-style-name="L64">
      <style:paragraph-properties fo:line-height="100%"/>
      <style:text-properties fo:font-weight="normal" officeooo:rsid="03ec3a95" officeooo:paragraph-rsid="03ed0846" style:font-weight-asian="normal" style:font-weight-complex="normal"/>
    </style:style>
    <style:style style:name="P1524" style:family="paragraph" style:parent-style-name="Standard" style:list-style-name="L64">
      <style:paragraph-properties fo:line-height="100%"/>
      <style:text-properties fo:font-weight="normal" officeooo:rsid="03ed0846" officeooo:paragraph-rsid="03ed0846" style:font-weight-asian="normal" style:font-weight-complex="normal"/>
    </style:style>
    <style:style style:name="P1525" style:family="paragraph" style:parent-style-name="Standard" style:list-style-name="L25">
      <style:text-properties officeooo:paragraph-rsid="00beb82f"/>
    </style:style>
    <style:style style:name="P1526" style:family="paragraph" style:parent-style-name="Standard" style:list-style-name="L26">
      <style:text-properties officeooo:paragraph-rsid="00d139a0"/>
    </style:style>
    <style:style style:name="P1527" style:family="paragraph" style:parent-style-name="Standard" style:list-style-name="L29">
      <style:text-properties officeooo:paragraph-rsid="00f2503e"/>
    </style:style>
    <style:style style:name="P1528" style:family="paragraph" style:parent-style-name="Standard" style:list-style-name="L30">
      <style:text-properties officeooo:rsid="00f3f4f5" officeooo:paragraph-rsid="00f5260b"/>
    </style:style>
    <style:style style:name="P1529" style:family="paragraph" style:parent-style-name="Standard" style:list-style-name="L30">
      <style:text-properties officeooo:rsid="00f3f4f5" officeooo:paragraph-rsid="00f3f4f5"/>
    </style:style>
    <style:style style:name="P1530" style:family="paragraph" style:parent-style-name="Standard" style:list-style-name="L33">
      <style:paragraph-properties fo:line-height="100%"/>
      <style:text-properties officeooo:paragraph-rsid="01b5c969"/>
    </style:style>
    <style:style style:name="P1531" style:family="paragraph" style:parent-style-name="Standard" style:list-style-name="L58">
      <style:paragraph-properties fo:line-height="100%"/>
      <style:text-properties officeooo:paragraph-rsid="0346a444"/>
    </style:style>
    <style:style style:name="P1532" style:family="paragraph" style:parent-style-name="Standard" style:list-style-name="L63">
      <style:paragraph-properties fo:line-height="100%"/>
      <style:text-properties officeooo:paragraph-rsid="03ec3a95"/>
    </style:style>
    <style:style style:name="P1533" style:family="paragraph" style:parent-style-name="Standard" style:list-style-name="L64">
      <style:paragraph-properties fo:line-height="100%"/>
      <style:text-properties officeooo:paragraph-rsid="03ed0846"/>
    </style:style>
    <style:style style:name="P1534" style:family="paragraph" style:parent-style-name="Standard" style:list-style-name="L68">
      <style:paragraph-properties fo:line-height="100%"/>
      <style:text-properties officeooo:paragraph-rsid="04a57ad8"/>
    </style:style>
    <style:style style:name="P1535" style:family="paragraph" style:parent-style-name="Standard" style:list-style-name="L72">
      <style:paragraph-properties fo:line-height="100%"/>
      <style:text-properties officeooo:paragraph-rsid="04deac5d"/>
    </style:style>
    <style:style style:name="P1536" style:family="paragraph" style:parent-style-name="Standard" style:list-style-name="L83">
      <style:paragraph-properties fo:line-height="100%"/>
      <style:text-properties officeooo:paragraph-rsid="05cd3bc5"/>
    </style:style>
    <style:style style:name="P1537" style:family="paragraph" style:parent-style-name="Standard" style:list-style-name="L86">
      <style:paragraph-properties fo:line-height="100%"/>
      <style:text-properties officeooo:paragraph-rsid="05e7f406"/>
    </style:style>
    <style:style style:name="P1538" style:family="paragraph" style:parent-style-name="Standard" style:list-style-name="L99">
      <style:paragraph-properties fo:line-height="100%"/>
      <style:text-properties officeooo:paragraph-rsid="06257b22"/>
    </style:style>
    <style:style style:name="P1539" style:family="paragraph" style:parent-style-name="Standard" style:list-style-name="L100">
      <style:paragraph-properties fo:line-height="100%"/>
      <style:text-properties officeooo:paragraph-rsid="0630fb9a"/>
    </style:style>
    <style:style style:name="P1540" style:family="paragraph" style:parent-style-name="Standard">
      <style:paragraph-properties fo:line-height="100%"/>
      <style:text-properties officeooo:paragraph-rsid="0657b72e"/>
    </style:style>
    <style:style style:name="P1541" style:family="paragraph" style:parent-style-name="Standard">
      <style:paragraph-properties fo:line-height="100%"/>
      <style:text-properties officeooo:paragraph-rsid="065a8043"/>
    </style:style>
    <style:style style:name="P1542" style:family="paragraph" style:parent-style-name="Standard" style:list-style-name="L106">
      <style:paragraph-properties fo:line-height="100%"/>
      <style:text-properties officeooo:paragraph-rsid="065a8b52"/>
    </style:style>
    <style:style style:name="P1543" style:family="paragraph" style:parent-style-name="Standard">
      <style:paragraph-properties fo:line-height="100%"/>
      <style:text-properties officeooo:paragraph-rsid="065d9833"/>
    </style:style>
    <style:style style:name="P1544" style:family="paragraph" style:parent-style-name="Standard">
      <style:paragraph-properties fo:line-height="100%"/>
      <style:text-properties officeooo:paragraph-rsid="0663a1c9"/>
    </style:style>
    <style:style style:name="P1545" style:family="paragraph" style:parent-style-name="Standard">
      <style:paragraph-properties fo:line-height="100%"/>
      <style:text-properties officeooo:paragraph-rsid="066899d7"/>
    </style:style>
    <style:style style:name="P1546" style:family="paragraph" style:parent-style-name="Standard" style:list-style-name="L39">
      <style:paragraph-properties fo:line-height="100%"/>
      <style:text-properties officeooo:rsid="0282def6" officeooo:paragraph-rsid="0282def6"/>
    </style:style>
    <style:style style:name="P1547" style:family="paragraph" style:parent-style-name="Standard" style:list-style-name="L40">
      <style:paragraph-properties fo:line-height="100%"/>
      <style:text-properties officeooo:rsid="029ac75f" officeooo:paragraph-rsid="029ac75f"/>
    </style:style>
    <style:style style:name="P1548" style:family="paragraph" style:parent-style-name="Standard" style:list-style-name="L44">
      <style:paragraph-properties fo:line-height="150%"/>
      <style:text-properties officeooo:paragraph-rsid="02df5c92"/>
    </style:style>
    <style:style style:name="P1549" style:family="paragraph" style:parent-style-name="Standard" style:list-style-name="L44">
      <style:paragraph-properties fo:line-height="150%"/>
      <style:text-properties officeooo:paragraph-rsid="02e142ec"/>
    </style:style>
    <style:style style:name="P1550" style:family="paragraph" style:parent-style-name="Standard">
      <style:paragraph-properties fo:line-height="150%"/>
      <style:text-properties officeooo:paragraph-rsid="065d401a"/>
    </style:style>
    <style:style style:name="P1551" style:family="paragraph" style:parent-style-name="Standard">
      <style:paragraph-properties fo:line-height="150%"/>
      <style:text-properties officeooo:paragraph-rsid="066899d7"/>
    </style:style>
    <style:style style:name="P1552" style:family="paragraph" style:parent-style-name="Standard" style:list-style-name="L53">
      <style:paragraph-properties fo:line-height="100%"/>
      <style:text-properties officeooo:rsid="02eb27fd" officeooo:paragraph-rsid="02eb27fd"/>
    </style:style>
    <style:style style:name="P1553" style:family="paragraph" style:parent-style-name="Standard" style:list-style-name="L58">
      <style:paragraph-properties fo:line-height="100%"/>
      <style:text-properties officeooo:rsid="0346a444" officeooo:paragraph-rsid="0346a444"/>
    </style:style>
    <style:style style:name="P1554" style:family="paragraph" style:parent-style-name="Standard" style:list-style-name="L60">
      <style:paragraph-properties fo:line-height="100%"/>
      <style:text-properties officeooo:rsid="03a15cc8" officeooo:paragraph-rsid="03a15cc8"/>
    </style:style>
    <style:style style:name="P1555" style:family="paragraph" style:parent-style-name="Standard" style:list-style-name="L60">
      <style:paragraph-properties fo:line-height="100%"/>
      <style:text-properties officeooo:rsid="03a24854" officeooo:paragraph-rsid="03a24854"/>
    </style:style>
    <style:style style:name="P1556" style:family="paragraph" style:parent-style-name="Standard" style:list-style-name="L60">
      <style:paragraph-properties fo:line-height="100%"/>
      <style:text-properties officeooo:rsid="03a31e81" officeooo:paragraph-rsid="03a31e81"/>
    </style:style>
    <style:style style:name="P1557" style:family="paragraph" style:parent-style-name="Standard" style:list-style-name="L68">
      <style:paragraph-properties fo:line-height="100%"/>
      <style:text-properties fo:font-style="italic" fo:font-weight="normal" officeooo:rsid="04a57ad8" officeooo:paragraph-rsid="04a57ad8" style:font-style-asian="italic" style:font-weight-asian="normal" style:font-style-complex="italic" style:font-weight-complex="normal"/>
    </style:style>
    <style:style style:name="P1558" style:family="paragraph" style:parent-style-name="Standard" style:list-style-name="L73">
      <style:paragraph-properties fo:line-height="100%"/>
      <style:text-properties fo:font-style="italic" fo:font-weight="normal" officeooo:rsid="05016cd3" officeooo:paragraph-rsid="0508fe4c" style:font-style-asian="italic" style:font-weight-asian="normal" style:font-style-complex="italic" style:font-weight-complex="normal"/>
    </style:style>
    <style:style style:name="P1559" style:family="paragraph" style:parent-style-name="Standard" style:list-style-name="L74">
      <style:paragraph-properties fo:line-height="100%"/>
      <style:text-properties fo:font-style="italic" fo:font-weight="normal" officeooo:rsid="0507149e" officeooo:paragraph-rsid="0508fe4c" style:font-style-asian="italic" style:font-weight-asian="normal" style:font-style-complex="italic" style:font-weight-complex="normal"/>
    </style:style>
    <style:style style:name="P1560" style:family="paragraph" style:parent-style-name="Standard" style:list-style-name="L74">
      <style:paragraph-properties fo:line-height="150%"/>
      <style:text-properties fo:font-style="italic" fo:font-weight="normal" officeooo:rsid="0508fe4c" officeooo:paragraph-rsid="0508fe4c" style:font-style-asian="italic" style:font-weight-asian="normal" style:font-style-complex="italic" style:font-weight-complex="normal"/>
    </style:style>
    <style:style style:name="P1561" style:family="paragraph" style:parent-style-name="Standard" style:list-style-name="L75">
      <style:paragraph-properties fo:line-height="100%"/>
      <style:text-properties fo:font-style="italic" fo:font-weight="normal" officeooo:rsid="052fd794" officeooo:paragraph-rsid="052fd794" style:font-style-asian="italic" style:font-weight-asian="normal" style:font-style-complex="italic" style:font-weight-complex="normal"/>
    </style:style>
    <style:style style:name="P1562" style:family="paragraph" style:parent-style-name="Standard" style:list-style-name="L83">
      <style:paragraph-properties fo:line-height="100%"/>
      <style:text-properties fo:font-style="italic" fo:font-weight="normal" officeooo:rsid="05cd3bc5" officeooo:paragraph-rsid="05cd3bc5" style:font-style-asian="italic" style:font-weight-asian="normal" style:font-style-complex="italic" style:font-weight-complex="normal"/>
    </style:style>
    <style:style style:name="P1563" style:family="paragraph" style:parent-style-name="Standard" style:list-style-name="L83">
      <style:paragraph-properties fo:line-height="100%"/>
      <style:text-properties fo:font-style="italic" fo:font-weight="normal" officeooo:rsid="05d54353" officeooo:paragraph-rsid="05d54353" style:font-style-asian="italic" style:font-weight-asian="normal" style:font-style-complex="italic" style:font-weight-complex="normal"/>
    </style:style>
    <style:style style:name="P1564" style:family="paragraph" style:parent-style-name="Standard" style:list-style-name="L68">
      <style:paragraph-properties fo:line-height="100%"/>
      <style:text-properties fo:font-style="italic" officeooo:rsid="04a6595a" officeooo:paragraph-rsid="04a6595a" style:font-style-asian="italic" style:font-style-complex="italic"/>
    </style:style>
    <style:style style:name="P1565" style:family="paragraph" style:parent-style-name="Standard" style:list-style-name="L73">
      <style:paragraph-properties fo:line-height="100%"/>
      <style:text-properties fo:font-style="italic" officeooo:rsid="04fb2214" officeooo:paragraph-rsid="0508fe4c" style:font-style-asian="italic" style:font-style-complex="italic"/>
    </style:style>
    <style:style style:name="P1566" style:family="paragraph" style:parent-style-name="Standard" style:list-style-name="L69">
      <style:paragraph-properties fo:line-height="100%"/>
      <style:text-properties officeooo:rsid="04a8203c" officeooo:paragraph-rsid="04a9faac"/>
    </style:style>
    <style:style style:name="P1567" style:family="paragraph" style:parent-style-name="Standard" style:list-style-name="L70">
      <style:paragraph-properties fo:line-height="100%"/>
      <style:text-properties officeooo:rsid="04afb8e0" officeooo:paragraph-rsid="04afb8e0"/>
    </style:style>
    <style:style style:name="P1568" style:family="paragraph" style:parent-style-name="Standard" style:list-style-name="L72">
      <style:paragraph-properties fo:line-height="100%"/>
      <style:text-properties officeooo:rsid="04ddd894" officeooo:paragraph-rsid="04ddd894"/>
    </style:style>
    <style:style style:name="P1569" style:family="paragraph" style:parent-style-name="Standard" style:list-style-name="L72">
      <style:paragraph-properties fo:line-height="100%"/>
      <style:text-properties officeooo:rsid="04ddd894" officeooo:paragraph-rsid="04deac5d"/>
    </style:style>
    <style:style style:name="P1570" style:family="paragraph" style:parent-style-name="Standard" style:list-style-name="L76">
      <style:paragraph-properties fo:line-height="100%"/>
      <style:text-properties officeooo:rsid="05319739" officeooo:paragraph-rsid="05319739"/>
    </style:style>
    <style:style style:name="P1571" style:family="paragraph" style:parent-style-name="Standard" style:list-style-name="L78">
      <style:paragraph-properties fo:line-height="100%"/>
      <style:text-properties officeooo:rsid="057d2115" officeooo:paragraph-rsid="057d2115"/>
    </style:style>
    <style:style style:name="P1572" style:family="paragraph" style:parent-style-name="Standard" style:list-style-name="L79">
      <style:paragraph-properties fo:line-height="100%"/>
      <style:text-properties officeooo:rsid="058ba444" officeooo:paragraph-rsid="058ba444"/>
    </style:style>
    <style:style style:name="P1573" style:family="paragraph" style:parent-style-name="Standard" style:list-style-name="L81">
      <style:paragraph-properties fo:line-height="100%"/>
      <style:text-properties officeooo:rsid="058ba444" officeooo:paragraph-rsid="058bbc5e"/>
    </style:style>
    <style:style style:name="P1574" style:family="paragraph" style:parent-style-name="Standard" style:list-style-name="L83">
      <style:paragraph-properties fo:line-height="100%"/>
      <style:text-properties officeooo:rsid="05cd3bc5" officeooo:paragraph-rsid="05cd3bc5"/>
    </style:style>
    <style:style style:name="P1575" style:family="paragraph" style:parent-style-name="Standard" style:list-style-name="L85">
      <style:paragraph-properties fo:line-height="100%"/>
      <style:text-properties officeooo:rsid="05e4e7bb" officeooo:paragraph-rsid="05e4e7bb"/>
    </style:style>
    <style:style style:name="P1576" style:family="paragraph" style:parent-style-name="Standard" style:list-style-name="L86">
      <style:paragraph-properties fo:line-height="100%"/>
      <style:text-properties officeooo:rsid="05e7f406" officeooo:paragraph-rsid="05e7f406"/>
    </style:style>
    <style:style style:name="P1577" style:family="paragraph" style:parent-style-name="Standard" style:list-style-name="L86">
      <style:paragraph-properties fo:line-height="150%"/>
      <style:text-properties officeooo:rsid="05e7f406" officeooo:paragraph-rsid="05e7f406"/>
    </style:style>
    <style:style style:name="P1578" style:family="paragraph" style:parent-style-name="Standard" style:list-style-name="L89">
      <style:paragraph-properties fo:line-height="100%"/>
      <style:text-properties officeooo:rsid="06025589" officeooo:paragraph-rsid="06025589"/>
    </style:style>
    <style:style style:name="P1579" style:family="paragraph" style:parent-style-name="Standard" style:list-style-name="L92">
      <style:paragraph-properties fo:line-height="100%"/>
      <style:text-properties officeooo:rsid="06130d41" officeooo:paragraph-rsid="06130d41"/>
    </style:style>
    <style:style style:name="P1580" style:family="paragraph" style:parent-style-name="Standard" style:list-style-name="L93">
      <style:paragraph-properties fo:line-height="100%"/>
      <style:text-properties officeooo:rsid="06130d41" officeooo:paragraph-rsid="06130d41"/>
    </style:style>
    <style:style style:name="P1581" style:family="paragraph" style:parent-style-name="Standard" style:list-style-name="L93">
      <style:paragraph-properties fo:line-height="100%"/>
      <style:text-properties officeooo:rsid="06130d41" officeooo:paragraph-rsid="06176dd5"/>
    </style:style>
    <style:style style:name="P1582" style:family="paragraph" style:parent-style-name="Standard" style:list-style-name="L94">
      <style:paragraph-properties fo:line-height="100%"/>
      <style:text-properties officeooo:rsid="06148669" officeooo:paragraph-rsid="06148669"/>
    </style:style>
    <style:style style:name="P1583" style:family="paragraph" style:parent-style-name="Standard" style:list-style-name="L95">
      <style:paragraph-properties fo:line-height="150%"/>
      <style:text-properties officeooo:rsid="06176dd5" officeooo:paragraph-rsid="06176dd5"/>
    </style:style>
    <style:style style:name="P1584" style:family="paragraph" style:parent-style-name="Standard" style:list-style-name="L95">
      <style:paragraph-properties fo:line-height="100%"/>
      <style:text-properties officeooo:rsid="06191840" officeooo:paragraph-rsid="06191840"/>
    </style:style>
    <style:style style:name="P1585" style:family="paragraph" style:parent-style-name="Standard" style:list-style-name="L95">
      <style:paragraph-properties fo:line-height="150%"/>
      <style:text-properties officeooo:rsid="06191840" officeooo:paragraph-rsid="06191840"/>
    </style:style>
    <style:style style:name="P1586" style:family="paragraph" style:parent-style-name="Standard" style:list-style-name="L100">
      <style:paragraph-properties fo:line-height="100%"/>
      <style:text-properties officeooo:rsid="0630fb9a" officeooo:paragraph-rsid="0630fb9a"/>
    </style:style>
    <style:style style:name="P1587" style:family="paragraph" style:parent-style-name="Standard" style:list-style-name="L100">
      <style:paragraph-properties fo:line-height="100%"/>
      <style:text-properties officeooo:rsid="0630fb9a" officeooo:paragraph-rsid="06321a8e"/>
    </style:style>
    <style:style style:name="P1588" style:family="paragraph" style:parent-style-name="Standard" style:list-style-name="L100">
      <style:paragraph-properties fo:line-height="150%"/>
      <style:text-properties officeooo:rsid="0630fb9a" officeooo:paragraph-rsid="0630fb9a"/>
    </style:style>
    <style:style style:name="P1589" style:family="paragraph" style:parent-style-name="Standard" style:list-style-name="L101">
      <style:paragraph-properties fo:line-height="100%"/>
      <style:text-properties officeooo:rsid="063bda54" officeooo:paragraph-rsid="063bda54"/>
    </style:style>
    <style:style style:name="P1590" style:family="paragraph" style:parent-style-name="Standard" style:list-style-name="L102">
      <style:paragraph-properties fo:line-height="100%"/>
      <style:text-properties officeooo:rsid="063d933e" officeooo:paragraph-rsid="063d933e"/>
    </style:style>
    <style:style style:name="P1591" style:family="paragraph" style:parent-style-name="Standard" style:list-style-name="L103">
      <style:paragraph-properties fo:line-height="100%"/>
      <style:text-properties officeooo:rsid="06408df0" officeooo:paragraph-rsid="06408df0"/>
    </style:style>
    <style:style style:name="P1592" style:family="paragraph" style:parent-style-name="Standard" style:list-style-name="L103">
      <style:paragraph-properties fo:line-height="100%"/>
      <style:text-properties officeooo:rsid="06440517" officeooo:paragraph-rsid="06440517"/>
    </style:style>
    <style:style style:name="P1593" style:family="paragraph" style:parent-style-name="Standard" style:list-style-name="L104">
      <style:paragraph-properties fo:line-height="100%"/>
      <style:text-properties officeooo:rsid="0646a7a3" officeooo:paragraph-rsid="0646a7a3"/>
    </style:style>
    <style:style style:name="P1594" style:family="paragraph" style:parent-style-name="Standard">
      <style:paragraph-properties fo:line-height="100%"/>
      <style:text-properties officeooo:rsid="065810b0" officeooo:paragraph-rsid="065810b0"/>
    </style:style>
    <style:style style:name="P1595" style:family="paragraph" style:parent-style-name="Standard" style:list-style-name="L105">
      <style:paragraph-properties fo:line-height="100%"/>
      <style:text-properties officeooo:rsid="065810b0" officeooo:paragraph-rsid="065810b0"/>
    </style:style>
    <style:style style:name="P1596" style:family="paragraph" style:parent-style-name="Standard">
      <style:paragraph-properties fo:line-height="150%"/>
      <style:text-properties officeooo:rsid="065810b0" officeooo:paragraph-rsid="065810b0"/>
    </style:style>
    <style:style style:name="P1597" style:family="paragraph" style:parent-style-name="Standard">
      <style:paragraph-properties fo:line-height="100%"/>
      <style:text-properties officeooo:rsid="065a8043" officeooo:paragraph-rsid="065a8043"/>
    </style:style>
    <style:style style:name="P1598" style:family="paragraph" style:parent-style-name="Standard">
      <style:paragraph-properties fo:line-height="150%" fo:break-before="page"/>
      <style:text-properties officeooo:paragraph-rsid="066899d7"/>
    </style:style>
    <style:style style:name="P1599" style:family="paragraph" style:parent-style-name="Standard">
      <style:paragraph-properties fo:line-height="150%" fo:break-before="page"/>
      <style:text-properties officeooo:paragraph-rsid="066d2ed4"/>
    </style:style>
    <style:style style:name="P1600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460fc" officeooo:paragraph-rsid="03ec3a95"/>
    </style:style>
    <style:style style:name="P1601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52c7f" officeooo:paragraph-rsid="03ec3a95"/>
    </style:style>
    <style:style style:name="P1602" style:family="paragraph" style:parent-style-name="Table_20_Contents" style:list-style-name="L62">
      <style:paragraph-properties fo:line-height="100%" fo:text-align="start" style:justify-single-word="false"/>
      <style:text-properties officeooo:paragraph-rsid="03ec3a95"/>
    </style:style>
    <style:style style:name="P1603" style:family="paragraph" style:parent-style-name="Table_20_Contents" style:list-style-name="L62">
      <style:paragraph-properties fo:line-height="100%" fo:text-align="start" style:justify-single-word="false"/>
      <style:text-properties fo:font-weight="normal" officeooo:rsid="03cb2c07" officeooo:paragraph-rsid="03ec3a95" style:font-weight-asian="normal" style:font-weight-complex="normal"/>
    </style:style>
    <style:style style:name="P1604" style:family="paragraph" style:parent-style-name="Table_20_Contents">
      <style:text-properties officeooo:rsid="066d2ed4" officeooo:paragraph-rsid="066d2ed4"/>
    </style:style>
    <style:style style:name="P1605" style:family="paragraph" style:parent-style-name="Table_20_Contents">
      <style:text-properties officeooo:paragraph-rsid="066d2ed4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1e90ff" style:text-underline-style="none" fo:font-weight="normal" style:font-weight-asian="normal" style:font-weight-complex="normal"/>
    </style:style>
    <style:style style:name="T7" style:family="text">
      <style:text-properties fo:color="#1e90ff" officeooo:rsid="0325ad60"/>
    </style:style>
    <style:style style:name="T8" style:family="text">
      <style:text-properties fo:color="#228b22"/>
    </style:style>
    <style:style style:name="T9" style:family="text">
      <style:text-properties fo:color="#228b22" fo:font-style="italic" style:font-style-asian="italic" style:font-style-complex="italic"/>
    </style:style>
    <style:style style:name="T10" style:family="text">
      <style:text-properties fo:color="#ff00ff"/>
    </style:style>
    <style:style style:name="T11" style:family="text">
      <style:text-properties fo:color="#ff00ff" fo:font-style="italic" style:font-style-asian="italic" style:font-style-complex="italic"/>
    </style:style>
    <style:style style:name="T12" style:family="text">
      <style:text-properties fo:color="#ff00ff" officeooo:rsid="03886cf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color="#ff0000" fo:font-weight="normal" style:font-weight-asian="normal" style:font-weight-complex="normal"/>
    </style:style>
    <style:style style:name="T18" style:family="text">
      <style:text-properties fo:color="#ff0000" fo:font-weight="normal" officeooo:rsid="038e531a" style:font-weight-asian="normal" style:font-weight-complex="normal"/>
    </style:style>
    <style:style style:name="T19" style:family="text">
      <style:text-properties fo:color="#ff0000" fo:font-weight="normal" officeooo:rsid="03a31e81" style:font-weight-asian="normal" style:font-weight-complex="normal"/>
    </style:style>
    <style:style style:name="T20" style:family="text">
      <style:text-properties fo:color="#ff0000" fo:font-weight="normal" officeooo:rsid="042824b8" style:font-weight-asian="normal" style:font-weight-complex="normal"/>
    </style:style>
    <style:style style:name="T21" style:family="text">
      <style:text-properties fo:color="#ff0000" officeooo:rsid="03886cfc"/>
    </style:style>
    <style:style style:name="T22" style:family="text">
      <style:text-properties officeooo:rsid="0012a0dc"/>
    </style:style>
    <style:style style:name="T23" style:family="text">
      <style:text-properties fo:color="#0000ff"/>
    </style:style>
    <style:style style:name="T24" style:family="text">
      <style:text-properties fo:color="#0000ff" officeooo:rsid="0011b025"/>
    </style:style>
    <style:style style:name="T25" style:family="text">
      <style:text-properties fo:color="#0000ff" officeooo:rsid="0012a0dc"/>
    </style:style>
    <style:style style:name="T26" style:family="text">
      <style:text-properties fo:color="#0000ff" fo:font-style="italic" style:font-style-asian="italic" style:font-style-complex="italic"/>
    </style:style>
    <style:style style:name="T27" style:family="tex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color="#0000ff" style:text-line-through-style="none" style:text-line-through-type="none" fo:font-style="italic" style:text-underline-style="none" officeooo:rsid="00367935" style:font-style-asian="italic" style:font-style-complex="italic"/>
    </style:style>
    <style:style style:name="T30" style:family="text">
      <style:text-properties fo:color="#0000ff" style:text-line-through-style="none" style:text-line-through-type="none" fo:font-style="italic" style:text-underline-style="none" fo:font-weight="normal" officeooo:rsid="00367935" style:font-style-asian="italic" style:font-weight-asian="normal" style:font-style-complex="italic" style:font-weight-complex="normal"/>
    </style:style>
    <style:style style:name="T31" style:family="text">
      <style:text-properties fo:color="#0000ff" style:text-line-through-style="none" style:text-line-through-type="none" style:text-underline-style="none" fo:font-weight="normal" style:font-weight-asian="normal" style:font-weight-complex="normal"/>
    </style:style>
    <style:style style:name="T32" style:family="text">
      <style:text-properties fo:color="#0000ff" style:text-underline-style="none" fo:font-weight="normal" style:font-weight-asian="normal" style:font-weight-complex="normal"/>
    </style:style>
    <style:style style:name="T33" style:family="text">
      <style:text-properties fo:color="#0000ff" style:text-underline-style="none" fo:font-weight="normal" officeooo:rsid="03182d82" style:font-weight-asian="normal" style:font-weight-complex="normal"/>
    </style:style>
    <style:style style:name="T34" style:family="text">
      <style:text-properties fo:color="#0000ff" officeooo:rsid="03153caa"/>
    </style:style>
    <style:style style:name="T35" style:family="text">
      <style:text-properties fo:color="#0000ff" officeooo:rsid="03429aa5"/>
    </style:style>
    <style:style style:name="T36" style:family="text">
      <style:text-properties fo:color="#0000ff" fo:font-weight="normal" style:font-weight-asian="normal" style:font-weight-complex="normal"/>
    </style:style>
    <style:style style:name="T37" style:family="text">
      <style:text-properties fo:color="#0000ff" officeooo:rsid="03886cfc"/>
    </style:style>
    <style:style style:name="T38" style:family="text">
      <style:text-properties fo:color="#8b4513"/>
    </style:style>
    <style:style style:name="T39" style:family="text">
      <style:text-properties fo:color="#8b4513" fo:font-style="normal" style:text-underline-style="none" fo:font-weight="normal" style:font-style-asian="normal" style:font-weight-asian="normal" style:font-style-complex="normal" style:font-weight-complex="normal"/>
    </style:style>
    <style:style style:name="T40" style:family="text">
      <style:text-properties fo:color="#8b4513" fo:font-style="normal" style:text-underline-style="none" fo:font-weight="normal" officeooo:rsid="0299e0bf" style:font-style-asian="normal" style:font-weight-asian="normal" style:font-style-complex="normal" style:font-weight-complex="normal"/>
    </style:style>
    <style:style style:name="T41" style:family="text">
      <style:text-properties style:use-window-font-color="true"/>
    </style:style>
    <style:style style:name="T42" style:family="text">
      <style:text-properties style:use-window-font-color="true" officeooo:rsid="0013268f"/>
    </style:style>
    <style:style style:name="T43" style:family="text">
      <style:text-properties style:use-window-font-color="true" officeooo:rsid="0044d7a4"/>
    </style:style>
    <style:style style:name="T44" style:family="text">
      <style:text-properties style:use-window-font-color="true" style:text-underline-style="none"/>
    </style:style>
    <style:style style:name="T45" style:family="text">
      <style:text-properties style:use-window-font-color="true" style:text-underline-style="none" fo:font-weight="normal" style:font-weight-asian="normal" style:font-weight-complex="normal"/>
    </style:style>
    <style:style style:name="T46" style:family="text">
      <style:text-properties style:use-window-font-color="true" style:text-underline-style="none" fo:font-weight="normal" officeooo:rsid="02778926" style:font-weight-asian="normal" style:font-weight-complex="normal"/>
    </style:style>
    <style:style style:name="T47" style:family="text">
      <style:text-properties style:use-window-font-color="true" style:text-underline-style="none" fo:font-weight="normal" officeooo:rsid="00205d85" style:font-weight-asian="normal" style:font-weight-complex="normal"/>
    </style:style>
    <style:style style:name="T48" style:family="text">
      <style:text-properties style:use-window-font-color="true" style:text-underline-style="none" fo:font-weight="normal" officeooo:rsid="0279658f" style:font-weight-asian="normal" style:font-weight-complex="normal"/>
    </style:style>
    <style:style style:name="T49" style:family="text">
      <style:text-properties style:use-window-font-color="true" style:text-underline-style="none" fo:font-weight="normal" officeooo:rsid="027a74ed" style:font-weight-asian="normal" style:font-weight-complex="normal"/>
    </style:style>
    <style:style style:name="T50" style:family="text">
      <style:text-properties style:use-window-font-color="true" style:text-underline-style="none" fo:font-weight="normal" officeooo:rsid="027b57d1" style:font-weight-asian="normal" style:font-weight-complex="normal"/>
    </style:style>
    <style:style style:name="T51" style:family="text">
      <style:text-properties style:use-window-font-color="true" style:text-underline-style="none" fo:font-weight="normal" officeooo:rsid="0288fb00" style:font-weight-asian="normal" style:font-weight-complex="normal"/>
    </style:style>
    <style:style style:name="T52" style:family="text">
      <style:text-properties style:use-window-font-color="true" style:text-underline-style="none" fo:font-weight="normal" officeooo:rsid="0298bb03" style:font-weight-asian="normal" style:font-weight-complex="normal"/>
    </style:style>
    <style:style style:name="T53" style:family="text">
      <style:text-properties style:use-window-font-color="true" style:text-underline-style="none" fo:font-weight="normal" officeooo:rsid="02fac9ce" style:font-weight-asian="normal" style:font-weight-complex="normal"/>
    </style:style>
    <style:style style:name="T54" style:family="text">
      <style:text-properties style:use-window-font-color="true" style:text-underline-style="none" fo:font-weight="normal" officeooo:rsid="02d8a10d" style:font-weight-asian="normal" style:font-weight-complex="normal"/>
    </style:style>
    <style:style style:name="T55" style:family="text">
      <style:text-properties style:use-window-font-color="true" style:text-underline-style="none" fo:font-weight="normal" officeooo:rsid="02d6af62" style:font-weight-asian="normal" style:font-weight-complex="normal"/>
    </style:style>
    <style:style style:name="T56" style:family="text">
      <style:text-properties style:use-window-font-color="true" style:text-underline-style="none" fo:font-weight="normal" officeooo:rsid="02e4de36" style:font-weight-asian="normal" style:font-weight-complex="normal"/>
    </style:style>
    <style:style style:name="T57" style:family="text">
      <style:text-properties style:use-window-font-color="true" style:text-underline-style="none" fo:font-weight="normal" officeooo:rsid="02eac01d" style:font-weight-asian="normal" style:font-weight-complex="normal"/>
    </style:style>
    <style:style style:name="T58" style:family="text">
      <style:text-properties style:use-window-font-color="true" style:text-underline-style="none" fo:font-weight="normal" officeooo:rsid="02eb27fd" style:font-weight-asian="normal" style:font-weight-complex="normal"/>
    </style:style>
    <style:style style:name="T59" style:family="text">
      <style:text-properties style:use-window-font-color="true" style:text-underline-style="none" fo:font-weight="normal" officeooo:rsid="02eabaea" style:font-weight-asian="normal" style:font-weight-complex="normal"/>
    </style:style>
    <style:style style:name="T60" style:family="text">
      <style:text-properties style:use-window-font-color="true" style:text-underline-style="none" fo:font-weight="normal" officeooo:rsid="03182d82" style:font-weight-asian="normal" style:font-weight-complex="normal"/>
    </style:style>
    <style:style style:name="T61" style:family="text">
      <style:text-properties style:use-window-font-color="true" style:text-underline-style="none" fo:font-weight="normal" officeooo:rsid="0333fca8" style:font-weight-asian="normal" style:font-weight-complex="normal"/>
    </style:style>
    <style:style style:name="T62" style:family="text">
      <style:text-properties style:use-window-font-color="true" style:text-underline-style="none" fo:font-weight="normal" officeooo:rsid="033f17a3" style:font-weight-asian="normal" style:font-weight-complex="normal"/>
    </style:style>
    <style:style style:name="T63" style:family="text">
      <style:text-properties style:use-window-font-color="true" style:text-underline-style="none" fo:font-weight="normal" officeooo:rsid="031857c7" style:font-weight-asian="normal" style:font-weight-complex="normal"/>
    </style:style>
    <style:style style:name="T64" style:family="text">
      <style:text-properties style:use-window-font-color="true" style:text-underline-style="none" fo:font-weight="bold" style:font-weight-asian="bold" style:font-weight-complex="bold"/>
    </style:style>
    <style:style style:name="T65" style:family="text">
      <style:text-properties style:use-window-font-color="true" style:text-underline-style="none" fo:font-weight="bold" officeooo:rsid="03182d82" style:font-weight-asian="bold" style:font-weight-complex="bold"/>
    </style:style>
    <style:style style:name="T66" style:family="text">
      <style:text-properties style:use-window-font-color="true" style:text-underline-style="none" officeooo:rsid="031fc4b1"/>
    </style:style>
    <style:style style:name="T67" style:family="text">
      <style:text-properties style:use-window-font-color="true" style:text-underline-style="none" officeooo:rsid="0297c923"/>
    </style:style>
    <style:style style:name="T68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69" style:family="text">
      <style:text-properties style:use-window-font-color="true" fo:font-style="italic" style:text-underline-style="none" fo:font-weight="normal" officeooo:rsid="00d2fc06" style:font-style-asian="italic" style:font-weight-asian="normal" style:font-style-complex="italic" style:font-weight-complex="normal"/>
    </style:style>
    <style:style style:name="T70" style:family="text">
      <style:text-properties style:use-window-font-color="true"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71" style:family="text">
      <style:text-properties style:use-window-font-color="true" fo:font-style="italic" style:text-underline-style="none" fo:font-weight="normal" officeooo:rsid="024dc20c" style:font-style-asian="italic" style:font-weight-asian="normal" style:font-style-complex="italic" style:font-weight-complex="normal"/>
    </style:style>
    <style:style style:name="T72" style:family="text">
      <style:text-properties style:use-window-font-color="true" fo:font-style="italic" style:text-underline-style="none" fo:font-weight="normal" officeooo:rsid="024d9b01" style:font-style-asian="italic" style:font-weight-asian="normal" style:font-style-complex="italic" style:font-weight-complex="normal"/>
    </style:style>
    <style:style style:name="T73" style:family="text">
      <style:text-properties style:use-window-font-color="true" fo:font-style="italic" style:text-underline-style="none" fo:font-weight="normal" officeooo:rsid="024e837a" style:font-style-asian="italic" style:font-weight-asian="normal" style:font-style-complex="italic" style:font-weight-complex="normal"/>
    </style:style>
    <style:style style:name="T74" style:family="text">
      <style:text-properties style:use-window-font-color="true"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75" style:family="text">
      <style:text-properties style:use-window-font-color="true" fo:font-style="italic" style:text-underline-style="none" fo:font-weight="normal" officeooo:rsid="0279658f" style:font-style-asian="italic" style:font-weight-asian="normal" style:font-style-complex="italic" style:font-weight-complex="normal"/>
    </style:style>
    <style:style style:name="T76" style:family="text">
      <style:text-properties style:use-window-font-color="true" fo:font-style="italic" style:text-underline-style="none" fo:font-weight="normal" officeooo:rsid="02778926" style:font-style-asian="italic" style:font-weight-asian="normal" style:font-style-complex="italic" style:font-weight-complex="normal"/>
    </style:style>
    <style:style style:name="T77" style:family="text">
      <style:text-properties style:use-window-font-color="true" fo:font-style="italic" style:text-underline-style="none" fo:font-weight="normal" officeooo:rsid="028add40" style:font-style-asian="italic" style:font-weight-asian="normal" style:font-style-complex="italic" style:font-weight-complex="normal"/>
    </style:style>
    <style:style style:name="T78" style:family="text">
      <style:text-properties style:use-window-font-color="true" fo:font-style="italic" style:text-underline-style="none" fo:font-weight="normal" officeooo:rsid="02939b7b" style:font-style-asian="italic" style:font-weight-asian="normal" style:font-style-complex="italic" style:font-weight-complex="normal"/>
    </style:style>
    <style:style style:name="T79" style:family="text">
      <style:text-properties style:use-window-font-color="true" fo:font-style="italic" style:text-underline-style="none" fo:font-weight="normal" officeooo:rsid="029612c8" style:font-style-asian="italic" style:font-weight-asian="normal" style:font-style-complex="italic" style:font-weight-complex="normal"/>
    </style:style>
    <style:style style:name="T80" style:family="text">
      <style:text-properties style:use-window-font-color="true" fo:font-style="italic" style:text-underline-style="none" fo:font-weight="normal" officeooo:rsid="0297c923" style:font-style-asian="italic" style:font-weight-asian="normal" style:font-style-complex="italic" style:font-weight-complex="normal"/>
    </style:style>
    <style:style style:name="T81" style:family="text">
      <style:text-properties style:use-window-font-color="true" fo:font-style="italic" style:text-underline-style="none" fo:font-weight="normal" officeooo:rsid="0298bb03" style:font-style-asian="italic" style:font-weight-asian="normal" style:font-style-complex="italic" style:font-weight-complex="normal"/>
    </style:style>
    <style:style style:name="T82" style:family="text">
      <style:text-properties style:use-window-font-color="true" fo:font-style="italic" style:text-underline-style="none" fo:font-weight="normal" officeooo:rsid="02a76374" style:font-style-asian="italic" style:font-weight-asian="normal" style:font-style-complex="italic" style:font-weight-complex="normal"/>
    </style:style>
    <style:style style:name="T83" style:family="text">
      <style:text-properties style:use-window-font-color="true" fo:font-style="italic" style:text-underline-style="none" fo:font-weight="normal" officeooo:rsid="02d5eaee" style:font-style-asian="italic" style:font-weight-asian="normal" style:font-style-complex="italic" style:font-weight-complex="normal"/>
    </style:style>
    <style:style style:name="T84" style:family="text">
      <style:text-properties style:use-window-font-color="true" fo:font-style="italic" style:text-underline-style="none" fo:font-weight="normal" officeooo:rsid="02d8a10d" style:font-style-asian="italic" style:font-weight-asian="normal" style:font-style-complex="italic" style:font-weight-complex="normal"/>
    </style:style>
    <style:style style:name="T85" style:family="text">
      <style:text-properties style:use-window-font-color="true" fo:font-style="italic" style:text-underline-style="none" fo:font-weight="normal" officeooo:rsid="02f8c777" style:font-style-asian="italic" style:font-weight-asian="normal" style:font-style-complex="italic" style:font-weight-complex="normal"/>
    </style:style>
    <style:style style:name="T86" style:family="text">
      <style:text-properties style:use-window-font-color="true" fo:font-style="italic" style:text-underline-style="none" fo:font-weight="normal" officeooo:rsid="03040c1c" style:font-style-asian="italic" style:font-weight-asian="normal" style:font-style-complex="italic" style:font-weight-complex="normal"/>
    </style:style>
    <style:style style:name="T87" style:family="text">
      <style:text-properties style:use-window-font-color="true" fo:font-style="italic" style:text-underline-style="none" fo:font-weight="normal" officeooo:rsid="02d98b08" style:font-style-asian="italic" style:font-weight-asian="normal" style:font-style-complex="italic" style:font-weight-complex="normal"/>
    </style:style>
    <style:style style:name="T88" style:family="text">
      <style:text-properties style:use-window-font-color="true" fo:font-style="italic" style:text-underline-style="none" fo:font-weight="normal" officeooo:rsid="02da5175" style:font-style-asian="italic" style:font-weight-asian="normal" style:font-style-complex="italic" style:font-weight-complex="normal"/>
    </style:style>
    <style:style style:name="T89" style:family="text">
      <style:text-properties style:use-window-font-color="true" fo:font-style="italic" style:text-underline-style="none" fo:font-weight="normal" officeooo:rsid="02df5c92" style:font-style-asian="italic" style:font-weight-asian="normal" style:font-style-complex="italic" style:font-weight-complex="normal"/>
    </style:style>
    <style:style style:name="T90" style:family="text">
      <style:text-properties style:use-window-font-color="true" fo:font-style="italic" style:text-underline-style="none" fo:font-weight="normal" officeooo:rsid="02e4f960" style:font-style-asian="italic" style:font-weight-asian="normal" style:font-style-complex="italic" style:font-weight-complex="normal"/>
    </style:style>
    <style:style style:name="T91" style:family="text">
      <style:text-properties style:use-window-font-color="true" fo:font-style="italic" style:text-underline-style="none" fo:font-weight="normal" officeooo:rsid="02eb27fd" style:font-style-asian="italic" style:font-weight-asian="normal" style:font-style-complex="italic" style:font-weight-complex="normal"/>
    </style:style>
    <style:style style:name="T92" style:family="text">
      <style:text-properties style:use-window-font-color="true" fo:font-style="italic" style:text-underline-style="none" fo:font-weight="normal" officeooo:rsid="0325991c" style:font-style-asian="italic" style:font-weight-asian="normal" style:font-style-complex="italic" style:font-weight-complex="normal"/>
    </style:style>
    <style:style style:name="T93" style:family="text">
      <style:text-properties style:use-window-font-color="true" fo:font-style="italic" style:text-underline-style="none" fo:font-weight="normal" officeooo:rsid="031fc4b1" style:font-style-asian="italic" style:font-weight-asian="normal" style:font-style-complex="italic" style:font-weight-complex="normal"/>
    </style:style>
    <style:style style:name="T94" style:family="text">
      <style:text-properties style:use-window-font-color="true" fo:font-style="italic" style:text-underline-style="none" fo:font-weight="normal" officeooo:rsid="033019a7" style:font-style-asian="italic" style:font-weight-asian="normal" style:font-style-complex="italic" style:font-weight-complex="normal"/>
    </style:style>
    <style:style style:name="T95" style:family="text">
      <style:text-properties style:use-window-font-color="tru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96" style:family="text">
      <style:text-properties style:use-window-font-color="true" fo:font-style="italic" style:text-underline-style="none" fo:font-weight="normal" officeooo:rsid="0400a6e4" style:font-style-asian="italic" style:font-weight-asian="normal" style:font-style-complex="italic" style:font-weight-complex="normal"/>
    </style:style>
    <style:style style:name="T97" style:family="text">
      <style:text-properties style:use-window-font-color="true" fo:font-style="italic" style:text-underline-style="none" fo:font-weight="normal" officeooo:rsid="0401b2d1" style:font-style-asian="italic" style:font-weight-asian="normal" style:font-style-complex="italic" style:font-weight-complex="normal"/>
    </style:style>
    <style:style style:name="T98" style:family="text">
      <style:text-properties style:use-window-font-color="true" fo:font-style="italic" style:text-underline-style="none" fo:font-weight="normal" officeooo:rsid="031857c7" style:font-style-asian="italic" style:font-weight-asian="normal" style:font-style-complex="italic" style:font-weight-complex="normal"/>
    </style:style>
    <style:style style:name="T99" style:family="text">
      <style:text-properties style:use-window-font-color="true" fo:font-style="italic" style:text-underline-style="none" style:font-style-asian="italic" style:font-style-complex="italic"/>
    </style:style>
    <style:style style:name="T100" style:family="text">
      <style:text-properties style:use-window-font-color="true" fo:font-style="italic" style:text-underline-style="none" officeooo:rsid="006c1d47" style:font-style-asian="italic" style:font-style-complex="italic"/>
    </style:style>
    <style:style style:name="T101" style:family="text">
      <style:text-properties style:use-window-font-color="true" fo:font-style="italic" style:text-underline-style="none" officeooo:rsid="006df692" style:font-style-asian="italic" style:font-style-complex="italic"/>
    </style:style>
    <style:style style:name="T102" style:family="text">
      <style:text-properties style:use-window-font-color="true" fo:font-style="italic" style:text-underline-style="none" officeooo:rsid="00e4290b" style:font-style-asian="italic" style:font-style-complex="italic"/>
    </style:style>
    <style:style style:name="T103" style:family="text">
      <style:text-properties style:use-window-font-color="true" fo:font-style="italic" style:text-underline-style="none" fo:font-weight="bold" officeooo:rsid="0297c923" style:font-style-asian="italic" style:font-weight-asian="bold" style:font-style-complex="italic" style:font-weight-complex="bold"/>
    </style:style>
    <style:style style:name="T104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105" style:family="text">
      <style:text-properties style:use-window-font-color="true" fo:font-style="italic" fo:font-weight="normal" officeooo:rsid="016860b9" style:font-style-asian="italic" style:font-weight-asian="normal" style:font-style-complex="italic" style:font-weight-complex="normal"/>
    </style:style>
    <style:style style:name="T106" style:family="text">
      <style:text-properties style:use-window-font-color="true" fo:font-style="italic" fo:font-weight="normal" officeooo:rsid="016d2800" style:font-style-asian="italic" style:font-weight-asian="normal" style:font-style-complex="italic" style:font-weight-complex="normal"/>
    </style:style>
    <style:style style:name="T107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108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109" style:family="text">
      <style:text-properties style:use-window-font-color="true" fo:font-style="italic" fo:font-weight="normal" officeooo:rsid="01a980e0" style:font-style-asian="italic" style:font-weight-asian="normal" style:font-style-complex="italic" style:font-weight-complex="normal"/>
    </style:style>
    <style:style style:name="T110" style:family="text">
      <style:text-properties style:use-window-font-color="true" fo:font-style="italic" fo:font-weight="normal" officeooo:rsid="01aaba73" style:font-style-asian="italic" style:font-weight-asian="normal" style:font-style-complex="italic" style:font-weight-complex="normal"/>
    </style:style>
    <style:style style:name="T111" style:family="text">
      <style:text-properties style:use-window-font-color="true" fo:font-style="italic" fo:font-weight="normal" officeooo:rsid="01c78055" style:font-style-asian="italic" style:font-weight-asian="normal" style:font-style-complex="italic" style:font-weight-complex="normal"/>
    </style:style>
    <style:style style:name="T112" style:family="text">
      <style:text-properties style:use-window-font-color="true" fo:font-style="italic" fo:font-weight="normal" officeooo:rsid="01c1277a" style:font-style-asian="italic" style:font-weight-asian="normal" style:font-style-complex="italic" style:font-weight-complex="normal"/>
    </style:style>
    <style:style style:name="T113" style:family="text">
      <style:text-properties style:use-window-font-color="true" fo:font-style="italic" fo:font-weight="normal" officeooo:rsid="01cb0c6f" style:font-style-asian="italic" style:font-weight-asian="normal" style:font-style-complex="italic" style:font-weight-complex="normal"/>
    </style:style>
    <style:style style:name="T114" style:family="text">
      <style:text-properties style:use-window-font-color="true" fo:font-style="italic" fo:font-weight="normal" officeooo:rsid="01cd0839" style:font-style-asian="italic" style:font-weight-asian="normal" style:font-style-complex="italic" style:font-weight-complex="normal"/>
    </style:style>
    <style:style style:name="T115" style:family="text">
      <style:text-properties style:use-window-font-color="true" fo:font-style="italic" fo:font-weight="normal" officeooo:rsid="01c922b5" style:font-style-asian="italic" style:font-weight-asian="normal" style:font-style-complex="italic" style:font-weight-complex="normal"/>
    </style:style>
    <style:style style:name="T116" style:family="text">
      <style:text-properties style:use-window-font-color="true" fo:font-style="italic" fo:font-weight="normal" officeooo:rsid="01d12e3e" style:font-style-asian="italic" style:font-weight-asian="normal" style:font-style-complex="italic" style:font-weight-complex="normal"/>
    </style:style>
    <style:style style:name="T117" style:family="text">
      <style:text-properties style:use-window-font-color="true" fo:font-style="italic" fo:font-weight="normal" officeooo:rsid="01e2b86d" style:font-style-asian="italic" style:font-weight-asian="normal" style:font-style-complex="italic" style:font-weight-complex="normal"/>
    </style:style>
    <style:style style:name="T118" style:family="text">
      <style:text-properties style:use-window-font-color="true" fo:font-style="italic" fo:font-weight="normal" officeooo:rsid="01e504ba" style:font-style-asian="italic" style:font-weight-asian="normal" style:font-style-complex="italic" style:font-weight-complex="normal"/>
    </style:style>
    <style:style style:name="T119" style:family="text">
      <style:text-properties style:use-window-font-color="true" fo:font-style="italic" fo:font-weight="normal" officeooo:rsid="01e6ae7d" style:font-style-asian="italic" style:font-weight-asian="normal" style:font-style-complex="italic" style:font-weight-complex="normal"/>
    </style:style>
    <style:style style:name="T120" style:family="text">
      <style:text-properties style:use-window-font-color="true" fo:font-style="italic" fo:font-weight="normal" officeooo:rsid="01ec8e18" style:font-style-asian="italic" style:font-weight-asian="normal" style:font-style-complex="italic" style:font-weight-complex="normal"/>
    </style:style>
    <style:style style:name="T121" style:family="text">
      <style:text-properties style:use-window-font-color="true" fo:font-style="italic" fo:font-weight="normal" officeooo:rsid="01f79ca2" style:font-style-asian="italic" style:font-weight-asian="normal" style:font-style-complex="italic" style:font-weight-complex="normal"/>
    </style:style>
    <style:style style:name="T122" style:family="text">
      <style:text-properties style:use-window-font-color="true" fo:font-style="italic" fo:font-weight="normal" officeooo:rsid="01b08253" style:font-style-asian="italic" style:font-weight-asian="normal" style:font-style-complex="italic" style:font-weight-complex="normal"/>
    </style:style>
    <style:style style:name="T123" style:family="text">
      <style:text-properties style:use-window-font-color="true" fo:font-style="italic" fo:font-weight="normal" officeooo:rsid="01d66413" style:font-style-asian="italic" style:font-weight-asian="normal" style:font-style-complex="italic" style:font-weight-complex="normal"/>
    </style:style>
    <style:style style:name="T124" style:family="text">
      <style:text-properties style:use-window-font-color="true" fo:font-style="italic" fo:font-weight="normal" officeooo:rsid="0212a48a" style:font-style-asian="italic" style:font-weight-asian="normal" style:font-style-complex="italic" style:font-weight-complex="normal"/>
    </style:style>
    <style:style style:name="T125" style:family="text">
      <style:text-properties style:use-window-font-color="true" fo:font-style="italic" fo:font-weight="normal" officeooo:rsid="01ba56c5" style:font-style-asian="italic" style:font-weight-asian="normal" style:font-style-complex="italic" style:font-weight-complex="normal"/>
    </style:style>
    <style:style style:name="T126" style:family="text">
      <style:text-properties style:use-window-font-color="true" fo:font-style="italic" fo:font-weight="normal" officeooo:rsid="01e5182b" style:font-style-asian="italic" style:font-weight-asian="normal" style:font-style-complex="italic" style:font-weight-complex="normal"/>
    </style:style>
    <style:style style:name="T127" style:family="text">
      <style:text-properties style:use-window-font-color="true" fo:font-style="italic" fo:font-weight="normal" officeooo:rsid="02212dc0" style:font-style-asian="italic" style:font-weight-asian="normal" style:font-style-complex="italic" style:font-weight-complex="normal"/>
    </style:style>
    <style:style style:name="T128" style:family="text">
      <style:text-properties style:use-window-font-color="true" fo:font-style="italic" fo:font-weight="normal" officeooo:rsid="0221c426" style:font-style-asian="italic" style:font-weight-asian="normal" style:font-style-complex="italic" style:font-weight-complex="normal"/>
    </style:style>
    <style:style style:name="T129" style:family="text">
      <style:text-properties style:use-window-font-color="true" fo:font-style="italic" fo:font-weight="normal" officeooo:rsid="022c7d02" style:font-style-asian="italic" style:font-weight-asian="normal" style:font-style-complex="italic" style:font-weight-complex="normal"/>
    </style:style>
    <style:style style:name="T130" style:family="text">
      <style:text-properties style:use-window-font-color="true" fo:font-style="italic" fo:font-weight="normal" officeooo:rsid="022ee1ec" style:font-style-asian="italic" style:font-weight-asian="normal" style:font-style-complex="italic" style:font-weight-complex="normal"/>
    </style:style>
    <style:style style:name="T131" style:family="text">
      <style:text-properties style:use-window-font-color="true" fo:font-style="italic" fo:font-weight="normal" officeooo:rsid="02442909" style:font-style-asian="italic" style:font-weight-asian="normal" style:font-style-complex="italic" style:font-weight-complex="normal"/>
    </style:style>
    <style:style style:name="T132" style:family="text">
      <style:text-properties style:use-window-font-color="true" fo:font-style="italic" fo:font-weight="normal" officeooo:rsid="024a633f" style:font-style-asian="italic" style:font-weight-asian="normal" style:font-style-complex="italic" style:font-weight-complex="normal"/>
    </style:style>
    <style:style style:name="T133" style:family="text">
      <style:text-properties style:use-window-font-color="true" fo:font-style="italic" fo:font-weight="normal" officeooo:rsid="024b41ab" style:font-style-asian="italic" style:font-weight-asian="normal" style:font-style-complex="italic" style:font-weight-complex="normal"/>
    </style:style>
    <style:style style:name="T134" style:family="text">
      <style:text-properties style:use-window-font-color="true" fo:font-style="italic" fo:font-weight="normal" officeooo:rsid="023e217a" style:font-style-asian="italic" style:font-weight-asian="normal" style:font-style-complex="italic" style:font-weight-complex="normal"/>
    </style:style>
    <style:style style:name="T135" style:family="text">
      <style:text-properties style:use-window-font-color="true" fo:font-style="italic" fo:font-weight="normal" officeooo:rsid="0242a7fb" style:font-style-asian="italic" style:font-weight-asian="normal" style:font-style-complex="italic" style:font-weight-complex="normal"/>
    </style:style>
    <style:style style:name="T136" style:family="text">
      <style:text-properties style:use-window-font-color="true" fo:font-style="italic" fo:font-weight="normal" officeooo:rsid="025fcc14" style:font-style-asian="italic" style:font-weight-asian="normal" style:font-style-complex="italic" style:font-weight-complex="normal"/>
    </style:style>
    <style:style style:name="T137" style:family="text">
      <style:text-properties style:use-window-font-color="true" fo:font-style="italic" fo:font-weight="normal" officeooo:rsid="02a565d7" style:font-style-asian="italic" style:font-weight-asian="normal" style:font-style-complex="italic" style:font-weight-complex="normal"/>
    </style:style>
    <style:style style:name="T138" style:family="text">
      <style:text-properties style:use-window-font-color="true" fo:font-style="italic" fo:font-weight="normal" officeooo:rsid="01a2dcc2" style:font-style-asian="italic" style:font-weight-asian="normal" style:font-style-complex="italic" style:font-weight-complex="normal"/>
    </style:style>
    <style:style style:name="T139" style:family="text">
      <style:text-properties style:use-window-font-color="true" fo:font-style="italic" fo:font-weight="normal" officeooo:rsid="01d80854" style:font-style-asian="italic" style:font-weight-asian="normal" style:font-style-complex="italic" style:font-weight-complex="normal"/>
    </style:style>
    <style:style style:name="T140" style:family="text">
      <style:text-properties style:use-window-font-color="true" fo:font-style="italic" fo:font-weight="normal" officeooo:rsid="01d87a11" style:font-style-asian="italic" style:font-weight-asian="normal" style:font-style-complex="italic" style:font-weight-complex="normal"/>
    </style:style>
    <style:style style:name="T141" style:family="text">
      <style:text-properties style:use-window-font-color="true" fo:font-style="italic" fo:font-weight="normal" officeooo:rsid="03076efa" style:font-style-asian="italic" style:font-weight-asian="normal" style:font-style-complex="italic" style:font-weight-complex="normal"/>
    </style:style>
    <style:style style:name="T142" style:family="text">
      <style:text-properties style:use-window-font-color="true" fo:font-style="italic" fo:font-weight="normal" officeooo:rsid="03886cfc" style:font-style-asian="italic" style:font-weight-asian="normal" style:font-style-complex="italic" style:font-weight-complex="normal"/>
    </style:style>
    <style:style style:name="T143" style:family="text">
      <style:text-properties style:use-window-font-color="true" fo:font-style="italic" fo:font-weight="normal" officeooo:rsid="0486c03e" style:font-style-asian="italic" style:font-weight-asian="normal" style:font-style-complex="italic" style:font-weight-complex="normal"/>
    </style:style>
    <style:style style:name="T144" style:family="text">
      <style:text-properties style:use-window-font-color="true" fo:font-style="italic" fo:font-weight="normal" officeooo:rsid="05cd3bc5" style:font-style-asian="italic" style:font-weight-asian="normal" style:font-style-complex="italic" style:font-weight-complex="normal"/>
    </style:style>
    <style:style style:name="T145" style:family="text">
      <style:text-properties style:use-window-font-color="true" fo:font-style="italic" style:font-style-asian="italic" style:font-style-complex="italic"/>
    </style:style>
    <style:style style:name="T146" style:family="text">
      <style:text-properties style:use-window-font-color="true" fo:font-style="italic" officeooo:rsid="016778b3" style:font-style-asian="italic" style:font-style-complex="italic"/>
    </style:style>
    <style:style style:name="T147" style:family="text">
      <style:text-properties style:use-window-font-color="true" fo:font-style="italic" officeooo:rsid="01e504ba" style:font-style-asian="italic" style:font-style-complex="italic"/>
    </style:style>
    <style:style style:name="T148" style:family="text">
      <style:text-properties style:use-window-font-color="true" fo:font-style="italic" officeooo:rsid="02ce8a1b" style:font-style-asian="italic" style:font-style-complex="italic"/>
    </style:style>
    <style:style style:name="T149" style:family="text">
      <style:text-properties style:use-window-font-color="true" fo:font-style="italic" fo:font-weight="bold" officeooo:rsid="01d9cd4e" style:font-style-asian="italic" style:font-weight-asian="bold" style:font-style-complex="italic" style:font-weight-complex="bold"/>
    </style:style>
    <style:style style:name="T150" style:family="text">
      <style:text-properties style:use-window-font-color="true" fo:font-style="italic" fo:font-weight="bold" officeooo:rsid="01a5296a" style:font-style-asian="italic" style:font-weight-asian="bold" style:font-style-complex="italic" style:font-weight-complex="bold"/>
    </style:style>
    <style:style style:name="T151" style:family="text">
      <style:text-properties style:use-window-font-color="true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52" style:family="text">
      <style:text-properties style:use-window-font-color="true" fo:font-style="italic" style:text-underline-style="solid" style:text-underline-width="auto" style:text-underline-color="font-color" fo:font-weight="normal" officeooo:rsid="0304fd19" style:font-style-asian="italic" style:font-weight-asian="normal" style:font-style-complex="italic" style:font-weight-complex="normal"/>
    </style:style>
    <style:style style:name="T153" style:family="text">
      <style:text-properties style:use-window-font-color="true" fo:font-style="italic" style:text-underline-style="solid" style:text-underline-width="auto" style:text-underline-color="font-color" fo:font-weight="normal" officeooo:rsid="031857c7" style:font-style-asian="italic" style:font-weight-asian="normal" style:font-style-complex="italic" style:font-weight-complex="normal"/>
    </style:style>
    <style:style style:name="T154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55" style:family="text">
      <style:text-properties style:use-window-font-color="true" fo:font-style="normal" fo:font-weight="normal" officeooo:rsid="016aa5ac" style:font-style-asian="normal" style:font-weight-asian="normal" style:font-style-complex="normal" style:font-weight-complex="normal"/>
    </style:style>
    <style:style style:name="T156" style:family="text">
      <style:text-properties style:use-window-font-color="true" fo:font-style="normal" fo:font-weight="normal" officeooo:rsid="016b9044" style:font-style-asian="normal" style:font-weight-asian="normal" style:font-style-complex="normal" style:font-weight-complex="normal"/>
    </style:style>
    <style:style style:name="T157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158" style:family="text">
      <style:text-properties style:use-window-font-color="true" fo:font-style="normal" fo:font-weight="normal" officeooo:rsid="016f0506" style:font-style-asian="normal" style:font-weight-asian="normal" style:font-style-complex="normal" style:font-weight-complex="normal"/>
    </style:style>
    <style:style style:name="T159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160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161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162" style:family="text">
      <style:text-properties style:use-window-font-color="true" fo:font-style="normal" fo:font-weight="normal" officeooo:rsid="017c42fc" style:font-style-asian="normal" style:font-weight-asian="normal" style:font-style-complex="normal" style:font-weight-complex="normal"/>
    </style:style>
    <style:style style:name="T163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164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165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166" style:family="text">
      <style:text-properties style:use-window-font-color="true" fo:font-style="normal" fo:font-weight="normal" officeooo:rsid="01a980e0" style:font-style-asian="normal" style:font-weight-asian="normal" style:font-style-complex="normal" style:font-weight-complex="normal"/>
    </style:style>
    <style:style style:name="T167" style:family="text">
      <style:text-properties style:use-window-font-color="true" fo:font-style="normal" fo:font-weight="normal" officeooo:rsid="01aaba73" style:font-style-asian="normal" style:font-weight-asian="normal" style:font-style-complex="normal" style:font-weight-complex="normal"/>
    </style:style>
    <style:style style:name="T168" style:family="text">
      <style:text-properties style:use-window-font-color="true" fo:font-style="normal" fo:font-weight="normal" officeooo:rsid="019e70b3" style:font-style-asian="normal" style:font-weight-asian="normal" style:font-style-complex="normal" style:font-weight-complex="normal"/>
    </style:style>
    <style:style style:name="T169" style:family="text">
      <style:text-properties style:use-window-font-color="true" fo:font-style="normal" fo:font-weight="normal" officeooo:rsid="01b08253" style:font-style-asian="normal" style:font-weight-asian="normal" style:font-style-complex="normal" style:font-weight-complex="normal"/>
    </style:style>
    <style:style style:name="T170" style:family="text">
      <style:text-properties style:use-window-font-color="true" fo:font-style="normal" fo:font-weight="normal" officeooo:rsid="01b5c969" style:font-style-asian="normal" style:font-weight-asian="normal" style:font-style-complex="normal" style:font-weight-complex="normal"/>
    </style:style>
    <style:style style:name="T171" style:family="text">
      <style:text-properties style:use-window-font-color="true" fo:font-style="normal" fo:font-weight="normal" officeooo:rsid="01c3ec8a" style:font-style-asian="normal" style:font-weight-asian="normal" style:font-style-complex="normal" style:font-weight-complex="normal"/>
    </style:style>
    <style:style style:name="T172" style:family="text">
      <style:text-properties style:use-window-font-color="true" fo:font-style="normal" fo:font-weight="normal" officeooo:rsid="01c64853" style:font-style-asian="normal" style:font-weight-asian="normal" style:font-style-complex="normal" style:font-weight-complex="normal"/>
    </style:style>
    <style:style style:name="T173" style:family="text">
      <style:text-properties style:use-window-font-color="true" fo:font-style="normal" fo:font-weight="normal" officeooo:rsid="01c922b5" style:font-style-asian="normal" style:font-weight-asian="normal" style:font-style-complex="normal" style:font-weight-complex="normal"/>
    </style:style>
    <style:style style:name="T174" style:family="text">
      <style:text-properties style:use-window-font-color="true" fo:font-style="normal" fo:font-weight="normal" officeooo:rsid="01cb0c6f" style:font-style-asian="normal" style:font-weight-asian="normal" style:font-style-complex="normal" style:font-weight-complex="normal"/>
    </style:style>
    <style:style style:name="T175" style:family="text">
      <style:text-properties style:use-window-font-color="true" fo:font-style="normal" fo:font-weight="normal" officeooo:rsid="01d3aa7e" style:font-style-asian="normal" style:font-weight-asian="normal" style:font-style-complex="normal" style:font-weight-complex="normal"/>
    </style:style>
    <style:style style:name="T176" style:family="text">
      <style:text-properties style:use-window-font-color="true" fo:font-style="normal" fo:font-weight="normal" officeooo:rsid="01d80854" style:font-style-asian="normal" style:font-weight-asian="normal" style:font-style-complex="normal" style:font-weight-complex="normal"/>
    </style:style>
    <style:style style:name="T177" style:family="text">
      <style:text-properties style:use-window-font-color="true" fo:font-style="normal" fo:font-weight="normal" officeooo:rsid="01d66413" style:font-style-asian="normal" style:font-weight-asian="normal" style:font-style-complex="normal" style:font-weight-complex="normal"/>
    </style:style>
    <style:style style:name="T178" style:family="text">
      <style:text-properties style:use-window-font-color="true" fo:font-style="normal" fo:font-weight="normal" officeooo:rsid="018f87af" style:font-style-asian="normal" style:font-weight-asian="normal" style:font-style-complex="normal" style:font-weight-complex="normal"/>
    </style:style>
    <style:style style:name="T179" style:family="text">
      <style:text-properties style:use-window-font-color="true" fo:font-style="normal" fo:font-weight="normal" officeooo:rsid="01d522fe" style:font-style-asian="normal" style:font-weight-asian="normal" style:font-style-complex="normal" style:font-weight-complex="normal"/>
    </style:style>
    <style:style style:name="T180" style:family="text">
      <style:text-properties style:use-window-font-color="true" fo:font-style="normal" fo:font-weight="normal" officeooo:rsid="01df8731" style:font-style-asian="normal" style:font-weight-asian="normal" style:font-style-complex="normal" style:font-weight-complex="normal"/>
    </style:style>
    <style:style style:name="T181" style:family="text">
      <style:text-properties style:use-window-font-color="true" fo:font-style="normal" fo:font-weight="normal" officeooo:rsid="01e2b86d" style:font-style-asian="normal" style:font-weight-asian="normal" style:font-style-complex="normal" style:font-weight-complex="normal"/>
    </style:style>
    <style:style style:name="T182" style:family="text">
      <style:text-properties style:use-window-font-color="true" fo:font-style="normal" fo:font-weight="normal" officeooo:rsid="01e504ba" style:font-style-asian="normal" style:font-weight-asian="normal" style:font-style-complex="normal" style:font-weight-complex="normal"/>
    </style:style>
    <style:style style:name="T183" style:family="text">
      <style:text-properties style:use-window-font-color="true" fo:font-style="normal" fo:font-weight="normal" officeooo:rsid="01e6ae7d" style:font-style-asian="normal" style:font-weight-asian="normal" style:font-style-complex="normal" style:font-weight-complex="normal"/>
    </style:style>
    <style:style style:name="T184" style:family="text">
      <style:text-properties style:use-window-font-color="true" fo:font-style="normal" fo:font-weight="normal" officeooo:rsid="01e7ea9a" style:font-style-asian="normal" style:font-weight-asian="normal" style:font-style-complex="normal" style:font-weight-complex="normal"/>
    </style:style>
    <style:style style:name="T185" style:family="text">
      <style:text-properties style:use-window-font-color="true" fo:font-style="normal" fo:font-weight="normal" officeooo:rsid="01ec8e18" style:font-style-asian="normal" style:font-weight-asian="normal" style:font-style-complex="normal" style:font-weight-complex="normal"/>
    </style:style>
    <style:style style:name="T186" style:family="text">
      <style:text-properties style:use-window-font-color="true" fo:font-style="normal" fo:font-weight="normal" officeooo:rsid="01f79ca2" style:font-style-asian="normal" style:font-weight-asian="normal" style:font-style-complex="normal" style:font-weight-complex="normal"/>
    </style:style>
    <style:style style:name="T187" style:family="text">
      <style:text-properties style:use-window-font-color="true" fo:font-style="normal" fo:font-weight="normal" officeooo:rsid="01fde08a" style:font-style-asian="normal" style:font-weight-asian="normal" style:font-style-complex="normal" style:font-weight-complex="normal"/>
    </style:style>
    <style:style style:name="T188" style:family="text">
      <style:text-properties style:use-window-font-color="true" fo:font-style="normal" fo:font-weight="normal" officeooo:rsid="020068b3" style:font-style-asian="normal" style:font-weight-asian="normal" style:font-style-complex="normal" style:font-weight-complex="normal"/>
    </style:style>
    <style:style style:name="T189" style:family="text">
      <style:text-properties style:use-window-font-color="true" fo:font-style="normal" fo:font-weight="normal" officeooo:rsid="0200b58e" style:font-style-asian="normal" style:font-weight-asian="normal" style:font-style-complex="normal" style:font-weight-complex="normal"/>
    </style:style>
    <style:style style:name="T190" style:family="text">
      <style:text-properties style:use-window-font-color="true" fo:font-style="normal" fo:font-weight="normal" officeooo:rsid="020131ae" style:font-style-asian="normal" style:font-weight-asian="normal" style:font-style-complex="normal" style:font-weight-complex="normal"/>
    </style:style>
    <style:style style:name="T191" style:family="text">
      <style:text-properties style:use-window-font-color="true" fo:font-style="normal" fo:font-weight="normal" officeooo:rsid="0208e5ec" style:font-style-asian="normal" style:font-weight-asian="normal" style:font-style-complex="normal" style:font-weight-complex="normal"/>
    </style:style>
    <style:style style:name="T192" style:family="text">
      <style:text-properties style:use-window-font-color="true" fo:font-style="normal" fo:font-weight="normal" officeooo:rsid="020d39a8" style:font-style-asian="normal" style:font-weight-asian="normal" style:font-style-complex="normal" style:font-weight-complex="normal"/>
    </style:style>
    <style:style style:name="T193" style:family="text">
      <style:text-properties style:use-window-font-color="true" fo:font-style="normal" fo:font-weight="normal" officeooo:rsid="0213e481" style:font-style-asian="normal" style:font-weight-asian="normal" style:font-style-complex="normal" style:font-weight-complex="normal"/>
    </style:style>
    <style:style style:name="T194" style:family="text">
      <style:text-properties style:use-window-font-color="true" fo:font-style="normal" fo:font-weight="normal" officeooo:rsid="021661ee" style:font-style-asian="normal" style:font-weight-asian="normal" style:font-style-complex="normal" style:font-weight-complex="normal"/>
    </style:style>
    <style:style style:name="T195" style:family="text">
      <style:text-properties style:use-window-font-color="true" fo:font-style="normal" fo:font-weight="normal" officeooo:rsid="021700b9" style:font-style-asian="normal" style:font-weight-asian="normal" style:font-style-complex="normal" style:font-weight-complex="normal"/>
    </style:style>
    <style:style style:name="T196" style:family="text">
      <style:text-properties style:use-window-font-color="true" fo:font-style="normal" fo:font-weight="normal" officeooo:rsid="01d91c30" style:font-style-asian="normal" style:font-weight-asian="normal" style:font-style-complex="normal" style:font-weight-complex="normal"/>
    </style:style>
    <style:style style:name="T197" style:family="text">
      <style:text-properties style:use-window-font-color="true" fo:font-style="normal" fo:font-weight="normal" officeooo:rsid="021a0690" style:font-style-asian="normal" style:font-weight-asian="normal" style:font-style-complex="normal" style:font-weight-complex="normal"/>
    </style:style>
    <style:style style:name="T198" style:family="text">
      <style:text-properties style:use-window-font-color="true" fo:font-style="normal" fo:font-weight="normal" officeooo:rsid="021bfb0f" style:font-style-asian="normal" style:font-weight-asian="normal" style:font-style-complex="normal" style:font-weight-complex="normal"/>
    </style:style>
    <style:style style:name="T199" style:family="text">
      <style:text-properties style:use-window-font-color="true" fo:font-style="normal" fo:font-weight="normal" officeooo:rsid="01e5182b" style:font-style-asian="normal" style:font-weight-asian="normal" style:font-style-complex="normal" style:font-weight-complex="normal"/>
    </style:style>
    <style:style style:name="T200" style:family="text">
      <style:text-properties style:use-window-font-color="true" fo:font-style="normal" fo:font-weight="normal" officeooo:rsid="021d76dd" style:font-style-asian="normal" style:font-weight-asian="normal" style:font-style-complex="normal" style:font-weight-complex="normal"/>
    </style:style>
    <style:style style:name="T201" style:family="text">
      <style:text-properties style:use-window-font-color="true" fo:font-style="normal" fo:font-weight="normal" officeooo:rsid="021e6c0d" style:font-style-asian="normal" style:font-weight-asian="normal" style:font-style-complex="normal" style:font-weight-complex="normal"/>
    </style:style>
    <style:style style:name="T202" style:family="text">
      <style:text-properties style:use-window-font-color="true" fo:font-style="normal" fo:font-weight="normal" officeooo:rsid="0221c426" style:font-style-asian="normal" style:font-weight-asian="normal" style:font-style-complex="normal" style:font-weight-complex="normal"/>
    </style:style>
    <style:style style:name="T203" style:family="text">
      <style:text-properties style:use-window-font-color="true" fo:font-style="normal" fo:font-weight="normal" officeooo:rsid="0221eb79" style:font-style-asian="normal" style:font-weight-asian="normal" style:font-style-complex="normal" style:font-weight-complex="normal"/>
    </style:style>
    <style:style style:name="T204" style:family="text">
      <style:text-properties style:use-window-font-color="true" fo:font-style="normal" fo:font-weight="normal" officeooo:rsid="0226d9d6" style:font-style-asian="normal" style:font-weight-asian="normal" style:font-style-complex="normal" style:font-weight-complex="normal"/>
    </style:style>
    <style:style style:name="T205" style:family="text">
      <style:text-properties style:use-window-font-color="true" fo:font-style="normal" fo:font-weight="normal" officeooo:rsid="0228bd00" style:font-style-asian="normal" style:font-weight-asian="normal" style:font-style-complex="normal" style:font-weight-complex="normal"/>
    </style:style>
    <style:style style:name="T206" style:family="text">
      <style:text-properties style:use-window-font-color="true" fo:font-style="normal" fo:font-weight="normal" officeooo:rsid="022c7d02" style:font-style-asian="normal" style:font-weight-asian="normal" style:font-style-complex="normal" style:font-weight-complex="normal"/>
    </style:style>
    <style:style style:name="T207" style:family="text">
      <style:text-properties style:use-window-font-color="true" fo:font-style="normal" fo:font-weight="normal" officeooo:rsid="022ee1ec" style:font-style-asian="normal" style:font-weight-asian="normal" style:font-style-complex="normal" style:font-weight-complex="normal"/>
    </style:style>
    <style:style style:name="T208" style:family="text">
      <style:text-properties style:use-window-font-color="true" fo:font-style="normal" fo:font-weight="normal" officeooo:rsid="0239e044" style:font-style-asian="normal" style:font-weight-asian="normal" style:font-style-complex="normal" style:font-weight-complex="normal"/>
    </style:style>
    <style:style style:name="T209" style:family="text">
      <style:text-properties style:use-window-font-color="true" fo:font-style="normal" fo:font-weight="normal" officeooo:rsid="023b3a5d" style:font-style-asian="normal" style:font-weight-asian="normal" style:font-style-complex="normal" style:font-weight-complex="normal"/>
    </style:style>
    <style:style style:name="T210" style:family="text">
      <style:text-properties style:use-window-font-color="true" fo:font-style="normal" fo:font-weight="normal" officeooo:rsid="023e217a" style:font-style-asian="normal" style:font-weight-asian="normal" style:font-style-complex="normal" style:font-weight-complex="normal"/>
    </style:style>
    <style:style style:name="T211" style:family="text">
      <style:text-properties style:use-window-font-color="true" fo:font-style="normal" fo:font-weight="normal" officeooo:rsid="0242a7fb" style:font-style-asian="normal" style:font-weight-asian="normal" style:font-style-complex="normal" style:font-weight-complex="normal"/>
    </style:style>
    <style:style style:name="T212" style:family="text">
      <style:text-properties style:use-window-font-color="true" fo:font-style="normal" fo:font-weight="normal" officeooo:rsid="0245c9e7" style:font-style-asian="normal" style:font-weight-asian="normal" style:font-style-complex="normal" style:font-weight-complex="normal"/>
    </style:style>
    <style:style style:name="T213" style:family="text">
      <style:text-properties style:use-window-font-color="true" fo:font-style="normal" fo:font-weight="normal" officeooo:rsid="024b41ab" style:font-style-asian="normal" style:font-weight-asian="normal" style:font-style-complex="normal" style:font-weight-complex="normal"/>
    </style:style>
    <style:style style:name="T214" style:family="text">
      <style:text-properties style:use-window-font-color="true" fo:font-style="normal" fo:font-weight="normal" officeooo:rsid="024c0a42" style:font-style-asian="normal" style:font-weight-asian="normal" style:font-style-complex="normal" style:font-weight-complex="normal"/>
    </style:style>
    <style:style style:name="T215" style:family="text">
      <style:text-properties style:use-window-font-color="true" fo:font-style="normal" fo:font-weight="normal" officeooo:rsid="024d9b01" style:font-style-asian="normal" style:font-weight-asian="normal" style:font-style-complex="normal" style:font-weight-complex="normal"/>
    </style:style>
    <style:style style:name="T216" style:family="text">
      <style:text-properties style:use-window-font-color="true" fo:font-style="normal" fo:font-weight="normal" officeooo:rsid="0259f4ad" style:font-style-asian="normal" style:font-weight-asian="normal" style:font-style-complex="normal" style:font-weight-complex="normal"/>
    </style:style>
    <style:style style:name="T217" style:family="text">
      <style:text-properties style:use-window-font-color="true" fo:font-style="normal" fo:font-weight="normal" officeooo:rsid="025798af" style:font-style-asian="normal" style:font-weight-asian="normal" style:font-style-complex="normal" style:font-weight-complex="normal"/>
    </style:style>
    <style:style style:name="T218" style:family="text">
      <style:text-properties style:use-window-font-color="true" fo:font-style="normal" fo:font-weight="normal" officeooo:rsid="025b11c7" style:font-style-asian="normal" style:font-weight-asian="normal" style:font-style-complex="normal" style:font-weight-complex="normal"/>
    </style:style>
    <style:style style:name="T219" style:family="text">
      <style:text-properties style:use-window-font-color="true" fo:font-style="normal" fo:font-weight="normal" officeooo:rsid="025fcc14" style:font-style-asian="normal" style:font-weight-asian="normal" style:font-style-complex="normal" style:font-weight-complex="normal"/>
    </style:style>
    <style:style style:name="T220" style:family="text">
      <style:text-properties style:use-window-font-color="true" fo:font-style="normal" fo:font-weight="normal" officeooo:rsid="023a178b" style:font-style-asian="normal" style:font-weight-asian="normal" style:font-style-complex="normal" style:font-weight-complex="normal"/>
    </style:style>
    <style:style style:name="T221" style:family="text">
      <style:text-properties style:use-window-font-color="true" fo:font-style="normal" fo:font-weight="normal" officeooo:rsid="02656310" style:font-style-asian="normal" style:font-weight-asian="normal" style:font-style-complex="normal" style:font-weight-complex="normal"/>
    </style:style>
    <style:style style:name="T222" style:family="text">
      <style:text-properties style:use-window-font-color="true" fo:font-style="normal" fo:font-weight="normal" officeooo:rsid="0265f14b" style:font-style-asian="normal" style:font-weight-asian="normal" style:font-style-complex="normal" style:font-weight-complex="normal"/>
    </style:style>
    <style:style style:name="T223" style:family="text">
      <style:text-properties style:use-window-font-color="true" fo:font-style="normal" fo:font-weight="normal" officeooo:rsid="026ca4cb" style:font-style-asian="normal" style:font-weight-asian="normal" style:font-style-complex="normal" style:font-weight-complex="normal"/>
    </style:style>
    <style:style style:name="T224" style:family="text">
      <style:text-properties style:use-window-font-color="true" fo:font-style="normal" fo:font-weight="normal" officeooo:rsid="026d68c2" style:font-style-asian="normal" style:font-weight-asian="normal" style:font-style-complex="normal" style:font-weight-complex="normal"/>
    </style:style>
    <style:style style:name="T225" style:family="text">
      <style:text-properties style:use-window-font-color="true" fo:font-style="normal" fo:font-weight="normal" officeooo:rsid="02a565d7" style:font-style-asian="normal" style:font-weight-asian="normal" style:font-style-complex="normal" style:font-weight-complex="normal"/>
    </style:style>
    <style:style style:name="T226" style:family="text">
      <style:text-properties style:use-window-font-color="true" fo:font-style="normal" fo:font-weight="normal" officeooo:rsid="01a2dcc2" style:font-style-asian="normal" style:font-weight-asian="normal" style:font-style-complex="normal" style:font-weight-complex="normal"/>
    </style:style>
    <style:style style:name="T227" style:family="text">
      <style:text-properties style:use-window-font-color="true" fo:font-style="normal" fo:font-weight="normal" officeooo:rsid="05319739" style:font-style-asian="normal" style:font-weight-asian="normal" style:font-style-complex="normal" style:font-weight-complex="normal"/>
    </style:style>
    <style:style style:name="T228" style:family="text">
      <style:text-properties style:use-window-font-color="true" fo:font-style="normal" fo:font-weight="normal" officeooo:rsid="053ca08f" style:font-style-asian="normal" style:font-weight-asian="normal" style:font-style-complex="normal" style:font-weight-complex="normal"/>
    </style:style>
    <style:style style:name="T229" style:family="text">
      <style:text-properties style:use-window-font-color="true" fo:font-style="normal" fo:font-weight="normal" officeooo:rsid="054f83a7" style:font-style-asian="normal" style:font-weight-asian="normal" style:font-style-complex="normal" style:font-weight-complex="normal"/>
    </style:style>
    <style:style style:name="T230" style:family="text">
      <style:text-properties style:use-window-font-color="true" fo:font-style="normal" fo:font-weight="normal" officeooo:rsid="05cd3bc5" style:font-style-asian="normal" style:font-weight-asian="normal" style:font-style-complex="normal" style:font-weight-complex="normal"/>
    </style:style>
    <style:style style:name="T231" style:family="text">
      <style:text-properties style:use-window-font-color="true" fo:font-style="normal" fo:font-weight="normal" officeooo:rsid="05ce73f5" style:font-style-asian="normal" style:font-weight-asian="normal" style:font-style-complex="normal" style:font-weight-complex="normal"/>
    </style:style>
    <style:style style:name="T232" style:family="text">
      <style:text-properties style:use-window-font-color="true" fo:font-style="normal" fo:font-weight="normal" officeooo:rsid="062e0320" style:font-style-asian="normal" style:font-weight-asian="normal" style:font-style-complex="normal" style:font-weight-complex="normal"/>
    </style:style>
    <style:style style:name="T233" style:family="text">
      <style:text-properties style:use-window-font-color="true" fo:font-style="normal" style:font-style-asian="normal" style:font-style-complex="normal"/>
    </style:style>
    <style:style style:name="T234" style:family="text">
      <style:text-properties style:use-window-font-color="true" fo:font-style="normal" officeooo:rsid="016860b9" style:font-style-asian="normal" style:font-style-complex="normal"/>
    </style:style>
    <style:style style:name="T235" style:family="text">
      <style:text-properties style:use-window-font-color="true" fo:font-style="normal" officeooo:rsid="0171553b" style:font-style-asian="normal" style:font-style-complex="normal"/>
    </style:style>
    <style:style style:name="T236" style:family="text">
      <style:text-properties style:use-window-font-color="true" fo:font-style="normal" officeooo:rsid="016c9d08" style:font-style-asian="normal" style:font-style-complex="normal"/>
    </style:style>
    <style:style style:name="T237" style:family="text">
      <style:text-properties style:use-window-font-color="true" fo:font-style="normal" officeooo:rsid="016778b3" style:font-style-asian="normal" style:font-style-complex="normal"/>
    </style:style>
    <style:style style:name="T238" style:family="text">
      <style:text-properties style:use-window-font-color="true" fo:font-style="normal" officeooo:rsid="01e2b86d" style:font-style-asian="normal" style:font-style-complex="normal"/>
    </style:style>
    <style:style style:name="T239" style:family="text">
      <style:text-properties style:use-window-font-color="true" fo:font-style="normal" officeooo:rsid="01e504ba" style:font-style-asian="normal" style:font-style-complex="normal"/>
    </style:style>
    <style:style style:name="T240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241" style:family="text">
      <style:text-properties style:use-window-font-color="true" fo:font-style="normal" style:text-underline-style="none" fo:font-weight="normal" officeooo:rsid="024dc20c" style:font-style-asian="normal" style:font-weight-asian="normal" style:font-style-complex="normal" style:font-weight-complex="normal"/>
    </style:style>
    <style:style style:name="T242" style:family="text">
      <style:text-properties style:use-window-font-color="true" fo:font-style="normal" style:text-underline-style="none" fo:font-weight="normal" officeooo:rsid="02540cb9" style:font-style-asian="normal" style:font-weight-asian="normal" style:font-style-complex="normal" style:font-weight-complex="normal"/>
    </style:style>
    <style:style style:name="T243" style:family="text">
      <style:text-properties style:use-window-font-color="true" fo:font-style="normal" style:text-underline-style="none" fo:font-weight="normal" officeooo:rsid="0254ab58" style:font-style-asian="normal" style:font-weight-asian="normal" style:font-style-complex="normal" style:font-weight-complex="normal"/>
    </style:style>
    <style:style style:name="T244" style:family="text">
      <style:text-properties style:use-window-font-color="true"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245" style:family="text">
      <style:text-properties style:use-window-font-color="true"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246" style:family="text">
      <style:text-properties style:use-window-font-color="true" fo:font-style="normal" style:text-underline-style="none" fo:font-weight="normal" officeooo:rsid="0275c15d" style:font-style-asian="normal" style:font-weight-asian="normal" style:font-style-complex="normal" style:font-weight-complex="normal"/>
    </style:style>
    <style:style style:name="T247" style:family="text">
      <style:text-properties style:use-window-font-color="true" fo:font-style="normal" style:text-underline-style="none" fo:font-weight="normal" officeooo:rsid="0276cd96" style:font-style-asian="normal" style:font-weight-asian="normal" style:font-style-complex="normal" style:font-weight-complex="normal"/>
    </style:style>
    <style:style style:name="T248" style:family="text">
      <style:text-properties style:use-window-font-color="true" fo:font-style="normal" style:text-underline-style="none" fo:font-weight="normal" officeooo:rsid="02778926" style:font-style-asian="normal" style:font-weight-asian="normal" style:font-style-complex="normal" style:font-weight-complex="normal"/>
    </style:style>
    <style:style style:name="T249" style:family="text">
      <style:text-properties style:use-window-font-color="true" fo:font-style="normal" style:text-underline-style="none" fo:font-weight="normal" officeooo:rsid="02781450" style:font-style-asian="normal" style:font-weight-asian="normal" style:font-style-complex="normal" style:font-weight-complex="normal"/>
    </style:style>
    <style:style style:name="T250" style:family="text">
      <style:text-properties style:use-window-font-color="true" fo:font-style="normal" style:text-underline-style="none" fo:font-weight="normal" officeooo:rsid="0279658f" style:font-style-asian="normal" style:font-weight-asian="normal" style:font-style-complex="normal" style:font-weight-complex="normal"/>
    </style:style>
    <style:style style:name="T251" style:family="text">
      <style:text-properties style:use-window-font-color="true" fo:font-style="normal" style:text-underline-style="none" fo:font-weight="normal" officeooo:rsid="027aae18" style:font-style-asian="normal" style:font-weight-asian="normal" style:font-style-complex="normal" style:font-weight-complex="normal"/>
    </style:style>
    <style:style style:name="T252" style:family="text">
      <style:text-properties style:use-window-font-color="true" fo:font-style="normal" style:text-underline-style="none" fo:font-weight="normal" officeooo:rsid="027b57d1" style:font-style-asian="normal" style:font-weight-asian="normal" style:font-style-complex="normal" style:font-weight-complex="normal"/>
    </style:style>
    <style:style style:name="T253" style:family="text">
      <style:text-properties style:use-window-font-color="true" fo:font-style="normal" style:text-underline-style="none" fo:font-weight="normal" officeooo:rsid="02819040" style:font-style-asian="normal" style:font-weight-asian="normal" style:font-style-complex="normal" style:font-weight-complex="normal"/>
    </style:style>
    <style:style style:name="T254" style:family="text">
      <style:text-properties style:use-window-font-color="true" fo:font-style="normal" style:text-underline-style="none" fo:font-weight="normal" officeooo:rsid="02852a62" style:font-style-asian="normal" style:font-weight-asian="normal" style:font-style-complex="normal" style:font-weight-complex="normal"/>
    </style:style>
    <style:style style:name="T255" style:family="text">
      <style:text-properties style:use-window-font-color="true" fo:font-style="normal" style:text-underline-style="none" fo:font-weight="normal" officeooo:rsid="0288fb00" style:font-style-asian="normal" style:font-weight-asian="normal" style:font-style-complex="normal" style:font-weight-complex="normal"/>
    </style:style>
    <style:style style:name="T256" style:family="text">
      <style:text-properties style:use-window-font-color="true" fo:font-style="normal" style:text-underline-style="none" fo:font-weight="normal" officeooo:rsid="028add40" style:font-style-asian="normal" style:font-weight-asian="normal" style:font-style-complex="normal" style:font-weight-complex="normal"/>
    </style:style>
    <style:style style:name="T257" style:family="text">
      <style:text-properties style:use-window-font-color="true" fo:font-style="normal" style:text-underline-style="none" fo:font-weight="normal" officeooo:rsid="028e0860" style:font-style-asian="normal" style:font-weight-asian="normal" style:font-style-complex="normal" style:font-weight-complex="normal"/>
    </style:style>
    <style:style style:name="T258" style:family="text">
      <style:text-properties style:use-window-font-color="true" fo:font-style="normal" style:text-underline-style="none" fo:font-weight="normal" officeooo:rsid="02916668" style:font-style-asian="normal" style:font-weight-asian="normal" style:font-style-complex="normal" style:font-weight-complex="normal"/>
    </style:style>
    <style:style style:name="T259" style:family="text">
      <style:text-properties style:use-window-font-color="true" fo:font-style="normal" style:text-underline-style="none" fo:font-weight="normal" officeooo:rsid="02939b7b" style:font-style-asian="normal" style:font-weight-asian="normal" style:font-style-complex="normal" style:font-weight-complex="normal"/>
    </style:style>
    <style:style style:name="T260" style:family="text">
      <style:text-properties style:use-window-font-color="true" fo:font-style="normal" style:text-underline-style="none" fo:font-weight="normal" officeooo:rsid="0293a523" style:font-style-asian="normal" style:font-weight-asian="normal" style:font-style-complex="normal" style:font-weight-complex="normal"/>
    </style:style>
    <style:style style:name="T261" style:family="text">
      <style:text-properties style:use-window-font-color="true" fo:font-style="normal" style:text-underline-style="none" fo:font-weight="normal" officeooo:rsid="029612c8" style:font-style-asian="normal" style:font-weight-asian="normal" style:font-style-complex="normal" style:font-weight-complex="normal"/>
    </style:style>
    <style:style style:name="T262" style:family="text">
      <style:text-properties style:use-window-font-color="true" fo:font-style="normal" style:text-underline-style="none" fo:font-weight="normal" officeooo:rsid="029ac75f" style:font-style-asian="normal" style:font-weight-asian="normal" style:font-style-complex="normal" style:font-weight-complex="normal"/>
    </style:style>
    <style:style style:name="T263" style:family="text">
      <style:text-properties style:use-window-font-color="true" fo:font-style="normal" style:text-underline-style="none" fo:font-weight="normal" officeooo:rsid="029bb505" style:font-style-asian="normal" style:font-weight-asian="normal" style:font-style-complex="normal" style:font-weight-complex="normal"/>
    </style:style>
    <style:style style:name="T264" style:family="text">
      <style:text-properties style:use-window-font-color="true" fo:font-style="normal" style:text-underline-style="none" fo:font-weight="normal" officeooo:rsid="02a71f0b" style:font-style-asian="normal" style:font-weight-asian="normal" style:font-style-complex="normal" style:font-weight-complex="normal"/>
    </style:style>
    <style:style style:name="T265" style:family="text">
      <style:text-properties style:use-window-font-color="true" fo:font-style="normal" style:text-underline-style="none" fo:font-weight="normal" officeooo:rsid="029efd69" style:font-style-asian="normal" style:font-weight-asian="normal" style:font-style-complex="normal" style:font-weight-complex="normal"/>
    </style:style>
    <style:style style:name="T266" style:family="text">
      <style:text-properties style:use-window-font-color="true" fo:font-style="normal" style:text-underline-style="none" fo:font-weight="normal" officeooo:rsid="02d5eaee" style:font-style-asian="normal" style:font-weight-asian="normal" style:font-style-complex="normal" style:font-weight-complex="normal"/>
    </style:style>
    <style:style style:name="T267" style:family="text">
      <style:text-properties style:use-window-font-color="true" fo:font-style="normal" style:text-underline-style="none" fo:font-weight="normal" officeooo:rsid="02d6af62" style:font-style-asian="normal" style:font-weight-asian="normal" style:font-style-complex="normal" style:font-weight-complex="normal"/>
    </style:style>
    <style:style style:name="T268" style:family="text">
      <style:text-properties style:use-window-font-color="true" fo:font-style="normal" style:text-underline-style="none" fo:font-weight="normal" officeooo:rsid="02d98b08" style:font-style-asian="normal" style:font-weight-asian="normal" style:font-style-complex="normal" style:font-weight-complex="normal"/>
    </style:style>
    <style:style style:name="T269" style:family="text">
      <style:text-properties style:use-window-font-color="true" fo:font-style="normal" style:text-underline-style="none" fo:font-weight="normal" officeooo:rsid="02dbe6fa" style:font-style-asian="normal" style:font-weight-asian="normal" style:font-style-complex="normal" style:font-weight-complex="normal"/>
    </style:style>
    <style:style style:name="T270" style:family="text">
      <style:text-properties style:use-window-font-color="true" fo:font-style="normal" style:text-underline-style="none" fo:font-weight="normal" officeooo:rsid="02d8a10d" style:font-style-asian="normal" style:font-weight-asian="normal" style:font-style-complex="normal" style:font-weight-complex="normal"/>
    </style:style>
    <style:style style:name="T271" style:family="text">
      <style:text-properties style:use-window-font-color="true" fo:font-style="normal" style:text-underline-style="none" fo:font-weight="normal" officeooo:rsid="02de2ff2" style:font-style-asian="normal" style:font-weight-asian="normal" style:font-style-complex="normal" style:font-weight-complex="normal"/>
    </style:style>
    <style:style style:name="T272" style:family="text">
      <style:text-properties style:use-window-font-color="true" fo:font-style="normal" style:text-underline-style="none" fo:font-weight="normal" officeooo:rsid="02d02275" style:font-style-asian="normal" style:font-weight-asian="normal" style:font-style-complex="normal" style:font-weight-complex="normal"/>
    </style:style>
    <style:style style:name="T273" style:family="text">
      <style:text-properties style:use-window-font-color="true" fo:font-style="normal" style:text-underline-style="none" fo:font-weight="normal" officeooo:rsid="02df5c92" style:font-style-asian="normal" style:font-weight-asian="normal" style:font-style-complex="normal" style:font-weight-complex="normal"/>
    </style:style>
    <style:style style:name="T274" style:family="text">
      <style:text-properties style:use-window-font-color="true" fo:font-style="normal" style:text-underline-style="none" fo:font-weight="normal" officeooo:rsid="02e4de36" style:font-style-asian="normal" style:font-weight-asian="normal" style:font-style-complex="normal" style:font-weight-complex="normal"/>
    </style:style>
    <style:style style:name="T275" style:family="text">
      <style:text-properties style:use-window-font-color="true" fo:font-style="normal" style:text-underline-style="none" fo:font-weight="normal" officeooo:rsid="02e4f960" style:font-style-asian="normal" style:font-weight-asian="normal" style:font-style-complex="normal" style:font-weight-complex="normal"/>
    </style:style>
    <style:style style:name="T276" style:family="text">
      <style:text-properties style:use-window-font-color="true" fo:font-style="normal" style:text-underline-style="none" fo:font-weight="normal" officeooo:rsid="02e657d4" style:font-style-asian="normal" style:font-weight-asian="normal" style:font-style-complex="normal" style:font-weight-complex="normal"/>
    </style:style>
    <style:style style:name="T277" style:family="text">
      <style:text-properties style:use-window-font-color="true" fo:font-style="normal" style:text-underline-style="none" fo:font-weight="normal" officeooo:rsid="02eac01d" style:font-style-asian="normal" style:font-weight-asian="normal" style:font-style-complex="normal" style:font-weight-complex="normal"/>
    </style:style>
    <style:style style:name="T278" style:family="text">
      <style:text-properties style:use-window-font-color="true" fo:font-style="normal" style:text-underline-style="none" fo:font-weight="normal" officeooo:rsid="02eb27fd" style:font-style-asian="normal" style:font-weight-asian="normal" style:font-style-complex="normal" style:font-weight-complex="normal"/>
    </style:style>
    <style:style style:name="T279" style:family="text">
      <style:text-properties style:use-window-font-color="true" fo:font-style="normal" style:text-underline-style="none" fo:font-weight="normal" officeooo:rsid="02ec089f" style:font-style-asian="normal" style:font-weight-asian="normal" style:font-style-complex="normal" style:font-weight-complex="normal"/>
    </style:style>
    <style:style style:name="T280" style:family="text">
      <style:text-properties style:use-window-font-color="true" fo:font-style="normal" style:text-underline-style="none" fo:font-weight="normal" officeooo:rsid="02f761c9" style:font-style-asian="normal" style:font-weight-asian="normal" style:font-style-complex="normal" style:font-weight-complex="normal"/>
    </style:style>
    <style:style style:name="T281" style:family="text">
      <style:text-properties style:use-window-font-color="true" fo:font-style="normal" style:text-underline-style="none" fo:font-weight="normal" officeooo:rsid="02da5175" style:font-style-asian="normal" style:font-weight-asian="normal" style:font-style-complex="normal" style:font-weight-complex="normal"/>
    </style:style>
    <style:style style:name="T282" style:family="text">
      <style:text-properties style:use-window-font-color="true" fo:font-style="normal" style:text-underline-style="none" fo:font-weight="normal" officeooo:rsid="02f8c777" style:font-style-asian="normal" style:font-weight-asian="normal" style:font-style-complex="normal" style:font-weight-complex="normal"/>
    </style:style>
    <style:style style:name="T283" style:family="text">
      <style:text-properties style:use-window-font-color="true" fo:font-style="normal" style:text-underline-style="none" fo:font-weight="normal" officeooo:rsid="02fda6ef" style:font-style-asian="normal" style:font-weight-asian="normal" style:font-style-complex="normal" style:font-weight-complex="normal"/>
    </style:style>
    <style:style style:name="T284" style:family="text">
      <style:text-properties style:use-window-font-color="true" fo:font-style="normal" style:text-underline-style="none" fo:font-weight="normal" officeooo:rsid="03040c1c" style:font-style-asian="normal" style:font-weight-asian="normal" style:font-style-complex="normal" style:font-weight-complex="normal"/>
    </style:style>
    <style:style style:name="T285" style:family="text">
      <style:text-properties style:use-window-font-color="true" fo:font-style="normal" style:text-underline-style="none" fo:font-weight="normal" officeooo:rsid="0312da27" style:font-style-asian="normal" style:font-weight-asian="normal" style:font-style-complex="normal" style:font-weight-complex="normal"/>
    </style:style>
    <style:style style:name="T286" style:family="text">
      <style:text-properties style:use-window-font-color="true" fo:font-style="normal" style:text-underline-style="none" fo:font-weight="normal" officeooo:rsid="03121c70" style:font-style-asian="normal" style:font-weight-asian="normal" style:font-style-complex="normal" style:font-weight-complex="normal"/>
    </style:style>
    <style:style style:name="T287" style:family="text">
      <style:text-properties style:use-window-font-color="true" fo:font-style="normal" style:text-underline-style="none" fo:font-weight="normal" officeooo:rsid="03130978" style:font-style-asian="normal" style:font-weight-asian="normal" style:font-style-complex="normal" style:font-weight-complex="normal"/>
    </style:style>
    <style:style style:name="T288" style:family="text">
      <style:text-properties style:use-window-font-color="true" fo:font-style="normal" style:text-underline-style="none" fo:font-weight="normal" officeooo:rsid="0313e7fe" style:font-style-asian="normal" style:font-weight-asian="normal" style:font-style-complex="normal" style:font-weight-complex="normal"/>
    </style:style>
    <style:style style:name="T289" style:family="text">
      <style:text-properties style:use-window-font-color="true" fo:font-style="normal" style:text-underline-style="none" fo:font-weight="normal" officeooo:rsid="03153caa" style:font-style-asian="normal" style:font-weight-asian="normal" style:font-style-complex="normal" style:font-weight-complex="normal"/>
    </style:style>
    <style:style style:name="T290" style:family="text">
      <style:text-properties style:use-window-font-color="true" fo:font-style="normal" style:text-underline-style="none" fo:font-weight="normal" officeooo:rsid="03169ff5" style:font-style-asian="normal" style:font-weight-asian="normal" style:font-style-complex="normal" style:font-weight-complex="normal"/>
    </style:style>
    <style:style style:name="T291" style:family="text">
      <style:text-properties style:use-window-font-color="true" fo:font-style="normal" style:text-underline-style="none" fo:font-weight="normal" officeooo:rsid="03182d82" style:font-style-asian="normal" style:font-weight-asian="normal" style:font-style-complex="normal" style:font-weight-complex="normal"/>
    </style:style>
    <style:style style:name="T292" style:family="text">
      <style:text-properties style:use-window-font-color="true" fo:font-style="normal" style:text-underline-style="none" fo:font-weight="normal" officeooo:rsid="0318ec45" style:font-style-asian="normal" style:font-weight-asian="normal" style:font-style-complex="normal" style:font-weight-complex="normal"/>
    </style:style>
    <style:style style:name="T293" style:family="text">
      <style:text-properties style:use-window-font-color="true" fo:font-style="normal" style:text-underline-style="none" fo:font-weight="normal" officeooo:rsid="03194752" style:font-style-asian="normal" style:font-weight-asian="normal" style:font-style-complex="normal" style:font-weight-complex="normal"/>
    </style:style>
    <style:style style:name="T294" style:family="text">
      <style:text-properties style:use-window-font-color="true" fo:font-style="normal" style:text-underline-style="none" fo:font-weight="normal" officeooo:rsid="031aaacb" style:font-style-asian="normal" style:font-weight-asian="normal" style:font-style-complex="normal" style:font-weight-complex="normal"/>
    </style:style>
    <style:style style:name="T295" style:family="text">
      <style:text-properties style:use-window-font-color="true" fo:font-style="normal" style:text-underline-style="none" fo:font-weight="normal" officeooo:rsid="031fc4b1" style:font-style-asian="normal" style:font-weight-asian="normal" style:font-style-complex="normal" style:font-weight-complex="normal"/>
    </style:style>
    <style:style style:name="T296" style:family="text">
      <style:text-properties style:use-window-font-color="true" fo:font-style="normal" style:text-underline-style="none" fo:font-weight="normal" officeooo:rsid="0325991c" style:font-style-asian="normal" style:font-weight-asian="normal" style:font-style-complex="normal" style:font-weight-complex="normal"/>
    </style:style>
    <style:style style:name="T297" style:family="text">
      <style:text-properties style:use-window-font-color="true" fo:font-style="normal" style:text-underline-style="none" fo:font-weight="normal" officeooo:rsid="032e6032" style:font-style-asian="normal" style:font-weight-asian="normal" style:font-style-complex="normal" style:font-weight-complex="normal"/>
    </style:style>
    <style:style style:name="T298" style:family="text">
      <style:text-properties style:use-window-font-color="true" fo:font-style="normal" style:text-underline-style="none" fo:font-weight="normal" officeooo:rsid="033019a7" style:font-style-asian="normal" style:font-weight-asian="normal" style:font-style-complex="normal" style:font-weight-complex="normal"/>
    </style:style>
    <style:style style:name="T299" style:family="text">
      <style:text-properties style:use-window-font-color="true" fo:font-style="normal" style:text-underline-style="none" fo:font-weight="normal" officeooo:rsid="030f0c9b" style:font-style-asian="normal" style:font-weight-asian="normal" style:font-style-complex="normal" style:font-weight-complex="normal"/>
    </style:style>
    <style:style style:name="T300" style:family="text">
      <style:text-properties style:use-window-font-color="true" fo:font-style="normal" style:text-underline-style="none" fo:font-weight="normal" officeooo:rsid="031aef81" style:font-style-asian="normal" style:font-weight-asian="normal" style:font-style-complex="normal" style:font-weight-complex="normal"/>
    </style:style>
    <style:style style:name="T301" style:family="text">
      <style:text-properties style:use-window-font-color="true" fo:font-style="normal" style:text-underline-style="none" fo:font-weight="normal" officeooo:rsid="03343ce6" style:font-style-asian="normal" style:font-weight-asian="normal" style:font-style-complex="normal" style:font-weight-complex="normal"/>
    </style:style>
    <style:style style:name="T302" style:family="text">
      <style:text-properties style:use-window-font-color="true" fo:font-style="normal" style:text-underline-style="none" fo:font-weight="normal" officeooo:rsid="03349842" style:font-style-asian="normal" style:font-weight-asian="normal" style:font-style-complex="normal" style:font-weight-complex="normal"/>
    </style:style>
    <style:style style:name="T303" style:family="text">
      <style:text-properties style:use-window-font-color="true" fo:font-style="normal" style:text-underline-style="none" fo:font-weight="normal" officeooo:rsid="0329fac1" style:font-style-asian="normal" style:font-weight-asian="normal" style:font-style-complex="normal" style:font-weight-complex="normal"/>
    </style:style>
    <style:style style:name="T304" style:family="text">
      <style:text-properties style:use-window-font-color="true" fo:font-style="normal" style:text-underline-style="none" fo:font-weight="normal" officeooo:rsid="0338c4f3" style:font-style-asian="normal" style:font-weight-asian="normal" style:font-style-complex="normal" style:font-weight-complex="normal"/>
    </style:style>
    <style:style style:name="T305" style:family="text">
      <style:text-properties style:use-window-font-color="true" fo:font-style="normal" style:text-underline-style="none" fo:font-weight="normal" officeooo:rsid="0339d51e" style:font-style-asian="normal" style:font-weight-asian="normal" style:font-style-complex="normal" style:font-weight-complex="normal"/>
    </style:style>
    <style:style style:name="T306" style:family="text">
      <style:text-properties style:use-window-font-color="true" fo:font-style="normal" style:text-underline-style="none" fo:font-weight="normal" officeooo:rsid="033f17a3" style:font-style-asian="normal" style:font-weight-asian="normal" style:font-style-complex="normal" style:font-weight-complex="normal"/>
    </style:style>
    <style:style style:name="T307" style:family="text">
      <style:text-properties style:use-window-font-color="true" fo:font-style="normal" style:text-underline-style="none" fo:font-weight="normal" officeooo:rsid="031857c7" style:font-style-asian="normal" style:font-weight-asian="normal" style:font-style-complex="normal" style:font-weight-complex="normal"/>
    </style:style>
    <style:style style:name="T308" style:family="text">
      <style:text-properties style:use-window-font-color="true" fo:font-style="normal" style:text-underline-style="none" fo:font-weight="normal" officeooo:rsid="035051aa" style:font-style-asian="normal" style:font-weight-asian="normal" style:font-style-complex="normal" style:font-weight-complex="normal"/>
    </style:style>
    <style:style style:name="T309" style:family="text">
      <style:text-properties style:use-window-font-color="true" fo:font-style="normal" style:text-underline-style="none" fo:font-weight="normal" officeooo:rsid="0356cf1b" style:font-style-asian="normal" style:font-weight-asian="normal" style:font-style-complex="normal" style:font-weight-complex="normal"/>
    </style:style>
    <style:style style:name="T310" style:family="text">
      <style:text-properties style:use-window-font-color="true" fo:font-style="normal" style:text-underline-style="none" fo:font-weight="normal" officeooo:rsid="02e142ec" style:font-style-asian="normal" style:font-weight-asian="normal" style:font-style-complex="normal" style:font-weight-complex="normal"/>
    </style:style>
    <style:style style:name="T311" style:family="text">
      <style:text-properties style:use-window-font-color="true" fo:font-style="normal" style:text-underline-style="none" fo:font-weight="normal" officeooo:rsid="035bfdfd" style:font-style-asian="normal" style:font-weight-asian="normal" style:font-style-complex="normal" style:font-weight-complex="normal"/>
    </style:style>
    <style:style style:name="T312" style:family="text">
      <style:text-properties style:use-window-font-color="true" fo:font-style="normal" style:text-underline-style="none" fo:font-weight="normal" officeooo:rsid="0080477a" style:font-style-asian="normal" style:font-weight-asian="normal" style:font-style-complex="normal" style:font-weight-complex="normal"/>
    </style:style>
    <style:style style:name="T313" style:family="text">
      <style:text-properties style:use-window-font-color="true" fo:font-style="normal" style:text-underline-style="none" fo:font-weight="normal" officeooo:rsid="006c1d47" style:font-style-asian="normal" style:font-weight-asian="normal" style:font-style-complex="normal" style:font-weight-complex="normal"/>
    </style:style>
    <style:style style:name="T314" style:family="text">
      <style:text-properties style:use-window-font-color="true" fo:font-style="normal" style:text-underline-style="none" fo:font-weight="normal" officeooo:rsid="032c4fdc" style:font-style-asian="normal" style:font-weight-asian="normal" style:font-style-complex="normal" style:font-weight-complex="normal"/>
    </style:style>
    <style:style style:name="T315" style:family="text">
      <style:text-properties style:use-window-font-color="true" fo:font-style="normal" style:text-underline-style="none" fo:font-weight="normal" officeooo:rsid="02f51e47" style:font-style-asian="normal" style:font-weight-asian="normal" style:font-style-complex="normal" style:font-weight-complex="normal"/>
    </style:style>
    <style:style style:name="T316" style:family="text">
      <style:text-properties style:use-window-font-color="true" fo:font-style="normal" style:text-underline-style="none" fo:font-weight="normal" officeooo:rsid="03febd54" style:font-style-asian="normal" style:font-weight-asian="normal" style:font-style-complex="normal" style:font-weight-complex="normal"/>
    </style:style>
    <style:style style:name="T317" style:family="text">
      <style:text-properties style:use-window-font-color="true" fo:font-style="normal" style:text-underline-style="none" fo:font-weight="normal" officeooo:rsid="04091292" style:font-style-asian="normal" style:font-weight-asian="normal" style:font-style-complex="normal" style:font-weight-complex="normal"/>
    </style:style>
    <style:style style:name="T318" style:family="text">
      <style:text-properties style:use-window-font-color="true" fo:font-style="normal" style:text-underline-style="none" fo:font-weight="normal" officeooo:rsid="0441a098" style:font-style-asian="normal" style:font-weight-asian="normal" style:font-style-complex="normal" style:font-weight-complex="normal"/>
    </style:style>
    <style:style style:name="T319" style:family="text">
      <style:text-properties style:use-window-font-color="true" fo:font-style="normal" style:text-underline-style="none" fo:font-weight="normal" officeooo:rsid="060fe20f" style:font-style-asian="normal" style:font-weight-asian="normal" style:font-style-complex="normal" style:font-weight-complex="normal"/>
    </style:style>
    <style:style style:name="T320" style:family="text">
      <style:text-properties style:use-window-font-color="true" fo:font-style="normal" style:text-underline-style="none" style:font-style-asian="normal" style:font-style-complex="normal"/>
    </style:style>
    <style:style style:name="T321" style:family="text">
      <style:text-properties style:use-window-font-color="true" fo:font-style="normal" style:text-underline-style="none" officeooo:rsid="02bfe198" style:font-style-asian="normal" style:font-style-complex="normal"/>
    </style:style>
    <style:style style:name="T322" style:family="text">
      <style:text-properties style:use-window-font-color="true" fo:font-style="normal" fo:font-weight="bold" officeooo:rsid="01d9cd4e" style:font-style-asian="normal" style:font-weight-asian="bold" style:font-style-complex="normal" style:font-weight-complex="bold"/>
    </style:style>
    <style:style style:name="T323" style:family="text">
      <style:text-properties style:use-window-font-color="true" fo:font-style="normal" fo:font-weight="bold" officeooo:rsid="01a5296a" style:font-style-asian="normal" style:font-weight-asian="bold" style:font-style-complex="normal" style:font-weight-complex="bold"/>
    </style:style>
    <style:style style:name="T324" style:family="text">
      <style:text-properties style:use-window-font-color="true" fo:font-weight="normal" style:font-weight-asian="normal" style:font-weight-complex="normal"/>
    </style:style>
    <style:style style:name="T325" style:family="text">
      <style:text-properties style:use-window-font-color="true" fo:font-weight="normal" officeooo:rsid="016aa5ac" style:font-weight-asian="normal" style:font-weight-complex="normal"/>
    </style:style>
    <style:style style:name="T326" style:family="text">
      <style:text-properties style:use-window-font-color="true" fo:font-weight="normal" officeooo:rsid="016a5b23" style:font-weight-asian="normal" style:font-weight-complex="normal"/>
    </style:style>
    <style:style style:name="T327" style:family="text">
      <style:text-properties style:use-window-font-color="true" fo:font-weight="normal" officeooo:rsid="0171553b" style:font-weight-asian="normal" style:font-weight-complex="normal"/>
    </style:style>
    <style:style style:name="T328" style:family="text">
      <style:text-properties style:use-window-font-color="true" fo:font-weight="normal" officeooo:rsid="01aaba73" style:font-weight-asian="normal" style:font-weight-complex="normal"/>
    </style:style>
    <style:style style:name="T329" style:family="text">
      <style:text-properties style:use-window-font-color="true" fo:font-weight="normal" officeooo:rsid="01b08253" style:font-weight-asian="normal" style:font-weight-complex="normal"/>
    </style:style>
    <style:style style:name="T330" style:family="text">
      <style:text-properties style:use-window-font-color="true" fo:font-weight="normal" officeooo:rsid="0226d9d6" style:font-weight-asian="normal" style:font-weight-complex="normal"/>
    </style:style>
    <style:style style:name="T331" style:family="text">
      <style:text-properties style:use-window-font-color="true" fo:font-weight="normal" officeooo:rsid="022c7d02" style:font-weight-asian="normal" style:font-weight-complex="normal"/>
    </style:style>
    <style:style style:name="T332" style:family="text">
      <style:text-properties style:use-window-font-color="true" fo:font-weight="normal" officeooo:rsid="023b3a5d" style:font-weight-asian="normal" style:font-weight-complex="normal"/>
    </style:style>
    <style:style style:name="T333" style:family="text">
      <style:text-properties style:use-window-font-color="true" fo:font-weight="normal" officeooo:rsid="023ce39d" style:font-weight-asian="normal" style:font-weight-complex="normal"/>
    </style:style>
    <style:style style:name="T334" style:family="text">
      <style:text-properties style:use-window-font-color="true" officeooo:rsid="016f0506"/>
    </style:style>
    <style:style style:name="T335" style:family="text">
      <style:text-properties style:use-window-font-color="true" fo:font-weight="bold" style:font-weight-asian="bold" style:font-weight-complex="bold"/>
    </style:style>
    <style:style style:name="T336" style:family="text">
      <style:text-properties style:use-window-font-color="true" style:text-line-through-style="none" style:text-line-through-type="none" fo:font-style="normal" style:text-underline-style="none" fo:font-weight="normal" officeooo:rsid="02efc49c" style:font-style-asian="normal" style:font-weight-asian="normal" style:font-style-complex="normal" style:font-weight-complex="normal"/>
    </style:style>
    <style:style style:name="T337" style:family="text">
      <style:text-properties style:use-window-font-color="true" style:text-line-through-style="none" style:text-line-through-type="none" fo:font-style="normal" style:text-underline-style="none" fo:font-weight="normal" officeooo:rsid="02edc963" style:font-style-asian="normal" style:font-weight-asian="normal" style:font-style-complex="normal" style:font-weight-complex="normal"/>
    </style:style>
    <style:style style:name="T338" style:family="text">
      <style:text-properties style:use-window-font-color="true" style:text-line-through-style="none" style:text-line-through-type="none"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339" style:family="text">
      <style:text-properties style:use-window-font-color="true" style:text-line-through-style="none" style:text-line-through-type="none"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340" style:family="text">
      <style:text-properties style:use-window-font-color="true" style:text-line-through-style="none" style:text-line-through-type="none" fo:font-style="normal" style:text-underline-style="none" fo:font-weight="normal" officeooo:rsid="02f2e947" style:font-style-asian="normal" style:font-weight-asian="normal" style:font-style-complex="normal" style:font-weight-complex="normal"/>
    </style:style>
    <style:style style:name="T341" style:family="text">
      <style:text-properties style:use-window-font-color="true" style:text-line-through-style="none" style:text-line-through-type="none" fo:font-style="normal" style:text-underline-style="none" fo:font-weight="normal" officeooo:rsid="02f17ec6" style:font-style-asian="normal" style:font-weight-asian="normal" style:font-style-complex="normal" style:font-weight-complex="normal"/>
    </style:style>
    <style:style style:name="T342" style:family="text">
      <style:text-properties style:use-window-font-color="true" style:text-line-through-style="none" style:text-line-through-type="none" fo:font-style="normal" style:text-underline-style="none" fo:font-weight="normal" officeooo:rsid="0335ea2c" style:font-style-asian="normal" style:font-weight-asian="normal" style:font-style-complex="normal" style:font-weight-complex="normal"/>
    </style:style>
    <style:style style:name="T343" style:family="text">
      <style:text-properties style:use-window-font-color="true" style:text-line-through-style="none" style:text-line-through-type="none" fo:font-style="normal" style:text-underline-style="none" fo:font-weight="normal" officeooo:rsid="034172a0" style:font-style-asian="normal" style:font-weight-asian="normal" style:font-style-complex="normal" style:font-weight-complex="normal"/>
    </style:style>
    <style:style style:name="T344" style:family="text">
      <style:text-properties style:use-window-font-color="true" style:text-line-through-style="none" style:text-line-through-type="none" fo:font-style="normal" style:text-underline-style="none" fo:font-weight="normal" officeooo:rsid="03ffa765" style:font-style-asian="normal" style:font-weight-asian="normal" style:font-style-complex="normal" style:font-weight-complex="normal"/>
    </style:style>
    <style:style style:name="T345" style:family="text">
      <style:text-properties style:use-window-font-color="true" style:text-line-through-style="none" style:text-line-through-type="none" fo:font-style="italic" style:text-underline-style="none" fo:font-weight="normal" officeooo:rsid="02f2e947" style:font-style-asian="italic" style:font-weight-asian="normal" style:font-style-complex="italic" style:font-weight-complex="normal"/>
    </style:style>
    <style:style style:name="T346" style:family="text">
      <style:text-properties style:use-window-font-color="true" style:text-line-through-style="none" style:text-line-through-type="non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347" style:family="text">
      <style:text-properties style:use-window-font-color="true" style:text-line-through-style="none" style:text-line-through-type="none" fo:font-style="italic" style:text-underline-style="none" fo:font-weight="normal" officeooo:rsid="02efc49c" style:font-style-asian="italic" style:font-weight-asian="normal" style:font-style-complex="italic" style:font-weight-complex="normal"/>
    </style:style>
    <style:style style:name="T348" style:family="text">
      <style:text-properties style:use-window-font-color="true" style:text-line-through-style="none" style:text-line-through-type="none" fo:font-style="italic" style:text-underline-style="none" fo:font-weight="normal" officeooo:rsid="02f9b2aa" style:font-style-asian="italic" style:font-weight-asian="normal" style:font-style-complex="italic" style:font-weight-complex="normal"/>
    </style:style>
    <style:style style:name="T349" style:family="text">
      <style:text-properties style:use-window-font-color="true" style:text-line-through-style="none" style:text-line-through-type="none" fo:font-style="italic" style:text-underline-style="none" fo:font-weight="normal" officeooo:rsid="02f761c9" style:font-style-asian="italic" style:font-weight-asian="normal" style:font-style-complex="italic" style:font-weight-complex="normal"/>
    </style:style>
    <style:style style:name="T350" style:family="text">
      <style:text-properties style:use-window-font-color="true" style:text-line-through-style="none" style:text-line-through-type="none" fo:font-style="italic" style:text-underline-style="none" fo:font-weight="normal" officeooo:rsid="02edc963" style:font-style-asian="italic" style:font-weight-asian="normal" style:font-style-complex="italic" style:font-weight-complex="normal"/>
    </style:style>
    <style:style style:name="T351" style:family="text">
      <style:text-properties style:use-window-font-color="true" style:text-line-through-style="none" style:text-line-through-type="none" fo:font-style="italic" style:text-underline-style="none" fo:font-weight="normal" officeooo:rsid="03ffa765" style:font-style-asian="italic" style:font-weight-asian="normal" style:font-style-complex="italic" style:font-weight-complex="normal"/>
    </style:style>
    <style:style style:name="T352" style:family="text">
      <style:text-properties style:use-window-font-color="true" style:text-line-through-style="none" style:text-line-through-type="none" style:text-underline-style="none" fo:font-weight="normal" officeooo:rsid="02f9b2aa" style:font-weight-asian="normal" style:font-weight-complex="normal"/>
    </style:style>
    <style:style style:name="T353" style:family="text">
      <style:text-properties style:use-window-font-color="true" style:text-line-through-style="none" style:text-line-through-type="none" style:text-underline-style="none" fo:font-weight="normal" officeooo:rsid="02f8c777" style:font-weight-asian="normal" style:font-weight-complex="normal"/>
    </style:style>
    <style:style style:name="T354" style:family="text">
      <style:text-properties style:use-window-font-color="true" style:text-line-through-style="none" style:text-line-through-type="none" style:text-underline-style="none" fo:font-weight="normal" officeooo:rsid="02fda6ef" style:font-weight-asian="normal" style:font-weight-complex="normal"/>
    </style:style>
    <style:style style:name="T355" style:family="text">
      <style:text-properties style:use-window-font-color="true" style:text-line-through-style="none" style:text-line-through-type="none" style:text-underline-style="none" fo:font-weight="normal" officeooo:rsid="02f761c9" style:font-weight-asian="normal" style:font-weight-complex="normal"/>
    </style:style>
    <style:style style:name="T356" style:family="text">
      <style:text-properties style:use-window-font-color="true" officeooo:rsid="02efc49c"/>
    </style:style>
    <style:style style:name="T357" style:family="text">
      <style:text-properties style:use-window-font-color="true" officeooo:rsid="02ce8a1b"/>
    </style:style>
    <style:style style:name="T358" style:family="text">
      <style:text-properties style:use-window-font-color="true" officeooo:rsid="02d1510f"/>
    </style:style>
    <style:style style:name="T359" style:family="text">
      <style:text-properties style:use-window-font-color="true" officeooo:rsid="02f51e47"/>
    </style:style>
    <style:style style:name="T360" style:family="text">
      <style:text-properties style:use-window-font-color="true" officeooo:rsid="0069ae25"/>
    </style:style>
    <style:style style:name="T361" style:family="text">
      <style:text-properties style:use-window-font-color="true" officeooo:rsid="02f8c777"/>
    </style:style>
    <style:style style:name="T362" style:family="text">
      <style:text-properties style:use-window-font-color="true" style:text-underline-style="solid" style:text-underline-width="auto" style:text-underline-color="font-color" fo:font-weight="normal" officeooo:rsid="031857c7" style:font-weight-asian="normal" style:font-weight-complex="normal"/>
    </style:style>
    <style:style style:name="T363" style:family="text">
      <style:text-properties style:use-window-font-color="true" fo:background-color="transparent" loext:char-shading-value="0"/>
    </style:style>
    <style:style style:name="T364" style:family="text">
      <style:text-properties style:use-window-font-color="true" fo:font-size="14pt" fo:font-style="normal" style:text-underline-style="none" fo:font-weight="bold" officeooo:rsid="04bd9243" style:font-size-asian="14pt" style:font-style-asian="normal" style:font-weight-asian="bold" style:font-size-complex="14pt" style:font-style-complex="normal" style:font-weight-complex="bold"/>
    </style:style>
    <style:style style:name="T365" style:family="text">
      <style:text-properties style:use-window-font-color="true" fo:font-size="14pt" fo:font-style="normal" style:text-underline-style="none" fo:font-weight="bold" officeooo:rsid="02ec4cc6" style:font-size-asian="14pt" style:font-style-asian="normal" style:font-weight-asian="bold" style:font-size-complex="14pt" style:font-style-complex="normal" style:font-weight-complex="bold"/>
    </style:style>
    <style:style style:name="T366" style:family="text">
      <style:text-properties style:use-window-font-color="true" officeooo:rsid="05d5c10e"/>
    </style:style>
    <style:style style:name="T367" style:family="text">
      <style:text-properties style:use-window-font-color="true" officeooo:rsid="05d8cd62"/>
    </style:style>
    <style:style style:name="T368" style:family="text">
      <style:text-properties style:use-window-font-color="true" officeooo:rsid="04a2554c"/>
    </style:style>
    <style:style style:name="T369" style:family="text">
      <style:text-properties style:use-window-font-color="true" officeooo:rsid="05dd0a36"/>
    </style:style>
    <style:style style:name="T370" style:family="text">
      <style:text-properties fo:font-weight="normal" style:font-weight-asian="normal" style:font-weight-complex="normal"/>
    </style:style>
    <style:style style:name="T371" style:family="text">
      <style:text-properties fo:font-weight="normal" officeooo:rsid="003c27f0" style:font-weight-asian="normal" style:font-weight-complex="normal"/>
    </style:style>
    <style:style style:name="T372" style:family="text">
      <style:text-properties fo:font-weight="normal" officeooo:rsid="003cb407" style:font-weight-asian="normal" style:font-weight-complex="normal"/>
    </style:style>
    <style:style style:name="T373" style:family="text">
      <style:text-properties fo:font-weight="normal" officeooo:rsid="00205d85" style:font-weight-asian="normal" style:font-weight-complex="normal"/>
    </style:style>
    <style:style style:name="T374" style:family="text">
      <style:text-properties fo:font-weight="normal" officeooo:rsid="00beb82f" style:font-weight-asian="normal" style:font-weight-complex="normal"/>
    </style:style>
    <style:style style:name="T375" style:family="text">
      <style:text-properties fo:font-weight="normal" officeooo:rsid="016860b9" style:font-weight-asian="normal" style:font-weight-complex="normal"/>
    </style:style>
    <style:style style:name="T376" style:family="text">
      <style:text-properties fo:font-weight="normal" officeooo:rsid="0377ec6e" style:font-weight-asian="normal" style:font-weight-complex="normal"/>
    </style:style>
    <style:style style:name="T377" style:family="text">
      <style:text-properties fo:font-weight="normal" officeooo:rsid="03778af6" style:font-weight-asian="normal" style:font-weight-complex="normal"/>
    </style:style>
    <style:style style:name="T378" style:family="text">
      <style:text-properties fo:font-weight="normal" officeooo:rsid="03886cfc" style:font-weight-asian="normal" style:font-weight-complex="normal"/>
    </style:style>
    <style:style style:name="T379" style:family="text">
      <style:text-properties fo:font-weight="normal" officeooo:rsid="038a2c81" style:font-weight-asian="normal" style:font-weight-complex="normal"/>
    </style:style>
    <style:style style:name="T380" style:family="text">
      <style:text-properties fo:font-weight="normal" officeooo:rsid="038bbdf6" style:font-weight-asian="normal" style:font-weight-complex="normal"/>
    </style:style>
    <style:style style:name="T381" style:family="text">
      <style:text-properties fo:font-weight="normal" officeooo:rsid="038d7d5e" style:font-weight-asian="normal" style:font-weight-complex="normal"/>
    </style:style>
    <style:style style:name="T382" style:family="text">
      <style:text-properties fo:font-weight="normal" officeooo:rsid="038e531a" style:font-weight-asian="normal" style:font-weight-complex="normal"/>
    </style:style>
    <style:style style:name="T383" style:family="text">
      <style:text-properties fo:font-weight="normal" officeooo:rsid="03963307" style:font-weight-asian="normal" style:font-weight-complex="normal"/>
    </style:style>
    <style:style style:name="T384" style:family="text">
      <style:text-properties fo:font-weight="normal" officeooo:rsid="039c640b" style:font-weight-asian="normal" style:font-weight-complex="normal"/>
    </style:style>
    <style:style style:name="T385" style:family="text">
      <style:text-properties fo:font-weight="normal" officeooo:rsid="039e438c" style:font-weight-asian="normal" style:font-weight-complex="normal"/>
    </style:style>
    <style:style style:name="T386" style:family="text">
      <style:text-properties fo:font-weight="normal" officeooo:rsid="03a073aa" style:font-weight-asian="normal" style:font-weight-complex="normal"/>
    </style:style>
    <style:style style:name="T387" style:family="text">
      <style:text-properties fo:font-weight="normal" officeooo:rsid="03a15cc8" style:font-weight-asian="normal" style:font-weight-complex="normal"/>
    </style:style>
    <style:style style:name="T388" style:family="text">
      <style:text-properties fo:font-weight="normal" officeooo:rsid="03a31e81" style:font-weight-asian="normal" style:font-weight-complex="normal"/>
    </style:style>
    <style:style style:name="T389" style:family="text">
      <style:text-properties fo:font-weight="normal" officeooo:rsid="03ac69a7" style:font-weight-asian="normal" style:font-weight-complex="normal"/>
    </style:style>
    <style:style style:name="T390" style:family="text">
      <style:text-properties fo:font-weight="normal" officeooo:rsid="03af7bf7" style:font-weight-asian="normal" style:font-weight-complex="normal"/>
    </style:style>
    <style:style style:name="T391" style:family="text">
      <style:text-properties fo:font-weight="normal" officeooo:rsid="03b1fbc9" style:font-weight-asian="normal" style:font-weight-complex="normal"/>
    </style:style>
    <style:style style:name="T392" style:family="text">
      <style:text-properties fo:font-weight="normal" officeooo:rsid="03becfb9" style:font-weight-asian="normal" style:font-weight-complex="normal"/>
    </style:style>
    <style:style style:name="T393" style:family="text">
      <style:text-properties fo:font-weight="normal" officeooo:rsid="03bf675e" style:font-weight-asian="normal" style:font-weight-complex="normal"/>
    </style:style>
    <style:style style:name="T394" style:family="text">
      <style:text-properties fo:font-weight="normal" officeooo:rsid="03bf92cd" style:font-weight-asian="normal" style:font-weight-complex="normal"/>
    </style:style>
    <style:style style:name="T395" style:family="text">
      <style:text-properties fo:font-weight="normal" officeooo:rsid="03c2a4d1" style:font-weight-asian="normal" style:font-weight-complex="normal"/>
    </style:style>
    <style:style style:name="T396" style:family="text">
      <style:text-properties fo:font-weight="normal" officeooo:rsid="03c34d65" style:font-weight-asian="normal" style:font-weight-complex="normal"/>
    </style:style>
    <style:style style:name="T397" style:family="text">
      <style:text-properties fo:font-weight="normal" officeooo:rsid="03c39617" style:font-weight-asian="normal" style:font-weight-complex="normal"/>
    </style:style>
    <style:style style:name="T398" style:family="text">
      <style:text-properties fo:font-weight="normal" officeooo:rsid="03c44ca6" style:font-weight-asian="normal" style:font-weight-complex="normal"/>
    </style:style>
    <style:style style:name="T399" style:family="text">
      <style:text-properties fo:font-weight="normal" officeooo:rsid="03c51260" style:font-weight-asian="normal" style:font-weight-complex="normal"/>
    </style:style>
    <style:style style:name="T400" style:family="text">
      <style:text-properties fo:font-weight="normal" officeooo:rsid="03c51463" style:font-weight-asian="normal" style:font-weight-complex="normal"/>
    </style:style>
    <style:style style:name="T401" style:family="text">
      <style:text-properties fo:font-weight="normal" officeooo:rsid="03c51c71" style:font-weight-asian="normal" style:font-weight-complex="normal"/>
    </style:style>
    <style:style style:name="T402" style:family="text">
      <style:text-properties fo:font-weight="normal" officeooo:rsid="03c6f534" style:font-weight-asian="normal" style:font-weight-complex="normal"/>
    </style:style>
    <style:style style:name="T403" style:family="text">
      <style:text-properties fo:font-weight="normal" officeooo:rsid="03cb2c07" style:font-weight-asian="normal" style:font-weight-complex="normal"/>
    </style:style>
    <style:style style:name="T404" style:family="text">
      <style:text-properties fo:font-weight="normal" officeooo:rsid="03d088e0" style:font-weight-asian="normal" style:font-weight-complex="normal"/>
    </style:style>
    <style:style style:name="T405" style:family="text">
      <style:text-properties fo:font-weight="normal" officeooo:rsid="03d7a2a4" style:font-weight-asian="normal" style:font-weight-complex="normal"/>
    </style:style>
    <style:style style:name="T406" style:family="text">
      <style:text-properties fo:font-weight="normal" officeooo:rsid="03d9bd6c" style:font-weight-asian="normal" style:font-weight-complex="normal"/>
    </style:style>
    <style:style style:name="T407" style:family="text">
      <style:text-properties fo:font-weight="normal" officeooo:rsid="03db91db" style:font-weight-asian="normal" style:font-weight-complex="normal"/>
    </style:style>
    <style:style style:name="T408" style:family="text">
      <style:text-properties fo:font-weight="normal" officeooo:rsid="03e4514e" style:font-weight-asian="normal" style:font-weight-complex="normal"/>
    </style:style>
    <style:style style:name="T409" style:family="text">
      <style:text-properties fo:font-weight="normal" officeooo:rsid="03e90de3" style:font-weight-asian="normal" style:font-weight-complex="normal"/>
    </style:style>
    <style:style style:name="T410" style:family="text">
      <style:text-properties fo:font-weight="normal" officeooo:rsid="03e93625" style:font-weight-asian="normal" style:font-weight-complex="normal"/>
    </style:style>
    <style:style style:name="T411" style:family="text">
      <style:text-properties fo:font-weight="normal" officeooo:rsid="03ea64bf" style:font-weight-asian="normal" style:font-weight-complex="normal"/>
    </style:style>
    <style:style style:name="T412" style:family="text">
      <style:text-properties fo:font-weight="normal" officeooo:rsid="03eb005c" style:font-weight-asian="normal" style:font-weight-complex="normal"/>
    </style:style>
    <style:style style:name="T413" style:family="text">
      <style:text-properties fo:font-weight="normal" officeooo:rsid="03ec3a95" style:font-weight-asian="normal" style:font-weight-complex="normal"/>
    </style:style>
    <style:style style:name="T414" style:family="text">
      <style:text-properties fo:font-weight="normal" officeooo:rsid="03ed0846" style:font-weight-asian="normal" style:font-weight-complex="normal"/>
    </style:style>
    <style:style style:name="T415" style:family="text">
      <style:text-properties fo:font-weight="normal" officeooo:rsid="03ede337" style:font-weight-asian="normal" style:font-weight-complex="normal"/>
    </style:style>
    <style:style style:name="T416" style:family="text">
      <style:text-properties fo:font-weight="normal" officeooo:rsid="03ee7eb1" style:font-weight-asian="normal" style:font-weight-complex="normal"/>
    </style:style>
    <style:style style:name="T417" style:family="text">
      <style:text-properties fo:font-weight="normal" officeooo:rsid="03de8421" style:font-weight-asian="normal" style:font-weight-complex="normal"/>
    </style:style>
    <style:style style:name="T418" style:family="text">
      <style:text-properties fo:font-weight="normal" officeooo:rsid="03f27278" style:font-weight-asian="normal" style:font-weight-complex="normal"/>
    </style:style>
    <style:style style:name="T419" style:family="text">
      <style:text-properties fo:font-weight="normal" officeooo:rsid="03f4b1ba" style:font-weight-asian="normal" style:font-weight-complex="normal"/>
    </style:style>
    <style:style style:name="T420" style:family="text">
      <style:text-properties fo:font-weight="normal" officeooo:rsid="03f501e7" style:font-weight-asian="normal" style:font-weight-complex="normal"/>
    </style:style>
    <style:style style:name="T421" style:family="text">
      <style:text-properties fo:font-weight="normal" officeooo:rsid="03f56006" style:font-weight-asian="normal" style:font-weight-complex="normal"/>
    </style:style>
    <style:style style:name="T422" style:family="text">
      <style:text-properties fo:font-weight="normal" officeooo:rsid="03f8c064" style:font-weight-asian="normal" style:font-weight-complex="normal"/>
    </style:style>
    <style:style style:name="T423" style:family="text">
      <style:text-properties fo:font-weight="normal" officeooo:rsid="03fc17c3" style:font-weight-asian="normal" style:font-weight-complex="normal"/>
    </style:style>
    <style:style style:name="T424" style:family="text">
      <style:text-properties fo:font-weight="normal" officeooo:rsid="03fc65b4" style:font-weight-asian="normal" style:font-weight-complex="normal"/>
    </style:style>
    <style:style style:name="T425" style:family="text">
      <style:text-properties fo:font-weight="normal" officeooo:rsid="03fd5e01" style:font-weight-asian="normal" style:font-weight-complex="normal"/>
    </style:style>
    <style:style style:name="T426" style:family="text">
      <style:text-properties fo:font-weight="normal" officeooo:rsid="040aae1c" style:font-weight-asian="normal" style:font-weight-complex="normal"/>
    </style:style>
    <style:style style:name="T427" style:family="text">
      <style:text-properties fo:font-weight="normal" officeooo:rsid="040ce935" style:font-weight-asian="normal" style:font-weight-complex="normal"/>
    </style:style>
    <style:style style:name="T428" style:family="text">
      <style:text-properties fo:font-weight="normal" officeooo:rsid="042824b8" style:font-weight-asian="normal" style:font-weight-complex="normal"/>
    </style:style>
    <style:style style:name="T429" style:family="text">
      <style:text-properties fo:font-weight="normal" officeooo:rsid="0427ec09" style:font-weight-asian="normal" style:font-weight-complex="normal"/>
    </style:style>
    <style:style style:name="T430" style:family="text">
      <style:text-properties fo:font-weight="normal" officeooo:rsid="0424a315" style:font-weight-asian="normal" style:font-weight-complex="normal"/>
    </style:style>
    <style:style style:name="T431" style:family="text">
      <style:text-properties fo:font-weight="normal" officeooo:rsid="03c13113" style:font-weight-asian="normal" style:font-weight-complex="normal"/>
    </style:style>
    <style:style style:name="T432" style:family="text">
      <style:text-properties fo:font-weight="normal" officeooo:rsid="0428c8e2" style:font-weight-asian="normal" style:font-weight-complex="normal"/>
    </style:style>
    <style:style style:name="T433" style:family="text">
      <style:text-properties fo:font-weight="normal" officeooo:rsid="045e6749" style:font-weight-asian="normal" style:font-weight-complex="normal"/>
    </style:style>
    <style:style style:name="T434" style:family="text">
      <style:text-properties fo:font-weight="normal" officeooo:rsid="04602400" style:font-weight-asian="normal" style:font-weight-complex="normal"/>
    </style:style>
    <style:style style:name="T435" style:family="text">
      <style:text-properties fo:font-weight="normal" officeooo:rsid="04161d3e" style:font-weight-asian="normal" style:font-weight-complex="normal"/>
    </style:style>
    <style:style style:name="T436" style:family="text">
      <style:text-properties fo:font-weight="normal" officeooo:rsid="041746e7" style:font-weight-asian="normal" style:font-weight-complex="normal"/>
    </style:style>
    <style:style style:name="T437" style:family="text">
      <style:text-properties fo:font-weight="normal" officeooo:rsid="041d4261" style:font-weight-asian="normal" style:font-weight-complex="normal"/>
    </style:style>
    <style:style style:name="T438" style:family="text">
      <style:text-properties fo:font-weight="normal" officeooo:rsid="0419037b" style:font-weight-asian="normal" style:font-weight-complex="normal"/>
    </style:style>
    <style:style style:name="T439" style:family="text">
      <style:text-properties fo:font-weight="normal" officeooo:rsid="04226783" style:font-weight-asian="normal" style:font-weight-complex="normal"/>
    </style:style>
    <style:style style:name="T440" style:family="text">
      <style:text-properties fo:font-weight="normal" officeooo:rsid="04329278" style:font-weight-asian="normal" style:font-weight-complex="normal"/>
    </style:style>
    <style:style style:name="T441" style:family="text">
      <style:text-properties fo:font-weight="normal" officeooo:rsid="042d7117" style:font-weight-asian="normal" style:font-weight-complex="normal"/>
    </style:style>
    <style:style style:name="T442" style:family="text">
      <style:text-properties fo:font-weight="normal" officeooo:rsid="04253c68" style:font-weight-asian="normal" style:font-weight-complex="normal"/>
    </style:style>
    <style:style style:name="T443" style:family="text">
      <style:text-properties fo:font-weight="normal" officeooo:rsid="043c6125" style:font-weight-asian="normal" style:font-weight-complex="normal"/>
    </style:style>
    <style:style style:name="T444" style:family="text">
      <style:text-properties fo:font-weight="normal" officeooo:rsid="044401b2" style:font-weight-asian="normal" style:font-weight-complex="normal"/>
    </style:style>
    <style:style style:name="T445" style:family="text">
      <style:text-properties fo:font-weight="normal" officeooo:rsid="043a3360" style:font-weight-asian="normal" style:font-weight-complex="normal"/>
    </style:style>
    <style:style style:name="T446" style:family="text">
      <style:text-properties fo:font-weight="normal" officeooo:rsid="04438193" style:font-weight-asian="normal" style:font-weight-complex="normal"/>
    </style:style>
    <style:style style:name="T447" style:family="text">
      <style:text-properties fo:font-weight="normal" officeooo:rsid="043fc929" style:font-weight-asian="normal" style:font-weight-complex="normal"/>
    </style:style>
    <style:style style:name="T448" style:family="text">
      <style:text-properties fo:font-weight="normal" officeooo:rsid="04496025" style:font-weight-asian="normal" style:font-weight-complex="normal"/>
    </style:style>
    <style:style style:name="T449" style:family="text">
      <style:text-properties fo:font-weight="normal" officeooo:rsid="04592f7c" style:font-weight-asian="normal" style:font-weight-complex="normal"/>
    </style:style>
    <style:style style:name="T450" style:family="text">
      <style:text-properties fo:font-weight="normal" officeooo:rsid="0480ffab" style:font-weight-asian="normal" style:font-weight-complex="normal"/>
    </style:style>
    <style:style style:name="T451" style:family="text">
      <style:text-properties fo:font-weight="normal" officeooo:rsid="04822256" style:font-weight-asian="normal" style:font-weight-complex="normal"/>
    </style:style>
    <style:style style:name="T452" style:family="text">
      <style:text-properties fo:font-weight="normal" officeooo:rsid="048ffd4a" style:font-weight-asian="normal" style:font-weight-complex="normal"/>
    </style:style>
    <style:style style:name="T453" style:family="text">
      <style:text-properties fo:font-weight="normal" officeooo:rsid="048fe3f8" style:font-weight-asian="normal" style:font-weight-complex="normal"/>
    </style:style>
    <style:style style:name="T454" style:family="text">
      <style:text-properties fo:font-weight="normal" officeooo:rsid="0494bc64" style:font-weight-asian="normal" style:font-weight-complex="normal"/>
    </style:style>
    <style:style style:name="T455" style:family="text">
      <style:text-properties fo:font-weight="normal" officeooo:rsid="049a8a7e" style:font-weight-asian="normal" style:font-weight-complex="normal"/>
    </style:style>
    <style:style style:name="T456" style:family="text">
      <style:text-properties fo:font-weight="normal" officeooo:rsid="04a57ad8" style:font-weight-asian="normal" style:font-weight-complex="normal"/>
    </style:style>
    <style:style style:name="T457" style:family="text">
      <style:text-properties fo:font-weight="normal" officeooo:rsid="04b2ffc5" style:font-weight-asian="normal" style:font-weight-complex="normal"/>
    </style:style>
    <style:style style:name="T458" style:family="text">
      <style:text-properties fo:font-weight="normal" officeooo:rsid="04ba1b39" style:font-weight-asian="normal" style:font-weight-complex="normal"/>
    </style:style>
    <style:style style:name="T459" style:family="text">
      <style:text-properties fo:font-weight="normal" officeooo:rsid="04b3c5c0" style:font-weight-asian="normal" style:font-weight-complex="normal"/>
    </style:style>
    <style:style style:name="T460" style:family="text">
      <style:text-properties fo:font-weight="normal" officeooo:rsid="04cce5bf" style:font-weight-asian="normal" style:font-weight-complex="normal"/>
    </style:style>
    <style:style style:name="T461" style:family="text">
      <style:text-properties fo:font-weight="normal" officeooo:rsid="050199cb" style:font-weight-asian="normal" style:font-weight-complex="normal"/>
    </style:style>
    <style:style style:name="T462" style:family="text">
      <style:text-properties fo:font-weight="normal" officeooo:rsid="0502c86e" style:font-weight-asian="normal" style:font-weight-complex="normal"/>
    </style:style>
    <style:style style:name="T463" style:family="text">
      <style:text-properties fo:font-weight="normal" officeooo:rsid="04f1c42d" style:font-weight-asian="normal" style:font-weight-complex="normal"/>
    </style:style>
    <style:style style:name="T464" style:family="text">
      <style:text-properties fo:font-weight="normal" officeooo:rsid="04f0bfd5" style:font-weight-asian="normal" style:font-weight-complex="normal"/>
    </style:style>
    <style:style style:name="T465" style:family="text">
      <style:text-properties fo:font-weight="normal" officeooo:rsid="05319739" style:font-weight-asian="normal" style:font-weight-complex="normal"/>
    </style:style>
    <style:style style:name="T466" style:family="text">
      <style:text-properties fo:font-weight="normal" officeooo:rsid="05604a7a" style:font-weight-asian="normal" style:font-weight-complex="normal"/>
    </style:style>
    <style:style style:name="T467" style:family="text">
      <style:text-properties fo:font-weight="normal" officeooo:rsid="0560f59c" style:font-weight-asian="normal" style:font-weight-complex="normal"/>
    </style:style>
    <style:style style:name="T468" style:family="text">
      <style:text-properties fo:font-weight="normal" officeooo:rsid="0569d9ca" style:font-weight-asian="normal" style:font-weight-complex="normal"/>
    </style:style>
    <style:style style:name="T469" style:family="text">
      <style:text-properties fo:font-weight="normal" officeooo:rsid="056aa2db" style:font-weight-asian="normal" style:font-weight-complex="normal"/>
    </style:style>
    <style:style style:name="T470" style:family="text">
      <style:text-properties fo:font-weight="normal" officeooo:rsid="0573ee33" style:font-weight-asian="normal" style:font-weight-complex="normal"/>
    </style:style>
    <style:style style:name="T471" style:family="text">
      <style:text-properties fo:font-weight="normal" officeooo:rsid="0577776f" style:font-weight-asian="normal" style:font-weight-complex="normal"/>
    </style:style>
    <style:style style:name="T472" style:family="text">
      <style:text-properties fo:font-weight="normal" officeooo:rsid="0580d52a" style:font-weight-asian="normal" style:font-weight-complex="normal"/>
    </style:style>
    <style:style style:name="T473" style:family="text">
      <style:text-properties fo:font-weight="normal" officeooo:rsid="058bbc5e" style:font-weight-asian="normal" style:font-weight-complex="normal"/>
    </style:style>
    <style:style style:name="T474" style:family="text">
      <style:text-properties fo:font-weight="normal" officeooo:rsid="060fe20f" style:font-weight-asian="normal" style:font-weight-complex="normal"/>
    </style:style>
    <style:style style:name="T475" style:family="text">
      <style:text-properties fo:font-weight="normal" officeooo:rsid="065f9c0e" style:font-weight-asian="normal" style:font-weight-complex="normal"/>
    </style:style>
    <style:style style:name="T476" style:family="text">
      <style:text-properties fo:font-style="italic" style:font-style-asian="italic" style:font-style-complex="italic"/>
    </style:style>
    <style:style style:name="T477" style:family="text">
      <style:text-properties fo:font-style="italic" officeooo:rsid="00256ecc" style:font-style-asian="italic" style:font-style-complex="italic"/>
    </style:style>
    <style:style style:name="T478" style:family="text">
      <style:text-properties fo:font-style="italic" officeooo:rsid="006c1d47" style:font-style-asian="italic" style:font-style-complex="italic"/>
    </style:style>
    <style:style style:name="T479" style:family="text">
      <style:text-properties fo:font-style="italic" officeooo:rsid="00e09913" style:font-style-asian="italic" style:font-style-complex="italic"/>
    </style:style>
    <style:style style:name="T480" style:family="text">
      <style:text-properties fo:font-style="italic" officeooo:rsid="005b5cd3" style:font-style-asian="italic" style:font-style-complex="italic"/>
    </style:style>
    <style:style style:name="T481" style:family="text">
      <style:text-properties fo:font-style="italic" officeooo:rsid="0034ed8b" style:font-style-asian="italic" style:font-style-complex="italic"/>
    </style:style>
    <style:style style:name="T482" style:family="text">
      <style:text-properties fo:font-style="italic" officeooo:rsid="00367935" style:font-style-asian="italic" style:font-style-complex="italic"/>
    </style:style>
    <style:style style:name="T483" style:family="text">
      <style:text-properties fo:font-style="italic" officeooo:rsid="003b4e50" style:font-style-asian="italic" style:font-style-complex="italic"/>
    </style:style>
    <style:style style:name="T484" style:family="text">
      <style:text-properties fo:font-style="italic" officeooo:rsid="01758a0f" style:font-style-asian="italic" style:font-style-complex="italic"/>
    </style:style>
    <style:style style:name="T485" style:family="text">
      <style:text-properties fo:font-style="italic" officeooo:rsid="0080477a" style:font-style-asian="italic" style:font-style-complex="italic"/>
    </style:style>
    <style:style style:name="T486" style:family="text">
      <style:text-properties fo:font-style="italic" officeooo:rsid="01113d34" style:font-style-asian="italic" style:font-style-complex="italic"/>
    </style:style>
    <style:style style:name="T487" style:family="text">
      <style:text-properties fo:font-style="italic" officeooo:rsid="018c0d5b" style:font-style-asian="italic" style:font-style-complex="italic"/>
    </style:style>
    <style:style style:name="T488" style:family="text">
      <style:text-properties fo:font-style="italic" officeooo:rsid="01c64853" style:font-style-asian="italic" style:font-style-complex="italic"/>
    </style:style>
    <style:style style:name="T489" style:family="text">
      <style:text-properties fo:font-style="italic" officeooo:rsid="01d9cd4e" style:font-style-asian="italic" style:font-style-complex="italic"/>
    </style:style>
    <style:style style:name="T490" style:family="text">
      <style:text-properties fo:font-style="italic" officeooo:rsid="01dc67de" style:font-style-asian="italic" style:font-style-complex="italic"/>
    </style:style>
    <style:style style:name="T491" style:family="text">
      <style:text-properties fo:font-style="italic" officeooo:rsid="01ec8e18" style:font-style-asian="italic" style:font-style-complex="italic"/>
    </style:style>
    <style:style style:name="T492" style:family="text">
      <style:text-properties fo:font-style="italic" officeooo:rsid="019e70b3" style:font-style-asian="italic" style:font-style-complex="italic"/>
    </style:style>
    <style:style style:name="T493" style:family="text">
      <style:text-properties fo:font-style="italic" officeooo:rsid="02685e01" style:font-style-asian="italic" style:font-style-complex="italic"/>
    </style:style>
    <style:style style:name="T494" style:family="text">
      <style:text-properties fo:font-style="italic" officeooo:rsid="026b5506" style:font-style-asian="italic" style:font-style-complex="italic"/>
    </style:style>
    <style:style style:name="T495" style:family="text">
      <style:text-properties fo:font-style="italic" officeooo:rsid="0288fb00" style:font-style-asian="italic" style:font-style-complex="italic"/>
    </style:style>
    <style:style style:name="T496" style:family="text">
      <style:text-properties fo:font-style="italic" officeooo:rsid="02ccc8f6" style:font-style-asian="italic" style:font-style-complex="italic"/>
    </style:style>
    <style:style style:name="T497" style:family="text">
      <style:text-properties fo:font-style="italic" officeooo:rsid="0069ae25" style:font-style-asian="italic" style:font-style-complex="italic"/>
    </style:style>
    <style:style style:name="T498" style:family="text">
      <style:text-properties fo:font-style="italic" officeooo:rsid="0022c018" style:font-style-asian="italic" style:font-style-complex="italic"/>
    </style:style>
    <style:style style:name="T499" style:family="text">
      <style:text-properties fo:font-style="italic" officeooo:rsid="02efc49c" style:font-style-asian="italic" style:font-style-complex="italic"/>
    </style:style>
    <style:style style:name="T500" style:family="text">
      <style:text-properties fo:font-style="italic" officeooo:rsid="02ec089f" style:font-style-asian="italic" style:font-style-complex="italic"/>
    </style:style>
    <style:style style:name="T501" style:family="text">
      <style:text-properties fo:font-style="italic" officeooo:rsid="032c4fdc" style:font-style-asian="italic" style:font-style-complex="italic"/>
    </style:style>
    <style:style style:name="T502" style:family="text">
      <style:text-properties fo:font-style="italic" officeooo:rsid="0335ea2c" style:font-style-asian="italic" style:font-style-complex="italic"/>
    </style:style>
    <style:style style:name="T503" style:family="text">
      <style:text-properties fo:font-style="italic" officeooo:rsid="0346a444" style:font-style-asian="italic" style:font-style-complex="italic"/>
    </style:style>
    <style:style style:name="T504" style:family="text">
      <style:text-properties fo:font-style="italic" officeooo:rsid="03a24854" style:font-style-asian="italic" style:font-style-complex="italic"/>
    </style:style>
    <style:style style:name="T505" style:family="text">
      <style:text-properties fo:font-style="italic" officeooo:rsid="03804bbd" style:font-style-asian="italic" style:font-style-complex="italic"/>
    </style:style>
    <style:style style:name="T506" style:family="text">
      <style:text-properties fo:font-style="italic" officeooo:rsid="03aaef44" style:font-style-asian="italic" style:font-style-complex="italic"/>
    </style:style>
    <style:style style:name="T507" style:family="text">
      <style:text-properties fo:font-style="italic" officeooo:rsid="04a57ad8" style:font-style-asian="italic" style:font-style-complex="italic"/>
    </style:style>
    <style:style style:name="T508" style:family="text">
      <style:text-properties fo:font-style="italic" officeooo:rsid="04ba1b39" style:font-style-asian="italic" style:font-style-complex="italic"/>
    </style:style>
    <style:style style:name="T509" style:family="text">
      <style:text-properties fo:font-style="italic" officeooo:rsid="04a08898" style:font-style-asian="italic" style:font-style-complex="italic"/>
    </style:style>
    <style:style style:name="T510" style:family="text">
      <style:text-properties fo:font-style="italic" officeooo:rsid="051c4636" style:font-style-asian="italic" style:font-style-complex="italic"/>
    </style:style>
    <style:style style:name="T511" style:family="text">
      <style:text-properties fo:font-style="italic" officeooo:rsid="064d9acd" style:font-style-asian="italic" style:font-style-complex="italic"/>
    </style:style>
    <style:style style:name="T512" style:family="text">
      <style:text-properties fo:font-style="italic" officeooo:rsid="063fe71c" style:font-style-asian="italic" style:font-style-complex="italic"/>
    </style:style>
    <style:style style:name="T513" style:family="text">
      <style:text-properties fo:font-style="italic" officeooo:rsid="065a8b52" style:font-style-asian="italic" style:font-style-complex="italic"/>
    </style:style>
    <style:style style:name="T514" style:family="text">
      <style:text-properties fo:font-style="italic" officeooo:rsid="065bcfd1" style:font-style-asian="italic" style:font-style-complex="italic"/>
    </style:style>
    <style:style style:name="T515" style:family="text">
      <style:text-properties fo:font-style="italic" officeooo:rsid="065cd408" style:font-style-asian="italic" style:font-style-complex="italic"/>
    </style:style>
    <style:style style:name="T516" style:family="text">
      <style:text-properties fo:font-style="italic" officeooo:rsid="04dd833a" style:font-style-asian="italic" style:font-weight-asian="normal" style:font-style-complex="italic" style:font-weight-complex="normal"/>
    </style:style>
    <style:style style:name="T51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18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519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520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521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522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523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524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525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526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527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528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529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530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531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532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533" style:family="text">
      <style:text-properties fo:font-style="italic" style:text-underline-style="none" fo:font-weight="normal" officeooo:rsid="0045286d" style:font-style-asian="italic" style:font-weight-asian="normal" style:font-style-complex="italic" style:font-weight-complex="normal"/>
    </style:style>
    <style:style style:name="T534" style:family="text">
      <style:text-properties fo:font-style="italic" style:text-underline-style="none" fo:font-weight="normal" officeooo:rsid="00a69bec" style:font-style-asian="italic" style:font-weight-asian="normal" style:font-style-complex="italic" style:font-weight-complex="normal"/>
    </style:style>
    <style:style style:name="T535" style:family="text">
      <style:text-properties fo:font-style="italic" style:text-underline-style="none" fo:font-weight="normal" officeooo:rsid="00a639f7" style:font-style-asian="italic" style:font-weight-asian="normal" style:font-style-complex="italic" style:font-weight-complex="normal"/>
    </style:style>
    <style:style style:name="T536" style:family="text">
      <style:text-properties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537" style:family="text">
      <style:text-properties fo:font-style="italic" style:text-underline-style="none" fo:font-weight="normal" officeooo:rsid="03711f0a" style:font-style-asian="italic" style:font-weight-asian="normal" style:font-style-complex="italic" style:font-weight-complex="normal"/>
    </style:style>
    <style:style style:name="T538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539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540" style:family="text">
      <style:text-properties fo:font-style="italic" style:text-underline-style="none" style:font-style-asian="italic" style:font-style-complex="italic"/>
    </style:style>
    <style:style style:name="T541" style:family="text">
      <style:text-properties fo:font-style="italic" style:text-underline-style="none" officeooo:rsid="00baae4f" style:font-style-asian="italic" style:font-style-complex="italic"/>
    </style:style>
    <style:style style:name="T542" style:family="text">
      <style:text-properties fo:font-style="italic" style:text-underline-style="none" officeooo:rsid="00d708a6" style:font-style-asian="italic" style:font-style-complex="italic"/>
    </style:style>
    <style:style style:name="T543" style:family="text">
      <style:text-properties fo:font-style="italic" style:text-underline-style="none" officeooo:rsid="00beb82f" style:font-style-asian="italic" style:font-style-complex="italic"/>
    </style:style>
    <style:style style:name="T544" style:family="text">
      <style:text-properties fo:font-style="italic" style:text-underline-style="none" officeooo:rsid="00d9c9e4" style:font-style-asian="italic" style:font-style-complex="italic"/>
    </style:style>
    <style:style style:name="T545" style:family="text">
      <style:text-properties fo:font-style="italic" style:text-underline-style="none" officeooo:rsid="00f55bb2" style:font-style-asian="italic" style:font-style-complex="italic"/>
    </style:style>
    <style:style style:name="T546" style:family="text">
      <style:text-properties fo:font-style="italic" style:text-underline-style="none" officeooo:rsid="00f74e17" style:font-style-asian="italic" style:font-style-complex="italic"/>
    </style:style>
    <style:style style:name="T547" style:family="text">
      <style:text-properties fo:font-style="italic" style:text-underline-style="none" officeooo:rsid="00fde6f2" style:font-style-asian="italic" style:font-style-complex="italic"/>
    </style:style>
    <style:style style:name="T548" style:family="text">
      <style:text-properties fo:font-style="italic" style:text-underline-style="none" officeooo:rsid="0130fd48" style:font-style-asian="italic" style:font-style-complex="italic"/>
    </style:style>
    <style:style style:name="T549" style:family="text">
      <style:text-properties fo:font-style="italic" style:text-underline-style="none" officeooo:rsid="013401b3" style:font-style-asian="italic" style:font-style-complex="italic"/>
    </style:style>
    <style:style style:name="T550" style:family="text">
      <style:text-properties fo:font-style="italic" style:text-underline-style="none" officeooo:rsid="013f3c54" style:font-style-asian="italic" style:font-style-complex="italic"/>
    </style:style>
    <style:style style:name="T551" style:family="text">
      <style:text-properties fo:font-style="italic" style:text-underline-style="none" officeooo:rsid="00bfa17d" style:font-style-asian="italic" style:font-style-complex="italic"/>
    </style:style>
    <style:style style:name="T552" style:family="text">
      <style:text-properties fo:font-style="italic" style:text-underline-style="none" officeooo:rsid="02a94de9" style:font-style-asian="italic" style:font-style-complex="italic"/>
    </style:style>
    <style:style style:name="T553" style:family="text">
      <style:text-properties fo:font-style="italic" style:text-underline-style="none" officeooo:rsid="00bbbf73" style:font-style-asian="italic" style:font-style-complex="italic"/>
    </style:style>
    <style:style style:name="T554" style:family="text">
      <style:text-properties fo:font-style="italic" style:text-underline-style="none" officeooo:rsid="00a639f7" style:font-style-asian="italic" style:font-style-complex="italic"/>
    </style:style>
    <style:style style:name="T555" style:family="text">
      <style:text-properties fo:font-style="italic" style:text-underline-style="none" officeooo:rsid="00bd11a0" style:font-style-asian="italic" style:font-style-complex="italic"/>
    </style:style>
    <style:style style:name="T55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57" style:family="text">
      <style:text-properties fo:font-style="italic" fo:font-weight="normal" officeooo:rsid="003c27f0" style:font-style-asian="italic" style:font-weight-asian="normal" style:font-style-complex="italic" style:font-weight-complex="normal"/>
    </style:style>
    <style:style style:name="T558" style:family="text">
      <style:text-properties fo:font-style="italic" fo:font-weight="normal" officeooo:rsid="039c640b" style:font-style-asian="italic" style:font-weight-asian="normal" style:font-style-complex="italic" style:font-weight-complex="normal"/>
    </style:style>
    <style:style style:name="T559" style:family="text">
      <style:text-properties fo:font-style="italic" fo:font-weight="normal" officeooo:rsid="038a2c81" style:font-style-asian="italic" style:font-weight-asian="normal" style:font-style-complex="italic" style:font-weight-complex="normal"/>
    </style:style>
    <style:style style:name="T560" style:family="text">
      <style:text-properties fo:font-style="italic" fo:font-weight="normal" officeooo:rsid="038bbdf6" style:font-style-asian="italic" style:font-weight-asian="normal" style:font-style-complex="italic" style:font-weight-complex="normal"/>
    </style:style>
    <style:style style:name="T561" style:family="text">
      <style:text-properties fo:font-style="italic" fo:font-weight="normal" officeooo:rsid="038d7d5e" style:font-style-asian="italic" style:font-weight-asian="normal" style:font-style-complex="italic" style:font-weight-complex="normal"/>
    </style:style>
    <style:style style:name="T562" style:family="text">
      <style:text-properties fo:font-style="italic" fo:font-weight="normal" officeooo:rsid="03a073aa" style:font-style-asian="italic" style:font-weight-asian="normal" style:font-style-complex="italic" style:font-weight-complex="normal"/>
    </style:style>
    <style:style style:name="T563" style:family="text">
      <style:text-properties fo:font-style="italic" fo:font-weight="normal" officeooo:rsid="03ac69a7" style:font-style-asian="italic" style:font-weight-asian="normal" style:font-style-complex="italic" style:font-weight-complex="normal"/>
    </style:style>
    <style:style style:name="T564" style:family="text">
      <style:text-properties fo:font-style="italic" fo:font-weight="normal" officeooo:rsid="03af7bf7" style:font-style-asian="italic" style:font-weight-asian="normal" style:font-style-complex="italic" style:font-weight-complex="normal"/>
    </style:style>
    <style:style style:name="T565" style:family="text">
      <style:text-properties fo:font-style="italic" fo:font-weight="normal" officeooo:rsid="03b1fbc9" style:font-style-asian="italic" style:font-weight-asian="normal" style:font-style-complex="italic" style:font-weight-complex="normal"/>
    </style:style>
    <style:style style:name="T566" style:family="text">
      <style:text-properties fo:font-style="italic" fo:font-weight="normal" officeooo:rsid="03c34d65" style:font-style-asian="italic" style:font-weight-asian="normal" style:font-style-complex="italic" style:font-weight-complex="normal"/>
    </style:style>
    <style:style style:name="T567" style:family="text">
      <style:text-properties fo:font-style="italic" fo:font-weight="normal" officeooo:rsid="03c51260" style:font-style-asian="italic" style:font-weight-asian="normal" style:font-style-complex="italic" style:font-weight-complex="normal"/>
    </style:style>
    <style:style style:name="T568" style:family="text">
      <style:text-properties fo:font-style="italic" fo:font-weight="normal" officeooo:rsid="03fd5e01" style:font-style-asian="italic" style:font-weight-asian="normal" style:font-style-complex="italic" style:font-weight-complex="normal"/>
    </style:style>
    <style:style style:name="T569" style:family="text">
      <style:text-properties fo:font-style="italic" fo:font-weight="normal" officeooo:rsid="04102973" style:font-style-asian="italic" style:font-weight-asian="normal" style:font-style-complex="italic" style:font-weight-complex="normal"/>
    </style:style>
    <style:style style:name="T570" style:family="text">
      <style:text-properties fo:font-style="italic" fo:font-weight="normal" officeooo:rsid="0411d16e" style:font-style-asian="italic" style:font-weight-asian="normal" style:font-style-complex="italic" style:font-weight-complex="normal"/>
    </style:style>
    <style:style style:name="T571" style:family="text">
      <style:text-properties fo:font-style="italic" fo:font-weight="normal" officeooo:rsid="0473548b" style:font-style-asian="italic" style:font-weight-asian="normal" style:font-style-complex="italic" style:font-weight-complex="normal"/>
    </style:style>
    <style:style style:name="T572" style:family="text">
      <style:text-properties fo:font-style="italic" fo:font-weight="normal" officeooo:rsid="0419a5f7" style:font-style-asian="italic" style:font-weight-asian="normal" style:font-style-complex="italic" style:font-weight-complex="normal"/>
    </style:style>
    <style:style style:name="T573" style:family="text">
      <style:text-properties fo:font-style="italic" fo:font-weight="normal" officeooo:rsid="04496025" style:font-style-asian="italic" style:font-weight-asian="normal" style:font-style-complex="italic" style:font-weight-complex="normal"/>
    </style:style>
    <style:style style:name="T574" style:family="text">
      <style:text-properties fo:font-style="italic" fo:font-weight="normal" officeooo:rsid="043a3360" style:font-style-asian="italic" style:font-weight-asian="normal" style:font-style-complex="italic" style:font-weight-complex="normal"/>
    </style:style>
    <style:style style:name="T575" style:family="text">
      <style:text-properties fo:font-style="italic" fo:font-weight="normal" officeooo:rsid="043c6125" style:font-style-asian="italic" style:font-weight-asian="normal" style:font-style-complex="italic" style:font-weight-complex="normal"/>
    </style:style>
    <style:style style:name="T576" style:family="text">
      <style:text-properties fo:font-style="italic" fo:font-weight="normal" officeooo:rsid="044401b2" style:font-style-asian="italic" style:font-weight-asian="normal" style:font-style-complex="italic" style:font-weight-complex="normal"/>
    </style:style>
    <style:style style:name="T577" style:family="text">
      <style:text-properties fo:font-style="italic" fo:font-weight="normal" officeooo:rsid="047415b6" style:font-style-asian="italic" style:font-weight-asian="normal" style:font-style-complex="italic" style:font-weight-complex="normal"/>
    </style:style>
    <style:style style:name="T578" style:family="text">
      <style:text-properties fo:font-style="italic" fo:font-weight="normal" officeooo:rsid="043c29f4" style:font-style-asian="italic" style:font-weight-asian="normal" style:font-style-complex="italic" style:font-weight-complex="normal"/>
    </style:style>
    <style:style style:name="T579" style:family="text">
      <style:text-properties fo:font-style="italic" fo:font-weight="normal" officeooo:rsid="04518e70" style:font-style-asian="italic" style:font-weight-asian="normal" style:font-style-complex="italic" style:font-weight-complex="normal"/>
    </style:style>
    <style:style style:name="T580" style:family="text">
      <style:text-properties fo:font-style="italic" fo:font-weight="normal" officeooo:rsid="0458c70f" style:font-style-asian="italic" style:font-weight-asian="normal" style:font-style-complex="italic" style:font-weight-complex="normal"/>
    </style:style>
    <style:style style:name="T581" style:family="text">
      <style:text-properties fo:font-style="italic" fo:font-weight="normal" officeooo:rsid="04592f7c" style:font-style-asian="italic" style:font-weight-asian="normal" style:font-style-complex="italic" style:font-weight-complex="normal"/>
    </style:style>
    <style:style style:name="T582" style:family="text">
      <style:text-properties fo:font-style="italic" fo:font-weight="normal" officeooo:rsid="03f56006" style:font-style-asian="italic" style:font-weight-asian="normal" style:font-style-complex="italic" style:font-weight-complex="normal"/>
    </style:style>
    <style:style style:name="T583" style:family="text">
      <style:text-properties fo:font-style="italic" fo:font-weight="normal" officeooo:rsid="03f501e7" style:font-style-asian="italic" style:font-weight-asian="normal" style:font-style-complex="italic" style:font-weight-complex="normal"/>
    </style:style>
    <style:style style:name="T584" style:family="text">
      <style:text-properties fo:font-style="italic" fo:font-weight="normal" officeooo:rsid="047a2c66" style:font-style-asian="italic" style:font-weight-asian="normal" style:font-style-complex="italic" style:font-weight-complex="normal"/>
    </style:style>
    <style:style style:name="T585" style:family="text">
      <style:text-properties fo:font-style="italic" fo:font-weight="normal" officeooo:rsid="047a8ac1" style:font-style-asian="italic" style:font-weight-asian="normal" style:font-style-complex="italic" style:font-weight-complex="normal"/>
    </style:style>
    <style:style style:name="T586" style:family="text">
      <style:text-properties fo:font-style="italic" fo:font-weight="normal" officeooo:rsid="047e7b09" style:font-style-asian="italic" style:font-weight-asian="normal" style:font-style-complex="italic" style:font-weight-complex="normal"/>
    </style:style>
    <style:style style:name="T587" style:family="text">
      <style:text-properties fo:font-style="italic" fo:font-weight="normal" officeooo:rsid="04915c32" style:font-style-asian="italic" style:font-weight-asian="normal" style:font-style-complex="italic" style:font-weight-complex="normal"/>
    </style:style>
    <style:style style:name="T588" style:family="text">
      <style:text-properties fo:font-style="italic" fo:font-weight="normal" officeooo:rsid="0494bc64" style:font-style-asian="italic" style:font-weight-asian="normal" style:font-style-complex="italic" style:font-weight-complex="normal"/>
    </style:style>
    <style:style style:name="T589" style:family="text">
      <style:text-properties fo:font-style="italic" fo:font-weight="normal" officeooo:rsid="04ad05fc" style:font-style-asian="italic" style:font-weight-asian="normal" style:font-style-complex="italic" style:font-weight-complex="normal"/>
    </style:style>
    <style:style style:name="T590" style:family="text">
      <style:text-properties fo:font-style="italic" fo:font-weight="normal" officeooo:rsid="04b3c5c0" style:font-style-asian="italic" style:font-weight-asian="normal" style:font-style-complex="italic" style:font-weight-complex="normal"/>
    </style:style>
    <style:style style:name="T591" style:family="text">
      <style:text-properties fo:font-style="italic" fo:font-weight="normal" officeooo:rsid="04ba1b39" style:font-style-asian="italic" style:font-weight-asian="normal" style:font-style-complex="italic" style:font-weight-complex="normal"/>
    </style:style>
    <style:style style:name="T592" style:family="text">
      <style:text-properties fo:font-style="italic" fo:font-weight="normal" officeooo:rsid="049b99bf" style:font-style-asian="italic" style:font-weight-asian="normal" style:font-style-complex="italic" style:font-weight-complex="normal"/>
    </style:style>
    <style:style style:name="T593" style:family="text">
      <style:text-properties fo:font-style="italic" fo:font-weight="normal" officeooo:rsid="04a57ad8" style:font-style-asian="italic" style:font-weight-asian="normal" style:font-style-complex="italic" style:font-weight-complex="normal"/>
    </style:style>
    <style:style style:name="T594" style:family="text">
      <style:text-properties fo:font-style="italic" fo:font-weight="normal" officeooo:rsid="04d7a840" style:font-style-asian="italic" style:font-weight-asian="normal" style:font-style-complex="italic" style:font-weight-complex="normal"/>
    </style:style>
    <style:style style:name="T595" style:family="text">
      <style:text-properties fo:font-style="italic" fo:font-weight="normal" officeooo:rsid="04d9fb2e" style:font-style-asian="italic" style:font-weight-asian="normal" style:font-style-complex="italic" style:font-weight-complex="normal"/>
    </style:style>
    <style:style style:name="T596" style:family="text">
      <style:text-properties fo:font-style="italic" fo:font-weight="normal" officeooo:rsid="04deac5d" style:font-style-asian="italic" style:font-weight-asian="normal" style:font-style-complex="italic" style:font-weight-complex="normal"/>
    </style:style>
    <style:style style:name="T597" style:family="text">
      <style:text-properties fo:font-style="italic" fo:font-weight="normal" officeooo:rsid="04e6acd5" style:font-style-asian="italic" style:font-weight-asian="normal" style:font-style-complex="italic" style:font-weight-complex="normal"/>
    </style:style>
    <style:style style:name="T598" style:family="text">
      <style:text-properties fo:font-style="italic" fo:font-weight="normal" officeooo:rsid="04dd833a" style:font-style-asian="italic" style:font-weight-asian="normal" style:font-style-complex="italic" style:font-weight-complex="normal"/>
    </style:style>
    <style:style style:name="T599" style:family="text">
      <style:text-properties fo:font-style="italic" fo:font-weight="normal" officeooo:rsid="04ddd894" style:font-style-asian="italic" style:font-weight-asian="normal" style:font-style-complex="italic" style:font-weight-complex="normal"/>
    </style:style>
    <style:style style:name="T600" style:family="text">
      <style:text-properties fo:font-style="italic" fo:font-weight="normal" officeooo:rsid="04d7b913" style:font-style-asian="italic" style:font-weight-asian="normal" style:font-style-complex="italic" style:font-weight-complex="normal"/>
    </style:style>
    <style:style style:name="T601" style:family="text">
      <style:text-properties fo:font-style="italic" fo:font-weight="normal" officeooo:rsid="04f29906" style:font-style-asian="italic" style:font-weight-asian="normal" style:font-style-complex="italic" style:font-weight-complex="normal"/>
    </style:style>
    <style:style style:name="T602" style:family="text">
      <style:text-properties fo:font-style="italic" fo:font-weight="normal" officeooo:rsid="04faca3a" style:font-style-asian="italic" style:font-weight-asian="normal" style:font-style-complex="italic" style:font-weight-complex="normal"/>
    </style:style>
    <style:style style:name="T603" style:family="text">
      <style:text-properties fo:font-style="italic" fo:font-weight="normal" officeooo:rsid="050e283a" style:font-style-asian="italic" style:font-weight-asian="normal" style:font-style-complex="italic" style:font-weight-complex="normal"/>
    </style:style>
    <style:style style:name="T604" style:family="text">
      <style:text-properties fo:font-style="italic" fo:font-weight="normal" officeooo:rsid="05115d8e" style:font-style-asian="italic" style:font-weight-asian="normal" style:font-style-complex="italic" style:font-weight-complex="normal"/>
    </style:style>
    <style:style style:name="T605" style:family="text">
      <style:text-properties fo:font-style="italic" fo:font-weight="normal" officeooo:rsid="0510a6b4" style:font-style-asian="italic" style:font-weight-asian="normal" style:font-style-complex="italic" style:font-weight-complex="normal"/>
    </style:style>
    <style:style style:name="T606" style:family="text">
      <style:text-properties fo:font-style="italic" fo:font-weight="normal" officeooo:rsid="05149db7" style:font-style-asian="italic" style:font-weight-asian="normal" style:font-style-complex="italic" style:font-weight-complex="normal"/>
    </style:style>
    <style:style style:name="T607" style:family="text">
      <style:text-properties fo:font-style="italic" fo:font-weight="normal" officeooo:rsid="051755b6" style:font-style-asian="italic" style:font-weight-asian="normal" style:font-style-complex="italic" style:font-weight-complex="normal"/>
    </style:style>
    <style:style style:name="T608" style:family="text">
      <style:text-properties fo:font-style="italic" fo:font-weight="normal" officeooo:rsid="051a37d3" style:font-style-asian="italic" style:font-weight-asian="normal" style:font-style-complex="italic" style:font-weight-complex="normal"/>
    </style:style>
    <style:style style:name="T609" style:family="text">
      <style:text-properties fo:font-style="italic" fo:font-weight="normal" officeooo:rsid="051228a5" style:font-style-asian="italic" style:font-weight-asian="normal" style:font-style-complex="italic" style:font-weight-complex="normal"/>
    </style:style>
    <style:style style:name="T610" style:family="text">
      <style:text-properties fo:font-style="italic" fo:font-weight="normal" officeooo:rsid="052e1d4e" style:font-style-asian="italic" style:font-weight-asian="normal" style:font-style-complex="italic" style:font-weight-complex="normal"/>
    </style:style>
    <style:style style:name="T611" style:family="text">
      <style:text-properties fo:font-style="italic" fo:font-weight="normal" officeooo:rsid="0544d531" style:font-style-asian="italic" style:font-weight-asian="normal" style:font-style-complex="italic" style:font-weight-complex="normal"/>
    </style:style>
    <style:style style:name="T612" style:family="text">
      <style:text-properties fo:font-style="italic" fo:font-weight="normal" officeooo:rsid="054d7055" style:font-style-asian="italic" style:font-weight-asian="normal" style:font-style-complex="italic" style:font-weight-complex="normal"/>
    </style:style>
    <style:style style:name="T613" style:family="text">
      <style:text-properties fo:font-style="italic" fo:font-weight="normal" officeooo:rsid="0562ba85" style:font-style-asian="italic" style:font-weight-asian="normal" style:font-style-complex="italic" style:font-weight-complex="normal"/>
    </style:style>
    <style:style style:name="T614" style:family="text">
      <style:text-properties fo:font-style="italic" fo:font-weight="normal" officeooo:rsid="0569d9ca" style:font-style-asian="italic" style:font-weight-asian="normal" style:font-style-complex="italic" style:font-weight-complex="normal"/>
    </style:style>
    <style:style style:name="T615" style:family="text">
      <style:text-properties fo:font-style="italic" fo:font-weight="normal" officeooo:rsid="0571649d" style:font-style-asian="italic" style:font-weight-asian="normal" style:font-style-complex="italic" style:font-weight-complex="normal"/>
    </style:style>
    <style:style style:name="T616" style:family="text">
      <style:text-properties fo:font-style="italic" fo:font-weight="normal" officeooo:rsid="056d9742" style:font-style-asian="italic" style:font-weight-asian="normal" style:font-style-complex="italic" style:font-weight-complex="normal"/>
    </style:style>
    <style:style style:name="T617" style:family="text">
      <style:text-properties fo:font-style="italic" fo:font-weight="normal" officeooo:rsid="05864f67" style:font-style-asian="italic" style:font-weight-asian="normal" style:font-style-complex="italic" style:font-weight-complex="normal"/>
    </style:style>
    <style:style style:name="T618" style:family="text">
      <style:text-properties fo:font-style="italic" fo:font-weight="normal" officeooo:rsid="05e5f887" style:font-style-asian="italic" style:font-weight-asian="normal" style:font-style-complex="italic" style:font-weight-complex="normal"/>
    </style:style>
    <style:style style:name="T619" style:family="text">
      <style:text-properties fo:font-style="italic" fo:font-weight="normal" officeooo:rsid="05e6c092" style:font-style-asian="italic" style:font-weight-asian="normal" style:font-style-complex="italic" style:font-weight-complex="normal"/>
    </style:style>
    <style:style style:name="T620" style:family="text">
      <style:text-properties fo:font-style="italic" fo:font-weight="normal" officeooo:rsid="06011cd1" style:font-style-asian="italic" style:font-weight-asian="normal" style:font-style-complex="italic" style:font-weight-complex="normal"/>
    </style:style>
    <style:style style:name="T621" style:family="text">
      <style:text-properties fo:font-style="italic" fo:font-weight="normal" officeooo:rsid="0608abbd" style:font-style-asian="italic" style:font-weight-asian="normal" style:font-style-complex="italic" style:font-weight-complex="normal"/>
    </style:style>
    <style:style style:name="T622" style:family="text">
      <style:text-properties fo:font-style="italic" fo:font-weight="normal" officeooo:rsid="060fe20f" style:font-style-asian="italic" style:font-weight-asian="normal" style:font-style-complex="italic" style:font-weight-complex="normal"/>
    </style:style>
    <style:style style:name="T62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625" style:family="text">
      <style:text-properties fo:font-style="italic" fo:font-weight="bold" officeooo:rsid="03f56006" style:font-style-asian="italic" style:font-weight-asian="bold" style:font-style-complex="italic" style:font-weight-complex="bold"/>
    </style:style>
    <style:style style:name="T626" style:family="text">
      <style:text-properties fo:font-style="italic" fo:font-weight="bold" officeooo:rsid="047a2c66" style:font-style-asian="italic" style:font-weight-asian="bold" style:font-style-complex="italic" style:font-weight-complex="bold"/>
    </style:style>
    <style:style style:name="T627" style:family="text">
      <style:text-properties fo:font-style="italic" fo:font-weight="bold" officeooo:rsid="04915c32" style:font-style-asian="italic" style:font-weight-asian="bold" style:font-style-complex="italic" style:font-weight-complex="bold"/>
    </style:style>
    <style:style style:name="T628" style:family="text">
      <style:text-properties fo:font-style="italic" fo:font-weight="bold" officeooo:rsid="04ad05fc" style:font-style-asian="italic" style:font-weight-asian="bold" style:font-style-complex="italic" style:font-weight-complex="bold"/>
    </style:style>
    <style:style style:name="T629" style:family="text">
      <style:text-properties fo:font-style="italic" fo:font-weight="bold" officeooo:rsid="04a57ad8" style:font-style-asian="italic" style:font-weight-asian="bold" style:font-style-complex="italic" style:font-weight-complex="bold"/>
    </style:style>
    <style:style style:name="T630" style:family="text">
      <style:text-properties fo:font-style="italic" fo:font-weight="bold" officeooo:rsid="04a08898" style:font-style-asian="italic" style:font-weight-asian="bold" style:font-style-complex="italic" style:font-weight-complex="bold"/>
    </style:style>
    <style:style style:name="T631" style:family="text">
      <style:text-properties fo:font-style="italic" fo:font-weight="bold" officeooo:rsid="04d9fb2e" style:font-style-asian="italic" style:font-weight-asian="bold" style:font-style-complex="italic" style:font-weight-complex="bold"/>
    </style:style>
    <style:style style:name="T632" style:family="text">
      <style:text-properties officeooo:rsid="00205d85"/>
    </style:style>
    <style:style style:name="T633" style:family="text">
      <style:text-properties officeooo:rsid="0027fcfd"/>
    </style:style>
    <style:style style:name="T634" style:family="text">
      <style:text-properties officeooo:rsid="0029525d"/>
    </style:style>
    <style:style style:name="T635" style:family="text">
      <style:text-properties officeooo:rsid="0034ed8b"/>
    </style:style>
    <style:style style:name="T636" style:family="text">
      <style:text-properties officeooo:rsid="00367935"/>
    </style:style>
    <style:style style:name="T637" style:family="text">
      <style:text-properties officeooo:rsid="00398ddf"/>
    </style:style>
    <style:style style:name="T638" style:family="text">
      <style:text-properties officeooo:rsid="003b4e50"/>
    </style:style>
    <style:style style:name="T63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40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641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642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643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644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645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646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647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648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649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650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651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652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653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654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655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656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657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658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659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660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661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662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663" style:family="text">
      <style:text-properties fo:font-style="normal" style:text-underline-style="none" fo:font-weight="normal" officeooo:rsid="00cc5bce" style:font-style-asian="normal" style:font-weight-asian="normal" style:font-style-complex="normal" style:font-weight-complex="normal"/>
    </style:style>
    <style:style style:name="T664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665" style:family="text">
      <style:text-properties fo:font-style="normal" style:text-underline-style="none" fo:font-weight="normal" officeooo:rsid="025b11c7" style:font-style-asian="normal" style:font-weight-asian="normal" style:font-style-complex="normal" style:font-weight-complex="normal"/>
    </style:style>
    <style:style style:name="T666" style:family="text">
      <style:text-properties fo:font-style="normal" style:text-underline-style="none" fo:font-weight="normal" officeooo:rsid="025e1217" style:font-style-asian="normal" style:font-weight-asian="normal" style:font-style-complex="normal" style:font-weight-complex="normal"/>
    </style:style>
    <style:style style:name="T667" style:family="text">
      <style:text-properties fo:font-style="normal" style:text-underline-style="none" fo:font-weight="normal" officeooo:rsid="0327101c" style:font-style-asian="normal" style:font-weight-asian="normal" style:font-style-complex="normal" style:font-weight-complex="normal"/>
    </style:style>
    <style:style style:name="T668" style:family="text">
      <style:text-properties fo:font-style="normal" style:text-underline-style="none" fo:font-weight="normal" officeooo:rsid="03711f0a" style:font-style-asian="normal" style:font-weight-asian="normal" style:font-style-complex="normal" style:font-weight-complex="normal"/>
    </style:style>
    <style:style style:name="T669" style:family="text">
      <style:text-properties fo:font-style="normal" style:text-underline-style="none" fo:font-weight="normal" officeooo:rsid="0371fb1b" style:font-style-asian="normal" style:font-weight-asian="normal" style:font-style-complex="normal" style:font-weight-complex="normal"/>
    </style:style>
    <style:style style:name="T670" style:family="text">
      <style:text-properties fo:font-style="normal" style:text-underline-style="none" fo:font-weight="normal" officeooo:rsid="04d7b913" style:font-style-asian="normal" style:font-weight-asian="normal" style:font-style-complex="normal" style:font-weight-complex="normal"/>
    </style:style>
    <style:style style:name="T671" style:family="text">
      <style:text-properties fo:font-style="normal" style:text-underline-style="none" fo:font-weight="normal" officeooo:rsid="04d7a840" style:font-style-asian="normal" style:font-weight-asian="normal" style:font-style-complex="normal" style:font-weight-complex="normal"/>
    </style:style>
    <style:style style:name="T672" style:family="text">
      <style:text-properties fo:font-style="normal" style:text-underline-style="none" fo:font-weight="normal" officeooo:rsid="0650c02a" style:font-style-asian="normal" style:font-weight-asian="normal" style:font-style-complex="normal" style:font-weight-complex="normal"/>
    </style:style>
    <style:style style:name="T673" style:family="text">
      <style:text-properties fo:font-style="normal" style:text-underline-style="none" fo:font-weight="normal" officeooo:rsid="065418dd" style:font-style-asian="normal" style:font-weight-asian="normal" style:font-style-complex="normal" style:font-weight-complex="normal"/>
    </style:style>
    <style:style style:name="T674" style:family="text">
      <style:text-properties fo:font-style="normal" style:text-underline-style="none" fo:font-weight="normal" officeooo:rsid="066936e9" style:font-style-asian="normal" style:font-weight-asian="normal" style:font-style-complex="normal" style:font-weight-complex="normal"/>
    </style:style>
    <style:style style:name="T675" style:family="text">
      <style:text-properties fo:font-style="normal" style:text-underline-style="none" fo:font-weight="normal" officeooo:rsid="0635fe4a" style:font-style-asian="normal" style:font-weight-asian="normal" style:font-style-complex="normal" style:font-weight-complex="normal"/>
    </style:style>
    <style:style style:name="T676" style:family="text">
      <style:text-properties fo:font-style="normal" style:text-underline-style="none" fo:font-weight="normal" officeooo:rsid="0669f993" style:font-style-asian="normal" style:font-weight-asian="normal" style:font-style-complex="normal" style:font-weight-complex="normal"/>
    </style:style>
    <style:style style:name="T677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678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679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680" style:family="text">
      <style:text-properties fo:font-style="normal" style:text-underline-style="none" fo:font-weight="bold" officeooo:rsid="01dac838" style:font-style-asian="normal" style:font-weight-asian="bold" style:font-style-complex="normal" style:font-weight-complex="bold"/>
    </style:style>
    <style:style style:name="T681" style:family="text">
      <style:text-properties fo:font-style="normal" style:text-underline-style="none" style:font-style-asian="normal" style:font-style-complex="normal"/>
    </style:style>
    <style:style style:name="T682" style:family="text">
      <style:text-properties fo:font-style="normal" style:text-underline-style="none" officeooo:rsid="00a8a4b1" style:font-style-asian="normal" style:font-style-complex="normal"/>
    </style:style>
    <style:style style:name="T683" style:family="text">
      <style:text-properties fo:font-style="normal" style:text-underline-style="none" officeooo:rsid="00ba4170" style:font-style-asian="normal" style:font-style-complex="normal"/>
    </style:style>
    <style:style style:name="T684" style:family="text">
      <style:text-properties fo:font-style="normal" style:text-underline-style="none" officeooo:rsid="00b1e303" style:font-style-asian="normal" style:font-style-complex="normal"/>
    </style:style>
    <style:style style:name="T685" style:family="text">
      <style:text-properties fo:font-style="normal" style:text-underline-style="none" officeooo:rsid="00baae4f" style:font-style-asian="normal" style:font-style-complex="normal"/>
    </style:style>
    <style:style style:name="T686" style:family="text">
      <style:text-properties fo:font-style="normal" style:text-underline-style="none" officeooo:rsid="00bbbf73" style:font-style-asian="normal" style:font-style-complex="normal"/>
    </style:style>
    <style:style style:name="T687" style:family="text">
      <style:text-properties fo:font-style="normal" style:text-underline-style="none" officeooo:rsid="00be4749" style:font-style-asian="normal" style:font-style-complex="normal"/>
    </style:style>
    <style:style style:name="T688" style:family="text">
      <style:text-properties fo:font-style="normal" style:text-underline-style="none" officeooo:rsid="00d139a0" style:font-style-asian="normal" style:font-style-complex="normal"/>
    </style:style>
    <style:style style:name="T689" style:family="text">
      <style:text-properties fo:font-style="normal" style:text-underline-style="none" officeooo:rsid="00d1487d" style:font-style-asian="normal" style:font-style-complex="normal"/>
    </style:style>
    <style:style style:name="T690" style:family="text">
      <style:text-properties fo:font-style="normal" style:text-underline-style="none" officeooo:rsid="00d2fc06" style:font-style-asian="normal" style:font-style-complex="normal"/>
    </style:style>
    <style:style style:name="T691" style:family="text">
      <style:text-properties fo:font-style="normal" style:text-underline-style="none" officeooo:rsid="00d40111" style:font-style-asian="normal" style:font-style-complex="normal"/>
    </style:style>
    <style:style style:name="T692" style:family="text">
      <style:text-properties fo:font-style="normal" style:text-underline-style="none" officeooo:rsid="00d4c5ce" style:font-style-asian="normal" style:font-style-complex="normal"/>
    </style:style>
    <style:style style:name="T693" style:family="text">
      <style:text-properties fo:font-style="normal" style:text-underline-style="none" officeooo:rsid="00d708a6" style:font-style-asian="normal" style:font-style-complex="normal"/>
    </style:style>
    <style:style style:name="T694" style:family="text">
      <style:text-properties fo:font-style="normal" style:text-underline-style="none" officeooo:rsid="00d77d7d" style:font-style-asian="normal" style:font-style-complex="normal"/>
    </style:style>
    <style:style style:name="T695" style:family="text">
      <style:text-properties fo:font-style="normal" style:text-underline-style="none" officeooo:rsid="00d83381" style:font-style-asian="normal" style:font-style-complex="normal"/>
    </style:style>
    <style:style style:name="T696" style:family="text">
      <style:text-properties fo:font-style="normal" style:text-underline-style="none" officeooo:rsid="00d75809" style:font-style-asian="normal" style:font-style-complex="normal"/>
    </style:style>
    <style:style style:name="T697" style:family="text">
      <style:text-properties fo:font-style="normal" style:text-underline-style="none" officeooo:rsid="00dd6c8d" style:font-style-asian="normal" style:font-style-complex="normal"/>
    </style:style>
    <style:style style:name="T698" style:family="text">
      <style:text-properties fo:font-style="normal" style:text-underline-style="none" officeooo:rsid="00dedcd7" style:font-style-asian="normal" style:font-style-complex="normal"/>
    </style:style>
    <style:style style:name="T699" style:family="text">
      <style:text-properties fo:font-style="normal" style:text-underline-style="none" officeooo:rsid="00beb82f" style:font-style-asian="normal" style:font-style-complex="normal"/>
    </style:style>
    <style:style style:name="T700" style:family="text">
      <style:text-properties fo:font-style="normal" style:text-underline-style="none" officeooo:rsid="00e4290b" style:font-style-asian="normal" style:font-style-complex="normal"/>
    </style:style>
    <style:style style:name="T701" style:family="text">
      <style:text-properties fo:font-style="normal" style:text-underline-style="none" officeooo:rsid="00eb50e0" style:font-style-asian="normal" style:font-style-complex="normal"/>
    </style:style>
    <style:style style:name="T702" style:family="text">
      <style:text-properties fo:font-style="normal" style:text-underline-style="none" officeooo:rsid="00d9c9e4" style:font-style-asian="normal" style:font-style-complex="normal"/>
    </style:style>
    <style:style style:name="T703" style:family="text">
      <style:text-properties fo:font-style="normal" style:text-underline-style="none" officeooo:rsid="00ec1e8c" style:font-style-asian="normal" style:font-style-complex="normal"/>
    </style:style>
    <style:style style:name="T704" style:family="text">
      <style:text-properties fo:font-style="normal" style:text-underline-style="none" officeooo:rsid="00f0f7f8" style:font-style-asian="normal" style:font-style-complex="normal"/>
    </style:style>
    <style:style style:name="T705" style:family="text">
      <style:text-properties fo:font-style="normal" style:text-underline-style="none" officeooo:rsid="00f2503e" style:font-style-asian="normal" style:font-style-complex="normal"/>
    </style:style>
    <style:style style:name="T706" style:family="text">
      <style:text-properties fo:font-style="normal" style:text-underline-style="none" officeooo:rsid="00f5260b" style:font-style-asian="normal" style:font-style-complex="normal"/>
    </style:style>
    <style:style style:name="T707" style:family="text">
      <style:text-properties fo:font-style="normal" style:text-underline-style="none" officeooo:rsid="00f55bb2" style:font-style-asian="normal" style:font-style-complex="normal"/>
    </style:style>
    <style:style style:name="T708" style:family="text">
      <style:text-properties fo:font-style="normal" style:text-underline-style="none" officeooo:rsid="00f74e17" style:font-style-asian="normal" style:font-style-complex="normal"/>
    </style:style>
    <style:style style:name="T709" style:family="text">
      <style:text-properties fo:font-style="normal" style:text-underline-style="none" officeooo:rsid="00fbef0d" style:font-style-asian="normal" style:font-style-complex="normal"/>
    </style:style>
    <style:style style:name="T710" style:family="text">
      <style:text-properties fo:font-style="normal" style:text-underline-style="none" officeooo:rsid="00fde6f2" style:font-style-asian="normal" style:font-style-complex="normal"/>
    </style:style>
    <style:style style:name="T711" style:family="text">
      <style:text-properties fo:font-style="normal" style:text-underline-style="none" officeooo:rsid="010185dc" style:font-style-asian="normal" style:font-style-complex="normal"/>
    </style:style>
    <style:style style:name="T712" style:family="text">
      <style:text-properties fo:font-style="normal" style:text-underline-style="none" officeooo:rsid="0103be48" style:font-style-asian="normal" style:font-style-complex="normal"/>
    </style:style>
    <style:style style:name="T713" style:family="text">
      <style:text-properties fo:font-style="normal" style:text-underline-style="none" officeooo:rsid="010c486e" style:font-style-asian="normal" style:font-style-complex="normal"/>
    </style:style>
    <style:style style:name="T714" style:family="text">
      <style:text-properties fo:font-style="normal" style:text-underline-style="none" officeooo:rsid="010db770" style:font-style-asian="normal" style:font-style-complex="normal"/>
    </style:style>
    <style:style style:name="T715" style:family="text">
      <style:text-properties fo:font-style="normal" style:text-underline-style="none" officeooo:rsid="011cabfd" style:font-style-asian="normal" style:font-style-complex="normal"/>
    </style:style>
    <style:style style:name="T716" style:family="text">
      <style:text-properties fo:font-style="normal" style:text-underline-style="none" officeooo:rsid="011d9595" style:font-style-asian="normal" style:font-style-complex="normal"/>
    </style:style>
    <style:style style:name="T717" style:family="text">
      <style:text-properties fo:font-style="normal" style:text-underline-style="none" officeooo:rsid="011fc384" style:font-style-asian="normal" style:font-style-complex="normal"/>
    </style:style>
    <style:style style:name="T718" style:family="text">
      <style:text-properties fo:font-style="normal" style:text-underline-style="none" officeooo:rsid="012dfde8" style:font-style-asian="normal" style:font-style-complex="normal"/>
    </style:style>
    <style:style style:name="T719" style:family="text">
      <style:text-properties fo:font-style="normal" style:text-underline-style="none" officeooo:rsid="0130fd48" style:font-style-asian="normal" style:font-style-complex="normal"/>
    </style:style>
    <style:style style:name="T720" style:family="text">
      <style:text-properties fo:font-style="normal" style:text-underline-style="none" officeooo:rsid="013282b3" style:font-style-asian="normal" style:font-style-complex="normal"/>
    </style:style>
    <style:style style:name="T721" style:family="text">
      <style:text-properties fo:font-style="normal" style:text-underline-style="none" officeooo:rsid="013401b3" style:font-style-asian="normal" style:font-style-complex="normal"/>
    </style:style>
    <style:style style:name="T722" style:family="text">
      <style:text-properties fo:font-style="normal" style:text-underline-style="none" officeooo:rsid="013a8584" style:font-style-asian="normal" style:font-style-complex="normal"/>
    </style:style>
    <style:style style:name="T723" style:family="text">
      <style:text-properties fo:font-style="normal" style:text-underline-style="none" officeooo:rsid="013f3c54" style:font-style-asian="normal" style:font-style-complex="normal"/>
    </style:style>
    <style:style style:name="T724" style:family="text">
      <style:text-properties fo:font-style="normal" style:text-underline-style="none" officeooo:rsid="013e347a" style:font-style-asian="normal" style:font-style-complex="normal"/>
    </style:style>
    <style:style style:name="T725" style:family="text">
      <style:text-properties fo:font-style="normal" style:text-underline-style="none" officeooo:rsid="01408f03" style:font-style-asian="normal" style:font-style-complex="normal"/>
    </style:style>
    <style:style style:name="T726" style:family="text">
      <style:text-properties fo:font-style="normal" style:text-underline-style="none" officeooo:rsid="013cc971" style:font-style-asian="normal" style:font-style-complex="normal"/>
    </style:style>
    <style:style style:name="T727" style:family="text">
      <style:text-properties fo:font-style="normal" style:text-underline-style="none" officeooo:rsid="0150aafa" style:font-style-asian="normal" style:font-style-complex="normal"/>
    </style:style>
    <style:style style:name="T728" style:family="text">
      <style:text-properties fo:font-style="normal" style:text-underline-style="none" officeooo:rsid="0152f194" style:font-style-asian="normal" style:font-style-complex="normal"/>
    </style:style>
    <style:style style:name="T729" style:family="text">
      <style:text-properties fo:font-style="normal" style:text-underline-style="none" officeooo:rsid="0157e2d4" style:font-style-asian="normal" style:font-style-complex="normal"/>
    </style:style>
    <style:style style:name="T730" style:family="text">
      <style:text-properties fo:font-style="normal" style:text-underline-style="none" officeooo:rsid="015c452a" style:font-style-asian="normal" style:font-style-complex="normal"/>
    </style:style>
    <style:style style:name="T731" style:family="text">
      <style:text-properties fo:font-style="normal" style:text-underline-style="none" officeooo:rsid="0176ee1b" style:font-style-asian="normal" style:font-style-complex="normal"/>
    </style:style>
    <style:style style:name="T732" style:family="text">
      <style:text-properties fo:font-style="normal" style:text-underline-style="none" officeooo:rsid="02b807dc" style:font-style-asian="normal" style:font-style-complex="normal"/>
    </style:style>
    <style:style style:name="T733" style:family="text">
      <style:text-properties fo:font-style="normal" style:text-underline-style="none" officeooo:rsid="00bd11a0" style:font-style-asian="normal" style:font-style-complex="normal"/>
    </style:style>
    <style:style style:name="T734" style:family="text">
      <style:text-properties fo:font-style="normal" style:text-underline-style="none" officeooo:rsid="02edc963" style:font-style-asian="normal" style:font-style-complex="normal"/>
    </style:style>
    <style:style style:name="T735" style:family="text">
      <style:text-properties fo:font-style="normal" style:font-style-asian="normal" style:font-style-complex="normal"/>
    </style:style>
    <style:style style:name="T736" style:family="text">
      <style:text-properties fo:font-style="normal" officeooo:rsid="00524926" style:font-style-asian="normal" style:font-style-complex="normal"/>
    </style:style>
    <style:style style:name="T737" style:family="text">
      <style:text-properties fo:font-style="normal" officeooo:rsid="0033fbdf" style:font-style-asian="normal" style:font-style-complex="normal"/>
    </style:style>
    <style:style style:name="T738" style:family="text">
      <style:text-properties fo:font-style="normal" officeooo:rsid="0034ed8b" style:font-style-asian="normal" style:font-style-complex="normal"/>
    </style:style>
    <style:style style:name="T739" style:family="text">
      <style:text-properties fo:font-style="normal" officeooo:rsid="0052a33a" style:font-style-asian="normal" style:font-style-complex="normal"/>
    </style:style>
    <style:style style:name="T740" style:family="text">
      <style:text-properties fo:font-style="normal" officeooo:rsid="0092f82d" style:font-style-asian="normal" style:font-style-complex="normal"/>
    </style:style>
    <style:style style:name="T741" style:family="text">
      <style:text-properties fo:font-style="normal" officeooo:rsid="00c6421c" style:font-style-asian="normal" style:font-style-complex="normal"/>
    </style:style>
    <style:style style:name="T742" style:family="text">
      <style:text-properties fo:font-style="normal" officeooo:rsid="00cc5bce" style:font-style-asian="normal" style:font-style-complex="normal"/>
    </style:style>
    <style:style style:name="T743" style:family="text">
      <style:text-properties fo:font-style="normal" officeooo:rsid="0106c767" style:font-style-asian="normal" style:font-style-complex="normal"/>
    </style:style>
    <style:style style:name="T744" style:family="text">
      <style:text-properties fo:font-style="normal" officeooo:rsid="0164a6ee" style:font-style-asian="normal" style:font-style-complex="normal"/>
    </style:style>
    <style:style style:name="T745" style:family="text">
      <style:text-properties fo:font-style="normal" officeooo:rsid="0168d8d5" style:font-style-asian="normal" style:font-style-complex="normal"/>
    </style:style>
    <style:style style:name="T746" style:family="text">
      <style:text-properties fo:font-style="normal" officeooo:rsid="0179221f" style:font-style-asian="normal" style:font-style-complex="normal"/>
    </style:style>
    <style:style style:name="T747" style:family="text">
      <style:text-properties fo:font-style="normal" officeooo:rsid="017941db" style:font-style-asian="normal" style:font-style-complex="normal"/>
    </style:style>
    <style:style style:name="T748" style:family="text">
      <style:text-properties fo:font-style="normal" officeooo:rsid="017a7161" style:font-style-asian="normal" style:font-style-complex="normal"/>
    </style:style>
    <style:style style:name="T749" style:family="text">
      <style:text-properties fo:font-style="normal" officeooo:rsid="0288fb00" style:font-style-asian="normal" style:font-style-complex="normal"/>
    </style:style>
    <style:style style:name="T750" style:family="text">
      <style:text-properties fo:font-style="normal" officeooo:rsid="02f2e947" style:font-style-asian="normal" style:font-style-complex="normal"/>
    </style:style>
    <style:style style:name="T751" style:family="text">
      <style:text-properties fo:font-style="normal" officeooo:rsid="02edc963" style:font-style-asian="normal" style:font-style-complex="normal"/>
    </style:style>
    <style:style style:name="T752" style:family="text">
      <style:text-properties fo:font-style="normal" officeooo:rsid="03355d74" style:font-style-asian="normal" style:font-style-complex="normal"/>
    </style:style>
    <style:style style:name="T753" style:family="text">
      <style:text-properties fo:font-style="normal" officeooo:rsid="0335ea2c" style:font-style-asian="normal" style:font-style-complex="normal"/>
    </style:style>
    <style:style style:name="T754" style:family="text">
      <style:text-properties fo:font-style="normal" officeooo:rsid="0346a444" style:font-style-asian="normal" style:font-style-complex="normal"/>
    </style:style>
    <style:style style:name="T755" style:family="text">
      <style:text-properties fo:font-style="normal" officeooo:rsid="0347bb43" style:font-style-asian="normal" style:font-style-complex="normal"/>
    </style:style>
    <style:style style:name="T756" style:family="text">
      <style:text-properties fo:font-style="normal" officeooo:rsid="03343ce6" style:font-style-asian="normal" style:font-style-complex="normal"/>
    </style:style>
    <style:style style:name="T757" style:family="text">
      <style:text-properties fo:font-style="normal" officeooo:rsid="034dbe4d" style:font-style-asian="normal" style:font-style-complex="normal"/>
    </style:style>
    <style:style style:name="T758" style:family="text">
      <style:text-properties fo:font-style="normal" officeooo:rsid="034f33b6" style:font-style-asian="normal" style:font-style-complex="normal"/>
    </style:style>
    <style:style style:name="T759" style:family="text">
      <style:text-properties fo:font-style="normal" officeooo:rsid="035051aa" style:font-style-asian="normal" style:font-style-complex="normal"/>
    </style:style>
    <style:style style:name="T760" style:family="text">
      <style:text-properties fo:font-style="normal" officeooo:rsid="035de550" style:font-style-asian="normal" style:font-style-complex="normal"/>
    </style:style>
    <style:style style:name="T761" style:family="text">
      <style:text-properties fo:font-style="normal" officeooo:rsid="0364e15d" style:font-style-asian="normal" style:font-style-complex="normal"/>
    </style:style>
    <style:style style:name="T762" style:family="text">
      <style:text-properties fo:font-style="normal" officeooo:rsid="033e56cf" style:font-style-asian="normal" style:font-style-complex="normal"/>
    </style:style>
    <style:style style:name="T763" style:family="text">
      <style:text-properties fo:font-style="normal" officeooo:rsid="0367f8e1" style:font-style-asian="normal" style:font-style-complex="normal"/>
    </style:style>
    <style:style style:name="T764" style:family="text">
      <style:text-properties fo:font-style="normal" officeooo:rsid="0369854f" style:font-style-asian="normal" style:font-style-complex="normal"/>
    </style:style>
    <style:style style:name="T765" style:family="text">
      <style:text-properties fo:font-style="normal" officeooo:rsid="040ce935" style:font-style-asian="normal" style:font-style-complex="normal"/>
    </style:style>
    <style:style style:name="T766" style:family="text">
      <style:text-properties fo:font-style="normal" officeooo:rsid="040ea9fd" style:font-style-asian="normal" style:font-style-complex="normal"/>
    </style:style>
    <style:style style:name="T767" style:family="text">
      <style:text-properties fo:font-style="normal" officeooo:rsid="041e6a3e" style:font-style-asian="normal" style:font-style-complex="normal"/>
    </style:style>
    <style:style style:name="T768" style:family="text">
      <style:text-properties fo:font-style="normal" officeooo:rsid="04a8203c" style:font-style-asian="normal" style:font-style-complex="normal"/>
    </style:style>
    <style:style style:name="T769" style:family="text">
      <style:text-properties fo:font-style="normal" officeooo:rsid="04b80b14" style:font-style-asian="normal" style:font-style-complex="normal"/>
    </style:style>
    <style:style style:name="T770" style:family="text">
      <style:text-properties fo:font-style="normal" officeooo:rsid="060fe20f" style:font-style-asian="normal" style:font-style-complex="normal"/>
    </style:style>
    <style:style style:name="T771" style:family="text">
      <style:text-properties fo:font-style="normal" officeooo:rsid="06125c09" style:font-style-asian="normal" style:font-style-complex="normal"/>
    </style:style>
    <style:style style:name="T772" style:family="text">
      <style:text-properties fo:font-style="normal" officeooo:rsid="06130d41" style:font-style-asian="normal" style:font-style-complex="normal"/>
    </style:style>
    <style:style style:name="T773" style:family="text">
      <style:text-properties fo:font-style="normal" officeooo:rsid="0613692a" style:font-style-asian="normal" style:font-style-complex="normal"/>
    </style:style>
    <style:style style:name="T774" style:family="text">
      <style:text-properties fo:font-style="normal" officeooo:rsid="06148669" style:font-style-asian="normal" style:font-style-complex="normal"/>
    </style:style>
    <style:style style:name="T775" style:family="text">
      <style:text-properties fo:font-style="normal" officeooo:rsid="0615b752" style:font-style-asian="normal" style:font-style-complex="normal"/>
    </style:style>
    <style:style style:name="T776" style:family="text">
      <style:text-properties fo:font-style="normal" officeooo:rsid="06191840" style:font-style-asian="normal" style:font-style-complex="normal"/>
    </style:style>
    <style:style style:name="T777" style:family="text">
      <style:text-properties fo:font-style="normal" officeooo:rsid="06196acd" style:font-style-asian="normal" style:font-style-complex="normal"/>
    </style:style>
    <style:style style:name="T778" style:family="text">
      <style:text-properties fo:font-style="normal" officeooo:rsid="0622a520" style:font-style-asian="normal" style:font-style-complex="normal"/>
    </style:style>
    <style:style style:name="T779" style:family="text">
      <style:text-properties fo:font-style="normal" officeooo:rsid="062535ed" style:font-style-asian="normal" style:font-style-complex="normal"/>
    </style:style>
    <style:style style:name="T780" style:family="text">
      <style:text-properties fo:font-style="normal" officeooo:rsid="06257b22" style:font-style-asian="normal" style:font-style-complex="normal"/>
    </style:style>
    <style:style style:name="T781" style:family="text">
      <style:text-properties fo:font-style="normal" officeooo:rsid="0626dd8c" style:font-style-asian="normal" style:font-style-complex="normal"/>
    </style:style>
    <style:style style:name="T782" style:family="text">
      <style:text-properties fo:font-style="normal" officeooo:rsid="06289f09" style:font-style-asian="normal" style:font-style-complex="normal"/>
    </style:style>
    <style:style style:name="T783" style:family="text">
      <style:text-properties fo:font-style="normal" officeooo:rsid="062ba32e" style:font-style-asian="normal" style:font-style-complex="normal"/>
    </style:style>
    <style:style style:name="T784" style:family="text">
      <style:text-properties fo:font-style="normal" officeooo:rsid="0657b72e" style:font-style-asian="normal" style:font-style-complex="normal"/>
    </style:style>
    <style:style style:name="T785" style:family="text">
      <style:text-properties fo:font-style="normal" officeooo:rsid="065a8043" style:font-style-asian="normal" style:font-style-complex="normal"/>
    </style:style>
    <style:style style:name="T786" style:family="text">
      <style:text-properties fo:font-style="normal" officeooo:rsid="065a8b52" style:font-style-asian="normal" style:font-style-complex="normal"/>
    </style:style>
    <style:style style:name="T787" style:family="text">
      <style:text-properties fo:font-style="normal" officeooo:rsid="065d401a" style:font-style-asian="normal" style:font-style-complex="normal"/>
    </style:style>
    <style:style style:name="T788" style:family="text">
      <style:text-properties fo:font-style="normal" officeooo:rsid="065d9833" style:font-style-asian="normal" style:font-style-complex="normal"/>
    </style:style>
    <style:style style:name="T789" style:family="text">
      <style:text-properties fo:font-style="normal" officeooo:rsid="065e446d" style:font-style-asian="normal" style:font-style-complex="normal"/>
    </style:style>
    <style:style style:name="T790" style:family="text">
      <style:text-properties fo:font-style="normal" officeooo:rsid="0663741c" style:font-style-asian="normal" style:font-style-complex="normal"/>
    </style:style>
    <style:style style:name="T791" style:family="text">
      <style:text-properties fo:font-style="normal" officeooo:rsid="0663a1c9" style:font-style-asian="normal" style:font-style-complex="normal"/>
    </style:style>
    <style:style style:name="T792" style:family="text">
      <style:text-properties fo:font-style="normal" officeooo:rsid="06642b1d" style:font-style-asian="normal" style:font-style-complex="normal"/>
    </style:style>
    <style:style style:name="T793" style:family="text">
      <style:text-properties fo:font-style="normal" officeooo:rsid="0665d2aa" style:font-style-asian="normal" style:font-style-complex="normal"/>
    </style:style>
    <style:style style:name="T794" style:family="text">
      <style:text-properties fo:font-style="normal" officeooo:rsid="06665ce0" style:font-style-asian="normal" style:font-style-complex="normal"/>
    </style:style>
    <style:style style:name="T795" style:family="text">
      <style:text-properties fo:font-style="normal" officeooo:rsid="04dd833a" style:font-style-asian="normal" style:font-weight-asian="normal" style:font-style-complex="normal" style:font-weight-complex="normal"/>
    </style:style>
    <style:style style:name="T796" style:family="text">
      <style:text-properties fo:font-style="normal" style:text-underline-style="solid" style:text-underline-width="auto" style:text-underline-color="font-color" officeooo:rsid="012dfde8" style:font-style-asian="normal" style:font-style-complex="normal"/>
    </style:style>
    <style:style style:name="T797" style:family="text">
      <style:text-properties fo:font-style="normal" style:text-underline-style="solid" style:text-underline-width="auto" style:text-underline-color="font-color" officeooo:rsid="062535ed" style:font-style-asian="normal" style:font-style-complex="normal"/>
    </style:style>
    <style:style style:name="T798" style:family="text">
      <style:text-properties fo:font-style="normal" style:text-underline-style="solid" style:text-underline-width="auto" style:text-underline-color="font-color" fo:font-weight="normal" officeooo:rsid="048fe3f8" style:font-style-asian="normal" style:font-weight-asian="normal" style:font-style-complex="normal" style:font-weight-complex="normal"/>
    </style:style>
    <style:style style:name="T79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00" style:family="text">
      <style:text-properties fo:font-style="normal" fo:font-weight="normal" officeooo:rsid="0069ae25" style:font-style-asian="normal" style:font-weight-asian="normal" style:font-style-complex="normal" style:font-weight-complex="normal"/>
    </style:style>
    <style:style style:name="T801" style:family="text">
      <style:text-properties fo:font-style="normal" fo:font-weight="normal" officeooo:rsid="02f6010b" style:font-style-asian="normal" style:font-weight-asian="normal" style:font-style-complex="normal" style:font-weight-complex="normal"/>
    </style:style>
    <style:style style:name="T802" style:family="text">
      <style:text-properties fo:font-style="normal" fo:font-weight="normal" officeooo:rsid="02f8c777" style:font-style-asian="normal" style:font-weight-asian="normal" style:font-style-complex="normal" style:font-weight-complex="normal"/>
    </style:style>
    <style:style style:name="T803" style:family="text">
      <style:text-properties fo:font-style="normal" fo:font-weight="normal" officeooo:rsid="040ce935" style:font-style-asian="normal" style:font-weight-asian="normal" style:font-style-complex="normal" style:font-weight-complex="normal"/>
    </style:style>
    <style:style style:name="T804" style:family="text">
      <style:text-properties fo:font-style="normal" fo:font-weight="normal" officeooo:rsid="040aae1c" style:font-style-asian="normal" style:font-weight-asian="normal" style:font-style-complex="normal" style:font-weight-complex="normal"/>
    </style:style>
    <style:style style:name="T805" style:family="text">
      <style:text-properties fo:font-style="normal" fo:font-weight="normal" officeooo:rsid="04102973" style:font-style-asian="normal" style:font-weight-asian="normal" style:font-style-complex="normal" style:font-weight-complex="normal"/>
    </style:style>
    <style:style style:name="T806" style:family="text">
      <style:text-properties fo:font-style="normal" fo:font-weight="normal" officeooo:rsid="041746e7" style:font-style-asian="normal" style:font-weight-asian="normal" style:font-style-complex="normal" style:font-weight-complex="normal"/>
    </style:style>
    <style:style style:name="T807" style:family="text">
      <style:text-properties fo:font-style="normal" fo:font-weight="normal" officeooo:rsid="041e6a3e" style:font-style-asian="normal" style:font-weight-asian="normal" style:font-style-complex="normal" style:font-weight-complex="normal"/>
    </style:style>
    <style:style style:name="T808" style:family="text">
      <style:text-properties fo:font-style="normal" fo:font-weight="normal" officeooo:rsid="0419a5f7" style:font-style-asian="normal" style:font-weight-asian="normal" style:font-style-complex="normal" style:font-weight-complex="normal"/>
    </style:style>
    <style:style style:name="T809" style:family="text">
      <style:text-properties fo:font-style="normal" fo:font-weight="normal" officeooo:rsid="041ff252" style:font-style-asian="normal" style:font-weight-asian="normal" style:font-style-complex="normal" style:font-weight-complex="normal"/>
    </style:style>
    <style:style style:name="T810" style:family="text">
      <style:text-properties fo:font-style="normal" fo:font-weight="normal" officeooo:rsid="0421681d" style:font-style-asian="normal" style:font-weight-asian="normal" style:font-style-complex="normal" style:font-weight-complex="normal"/>
    </style:style>
    <style:style style:name="T811" style:family="text">
      <style:text-properties fo:font-style="normal" fo:font-weight="normal" officeooo:rsid="04226783" style:font-style-asian="normal" style:font-weight-asian="normal" style:font-style-complex="normal" style:font-weight-complex="normal"/>
    </style:style>
    <style:style style:name="T812" style:family="text">
      <style:text-properties fo:font-style="normal" fo:font-weight="normal" officeooo:rsid="043a3360" style:font-style-asian="normal" style:font-weight-asian="normal" style:font-style-complex="normal" style:font-weight-complex="normal"/>
    </style:style>
    <style:style style:name="T813" style:family="text">
      <style:text-properties fo:font-style="normal" fo:font-weight="normal" officeooo:rsid="043c29f4" style:font-style-asian="normal" style:font-weight-asian="normal" style:font-style-complex="normal" style:font-weight-complex="normal"/>
    </style:style>
    <style:style style:name="T814" style:family="text">
      <style:text-properties fo:font-style="normal" fo:font-weight="normal" officeooo:rsid="043fc929" style:font-style-asian="normal" style:font-weight-asian="normal" style:font-style-complex="normal" style:font-weight-complex="normal"/>
    </style:style>
    <style:style style:name="T815" style:family="text">
      <style:text-properties fo:font-style="normal" fo:font-weight="normal" officeooo:rsid="04472f62" style:font-style-asian="normal" style:font-weight-asian="normal" style:font-style-complex="normal" style:font-weight-complex="normal"/>
    </style:style>
    <style:style style:name="T816" style:family="text">
      <style:text-properties fo:font-style="normal" fo:font-weight="normal" officeooo:rsid="04485791" style:font-style-asian="normal" style:font-weight-asian="normal" style:font-style-complex="normal" style:font-weight-complex="normal"/>
    </style:style>
    <style:style style:name="T817" style:family="text">
      <style:text-properties fo:font-style="normal" fo:font-weight="normal" officeooo:rsid="04496025" style:font-style-asian="normal" style:font-weight-asian="normal" style:font-style-complex="normal" style:font-weight-complex="normal"/>
    </style:style>
    <style:style style:name="T818" style:family="text">
      <style:text-properties fo:font-style="normal" fo:font-weight="normal" officeooo:rsid="043a0ede" style:font-style-asian="normal" style:font-weight-asian="normal" style:font-style-complex="normal" style:font-weight-complex="normal"/>
    </style:style>
    <style:style style:name="T819" style:family="text">
      <style:text-properties fo:font-style="normal" fo:font-weight="normal" officeooo:rsid="04518e70" style:font-style-asian="normal" style:font-weight-asian="normal" style:font-style-complex="normal" style:font-weight-complex="normal"/>
    </style:style>
    <style:style style:name="T820" style:family="text">
      <style:text-properties fo:font-style="normal" fo:font-weight="normal" officeooo:rsid="0458c70f" style:font-style-asian="normal" style:font-weight-asian="normal" style:font-style-complex="normal" style:font-weight-complex="normal"/>
    </style:style>
    <style:style style:name="T821" style:family="text">
      <style:text-properties fo:font-style="normal" fo:font-weight="normal" officeooo:rsid="04592f7c" style:font-style-asian="normal" style:font-weight-asian="normal" style:font-style-complex="normal" style:font-weight-complex="normal"/>
    </style:style>
    <style:style style:name="T822" style:family="text">
      <style:text-properties fo:font-style="normal" fo:font-weight="normal" officeooo:rsid="045a6b37" style:font-style-asian="normal" style:font-weight-asian="normal" style:font-style-complex="normal" style:font-weight-complex="normal"/>
    </style:style>
    <style:style style:name="T823" style:family="text">
      <style:text-properties fo:font-style="normal" fo:font-weight="normal" officeooo:rsid="045c66e1" style:font-style-asian="normal" style:font-weight-asian="normal" style:font-style-complex="normal" style:font-weight-complex="normal"/>
    </style:style>
    <style:style style:name="T824" style:family="text">
      <style:text-properties fo:font-style="normal" fo:font-weight="normal" officeooo:rsid="0461e049" style:font-style-asian="normal" style:font-weight-asian="normal" style:font-style-complex="normal" style:font-weight-complex="normal"/>
    </style:style>
    <style:style style:name="T825" style:family="text">
      <style:text-properties fo:font-style="normal" fo:font-weight="normal" officeooo:rsid="0412d727" style:font-style-asian="normal" style:font-weight-asian="normal" style:font-style-complex="normal" style:font-weight-complex="normal"/>
    </style:style>
    <style:style style:name="T826" style:family="text">
      <style:text-properties fo:font-style="normal" fo:font-weight="normal" officeooo:rsid="0473548b" style:font-style-asian="normal" style:font-weight-asian="normal" style:font-style-complex="normal" style:font-weight-complex="normal"/>
    </style:style>
    <style:style style:name="T827" style:family="text">
      <style:text-properties fo:font-style="normal" fo:font-weight="normal" officeooo:rsid="0411d16e" style:font-style-asian="normal" style:font-weight-asian="normal" style:font-style-complex="normal" style:font-weight-complex="normal"/>
    </style:style>
    <style:style style:name="T828" style:family="text">
      <style:text-properties fo:font-style="normal" fo:font-weight="normal" officeooo:rsid="047415b6" style:font-style-asian="normal" style:font-weight-asian="normal" style:font-style-complex="normal" style:font-weight-complex="normal"/>
    </style:style>
    <style:style style:name="T829" style:family="text">
      <style:text-properties fo:font-style="normal" fo:font-weight="normal" officeooo:rsid="048fe3f8" style:font-style-asian="normal" style:font-weight-asian="normal" style:font-style-complex="normal" style:font-weight-complex="normal"/>
    </style:style>
    <style:style style:name="T830" style:family="text">
      <style:text-properties fo:font-style="normal" fo:font-weight="normal" officeooo:rsid="048ffd4a" style:font-style-asian="normal" style:font-weight-asian="normal" style:font-style-complex="normal" style:font-weight-complex="normal"/>
    </style:style>
    <style:style style:name="T831" style:family="text">
      <style:text-properties fo:font-style="normal" fo:font-weight="normal" officeooo:rsid="04915c32" style:font-style-asian="normal" style:font-weight-asian="normal" style:font-style-complex="normal" style:font-weight-complex="normal"/>
    </style:style>
    <style:style style:name="T832" style:family="text">
      <style:text-properties fo:font-style="normal" fo:font-weight="normal" officeooo:rsid="0494bc64" style:font-style-asian="normal" style:font-weight-asian="normal" style:font-style-complex="normal" style:font-weight-complex="normal"/>
    </style:style>
    <style:style style:name="T833" style:family="text">
      <style:text-properties fo:font-style="normal" fo:font-weight="normal" officeooo:rsid="0496a172" style:font-style-asian="normal" style:font-weight-asian="normal" style:font-style-complex="normal" style:font-weight-complex="normal"/>
    </style:style>
    <style:style style:name="T834" style:family="text">
      <style:text-properties fo:font-style="normal" fo:font-weight="normal" officeooo:rsid="04a57ad8" style:font-style-asian="normal" style:font-weight-asian="normal" style:font-style-complex="normal" style:font-weight-complex="normal"/>
    </style:style>
    <style:style style:name="T835" style:family="text">
      <style:text-properties fo:font-style="normal" fo:font-weight="normal" officeooo:rsid="04a6595a" style:font-style-asian="normal" style:font-weight-asian="normal" style:font-style-complex="normal" style:font-weight-complex="normal"/>
    </style:style>
    <style:style style:name="T836" style:family="text">
      <style:text-properties fo:font-style="normal" fo:font-weight="normal" officeooo:rsid="04a9faac" style:font-style-asian="normal" style:font-weight-asian="normal" style:font-style-complex="normal" style:font-weight-complex="normal"/>
    </style:style>
    <style:style style:name="T837" style:family="text">
      <style:text-properties fo:font-style="normal" fo:font-weight="normal" officeooo:rsid="04ad05fc" style:font-style-asian="normal" style:font-weight-asian="normal" style:font-style-complex="normal" style:font-weight-complex="normal"/>
    </style:style>
    <style:style style:name="T838" style:family="text">
      <style:text-properties fo:font-style="normal" fo:font-weight="normal" officeooo:rsid="04b29a62" style:font-style-asian="normal" style:font-weight-asian="normal" style:font-style-complex="normal" style:font-weight-complex="normal"/>
    </style:style>
    <style:style style:name="T839" style:family="text">
      <style:text-properties fo:font-style="normal" fo:font-weight="normal" officeooo:rsid="04b3c5c0" style:font-style-asian="normal" style:font-weight-asian="normal" style:font-style-complex="normal" style:font-weight-complex="normal"/>
    </style:style>
    <style:style style:name="T840" style:family="text">
      <style:text-properties fo:font-style="normal" fo:font-weight="normal" officeooo:rsid="04b40f0a" style:font-style-asian="normal" style:font-weight-asian="normal" style:font-style-complex="normal" style:font-weight-complex="normal"/>
    </style:style>
    <style:style style:name="T841" style:family="text">
      <style:text-properties fo:font-style="normal" fo:font-weight="normal" officeooo:rsid="04b80b14" style:font-style-asian="normal" style:font-weight-asian="normal" style:font-style-complex="normal" style:font-weight-complex="normal"/>
    </style:style>
    <style:style style:name="T842" style:family="text">
      <style:text-properties fo:font-style="normal" fo:font-weight="normal" officeooo:rsid="04c627f1" style:font-style-asian="normal" style:font-weight-asian="normal" style:font-style-complex="normal" style:font-weight-complex="normal"/>
    </style:style>
    <style:style style:name="T843" style:family="text">
      <style:text-properties fo:font-style="normal" fo:font-weight="normal" officeooo:rsid="04c78e12" style:font-style-asian="normal" style:font-weight-asian="normal" style:font-style-complex="normal" style:font-weight-complex="normal"/>
    </style:style>
    <style:style style:name="T844" style:family="text">
      <style:text-properties fo:font-style="normal" fo:font-weight="normal" officeooo:rsid="04cce5bf" style:font-style-asian="normal" style:font-weight-asian="normal" style:font-style-complex="normal" style:font-weight-complex="normal"/>
    </style:style>
    <style:style style:name="T845" style:family="text">
      <style:text-properties fo:font-style="normal" fo:font-weight="normal" officeooo:rsid="04ce2a98" style:font-style-asian="normal" style:font-weight-asian="normal" style:font-style-complex="normal" style:font-weight-complex="normal"/>
    </style:style>
    <style:style style:name="T846" style:family="text">
      <style:text-properties fo:font-style="normal" fo:font-weight="normal" officeooo:rsid="04d7a840" style:font-style-asian="normal" style:font-weight-asian="normal" style:font-style-complex="normal" style:font-weight-complex="normal"/>
    </style:style>
    <style:style style:name="T847" style:family="text">
      <style:text-properties fo:font-style="normal" fo:font-weight="normal" officeooo:rsid="04d7b913" style:font-style-asian="normal" style:font-weight-asian="normal" style:font-style-complex="normal" style:font-weight-complex="normal"/>
    </style:style>
    <style:style style:name="T848" style:family="text">
      <style:text-properties fo:font-style="normal" fo:font-weight="normal" officeooo:rsid="04d9fb2e" style:font-style-asian="normal" style:font-weight-asian="normal" style:font-style-complex="normal" style:font-weight-complex="normal"/>
    </style:style>
    <style:style style:name="T849" style:family="text">
      <style:text-properties fo:font-style="normal" fo:font-weight="normal" officeooo:rsid="04dd833a" style:font-style-asian="normal" style:font-weight-asian="normal" style:font-style-complex="normal" style:font-weight-complex="normal"/>
    </style:style>
    <style:style style:name="T850" style:family="text">
      <style:text-properties fo:font-style="normal" fo:font-weight="normal" officeooo:rsid="04ddd894" style:font-style-asian="normal" style:font-weight-asian="normal" style:font-style-complex="normal" style:font-weight-complex="normal"/>
    </style:style>
    <style:style style:name="T851" style:family="text">
      <style:text-properties fo:font-style="normal" fo:font-weight="normal" officeooo:rsid="04deac5d" style:font-style-asian="normal" style:font-weight-asian="normal" style:font-style-complex="normal" style:font-weight-complex="normal"/>
    </style:style>
    <style:style style:name="T852" style:family="text">
      <style:text-properties fo:font-style="normal" fo:font-weight="normal" officeooo:rsid="04eb130c" style:font-style-asian="normal" style:font-weight-asian="normal" style:font-style-complex="normal" style:font-weight-complex="normal"/>
    </style:style>
    <style:style style:name="T853" style:family="text">
      <style:text-properties fo:font-style="normal" fo:font-weight="normal" officeooo:rsid="04ee3d5e" style:font-style-asian="normal" style:font-weight-asian="normal" style:font-style-complex="normal" style:font-weight-complex="normal"/>
    </style:style>
    <style:style style:name="T854" style:family="text">
      <style:text-properties fo:font-style="normal" fo:font-weight="normal" officeooo:rsid="04ee86bb" style:font-style-asian="normal" style:font-weight-asian="normal" style:font-style-complex="normal" style:font-weight-complex="normal"/>
    </style:style>
    <style:style style:name="T855" style:family="text">
      <style:text-properties fo:font-style="normal" fo:font-weight="normal" officeooo:rsid="04f0bfd5" style:font-style-asian="normal" style:font-weight-asian="normal" style:font-style-complex="normal" style:font-weight-complex="normal"/>
    </style:style>
    <style:style style:name="T856" style:family="text">
      <style:text-properties fo:font-style="normal" fo:font-weight="normal" officeooo:rsid="04f1c42d" style:font-style-asian="normal" style:font-weight-asian="normal" style:font-style-complex="normal" style:font-weight-complex="normal"/>
    </style:style>
    <style:style style:name="T857" style:family="text">
      <style:text-properties fo:font-style="normal" fo:font-weight="normal" officeooo:rsid="04f29906" style:font-style-asian="normal" style:font-weight-asian="normal" style:font-style-complex="normal" style:font-weight-complex="normal"/>
    </style:style>
    <style:style style:name="T858" style:family="text">
      <style:text-properties fo:font-style="normal" fo:font-weight="normal" officeooo:rsid="04f62663" style:font-style-asian="normal" style:font-weight-asian="normal" style:font-style-complex="normal" style:font-weight-complex="normal"/>
    </style:style>
    <style:style style:name="T859" style:family="text">
      <style:text-properties fo:font-style="normal" fo:font-weight="normal" officeooo:rsid="050c0179" style:font-style-asian="normal" style:font-weight-asian="normal" style:font-style-complex="normal" style:font-weight-complex="normal"/>
    </style:style>
    <style:style style:name="T860" style:family="text">
      <style:text-properties fo:font-style="normal" fo:font-weight="normal" officeooo:rsid="050e283a" style:font-style-asian="normal" style:font-weight-asian="normal" style:font-style-complex="normal" style:font-weight-complex="normal"/>
    </style:style>
    <style:style style:name="T861" style:family="text">
      <style:text-properties fo:font-style="normal" fo:font-weight="normal" officeooo:rsid="050fa579" style:font-style-asian="normal" style:font-weight-asian="normal" style:font-style-complex="normal" style:font-weight-complex="normal"/>
    </style:style>
    <style:style style:name="T862" style:family="text">
      <style:text-properties fo:font-style="normal" fo:font-weight="normal" officeooo:rsid="05115d8e" style:font-style-asian="normal" style:font-weight-asian="normal" style:font-style-complex="normal" style:font-weight-complex="normal"/>
    </style:style>
    <style:style style:name="T863" style:family="text">
      <style:text-properties fo:font-style="normal" fo:font-weight="normal" officeooo:rsid="0510a6b4" style:font-style-asian="normal" style:font-weight-asian="normal" style:font-style-complex="normal" style:font-weight-complex="normal"/>
    </style:style>
    <style:style style:name="T864" style:family="text">
      <style:text-properties fo:font-style="normal" fo:font-weight="normal" officeooo:rsid="05149db7" style:font-style-asian="normal" style:font-weight-asian="normal" style:font-style-complex="normal" style:font-weight-complex="normal"/>
    </style:style>
    <style:style style:name="T865" style:family="text">
      <style:text-properties fo:font-style="normal" fo:font-weight="normal" officeooo:rsid="051755b6" style:font-style-asian="normal" style:font-weight-asian="normal" style:font-style-complex="normal" style:font-weight-complex="normal"/>
    </style:style>
    <style:style style:name="T866" style:family="text">
      <style:text-properties fo:font-style="normal" fo:font-weight="normal" officeooo:rsid="051a37d3" style:font-style-asian="normal" style:font-weight-asian="normal" style:font-style-complex="normal" style:font-weight-complex="normal"/>
    </style:style>
    <style:style style:name="T867" style:family="text">
      <style:text-properties fo:font-style="normal" fo:font-weight="normal" officeooo:rsid="051c4636" style:font-style-asian="normal" style:font-weight-asian="normal" style:font-style-complex="normal" style:font-weight-complex="normal"/>
    </style:style>
    <style:style style:name="T868" style:family="text">
      <style:text-properties fo:font-style="normal" fo:font-weight="normal" officeooo:rsid="051fdc2f" style:font-style-asian="normal" style:font-weight-asian="normal" style:font-style-complex="normal" style:font-weight-complex="normal"/>
    </style:style>
    <style:style style:name="T869" style:family="text">
      <style:text-properties fo:font-style="normal" fo:font-weight="normal" officeooo:rsid="05270c2d" style:font-style-asian="normal" style:font-weight-asian="normal" style:font-style-complex="normal" style:font-weight-complex="normal"/>
    </style:style>
    <style:style style:name="T870" style:family="text">
      <style:text-properties fo:font-style="normal" fo:font-weight="normal" officeooo:rsid="051228a5" style:font-style-asian="normal" style:font-weight-asian="normal" style:font-style-complex="normal" style:font-weight-complex="normal"/>
    </style:style>
    <style:style style:name="T871" style:family="text">
      <style:text-properties fo:font-style="normal" fo:font-weight="normal" officeooo:rsid="052c470d" style:font-style-asian="normal" style:font-weight-asian="normal" style:font-style-complex="normal" style:font-weight-complex="normal"/>
    </style:style>
    <style:style style:name="T872" style:family="text">
      <style:text-properties fo:font-style="normal" fo:font-weight="normal" officeooo:rsid="052e1d4e" style:font-style-asian="normal" style:font-weight-asian="normal" style:font-style-complex="normal" style:font-weight-complex="normal"/>
    </style:style>
    <style:style style:name="T873" style:family="text">
      <style:text-properties fo:font-style="normal" fo:font-weight="normal" officeooo:rsid="052f8aed" style:font-style-asian="normal" style:font-weight-asian="normal" style:font-style-complex="normal" style:font-weight-complex="normal"/>
    </style:style>
    <style:style style:name="T874" style:family="text">
      <style:text-properties fo:font-style="normal" fo:font-weight="normal" officeooo:rsid="052fd794" style:font-style-asian="normal" style:font-weight-asian="normal" style:font-style-complex="normal" style:font-weight-complex="normal"/>
    </style:style>
    <style:style style:name="T875" style:family="text">
      <style:text-properties fo:font-style="normal" fo:font-weight="normal" officeooo:rsid="05329ac8" style:font-style-asian="normal" style:font-weight-asian="normal" style:font-style-complex="normal" style:font-weight-complex="normal"/>
    </style:style>
    <style:style style:name="T876" style:family="text">
      <style:text-properties fo:font-style="normal" fo:font-weight="normal" officeooo:rsid="05319739" style:font-style-asian="normal" style:font-weight-asian="normal" style:font-style-complex="normal" style:font-weight-complex="normal"/>
    </style:style>
    <style:style style:name="T877" style:family="text">
      <style:text-properties fo:font-style="normal" fo:font-weight="normal" officeooo:rsid="0544d531" style:font-style-asian="normal" style:font-weight-asian="normal" style:font-style-complex="normal" style:font-weight-complex="normal"/>
    </style:style>
    <style:style style:name="T878" style:family="text">
      <style:text-properties fo:font-style="normal" fo:font-weight="normal" officeooo:rsid="054d7055" style:font-style-asian="normal" style:font-weight-asian="normal" style:font-style-complex="normal" style:font-weight-complex="normal"/>
    </style:style>
    <style:style style:name="T879" style:family="text">
      <style:text-properties fo:font-style="normal" fo:font-weight="normal" officeooo:rsid="054df4cc" style:font-style-asian="normal" style:font-weight-asian="normal" style:font-style-complex="normal" style:font-weight-complex="normal"/>
    </style:style>
    <style:style style:name="T880" style:family="text">
      <style:text-properties fo:font-style="normal" fo:font-weight="normal" officeooo:rsid="054f83a7" style:font-style-asian="normal" style:font-weight-asian="normal" style:font-style-complex="normal" style:font-weight-complex="normal"/>
    </style:style>
    <style:style style:name="T881" style:family="text">
      <style:text-properties fo:font-style="normal" fo:font-weight="normal" officeooo:rsid="055181ff" style:font-style-asian="normal" style:font-weight-asian="normal" style:font-style-complex="normal" style:font-weight-complex="normal"/>
    </style:style>
    <style:style style:name="T882" style:family="text">
      <style:text-properties fo:font-style="normal" fo:font-weight="normal" officeooo:rsid="05549c6b" style:font-style-asian="normal" style:font-weight-asian="normal" style:font-style-complex="normal" style:font-weight-complex="normal"/>
    </style:style>
    <style:style style:name="T883" style:family="text">
      <style:text-properties fo:font-style="normal" fo:font-weight="normal" officeooo:rsid="0556c69f" style:font-style-asian="normal" style:font-weight-asian="normal" style:font-style-complex="normal" style:font-weight-complex="normal"/>
    </style:style>
    <style:style style:name="T884" style:family="text">
      <style:text-properties fo:font-style="normal" fo:font-weight="normal" officeooo:rsid="0569d9ca" style:font-style-asian="normal" style:font-weight-asian="normal" style:font-style-complex="normal" style:font-weight-complex="normal"/>
    </style:style>
    <style:style style:name="T885" style:family="text">
      <style:text-properties fo:font-style="normal" fo:font-weight="normal" officeooo:rsid="0562ba85" style:font-style-asian="normal" style:font-weight-asian="normal" style:font-style-complex="normal" style:font-weight-complex="normal"/>
    </style:style>
    <style:style style:name="T886" style:family="text">
      <style:text-properties fo:font-style="normal" fo:font-weight="normal" officeooo:rsid="056848b7" style:font-style-asian="normal" style:font-weight-asian="normal" style:font-style-complex="normal" style:font-weight-complex="normal"/>
    </style:style>
    <style:style style:name="T887" style:family="text">
      <style:text-properties fo:font-style="normal" fo:font-weight="normal" officeooo:rsid="0575ce56" style:font-style-asian="normal" style:font-weight-asian="normal" style:font-style-complex="normal" style:font-weight-complex="normal"/>
    </style:style>
    <style:style style:name="T888" style:family="text">
      <style:text-properties fo:font-style="normal" fo:font-weight="normal" officeooo:rsid="057b1a47" style:font-style-asian="normal" style:font-weight-asian="normal" style:font-style-complex="normal" style:font-weight-complex="normal"/>
    </style:style>
    <style:style style:name="T889" style:family="text">
      <style:text-properties fo:font-style="normal" fo:font-weight="normal" officeooo:rsid="057d2115" style:font-style-asian="normal" style:font-weight-asian="normal" style:font-style-complex="normal" style:font-weight-complex="normal"/>
    </style:style>
    <style:style style:name="T890" style:family="text">
      <style:text-properties fo:font-style="normal" fo:font-weight="normal" officeooo:rsid="057e9023" style:font-style-asian="normal" style:font-weight-asian="normal" style:font-style-complex="normal" style:font-weight-complex="normal"/>
    </style:style>
    <style:style style:name="T891" style:family="text">
      <style:text-properties fo:font-style="normal" fo:font-weight="normal" officeooo:rsid="057a46d4" style:font-style-asian="normal" style:font-weight-asian="normal" style:font-style-complex="normal" style:font-weight-complex="normal"/>
    </style:style>
    <style:style style:name="T892" style:family="text">
      <style:text-properties fo:font-style="normal" fo:font-weight="normal" officeooo:rsid="0580d52a" style:font-style-asian="normal" style:font-weight-asian="normal" style:font-style-complex="normal" style:font-weight-complex="normal"/>
    </style:style>
    <style:style style:name="T893" style:family="text">
      <style:text-properties fo:font-style="normal" fo:font-weight="normal" officeooo:rsid="058118a3" style:font-style-asian="normal" style:font-weight-asian="normal" style:font-style-complex="normal" style:font-weight-complex="normal"/>
    </style:style>
    <style:style style:name="T894" style:family="text">
      <style:text-properties fo:font-style="normal" fo:font-weight="normal" officeooo:rsid="058417f5" style:font-style-asian="normal" style:font-weight-asian="normal" style:font-style-complex="normal" style:font-weight-complex="normal"/>
    </style:style>
    <style:style style:name="T895" style:family="text">
      <style:text-properties fo:font-style="normal" fo:font-weight="normal" officeooo:rsid="05861261" style:font-style-asian="normal" style:font-weight-asian="normal" style:font-style-complex="normal" style:font-weight-complex="normal"/>
    </style:style>
    <style:style style:name="T896" style:family="text">
      <style:text-properties fo:font-style="normal" fo:font-weight="normal" officeooo:rsid="05864f67" style:font-style-asian="normal" style:font-weight-asian="normal" style:font-style-complex="normal" style:font-weight-complex="normal"/>
    </style:style>
    <style:style style:name="T897" style:family="text">
      <style:text-properties fo:font-style="normal" fo:font-weight="normal" officeooo:rsid="058a5955" style:font-style-asian="normal" style:font-weight-asian="normal" style:font-style-complex="normal" style:font-weight-complex="normal"/>
    </style:style>
    <style:style style:name="T898" style:family="text">
      <style:text-properties fo:font-style="normal" fo:font-weight="normal" officeooo:rsid="058bbc5e" style:font-style-asian="normal" style:font-weight-asian="normal" style:font-style-complex="normal" style:font-weight-complex="normal"/>
    </style:style>
    <style:style style:name="T899" style:family="text">
      <style:text-properties fo:font-style="normal" fo:font-weight="normal" officeooo:rsid="058ba444" style:font-style-asian="normal" style:font-weight-asian="normal" style:font-style-complex="normal" style:font-weight-complex="normal"/>
    </style:style>
    <style:style style:name="T900" style:family="text">
      <style:text-properties fo:font-style="normal" fo:font-weight="normal" officeooo:rsid="0597190c" style:font-style-asian="normal" style:font-weight-asian="normal" style:font-style-complex="normal" style:font-weight-complex="normal"/>
    </style:style>
    <style:style style:name="T901" style:family="text">
      <style:text-properties fo:font-style="normal" fo:font-weight="normal" officeooo:rsid="059e7836" style:font-style-asian="normal" style:font-weight-asian="normal" style:font-style-complex="normal" style:font-weight-complex="normal"/>
    </style:style>
    <style:style style:name="T902" style:family="text">
      <style:text-properties fo:font-style="normal" fo:font-weight="normal" officeooo:rsid="059f1f47" style:font-style-asian="normal" style:font-weight-asian="normal" style:font-style-complex="normal" style:font-weight-complex="normal"/>
    </style:style>
    <style:style style:name="T903" style:family="text">
      <style:text-properties fo:font-style="normal" fo:font-weight="normal" officeooo:rsid="059f579e" style:font-style-asian="normal" style:font-weight-asian="normal" style:font-style-complex="normal" style:font-weight-complex="normal"/>
    </style:style>
    <style:style style:name="T904" style:family="text">
      <style:text-properties fo:font-style="normal" fo:font-weight="normal" officeooo:rsid="05a33590" style:font-style-asian="normal" style:font-weight-asian="normal" style:font-style-complex="normal" style:font-weight-complex="normal"/>
    </style:style>
    <style:style style:name="T905" style:family="text">
      <style:text-properties fo:font-style="normal" fo:font-weight="normal" officeooo:rsid="05a46fc0" style:font-style-asian="normal" style:font-weight-asian="normal" style:font-style-complex="normal" style:font-weight-complex="normal"/>
    </style:style>
    <style:style style:name="T906" style:family="text">
      <style:text-properties fo:font-style="normal" fo:font-weight="normal" officeooo:rsid="05ab1076" style:font-style-asian="normal" style:font-weight-asian="normal" style:font-style-complex="normal" style:font-weight-complex="normal"/>
    </style:style>
    <style:style style:name="T907" style:family="text">
      <style:text-properties fo:font-style="normal" fo:font-weight="normal" officeooo:rsid="05ad4ac1" style:font-style-asian="normal" style:font-weight-asian="normal" style:font-style-complex="normal" style:font-weight-complex="normal"/>
    </style:style>
    <style:style style:name="T908" style:family="text">
      <style:text-properties fo:font-style="normal" fo:font-weight="normal" officeooo:rsid="05b1d6ac" style:font-style-asian="normal" style:font-weight-asian="normal" style:font-style-complex="normal" style:font-weight-complex="normal"/>
    </style:style>
    <style:style style:name="T909" style:family="text">
      <style:text-properties fo:font-style="normal" fo:font-weight="normal" officeooo:rsid="05b53809" style:font-style-asian="normal" style:font-weight-asian="normal" style:font-style-complex="normal" style:font-weight-complex="normal"/>
    </style:style>
    <style:style style:name="T910" style:family="text">
      <style:text-properties fo:font-style="normal" fo:font-weight="normal" officeooo:rsid="05b6653b" style:font-style-asian="normal" style:font-weight-asian="normal" style:font-style-complex="normal" style:font-weight-complex="normal"/>
    </style:style>
    <style:style style:name="T911" style:family="text">
      <style:text-properties fo:font-style="normal" fo:font-weight="normal" officeooo:rsid="05b77f63" style:font-style-asian="normal" style:font-weight-asian="normal" style:font-style-complex="normal" style:font-weight-complex="normal"/>
    </style:style>
    <style:style style:name="T912" style:family="text">
      <style:text-properties fo:font-style="normal" fo:font-weight="normal" officeooo:rsid="05bb08e9" style:font-style-asian="normal" style:font-weight-asian="normal" style:font-style-complex="normal" style:font-weight-complex="normal"/>
    </style:style>
    <style:style style:name="T913" style:family="text">
      <style:text-properties fo:font-style="normal" fo:font-weight="normal" officeooo:rsid="05bc64d7" style:font-style-asian="normal" style:font-weight-asian="normal" style:font-style-complex="normal" style:font-weight-complex="normal"/>
    </style:style>
    <style:style style:name="T914" style:family="text">
      <style:text-properties fo:font-style="normal" fo:font-weight="normal" officeooo:rsid="05cd3bc5" style:font-style-asian="normal" style:font-weight-asian="normal" style:font-style-complex="normal" style:font-weight-complex="normal"/>
    </style:style>
    <style:style style:name="T915" style:family="text">
      <style:text-properties fo:font-style="normal" fo:font-weight="normal" officeooo:rsid="05d073af" style:font-style-asian="normal" style:font-weight-asian="normal" style:font-style-complex="normal" style:font-weight-complex="normal"/>
    </style:style>
    <style:style style:name="T916" style:family="text">
      <style:text-properties fo:font-style="normal" fo:font-weight="normal" officeooo:rsid="05dd0971" style:font-style-asian="normal" style:font-weight-asian="normal" style:font-style-complex="normal" style:font-weight-complex="normal"/>
    </style:style>
    <style:style style:name="T917" style:family="text">
      <style:text-properties fo:font-style="normal" fo:font-weight="normal" officeooo:rsid="05de506a" style:font-style-asian="normal" style:font-weight-asian="normal" style:font-style-complex="normal" style:font-weight-complex="normal"/>
    </style:style>
    <style:style style:name="T918" style:family="text">
      <style:text-properties fo:font-style="normal" fo:font-weight="normal" officeooo:rsid="05e2db49" style:font-style-asian="normal" style:font-weight-asian="normal" style:font-style-complex="normal" style:font-weight-complex="normal"/>
    </style:style>
    <style:style style:name="T919" style:family="text">
      <style:text-properties fo:font-style="normal" fo:font-weight="normal" officeooo:rsid="05e46ca0" style:font-style-asian="normal" style:font-weight-asian="normal" style:font-style-complex="normal" style:font-weight-complex="normal"/>
    </style:style>
    <style:style style:name="T920" style:family="text">
      <style:text-properties fo:font-style="normal" fo:font-weight="normal" officeooo:rsid="05e4e7bb" style:font-style-asian="normal" style:font-weight-asian="normal" style:font-style-complex="normal" style:font-weight-complex="normal"/>
    </style:style>
    <style:style style:name="T921" style:family="text">
      <style:text-properties fo:font-style="normal" fo:font-weight="normal" officeooo:rsid="05e5f887" style:font-style-asian="normal" style:font-weight-asian="normal" style:font-style-complex="normal" style:font-weight-complex="normal"/>
    </style:style>
    <style:style style:name="T922" style:family="text">
      <style:text-properties fo:font-style="normal" fo:font-weight="normal" officeooo:rsid="05e7f406" style:font-style-asian="normal" style:font-weight-asian="normal" style:font-style-complex="normal" style:font-weight-complex="normal"/>
    </style:style>
    <style:style style:name="T923" style:family="text">
      <style:text-properties fo:font-style="normal" fo:font-weight="normal" officeooo:rsid="05e8bd08" style:font-style-asian="normal" style:font-weight-asian="normal" style:font-style-complex="normal" style:font-weight-complex="normal"/>
    </style:style>
    <style:style style:name="T924" style:family="text">
      <style:text-properties fo:font-style="normal" fo:font-weight="normal" officeooo:rsid="05e6c092" style:font-style-asian="normal" style:font-weight-asian="normal" style:font-style-complex="normal" style:font-weight-complex="normal"/>
    </style:style>
    <style:style style:name="T925" style:family="text">
      <style:text-properties fo:font-style="normal" fo:font-weight="normal" officeooo:rsid="05ea2f01" style:font-style-asian="normal" style:font-weight-asian="normal" style:font-style-complex="normal" style:font-weight-complex="normal"/>
    </style:style>
    <style:style style:name="T926" style:family="text">
      <style:text-properties fo:font-style="normal" fo:font-weight="normal" officeooo:rsid="05eafee2" style:font-style-asian="normal" style:font-weight-asian="normal" style:font-style-complex="normal" style:font-weight-complex="normal"/>
    </style:style>
    <style:style style:name="T927" style:family="text">
      <style:text-properties fo:font-style="normal" fo:font-weight="normal" officeooo:rsid="05ef59a4" style:font-style-asian="normal" style:font-weight-asian="normal" style:font-style-complex="normal" style:font-weight-complex="normal"/>
    </style:style>
    <style:style style:name="T928" style:family="text">
      <style:text-properties fo:font-style="normal" fo:font-weight="normal" officeooo:rsid="05ef8b53" style:font-style-asian="normal" style:font-weight-asian="normal" style:font-style-complex="normal" style:font-weight-complex="normal"/>
    </style:style>
    <style:style style:name="T929" style:family="text">
      <style:text-properties fo:font-style="normal" fo:font-weight="normal" officeooo:rsid="05efdec0" style:font-style-asian="normal" style:font-weight-asian="normal" style:font-style-complex="normal" style:font-weight-complex="normal"/>
    </style:style>
    <style:style style:name="T930" style:family="text">
      <style:text-properties fo:font-style="normal" fo:font-weight="normal" officeooo:rsid="05fd8b64" style:font-style-asian="normal" style:font-weight-asian="normal" style:font-style-complex="normal" style:font-weight-complex="normal"/>
    </style:style>
    <style:style style:name="T931" style:family="text">
      <style:text-properties fo:font-style="normal" fo:font-weight="normal" officeooo:rsid="06011cd1" style:font-style-asian="normal" style:font-weight-asian="normal" style:font-style-complex="normal" style:font-weight-complex="normal"/>
    </style:style>
    <style:style style:name="T932" style:family="text">
      <style:text-properties fo:font-style="normal" fo:font-weight="normal" officeooo:rsid="06025589" style:font-style-asian="normal" style:font-weight-asian="normal" style:font-style-complex="normal" style:font-weight-complex="normal"/>
    </style:style>
    <style:style style:name="T933" style:family="text">
      <style:text-properties fo:font-style="normal" fo:font-weight="normal" officeooo:rsid="06049af8" style:font-style-asian="normal" style:font-weight-asian="normal" style:font-style-complex="normal" style:font-weight-complex="normal"/>
    </style:style>
    <style:style style:name="T934" style:family="text">
      <style:text-properties fo:font-style="normal" fo:font-weight="normal" officeooo:rsid="06052a63" style:font-style-asian="normal" style:font-weight-asian="normal" style:font-style-complex="normal" style:font-weight-complex="normal"/>
    </style:style>
    <style:style style:name="T935" style:family="text">
      <style:text-properties fo:font-style="normal" fo:font-weight="normal" officeooo:rsid="0608abbd" style:font-style-asian="normal" style:font-weight-asian="normal" style:font-style-complex="normal" style:font-weight-complex="normal"/>
    </style:style>
    <style:style style:name="T936" style:family="text">
      <style:text-properties fo:font-style="normal" fo:font-weight="normal" officeooo:rsid="060bfbd4" style:font-style-asian="normal" style:font-weight-asian="normal" style:font-style-complex="normal" style:font-weight-complex="normal"/>
    </style:style>
    <style:style style:name="T937" style:family="text">
      <style:text-properties fo:font-style="normal" fo:font-weight="normal" officeooo:rsid="060d205b" style:font-style-asian="normal" style:font-weight-asian="normal" style:font-style-complex="normal" style:font-weight-complex="normal"/>
    </style:style>
    <style:style style:name="T938" style:family="text">
      <style:text-properties fo:font-style="normal" fo:font-weight="normal" officeooo:rsid="060fe20f" style:font-style-asian="normal" style:font-weight-asian="normal" style:font-style-complex="normal" style:font-weight-complex="normal"/>
    </style:style>
    <style:style style:name="T939" style:family="text">
      <style:text-properties fo:font-style="normal" fo:font-weight="normal" officeooo:rsid="061169e8" style:font-style-asian="normal" style:font-weight-asian="normal" style:font-style-complex="normal" style:font-weight-complex="normal"/>
    </style:style>
    <style:style style:name="T940" style:family="text">
      <style:text-properties fo:font-style="normal" fo:font-weight="normal" officeooo:rsid="06130d41" style:font-style-asian="normal" style:font-weight-asian="normal" style:font-style-complex="normal" style:font-weight-complex="normal"/>
    </style:style>
    <style:style style:name="T941" style:family="text">
      <style:text-properties fo:font-style="normal" fo:font-weight="bold" officeooo:rsid="032e6032" style:font-style-asian="normal" style:font-weight-asian="bold" style:font-style-complex="normal" style:font-weight-complex="bold"/>
    </style:style>
    <style:style style:name="T942" style:family="text">
      <style:text-properties fo:font-style="normal" fo:font-weight="bold" officeooo:rsid="03343ce6" style:font-style-asian="normal" style:font-weight-asian="bold" style:font-style-complex="normal" style:font-weight-complex="bold"/>
    </style:style>
    <style:style style:name="T943" style:family="text">
      <style:text-properties officeooo:rsid="004d4d0b"/>
    </style:style>
    <style:style style:name="T944" style:family="text">
      <style:text-properties officeooo:rsid="0013268f"/>
    </style:style>
    <style:style style:name="T945" style:family="text">
      <style:text-properties officeooo:rsid="004f4350"/>
    </style:style>
    <style:style style:name="T946" style:family="text">
      <style:text-properties officeooo:rsid="00501b3c"/>
    </style:style>
    <style:style style:name="T947" style:family="text">
      <style:text-properties officeooo:rsid="00147dd9"/>
    </style:style>
    <style:style style:name="T948" style:family="text">
      <style:text-properties officeooo:rsid="005521a3"/>
    </style:style>
    <style:style style:name="T949" style:family="text">
      <style:text-properties fo:font-weight="bold" style:font-weight-asian="bold" style:font-weight-complex="bold"/>
    </style:style>
    <style:style style:name="T950" style:family="text">
      <style:text-properties fo:font-weight="bold" officeooo:rsid="005f7223" style:font-weight-asian="bold" style:font-weight-complex="bold"/>
    </style:style>
    <style:style style:name="T951" style:family="text">
      <style:text-properties fo:font-weight="bold" officeooo:rsid="01871851" style:font-weight-asian="bold" style:font-weight-complex="bold"/>
    </style:style>
    <style:style style:name="T952" style:family="text">
      <style:text-properties fo:font-weight="bold" officeooo:rsid="02070606" style:font-weight-asian="bold" style:font-weight-complex="bold"/>
    </style:style>
    <style:style style:name="T953" style:family="text">
      <style:text-properties fo:font-weight="bold" officeooo:rsid="0206e857" style:font-weight-asian="bold" style:font-weight-complex="bold"/>
    </style:style>
    <style:style style:name="T954" style:family="text">
      <style:text-properties fo:font-weight="bold" officeooo:rsid="03153caa" style:font-weight-asian="bold" style:font-weight-complex="bold"/>
    </style:style>
    <style:style style:name="T955" style:family="text">
      <style:text-properties fo:font-weight="bold" officeooo:rsid="03429aa5" style:font-weight-asian="bold" style:font-weight-complex="bold"/>
    </style:style>
    <style:style style:name="T956" style:family="text">
      <style:text-properties fo:font-weight="bold" officeooo:rsid="0356cf1b" style:font-weight-asian="bold" style:font-weight-complex="bold"/>
    </style:style>
    <style:style style:name="T957" style:family="text">
      <style:text-properties fo:font-weight="bold" officeooo:rsid="03c34d65" style:font-weight-asian="bold" style:font-weight-complex="bold"/>
    </style:style>
    <style:style style:name="T958" style:family="text">
      <style:text-properties fo:font-weight="bold" officeooo:rsid="03c39617" style:font-weight-asian="bold" style:font-weight-complex="bold"/>
    </style:style>
    <style:style style:name="T959" style:family="text">
      <style:text-properties fo:font-weight="bold" officeooo:rsid="03c44ca6" style:font-weight-asian="bold" style:font-weight-complex="bold"/>
    </style:style>
    <style:style style:name="T960" style:family="text">
      <style:text-properties fo:font-weight="bold" officeooo:rsid="03ea64bf" style:font-weight-asian="bold" style:font-weight-complex="bold"/>
    </style:style>
    <style:style style:name="T961" style:family="text">
      <style:text-properties fo:font-weight="bold" officeooo:rsid="03f8c064" style:font-weight-asian="bold" style:font-weight-complex="bold"/>
    </style:style>
    <style:style style:name="T962" style:family="text">
      <style:text-properties fo:font-weight="bold" officeooo:rsid="0411d16e" style:font-weight-asian="bold" style:font-weight-complex="bold"/>
    </style:style>
    <style:style style:name="T963" style:family="text">
      <style:text-properties fo:font-weight="bold" officeooo:rsid="048fe3f8" style:font-weight-asian="bold" style:font-weight-complex="bold"/>
    </style:style>
    <style:style style:name="T964" style:family="text">
      <style:text-properties fo:font-weight="bold" officeooo:rsid="048ffd4a" style:font-weight-asian="bold" style:font-weight-complex="bold"/>
    </style:style>
    <style:style style:name="T965" style:family="text">
      <style:text-properties fo:font-weight="bold" officeooo:rsid="04a08898" style:font-weight-asian="bold" style:font-weight-complex="bold"/>
    </style:style>
    <style:style style:name="T966" style:family="text">
      <style:text-properties fo:font-weight="bold" officeooo:rsid="063d933e" style:font-weight-asian="bold" style:font-weight-complex="bold"/>
    </style:style>
    <style:style style:name="T967" style:family="text">
      <style:text-properties fo:font-weight="bold" officeooo:rsid="065f9c0e" style:font-weight-asian="bold" style:font-weight-complex="bold"/>
    </style:style>
    <style:style style:name="T968" style:family="text">
      <style:text-properties officeooo:rsid="005b5f51"/>
    </style:style>
    <style:style style:name="T969" style:family="text">
      <style:text-properties officeooo:rsid="005d12fa"/>
    </style:style>
    <style:style style:name="T970" style:family="text">
      <style:text-properties officeooo:rsid="005f7223"/>
    </style:style>
    <style:style style:name="T971" style:family="text">
      <style:text-properties style:text-underline-style="none"/>
    </style:style>
    <style:style style:name="T972" style:family="text">
      <style:text-properties style:text-underline-style="none" fo:font-weight="normal" style:font-weight-asian="normal" style:font-weight-complex="normal"/>
    </style:style>
    <style:style style:name="T973" style:family="text">
      <style:text-properties style:text-underline-style="none" fo:font-weight="normal" officeooo:rsid="00721e09" style:font-weight-asian="normal" style:font-weight-complex="normal"/>
    </style:style>
    <style:style style:name="T974" style:family="text">
      <style:text-properties style:text-underline-style="none" fo:font-weight="normal" officeooo:rsid="00722a19" style:font-weight-asian="normal" style:font-weight-complex="normal"/>
    </style:style>
    <style:style style:name="T975" style:family="text">
      <style:text-properties style:text-underline-style="none" fo:font-weight="normal" officeooo:rsid="006a9ead" style:font-weight-asian="normal" style:font-weight-complex="normal"/>
    </style:style>
    <style:style style:name="T976" style:family="text">
      <style:text-properties style:text-underline-style="none" fo:font-weight="normal" officeooo:rsid="00a639f7" style:font-weight-asian="normal" style:font-weight-complex="normal"/>
    </style:style>
    <style:style style:name="T977" style:family="text">
      <style:text-properties style:text-underline-style="none" fo:font-weight="normal" officeooo:rsid="00a69bec" style:font-weight-asian="normal" style:font-weight-complex="normal"/>
    </style:style>
    <style:style style:name="T978" style:family="text">
      <style:text-properties style:text-underline-style="none" fo:font-weight="normal" officeooo:rsid="009e29ef" style:font-weight-asian="normal" style:font-weight-complex="normal"/>
    </style:style>
    <style:style style:name="T979" style:family="text">
      <style:text-properties style:text-underline-style="none" fo:font-weight="normal" officeooo:rsid="00a75993" style:font-weight-asian="normal" style:font-weight-complex="normal"/>
    </style:style>
    <style:style style:name="T980" style:family="text">
      <style:text-properties style:text-underline-style="none" fo:font-weight="normal" officeooo:rsid="00e7b674" style:font-weight-asian="normal" style:font-weight-complex="normal"/>
    </style:style>
    <style:style style:name="T981" style:family="text">
      <style:text-properties style:text-underline-style="none" fo:font-weight="normal" officeooo:rsid="0123bb39" style:font-weight-asian="normal" style:font-weight-complex="normal"/>
    </style:style>
    <style:style style:name="T982" style:family="text">
      <style:text-properties style:text-underline-style="none" fo:font-weight="normal" officeooo:rsid="02e59398" style:font-weight-asian="normal" style:font-weight-complex="normal"/>
    </style:style>
    <style:style style:name="T983" style:family="text">
      <style:text-properties style:text-underline-style="none" fo:font-weight="normal" officeooo:rsid="0043121f" style:font-weight-asian="normal" style:font-weight-complex="normal"/>
    </style:style>
    <style:style style:name="T984" style:family="text">
      <style:text-properties style:text-underline-style="none" fo:font-weight="normal" officeooo:rsid="04329278" style:font-weight-asian="normal" style:font-weight-complex="normal"/>
    </style:style>
    <style:style style:name="T985" style:family="text">
      <style:text-properties style:text-underline-style="none" fo:font-weight="bold" style:font-weight-asian="bold" style:font-weight-complex="bold"/>
    </style:style>
    <style:style style:name="T986" style:family="text">
      <style:text-properties style:text-underline-style="none" fo:font-weight="bold" officeooo:rsid="00a75993" style:font-weight-asian="bold" style:font-weight-complex="bold"/>
    </style:style>
    <style:style style:name="T987" style:family="text">
      <style:text-properties style:text-underline-style="none" fo:font-weight="bold" officeooo:rsid="013013d9" style:font-weight-asian="bold" style:font-weight-complex="bold"/>
    </style:style>
    <style:style style:name="T988" style:family="text">
      <style:text-properties style:text-underline-style="none" fo:font-weight="bold" officeooo:rsid="01408f03" style:font-weight-asian="bold" style:font-weight-complex="bold"/>
    </style:style>
    <style:style style:name="T989" style:family="text">
      <style:text-properties style:text-underline-style="none" officeooo:rsid="00bbbf73"/>
    </style:style>
    <style:style style:name="T990" style:family="text">
      <style:text-properties style:text-underline-style="none" officeooo:rsid="00d40111"/>
    </style:style>
    <style:style style:name="T991" style:family="text">
      <style:text-properties style:text-underline-style="none" officeooo:rsid="00d708a6"/>
    </style:style>
    <style:style style:name="T992" style:family="text">
      <style:text-properties style:text-underline-style="none" officeooo:rsid="00d5826a"/>
    </style:style>
    <style:style style:name="T993" style:family="text">
      <style:text-properties style:text-underline-style="none" officeooo:rsid="00d9c9e4"/>
    </style:style>
    <style:style style:name="T994" style:family="text">
      <style:text-properties style:text-underline-style="none" officeooo:rsid="00ec1e8c"/>
    </style:style>
    <style:style style:name="T995" style:family="text">
      <style:text-properties style:text-underline-style="none" officeooo:rsid="00fde6f2"/>
    </style:style>
    <style:style style:name="T996" style:family="text">
      <style:text-properties style:text-underline-style="none" officeooo:rsid="013013d9"/>
    </style:style>
    <style:style style:name="T997" style:family="text">
      <style:text-properties style:text-underline-style="none" officeooo:rsid="0137af9f"/>
    </style:style>
    <style:style style:name="T998" style:family="text">
      <style:text-properties style:text-underline-style="none" officeooo:rsid="013282b3"/>
    </style:style>
    <style:style style:name="T999" style:family="text">
      <style:text-properties style:text-underline-style="none" officeooo:rsid="01408f03"/>
    </style:style>
    <style:style style:name="T1000" style:family="text">
      <style:text-properties style:text-underline-style="none" officeooo:rsid="01416cb6"/>
    </style:style>
    <style:style style:name="T1001" style:family="text">
      <style:text-properties style:text-underline-style="none" officeooo:rsid="01435f2a"/>
    </style:style>
    <style:style style:name="T1002" style:family="text">
      <style:text-properties style:text-underline-style="none" officeooo:rsid="015f15fe"/>
    </style:style>
    <style:style style:name="T1003" style:family="text">
      <style:text-properties officeooo:rsid="00722a19"/>
    </style:style>
    <style:style style:name="T1004" style:family="text">
      <style:text-properties officeooo:rsid="0082538a"/>
    </style:style>
    <style:style style:name="T1005" style:family="text">
      <style:text-properties officeooo:rsid="008a06de"/>
    </style:style>
    <style:style style:name="T1006" style:family="text">
      <style:text-properties officeooo:rsid="00937b11"/>
    </style:style>
    <style:style style:name="T1007" style:family="text">
      <style:text-properties officeooo:rsid="0093b191"/>
    </style:style>
    <style:style style:name="T1008" style:family="text">
      <style:text-properties officeooo:rsid="00b502cc"/>
    </style:style>
    <style:style style:name="T1009" style:family="text">
      <style:text-properties officeooo:rsid="00ba4170"/>
    </style:style>
    <style:style style:name="T1010" style:family="text">
      <style:text-properties officeooo:rsid="00bbbf73"/>
    </style:style>
    <style:style style:name="T1011" style:family="text">
      <style:text-properties officeooo:rsid="00bd3f9d"/>
    </style:style>
    <style:style style:name="T1012" style:family="text">
      <style:text-properties officeooo:rsid="00beb82f"/>
    </style:style>
    <style:style style:name="T1013" style:family="text">
      <style:text-properties officeooo:rsid="00c2a166"/>
    </style:style>
    <style:style style:name="T1014" style:family="text">
      <style:text-properties officeooo:rsid="00c7406f"/>
    </style:style>
    <style:style style:name="T1015" style:family="text">
      <style:text-properties officeooo:rsid="00c93592"/>
    </style:style>
    <style:style style:name="T1016" style:family="text">
      <style:text-properties officeooo:rsid="00d83381"/>
    </style:style>
    <style:style style:name="T1017" style:family="text">
      <style:text-properties officeooo:rsid="00e09913"/>
    </style:style>
    <style:style style:name="T1018" style:family="text">
      <style:text-properties officeooo:rsid="00ed9297"/>
    </style:style>
    <style:style style:name="T1019" style:family="text">
      <style:text-properties officeooo:rsid="00ef4875"/>
    </style:style>
    <style:style style:name="T1020" style:family="text">
      <style:text-properties officeooo:rsid="00f0f7f8"/>
    </style:style>
    <style:style style:name="T1021" style:family="text">
      <style:text-properties officeooo:rsid="00f5260b"/>
    </style:style>
    <style:style style:name="T1022" style:family="text">
      <style:text-properties officeooo:rsid="010185dc"/>
    </style:style>
    <style:style style:name="T1023" style:family="text">
      <style:text-properties officeooo:rsid="01095847"/>
    </style:style>
    <style:style style:name="T1024" style:family="text">
      <style:text-properties officeooo:rsid="010f422a"/>
    </style:style>
    <style:style style:name="T1025" style:family="text">
      <style:text-properties officeooo:rsid="01113d34"/>
    </style:style>
    <style:style style:name="T1026" style:family="text">
      <style:text-properties officeooo:rsid="011bd541"/>
    </style:style>
    <style:style style:name="T1027" style:family="text">
      <style:text-properties style:text-line-through-style="none" style:text-line-through-type="none"/>
    </style:style>
    <style:style style:name="T1028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1029" style:family="text">
      <style:text-properties style:text-line-through-style="none" style:text-line-through-type="none" fo:font-style="italic" fo:font-weight="normal" officeooo:rsid="00fde6f2" style:font-style-asian="italic" style:font-weight-asian="normal" style:font-style-complex="italic" style:font-weight-complex="normal"/>
    </style:style>
    <style:style style:name="T1030" style:family="text">
      <style:text-properties style:text-line-through-style="none" style:text-line-through-type="none" fo:font-style="italic" fo:font-weight="normal" officeooo:rsid="0546c5e7" style:font-style-asian="italic" style:font-weight-asian="normal" style:font-style-complex="italic" style:font-weight-complex="normal"/>
    </style:style>
    <style:style style:name="T1031" style:family="text">
      <style:text-properties style:text-line-through-style="none" style:text-line-through-type="none" fo:font-style="italic" fo:font-weight="normal" officeooo:rsid="05549c6b" style:font-style-asian="italic" style:font-weight-asian="normal" style:font-style-complex="italic" style:font-weight-complex="normal"/>
    </style:style>
    <style:style style:name="T1032" style:family="text">
      <style:text-properties style:text-line-through-style="none" style:text-line-through-type="none" fo:font-style="italic" fo:font-weight="bold" officeooo:rsid="0546c5e7" style:font-style-asian="italic" style:font-weight-asian="bold" style:font-style-complex="italic" style:font-weight-complex="bold"/>
    </style:style>
    <style:style style:name="T1033" style:family="text">
      <style:text-properties style:text-line-through-style="none" style:text-line-through-type="none" fo:font-style="italic" style:font-style-asian="italic" style:font-style-complex="italic"/>
    </style:style>
    <style:style style:name="T1034" style:family="text">
      <style:text-properties style:text-line-through-style="none" style:text-line-through-type="none" fo:font-weight="normal" officeooo:rsid="00fde6f2" style:font-weight-asian="normal" style:font-weight-complex="normal"/>
    </style:style>
    <style:style style:name="T1035" style:family="text">
      <style:text-properties style:text-line-through-style="none" style:text-line-through-type="none" style:text-underline-style="none"/>
    </style:style>
    <style:style style:name="T1036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1037" style:family="text">
      <style:text-properties style:text-line-through-style="none" style:text-line-through-type="none" style:text-underline-style="none" fo:font-weight="normal" officeooo:rsid="0335ea2c" style:font-weight-asian="normal" style:font-weight-complex="normal"/>
    </style:style>
    <style:style style:name="T1038" style:family="text">
      <style:text-properties style:text-line-through-style="none" style:text-line-through-type="none" style:text-underline-style="none" fo:font-weight="normal" officeooo:rsid="03343ce6" style:font-weight-asian="normal" style:font-weight-complex="normal"/>
    </style:style>
    <style:style style:name="T1039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1040" style:family="text">
      <style:text-properties style:text-line-through-style="none" style:text-line-through-type="none" officeooo:rsid="03d52c7f"/>
    </style:style>
    <style:style style:name="T1041" style:family="text">
      <style:text-properties style:text-line-through-style="none" style:text-line-through-type="none" officeooo:rsid="03ef2dc7"/>
    </style:style>
    <style:style style:name="T1042" style:family="text">
      <style:text-properties style:text-line-through-style="none" style:text-line-through-type="none" officeooo:rsid="03ec3a95"/>
    </style:style>
    <style:style style:name="T1043" style:family="text">
      <style:text-properties style:text-line-through-style="none" style:text-line-through-type="none" officeooo:rsid="03f0c84b"/>
    </style:style>
    <style:style style:name="T1044" style:family="text">
      <style:text-properties style:text-line-through-style="none" style:text-line-through-type="none" fo:font-style="normal" officeooo:rsid="03febd54" style:font-style-asian="normal" style:font-style-complex="normal"/>
    </style:style>
    <style:style style:name="T1045" style:family="text">
      <style:text-properties style:text-line-through-style="none" style:text-line-through-type="none" fo:font-style="normal" fo:font-weight="normal" officeooo:rsid="054d7055" style:font-style-asian="normal" style:font-weight-asian="normal" style:font-style-complex="normal" style:font-weight-complex="normal"/>
    </style:style>
    <style:style style:name="T1046" style:family="text">
      <style:text-properties style:text-line-through-style="none" style:text-line-through-type="none" fo:font-style="normal" fo:font-weight="normal" officeooo:rsid="054f83a7" style:font-style-asian="normal" style:font-weight-asian="normal" style:font-style-complex="normal" style:font-weight-complex="normal"/>
    </style:style>
    <style:style style:name="T1047" style:family="text">
      <style:text-properties style:text-line-through-style="none" style:text-line-through-type="none" fo:font-style="normal" fo:font-weight="normal" officeooo:rsid="0557f31f" style:font-style-asian="normal" style:font-weight-asian="normal" style:font-style-complex="normal" style:font-weight-complex="normal"/>
    </style:style>
    <style:style style:name="T1048" style:family="text">
      <style:text-properties style:text-line-through-style="none" style:text-line-through-type="none" fo:font-style="normal" fo:font-weight="normal" officeooo:rsid="05482685" style:font-style-asian="normal" style:font-weight-asian="normal" style:font-style-complex="normal" style:font-weight-complex="normal"/>
    </style:style>
    <style:style style:name="T1049" style:family="text">
      <style:text-properties style:text-line-through-style="none" style:text-line-through-type="none" fo:font-style="normal" fo:font-weight="normal" officeooo:rsid="05549c6b" style:font-style-asian="normal" style:font-weight-asian="normal" style:font-style-complex="normal" style:font-weight-complex="normal"/>
    </style:style>
    <style:style style:name="T1050" style:family="text">
      <style:text-properties style:text-line-through-style="none" style:text-line-through-type="none" fo:font-style="normal" fo:font-weight="normal" officeooo:rsid="05557dbd" style:font-style-asian="normal" style:font-weight-asian="normal" style:font-style-complex="normal" style:font-weight-complex="normal"/>
    </style:style>
    <style:style style:name="T1051" style:family="text">
      <style:text-properties style:text-line-through-style="none" style:text-line-through-type="none" fo:font-style="normal" fo:font-weight="normal" officeooo:rsid="055a623a" style:font-style-asian="normal" style:font-weight-asian="normal" style:font-style-complex="normal" style:font-weight-complex="normal"/>
    </style:style>
    <style:style style:name="T1052" style:family="text">
      <style:text-properties style:text-line-through-style="none" style:text-line-through-type="none" fo:font-style="normal" fo:font-weight="normal" officeooo:rsid="0544d531" style:font-style-asian="normal" style:font-weight-asian="normal" style:font-style-complex="normal" style:font-weight-complex="normal"/>
    </style:style>
    <style:style style:name="T1053" style:family="text">
      <style:text-properties style:text-line-through-style="none" style:text-line-through-type="none" fo:font-style="normal" fo:font-weight="normal" officeooo:rsid="056e773e" style:font-style-asian="normal" style:font-weight-asian="normal" style:font-style-complex="normal" style:font-weight-complex="normal"/>
    </style:style>
    <style:style style:name="T1054" style:family="text">
      <style:text-properties style:text-line-through-style="none" style:text-line-through-type="none" officeooo:rsid="044cd909"/>
    </style:style>
    <style:style style:name="T1055" style:family="text">
      <style:text-properties style:text-line-through-style="none" style:text-line-through-type="none" officeooo:rsid="0557f31f"/>
    </style:style>
    <style:style style:name="T1056" style:family="text">
      <style:text-properties style:text-line-through-style="none" style:text-line-through-type="none" officeooo:rsid="05a9b5b8"/>
    </style:style>
    <style:style style:name="T1057" style:family="text">
      <style:text-properties style:text-line-through-style="none" style:text-line-through-type="none" officeooo:rsid="05bb08e9"/>
    </style:style>
    <style:style style:name="T1058" style:family="text">
      <style:text-properties officeooo:rsid="0152f194"/>
    </style:style>
    <style:style style:name="T1059" style:family="text">
      <style:text-properties officeooo:rsid="016860b9"/>
    </style:style>
    <style:style style:name="T1060" style:family="text">
      <style:text-properties officeooo:rsid="01758a0f"/>
    </style:style>
    <style:style style:name="T1061" style:family="text">
      <style:text-properties officeooo:rsid="01871851"/>
    </style:style>
    <style:style style:name="T1062" style:family="text">
      <style:text-properties officeooo:rsid="0188ed42"/>
    </style:style>
    <style:style style:name="T1063" style:family="text">
      <style:text-properties officeooo:rsid="018c0d5b"/>
    </style:style>
    <style:style style:name="T1064" style:family="text">
      <style:text-properties officeooo:rsid="019479eb"/>
    </style:style>
    <style:style style:name="T1065" style:family="text">
      <style:text-properties officeooo:rsid="0198a2ea"/>
    </style:style>
    <style:style style:name="T1066" style:family="text">
      <style:text-properties officeooo:rsid="01c64853"/>
    </style:style>
    <style:style style:name="T1067" style:family="text">
      <style:text-properties officeooo:rsid="01d80854"/>
    </style:style>
    <style:style style:name="T1068" style:family="text">
      <style:text-properties officeooo:rsid="01d90cf6"/>
    </style:style>
    <style:style style:name="T1069" style:family="text">
      <style:text-properties officeooo:rsid="01d9cd4e"/>
    </style:style>
    <style:style style:name="T1070" style:family="text">
      <style:text-properties officeooo:rsid="01dc67de"/>
    </style:style>
    <style:style style:name="T1071" style:family="text">
      <style:text-properties officeooo:rsid="01df8731"/>
    </style:style>
    <style:style style:name="T1072" style:family="text">
      <style:text-properties officeooo:rsid="01e917c9"/>
    </style:style>
    <style:style style:name="T1073" style:family="text">
      <style:text-properties officeooo:rsid="01e5182b"/>
    </style:style>
    <style:style style:name="T1074" style:family="text">
      <style:text-properties officeooo:rsid="01e966ec"/>
    </style:style>
    <style:style style:name="T1075" style:family="text">
      <style:text-properties officeooo:rsid="01eb88a9"/>
    </style:style>
    <style:style style:name="T1076" style:family="text">
      <style:text-properties officeooo:rsid="01ec8e18"/>
    </style:style>
    <style:style style:name="T1077" style:family="text">
      <style:text-properties officeooo:rsid="01f79ca2"/>
    </style:style>
    <style:style style:name="T1078" style:family="text">
      <style:text-properties officeooo:rsid="01f9794d"/>
    </style:style>
    <style:style style:name="T1079" style:family="text">
      <style:text-properties officeooo:rsid="01fb1d79"/>
    </style:style>
    <style:style style:name="T1080" style:family="text">
      <style:text-properties officeooo:rsid="01fde08a"/>
    </style:style>
    <style:style style:name="T1081" style:family="text">
      <style:text-properties officeooo:rsid="0200b58e"/>
    </style:style>
    <style:style style:name="T1082" style:family="text">
      <style:text-properties officeooo:rsid="01c48a9e"/>
    </style:style>
    <style:style style:name="T1083" style:family="text">
      <style:text-properties officeooo:rsid="020294d1"/>
    </style:style>
    <style:style style:name="T1084" style:family="text">
      <style:text-properties officeooo:rsid="019e70b3"/>
    </style:style>
    <style:style style:name="T1085" style:family="text">
      <style:text-properties officeooo:rsid="020131ae"/>
    </style:style>
    <style:style style:name="T1086" style:family="text">
      <style:text-properties officeooo:rsid="01b08253"/>
    </style:style>
    <style:style style:name="T1087" style:family="text">
      <style:text-properties officeooo:rsid="01ffec25"/>
    </style:style>
    <style:style style:name="T1088" style:family="text">
      <style:text-properties officeooo:rsid="0212a48a"/>
    </style:style>
    <style:style style:name="T1089" style:family="text">
      <style:text-properties officeooo:rsid="021d76dd"/>
    </style:style>
    <style:style style:name="T1090" style:family="text">
      <style:text-properties officeooo:rsid="022053cd"/>
    </style:style>
    <style:style style:name="T1091" style:family="text">
      <style:text-properties officeooo:rsid="01e2b86d"/>
    </style:style>
    <style:style style:name="T1092" style:family="text">
      <style:text-properties officeooo:rsid="022dff2a"/>
    </style:style>
    <style:style style:name="T1093" style:family="text">
      <style:text-properties officeooo:rsid="02540cb9"/>
    </style:style>
    <style:style style:name="T1094" style:family="text">
      <style:text-properties officeooo:rsid="025798af"/>
    </style:style>
    <style:style style:name="T1095" style:family="text">
      <style:text-properties officeooo:rsid="0259f4ad"/>
    </style:style>
    <style:style style:name="T1096" style:family="text">
      <style:text-properties officeooo:rsid="025b11c7"/>
    </style:style>
    <style:style style:name="T1097" style:family="text">
      <style:text-properties officeooo:rsid="02685e01"/>
    </style:style>
    <style:style style:name="T1098" style:family="text">
      <style:text-properties officeooo:rsid="024d9b01"/>
    </style:style>
    <style:style style:name="T1099" style:family="text">
      <style:text-properties officeooo:rsid="026b5506"/>
    </style:style>
    <style:style style:name="T1100" style:family="text">
      <style:text-properties officeooo:rsid="02727518"/>
    </style:style>
    <style:style style:name="T1101" style:family="text">
      <style:text-properties officeooo:rsid="02743cef"/>
    </style:style>
    <style:style style:name="T1102" style:family="text">
      <style:text-properties fo:color="#ff8c00" fo:font-style="normal" style:text-underline-style="none" fo:font-weight="normal" style:font-style-asian="normal" style:font-weight-asian="normal" style:font-style-complex="normal" style:font-weight-complex="normal"/>
    </style:style>
    <style:style style:name="T1103" style:family="text">
      <style:text-properties fo:color="#ff8c00" style:text-line-through-style="none" style:text-line-through-type="none" style:text-underline-style="none" fo:font-weight="normal" style:font-weight-asian="normal" style:font-weight-complex="normal"/>
    </style:style>
    <style:style style:name="T1104" style:family="text">
      <style:text-properties officeooo:rsid="02abf8f2"/>
    </style:style>
    <style:style style:name="T1105" style:family="text">
      <style:text-properties officeooo:rsid="02ac7db0"/>
    </style:style>
    <style:style style:name="T1106" style:family="text">
      <style:text-properties officeooo:rsid="02b14a1d"/>
    </style:style>
    <style:style style:name="T1107" style:family="text">
      <style:text-properties officeooo:rsid="02b245f2"/>
    </style:style>
    <style:style style:name="T1108" style:family="text">
      <style:text-properties officeooo:rsid="004826c4"/>
    </style:style>
    <style:style style:name="T1109" style:family="text">
      <style:text-properties officeooo:rsid="02b807dc"/>
    </style:style>
    <style:style style:name="T1110" style:family="text">
      <style:text-properties officeooo:rsid="0063f3c5"/>
    </style:style>
    <style:style style:name="T1111" style:family="text">
      <style:text-properties officeooo:rsid="00c0d7c6"/>
    </style:style>
    <style:style style:name="T1112" style:family="text">
      <style:text-properties officeooo:rsid="02bfe198"/>
    </style:style>
    <style:style style:name="T1113" style:family="text">
      <style:text-properties officeooo:rsid="02ccc8f6"/>
    </style:style>
    <style:style style:name="T1114" style:family="text">
      <style:text-properties officeooo:rsid="02e142ec"/>
    </style:style>
    <style:style style:name="T1115" style:family="text">
      <style:text-properties officeooo:rsid="02ec089f"/>
    </style:style>
    <style:style style:name="T1116" style:family="text">
      <style:text-properties officeooo:rsid="008d7148"/>
    </style:style>
    <style:style style:name="T1117" style:family="text">
      <style:text-properties officeooo:rsid="0069ae25"/>
    </style:style>
    <style:style style:name="T1118" style:family="text">
      <style:text-properties officeooo:rsid="02edc963"/>
    </style:style>
    <style:style style:name="T1119" style:family="text">
      <style:text-properties officeooo:rsid="03049b98"/>
    </style:style>
    <style:style style:name="T1120" style:family="text">
      <style:text-properties officeooo:rsid="0304fd19"/>
    </style:style>
    <style:style style:name="T1121" style:family="text">
      <style:text-properties officeooo:rsid="030f0c9b"/>
    </style:style>
    <style:style style:name="T1122" style:family="text">
      <style:text-properties style:text-underline-style="solid" style:text-underline-width="auto" style:text-underline-color="font-color"/>
    </style:style>
    <style:style style:name="T1123" style:family="text">
      <style:text-properties style:text-underline-style="solid" style:text-underline-width="auto" style:text-underline-color="font-color" officeooo:rsid="030f0c9b"/>
    </style:style>
    <style:style style:name="T1124" style:family="text">
      <style:text-properties style:text-underline-style="solid" style:text-underline-width="auto" style:text-underline-color="font-color" fo:font-weight="normal" officeooo:rsid="04329278" style:font-weight-asian="normal" style:font-weight-complex="normal"/>
    </style:style>
    <style:style style:name="T1125" style:family="text">
      <style:text-properties officeooo:rsid="0329fac1"/>
    </style:style>
    <style:style style:name="T1126" style:family="text">
      <style:text-properties officeooo:rsid="032c4fdc"/>
    </style:style>
    <style:style style:name="T1127" style:family="text">
      <style:text-properties officeooo:rsid="032e6032"/>
    </style:style>
    <style:style style:name="T1128" style:family="text">
      <style:text-properties officeooo:rsid="033f17a3"/>
    </style:style>
    <style:style style:name="T1129" style:family="text">
      <style:text-properties officeooo:rsid="03182d82"/>
    </style:style>
    <style:style style:name="T1130" style:family="text">
      <style:text-properties officeooo:rsid="03153caa"/>
    </style:style>
    <style:style style:name="T1131" style:family="text">
      <style:text-properties officeooo:rsid="03429aa5"/>
    </style:style>
    <style:style style:name="T1132" style:family="text">
      <style:text-properties officeooo:rsid="0346a444"/>
    </style:style>
    <style:style style:name="T1133" style:family="text">
      <style:text-properties officeooo:rsid="034adc9b"/>
    </style:style>
    <style:style style:name="T1134" style:family="text">
      <style:text-properties officeooo:rsid="034c7df6"/>
    </style:style>
    <style:style style:name="T1135" style:family="text">
      <style:text-properties officeooo:rsid="034f33b6"/>
    </style:style>
    <style:style style:name="T1136" style:family="text">
      <style:text-properties officeooo:rsid="034f5b13"/>
    </style:style>
    <style:style style:name="T1137" style:family="text">
      <style:text-properties officeooo:rsid="034f680a"/>
    </style:style>
    <style:style style:name="T1138" style:family="text">
      <style:text-properties officeooo:rsid="031fc4b1"/>
    </style:style>
    <style:style style:name="T1139" style:family="text">
      <style:text-properties officeooo:rsid="0354d22d"/>
    </style:style>
    <style:style style:name="T1140" style:family="text">
      <style:text-properties officeooo:rsid="0356cf1b"/>
    </style:style>
    <style:style style:name="T1141" style:family="text">
      <style:text-properties officeooo:rsid="035fe67f"/>
    </style:style>
    <style:style style:name="T1142" style:family="text">
      <style:text-properties officeooo:rsid="035ffaa8"/>
    </style:style>
    <style:style style:name="T1143" style:family="text">
      <style:text-properties officeooo:rsid="036197c0"/>
    </style:style>
    <style:style style:name="T1144" style:family="text">
      <style:text-properties officeooo:rsid="037541ab"/>
    </style:style>
    <style:style style:name="T1145" style:family="text">
      <style:text-properties officeooo:rsid="037607bd"/>
    </style:style>
    <style:style style:name="T1146" style:family="text">
      <style:text-properties officeooo:rsid="03804bbd"/>
    </style:style>
    <style:style style:name="T1147" style:family="text">
      <style:text-properties officeooo:rsid="03886cfc"/>
    </style:style>
    <style:style style:name="T1148" style:family="text">
      <style:text-properties officeooo:rsid="03a24854"/>
    </style:style>
    <style:style style:name="T1149" style:family="text">
      <style:text-properties officeooo:rsid="03a27e76"/>
    </style:style>
    <style:style style:name="T1150" style:family="text">
      <style:text-properties officeooo:rsid="03a4e520"/>
    </style:style>
    <style:style style:name="T1151" style:family="text">
      <style:text-properties officeooo:rsid="03778af6"/>
    </style:style>
    <style:style style:name="T1152" style:family="text">
      <style:text-properties officeooo:rsid="03aaef44"/>
    </style:style>
    <style:style style:name="T1153" style:family="text">
      <style:text-properties style:text-line-through-style="solid" style:text-line-through-type="single" fo:font-weight="normal" officeooo:rsid="038d7d5e" style:font-weight-asian="normal" style:font-weight-complex="normal"/>
    </style:style>
    <style:style style:name="T1154" style:family="text">
      <style:text-properties officeooo:rsid="03bf675e"/>
    </style:style>
    <style:style style:name="T1155" style:family="text">
      <style:text-properties officeooo:rsid="03c34d65"/>
    </style:style>
    <style:style style:name="T1156" style:family="text">
      <style:text-properties officeooo:rsid="03d26e6d"/>
    </style:style>
    <style:style style:name="T1157" style:family="text">
      <style:text-properties fo:color="#008000"/>
    </style:style>
    <style:style style:name="T1158" style:family="text">
      <style:text-properties fo:color="#008000" fo:font-style="italic" style:font-style-asian="italic" style:font-style-complex="italic"/>
    </style:style>
    <style:style style:name="T1159" style:family="text"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T1160" style:family="text">
      <style:text-properties fo:color="#008000" officeooo:rsid="03153caa" fo:background-color="transparent" loext:char-shading-value="0"/>
    </style:style>
    <style:style style:name="T1161" style:family="text">
      <style:text-properties fo:color="#008000" style:text-underline-style="none" fo:font-weight="normal" fo:background-color="transparent" loext:char-shading-value="0" style:font-weight-asian="normal" style:font-weight-complex="normal"/>
    </style:style>
    <style:style style:name="T1162" style:family="text">
      <style:text-properties fo:color="#008000" style:text-underline-style="none" fo:font-weight="normal" officeooo:rsid="03182d82" fo:background-color="transparent" loext:char-shading-value="0" style:font-weight-asian="normal" style:font-weight-complex="normal"/>
    </style:style>
    <style:style style:name="T1163" style:family="text">
      <style:text-properties fo:color="#008000" officeooo:rsid="03429aa5"/>
    </style:style>
    <style:style style:name="T1164" style:family="text">
      <style:text-properties fo:color="#008000" officeooo:rsid="03886cfc"/>
    </style:style>
    <style:style style:name="T1165" style:family="text">
      <style:text-properties fo:color="#008000" officeooo:rsid="05d5c10e"/>
    </style:style>
    <style:style style:name="T1166" style:family="text">
      <style:text-properties fo:color="#008000" fo:font-weight="normal" officeooo:rsid="065f9c0e" style:font-weight-asian="normal" style:font-weight-complex="normal"/>
    </style:style>
    <style:style style:name="T1167" style:family="text">
      <style:text-properties officeooo:rsid="03e2358d"/>
    </style:style>
    <style:style style:name="T1168" style:family="text">
      <style:text-properties officeooo:rsid="03e6bad7"/>
    </style:style>
    <style:style style:name="T1169" style:family="text">
      <style:text-properties officeooo:rsid="03e718ea"/>
    </style:style>
    <style:style style:name="T1170" style:family="text">
      <style:text-properties officeooo:rsid="03e90de3"/>
    </style:style>
    <style:style style:name="T1171" style:family="text">
      <style:text-properties officeooo:rsid="0015f1ff"/>
    </style:style>
    <style:style style:name="T1172" style:family="text">
      <style:text-properties officeooo:rsid="03e93625"/>
    </style:style>
    <style:style style:name="T1173" style:family="text">
      <style:text-properties officeooo:rsid="0019f535"/>
    </style:style>
    <style:style style:name="T1174" style:family="text">
      <style:text-properties officeooo:rsid="03ec3a95"/>
    </style:style>
    <style:style style:name="T1175" style:family="text">
      <style:text-properties officeooo:rsid="03ed0846"/>
    </style:style>
    <style:style style:name="T1176" style:family="text">
      <style:text-properties officeooo:rsid="03ee7eb1"/>
    </style:style>
    <style:style style:name="T1177" style:family="text">
      <style:text-properties officeooo:rsid="03f0c84b"/>
    </style:style>
    <style:style style:name="T1178" style:family="text">
      <style:text-properties officeooo:rsid="03f27278"/>
    </style:style>
    <style:style style:name="T1179" style:family="text">
      <style:text-properties officeooo:rsid="03f7049e"/>
    </style:style>
    <style:style style:name="T1180" style:family="text">
      <style:text-properties officeooo:rsid="04045fb5"/>
    </style:style>
    <style:style style:name="T1181" style:family="text">
      <style:text-properties officeooo:rsid="0411d16e"/>
    </style:style>
    <style:style style:name="T1182" style:family="text">
      <style:text-properties officeooo:rsid="0437fd59"/>
    </style:style>
    <style:style style:name="T1183" style:family="text">
      <style:text-properties officeooo:rsid="043c6125"/>
    </style:style>
    <style:style style:name="T1184" style:family="text">
      <style:text-properties officeooo:rsid="045019c0"/>
    </style:style>
    <style:style style:name="T1185" style:family="text">
      <style:text-properties officeooo:rsid="0455d30c"/>
    </style:style>
    <style:style style:name="T1186" style:family="text">
      <style:text-properties officeooo:rsid="046a1124"/>
    </style:style>
    <style:style style:name="T1187" style:family="text">
      <style:text-properties officeooo:rsid="046a9d46"/>
    </style:style>
    <style:style style:name="T1188" style:family="text">
      <style:text-properties officeooo:rsid="046fb62d"/>
    </style:style>
    <style:style style:name="T1189" style:family="text">
      <style:text-properties officeooo:rsid="04719231"/>
    </style:style>
    <style:style style:name="T1190" style:family="text">
      <style:text-properties officeooo:rsid="040ce935"/>
    </style:style>
    <style:style style:name="T1191" style:family="text">
      <style:text-properties officeooo:rsid="048bee3c"/>
    </style:style>
    <style:style style:name="T1192" style:family="text">
      <style:text-properties officeooo:rsid="048df38c"/>
    </style:style>
    <style:style style:name="T1193" style:family="text">
      <style:text-properties officeooo:rsid="048ffd4a"/>
    </style:style>
    <style:style style:name="T1194" style:family="text">
      <style:text-properties officeooo:rsid="04915c32"/>
    </style:style>
    <style:style style:name="T1195" style:family="text">
      <style:text-properties officeooo:rsid="04a08898"/>
    </style:style>
    <style:style style:name="T1196" style:family="text">
      <style:text-properties officeooo:rsid="04a3c98b"/>
    </style:style>
    <style:style style:name="T1197" style:family="text">
      <style:text-properties officeooo:rsid="04a57ad8"/>
    </style:style>
    <style:style style:name="T1198" style:family="text">
      <style:text-properties officeooo:rsid="04a6595a"/>
    </style:style>
    <style:style style:name="T1199" style:family="text">
      <style:text-properties officeooo:rsid="04a6679a"/>
    </style:style>
    <style:style style:name="T1200" style:family="text">
      <style:text-properties officeooo:rsid="04bb11b5"/>
    </style:style>
    <style:style style:name="T1201" style:family="text">
      <style:text-properties fo:font-size="14pt" fo:font-style="normal" fo:font-weight="bold" officeooo:rsid="02be3c45" style:font-size-asian="14pt" style:font-style-asian="normal" style:font-weight-asian="bold" style:font-size-complex="14pt" style:font-style-complex="normal" style:font-weight-complex="bold"/>
    </style:style>
    <style:style style:name="T1202" style:family="text">
      <style:text-properties fo:font-size="14pt" fo:font-style="normal" fo:font-weight="bold" officeooo:rsid="04bb11b5" style:font-size-asian="14pt" style:font-style-asian="normal" style:font-weight-asian="bold" style:font-size-complex="14pt" style:font-style-complex="normal" style:font-weight-complex="bold"/>
    </style:style>
    <style:style style:name="T1203" style:family="text">
      <style:text-properties officeooo:rsid="04bc7059"/>
    </style:style>
    <style:style style:name="T1204" style:family="text">
      <style:text-properties officeooo:rsid="04c36d3f"/>
    </style:style>
    <style:style style:name="T1205" style:family="text">
      <style:text-properties officeooo:rsid="04c627f1"/>
    </style:style>
    <style:style style:name="T1206" style:family="text">
      <style:text-properties officeooo:rsid="04cce5bf"/>
    </style:style>
    <style:style style:name="T1207" style:family="text">
      <style:text-properties officeooo:rsid="04cfcb47"/>
    </style:style>
    <style:style style:name="T1208" style:family="text">
      <style:text-properties officeooo:rsid="04e24210"/>
    </style:style>
    <style:style style:name="T1209" style:family="text">
      <style:text-properties officeooo:rsid="04ec533d"/>
    </style:style>
    <style:style style:name="T1210" style:family="text">
      <style:text-properties officeooo:rsid="04ed871b"/>
    </style:style>
    <style:style style:name="T1211" style:family="text">
      <style:text-properties officeooo:rsid="0508fe4c"/>
    </style:style>
    <style:style style:name="T1212" style:family="text">
      <style:text-properties officeooo:rsid="05115d8e"/>
    </style:style>
    <style:style style:name="T1213" style:family="text">
      <style:text-properties officeooo:rsid="051c4636"/>
    </style:style>
    <style:style style:name="T1214" style:family="text">
      <style:text-properties officeooo:rsid="0524ab2e"/>
    </style:style>
    <style:style style:name="T1215" style:family="text">
      <style:text-properties officeooo:rsid="05250d74"/>
    </style:style>
    <style:style style:name="T1216" style:family="text">
      <style:text-properties officeooo:rsid="052672fc"/>
    </style:style>
    <style:style style:name="T1217" style:family="text">
      <style:text-properties officeooo:rsid="0540f4db"/>
    </style:style>
    <style:style style:name="T1218" style:family="text">
      <style:text-properties officeooo:rsid="057b1a47"/>
    </style:style>
    <style:style style:name="T1219" style:family="text">
      <style:text-properties officeooo:rsid="057cbee6"/>
    </style:style>
    <style:style style:name="T1220" style:family="text">
      <style:text-properties officeooo:rsid="057e9023"/>
    </style:style>
    <style:style style:name="T1221" style:family="text">
      <style:text-properties officeooo:rsid="0585d555"/>
    </style:style>
    <style:style style:name="T1222" style:family="text">
      <style:text-properties officeooo:rsid="058a5955"/>
    </style:style>
    <style:style style:name="T1223" style:family="text">
      <style:text-properties officeooo:rsid="058bbc5e"/>
    </style:style>
    <style:style style:name="T1224" style:family="text">
      <style:text-properties officeooo:rsid="059df9ef"/>
    </style:style>
    <style:style style:name="T1225" style:family="text">
      <style:text-properties officeooo:rsid="05bc64d7"/>
    </style:style>
    <style:style style:name="T1226" style:family="text">
      <style:text-properties officeooo:rsid="05c413ac"/>
    </style:style>
    <style:style style:name="T1227" style:family="text">
      <style:text-properties officeooo:rsid="05ce73f5"/>
    </style:style>
    <style:style style:name="T1228" style:family="text">
      <style:text-properties officeooo:rsid="05d0a118"/>
    </style:style>
    <style:style style:name="T1229" style:family="text">
      <style:text-properties officeooo:rsid="05f3e7ac"/>
    </style:style>
    <style:style style:name="T1230" style:family="text">
      <style:text-properties officeooo:rsid="06063862"/>
    </style:style>
    <style:style style:name="T1231" style:family="text">
      <style:text-properties officeooo:rsid="0620bdc2"/>
    </style:style>
    <style:style style:name="T1232" style:family="text">
      <style:text-properties officeooo:rsid="06257b22"/>
    </style:style>
    <style:style style:name="T1233" style:family="text">
      <style:text-properties officeooo:rsid="0626dd8c"/>
    </style:style>
    <style:style style:name="T1234" style:family="text">
      <style:text-properties officeooo:rsid="062f0400"/>
    </style:style>
    <style:style style:name="T1235" style:family="text">
      <style:text-properties officeooo:rsid="0630fb9a"/>
    </style:style>
    <style:style style:name="T1236" style:family="text">
      <style:text-properties officeooo:rsid="06321a8e"/>
    </style:style>
    <style:style style:name="T1237" style:family="text">
      <style:text-properties officeooo:rsid="063b3f7f"/>
    </style:style>
    <style:style style:name="T1238" style:family="text">
      <style:text-properties officeooo:rsid="063d933e"/>
    </style:style>
    <style:style style:name="T1239" style:family="text">
      <style:text-properties officeooo:rsid="063fe71c"/>
    </style:style>
    <style:style style:name="T1240" style:family="text">
      <style:text-properties officeooo:rsid="06408df0"/>
    </style:style>
    <style:style style:name="T1241" style:family="text">
      <style:text-properties officeooo:rsid="06423390"/>
    </style:style>
    <style:style style:name="T1242" style:family="text">
      <style:text-properties officeooo:rsid="06440517"/>
    </style:style>
    <style:style style:name="T1243" style:family="text">
      <style:text-properties officeooo:rsid="064d9acd"/>
    </style:style>
    <style:style style:name="T1244" style:family="text">
      <style:text-properties officeooo:rsid="0650c02a"/>
    </style:style>
    <style:style style:name="T1245" style:family="text">
      <style:text-properties officeooo:rsid="0652812f"/>
    </style:style>
    <style:style style:name="T1246" style:family="text">
      <style:text-properties officeooo:rsid="0655290f"/>
    </style:style>
    <style:style style:name="T1247" style:family="text">
      <style:text-properties officeooo:rsid="065a8b52"/>
    </style:style>
    <style:style style:name="T1248" style:family="text">
      <style:text-properties officeooo:rsid="065bcfd1"/>
    </style:style>
    <style:style style:name="T1249" style:family="text">
      <style:text-properties officeooo:rsid="0663a1c9"/>
    </style:style>
    <style:style style:name="T1250" style:family="text">
      <style:text-properties officeooo:rsid="06642b1d"/>
    </style:style>
    <style:style style:name="T1251" style:family="text">
      <style:text-properties officeooo:rsid="0665d2aa"/>
    </style:style>
    <style:style style:name="T1252" style:family="text">
      <style:text-properties officeooo:rsid="06665ce0"/>
    </style:style>
    <style:style style:name="T1253" style:family="text">
      <style:text-properties officeooo:rsid="066936e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972in" fo:text-indent="-0.25in" fo:margin-left="0.29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61"><text:span text:style-name="T948">А</text:span>нглийско<text:span text:style-name="T948">е</text:span> предложени<text:span text:style-name="T948">е</text:span></text:p>
      <text:p text:style-name="P1252"/>
      <text:p text:style-name="P646"><text:span text:style-name="T944">Слова </text:span><text:span text:style-name="T945">в предложении </text:span><text:span text:style-name="T944">делятся на </text:span><text:span text:style-name="T1023">две</text:span><text:span text:style-name="T944"> смысловые группы:</text:span></text:p>
      <text:list xml:id="list1953660053" text:style-name="L1">
        <text:list-item>
          <text:p text:style-name="P1376"><text:span text:style-name="T944">главные члены предложения — подлежащее и сказуемое </text:span><text:span text:style-name="T1144">(</text:span><text:span text:style-name="T1172">основа</text:span><text:span text:style-name="T1144"> предложения)</text:span><text:span text:style-name="T944">;</text:span></text:p>
        </text:list-item>
        <text:list-item>
          <text:p text:style-name="P1377">второстепенные члены предложения — определение, дополнение и обстоятельтсво.</text:p>
        </text:list-item>
      </text:list>
      <text:p text:style-name="P221"/>
      <text:p text:style-name="P1248">Подлежащее — эт<text:span text:style-name="T1060">о</text:span> автор действия (существительное).</text:p>
      <text:p text:style-name="P1007">Сказуемое — это действие совершенное автором (глагол).</text:p>
      <text:p text:style-name="P220"/>
      <text:p text:style-name="P1249"><text:span text:style-name="T1171">Дополнение — это то, на </text:span><text:span text:style-name="T1170">кого </text:span><text:span text:style-name="T1172">или на что</text:span><text:span text:style-name="T1171"> направлено действие. </text:span><text:span text:style-name="T1172">В</text:span><text:span text:style-name="T1171">ыражено существительным, </text:span>перед которым может <text:span text:style-name="T1172">быть</text:span> предлог или глаголом <text:span text:style-name="T1172">с</text:span> частиц<text:span text:style-name="T1172">ей</text:span> <text:span text:style-name="T476">to</text:span><text:span text:style-name="T645">. </text:span>Обычно стоит <text:span text:style-name="T1156">во второй половине предложения, после </text:span><text:span text:style-name="T1172">сказуемого</text:span><text:span text:style-name="T1156">.</text:span></text:p>
      <text:p text:style-name="P220"/>
      <text:p text:style-name="P1250">Обстоятельство — это слово или группа слов, отвечающая на вопросы: как? когда? </text:p>
      <text:p text:style-name="P1249"><text:span text:style-name="T1173">каким образом? </text:span><text:span text:style-name="T1172">О</text:span><text:span text:style-name="T1173">бозначает: время, место, способ или причину действия.</text:span></text:p>
      <text:p text:style-name="P220"/>
      <text:p text:style-name="P642"><text:span text:style-name="T947">В английском </text:span><text:span text:style-name="T948">языке</text:span><text:span text:style-name="T947"> не бывает предложений без подлежащего и сказуемого.</text:span></text:p>
      <text:p text:style-name="P1008">Исключение составляют разговорные фразы: <text:span text:style-name="T476">nice to meet you</text:span><text:span text:style-name="T495">, come here, have fun </text:span><text:span text:style-name="T749">и пр</text:span><text:span text:style-name="T735">.</text:span></text:p>
      <text:p text:style-name="P1"/>
      <text:p text:style-name="P222"><text:span text:style-name="T1013">Порядок слов в у</text:span>тведрдительны<text:span text:style-name="T1013">х</text:span> и отрицательны<text:span text:style-name="T1013">х</text:span> предложения<text:span text:style-name="T1013">х</text:span>:</text:p>
      <text:list xml:id="list4008310642" text:style-name="L2">
        <text:list-item>
          <text:p text:style-name="P1378"><text:span text:style-name="T14">подлежащее</text:span><text:span text:style-name="T1">;</text:span></text:p>
        </text:list-item>
        <text:list-item>
          <text:p text:style-name="P1378"><text:span text:style-name="T24">сказуемое</text:span><text:span text:style-name="T2">;</text:span></text:p>
        </text:list-item>
        <text:list-item>
          <text:p text:style-name="P1379"><text:span text:style-name="T1157">дополнение</text:span>;</text:p>
        </text:list-item>
        <text:list-item>
          <text:p text:style-name="P1379"><text:span text:style-name="T10">обстоятельство</text:span>.</text:p>
        </text:list-item>
      </text:list>
      <text:p text:style-name="P22"/>
      <text:p text:style-name="P23"><text:span text:style-name="T13">We</text:span> <text:span text:style-name="T23">do</text:span> <text:span text:style-name="T1157">our work</text:span> <text:span text:style-name="T10">with pleasure</text:span> — <text:span text:style-name="T22">М</text:span>ы делаем нашу работу с удовол<text:span text:style-name="T22">ь</text:span>ствием.</text:p>
      <text:p text:style-name="P23"><text:span text:style-name="T13">They</text:span> <text:span text:style-name="T3">have n</text:span><text:span text:style-name="T7">o</text:span><text:span text:style-name="T3">t</text:span><text:span text:style-name="T23"> finish</text:span><text:span text:style-name="T25">ed</text:span> <text:span text:style-name="T1157">their work</text:span> <text:span text:style-name="T10">in time</text:span> — <text:span text:style-name="T22">Они не закончили работу вовремя.</text:span></text:p>
      <text:p text:style-name="P24"><text:span text:style-name="T13">I</text:span> <text:span text:style-name="T3">will</text:span><text:span text:style-name="T23"> give</text:span> <text:span text:style-name="T1157">you money</text:span> — Я дам тебе деньги.</text:p>
      <text:p text:style-name="P22"/>
      <text:p text:style-name="P233"><text:span text:style-name="T1013">Порядок слов в в</text:span>опросительны<text:span text:style-name="T1013">х</text:span> предложения<text:span text:style-name="T1013">х</text:span>:</text:p>
      <text:list xml:id="list1948229591" text:style-name="L3">
        <text:list-item>
          <text:p text:style-name="P1418"><text:span text:style-name="T38">вопросительное слово</text:span>;</text:p>
        </text:list-item>
        <text:list-item>
          <text:p text:style-name="P1418"><text:span text:style-name="T3">вспомогательный глагол</text:span><text:span text:style-name="T23"> </text:span><text:span text:style-name="T42">(часть сказуемого)</text:span><text:span text:style-name="T41">;</text:span></text:p>
        </text:list-item>
        <text:list-item>
          <text:p text:style-name="P1418"><text:span text:style-name="T13">подлежащее</text:span>;</text:p>
        </text:list-item>
        <text:list-item>
          <text:p text:style-name="P1418"><text:span text:style-name="T23">смысловой глагол</text:span><text:span text:style-name="T3"> </text:span><text:span text:style-name="T42">(часть сказуемого)</text:span><text:span text:style-name="T41">;</text:span></text:p>
        </text:list-item>
        <text:list-item>
          <text:p text:style-name="P1418"><text:span text:style-name="T8">дополнение</text:span>;</text:p>
        </text:list-item>
        <text:list-item>
          <text:p text:style-name="P1418"><text:span text:style-name="T10">обстоятельство</text:span>.</text:p>
        </text:list-item>
      </text:list>
      <text:p text:style-name="P641"/>
      <text:p text:style-name="P25"><text:span text:style-name="T38">What</text:span> <text:span text:style-name="T3">are</text:span> <text:span text:style-name="T13">you</text:span> <text:span text:style-name="T23">doing</text:span> <text:span text:style-name="T10">here</text:span>? <text:span text:style-name="T632">—</text:span> Что ты здесь делаешь?</text:p>
      <text:p text:style-name="P643"><text:span text:style-name="T4">Do</text:span><text:span text:style-name="T476"> </text:span><text:span text:style-name="T15">you</text:span><text:span text:style-name="T476"> </text:span><text:span text:style-name="T26">want</text:span><text:span text:style-name="T9"> </text:span><text:span text:style-name="T1158">to live</text:span><text:span text:style-name="T9"> </text:span><text:span text:style-name="T11">in Spain</text:span><text:span text:style-name="T476">? — Ты хочешь жить в Испании?</text:span></text:p>
      <text:p text:style-name="P1173"/>
      <text:p text:style-name="P1173">Местоимение <text:span text:style-name="T476">I</text:span> всегда пишется с большой буквы.</text:p>
      <text:p text:style-name="P1176">В английском языке всего 2 падежа: именительный и объектный. <text:s/></text:p>
      <text:p text:style-name="P1182"><text:span text:style-name="T372">В предложениях, которые используют глаголы: </text:span><text:span text:style-name="T557">like, have, enjoy, need</text:span><text:span text:style-name="T371">, </text:span><text:span text:style-name="T372">подлежащие </text:span></text:p>
      <text:p text:style-name="P1182"><text:span text:style-name="T372">не переводятся на русский в именительном падеже</text:span><text:span text:style-name="T373">:</text:span></text:p>
      <text:p text:style-name="P1172">I like my job — Мне нравится моя работа (а не «Я нравится моя работа»).</text:p>
      <text:p text:style-name="P124"/>
      <text:p text:style-name="P435">Английское предложение, в большинстве случаем, удобнее переводить с конца.</text:p>
      <text:p text:style-name="P434"/>
      <text:p text:style-name="P155">I have something in my eye → in my eye (в моем глазу), something (что-то), I have (есть).</text:p>
      <text:p text:style-name="P1120"><text:span text:style-name="T142">There </text:span><text:span text:style-name="T143">was a cup on the table → on the table (на столе), was (была), a cup (чашка).</text:span></text:p>
      <text:p text:style-name="P1372"><text:span text:style-name="T1201">Глагол и </text:span><text:span text:style-name="T1202">времена</text:span></text:p>
      <text:p text:style-name="P561"/>
      <text:p text:style-name="P976"><text:span text:style-name="T1110">С</text:span><text:span text:style-name="T633">казуемое </text:span><text:span text:style-name="T1110">п</text:span><text:span text:style-name="T633">очти всегда делится на </text:span><text:span text:style-name="T1023">две</text:span><text:span text:style-name="T633"> части: </text:span><text:span text:style-name="T1004">на </text:span><text:span text:style-name="T633">вспомогательный </text:span><text:span text:style-name="T1111">глагол </text:span><text:span text:style-name="T633">и смысловой.</text:span></text:p>
      <text:p text:style-name="P976"><text:span text:style-name="T633">Вспомогательный глагол не переводится. Он </text:span><text:span text:style-name="T634">сообщает</text:span><text:span text:style-name="T633"> о том, в каком времени нужно переводить смысловой. Смысловой глогол передает суть действия.</text:span></text:p>
      <text:p text:style-name="P976"/>
      <text:p text:style-name="P975">Смысловой глагол имеет несколько форм:</text:p>
      <text:list xml:id="list878269981" text:style-name="L4">
        <text:list-item>
          <text:p text:style-name="P1380">начальная форма (инфинитив) — форма глагола, как в словаре;</text:p>
        </text:list-item>
        <text:list-item>
          <text:p text:style-name="P1380">с окончанием <text:span text:style-name="T476">-s (-es)</text:span> — в утверждениях <text:span text:style-name="T735">Present Simple</text:span> после <text:span text:style-name="T476">he/she/it</text:span>;</text:p>
        </text:list-item>
        <text:list-item>
          <text:p text:style-name="P1380">с окончанием <text:span text:style-name="T476">-ing</text:span> (причастие) — в основном для образования <text:span text:style-name="T735">Present Continuous</text:span>;</text:p>
        </text:list-item>
        <text:list-item>
          <text:p text:style-name="P1380">2я форма <text:span text:style-name="T1017">(с окончанием </text:span><text:span text:style-name="T479">-ed</text:span><text:span text:style-name="T1017">)</text:span> — для образования <text:span text:style-name="T735">Past Simple</text:span>;</text:p>
        </text:list-item>
        <text:list-item>
          <text:p text:style-name="P1381">3я форма (прошедшее причастие) — для времен группы Perfect и пассивного залога.</text:p>
        </text:list-item>
      </text:list>
      <text:p text:style-name="P124"/>
      <text:p text:style-name="P394">Самыми распорстраненными являются 2 формы — инфинитив и глагол с окончанием -ing.</text:p>
      <text:p text:style-name="P394">Они входят в состав разных времен и используются в связке с модальными глаголами.</text:p>
      <text:p text:style-name="P396"/>
      <text:p text:style-name="P395">Инфинитив используется в след. ситуациях:</text:p>
      <text:list xml:id="list2701300493" text:style-name="L5">
        <text:list-item>
          <text:p text:style-name="P1419">после модальных глаголов;</text:p>
        </text:list-item>
        <text:list-item>
          <text:p text:style-name="P1419">после вспомогательных глаголов в Present <text:span text:style-name="T1125">Simple и </text:span>Past Simple;</text:p>
        </text:list-item>
        <text:list-item>
          <text:p text:style-name="P1419">в конструкциях going to, have to, used to, would like to.</text:p>
        </text:list-item>
      </text:list>
      <text:p text:style-name="P394"/>
      <text:p text:style-name="P395">Глагол с окончанием -ing используется:</text:p>
      <text:list xml:id="list3288118448" text:style-name="L6">
        <text:list-item>
          <text:p text:style-name="P1420">во временах группы Continuous;</text:p>
        </text:list-item>
        <text:list-item>
          <text:p text:style-name="P1421">в форме герундия.</text:p>
        </text:list-item>
      </text:list>
      <text:p text:style-name="P125"/>
      <text:p text:style-name="P397">Глагол с окончанием -ing грамматически является существительным.</text:p>
      <text:p text:style-name="P125"/>
      <text:p text:style-name="P5"><text:span text:style-name="T1019">Настоящее.</text:span> Present</text:p>
      <text:p text:style-name="P391"/>
      <text:p text:style-name="P391">Present Simple (я делаю это сейчас):</text:p>
      <text:p text:style-name="P127">I live in Spain — Я живу в испании (факт).</text:p>
      <text:p text:style-name="P392"/>
      <text:p text:style-name="P391">Present Continuous (я делаю это прямо сейчас):</text:p>
      <text:p text:style-name="P37">I am reading a book — Я читаю книгу (именно сейчас).</text:p>
      <text:p text:style-name="P393"/>
      <text:p text:style-name="P391">Present Perfect (я сделал это ранее, но именно сейчас это важно):</text:p>
      <text:p text:style-name="P126">I have lost the keys — Я потерял ключи (результат).</text:p>
      <text:p text:style-name="P126"/>
      <text:p text:style-name="P391">Present Perfect <text:span text:style-name="T1018">Continuous (я делаю это уже какое-то время):</text:span></text:p>
      <text:p text:style-name="P644"><text:span text:style-name="T477">I have been reading for 2 hours — </text:span><text:span text:style-name="T530">Я читаю уже 2 часа</text:span></text:p>
      <text:p text:style-name="P201"/>
      <text:p text:style-name="P307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.</text:p>
      <text:p text:style-name="P332"/>
      <text:p text:style-name="P6">Present Simple</text:p>
      <text:p text:style-name="P581"/>
      <text:p text:style-name="P223">Используется чтобы:</text:p>
      <text:list xml:id="list1510314425" text:style-name="L7">
        <text:list-item>
          <text:p text:style-name="P1507">сообщить факты настоящего, описать текущую реальность;</text:p>
        </text:list-item>
        <text:list-item>
          <text:p text:style-name="P1507">говорить о событиях, которые происходят с какой-то регулярностью.</text:p>
        </text:list-item>
      </text:list>
      <text:p text:style-name="P257"><text:soft-page-break/>В утверждениях глагол используется в 2х вариантах:</text:p>
      <text:list xml:id="list3171494706" text:style-name="L8">
        <text:list-item>
          <text:p text:style-name="P1509">без изменений, если подлежащее в первом лице или множеств<text:span text:style-name="T1004">ен.</text:span> числе <text:span text:style-name="T476">(</text:span><text:span text:style-name="T480">I</text:span><text:span text:style-name="T476">, </text:span><text:span text:style-name="T480">you</text:span><text:span text:style-name="T476">, </text:span><text:span text:style-name="T480">we,</text:span><text:span text:style-name="T476"> </text:span><text:span text:style-name="T480">they</text:span><text:span text:style-name="T476">)</text:span>;</text:p>
        </text:list-item>
        <text:list-item>
          <text:p text:style-name="P1509"><text:span text:style-name="T635">с окончанием </text:span><text:span text:style-name="T481">-s </text:span><text:span text:style-name="T482">(-es)</text:span><text:span text:style-name="T635">, если подлежащ</text:span><text:span text:style-name="T968">ее</text:span><text:span text:style-name="T635"> в третьем лице, единств</text:span><text:span text:style-name="T969">ен</text:span><text:span text:style-name="T1004">ном</text:span><text:span text:style-name="T635"> числе </text:span><text:span text:style-name="T481">(</text:span><text:span text:style-name="T480">he</text:span><text:span text:style-name="T481">, </text:span><text:span text:style-name="T480">she</text:span><text:span text:style-name="T481">, </text:span><text:span text:style-name="T480">it</text:span><text:span text:style-name="T481">)</text:span></text:p>
        </text:list-item>
      </text:list>
      <text:p text:style-name="P1203"/>
      <text:p text:style-name="P1020"><text:span text:style-name="T1028">I </text:span><text:span text:style-name="T29">live</text:span><text:span text:style-name="T1028"> in New York — Я живу в Нью Йорке.</text:span></text:p>
      <text:p text:style-name="P1022"><text:span text:style-name="T1028">Peter </text:span><text:span text:style-name="T29">work</text:span><text:span text:style-name="T30">s</text:span><text:span text:style-name="T1028"> in New York — Питер работает в Нью Йорке;</text:span></text:p>
      <text:p text:style-name="P225"/>
      <text:p text:style-name="P224">Окончание <text:span text:style-name="T476">-es</text:span> ставится, если глагол заканчивается: на гласную букву, </text:p>
      <text:p text:style-name="P226">на шипящий звук <text:span text:style-name="T476">(sh, ch)</text:span> <text:span text:style-name="T946">или</text:span> на букву <text:span text:style-name="T476">s/x</text:span>:</text:p>
      <text:list xml:id="list2094383600" text:style-name="L9">
        <text:list-item>
          <text:p text:style-name="P1511"><text:span text:style-name="T637">go — </text:span>goes;</text:p>
        </text:list-item>
        <text:list-item>
          <text:p text:style-name="P1511"><text:span text:style-name="T637">teach — </text:span>teaches;</text:p>
        </text:list-item>
        <text:list-item>
          <text:p text:style-name="P1510"><text:span text:style-name="T637">mix — </text:span><text:span text:style-name="T636">mixes.</text:span></text:p>
        </text:list-item>
      </text:list>
      <text:p text:style-name="P581"/>
      <text:p text:style-name="P228">Если глагол заканчивается на букву y, перед которой согласная, то вместо y </text:p>
      <text:p text:style-name="P227">пишется <text:span text:style-name="T476">i</text:span> <text:span text:style-name="T638">(помимо добавления </text:span><text:span text:style-name="T483">-es</text:span><text:span text:style-name="T638">)</text:span>:</text:p>
      <text:list xml:id="list2423544168" text:style-name="L10">
        <text:list-item>
          <text:p text:style-name="P1512">fly — flies; </text:p>
        </text:list-item>
        <text:list-item>
          <text:p text:style-name="P1512">cry — cries.</text:p>
        </text:list-item>
      </text:list>
      <text:p text:style-name="P581"/>
      <text:p text:style-name="P649"><text:span text:style-name="T736">П</text:span><text:span text:style-name="T737">еред сказуемым часто </text:span><text:span text:style-name="T739">стоят</text:span><text:span text:style-name="T737"> маячки времени </text:span><text:span text:style-name="T743">(</text:span><text:span text:style-name="T737">наречия частности</text:span><text:span text:style-name="T743">)</text:span><text:span text:style-name="T738">:</text:span></text:p>
      <text:list xml:id="list4198494270" text:style-name="L11">
        <text:list-item>
          <text:p text:style-name="P1508">always - <text:span text:style-name="T635">всегда</text:span>;</text:p>
        </text:list-item>
        <text:list-item>
          <text:p text:style-name="P1508">usually - <text:span text:style-name="T635">обычно</text:span>;</text:p>
        </text:list-item>
        <text:list-item>
          <text:p text:style-name="P1508">often - <text:span text:style-name="T635">часто</text:span>;</text:p>
        </text:list-item>
        <text:list-item>
          <text:p text:style-name="P1508">sometimes - <text:span text:style-name="T635">иногда</text:span>;</text:p>
        </text:list-item>
        <text:list-item>
          <text:p text:style-name="P1508">never — <text:span text:style-name="T635">никогда</text:span>.</text:p>
        </text:list-item>
      </text:list>
      <text:p text:style-name="P26"/>
      <text:p text:style-name="P582"><text:span text:style-name="T476">I </text:span><text:span text:style-name="T556">always</text:span><text:span text:style-name="T476"> wash my hands before eating — Я всегда мою руки перед едой.</text:span></text:p>
      <text:p text:style-name="P581"/>
      <text:p text:style-name="P2">Отрицания в Present Simple</text:p>
      <text:p text:style-name="P2"/>
      <text:p text:style-name="P647"><text:span text:style-name="T642">Использу</text:span><text:span text:style-name="T643">ю</text:span><text:span text:style-name="T642">тся чтобы сказать о том, что что-либо:</text:span></text:p>
      <text:list xml:id="list678934117" text:style-name="L12">
        <text:list-item>
          <text:p text:style-name="P1513">не является фактом настоящего <text:span text:style-name="T969">или истиной</text:span>;</text:p>
        </text:list-item>
        <text:list-item>
          <text:p text:style-name="P1513">не происходит с какой-то регулярностью.</text:p>
        </text:list-item>
      </text:list>
      <text:p text:style-name="P640"/>
      <text:p text:style-name="P639">За отрицание отвечает частица <text:span text:style-name="T476">not</text:span>, которая идет в паре со вспомогательным глаголом <text:span text:style-name="T476">do</text:span>.</text:p>
      <text:p text:style-name="P639">Если подлежащее <text:span text:style-name="T476">he/she/it</text:span>, то испольузется <text:span text:style-name="T476">does</text:span>. <text:span text:style-name="T943">Смысловой глагол без изменений.</text:span></text:p>
      <text:p text:style-name="P638"/>
      <text:p text:style-name="P191">People <text:span text:style-name="T3">do </text:span><text:span text:style-name="T43">not</text:span> <text:span text:style-name="T23">live</text:span> in space — Люди не живут в космосе.</text:p>
      <text:p text:style-name="P191">Water <text:span text:style-name="T3">does </text:span><text:span text:style-name="T43">not</text:span> <text:span text:style-name="T23">boil</text:span> at 50 degrees Celsius — Вода не кипит при 50 грудусах.</text:p>
      <text:p text:style-name="P191"/>
      <text:p text:style-name="P1071"><text:span text:style-name="T640">Практически всегда </text:span><text:span text:style-name="T532">do/</text:span><text:span text:style-name="T533">does</text:span><text:span text:style-name="T532"> not</text:span><text:span text:style-name="T640"> использу</text:span><text:span text:style-name="T641">е</text:span><text:span text:style-name="T640">тся в сокращении: </text:span></text:p>
      <text:p text:style-name="P192">We don`t drink whisky — Мы не пьем виски. <text:span text:style-name="T1108">He doesn`t drink tea — Он не пьет чай.</text:span></text:p>
      <text:p text:style-name="P329"/>
      <text:p text:style-name="P329">Вопросы в Present Simple</text:p>
      <text:p text:style-name="P192"/>
      <text:p text:style-name="P287">Используюся чтобы:</text:p>
      <text:list xml:id="list280828722" text:style-name="L13">
        <text:list-item>
          <text:p text:style-name="P1467">узнать о фактах настоящего;</text:p>
        </text:list-item>
        <text:list-item>
          <text:p text:style-name="P1467">о событиях, которые происходят с какой-то регулярностью.</text:p>
        </text:list-item>
      </text:list>
      <text:p text:style-name="P286"/>
      <text:p text:style-name="P286"><text:soft-page-break/>Вопрос задается с помощью вспомогательного глагола <text:span text:style-name="T476">do/</text:span><text:span text:style-name="T484">does</text:span>, который ставится перед подлежащим. Смысловой глагол без изменений (в начальной форме).</text:p>
      <text:p text:style-name="P1218"/>
      <text:p text:style-name="P645"><text:span text:style-name="T5">Do</text:span><text:span text:style-name="T639"> you </text:span><text:span text:style-name="T28">like</text:span><text:span text:style-name="T639"> action movies? </text:span><text:span text:style-name="T518">— </text:span><text:span text:style-name="T639">Тебе нравятся экшен фильмы? </text:span></text:p>
      <text:p text:style-name="P78"><text:span text:style-name="T972">What books </text:span><text:span text:style-name="T6">do</text:span><text:span text:style-name="T972"> you </text:span><text:span text:style-name="T32">read</text:span><text:span text:style-name="T972">? </text:span><text:span text:style-name="T983">—</text:span><text:span text:style-name="T972"> Какие книги тебе нравятся?</text:span></text:p>
      <text:p text:style-name="P199"/>
      <text:p text:style-name="P323">Present Continuous</text:p>
      <text:p text:style-name="P288"/>
      <text:p text:style-name="P288">Указывает на событие, происходящее именно сейчас и которое еще не закончилось.</text:p>
      <text:p text:style-name="P292">Состоит из связки вспомогательного глагола <text:span text:style-name="T476">be</text:span> и смыслового с окончанием <text:span text:style-name="T476">-ing</text:span>:</text:p>
      <text:p text:style-name="P289"/>
      <text:p text:style-name="P193">She <text:span text:style-name="T949">is</text:span> driv<text:span text:style-name="T949">ing</text:span> to work. <text:span text:style-name="T1003">—</text:span> Она (сейчас) едет на работу.</text:p>
      <text:p text:style-name="P195">You <text:span text:style-name="T949">are</text:span> do<text:span text:style-name="T949">ing</text:span> great! <text:span text:style-name="T1003">—</text:span> У тебя отлично получается!</text:p>
      <text:p text:style-name="P288"/>
      <text:p text:style-name="P677"><text:span text:style-name="T646">Если глагол заканчивается на </text:span><text:span text:style-name="T524">-e</text:span><text:span text:style-name="T646">, то при добавлении </text:span><text:span text:style-name="T524">-ing</text:span><text:span text:style-name="T646"> она выпадает: </text:span><text:span text:style-name="T524">make → making.</text:span></text:p>
      <text:p text:style-name="P291">Если глагол заканчивается на <text:span text:style-name="T476">-ie</text:span>, то при добавлении <text:span text:style-name="T476">-ing</text:span> оно меняется на <text:span text:style-name="T476">-y</text:span>: <text:span text:style-name="T476">lie → lying. </text:span></text:p>
      <text:p text:style-name="P194"/>
      <text:p text:style-name="P291">Если глагол из 1 слога, с одной гласной буквой, после которой солгасная, то при </text:p>
      <text:p text:style-name="P677"><text:span text:style-name="T646">добавлении </text:span><text:span text:style-name="T524">-ing</text:span><text:span text:style-name="T646"> согласная удваивается: </text:span><text:span text:style-name="T524">hit → hitting, sit → sitting.</text:span></text:p>
      <text:p text:style-name="P290"/>
      <text:p text:style-name="P678"><text:span text:style-name="T646">В </text:span><text:span text:style-name="T639">окончании </text:span><text:span text:style-name="T517">-ing</text:span><text:span text:style-name="T639"> буква </text:span><text:span text:style-name="T517">g</text:span><text:span text:style-name="T639"> не произносится. Сочетание </text:span><text:span text:style-name="T517">ng</text:span><text:span text:style-name="T639"> образет необычный звук, которого нет в русском языке — носовой </text:span><text:span text:style-name="T517">n</text:span><text:span text:style-name="T639"> (при произнесении пускается воздух через нос).</text:span></text:p>
      <text:p text:style-name="P292"/>
      <text:p text:style-name="P293"><text:span text:style-name="T1008">Слова-м</text:span>аячки Present Continuous:</text:p>
      <text:list xml:id="list1313003637" text:style-name="L14">
        <text:list-item>
          <text:p text:style-name="P1468">look — смотри;</text:p>
        </text:list-item>
        <text:list-item>
          <text:p text:style-name="P1468">now — сейчас (обычно стоит в конце);</text:p>
        </text:list-item>
        <text:list-item>
          <text:p text:style-name="P1468">at the moment — в этот момент (обычно в конце).</text:p>
        </text:list-item>
      </text:list>
      <text:p text:style-name="P290"/>
      <text:p text:style-name="P195">I am working right <text:span text:style-name="T949">now</text:span>. — Прямо сейчас я работаю.</text:p>
      <text:p text:style-name="P195"><text:span text:style-name="T949">Look</text:span> out of the window! It`s raining. — Посмотри в окно. Идет дождь.</text:p>
      <text:p text:style-name="P294"/>
      <text:p text:style-name="P322">Отрицания в Present Continuous</text:p>
      <text:p text:style-name="P322"/>
      <text:p text:style-name="P295">Используется чтобы сказать, что что-то не происходит именно сейчас.</text:p>
      <text:p text:style-name="P295">Для этого к глаголу <text:span text:style-name="T476">be</text:span> добавляется частица <text:span text:style-name="T476">not</text:span>.</text:p>
      <text:p text:style-name="P295"/>
      <text:p text:style-name="P196">I`m not listening to you. <text:span text:style-name="T1005">—</text:span> Я не слушаю тебя.</text:p>
      <text:p text:style-name="P196">He isn`t cleaning the carpet. <text:span text:style-name="T1005">—</text:span> Он не чистит ковер.</text:p>
      <text:p text:style-name="P196"/>
      <text:p text:style-name="P326">Вопросы в Present Continuous</text:p>
      <text:p text:style-name="P197"/>
      <text:p text:style-name="P1374">Здесь использ<text:span text:style-name="T1007">уются</text:span> теже правила, что при составлении вопросов в </text:p>
      <text:p text:style-name="P1375">Present Simple с глаголом <text:span text:style-name="T476">be</text:span>:</text:p>
      <text:p text:style-name="P197">Am I listening? <text:span text:style-name="T1005">—</text:span> Я слушаю?</text:p>
      <text:p text:style-name="P197">Are you playing? Yes, I am. <text:span text:style-name="T1005">—</text:span> Ты играешь? Да.</text:p>
      <text:p text:style-name="P197">Where is he going? <text:span text:style-name="T1005">—</text:span> Куда он идет?</text:p>
      <text:p text:style-name="P198">What book is she reading? <text:span text:style-name="T1005">— </text:span>Какую книгу она читает? <text:span text:style-name="T1006">(сейчас)</text:span></text:p>
      <text:p text:style-name="P198"/>
      <text:p text:style-name="P337"/>
      <text:p text:style-name="P1371"><text:span text:style-name="T677">Глаголы, которые не использ</text:span><text:span text:style-name="T680">уются</text:span><text:span text:style-name="T677"> в </text:span><text:span text:style-name="T678">Continuous</text:span></text:p>
      <text:p text:style-name="P324"/>
      <text:p text:style-name="P296">Это глаголы, обозначающие состояние, которое не меняется под дейсвтием момента.</text:p>
      <text:p text:style-name="P1229"><text:span text:style-name="T651">Как правило это </text:span><text:span text:style-name="T652">описание</text:span><text:span text:style-name="T651"> чувств или мыслей. </text:span></text:p>
      <text:p text:style-name="P297"/>
      <text:p text:style-name="P1231"><text:span text:style-name="T652">В особых случаях эти глаголы могут иметь переносное или контекстное значение, тогда их можно встретить в форме Continuous. Но в большинстве случаев следующие глаголы используются в форме Simple </text:span><text:span text:style-name="T668">(могут </text:span><text:span text:style-name="T669">встречаться </text:span><text:span text:style-name="T668">с </text:span><text:span text:style-name="T537">-ing </text:span><text:span text:style-name="T668">в форме герундия)</text:span><text:span text:style-name="T652">:</text:span></text:p>
      <text:p text:style-name="P298"/>
      <text:p text:style-name="P299">Глаголы восприятия:</text:p>
      <text:list xml:id="list4074678258" text:style-name="L15">
        <text:list-item>
          <text:p text:style-name="P1469">see — видеть;</text:p>
        </text:list-item>
        <text:list-item>
          <text:p text:style-name="P1469">hear — слышать;</text:p>
        </text:list-item>
        <text:list-item>
          <text:p text:style-name="P1469">feel — чувствовать;</text:p>
        </text:list-item>
        <text:list-item>
          <text:p text:style-name="P1469">taste — чувствовать вкус (пробовать);</text:p>
        </text:list-item>
        <text:list-item>
          <text:p text:style-name="P1469">smell — чувствовать запах (нюхать).</text:p>
        </text:list-item>
      </text:list>
      <text:p text:style-name="P298"/>
      <text:p text:style-name="P299">Глаголы для выражения мнения:</text:p>
      <text:list xml:id="list3764409527" text:style-name="L16">
        <text:list-item>
          <text:p text:style-name="P1470">belive — верить;</text:p>
        </text:list-item>
        <text:list-item>
          <text:p text:style-name="P1470">doubt — сомневаться;</text:p>
        </text:list-item>
        <text:list-item>
          <text:p text:style-name="P1470">think — думать.</text:p>
        </text:list-item>
      </text:list>
      <text:p text:style-name="P300"/>
      <text:p text:style-name="P299">Глаголы, показывающие состояние мыслей:</text:p>
      <text:list xml:id="list4058999082" text:style-name="L17">
        <text:list-item>
          <text:p text:style-name="P1471">forget — забывать;</text:p>
        </text:list-item>
        <text:list-item>
          <text:p text:style-name="P1471">imagine — представлять;</text:p>
        </text:list-item>
        <text:list-item>
          <text:p text:style-name="P1471">know — знать;</text:p>
        </text:list-item>
        <text:list-item>
          <text:p text:style-name="P1471">understand — понимать.</text:p>
        </text:list-item>
      </text:list>
      <text:p text:style-name="P298"/>
      <text:p text:style-name="P301">Глаголы, указывающие на эмоции и желания:</text:p>
      <text:list xml:id="list4114281165" text:style-name="L18">
        <text:list-item>
          <text:p text:style-name="P1472">love — любить;</text:p>
        </text:list-item>
        <text:list-item>
          <text:p text:style-name="P1472">like — нравиться;</text:p>
        </text:list-item>
        <text:list-item>
          <text:p text:style-name="P1472">hate — ненавидеть;</text:p>
        </text:list-item>
        <text:list-item>
          <text:p text:style-name="P1472">hope — надеяться;</text:p>
        </text:list-item>
        <text:list-item>
          <text:p text:style-name="P1472">want — хотеть;</text:p>
        </text:list-item>
        <text:list-item>
          <text:p text:style-name="P1472">wish — желать.</text:p>
        </text:list-item>
      </text:list>
      <text:p text:style-name="P302"/>
      <text:p text:style-name="P301">Другие глаголы:</text:p>
      <text:list xml:id="list229585601" text:style-name="L19">
        <text:list-item>
          <text:p text:style-name="P1473">look — выглядеть;</text:p>
        </text:list-item>
        <text:list-item>
          <text:p text:style-name="P1473">have — иметь.</text:p>
        </text:list-item>
      </text:list>
      <text:p text:style-name="P302"/>
      <text:p text:style-name="P202">I think Amy is a strange girl. - Я думаю, Эмми странная девушка.</text:p>
      <text:p text:style-name="P202">Do you know this man? - Вы знаете этого мужчину?</text:p>
      <text:p text:style-name="P202">You look great! - Ты выглядишь отлично!</text:p>
      <text:p text:style-name="P327"/>
      <text:p text:style-name="P327">Present Perfect</text:p>
      <text:p text:style-name="P303"/>
      <text:p text:style-name="P679"><text:span text:style-name="T659">У</text:span><text:span text:style-name="T655">казывает на дейсвтие совершенное когда-то в прошлом, но подчеркивает, что результат важен сейчас </text:span><text:span text:style-name="T656">(т. е. к какому результату в итоге это привело)</text:span><text:span text:style-name="T655">.</text:span></text:p>
      <text:p text:style-name="P304"/>
      <text:p text:style-name="P1224"><text:span text:style-name="T655">С</text:span><text:span text:style-name="T658">остоит и</text:span><text:span text:style-name="T660">з </text:span><text:span text:style-name="T661">2х частей:</text:span><text:span text:style-name="T658"> вспомогат</text:span><text:span text:style-name="T661">ельного</text:span><text:span text:style-name="T658"> глагола </text:span><text:span text:style-name="T534">have</text:span><text:span text:style-name="T658"> и смыслового глагола </text:span></text:p>
      <text:p text:style-name="P1224"><text:span text:style-name="T658">в 3й форме (</text:span><text:span text:style-name="T667">передает значение</text:span><text:span text:style-name="T662"> «сделанный»</text:span><text:span text:style-name="T658">).</text:span></text:p>
      <text:p text:style-name="P679"><text:soft-page-break/><text:span text:style-name="T655">На русский язык Present Perfect переводится в прошлом </text:span><text:span text:style-name="T657">(иногда настоящ</text:span><text:span text:style-name="T659">и</text:span><text:span text:style-name="T657">м, </text:span><text:span text:style-name="T659">для удобства</text:span><text:span text:style-name="T657">)</text:span><text:span text:style-name="T655">, </text:span></text:p>
      <text:p text:style-name="P305">а в английском принадлежит к катергории настоящих времен.</text:p>
      <text:p text:style-name="P305"/>
      <text:p text:style-name="P27"><text:span text:style-name="T977">I </text:span><text:span text:style-name="T985">have</text:span><text:span text:style-name="T972"> already </text:span><text:span text:style-name="T985">seen</text:span><text:span text:style-name="T972"> this movie. </text:span><text:span text:style-name="T978">—</text:span><text:span text:style-name="T972"> Я уже видел этот фильм (просмотрел, т. е. опыт).</text:span></text:p>
      <text:p text:style-name="P27"><text:span text:style-name="T972">You </text:span><text:span text:style-name="T985">have</text:span><text:span text:style-name="T972"> </text:span><text:span text:style-name="T985">broken</text:span><text:span text:style-name="T972"> the vase. </text:span><text:span text:style-name="T978">— </text:span><text:span text:style-name="T972">Ты разбил вазу. (есть очевидный результат, кот. случился ранее) </text:span></text:p>
      <text:p text:style-name="P28"><text:span text:style-name="T979">It`s the fitst time I </text:span><text:span text:style-name="T986">have</text:span><text:span text:style-name="T979"> </text:span><text:span text:style-name="T986">driven</text:span><text:span text:style-name="T979"> a car — Это впервые, когда я веду машину. (в настоящем)</text:span></text:p>
      <text:p text:style-name="P312"/>
      <text:p text:style-name="P313">Как проявляется результат:</text:p>
      <text:list xml:id="list2562009511" text:style-name="L20">
        <text:list-item>
          <text:p text:style-name="P1515"><text:span text:style-name="T682">это </text:span><text:span text:style-name="T681">очевидные изменения;</text:span></text:p>
        </text:list-item>
        <text:list-item>
          <text:p text:style-name="P1514"><text:span text:style-name="T656">полученный </text:span><text:span text:style-name="T660">ранее</text:span><text:span text:style-name="T656"> опыт или впечатления;</text:span></text:p>
        </text:list-item>
        <text:list-item>
          <text:p text:style-name="P1474">недавно произошедшие события или новая информация.</text:p>
        </text:list-item>
      </text:list>
      <text:p text:style-name="P306"/>
      <text:p text:style-name="P306">Также Present Perfect используют, если что-то произошло впервые:</text:p>
      <text:p text:style-name="P200">It`s the first time something has happend. - Этой первый раз, когда что-то произошло.</text:p>
      <text:p text:style-name="P200">(вместо first можно указать любое порядковое число: second, third)</text:p>
      <text:p text:style-name="P306"/>
      <text:p text:style-name="P306">Present Perferct — яркий пример того, что нельзя переводить английские </text:p>
      <text:p text:style-name="P245"><text:span text:style-name="T976">предложения слово в слово: </text:span><text:span text:style-name="T540">I have done. </text:span><text:span text:style-name="T535">—</text:span><text:span text:style-name="T540"> Я сделал (</text:span><text:span text:style-name="T554">досл. </text:span><text:span text:style-name="T540">Я имею сделанным).</text:span></text:p>
      <text:p text:style-name="P388"/>
      <text:p text:style-name="P389">Есть 2 варианта образования 3й формы глагола:</text:p>
      <text:list xml:id="list1734222884" text:style-name="L21">
        <text:list-item>
          <text:p text:style-name="P1475">если глагол правильный, то добавляем к его начальной форме окончание <text:span text:style-name="T476">-ed</text:span>;</text:p>
        </text:list-item>
        <text:list-item>
          <text:p text:style-name="P1475">если неправильный, то находим в таблице неправильных глаголов.</text:p>
        </text:list-item>
      </text:list>
      <text:p text:style-name="P338"/>
      <text:p text:style-name="P1003"><text:span text:style-name="T683">Н</text:span><text:span text:style-name="T684">еправильны</text:span><text:span text:style-name="T683">й</text:span><text:span text:style-name="T684"> глагол </text:span><text:span text:style-name="T683">это </text:span><text:span text:style-name="T684">тот, который во 2й или 3й форме </text:span><text:span text:style-name="T698">записывается</text:span><text:span text:style-name="T684"> </text:span><text:span text:style-name="T698">по особенному</text:span><text:span text:style-name="T684">. </text:span></text:p>
      <text:p text:style-name="P339">Самые популярные неправильные глаголы нужно заучить (см. таблицу ниже).</text:p>
      <text:p text:style-name="P338"/>
      <text:p text:style-name="P341">Слова-маячки Present Perfect:</text:p>
      <text:list xml:id="list774499304" text:style-name="L22">
        <text:list-item>
          <text:p text:style-name="P1476">just — только что;</text:p>
        </text:list-item>
        <text:list-item>
          <text:p text:style-name="P1476">already — уже;</text:p>
        </text:list-item>
        <text:list-item>
          <text:p text:style-name="P1476">yet — еще не;</text:p>
        </text:list-item>
      </text:list>
      <text:p text:style-name="P343"/>
      <text:p text:style-name="P1004"><text:span text:style-name="T541">Just</text:span><text:span text:style-name="T685"> и </text:span><text:span text:style-name="T541">already</text:span><text:span text:style-name="T685"> используются в утверждениях. </text:span><text:span text:style-name="T541">Yet</text:span><text:span text:style-name="T685"> — в вопросах и отрицаниях</text:span><text:span text:style-name="T686">. </text:span></text:p>
      <text:p text:style-name="P1201"><text:span text:style-name="T686">(</text:span><text:span text:style-name="T555">already</text:span><text:span text:style-name="T733"> также </text:span><text:span text:style-name="T732">иногда можно встретить</text:span><text:span text:style-name="T733"> в вопросах).</text:span></text:p>
      <text:p text:style-name="P345"/>
      <text:p text:style-name="P344">Место <text:span text:style-name="T476">just</text:span>, <text:span text:style-name="T476">already</text:span> в предложении — между <text:span text:style-name="T476">have</text:span> и 3й формой глагола. </text:p>
      <text:p text:style-name="P344">Слово <text:span text:style-name="T476">yet</text:span> стоит <text:span text:style-name="T1109">всегда </text:span>в конце предложения.</text:p>
      <text:p text:style-name="P342"/>
      <text:p text:style-name="P203">I have <text:span text:style-name="T949">just</text:span> eaten a sandwich. <text:span text:style-name="T1009">—</text:span> Я только что съел бутерброд.</text:p>
      <text:p text:style-name="P203">We have n<text:span text:style-name="T1012">o</text:span>t finished <text:span text:style-name="T949">yet</text:span>. <text:span text:style-name="T1009">—</text:span> Мы еще не закончили.</text:p>
      <text:p text:style-name="P340"/>
      <text:p text:style-name="P346">Другие указатели времени:</text:p>
      <text:list xml:id="list722434873" text:style-name="L23">
        <text:list-item>
          <text:p text:style-name="P1477">ever — когда либо;</text:p>
        </text:list-item>
        <text:list-item>
          <text:p text:style-name="P1477">never — никогда;</text:p>
        </text:list-item>
        <text:list-item>
          <text:p text:style-name="P1477">recently — в последнее время;</text:p>
        </text:list-item>
        <text:list-item>
          <text:p text:style-name="P1477">these days — в последние дни;</text:p>
        </text:list-item>
        <text:list-item>
          <text:p text:style-name="P1477">словосочетание с this (this mornig, this week).</text:p>
        </text:list-item>
      </text:list>
      <text:p text:style-name="P345"/>
      <text:p text:style-name="P345">Место <text:span text:style-name="T476">ever</text:span>, <text:span text:style-name="T476">never</text:span> — перед 3й формой глагола, <text:span text:style-name="T1011">а</text:span> <text:span text:style-name="T476">recently</text:span>, <text:span text:style-name="T476">these days</text:span> и </text:p>
      <text:p text:style-name="P345">словосочетания с <text:span text:style-name="T476">this</text:span> — в конце предложения.</text:p>
      <text:p text:style-name="P345"/>
      <text:p text:style-name="P204"><text:soft-page-break/>I <text:span text:style-name="T1012">ha</text:span>ve <text:span text:style-name="T949">never</text:span> been to New York. <text:span text:style-name="T1010">— </text:span>Я никогда не был в Нью Йорке.</text:p>
      <text:p text:style-name="P204">I <text:span text:style-name="T1012">ha</text:span>ve worked a lot <text:span text:style-name="T949">these days</text:span>. <text:span text:style-name="T1010">—</text:span> Я много работал в эти дни.</text:p>
      <text:p text:style-name="P347"/>
      <text:p text:style-name="P335">Отрицания в Present Perfect</text:p>
      <text:p text:style-name="P348"/>
      <text:p text:style-name="P349">Используются, когда хотят сказать:</text:p>
      <text:list xml:id="list3254995135" text:style-name="L24">
        <text:list-item>
          <text:p text:style-name="P1478">об отсутствии ожидаемого результата;</text:p>
        </text:list-item>
        <text:list-item>
          <text:p text:style-name="P1478">о том, чего автор никогда не делал или не испытывал.</text:p>
        </text:list-item>
      </text:list>
      <text:p text:style-name="P348"/>
      <text:p text:style-name="P348">Для этого ставится частица <text:span text:style-name="T476">not</text:span> после вспомогательного глагола <text:span text:style-name="T476">have</text:span>.</text:p>
      <text:p text:style-name="P348"/>
      <text:p text:style-name="P348">Также отрицательным считается предложение со словом <text:span text:style-name="T476">never</text:span>, которое передает отрицательный контекст.</text:p>
      <text:p text:style-name="P348"/>
      <text:p text:style-name="P1005"><text:span text:style-name="T687">В </text:span><text:span text:style-name="T681">отрицаниях почти всегда используется сокращенная форма глагола — </text:span><text:span text:style-name="T540">haven`t</text:span><text:span text:style-name="T681">.</text:span></text:p>
      <text:p text:style-name="P1006"><text:span text:style-name="T699">Сокращени</text:span><text:span text:style-name="T731">е</text:span><text:span text:style-name="T699"> </text:span><text:span text:style-name="T543">`ve not</text:span><text:span text:style-name="T699"> не используется.</text:span></text:p>
      <text:p text:style-name="P205">I have<text:span text:style-name="T370">n</text:span><text:span text:style-name="T374">`</text:span><text:span text:style-name="T370">t</text:span> expected that. <text:span text:style-name="T1010">—</text:span> Я этого не ожидал.</text:p>
      <text:p text:style-name="P205">I<text:span text:style-name="T1012">`</text:span>ve <text:span text:style-name="T370">never</text:span> seen this movie before. <text:span text:style-name="T1010">— </text:span>Я до этого не видел этот фильм. </text:p>
      <text:p text:style-name="P334"/>
      <text:p text:style-name="P334">Вопросы в Present Perfect</text:p>
      <text:p text:style-name="P206"/>
      <text:p text:style-name="P351">Используются, если хоят узнать:</text:p>
      <text:list xml:id="list1562372217" text:style-name="L25">
        <text:list-item>
          <text:p text:style-name="P1479">сделано ли дело к этом моменту, каким образом оно сделано;</text:p>
        </text:list-item>
        <text:list-item>
          <text:p text:style-name="P1525"><text:span text:style-name="T699">имеет ли человек определенный опыт </text:span><text:span text:style-name="T697">или совершил ли он </text:span><text:span text:style-name="T700">нужное</text:span><text:span text:style-name="T697"> действие</text:span><text:span text:style-name="T699">;</text:span></text:p>
        </text:list-item>
      </text:list>
      <text:p text:style-name="P350"/>
      <text:p text:style-name="P1006">Для этого используется уже знакомая схема. Глагол <text:span text:style-name="T476">have</text:span> ставится перед по<text:span text:style-name="T1016">д</text:span>л<text:span text:style-name="T1016">е</text:span>ж<text:span text:style-name="T1016">а</text:span>щим.</text:p>
      <text:p text:style-name="P1006"/>
      <text:p text:style-name="P207">Why have you done it? <text:span text:style-name="T1010">—</text:span> Зачем ты это сделал?</text:p>
      <text:p text:style-name="P1200"><text:span text:style-name="T551">Ha</text:span><text:span text:style-name="T552">s</text:span><text:span text:style-name="T551"> </text:span><text:span text:style-name="T552">he</text:span><text:span text:style-name="T551"> ever been to Rome? </text:span><text:span text:style-name="T553">—</text:span><text:span text:style-name="T551"> </text:span><text:span text:style-name="T552">Он</text:span><text:span text:style-name="T551"> бывал в Риме?</text:span></text:p>
      <text:p text:style-name="P207"/>
      <text:p text:style-name="P325">Present Perfect Continuous</text:p>
      <text:p text:style-name="P352"/>
      <text:p text:style-name="P354">Для того, чтобы использовать, нужно чтобы совпало сразу несколько условий:</text:p>
      <text:list xml:id="list860020172" text:style-name="L26">
        <text:list-item>
          <text:p text:style-name="P1526"><text:span text:style-name="T688">действие не закончено либо закончено не</text:span><text:span text:style-name="T692">давно</text:span><text:span text:style-name="T688">;</text:span></text:p>
        </text:list-item>
        <text:list-item>
          <text:p text:style-name="P1526"><text:span text:style-name="T688">известн</text:span><text:span text:style-name="T692">а его продолжительность </text:span><text:span text:style-name="T706">(обычно из контекста предложения)</text:span><text:span text:style-name="T692">.</text:span></text:p>
        </text:list-item>
      </text:list>
      <text:p text:style-name="P353"/>
      <text:p text:style-name="P358">Схема состоит из 3х частей: вспомогательного глагола <text:span text:style-name="T476">have</text:span>, слова <text:span text:style-name="T476">been</text:span> <text:span text:style-name="T1113">(особая форма </text:span></text:p>
      <text:p text:style-name="P358"><text:span text:style-name="T1113">глагола </text:span><text:span text:style-name="T496">be</text:span><text:span text:style-name="T1113">) </text:span>и смыслового глагола с окончанием <text:span text:style-name="T476">-ing</text:span>. </text:p>
      <text:p text:style-name="P356"/>
      <text:p text:style-name="P1017"><text:span text:style-name="T681">На русский </text:span><text:span text:style-name="T690">язык </text:span><text:span text:style-name="T664">Present Perfect Continuous</text:span><text:span text:style-name="T679"> </text:span><text:span text:style-name="T681">переводится настоящим временем</text:span></text:p>
      <text:p text:style-name="P1009"><text:span text:style-name="T689">(редко в прошлом). </text:span><text:span text:style-name="T690">При этом все 3 части </text:span><text:span text:style-name="T691">переводятся</text:span><text:span text:style-name="T690"> одним словом.</text:span></text:p>
      <text:p text:style-name="P355"/>
      <text:p text:style-name="P29"><text:span text:style-name="T971">I </text:span><text:span text:style-name="T985">have been learning</text:span><text:span text:style-name="T971"> English for 2 years. </text:span><text:span text:style-name="T989">—</text:span><text:span text:style-name="T971"> Я </text:span><text:span text:style-name="T985">учу</text:span><text:span text:style-name="T971"> английский уже 2 года (и еще не закончил).</text:span></text:p>
      <text:p text:style-name="P29"><text:span text:style-name="T971">We </text:span><text:span text:style-name="T985">have been cleaning</text:span><text:span text:style-name="T971"> the flat the whole morning. </text:span><text:span text:style-name="T989">— </text:span><text:span text:style-name="T971">Мы </text:span><text:span text:style-name="T985">убирали</text:span><text:span text:style-name="T971"> </text:span><text:span text:style-name="T990">квартиру все утро.</text:span></text:p>
      <text:p text:style-name="P357"/>
      <text:p text:style-name="P359">Формы глагола <text:span text:style-name="T476">have</text:span> <text:span text:style-name="T476">verb-ing</text:span> (подобно <text:span text:style-name="T476">am/is/are verb-ing</text:span>, как в Continuous) не существует.</text:p>
      <text:p text:style-name="P359">Если у смыслового глагола окончание<text:span text:style-name="T476"> -ing</text:span>, то <text:span text:style-name="T476">have</text:span> применяется только с <text:span text:style-name="T476">been</text:span>.</text:p>
      <text:p text:style-name="P359"/>
      <text:p text:style-name="P1010"><text:span text:style-name="T692">С</text:span><text:span text:style-name="T681">лова-маячки Present Perfect Continuous:</text:span></text:p>
      <text:list xml:id="list198437282" text:style-name="L27">
        <text:list-item>
          <text:p text:style-name="P1480">for — в течении;</text:p>
        </text:list-item>
        <text:list-item>
          <text:p text:style-name="P1480"><text:soft-page-break/>since — с какого-то времени;</text:p>
        </text:list-item>
        <text:list-item>
          <text:p text:style-name="P1480">how long — как долго.</text:p>
        </text:list-item>
      </text:list>
      <text:p text:style-name="P361"/>
      <text:p text:style-name="P360">Дополнительно могут использоваться указатели периода:</text:p>
      <text:list xml:id="list2292032908" text:style-name="L28">
        <text:list-item>
          <text:p text:style-name="P1481">all — весь (день/год);</text:p>
        </text:list-item>
        <text:list-item>
          <text:p text:style-name="P1481">the whole — целый (день/вечер); </text:p>
        </text:list-item>
      </text:list>
      <text:p text:style-name="P355"/>
      <text:p text:style-name="P30"><text:span text:style-name="T971">He</text:span><text:span text:style-name="T991">`</text:span><text:span text:style-name="T972">s been playing</text:span><text:span text:style-name="T971"> for an hour. — Он </text:span><text:span text:style-name="T972">играет</text:span><text:span text:style-name="T971"> уже час </text:span><text:span text:style-name="T991">(в течении часа).</text:span></text:p>
      <text:p text:style-name="P31"><text:span text:style-name="T991">W</text:span><text:span text:style-name="T971">e`</text:span><text:span text:style-name="T972">ve been staying</text:span><text:span text:style-name="T971"> in this hotel since Tuesday. </text:span><text:span text:style-name="T992">— </text:span><text:span text:style-name="T971">Мы </text:span><text:span text:style-name="T972">находимся</text:span><text:span text:style-name="T971"> в этом отеле со вторника.</text:span></text:p>
      <text:p text:style-name="P362"/>
      <text:p text:style-name="P1013"><text:span text:style-name="T693">В утверждениях глагол </text:span><text:span text:style-name="T542">have</text:span><text:span text:style-name="T693"> </text:span><text:span text:style-name="T694">часто</text:span><text:span text:style-name="T693"> сокращают до </text:span><text:span text:style-name="T542">`ve</text:span><text:span text:style-name="T693">, а </text:span><text:span text:style-name="T542">has</text:span><text:span text:style-name="T693"> — до </text:span><text:span text:style-name="T542">`s</text:span><text:span text:style-name="T693"> (лего перепутать с </text:span><text:span text:style-name="T542">is</text:span><text:span text:style-name="T693">, посему здесь вспомогательный глагол можно понять только по контексту).</text:span></text:p>
      <text:p text:style-name="P363"/>
      <text:p text:style-name="P1012"><text:span text:style-name="T693">Е</text:span><text:span text:style-name="T681">сли используется глагол </text:span><text:span text:style-name="T540">be</text:span><text:span text:style-name="T681"> или глаголы состояния, которые не стоят в Continuous</text:span><text:span text:style-name="T703">,</text:span><text:span text:style-name="T681"> </text:span></text:p>
      <text:p text:style-name="P364">то предложение будет в Present Perfect. </text:p>
      <text:p text:style-name="P364"/>
      <text:p text:style-name="P34"><text:span text:style-name="T972">I </text:span><text:span text:style-name="T985">have known </text:span><text:span text:style-name="T972">(</text:span><text:span text:style-name="T980">а </text:span><text:span text:style-name="T972">не have been knowing)</text:span><text:span text:style-name="T971"> Alice for 3 years. </text:span><text:span text:style-name="T693">—</text:span><text:span text:style-name="T971"> Я </text:span><text:span text:style-name="T985">знаю</text:span><text:span text:style-name="T971"> Алису уже 3 года </text:span></text:p>
      <text:p text:style-name="P35"><text:span text:style-name="T971">I </text:span><text:span text:style-name="T985">haven`t seen</text:span><text:span text:style-name="T971"> Mary for years. </text:span><text:span text:style-name="T991">— </text:span><text:span text:style-name="T971">Я н</text:span><text:span text:style-name="T985">е видел</text:span><text:span text:style-name="T971"> Мэри много лет. </text:span></text:p>
      <text:p text:style-name="P364"/>
      <text:p text:style-name="P1014"><text:span text:style-name="T702">Present Perfect Continuous можно упрощать до Present Perfect с пом</text:span><text:span text:style-name="T701">.</text:span><text:span text:style-name="T702"> глаголов </text:span><text:span text:style-name="T544">live</text:span><text:span text:style-name="T702"> </text:span><text:span text:style-name="T701">и</text:span><text:span text:style-name="T702"> </text:span><text:span text:style-name="T544">work</text:span><text:span text:style-name="T702">:</text:span></text:p>
      <text:p text:style-name="P33"><text:span text:style-name="T993">I</text:span><text:span text:style-name="T971">`ve </text:span><text:span text:style-name="T985">been working</text:span><text:span text:style-name="T971"> here for 2 years → I`ve </text:span><text:span text:style-name="T985">worked</text:span><text:span text:style-name="T971"> here for 2 years. </text:span><text:span text:style-name="T994">(смысл одинаковый)</text:span></text:p>
      <text:p text:style-name="P363"/>
      <text:p text:style-name="P3"><text:span text:style-name="T693">О</text:span><text:span text:style-name="T681">трицания в Present Perfect Continuous</text:span></text:p>
      <text:p text:style-name="P365"/>
      <text:p text:style-name="P1011"><text:span text:style-name="T694">Использу</text:span><text:span text:style-name="T695">ю</text:span><text:span text:style-name="T694">тся, чтобы сказать, что что-то не происходит в течении указанного времени.</text:span></text:p>
      <text:p text:style-name="P366">Для этого добавляется частица <text:span text:style-name="T476">not</text:span> после вспомогательного глагола <text:span text:style-name="T476">have</text:span>.</text:p>
      <text:p text:style-name="P366"/>
      <text:p text:style-name="P32"><text:span text:style-name="T971">I </text:span><text:span text:style-name="T972">have not been waiting</text:span><text:span text:style-name="T971"> long. </text:span><text:span text:style-name="T992">—</text:span><text:span text:style-name="T971"> Я </text:span><text:span text:style-name="T972">не жду</text:span><text:span text:style-name="T971"> долго.</text:span></text:p>
      <text:p text:style-name="P355"/>
      <text:p text:style-name="P4"><text:span text:style-name="T681">Вопросы </text:span><text:span text:style-name="T696">в Present Perfect Continuous</text:span><text:span text:style-name="T681"> </text:span></text:p>
      <text:p text:style-name="P355"/>
      <text:p text:style-name="P367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367"/>
      <text:p text:style-name="P123"><text:span text:style-name="T971">Have you been waiting long? </text:span><text:span text:style-name="T992">— </text:span><text:span text:style-name="T971">Вы давно ждете? </text:span></text:p>
      <text:p text:style-name="P123"><text:span text:style-name="T971">How long have you been waiting? </text:span><text:span text:style-name="T992">—</text:span><text:span text:style-name="T971"> Как долго вы ждете?</text:span></text:p>
      <text:p text:style-name="P330"/>
      <text:p text:style-name="P330"><text:span text:style-name="T1019">Прошедшее. </text:span>Past</text:p>
      <text:p text:style-name="P368"/>
      <text:p text:style-name="P380">Past Perfect и Past Perfect Continuous относительно редки и <text:span text:style-name="T1026">в</text:span> рамках начального курса </text:p>
      <text:p text:style-name="P380">не проходятся. <text:span text:style-name="T1020">В художественной литературе почти всегда используется Past Simple.</text:span></text:p>
      <text:p text:style-name="P368"/>
      <text:p text:style-name="P328">Past Simple</text:p>
      <text:p text:style-name="P369"/>
      <text:p text:style-name="P371">Используется, чтобы:</text:p>
      <text:list xml:id="list1827202982" text:style-name="L29">
        <text:list-item>
          <text:p text:style-name="P1527"><text:span text:style-name="T704">сообщить факты </text:span><text:span text:style-name="T705">прошлого,</text:span><text:span text:style-name="T704"> рассказать историю, </text:span><text:span text:style-name="T712">биографию</text:span><text:span text:style-name="T704">; </text:span></text:p>
        </text:list-item>
        <text:list-item>
          <text:p text:style-name="P1482">описать действие из прошлого, результат которого не важен в настоящем.</text:p>
        </text:list-item>
      </text:list>
      <text:p text:style-name="P370"/>
      <text:p text:style-name="P1018"><text:span text:style-name="T706">Для этого использются глаголы во 2й форме. </text:span><text:span text:style-name="T707">Вторая форма правильного глагола образуется добавлением окончания </text:span><text:span text:style-name="T545">-ed</text:span><text:span text:style-name="T707">. </text:span><text:span text:style-name="T715">Ф</text:span><text:span text:style-name="T707">орма </text:span><text:span text:style-name="T715">неправильного глагола </text:span><text:span text:style-name="T707">находится в таблице.</text:span></text:p>
      <text:p text:style-name="P370"/>
      <text:p text:style-name="P36"><text:soft-page-break/><text:span text:style-name="T971">Mozart </text:span><text:span text:style-name="T985">lived</text:span><text:span text:style-name="T971"> from 1756 to 1791 — Моцарт </text:span><text:span text:style-name="T985">жил</text:span><text:span text:style-name="T971"> с 1756 по 1791 год (факт прошлого). </text:span></text:p>
      <text:p text:style-name="P36"><text:span text:style-name="T971">I </text:span><text:span text:style-name="T985">visited</text:span><text:span text:style-name="T971"> my parents yesterday — Вчера я </text:span><text:span text:style-name="T985">навещал</text:span><text:span text:style-name="T971"> родителей (действие из прошлого).</text:span></text:p>
      <text:p text:style-name="P681"/>
      <text:p text:style-name="P682">Если глагол заканчивается на глухой звук, то <text:span text:style-name="T476">-ed</text:span> читается как <text:span text:style-name="T476">t</text:span>, а если на звконкий </text:p>
      <text:p text:style-name="P682">согласный или на гласный звук — то как <text:span text:style-name="T476">d</text:span>: <text:span text:style-name="T476">worked [воркт], played [плэйд]</text:span>.</text:p>
      <text:p text:style-name="P1016"/>
      <text:p text:style-name="P680">Если глагол заканчивается на <text:span text:style-name="T476">d </text:span>или <text:span text:style-name="T476">t</text:span>, то <text:span text:style-name="T476">-ed</text:span> читается как <text:span text:style-name="T476">id</text:span>: <text:span text:style-name="T476">recorded [рикодид]</text:span>. </text:p>
      <text:p text:style-name="P683">Если глагол заканчивается на <text:span text:style-name="T476">-e</text:span>, то её не надо писать 2 раза: <text:span text:style-name="T476">chase</text:span> → <text:span text:style-name="T476">chased</text:span>.</text:p>
      <text:p text:style-name="P1016"/>
      <text:p text:style-name="P1015">Слова-маячки Past Simple:</text:p>
      <text:list xml:id="list1175618098" text:style-name="L30">
        <text:list-item>
          <text:p text:style-name="P1528">ago — <text:span text:style-name="T1021">тому назад</text:span>;</text:p>
        </text:list-item>
        <text:list-item>
          <text:p text:style-name="P1529">last — <text:span text:style-name="T1021">прошлый</text:span>;</text:p>
        </text:list-item>
        <text:list-item>
          <text:p text:style-name="P1483">yesterday — вчера;</text:p>
        </text:list-item>
      </text:list>
      <text:p text:style-name="P390"/>
      <text:p text:style-name="P1019"><text:span text:style-name="T713">Past Simple часто путают с Present Perfect, потому что на русский они переводятся </text:span><text:span text:style-name="T714">почти</text:span><text:span text:style-name="T713"> одинаково. Главное отличие в том, что Present Perfect всегда будет сообщать доп</text:span><text:span text:style-name="T714">олнительную</text:span><text:span text:style-name="T713"> информацию, указывающ</text:span><text:span text:style-name="T714">ую </text:span><text:span text:style-name="T713">на настоящее время </text:span><text:span text:style-name="T714">(</text:span><text:span text:style-name="T715">чтобы сообщить</text:span><text:span text:style-name="T714"> результат).</text:span></text:p>
      <text:p text:style-name="P377"/>
      <text:p text:style-name="P378">Past Simple используется когда известен момент в прошлом. Если мы знаешь, </text:p>
      <text:p text:style-name="P378">когда произошло событие, то Present Perfect использовать нельзя.</text:p>
      <text:p text:style-name="P378"/>
      <text:p text:style-name="P212">Tom has lost his key — Том потерал ключ (у него сейчас нет ключа, </text:p>
      <text:p text:style-name="P212">потому что он его потерян).</text:p>
      <text:p text:style-name="P212"/>
      <text:p text:style-name="P212">Tom lost his key last weak — Том потерял ключ на прошлой неделе </text:p>
      <text:p text:style-name="P212">(не важно, есть у него ключ или нет).</text:p>
      <text:p text:style-name="P374"/>
      <text:p text:style-name="P375">В английском, если вопрос задается в настоящем, то и ответ должен быть в настоящем. </text:p>
      <text:p text:style-name="P375">Если вопрос в прошлом, то ответ также должен быть в прошлом.</text:p>
      <text:p text:style-name="P375"/>
      <text:p text:style-name="P375">Но если вопрос был в Present Perfect, а в ответе дается информация, когда именно это случилось, тогда необходимо отвечать в Past Simple.</text:p>
      <text:p text:style-name="P375"/>
      <text:p text:style-name="P210">Have you already started to learn English? Yes, I started to learn it 3 month ago — </text:p>
      <text:p text:style-name="P210">Ты уже начал учить английский? Да, 3 месяца назад (информация о времени).</text:p>
      <text:p text:style-name="P209"/>
      <text:p text:style-name="P376">Если вопрос содержит слово <text:span text:style-name="T476">when</text:span>, то он автоматически привязывает нас к моменту </text:p>
      <text:p text:style-name="P376">в прошлом. <text:span text:style-name="T1025">Поэтому Present Perfect в вопросах с </text:span><text:span text:style-name="T486">when</text:span><text:span text:style-name="T1025"> не используется.</text:span></text:p>
      <text:p text:style-name="P376"/>
      <text:p text:style-name="P211">Have you met him before? <text:span text:style-name="T1024">—</text:span> Вы раньше с ним встречались?</text:p>
      <text:p text:style-name="P211">When did you meet him? <text:span text:style-name="T1024">—</text:span> Когда вы встречались с ним?</text:p>
      <text:p text:style-name="P374"/>
      <text:p text:style-name="P331">Отрицания и вопросы в Past Simple</text:p>
      <text:p text:style-name="P373"/>
      <text:p text:style-name="P1021"><text:span text:style-name="T707">Отрицание представляет связку </text:span><text:span text:style-name="T545">did</text:span><text:span text:style-name="T707"> с частицей </text:span><text:span text:style-name="T545">not</text:span><text:span text:style-name="T707">, </text:span><text:span text:style-name="T717">которая ставится перед смысловым глаголом в начальной форме. </text:span><text:span text:style-name="T708">Обычно </text:span><text:span text:style-name="T717">эта связка</text:span><text:span text:style-name="T708"> сокращается до </text:span><text:span text:style-name="T546">didn`t</text:span><text:span text:style-name="T708">.</text:span></text:p>
      <text:p text:style-name="P383"/>
      <text:p text:style-name="P1021"><text:span text:style-name="T716">В вопросах </text:span><text:span text:style-name="T707">вспомогательный глагол </text:span><text:span text:style-name="T545">did</text:span><text:span text:style-name="T707"> используется </text:span><text:span text:style-name="T717">по тем же грамматическим </text:span></text:p>
      <text:p text:style-name="P1021"><text:span text:style-name="T717">правилам</text:span><text:span text:style-name="T707">, </text:span><text:span text:style-name="T708">как</text:span><text:span text:style-name="T707"> </text:span><text:span text:style-name="T545">do</text:span><text:span text:style-name="T707"> для Present Simple. </text:span></text:p>
      <text:p text:style-name="P372"/>
      <text:p text:style-name="P208"><text:span text:style-name="T949">Did</text:span> you <text:span text:style-name="T949">go</text:span> to Los Angeles last week? - Ты <text:span text:style-name="T949">ездил</text:span> в Лос Анжелес на прошлой неделе?</text:p>
      <text:p text:style-name="P208">I <text:span text:style-name="T949">didn`t go</text:span> to Los Angeles, I <text:span text:style-name="T949">went</text:span> to Bostom — Я <text:span text:style-name="T949">не ездил</text:span> в Лос Анжелес, я <text:span text:style-name="T949">ездил</text:span> в Бостон.</text:p>
      <text:p text:style-name="P1183"><text:soft-page-break/></text:p>
      <text:p text:style-name="P336">Past Continuous</text:p>
      <text:p text:style-name="P379"/>
      <text:p text:style-name="P1024"><text:span text:style-name="T719">О</text:span><text:span text:style-name="T718">значает процесс или незаконченное действие, которое привязано к точному моменту </text:span></text:p>
      <text:p text:style-name="P1024"><text:span text:style-name="T718">в </text:span><text:span text:style-name="T796">прошлом</text:span><text:span text:style-name="T718"> (т. е. действие происходило и не было закончено).</text:span></text:p>
      <text:p text:style-name="P381"/>
      <text:p text:style-name="P1023"><text:span text:style-name="T718">В предложении не обязательно должен быть точный момент. Он может только подразумеваться и быть понятен по контексту (контекст — это </text:span><text:span text:style-name="T722">обсуждаемая ситуация</text:span><text:span text:style-name="T718">).</text:span></text:p>
      <text:p text:style-name="P381"/>
      <text:p text:style-name="P1025"><text:span text:style-name="T719">Состоит из 2х частей: вспомогательного глагола </text:span><text:span text:style-name="T548">be</text:span><text:span text:style-name="T719"> (</text:span><text:span text:style-name="T720">формы как в Past Simple</text:span><text:span text:style-name="T719">) и смыслового глагола с окончанием </text:span><text:span text:style-name="T548">-ing</text:span><text:span text:style-name="T719">. </text:span><text:span text:style-name="T718">На русский переводится глаголом в прошедшем времени.</text:span></text:p>
      <text:p text:style-name="P382"/>
      <text:p text:style-name="P213">Last Sunday at 5 I <text:span text:style-name="T949">was having</text:span> dinner with my friends — В прошлое воскресенье в 5 </text:p>
      <text:p text:style-name="P213">я <text:span text:style-name="T949">ужинал</text:span> со своими друзьями (привязка к точному моменту в прошлом).</text:p>
      <text:p text:style-name="P38"><text:span text:style-name="T996">My parents </text:span><text:span text:style-name="T987">were watching</text:span><text:span text:style-name="T996"> TV when I came home yesterday — Мои родители </text:span><text:span text:style-name="T987">смотрели</text:span><text:span text:style-name="T996"> телевизор, когда я пришел вчера домой (незаконченное действие </text:span><text:span text:style-name="T997">в тот момент</text:span><text:span text:style-name="T996">).</text:span></text:p>
      <text:p text:style-name="P214"/>
      <text:p text:style-name="P1025"><text:span text:style-name="T720">В отрицаниях и вопросах </text:span><text:span text:style-name="T721">глагол </text:span><text:span text:style-name="T549">be</text:span><text:span text:style-name="T720"> ведет себя точно так же, как и </text:span><text:span text:style-name="T721">для</text:span><text:span text:style-name="T720"> Past Simple:</text:span></text:p>
      <text:p text:style-name="P39"><text:span text:style-name="T998">W</text:span><text:span text:style-name="T971">e weren`t reading — Мы не читали (именно тогда). Was I running? — Я бежал?</text:span></text:p>
      <text:p text:style-name="P216"/>
      <text:p text:style-name="P386">В одном предложении часто используются Past Continuous и Past Simple одновременно.</text:p>
      <text:p text:style-name="P1028"><text:span text:style-name="T723">Действие, длящееся какое-то время (</text:span><text:span text:style-name="T724">Past Continuous</text:span><text:span text:style-name="T723">) может прерываться более коротким действием (</text:span><text:span text:style-name="T724">Past Simple</text:span><text:span text:style-name="T729">)</text:span><text:span text:style-name="T723"> </text:span><text:span text:style-name="T727">либо другим Past Continuous </text:span><text:span text:style-name="T730">(смотреть по контексту)</text:span><text:span text:style-name="T727">.</text:span></text:p>
      <text:p text:style-name="P384"/>
      <text:p text:style-name="P1026"><text:span text:style-name="T723">В этом случае предложение может содержать слово </text:span><text:span text:style-name="T550">while</text:span><text:span text:style-name="T723"> </text:span><text:span text:style-name="T725">(в то время, как)</text:span><text:span text:style-name="T723"> в той части, которая относится к <text:s/></text:span><text:span text:style-name="T724">Past Continuous, </text:span><text:span text:style-name="T723">либо </text:span><text:span text:style-name="T550">when</text:span><text:span text:style-name="T723">, там, где используется Past Simple.</text:span></text:p>
      <text:p text:style-name="P384"/>
      <text:p text:style-name="P40"><text:span text:style-name="T988">While</text:span><text:span text:style-name="T999"> I was working in the garden, I </text:span><text:span text:style-name="T1000">kicked</text:span><text:span text:style-name="T999"> my leg — Пока я работал в саду, я </text:span><text:span text:style-name="T1001">пнул</text:span><text:span text:style-name="T999"> ногу.</text:span></text:p>
      <text:p text:style-name="P41"><text:span text:style-name="T971">I was working in the garden </text:span><text:span text:style-name="T985">when</text:span><text:span text:style-name="T971"> I kicked my leg — </text:span><text:span text:style-name="T1000">Я работал в саду, когда </text:span><text:span text:style-name="T1001">пнул</text:span><text:span text:style-name="T1000"> ногу</text:span><text:span text:style-name="T971">.</text:span></text:p>
      <text:p text:style-name="P217"/>
      <text:p text:style-name="P42"><text:span text:style-name="T985">While</text:span><text:span text:style-name="T971"> Tom was reading, Amely was watching a documentary on TV — Пока </text:span><text:span text:style-name="T1002">Т</text:span><text:span text:style-name="T971">ом читал, </text:span></text:p>
      <text:p text:style-name="P218">Эмили смотрела документальный фильм по телевизору.</text:p>
      <text:p text:style-name="P387"/>
      <text:p text:style-name="P1027"><text:span text:style-name="T728">Если действия происходят не одновременно, а следуют одно за другим</text:span><text:span text:style-name="T726">, то в этом </text:span></text:p>
      <text:p text:style-name="P385">случае нужно использовать <text:span text:style-name="T1058">только</text:span> Past Simple.</text:p>
      <text:p text:style-name="P385"/>
      <text:p text:style-name="P215">I saw Jane in the street yesterday. I stopped and said hello — Я увидел Джейн вчера на улице. </text:p>
      <text:p text:style-name="P215">Я остановился и поздоровался (сказал «привет»).</text:p>
      <text:p text:style-name="P333"/>
      <text:p text:style-name="P333">Будущие. Future</text:p>
      <text:p text:style-name="P230"/>
      <text:p text:style-name="P235">В английском языке о будущем можно говорить не только с помощью формы Future, но и </text:p>
      <text:p text:style-name="P1034"><text:span text:style-name="T744">с помощью </text:span><text:span text:style-name="T748">формы</text:span><text:span text:style-name="T744"> </text:span><text:span text:style-name="T746">Present</text:span><text:span text:style-name="T744">. Т. е. сказуемое в Present будет передавать информацию о будущем. Именно такой способ чаще всего используется среди англоговорящих.</text:span></text:p>
      <text:p text:style-name="P234"/>
      <text:p text:style-name="P1033"><text:span text:style-name="T745">Другие варианты Future (кроме </text:span><text:span text:style-name="T747">Future </text:span><text:span text:style-name="T745">Simple) используются редко, </text:span><text:span text:style-name="T747">т. к.</text:span><text:span text:style-name="T745"> они громоздкие и довольно неудобные. В современном английском можно обойтись без них.</text:span></text:p>
      <text:p text:style-name="P234"/>
      <text:p text:style-name="P1031"><text:span text:style-name="T234">На будущ</text:span><text:span text:style-name="T235">и</text:span><text:span text:style-name="T234">е могут также указы</text:span><text:span text:style-name="T235">вать</text:span><text:span text:style-name="T234"> модальные глаголы </text:span><text:span text:style-name="T236">и оборот </text:span><text:span text:style-name="T146">be going to</text:span><text:span text:style-name="T237">, </text:span><text:span text:style-name="T236">который </text:span></text:p>
      <text:p text:style-name="P1031"><text:span text:style-name="T236">в основном</text:span><text:span text:style-name="T237"> встречается </text:span><text:span text:style-name="T236">в разговорной речи и нередко используется вместо Future Simple.</text:span></text:p>
      <text:p text:style-name="P234"/>
      <text:p text:style-name="P562"/>
      <text:p text:style-name="P1360">Present Continuous в значении будущего</text:p>
      <text:p text:style-name="P236"/>
      <text:p text:style-name="P236">Используется, чтобы сказать о личных планах. В предложении обычно указывается дата </text:p>
      <text:p text:style-name="P236">или время, связанные с будущим. Переводить можно как будущим так и настоящим.</text:p>
      <text:p text:style-name="P236"/>
      <text:p text:style-name="P878">What are you doing on Satureday? <text:span text:style-name="T375">—</text:span> Что ты делаешь в субботу? (какие у тебя планы?)</text:p>
      <text:p text:style-name="P887">I am flying to London tomorrow — <text:span text:style-name="T1059">Завтра я лечу в Лондон (личный план)</text:span></text:p>
      <text:p text:style-name="P887"/>
      <text:p text:style-name="P782">Present Simple в значении будущего</text:p>
      <text:p text:style-name="P888"/>
      <text:p text:style-name="P237"><text:span text:style-name="T325">Используется, чтобы сказать о том, что </text:span><text:span text:style-name="T327">что-то </text:span><text:span text:style-name="T325">должно произойти по рассписанию, либо </text:span></text:p>
      <text:p text:style-name="P237"><text:span text:style-name="T325">о собственном графике. </text:span><text:span text:style-name="T326">Переводить можно как будущим так и настоящим.</text:span></text:p>
      <text:p text:style-name="P793"/>
      <text:p text:style-name="P793">Ключевое отличие от Present Continuous в том, что расписание не зависит от говорящего, </text:p>
      <text:p text:style-name="P1029"><text:span text:style-name="T155">т. е. речь может идти </text:span><text:span text:style-name="T156">о </text:span><text:span text:style-name="T155">рассписании транспорта, сеансов в кино и т. </text:span><text:span text:style-name="T156">п</text:span><text:span text:style-name="T155">.</text:span></text:p>
      <text:p text:style-name="P889">My airplane flies at 6 o`clock tomorrow — Мой самолет летит завтра в 6 (рассписание)</text:p>
      <text:p text:style-name="P1184"><text:span text:style-name="T104">What time do you finish work tommorow? </text:span><text:span text:style-name="T105">— </text:span><text:span text:style-name="T104">В какое время ты заканчиваешь работу завтра?</text:span></text:p>
      <text:p text:style-name="P891"/>
      <text:p text:style-name="P783">Оборот <text:span text:style-name="T476">be going to</text:span></text:p>
      <text:p text:style-name="P794"/>
      <text:p text:style-name="P1030"><text:span text:style-name="T157">Подразумевает, что человек говорит не о спонтанном решении что-либо сделать, </text:span><text:span text:style-name="T160">а о заранее </text:span><text:span text:style-name="T161">продуманных</text:span><text:span text:style-name="T160"> действиях. </text:span><text:span text:style-name="T157">На русский переводится как «собираюсь сделать».</text:span></text:p>
      <text:p text:style-name="P794"/>
      <text:p text:style-name="P239"><text:span text:style-name="T324">Чтобы использовать, нужно поставить глагол </text:span><text:span text:style-name="T104">be</text:span><text:span text:style-name="T324"> в форму </text:span><text:span text:style-name="T104">am/is/are</text:span><text:span text:style-name="T324">, а смысловой глагол оставить в начальной форме, после </text:span><text:span text:style-name="T104">going to</text:span><text:span text:style-name="T324">.</text:span></text:p>
      <text:p text:style-name="P794"/>
      <text:p text:style-name="P890">I`m going to meet my friends tomorrow — Я собираюсь встретиться с друзьями завтра.</text:p>
      <text:p text:style-name="P1171"><text:span text:style-name="T41">I`m going to go</text:span><text:span text:style-name="T334"> out after I finish my work — Я собираюсь погулять после, как закончу работу.</text:span></text:p>
      <text:p text:style-name="P794"/>
      <text:p text:style-name="P1032"><text:span text:style-name="T157">В разговорной </text:span><text:span text:style-name="T161">стиле</text:span><text:span text:style-name="T158"> </text:span><text:span text:style-name="T159">этот </text:span><text:span text:style-name="T158">оборот </text:span><text:span text:style-name="T157">очень часто </text:span><text:span text:style-name="T161">записывается</text:span><text:span text:style-name="T157"> как </text:span><text:span text:style-name="T106">gonna</text:span><text:span text:style-name="T157"> </text:span><text:span text:style-name="T106">[гона].</text:span></text:p>
      <text:p text:style-name="P892"/>
      <text:p text:style-name="P240"><text:span text:style-name="T324">Также его используют, когда очевидно, что вот-вот случится какое-то действие. В этом случае </text:span><text:span text:style-name="T104">be goin to </text:span><text:span text:style-name="T324">передает оттенок неизбежности происходящего и применяется по отношению </text:span></text:p>
      <text:p text:style-name="P795">к постороннему человеку или объетку.</text:p>
      <text:p text:style-name="P795"/>
      <text:p text:style-name="P893">Look! He`s going to fall — Смотри! Он сейчас упадет.</text:p>
      <text:p text:style-name="P893">The sky is dark. It`s going to rain — Небо темное. Сейчас пойдет дождь.</text:p>
      <text:p text:style-name="P785"/>
      <text:p text:style-name="P784">Future Simple</text:p>
      <text:p text:style-name="P796"/>
      <text:p text:style-name="P1035"><text:span text:style-name="T162">Сообщает о будущих, еще не случившихся событиях. </text:span><text:span text:style-name="T163">Эта форма говорит о том, что человек сделает что-то в будущем, но решение он принял в момент речи, </text:span><text:span text:style-name="T164">т. е. описывает не спланированные, а спонтанные дейсвтия. </text:span></text:p>
      <text:p text:style-name="P799"/>
      <text:p text:style-name="P1035"><text:span text:style-name="T165">В</text:span><text:span text:style-name="T164"> предложени</text:span><text:span text:style-name="T165">ях</text:span><text:span text:style-name="T164"> </text:span><text:span text:style-name="T165">будут </text:span><text:span text:style-name="T164">часто </text:span><text:span text:style-name="T165">попадаться слова</text:span><text:span text:style-name="T164">, </text:span><text:span text:style-name="T165">выражающие</text:span><text:span text:style-name="T164"> мнение: <text:s/></text:span><text:span text:style-name="T107">I think </text:span><text:span text:style-name="T108">(я думаю)</text:span><text:span text:style-name="T107">, </text:span></text:p>
      <text:p text:style-name="P1035"><text:span text:style-name="T107">I`m sure </text:span><text:span text:style-name="T108">(я уверен), I hope (я надеюсь), </text:span><text:span text:style-name="T107">probably (возможно).</text:span><text:span text:style-name="T108"> </text:span></text:p>
      <text:p text:style-name="P803"/>
      <text:p text:style-name="P798">Схема состоит из 2х частей: вспомогательного глагола <text:span text:style-name="T476">will </text:span><text:span text:style-name="T1063">(заменяет </text:span><text:span text:style-name="T487">do/did</text:span><text:span text:style-name="T1063">)</text:span> </text:p>
      <text:p text:style-name="P798">и смыслового глагола в начальной форме. </text:p>
      <text:p text:style-name="P895"/>
      <text:p text:style-name="P798"><text:span text:style-name="T476">Will</text:span> ведет себя также, как любой другой вспомогательный глагол, т. е. в вопросах встает перед подлежащим, а в отрицаниях берет частицу <text:span text:style-name="T476">not</text:span>.</text:p>
      <text:p text:style-name="P797"><text:soft-page-break/>В речи и на письме <text:span text:style-name="T476">will</text:span> обычно сокращается до <text:span text:style-name="T476">`ll</text:span>, а отрицание <text:span text:style-name="T476">will</text:span> <text:span text:style-name="T476">not</text:span> д<text:span text:style-name="T1062">о</text:span> <text:span text:style-name="T476">won`t</text:span>.</text:p>
      <text:p text:style-name="P797"/>
      <text:p text:style-name="P894">We <text:span text:style-name="T949">will</text:span> proobably <text:span text:style-name="T949">meet</text:span> soon — Мы, возможно, скоро <text:span text:style-name="T949">встретимся</text:span>.</text:p>
      <text:p text:style-name="P894">I hope everything <text:span text:style-name="T949">will be</text:span> fine — Надеюсь, все <text:span text:style-name="T949">будет </text:span>хорошо.</text:p>
      <text:p text:style-name="P894"><text:span text:style-name="T949">Will</text:span> you <text:span text:style-name="T949">be</text:span> at home toworrow? No, I won`t — <text:span text:style-name="T1061">Ты </text:span><text:span text:style-name="T951">будешь</text:span><text:span text:style-name="T1061"> завтра дома? Нет</text:span>.</text:p>
      <text:p text:style-name="P797"/>
      <text:p text:style-name="P802">Чтобы правильно подобрать нужную форму, нужно отталкиваться от контекста:</text:p>
      <text:list xml:id="list2362221890" text:style-name="L31">
        <text:list-item>
          <text:p text:style-name="P1382">I will do — я сделаю (считаю/верю, что сделаю это);</text:p>
        </text:list-item>
        <text:list-item>
          <text:p text:style-name="P1383">I am doing — я сделаю (потому что уже спланировал это);</text:p>
        </text:list-item>
        <text:list-item>
          <text:p text:style-name="P1383">I am going to do — я собираюсь сделать (ключевое слово «собираюсь»).</text:p>
        </text:list-item>
      </text:list>
      <text:p text:style-name="P800"/>
      <text:p text:style-name="P801">Нередко, вместо will используется модальный глагол might:</text:p>
      <text:p text:style-name="P897">I might do it — Наверное, я сделаю это.</text:p>
      <text:p text:style-name="P896"/>
      <text:p text:style-name="P998">Модальные глаголы</text:p>
      <text:p text:style-name="P898"/>
      <text:p text:style-name="P806">Это особенные глаголы, которые одновременно:</text:p>
      <text:list xml:id="list1585679175" text:style-name="L32">
        <text:list-item>
          <text:p text:style-name="P1384">передают смысл (используются как смысловые глаголы);</text:p>
        </text:list-item>
        <text:list-item>
          <text:p text:style-name="P1384">передают время (привязывают дейсвтие к какому-то времени);</text:p>
        </text:list-item>
        <text:list-item>
          <text:p text:style-name="P1384">используются по тем же правилами, что и вспомогательные глаголы.</text:p>
        </text:list-item>
      </text:list>
      <text:p text:style-name="P804"/>
      <text:p text:style-name="P804">Модальные глаголы не употребляются вместе со вспомогательными, поскольку претендуют на одну позицию в предложении. Т. е. в вопросах занимают место перед подлежащим, </text:p>
      <text:p text:style-name="P804">а в отрицаниях используются вместе с частицей <text:span text:style-name="T476">not</text:span>.</text:p>
      <text:p text:style-name="P804"/>
      <text:p text:style-name="P1044"><text:span text:style-name="T168">Модальные глаголы не имеют окончаний и дополнительных форм. </text:span><text:span text:style-name="T190">Т. е. </text:span><text:span text:style-name="T168">не меняются в зависимости от подлежащего </text:span><text:span text:style-name="T190">(нет окончания -s, если подлежащее he/she/it и </text:span><text:span text:style-name="T191">пр</text:span><text:span text:style-name="T190">)</text:span><text:span text:style-name="T168">. </text:span></text:p>
      <text:p text:style-name="P805"/>
      <text:p text:style-name="P812">В связи с такой неизменяемостью модальных глаголов, существуют также модальные конструкции, которые дублируют их по значению, но при этом позволяют применять к себе больше грамматических правил (например добавлять времена).</text:p>
      <text:p text:style-name="P812"/>
      <text:p text:style-name="P813"><text:span text:style-name="T1084">После модального глагола почти всегда </text:span><text:span text:style-name="T1086">идет</text:span><text:span text:style-name="T1084"> смысловой глагол в начальной форме, </text:span><text:span text:style-name="T1087">но </text:span><text:span text:style-name="T1084">без частицы </text:span><text:span text:style-name="T492">to. </text:span><text:span text:style-name="T1085">Также смысловой глагол в начальной форме идет после модальных кострукций.</text:span></text:p>
      <text:p text:style-name="P812"/>
      <text:p text:style-name="P1185"><text:span text:style-name="T190">М</text:span><text:span text:style-name="T154">одальные глаголы: </text:span><text:span text:style-name="T104">can, could, must, might, may, should, would, will, shall</text:span><text:span text:style-name="T154">.</text:span></text:p>
      <text:p text:style-name="P1072"><text:span text:style-name="T180">М</text:span><text:span text:style-name="T226">одальные конструкции: </text:span><text:span text:style-name="T138">be able to, have to, used to</text:span><text:span text:style-name="T226">.</text:span></text:p>
      <text:p text:style-name="P814"/>
      <text:p text:style-name="P1072"><text:span text:style-name="T322">Глаголы </text:span><text:span text:style-name="T149">w</text:span><text:span text:style-name="T150">ill</text:span><text:span text:style-name="T323"> и </text:span><text:span text:style-name="T149">s</text:span><text:span text:style-name="T150">hall</text:span></text:p>
      <text:p text:style-name="P815"/>
      <text:p text:style-name="P1186"><text:span text:style-name="T154">В Future Simple </text:span><text:span text:style-name="T104">will</text:span><text:span text:style-name="T154"> используется как вспомогательный глагол. Но иногда он также</text:span></text:p>
      <text:p text:style-name="P1186"><text:span text:style-name="T154">используется как модальный глагол. Это касается ситуац</text:span><text:span text:style-name="T166">и</text:span><text:span text:style-name="T154">й, когда нужно предложить свою помощь либо обратиться за помощью самому.</text:span></text:p>
      <text:p text:style-name="P816"/>
      <text:p text:style-name="P899">You luggage is heavy. I`ll help you — У вас тяжелый багаж. Я помогу вам.</text:p>
      <text:p text:style-name="P899">Will you help me? — Ты мне поможешь?</text:p>
      <text:p text:style-name="P816"/>
      <text:p text:style-name="P1037"><text:span text:style-name="T166">Ситуации с </text:span><text:span text:style-name="T109">will</text:span><text:span text:style-name="T166"> переводятся будущим, а с </text:span><text:span text:style-name="T109">won`t </text:span><text:span text:style-name="T166">— настоящим. </text:span><text:span text:style-name="T109">Won`t</text:span><text:span text:style-name="T166"> означает </text:span></text:p>
      <text:p text:style-name="P808">«отказывается» (не смотря на мои ожидание, действие не происходит).</text:p>
      <text:p text:style-name="P807"/>
      <text:p text:style-name="P900"/>
      <text:p text:style-name="P1368">What`s wrong? My Car won`t start — Что случилось? Моя машина не заводится. </text:p>
      <text:p text:style-name="P900">(отказывается заводиться)</text:p>
      <text:p text:style-name="P807"/>
      <text:p text:style-name="P1036"><text:span text:style-name="T167">Модальный глагол </text:span><text:span text:style-name="T110">shall</text:span><text:span text:style-name="T167"> не используется в современном английском, но его можно встретить в классической литературе. Он встечается в вопросах и ставится вместо </text:span><text:span text:style-name="T110">will</text:span><text:span text:style-name="T167">.</text:span></text:p>
      <text:p text:style-name="P809"/>
      <text:p text:style-name="P1036"><text:span text:style-name="T167">Его подставляют, когда нужно получить одобрение от собеседника, прежде чем совершить какое-то действие. Используется только в предложениях, где подлежащее </text:span><text:span text:style-name="T110">I</text:span><text:span text:style-name="T167"> или </text:span><text:span text:style-name="T110">we</text:span><text:span text:style-name="T167">.</text:span></text:p>
      <text:p text:style-name="P809"/>
      <text:p text:style-name="P901">Shall I close the door? - Я закрою дверь? (вы не против, если я закрою дверь?)</text:p>
      <text:p text:style-name="P43"><text:span text:style-name="T328">S</text:span><text:span text:style-name="T324">hall we dance? - Потанцуем? (вы не против потанцевать?)</text:span></text:p>
      <text:p text:style-name="P807"/>
      <text:p text:style-name="P786"><text:span text:style-name="T1069">Глаголы </text:span><text:span text:style-name="T489">c</text:span><text:span text:style-name="T476">an</text:span> и <text:span text:style-name="T489">c</text:span><text:span text:style-name="T476">ould</text:span></text:p>
      <text:p text:style-name="P809"/>
      <text:p text:style-name="P1042"><text:span text:style-name="T122">Can</text:span><text:span text:style-name="T169"> переводится как «умею», «могу», «смогу». </text:span><text:span text:style-name="T188">С</text:span><text:span text:style-name="T169"> частицей </text:span><text:span text:style-name="T122">not</text:span><text:span text:style-name="T169"> в пишется либо </text:span></text:p>
      <text:p text:style-name="P651"><text:span text:style-name="T169">слитно — </text:span><text:span text:style-name="T122">cannot</text:span><text:span text:style-name="T169">, либо сокращенно — </text:span><text:span text:style-name="T122">can`t</text:span><text:span text:style-name="T169">. </text:span><text:span text:style-name="T188">М</text:span><text:span text:style-name="T170">ожет передавать следующие значения:</text:span></text:p>
      <text:list xml:id="list2103885716" text:style-name="L33">
        <text:list-item>
          <text:p text:style-name="P1530"><text:span text:style-name="T169">у</text:span><text:span text:style-name="T170">мственные или физические возможности, умение что-то сделать;</text:span></text:p>
        </text:list-item>
        <text:list-item>
          <text:p text:style-name="P1385">разрешение или запрет что-то cделать;</text:p>
        </text:list-item>
        <text:list-item>
          <text:p text:style-name="P1385">просьба или предложение о помощи;</text:p>
        </text:list-item>
        <text:list-item>
          <text:p text:style-name="P1385">неуверенность в совершении действия (в вопросах).</text:p>
        </text:list-item>
      </text:list>
      <text:p text:style-name="P811"/>
      <text:p text:style-name="P44"><text:span text:style-name="T329">H</text:span><text:span text:style-name="T324">e can understand my English — Он может понимать мой английский.</text:span></text:p>
      <text:p text:style-name="P902">You can`t smoke here — Ты не можешь сдесь курить.</text:p>
      <text:p text:style-name="P902">Can I help you? - Я могу вам помочь?</text:p>
      <text:p text:style-name="P817"/>
      <text:p text:style-name="P1187"><text:span text:style-name="T169">В </text:span><text:span text:style-name="T154">разговорной речи </text:span><text:span text:style-name="T104">can</text:span><text:span text:style-name="T154"> широко используется именно, когда нужно спросить разрешение </text:span></text:p>
      <text:p text:style-name="P1188"><text:span text:style-name="T154">что-то сделать. </text:span><text:span text:style-name="T194">Е</text:span><text:span text:style-name="T192">сли нужно спросить разрешение вежливо, то используется may.</text:span></text:p>
      <text:p text:style-name="P853"/>
      <text:p text:style-name="P1045"><text:span text:style-name="T124">Can</text:span><text:span text:style-name="T125"> I use your phone? / May I use your phone? - Я мог</text:span><text:span text:style-name="T124">у</text:span><text:span text:style-name="T125"> воспольз</text:span><text:span text:style-name="T124">оваться</text:span><text:span text:style-name="T125"> </text:span></text:p>
      <text:p text:style-name="P1045"><text:span text:style-name="T124">твоим/</text:span><text:span text:style-name="T125">вашим телефоном?</text:span></text:p>
      <text:p text:style-name="P810"/>
      <text:p text:style-name="P1189"><text:span text:style-name="T104">Could [куд] </text:span><text:span text:style-name="T154">переводится как «мог», «мог бы» и является прошедшей формой от </text:span><text:span text:style-name="T104">can</text:span><text:span text:style-name="T154">. </text:span></text:p>
      <text:p text:style-name="P818">Его следует использовать, когда мы говорим о том, что что-то умели или могли в прошлом.</text:p>
      <text:p text:style-name="P852">Также <text:span text:style-name="T476">could</text:span> <text:span text:style-name="T1088">применяется</text:span> в качестве официальной формы обращения.</text:p>
      <text:p text:style-name="P818"/>
      <text:p text:style-name="P903">I could read at the age of 4 — Я мог читать в 4 года.</text:p>
      <text:p text:style-name="P903">This story could be true — Эта история могла бы быть правдой.</text:p>
      <text:p text:style-name="P791"/>
      <text:p text:style-name="P791"><text:span text:style-name="T1067">К</text:span>онструкция <text:span text:style-name="T476">be able to</text:span></text:p>
      <text:p text:style-name="P819"/>
      <text:p text:style-name="P820">Дублирует по значению модальные глаголы <text:span text:style-name="T476">can/could</text:span>. Говорит о возможности </text:p>
      <text:p text:style-name="P820">соверишить действие. <text:span text:style-name="T1082">В настоящем времени </text:span><text:span text:style-name="T1066">заменяется модальным глаголом </text:span><text:span text:style-name="T488">can</text:span><text:span text:style-name="T1082">.</text:span></text:p>
      <text:p text:style-name="P820"/>
      <text:p text:style-name="P821">В этой конструкции глагол <text:span text:style-name="T476">be</text:span> передает время:</text:p>
      <text:list xml:id="list2087385420" text:style-name="L34">
        <text:list-item>
          <text:p text:style-name="P1386">am/is/are able to — могу/может/могут (есть возможность);</text:p>
        </text:list-item>
        <text:list-item>
          <text:p text:style-name="P1386">was/were able to — смог/смогли;</text:p>
        </text:list-item>
        <text:list-item>
          <text:p text:style-name="P1386">will be able to — смогу/сможет/смогут.</text:p>
        </text:list-item>
      </text:list>
      <text:p text:style-name="P822"/>
      <text:p text:style-name="P1038"><text:span text:style-name="T111">B</text:span><text:span text:style-name="T112">e able to</text:span><text:span text:style-name="T171"> передает оттенок </text:span><text:span text:style-name="T172">того, что </text:span><text:span text:style-name="T175">человек</text:span><text:span text:style-name="T172"> обычно не может сделать, но именно тогда </text:span></text:p>
      <text:p text:style-name="P1038"><text:span text:style-name="T172">смог (в прошедшем) или сможет (в будущем).</text:span><text:span text:style-name="T171"> </text:span><text:span text:style-name="T172">Т</text:span><text:span text:style-name="T171">. е. не «мог</text:span><text:span text:style-name="T172">у</text:span><text:span text:style-name="T171">», а «</text:span><text:span text:style-name="T172">смогу</text:span><text:span text:style-name="T171">».</text:span></text:p>
      <text:p text:style-name="P823"/>
      <text:p text:style-name="P904"><text:soft-page-break/>Stacey talked rather quickly, but I was able to understand her — Стэйси говорила довольно быстро, но я смог понять её.</text:p>
      <text:p text:style-name="P904"/>
      <text:p text:style-name="P904">If I learn French, I will be able to understand it — Если я буду учить французский, </text:p>
      <text:p text:style-name="P904">я смогу понимать его.</text:p>
      <text:p text:style-name="P904"/>
      <text:p text:style-name="P787"><text:span text:style-name="T1069">Глаголы </text:span><text:span text:style-name="T489">m</text:span><text:span text:style-name="T476">ight</text:span> и <text:span text:style-name="T489">m</text:span><text:span text:style-name="T476">ay</text:span></text:p>
      <text:p text:style-name="P904"/>
      <text:p text:style-name="P1043"><text:span text:style-name="T189">M</text:span><text:span text:style-name="T115">ight [майт]</text:span><text:span text:style-name="T173"> переводится как «может» или «мог бы», </text:span><text:span text:style-name="T180">а</text:span><text:span text:style-name="T1071"> т</text:span>акже <text:span text:style-name="T173">наречием </text:span><text:span text:style-name="T178">«возможно», «вероятно», </text:span><text:span text:style-name="T179">«должно быть», </text:span><text:span text:style-name="T178">«наверное»</text:span><text:span text:style-name="T173">. </text:span></text:p>
      <text:p text:style-name="P849"/>
      <text:p text:style-name="P824">Он указывает на вероятность того, что ситуация может происходить сейчас или произойти </text:p>
      <text:p text:style-name="P824">в ближайшем будущем. Является синонимом фразе <text:span text:style-name="T476">it is possible that</text:span> (возможно, что).</text:p>
      <text:p text:style-name="P922"/>
      <text:p text:style-name="P1190"><text:span text:style-name="T104">Look at the sky. It might rain — Посмотри на небо. Возможно </text:span><text:span text:style-name="T114">пойдет дождь.</text:span></text:p>
      <text:p text:style-name="P1191"><text:span text:style-name="T114">M</text:span><text:span text:style-name="T104">ight Tom call in the evening? - Том может позвонить вечером? (может</text:span><text:span text:style-name="T116"> ли он позвонить</text:span><text:span text:style-name="T104">?)</text:span></text:p>
      <text:p text:style-name="P904"/>
      <text:p text:style-name="P1080"><text:span text:style-name="T189">Отрицание</text:span><text:span text:style-name="T174"> </text:span><text:span text:style-name="T113">might</text:span><text:span text:style-name="T174"> </text:span><text:span text:style-name="T113">not</text:span><text:span text:style-name="T174"> </text:span><text:span text:style-name="T189">сокращается до</text:span><text:span text:style-name="T174"> </text:span><text:span text:style-name="T113">mightn`t [майтэнт]</text:span><text:span text:style-name="T174">.</text:span></text:p>
      <text:p text:style-name="P850"/>
      <text:p text:style-name="P1080"><text:span text:style-name="T173">Модальный глагол </text:span><text:span text:style-name="T115">may</text:span><text:span text:style-name="T173"> в современном английском используется </text:span><text:span text:style-name="T174">редко</text:span><text:span text:style-name="T173">. Но его часто применяют, когда нужно предложить помощь незнакомому человеку. </text:span><text:span text:style-name="T193">Он п</text:span><text:span text:style-name="T173">ереводится как «иметь возможность» и по сути </text:span><text:span text:style-name="T174">взаимозаменяем с</text:span><text:span text:style-name="T173"> </text:span><text:span text:style-name="T115">might</text:span><text:span text:style-name="T173">.</text:span></text:p>
      <text:p text:style-name="P905"/>
      <text:p text:style-name="P905">May I help you, sir? Я могу вам помочь, сэр? (имею ли я возможность вам помочь?)</text:p>
      <text:p text:style-name="P851"/>
      <text:p text:style-name="P788"><text:span text:style-name="T1070">Глагол </text:span><text:span text:style-name="T490">m</text:span><text:span text:style-name="T476">ust</text:span></text:p>
      <text:p text:style-name="P825"/>
      <text:p text:style-name="P1046"><text:span text:style-name="T195">О</text:span><text:span text:style-name="T179">дин из самых распространенных в речи модальных глаголов. </text:span><text:span text:style-name="T196">И</text:span><text:span text:style-name="T179">спользуется в настоящем времени. Переводится как «должен», «обязан» или «должно быть», «</text:span><text:span text:style-name="T176">наверное»</text:span><text:span text:style-name="T179">.</text:span></text:p>
      <text:p text:style-name="P826"/>
      <text:p text:style-name="P650"><text:span text:style-name="T176">П</text:span><text:span text:style-name="T170">ереда</text:span><text:span text:style-name="T176">ет</text:span><text:span text:style-name="T170"> следующие значения</text:span><text:span text:style-name="T177">:</text:span></text:p>
      <text:list xml:id="list3108024195" text:style-name="L35">
        <text:list-item>
          <text:p text:style-name="P1387">необходимость, обязанность, долг;</text:p>
        </text:list-item>
        <text:list-item>
          <text:p text:style-name="P1388">настойчивый совет, приказ, запрет (в отрицаниях);</text:p>
        </text:list-item>
      </text:list>
      <text:p text:style-name="P923"/>
      <text:p text:style-name="P923">I must go — Я должен идти. </text:p>
      <text:p text:style-name="P908">He must not be at home now — <text:s/><text:span text:style-name="T1081">О</text:span>н не должен сейчас быть дома.</text:p>
      <text:p text:style-name="P1072"><text:span text:style-name="T139">Must we hurry? — Нам нужно торопиться? </text:span><text:span text:style-name="T140">(должны ли мы торопиться?)</text:span></text:p>
      <text:p text:style-name="P908"/>
      <text:p text:style-name="P1072"><text:span text:style-name="T177">Отрицание </text:span><text:span text:style-name="T123">must not</text:span><text:span text:style-name="T177"> </text:span><text:span text:style-name="T189">означает</text:span><text:span text:style-name="T177"> «нельзя», «запрещено». Сокращается до </text:span><text:span text:style-name="T123">musn`t [мазнт]</text:span><text:span text:style-name="T177">.</text:span></text:p>
      <text:p text:style-name="P906">You musn`t park here — Здесь нельзя парковаться.</text:p>
      <text:p text:style-name="P826"/>
      <text:p text:style-name="P827">Когда <text:span text:style-name="T476">must</text:span> передает значение «должно быть», «наверное», то он выражает предположения, которые близки к уверенности, но уверенность не на 100%.</text:p>
      <text:p text:style-name="P827"/>
      <text:p text:style-name="P907">She has worked so hard these days. She must<text:span text:style-name="T949"> </text:span>be very tired — </text:p>
      <text:p text:style-name="P907">Она так много работала в эти дни. Она, наверное, очень <text:span text:style-name="T1068">уставшая.</text:span></text:p>
      <text:p text:style-name="P909"/>
      <text:p text:style-name="P789">Конструкция <text:span text:style-name="T476">have to</text:span></text:p>
      <text:p text:style-name="P828"/>
      <text:p text:style-name="P830">Дублирует по значению модальный глагол <text:span text:style-name="T476">must</text:span>. Говорит об обязанностях, </text:p>
      <text:p text:style-name="P830">которые человек вынежден выполнять <text:span text:style-name="T1083">не по свое воле</text:span>. </text:p>
      <text:p text:style-name="P829"/>
      <text:p text:style-name="P829"><text:soft-page-break/>В настоящем времени <text:span text:style-name="T476">have to</text:span> и <text:span text:style-name="T476">must</text:span> взаимозаменяемы и часто разницы между ними нет.</text:p>
      <text:p text:style-name="P829">Однако <text:span text:style-name="T476">must</text:span> означает необходимость, которая исходит от самого человека, </text:p>
      <text:p text:style-name="P829">а <text:span text:style-name="T476">have to</text:span> говорит о необходимости, исходящей извне.</text:p>
      <text:p text:style-name="P829"/>
      <text:p text:style-name="P910">I must do it — Я должен это сделать (это мой долг).</text:p>
      <text:p text:style-name="P910">I have to do it — Я должен это сделать (того требуют обстоятельства).</text:p>
      <text:p text:style-name="P829"/>
      <text:p text:style-name="P1039"><text:span text:style-name="T117">Have to</text:span><text:span text:style-name="T181">, в отличие от </text:span><text:span text:style-name="T117">must</text:span><text:span text:style-name="T181">, может употребляться во всех временах. Форма в будущем </text:span></text:p>
      <text:p text:style-name="P831">времени используется редко и ее предпочитают заменять на форму настоящего.</text:p>
      <text:p text:style-name="P831"/>
      <text:p text:style-name="P831">Отрицательная и вопросительная форма образуется с помощью вспомогательных </text:p>
      <text:p text:style-name="P1039"><text:span text:style-name="T181">глаголов </text:span><text:span text:style-name="T117">do/did/will</text:span><text:span text:style-name="T181">. (</text:span><text:span text:style-name="T197">здесь </text:span><text:span text:style-name="T117">have</text:span><text:span text:style-name="T181"> ведет себя как смысловой глагол).</text:span></text:p>
      <text:p text:style-name="P912"/>
      <text:p text:style-name="P911"><text:span text:style-name="T1091">I </text:span><text:span text:style-name="T324">had to go — Я должен был идти.</text:span></text:p>
      <text:p text:style-name="P910">He doesn`t have to go — Он не должен идти.</text:p>
      <text:p text:style-name="P924">Will they have to go? — Они должны будут идти?</text:p>
      <text:p text:style-name="P832"/>
      <text:p text:style-name="P1192"><text:span text:style-name="T181">В </text:span><text:span text:style-name="T154">отрицательных предложениях </text:span><text:span text:style-name="T104">have to</text:span><text:span text:style-name="T154"> и </text:span><text:span text:style-name="T104">must</text:span><text:span text:style-name="T154"> передают разный смысл. </text:span></text:p>
      <text:p text:style-name="P1192"><text:span text:style-name="T104">Must not</text:span><text:span text:style-name="T154"> выражает запрет, а </text:span><text:span text:style-name="T104">heve to</text:span><text:span text:style-name="T154"> — отсутсвие обязанности.</text:span></text:p>
      <text:p text:style-name="P875"/>
      <text:p text:style-name="P910">You mustn`t tell anyone — Ты не должен рассказывать никому.</text:p>
      <text:p text:style-name="P910">You don`t have to tell me everything — Можешь не рассказывать мне всего.</text:p>
      <text:p text:style-name="P831"/>
      <text:p text:style-name="P1047"><text:span text:style-name="T118">Have</text:span><text:span text:style-name="T182"> в значении «должен» всегда используется с частицей </text:span><text:span text:style-name="T118">to</text:span><text:span text:style-name="T182">. Если не поставить </text:span><text:span text:style-name="T118">to</text:span><text:span text:style-name="T182"> </text:span></text:p>
      <text:p text:style-name="P1047"><text:span text:style-name="T182">после </text:span><text:span text:style-name="T118">have</text:span><text:span text:style-name="T182">, то этот глагол будет ознать «иметь». </text:span></text:p>
      <text:p text:style-name="P831"/>
      <text:p text:style-name="P7"><text:span text:style-name="T238">Г</text:span><text:span text:style-name="T239">лагол </text:span><text:span text:style-name="T147">should</text:span></text:p>
      <text:p text:style-name="P833"/>
      <text:p text:style-name="P1048"><text:span text:style-name="T126">Should [шуд] </text:span><text:span text:style-name="T198">подходит</text:span><text:span text:style-name="T182">, чтобы дать</text:span><text:span text:style-name="T198"> вежливый</text:span><text:span text:style-name="T182"> совет. Переводится как «</text:span><text:span text:style-name="T199">следует сделать</text:span><text:span text:style-name="T182">» </text:span></text:p>
      <text:p text:style-name="P1048"><text:span text:style-name="T199">или «нужно (так поступить)». </text:span><text:span text:style-name="T201">С</text:span><text:span text:style-name="T199">вязан с на</text:span><text:span text:style-name="T201">с</text:span><text:span text:style-name="T199">тоящим и будущим временем. Грамматически использ</text:span><text:span text:style-name="T198">уется</text:span><text:span text:style-name="T199"> по тем же правилами, что и другие модальные глаголы.</text:span></text:p>
      <text:p text:style-name="P836"/>
      <text:p text:style-name="P65">You should be more attentive — Вам следует быть более внимательным.</text:p>
      <text:p text:style-name="P834"/>
      <text:p text:style-name="P1049"><text:span text:style-name="T200">Для</text:span><text:span text:style-name="T199"> совет</text:span><text:span text:style-name="T200">а</text:span><text:span text:style-name="T199">, помимо </text:span><text:span text:style-name="T126">should,</text:span><text:span text:style-name="T199"> можно также использовать обороты, помогающие </text:span></text:p>
      <text:p text:style-name="P1049"><text:span text:style-name="T199">выразить мненеие, например </text:span><text:span text:style-name="T126">I think, I don`t think</text:span><text:span text:style-name="T199">.</text:span></text:p>
      <text:p text:style-name="P835"/>
      <text:p text:style-name="P913">I think you should leave — Думаю, вам пора уйти.</text:p>
      <text:p text:style-name="P914"/>
      <text:p text:style-name="P1040"><text:span text:style-name="T119">Should</text:span><text:span text:style-name="T183"> также выражает: недоумение, удивление, возмущение. В этом случае </text:span><text:span text:style-name="T200">он</text:span><text:span text:style-name="T183"> передает эмоциональную окраску высказыванию. Отрицательная форма говорит о плохой зате</text:span><text:span text:style-name="T184">е</text:span><text:span text:style-name="T183">.</text:span></text:p>
      <text:p text:style-name="P834"/>
      <text:p text:style-name="P913">Why should I go there? - Скакой стати мне туда идти?</text:p>
      <text:p text:style-name="P913">You shouldn`t go there — Не нужно туда идти <text:span text:style-name="T1089">(это плохая идея)</text:span>.</text:p>
      <text:p text:style-name="P834"/>
      <text:p text:style-name="P8"><text:span text:style-name="T233">Глагол </text:span><text:span text:style-name="T145">would</text:span></text:p>
      <text:p text:style-name="P837"/>
      <text:p text:style-name="P839">Один из самых распространенных модальных глаголов, который используется во всех временах. В связи с этим может передавать много разных значений. <text:span text:style-name="T1073">Грамматически использ</text:span><text:span text:style-name="T1074">уется</text:span><text:span text:style-name="T1073"> по тем же правилами, что и другие модальные глаголы.</text:span></text:p>
      <text:p text:style-name="P838"/>
      <text:p text:style-name="P842"><text:soft-page-break/>При переводе <text:span text:style-name="T476">would</text:span>, <text:span text:style-name="T1074">по сути, </text:span>выпадает, а идущий после него смысловой глагол, используется с частицей<text:span text:style-name="T491"> </text:span><text:span text:style-name="T476">to</text:span>. <text:span text:style-name="T491">Would</text:span><text:span text:style-name="T1076"> часто сокращается до </text:span><text:span text:style-name="T491">`d</text:span><text:span text:style-name="T1076"> и произносится как одна буква (поэтому поначалу расслышать </text:span><text:span text:style-name="T491">would</text:span><text:span text:style-name="T1076"> в предложении довольно сложно).</text:span></text:p>
      <text:p text:style-name="P838"/>
      <text:p text:style-name="P840"><text:span text:style-name="T1072">В</text:span>стречается в вариантах, <text:span text:style-name="T1090">когда</text:span>:</text:p>
      <text:list xml:id="list2781626554" text:style-name="L36">
        <text:list-item>
          <text:p text:style-name="P1389">соответствует русской частице «бы» (когда представляют ситуацию);</text:p>
        </text:list-item>
        <text:list-item>
          <text:p text:style-name="P1389">сообщает о привычках прошлого (в этом случае может заменяться на <text:span text:style-name="T476">used to</text:span>).</text:p>
        </text:list-item>
      </text:list>
      <text:p text:style-name="P841"/>
      <text:p text:style-name="P915">I would like to live in New Your — Я бы хотел жить в Нью Йорке <text:span text:style-name="T1072">(представил)</text:span>.</text:p>
      <text:p text:style-name="P916">I wouldn`t watch this film with my child — Я бы не смотрела этот фильм с моим ребенком.</text:p>
      <text:p text:style-name="P917">Would you like to go <text:span text:style-name="T1075">to the party with us? </text:span>—<text:span text:style-name="T1075"> Ты бы хотел пойти с нами на вечеринку?</text:span></text:p>
      <text:p text:style-name="P843"/>
      <text:p text:style-name="P1081"><text:span text:style-name="T185">Фраза </text:span><text:span text:style-name="T120">would you like</text:span><text:span text:style-name="T185"> часто используется, когда хотят предложить человеку услугу</text:span><text:span text:style-name="T203">, </text:span><text:span text:style-name="T185">предмет </text:span></text:p>
      <text:p text:style-name="P1081"><text:span text:style-name="T185">и т. п. Если человек согласен, то он отвечает </text:span><text:span text:style-name="T120">I`d like to</text:span><text:span text:style-name="T185"> (</text:span><text:span text:style-name="T202">я бы хотел</text:span><text:span text:style-name="T185">) </text:span><text:span text:style-name="T202">или </text:span><text:span text:style-name="T128">I`d love to</text:span></text:p>
      <text:p text:style-name="P1081"><text:span text:style-name="T185">(с удовольствием). <text:s/></text:span><text:span text:style-name="T120">I`d like to </text:span><text:span text:style-name="T225">можно использовать вместо</text:span><text:span text:style-name="T137"> I want </text:span><text:span text:style-name="T141">(уточнить)</text:span><text:span text:style-name="T137">.</text:span></text:p>
      <text:p text:style-name="P844"/>
      <text:p text:style-name="P1050"><text:span text:style-name="T120">Would you like a cup of </text:span><text:span text:style-name="T127">tea</text:span><text:span text:style-name="T120">? Yes, I would — Вы бы хотили чашечку </text:span><text:span text:style-name="T127">чая</text:span><text:span text:style-name="T120">? Да, хотел бы.</text:span></text:p>
      <text:p text:style-name="P844"/>
      <text:p text:style-name="P918">What would you like, coffee or tea? I`d like some cofee — Чтобы вы хотели, </text:p>
      <text:p text:style-name="P918">кофе или чай? Я бы хотел кофе.</text:p>
      <text:p text:style-name="P844"/>
      <text:p text:style-name="P790">Конструкция <text:span text:style-name="T476">used to</text:span></text:p>
      <text:p text:style-name="P844"/>
      <text:p text:style-name="P845">Используется, когда говорят о регулярных вещах, происходящих в прошлом. </text:p>
      <text:p text:style-name="P1041"><text:span text:style-name="T186">Британцы </text:span><text:span text:style-name="T187">предпочитают</text:span><text:span text:style-name="T186"> </text:span><text:span text:style-name="T121">used to</text:span><text:span text:style-name="T186">, американцы чаще использую </text:span><text:span text:style-name="T121">would</text:span><text:span text:style-name="T186">.</text:span></text:p>
      <text:p text:style-name="P845"/>
      <text:p text:style-name="P845">На русский <text:span text:style-name="T476">would/used to</text:span> можно перевести как «имел привычку делать» <text:span text:style-name="T1078">или</text:span> «раньше».</text:p>
      <text:p text:style-name="P846"><text:span text:style-name="T1078">Также </text:span><text:span text:style-name="T476">would/used to</text:span> <text:span text:style-name="T1078">подразумевает, что сейчас человек уже не делает того, что делал раньше.</text:span></text:p>
      <text:p text:style-name="P846"/>
      <text:p text:style-name="P847">Как правило <text:span text:style-name="T476">would</text:span> используется в ситуациях, когда указан период во время которого </text:p>
      <text:p text:style-name="P847">человек так не поступал. </text:p>
      <text:p text:style-name="P847"/>
      <text:p text:style-name="P848">После <text:span text:style-name="T476">used to</text:span> стоит глагол в начальной форме. В настоящем времени эта констуркция </text:p>
      <text:p text:style-name="P848">не используется <text:span text:style-name="T1079">(для этого есть Present Simple) </text:span>и<text:span text:style-name="T1077"> </text:span>часто <text:span text:style-name="T1077">выпадает при переводе.</text:span></text:p>
      <text:p text:style-name="P848"/>
      <text:p text:style-name="P919">I used to live in Bristol — Раньше я жил <text:span text:style-name="T1080">в Бристоле (а сейчас нет).</text:span></text:p>
      <text:p text:style-name="P920">I didn`t use to drink tea — Раньше я не пил чай (а теперь пью).</text:p>
      <text:p text:style-name="P921">Did you use to play tennis? — Ты раньше играл в теннис?</text:p>
      <text:p text:style-name="P792"/>
      <text:p text:style-name="P999">Повелительно наклонение. Imperative</text:p>
      <text:p text:style-name="P854"/>
      <text:p text:style-name="P855">Это способ озвучить распоряжение, приказ, <text:span text:style-name="T1092">просьбу</text:span> или призыв к действию.</text:p>
      <text:p text:style-name="P855">В речи очень часто используются предложения в форме повелительного наклонения.</text:p>
      <text:p text:style-name="P855"/>
      <text:p text:style-name="P1051"><text:span text:style-name="T204">Чтобы выразить приказ или просьбу (</text:span><text:span text:style-name="T205">настойчиво</text:span><text:span text:style-name="T204">), нужно начать предложение с глагола </text:span></text:p>
      <text:p text:style-name="P856">в начальной форме (форма повелительного наклонения только одна).</text:p>
      <text:p text:style-name="P855"/>
      <text:p text:style-name="P66"><text:span text:style-name="T330">C</text:span><text:span text:style-name="T324">ome here — Подойдите сюда ( призыв к действию).</text:span></text:p>
      <text:p text:style-name="P925">Put your gun down! — Опусти оружие! (приказ).</text:p>
      <text:p text:style-name="P925">Help! — Помогите! (настойчивая просьба).</text:p>
      <text:p text:style-name="P857"/>
      <text:p text:style-name="P1193"><text:span text:style-name="T154">Чтобы просьба звучала вежливее, </text:span><text:span text:style-name="T206">используют слово please: </text:span><text:span text:style-name="T129">Come here, please</text:span><text:span text:style-name="T206">.</text:span></text:p>
      <text:p text:style-name="P1194"><text:soft-page-break/><text:span text:style-name="T206">Е</text:span><text:span text:style-name="T154">сли </text:span><text:span text:style-name="T207">человеку предлагают угоститься едой, то часто начинают предложение с </text:span><text:span text:style-name="T130">have</text:span><text:span text:style-name="T207">.</text:span></text:p>
      <text:p text:style-name="P926">Have a cake, please — Угощайтесь тортом, пожалуйста.</text:p>
      <text:p text:style-name="P858"/>
      <text:p text:style-name="P1228"><text:span text:style-name="T154">Глагол </text:span><text:span text:style-name="T104">have</text:span><text:span text:style-name="T154"> может входить в устойчивые обороты, связанные с пожеланием. </text:span></text:p>
      <text:p text:style-name="P858">В этом случае он обычно выпадает при переводе.</text:p>
      <text:p text:style-name="P859"/>
      <text:p text:style-name="P67"><text:span text:style-name="T331">H</text:span><text:span text:style-name="T324">ave a nice time — Приятно провести время.</text:span></text:p>
      <text:p text:style-name="P927">Have fun — Повеселитесь.</text:p>
      <text:p text:style-name="P927"/>
      <text:p text:style-name="P241"><text:span text:style-name="T324">Если нужно призвать человека или группу людей совершить что-то вместе, то нужно использовать </text:span><text:span text:style-name="T104">let`s (let us)</text:span><text:span text:style-name="T324"> перед глаголом. Это еще один способ говорить вежливее </text:span></text:p>
      <text:p text:style-name="P860">в повелительном наклонении.</text:p>
      <text:p text:style-name="P860"/>
      <text:p text:style-name="P927">Let`s do it — Давай сделаем это (досл. Позволь нам сделать это).</text:p>
      <text:p text:style-name="P927">Let`s not watch this movie — Давай не будем смотреть этот фильм.</text:p>
      <text:p text:style-name="P860"/>
      <text:p text:style-name="P241"><text:span text:style-name="T324">Если нужно попросить человека не делать что-либо, то нужно начать с </text:span><text:span text:style-name="T104">don`t</text:span><text:span text:style-name="T324">.</text:span></text:p>
      <text:p text:style-name="P927"/>
      <text:p text:style-name="P928">Don`t come here — Не подходи сюда. </text:p>
      <text:p text:style-name="P928">Don`t do it — Не делай этого.</text:p>
      <text:p text:style-name="P928"/>
      <text:p text:style-name="P1000">Пассивный<text:span text:style-name="T1100"> </text:span>залог. <text:span text:style-name="T1101">Passive Voice</text:span></text:p>
      <text:p text:style-name="P861"/>
      <text:p text:style-name="P242"><text:span text:style-name="T324">В английском языке, как и в русском, </text:span><text:span text:style-name="T332">есть 2</text:span><text:span text:style-name="T324"> вида залога: активный и пассивный.</text:span></text:p>
      <text:p text:style-name="P1052"><text:span text:style-name="T208">Активный залог </text:span><text:span text:style-name="T209">по другому</text:span><text:span text:style-name="T208"> называется действительным (я сам совершаю действие), </text:span></text:p>
      <text:p text:style-name="P862">а пассивный — страдательным (надо мной совершают действие.)</text:p>
      <text:p text:style-name="P863"/>
      <text:p text:style-name="P864">Порядок слов у предложения в пассивном залоге: </text:p>
      <text:list xml:id="list1739223472" text:style-name="L37">
        <text:list-item>
          <text:p text:style-name="P1390">подлежащее;</text:p>
        </text:list-item>
        <text:list-item>
          <text:p text:style-name="P1390">сказуемое в пассивном залоге (что сделано?);</text:p>
        </text:list-item>
        <text:list-item>
          <text:p text:style-name="P1390">дополнение;</text:p>
        </text:list-item>
        <text:list-item>
          <text:p text:style-name="P1390">обстоятельство.</text:p>
        </text:list-item>
      </text:list>
      <text:p text:style-name="P865"/>
      <text:p text:style-name="P1053"><text:span text:style-name="T210">Сказуемое в пассивном залоге состоит из 2х частей: вспомогательного глагола </text:span><text:span text:style-name="T134">be</text:span><text:span text:style-name="T210"> </text:span></text:p>
      <text:p text:style-name="P1053"><text:span text:style-name="T210">и смыслового глагола в 3й форме </text:span><text:span text:style-name="T223">(для </text:span><text:span text:style-name="T224">группы </text:span><text:span text:style-name="T223">Simple)</text:span><text:span text:style-name="T210">.</text:span></text:p>
      <text:p text:style-name="P866"/>
      <text:p text:style-name="P68"><text:span text:style-name="T335">I finished my work</text:span><text:span text:style-name="T324"> yesterday — </text:span><text:span text:style-name="T335">Я закончил работу</text:span><text:span text:style-name="T324"> вчера (активный залог).</text:span></text:p>
      <text:p text:style-name="P68"><text:span text:style-name="T335">The work was finished</text:span><text:span text:style-name="T324"> yesterday — </text:span><text:span text:style-name="T335">Работа была закончена</text:span><text:span text:style-name="T324"> вчера (пассивный залог).</text:span></text:p>
      <text:p text:style-name="P876"/>
      <text:p text:style-name="P1058"><text:span text:style-name="T221">П</text:span><text:span text:style-name="T220">ассивный залог </text:span><text:span text:style-name="T221">обычно </text:span><text:span text:style-name="T220">используется, когда автор действия неизвестен, не важен </text:span></text:p>
      <text:p text:style-name="P243"><text:span text:style-name="T324">или намеренно скрыт. </text:span><text:span text:style-name="T333">Пассивный залог часто применяется в деловой речи.</text:span></text:p>
      <text:p text:style-name="P929"/>
      <text:p text:style-name="P930">This house is quite old. It was buil in 1990 — Дом старый. Он был простроен в 1990 году.</text:p>
      <text:p text:style-name="P930">(кто построил дом — неизвестно; известен только дом, и что с ним сделали — построили).</text:p>
      <text:p text:style-name="P931"/>
      <text:p text:style-name="P1054"><text:span text:style-name="T211">Если нужно указать </text:span><text:span text:style-name="T212">автора</text:span><text:span text:style-name="T211"> действи</text:span><text:span text:style-name="T212">я</text:span><text:span text:style-name="T211">, то это можно сделать в дополнении с использованием предлога </text:span><text:span text:style-name="T135">by</text:span><text:span text:style-name="T211"> (кем). </text:span><text:span text:style-name="T232">Автор действия стоит в конце предложения.</text:span></text:p>
      <text:p text:style-name="P867"/>
      <text:p text:style-name="P930">Ann Karenina was written by Leo Tolstoy — Анна Каренина была написана Львом Толстым.</text:p>
      <text:p text:style-name="P1055"><text:span text:style-name="T131">(</text:span><text:span text:style-name="T132">над книгой совершили действие — ее написали</text:span><text:span text:style-name="T131">)</text:span></text:p>
      <text:p text:style-name="P932"/>
      <text:p text:style-name="P868"/>
      <text:p text:style-name="P1366"><text:span text:style-name="T213">Подлежащие </text:span><text:span text:style-name="T133">I</text:span><text:span text:style-name="T213">, в предложении с пассивным залогом, часто переводится </text:span></text:p>
      <text:p text:style-name="P868">не как «я», а как «мне/мной/меня».</text:p>
      <text:p text:style-name="P869"/>
      <text:p text:style-name="P933">I am ignored all the time — Меня игнорируют все время.</text:p>
      <text:p text:style-name="P933">I was born in 1990 — Я родился в 1990 году (Меня родили в 1990 году).</text:p>
      <text:p text:style-name="P933"/>
      <text:p text:style-name="P1059"><text:span text:style-name="T213">При переводе </text:span><text:span text:style-name="T133">I was born</text:span><text:span text:style-name="T213">, не совсем понятно, что это пассивный залог </text:span><text:span text:style-name="T219">(</text:span><text:span text:style-name="T136">I</text:span><text:span text:style-name="T219"> переводится как «я»)</text:span><text:span text:style-name="T213">.</text:span></text:p>
      <text:p text:style-name="P652"><text:span text:style-name="T213">В английском таких фраз мног. </text:span><text:span text:style-name="T222">Их</text:span><text:span text:style-name="T213"> нужно просто </text:span><text:span text:style-name="T222">запомнить</text:span><text:span text:style-name="T213">, </text:span><text:span text:style-name="T214">например:</text:span></text:p>
      <text:list xml:id="list1372398445" text:style-name="L38">
        <text:list-item>
          <text:p text:style-name="P1391">be born — родился (в Past Simple);</text:p>
        </text:list-item>
        <text:list-item>
          <text:p text:style-name="P1391">be gone — умер (в Present Simple).</text:p>
        </text:list-item>
      </text:list>
      <text:p text:style-name="P870"/>
      <text:p text:style-name="P871">Present Simple Passive:</text:p>
      <text:p text:style-name="P934">Children are taught at school — Детей учат в школе.</text:p>
      <text:p text:style-name="P871"/>
      <text:p text:style-name="P871">Past Simple Passive:</text:p>
      <text:p text:style-name="P934">I was taught to ride a bike by my dadschool — Меня научил ездить на велосипеде папа.</text:p>
      <text:p text:style-name="P871"/>
      <text:p text:style-name="P871">Future Simple Passive:</text:p>
      <text:p text:style-name="P934">I will be taught English at university — Меня будут учить английскому в универе.</text:p>
      <text:p text:style-name="P934"/>
      <text:p text:style-name="P872">Present Perfect Passive <text:span text:style-name="T1097">требует дополнительно</text:span><text:span text:style-name="T1099">го</text:span><text:span text:style-name="T1097"> слов</text:span><text:span text:style-name="T1099">а</text:span><text:span text:style-name="T1097"> </text:span><text:span text:style-name="T493">been, </text:span><text:span text:style-name="T1099">после</text:span><text:span text:style-name="T494"> have</text:span><text:span text:style-name="T1097">. </text:span></text:p>
      <text:p text:style-name="P873"><text:span text:style-name="T1139">Е</text:span>сли его не указать, то предложение будет в форме активного залога (Present Perfect).</text:p>
      <text:p text:style-name="P935"/>
      <text:p text:style-name="P935">I have been taught an important lesson — Мне преподали важный урок.</text:p>
      <text:p text:style-name="P936">I have <text:span text:style-name="T1098">taught an important lesson — </text:span>Я преподал важный урок.</text:p>
      <text:p text:style-name="P874"/>
      <text:p text:style-name="P871">Предложение в Present Perfect Passive можно перепутать с Present Perfect Continuous.</text:p>
      <text:p text:style-name="P871">Здесь главное в том, что в Passive смысловой глагол стоит в 3й форме, </text:p>
      <text:p text:style-name="P244"><text:span text:style-name="T324">а в Continuous — с окончанием </text:span><text:span text:style-name="T104">ing</text:span><text:span text:style-name="T324">.</text:span></text:p>
      <text:p text:style-name="P871"/>
      <text:p text:style-name="P1056"><text:span text:style-name="T69">I have been </text:span><text:span text:style-name="T71">speaking</text:span><text:span text:style-name="T69"> English for 2 years. </text:span><text:span text:style-name="T70">—</text:span><text:span text:style-name="T69"> Я </text:span><text:span text:style-name="T71">говорю по</text:span><text:span text:style-name="T69"> английски уже 2 года.</text:span></text:p>
      <text:p text:style-name="P1056"><text:span text:style-name="T69">I </text:span><text:span text:style-name="T72">have been </text:span><text:span text:style-name="T71">spoken English — </text:span><text:span text:style-name="T73">Со мной</text:span><text:span text:style-name="T71"> говорили по английски.</text:span></text:p>
      <text:p text:style-name="P938"/>
      <text:p text:style-name="P1057"><text:span text:style-name="T241">Т</text:span><text:span text:style-name="T242">акже можно легко перепутать ситуации, когда be используется с прилагательным </text:span><text:span text:style-name="T243">и</text:span><text:span text:style-name="T242"> когда </text:span></text:p>
      <text:p text:style-name="P1057"><text:span text:style-name="T243">с</text:span><text:span text:style-name="T242"> пассивн</text:span><text:span text:style-name="T243">ым</text:span><text:span text:style-name="T242"> залог</text:span><text:span text:style-name="T243">ом</text:span><text:span text:style-name="T242">. Здесь важно отлич</text:span><text:span text:style-name="T243">а</text:span><text:span text:style-name="T242">ть прилагательное от глагола.</text:span></text:p>
      <text:p text:style-name="P939"/>
      <text:p text:style-name="P583"><text:span text:style-name="T100">I am interested in art — Я</text:span><text:span text:style-name="T101"> интересуюсь</text:span><text:span text:style-name="T102"> </text:span><text:span text:style-name="T101">искусством </text:span><text:span text:style-name="T99">(interested — прилагательное)</text:span><text:span text:style-name="T101">.</text:span></text:p>
      <text:p text:style-name="P1202"><text:span text:style-name="T71">I </text:span><text:span text:style-name="T68">am ignored all the time — Меня игнорируют все время (ignored — глагол в 3й форме).</text:span></text:p>
      <text:p text:style-name="P946"/>
      <text:p text:style-name="P1001">Вопросительные предложения</text:p>
      <text:p text:style-name="P684"/>
      <text:p text:style-name="P686">Чтобы задать вопрос, нужно придерживаться обратного порядка слов, когда </text:p>
      <text:p text:style-name="P686">вспомогательный глагол стоит перед подлежащим (см. выше).</text:p>
      <text:p text:style-name="P686"/>
      <text:p text:style-name="P686">В вопросе может не быть вопросительного слова, смыслового глагола, дополнения, </text:p>
      <text:p text:style-name="P686">но в нем всегда есть вспомогательный глагол и подлежащее.</text:p>
      <text:p text:style-name="P686"/>
      <text:p text:style-name="P1129">В английском есть 5 типов вопросов: <text:span text:style-name="T1200">общий, разделительный, </text:span><text:span text:style-name="T1203">специальный, </text:span></text:p>
      <text:p text:style-name="P1270">вопрос к подлежащему и вопрос с альтернативой.</text:p>
      <text:p text:style-name="P688"/>
      <text:p text:style-name="P687"/>
      <text:p text:style-name="P1369">Общий вопрос</text:p>
      <text:p text:style-name="P687"/>
      <text:p text:style-name="P687">Это вопрос, который предполагает ответ «да/нет». Служит для получения общей информации. Вопросительные слова не используются. Всегда начинается со вспомогательного глагола.</text:p>
      <text:p text:style-name="P687"/>
      <text:p text:style-name="P1195"><text:span text:style-name="T244">Чтобы коротко ответить на </text:span><text:span text:style-name="T245">такой </text:span><text:span text:style-name="T244">вопрос, недостаточно просто написать </text:span><text:span text:style-name="T74">yes/no</text:span><text:span text:style-name="T244">. Нужно также добавить корешок — местоимение со вспомогательным глаголом. </text:span><text:span text:style-name="T246">Корешок</text:span><text:span text:style-name="T244"> будет указыват</text:span><text:span text:style-name="T246">ь</text:span><text:span text:style-name="T244"> на мысль, которая была сказана в предыдушем предложении:</text:span></text:p>
      <text:p text:style-name="P974"/>
      <text:p text:style-name="P972"><text:span text:style-name="T949">Do you play</text:span> the piano? <text:span text:style-name="T632">—</text:span> Yes, <text:span text:style-name="T950">I do</text:span><text:span text:style-name="T970">.</text:span></text:p>
      <text:p text:style-name="P973"><text:span text:style-name="T950">Does Rita play</text:span><text:span text:style-name="T970"> football? </text:span><text:span text:style-name="T632">— </text:span><text:span text:style-name="T970">No, </text:span><text:span text:style-name="T950">she doesn`t</text:span><text:span text:style-name="T970">.</text:span> </text:p>
      <text:p text:style-name="P685"/>
      <text:p text:style-name="P776">Разделительный вопрос</text:p>
      <text:p text:style-name="P687"/>
      <text:p text:style-name="P1063"><text:span text:style-name="T247">Вопрос, который часто используется в разговорной речи, когда собеседник пытается </text:span><text:span text:style-name="T253">начать или поддержать беседу. Также с помощью таких вопросов можно </text:span><text:span text:style-name="T247">выяснить какую-то информацию на основе имеющихся фактов.</text:span></text:p>
      <text:p text:style-name="P689"/>
      <text:p text:style-name="P1060"><text:span text:style-name="T247">С</text:span><text:span text:style-name="T248">остоит из 2х частей, разделенных запятой: утверждения и противоположного корешка. </text:span></text:p>
      <text:p text:style-name="P690">Корешок можно переводить словами: «правда?» «да?», «не так ли?», «верно?»</text:p>
      <text:p text:style-name="P69"><text:span text:style-name="T46">Y</text:span><text:span text:style-name="T45">ou play tennis every day, don`t you? </text:span><text:span text:style-name="T47">—</text:span><text:span text:style-name="T45"> Ты играешь в теннис, да?</text:span></text:p>
      <text:p text:style-name="P690"/>
      <text:p text:style-name="P1060"><text:span text:style-name="T248">В </text:span><text:span text:style-name="T249">корешке </text:span><text:span text:style-name="T248">стоит вспомогательный глагол того времени, которое использовалось в утверждении. После глагола стоит местоимение, заменяющее подлежащее.</text:span></text:p>
      <text:p text:style-name="P691"/>
      <text:p text:style-name="P693">Если в главной части отрицание, то в корешке должно быть утверждение (и наоборот). </text:p>
      <text:p text:style-name="P45"><text:span text:style-name="T48">You </text:span><text:span text:style-name="T49">don`t like tomato juice, do you? </text:span><text:span text:style-name="T47">—</text:span><text:span text:style-name="T49"> Ты не любишь томатный сок, да?</text:span></text:p>
      <text:p text:style-name="P693"/>
      <text:p text:style-name="P1061"><text:span text:style-name="T250">Если в гланой части используется </text:span><text:span text:style-name="T75">I am</text:span><text:span text:style-name="T250">, то в корешке нужно говорить </text:span><text:span text:style-name="T75">aren`t I</text:span><text:span text:style-name="T250">, а не </text:span><text:span text:style-name="T75">amn`t I</text:span><text:span text:style-name="T250">.</text:span></text:p>
      <text:p text:style-name="P70"><text:span text:style-name="T48">I </text:span><text:span text:style-name="T45">am a famous artist, aren`t I? - Я знаменитая художница, да?</text:span></text:p>
      <text:p text:style-name="P693"/>
      <text:p text:style-name="P694">Отвечая на разделительные вопросы иногда возникает путанница, т. к. в английском, при ответе «нет» мы не соглашаемся с главной частью. Причем это не зависит от того, является ли она утверждением или отрицанием.</text:p>
      <text:p text:style-name="P694"/>
      <text:p text:style-name="P1062"><text:span text:style-name="T251">П</text:span><text:span text:style-name="T252">осему на такие вопросы лучше отвечать так, чтобы ответ отражал реальное </text:span></text:p>
      <text:p text:style-name="P695">положение дел, а не форму вопроса.</text:p>
      <text:p text:style-name="P695"/>
      <text:p text:style-name="P46"><text:span text:style-name="T50">T</text:span><text:span text:style-name="T45">hat isn`t your car, is it? Yes, it is — Это не твоя машина, да? Нет, моя</text:span></text:p>
      <text:p text:style-name="P1070"><text:span text:style-name="T82">Можно</text:span><text:span text:style-name="T68"> ответить </text:span><text:span text:style-name="T82">и так</text:span><text:span text:style-name="T68">: Yes, it is my car — Да, это моя машина.</text:span></text:p>
      <text:p text:style-name="P692"/>
      <text:p text:style-name="P778">Специальный вопрос</text:p>
      <text:p text:style-name="P696"/>
      <text:p text:style-name="P697">Самый популярный тип вопроса. Используется для получения доп. информации, </text:p>
      <text:p text:style-name="P1196"><text:span text:style-name="T240">поэтому всегда начинается с вопросительного слова </text:span><text:span text:style-name="T255">или связки</text:span><text:span text:style-name="T240">.</text:span></text:p>
      <text:p text:style-name="P698"/>
      <text:p text:style-name="P699">Вопросительные слова:</text:p>
      <text:list xml:id="list1977496843" text:style-name="L39">
        <text:list-item>
          <text:p text:style-name="P1546"><text:span text:style-name="T240">who [ху] — </text:span><text:span text:style-name="T254">кто</text:span><text:span text:style-name="T240">;</text:span></text:p>
        </text:list-item>
        <text:list-item>
          <text:p text:style-name="P1546"><text:span text:style-name="T240">whom [хум] — </text:span><text:span text:style-name="T254">кого</text:span><text:span text:style-name="T240">;</text:span></text:p>
        </text:list-item>
        <text:list-item>
          <text:p text:style-name="P1546"><text:span text:style-name="T240">whose [хуз] — </text:span><text:span text:style-name="T254">чей</text:span><text:span text:style-name="T240">;</text:span></text:p>
        </text:list-item>
        <text:list-item>
          <text:p text:style-name="P1546"><text:span text:style-name="T240">what — </text:span><text:span text:style-name="T254">что, какой</text:span><text:span text:style-name="T240">;</text:span></text:p>
        </text:list-item>
        <text:list-item>
          <text:p text:style-name="P1546"><text:soft-page-break/><text:span text:style-name="T240">which — </text:span><text:span text:style-name="T254">который</text:span><text:span text:style-name="T240">;</text:span></text:p>
        </text:list-item>
        <text:list-item>
          <text:p text:style-name="P1546"><text:span text:style-name="T240">where [</text:span><text:span text:style-name="T254">вэа</text:span><text:span text:style-name="T240">] — </text:span><text:span text:style-name="T254">где, куда</text:span><text:span text:style-name="T240">;</text:span></text:p>
        </text:list-item>
        <text:list-item>
          <text:p text:style-name="P1546"><text:span text:style-name="T240">when — </text:span><text:span text:style-name="T254">когда</text:span><text:span text:style-name="T240">;</text:span></text:p>
        </text:list-item>
        <text:list-item>
          <text:p text:style-name="P1546"><text:span text:style-name="T240">why [</text:span><text:span text:style-name="T254">вай</text:span><text:span text:style-name="T240">] — </text:span><text:span text:style-name="T254">зачем, почему</text:span><text:span text:style-name="T240">;</text:span></text:p>
        </text:list-item>
        <text:list-item>
          <text:p text:style-name="P1393">how [хау] — как;</text:p>
        </text:list-item>
        <text:list-item>
          <text:p text:style-name="P1546"><text:span text:style-name="T240">how often [хау офэн] — </text:span><text:span text:style-name="T254">как часто</text:span><text:span text:style-name="T240">;</text:span></text:p>
        </text:list-item>
        <text:list-item>
          <text:p text:style-name="P1546"><text:span text:style-name="T240">how many — </text:span><text:span text:style-name="T254">сколько (исчисляемые существительные)</text:span><text:span text:style-name="T240">;</text:span></text:p>
        </text:list-item>
        <text:list-item>
          <text:p text:style-name="P1546"><text:span text:style-name="T240">how much — </text:span><text:span text:style-name="T254">сколько (неисчесляемые существительные)</text:span><text:span text:style-name="T240">;</text:span></text:p>
        </text:list-item>
        <text:list-item>
          <text:p text:style-name="P1546"><text:span text:style-name="T240">how long [хау лон] — </text:span><text:span text:style-name="T254">как долго</text:span><text:span text:style-name="T240">;</text:span></text:p>
        </text:list-item>
        <text:list-item>
          <text:p text:style-name="P1546"><text:span text:style-name="T240">how long ago — </text:span><text:span text:style-name="T254">как давно</text:span><text:span text:style-name="T240">;</text:span></text:p>
        </text:list-item>
        <text:list-item>
          <text:p text:style-name="P1546"><text:span text:style-name="T240">how old — </text:span><text:span text:style-name="T254">сколько лет</text:span><text:span text:style-name="T240">.</text:span></text:p>
        </text:list-item>
      </text:list>
      <text:p text:style-name="P691"/>
      <text:p text:style-name="P1197"><text:span text:style-name="T76">W</text:span><text:span text:style-name="T68">hat</text:span><text:span text:style-name="T240"> и </text:span><text:span text:style-name="T68">which</text:span><text:span text:style-name="T240"> могут использоваться отдельно или с уточняющим словом, обычно, существительным, и тогда переводятся как «какой» и «какой из» </text:span><text:span text:style-name="T255">соотв</text:span><text:span text:style-name="T240">. </text:span></text:p>
      <text:p text:style-name="P700"/>
      <text:p text:style-name="P940">What do you like? — Что ты любишь?</text:p>
      <text:p text:style-name="P940">What car have you got? — Какая у тебя машина?</text:p>
      <text:p text:style-name="P940">Which car is yours? — Какая из машин твоя? </text:p>
      <text:p text:style-name="P940"/>
      <text:p text:style-name="P71"><text:span text:style-name="T51">Which</text:span><text:span text:style-name="T255"> подразумевает выбор из нескольких вариантов.</text:span></text:p>
      <text:p text:style-name="P1064"><text:span text:style-name="T256">Слово </text:span><text:span text:style-name="T77">how</text:span><text:span text:style-name="T256"> чаще присутствует в </text:span><text:span text:style-name="T258">связке</text:span><text:span text:style-name="T256"> с прилагательным или наречием, но может употребляться и самостоятельно.</text:span></text:p>
      <text:p text:style-name="P701"/>
      <text:p text:style-name="P941">How old are you? — Сколько тебе лет?</text:p>
      <text:p text:style-name="P941">How are you? — Как ты?</text:p>
      <text:p text:style-name="P702"/>
      <text:p text:style-name="P72"><text:span text:style-name="T240">Вопрос с </text:span><text:span text:style-name="T45">how much</text:span><text:span text:style-name="T240"> задают, когда спрашивают о веществах, жидкостях или абстрактных понятиях </text:span><text:span text:style-name="T257">(что нельзя количественно посчитать)</text:span><text:span text:style-name="T240">. А с </text:span><text:span text:style-name="T45">how many</text:span><text:span text:style-name="T240">, когда спрашивают </text:span></text:p>
      <text:p text:style-name="P702">о нескольких предметах. </text:p>
      <text:p text:style-name="P701"/>
      <text:p text:style-name="P941">How much money have you got? — Сколько у тебя денег? (<text:span text:style-name="T1104">много, </text:span>абстракция).</text:p>
      <text:p text:style-name="P941">How many friends have you got? — Сколько у тебя друзей? (<text:span text:style-name="T1105">10, </text:span>количество).</text:p>
      <text:p text:style-name="P941"/>
      <text:p text:style-name="P777">Вопрос к подлежащему</text:p>
      <text:p text:style-name="P703"/>
      <text:p text:style-name="P1065"><text:span text:style-name="T259">Задается, когда хотят узнать кто или что совершает действие. Начинается со слова </text:span><text:span text:style-name="T78">who</text:span><text:span text:style-name="T259"> </text:span></text:p>
      <text:p text:style-name="P1065"><text:span text:style-name="T259">или </text:span><text:span text:style-name="T78">what</text:span><text:span text:style-name="T259">, которое заменяют собой подлежащее. При этом порядок слов остается таким же, что и в утрверждении. В</text:span><text:span text:style-name="T260">спомогательный глагол часто отсутсвует в таком вопросе.</text:span></text:p>
      <text:p text:style-name="P704"/>
      <text:p text:style-name="P942">Who is in the Room? — Кто в комнате?</text:p>
      <text:p text:style-name="P943">What was that? — Что это было?</text:p>
      <text:p text:style-name="P943"/>
      <text:p text:style-name="P1072"><text:span text:style-name="T79">W</text:span><text:span text:style-name="T68">ho/what</text:span><text:span text:style-name="T240"> </text:span><text:span text:style-name="T261">условно </text:span><text:span text:style-name="T240">являются 3м лицом единственного числа — т. е. </text:span><text:span text:style-name="T68">he/she/it</text:span><text:span text:style-name="T240">.</text:span></text:p>
      <text:p text:style-name="P705"/>
      <text:p text:style-name="P1066"><text:span text:style-name="T240">Если подлежащее предполагается во множественном числе, то </text:span><text:span text:style-name="T260">в форму множественного числа нужно поставить глагол.</text:span></text:p>
      <text:p text:style-name="P705"/>
      <text:p text:style-name="P73"><text:span text:style-name="T45">Who </text:span><text:span text:style-name="T64">are</text:span><text:span text:style-name="T45"> my best friends? → </text:span><text:span text:style-name="T64">Mike and Paul</text:span><text:span text:style-name="T45"> are my best friends.</text:span></text:p>
      <text:p text:style-name="P705"/>
      <text:p text:style-name="P706"/>
      <text:p text:style-name="P1370">Вопрос с альтернативой</text:p>
      <text:p text:style-name="P706"/>
      <text:p text:style-name="P1198"><text:span text:style-name="T240">Этот вопрос предлагает выбор между двумя альтернативами. Вопросительное слово не используется. Порядок слов такой же, как в общем вопросе, но в какой-то части вопроса обязательно нужно преложить альтернативу с помощью союза </text:span><text:span text:style-name="T68">or</text:span><text:span text:style-name="T240"> (в подлежащем, сказуемоем, дополнении или даже в слове </text:span><text:span text:style-name="T68">not</text:span><text:span text:style-name="T240">).</text:span></text:p>
      <text:p text:style-name="P977"/>
      <text:p text:style-name="P1067"><text:span text:style-name="T45">Does </text:span><text:span text:style-name="T64">your mother or your father</text:span><text:span text:style-name="T45"> help you? (</text:span><text:span text:style-name="T52">п</text:span><text:span text:style-name="T45">одлежаще</text:span><text:span text:style-name="T52">е</text:span><text:span text:style-name="T45">)</text:span></text:p>
      <text:p text:style-name="P1067"><text:span text:style-name="T80">Has he just </text:span><text:span text:style-name="T103">arrived or left</text:span><text:span text:style-name="T80">? (в смыслово</text:span><text:span text:style-name="T81">й</text:span><text:span text:style-name="T80"> глагол)</text:span></text:p>
      <text:p text:style-name="P1067"><text:span text:style-name="T80">Will you go to Kiev </text:span><text:span text:style-name="T103">by train or by plane</text:span><text:span text:style-name="T80">? (дополнени</text:span><text:span text:style-name="T81">е</text:span><text:span text:style-name="T80">)</text:span></text:p>
      <text:p text:style-name="P1067"><text:span text:style-name="T80">Do you like </text:span><text:span text:style-name="T103">sushi or not</text:span><text:span text:style-name="T80">? (слов</text:span><text:span text:style-name="T81">о</text:span><text:span text:style-name="T80"> not)</text:span></text:p>
      <text:p text:style-name="P709"/>
      <text:p text:style-name="P564"><text:span text:style-name="T67">В</text:span><text:span text:style-name="T44">опросы с предлогами</text:span></text:p>
      <text:p text:style-name="P707"/>
      <text:p text:style-name="P710">По началу вызывают много трудностей, т. к. в русском языке предлог и вопросительное </text:p>
      <text:p text:style-name="P710">слово стоят рядом, а в английском они находятся в разных местах. </text:p>
      <text:p text:style-name="P711"/>
      <text:p text:style-name="P711">В английском вопросе предлог стоит в самом конце, но при переводе </text:p>
      <text:p text:style-name="P711">относится к началу предложения.</text:p>
      <text:p text:style-name="P711"/>
      <text:p text:style-name="P1199"><text:span text:style-name="T40">W</text:span><text:span text:style-name="T39">ho</text:span><text:span text:style-name="T240"> do you meet </text:span><text:span text:style-name="T1102">with</text:span><text:span text:style-name="T240">? — </text:span><text:span text:style-name="T1102">С</text:span><text:span text:style-name="T240"> </text:span><text:span text:style-name="T39">кем</text:span><text:span text:style-name="T240"> ты встречаешься?</text:span></text:p>
      <text:p text:style-name="P1199"><text:span text:style-name="T40">W</text:span><text:span text:style-name="T39">hat</text:span><text:span text:style-name="T240"> are you looking </text:span><text:span text:style-name="T1102">at</text:span><text:span text:style-name="T240">? — </text:span><text:span text:style-name="T1102">На</text:span><text:span text:style-name="T240"> </text:span><text:span text:style-name="T39">что</text:span><text:span text:style-name="T240"> ты смотришь?</text:span></text:p>
      <text:p text:style-name="P712"/>
      <text:p text:style-name="P1068"><text:span text:style-name="T263">Ч</text:span><text:span text:style-name="T262">асто логика использования предлогов в русском и английском не совпадают. </text:span></text:p>
      <text:p text:style-name="P713">Поэтому лучше запомнить некоторые устойчивые сочетания предлогов с глаголами, </text:p>
      <text:p text:style-name="P714">которые встречаются достаточно часто:</text:p>
      <text:list xml:id="list2295136051" text:style-name="L40">
        <text:list-item>
          <text:p text:style-name="P1547"><text:span text:style-name="T240">what … like — на что похож (здесь </text:span><text:span text:style-name="T68">like</text:span><text:span text:style-name="T240"> не глагол, а предлог);</text:span></text:p>
        </text:list-item>
        <text:list-item>
          <text:p text:style-name="P1394">look at — стмотреть на;</text:p>
        </text:list-item>
        <text:list-item>
          <text:p text:style-name="P1394">look for — искать;</text:p>
        </text:list-item>
        <text:list-item>
          <text:p text:style-name="P1394">listen to — слушать;</text:p>
        </text:list-item>
        <text:list-item>
          <text:p text:style-name="P1394">wait for — ждать;</text:p>
        </text:list-item>
        <text:list-item>
          <text:p text:style-name="P1394">stay at — останавливаться (например, в отеле).</text:p>
        </text:list-item>
      </text:list>
      <text:p text:style-name="P1199"/>
      <text:p text:style-name="P944">What does he look like? — Как он выглядит?</text:p>
      <text:p text:style-name="P944">What are you looking at? — На что ты смотришь?</text:p>
      <text:p text:style-name="P712"/>
      <text:p text:style-name="P1069"><text:span text:style-name="T262">П</text:span><text:span text:style-name="T265">римеры </text:span><text:span text:style-name="T264">5</text:span><text:span text:style-name="T265"> типов вопросов во всех временах, а также с модальными глаголами </text:span></text:p>
      <text:p text:style-name="P716">можно найти на стр. 146.</text:p>
      <text:p text:style-name="P715"/>
      <text:p text:style-name="P1002">Отрицательные предложения</text:p>
      <text:p text:style-name="P708"/>
      <text:p text:style-name="P718">Чтобы придать мысли отрицательное значение, используются 2 способа:</text:p>
      <text:list xml:id="list3189974484" text:style-name="L41">
        <text:list-item>
          <text:p text:style-name="P1395">отрицательная частица <text:span text:style-name="T476">not</text:span>;</text:p>
        </text:list-item>
        <text:list-item>
          <text:p text:style-name="P1395">слово <text:span text:style-name="T476">never</text:span> (и другие слова, придающие отрицательное значение).</text:p>
        </text:list-item>
      </text:list>
      <text:p text:style-name="P717"/>
      <text:p text:style-name="P719">Частица <text:span text:style-name="T476">not</text:span> стоит всегда в связке либо со вспомогательным глаголом, либо с модальным.</text:p>
      <text:p text:style-name="P719">Она является частью сказуемого. Переводится как «не».</text:p>
      <text:p text:style-name="P719"/>
      <text:p text:style-name="P945">I not like horror movies (неправильно, остуствует вспомогательный глагол)</text:p>
      <text:p text:style-name="P945">I do n<text:span text:style-name="T1106">o</text:span>t like horror movies (правильно <text:span text:style-name="T1107">для простых предложений</text:span>)</text:p>
      <text:p text:style-name="P719"/>
      <text:p text:style-name="P720"><text:soft-page-break/>В сложных предложениях, где несколько глаголов, используются другие правила.</text:p>
      <text:p text:style-name="P722"><text:span text:style-name="T1112">C</text:span>казуемым обычно является самый первый глагол. Если отрицатульную мысль сообщить </text:p>
      <text:p text:style-name="P722">в дополнении, то not будет стоять самостоятельно.</text:p>
      <text:p text:style-name="P721"/>
      <text:p text:style-name="P723">It`s quite impolite not to call me back — Очень не вежливо не перезванивать мне.</text:p>
      <text:p text:style-name="P723">(здесь сказуемым является первый глагол — is)</text:p>
      <text:p text:style-name="P723"/>
      <text:p text:style-name="P1262"><text:span text:style-name="T321">С</text:span><text:span text:style-name="T320">амые важные глаголы</text:span></text:p>
      <text:p text:style-name="P724"/>
      <text:p text:style-name="P725">Это <text:span text:style-name="T476">be</text:span>, <text:span text:style-name="T476">do</text:span>, <text:span text:style-name="T476">have</text:span> и <text:span text:style-name="T476">get</text:span>. Они могут быть как смысловыми, так и вспомогательными <text:span text:style-name="T1115">(кроме </text:span><text:span text:style-name="T500">get</text:span><text:span text:style-name="T1115">)</text:span>.</text:p>
      <text:p text:style-name="P725">Они могут входить в устойчивые сочетания, где меняют свое значение.</text:p>
      <text:p text:style-name="P725"/>
      <text:p text:style-name="P769">Глагол <text:span text:style-name="T476">be</text:span></text:p>
      <text:p text:style-name="P725"/>
      <text:p text:style-name="P660"><text:span text:style-name="T337">Э</text:span><text:span text:style-name="T338">то начальная форма глагола</text:span><text:span text:style-name="T339"> «быть». </text:span><text:span text:style-name="T344">В </text:span><text:span text:style-name="T337">Present Simple </text:span><text:span text:style-name="T351">be</text:span><text:span text:style-name="T337"> </text:span><text:span text:style-name="T336">изменяется</text:span><text:span text:style-name="T337"> на</text:span><text:span text:style-name="T339">: </text:span></text:p>
      <text:list xml:id="list2906744980" text:style-name="L42">
        <text:list-item>
          <text:p text:style-name="P1413"><text:span text:style-name="T644">a</text:span><text:span text:style-name="T639">m — если подлежащее в первом лице (</text:span><text:span text:style-name="T517">I</text:span><text:span text:style-name="T639">);</text:span></text:p>
        </text:list-item>
        <text:list-item>
          <text:p text:style-name="P1414">is — если подлежащее в третьем лице, единственном числе (<text:span text:style-name="T476">he/she/it</text:span>);</text:p>
        </text:list-item>
        <text:list-item>
          <text:p text:style-name="P1414">are — если подлежащее во множественном числе (<text:span text:style-name="T476">you/we/they</text:span>).</text:p>
        </text:list-item>
      </text:list>
      <text:p text:style-name="P979"/>
      <text:p text:style-name="P1177"><text:span text:style-name="T356">Г</text:span><text:span text:style-name="T357">лагол </text:span><text:span text:style-name="T148">be</text:span><text:span text:style-name="T357"> в форме </text:span><text:span text:style-name="T148">am/is/are</text:span><text:span text:style-name="T357"> является смысловым, но при переводе на русский выпадает. </text:span></text:p>
      <text:p text:style-name="P982"/>
      <text:p text:style-name="P996"><text:span text:style-name="T750">Одновременно с этим формы </text:span><text:span text:style-name="T1118">am/is/are</text:span><text:span text:style-name="T751"> </text:span><text:span text:style-name="T750">привязывают предложение к настоящему времени. </text:span><text:span text:style-name="T1044">(привязывает ко времени во всех формах)</text:span></text:p>
      <text:p text:style-name="P997"/>
      <text:p text:style-name="P982">После <text:span text:style-name="T476">be</text:span> обычно указывается характеристика (какой) или место (где).</text:p>
      <text:p text:style-name="P979"/>
      <text:p text:style-name="P978"><text:span text:style-name="T478">This dress is blue — </text:span><text:span text:style-name="T499">Это платье синие.</text:span></text:p>
      <text:p text:style-name="P1076"><text:span text:style-name="T345">I</text:span><text:span text:style-name="T346"> </text:span><text:span text:style-name="T345">am</text:span><text:span text:style-name="T346"> in </text:span><text:span text:style-name="T345">my</text:span><text:span text:style-name="T346"> office now — </text:span><text:span text:style-name="T345">Я</text:span><text:span text:style-name="T347"> у себя в офисе сейчас.</text:span></text:p>
      <text:p text:style-name="P980"/>
      <text:p text:style-name="P1225"><text:span text:style-name="T341">В русском языке предложение может </text:span><text:span text:style-name="T340">не иметь</text:span><text:span text:style-name="T341"> сказуемого. </text:span><text:span text:style-name="T340">Там где в русском сказуемое отсутсвует, в английском будет стоять глагол </text:span><text:span text:style-name="T345">be</text:span><text:span text:style-name="T340"> в форме </text:span><text:span text:style-name="T350">am/is/are</text:span><text:span text:style-name="T337"> </text:span><text:span text:style-name="T340">(т. к. для английского не характерно, когда в предложении нет сказуемого)</text:span><text:span text:style-name="T337">. </text:span></text:p>
      <text:p text:style-name="P979"/>
      <text:p text:style-name="P989"><text:span text:style-name="T536">I </text:span><text:span text:style-name="T519">am a doctor — Я (</text:span><text:span text:style-name="T520">есть</text:span><text:span text:style-name="T519">) доктор.</text:span></text:p>
      <text:p text:style-name="P990"><text:span text:style-name="T972">We are happy </text:span><text:span text:style-name="T975">— </text:span><text:span text:style-name="T972">Мы (есть) счастливы.</text:span></text:p>
      <text:p text:style-name="P984"/>
      <text:p text:style-name="P1234"><text:span text:style-name="T312">Глагол</text:span><text:span text:style-name="T313"> </text:span><text:span text:style-name="T95">be</text:span><text:span text:style-name="T313"> может использоваться в связке с прилагательным. </text:span><text:span text:style-name="T314">П</text:span><text:span text:style-name="T315">ри переводе такая связка </text:span></text:p>
      <text:p text:style-name="P1234"><text:span text:style-name="T315">может образовывать новый глагол, которого нет в </text:span><text:span text:style-name="T316">словаре</text:span><text:span text:style-name="T315">.</text:span></text:p>
      <text:p text:style-name="P985"/>
      <text:p text:style-name="P994"><text:span text:style-name="T521">I </text:span><text:span text:style-name="T538">am interested</text:span><text:span text:style-name="T521"> in art — Я</text:span><text:span text:style-name="T522"> </text:span><text:span text:style-name="T539">интересуюсь</text:span><text:span text:style-name="T531"> </text:span><text:span text:style-name="T522">искусством </text:span><text:span text:style-name="T531">(есть заинтересованный)</text:span><text:span text:style-name="T522">.</text:span></text:p>
      <text:p text:style-name="P994"><text:span text:style-name="T522">My hands </text:span><text:span text:style-name="T539">are cold</text:span><text:span text:style-name="T522"> — Мои руки</text:span><text:span text:style-name="T523"> </text:span><text:span text:style-name="T539">замерзли </text:span><text:span text:style-name="T531">(есть замерзшие)</text:span><text:span text:style-name="T523">.</text:span></text:p>
      <text:p text:style-name="P947"/>
      <text:p text:style-name="P751">В вопросительных предложениях глагол <text:span text:style-name="T476">be</text:span> меняется местами с подлежащим, </text:p>
      <text:p text:style-name="P751">а в отрицательных, используется с частицей <text:span text:style-name="T476">not</text:span>:</text:p>
      <text:p text:style-name="P751"/>
      <text:p text:style-name="P879"><text:span text:style-name="T973">I </text:span><text:span text:style-name="T972">am not a student — Я не студент.</text:span></text:p>
      <text:p text:style-name="P948">We are not English speakers — Они не англоговорящие люди.</text:p>
      <text:p text:style-name="P879"><text:span text:style-name="T973">I</text:span><text:span text:style-name="T972">s it dark? — Сейчас темно?</text:span></text:p>
      <text:p text:style-name="P948">Are they hungry? — Они голодны?</text:p>
      <text:p text:style-name="P948"/>
      <text:p text:style-name="P752">Если перед <text:span text:style-name="T485">am/is/are</text:span> нет вопросительного слова, то это общий вопрос. </text:p>
      <text:p text:style-name="P752">В корешке ответа вместо <text:span text:style-name="T476">do/does</text:span> используется <text:span text:style-name="T476">am/is/are</text:span>:</text:p>
      <text:p text:style-name="P752"><text:soft-page-break/></text:p>
      <text:p text:style-name="P880"><text:span text:style-name="T972">Am I in danger? Yes, you are. </text:span><text:span text:style-name="T974">—</text:span><text:span text:style-name="T972"> Я в опасности? Да.</text:span></text:p>
      <text:p text:style-name="P880"><text:span text:style-name="T972">Is John married? - No, he isn`t. </text:span><text:span text:style-name="T974">— </text:span><text:span text:style-name="T972">Джон женат? </text:span><text:span text:style-name="T974">— </text:span><text:span text:style-name="T972">Нет.</text:span></text:p>
      <text:p text:style-name="P949"><text:span text:style-name="T735">Специальный вопрос начинается с вопросительного слова </text:span><text:span text:style-name="T740">или связки</text:span><text:span text:style-name="T735">:</text:span> </text:p>
      <text:p text:style-name="P949">Where is Jill?<text:span text:style-name="T1003"> </text:span>She is at school. <text:span text:style-name="T1003">— </text:span>Где Джил? Она в школе.</text:p>
      <text:p text:style-name="P949"/>
      <text:p text:style-name="P994"><text:span text:style-name="T647">Очень часто </text:span><text:span text:style-name="T525">am/is/are</text:span><text:span text:style-name="T647"> сокращаются: </text:span><text:span text:style-name="T525">I am → I`m, he is → he`s, <text:s/></text:span></text:p>
      <text:p text:style-name="P994"><text:span text:style-name="T525">you are → you`re, John is → John`s, </text:span><text:span text:style-name="T527">t</text:span><text:span text:style-name="T525">hey are → </text:span><text:span text:style-name="T527">t</text:span><text:span text:style-name="T525">hey`re</text:span><text:span text:style-name="T526">. </text:span></text:p>
      <text:p text:style-name="P950"/>
      <text:p text:style-name="P994"><text:span text:style-name="T648">С</text:span><text:span text:style-name="T649">окращать можно как по </text:span><text:span text:style-name="T650">вспом.</text:span><text:span text:style-name="T649"> глаголу, так и по частице </text:span><text:span text:style-name="T528">not</text:span><text:span text:style-name="T649">: </text:span><text:span text:style-name="T528">he is not → he`s not</text:span><text:span text:style-name="T529"> или</text:span><text:span text:style-name="T528"> he isn`t.</text:span></text:p>
      <text:p text:style-name="P981"><text:span text:style-name="T1116">П</text:span>ри этом <text:span text:style-name="T476">am</text:span> сокращается только по <text:span text:style-name="T476">am</text:span> → <text:span text:style-name="T476">I`m not (I amn`t не существует).</text:span></text:p>
      <text:p text:style-name="P781"/>
      <text:p text:style-name="P995"><text:span text:style-name="T709">Глагол be</text:span><text:span text:style-name="T711"> </text:span><text:span text:style-name="T709">в Past Simple имеет 2 формы: </text:span></text:p>
      <text:list xml:id="list1942888061" text:style-name="L43">
        <text:list-item>
          <text:p text:style-name="P1417"><text:span text:style-name="T709">was — </text:span><text:span text:style-name="T710">если подлежащее в первом лице или множественном числе (</text:span><text:span text:style-name="T547">I, you, we, they</text:span><text:span text:style-name="T710">);</text:span></text:p>
        </text:list-item>
        <text:list-item>
          <text:p text:style-name="P1417"><text:span text:style-name="T710">were <text:s/>— если подлежащее в третьем лице, единственно</text:span><text:span text:style-name="T734">го</text:span><text:span text:style-name="T710"> числ</text:span><text:span text:style-name="T734">а </text:span><text:span text:style-name="T710">(</text:span><text:span text:style-name="T547">he, she, it</text:span><text:span text:style-name="T710">).</text:span></text:p>
        </text:list-item>
      </text:list>
      <text:p text:style-name="P779"/>
      <text:p text:style-name="P881"><text:span text:style-name="T995">I </text:span><text:span text:style-name="T972">was</text:span><text:span text:style-name="T971"> satisfied with my work — Я </text:span><text:span text:style-name="T972">был</text:span><text:span text:style-name="T971"> доволен своей работой.</text:span></text:p>
      <text:p text:style-name="P881"><text:span text:style-name="T972">Was</text:span><text:span text:style-name="T971"> the weather good? No, it </text:span><text:span text:style-name="T972">wasn`t</text:span><text:span text:style-name="T971"> — </text:span><text:span text:style-name="T972">Погода была хорош</text:span><text:span text:style-name="T981">ая</text:span><text:span text:style-name="T972">? Нет.</text:span></text:p>
      <text:p text:style-name="P726"/>
      <text:p text:style-name="P768">В Future Simple принимает только одну форму — <text:span text:style-name="T476">will be</text:span> (буду).</text:p>
      <text:p text:style-name="P1103"><text:span text:style-name="T96">I will be happy to eat — Я буду </text:span><text:span text:style-name="T97">рад </text:span><text:span text:style-name="T96">поесть.</text:span></text:p>
      <text:p text:style-name="P726"/>
      <text:p text:style-name="P771">Глагол <text:span text:style-name="T476">do</text:span></text:p>
      <text:p text:style-name="P727"/>
      <text:p text:style-name="P993"><text:span text:style-name="T801">Переводится как </text:span><text:span text:style-name="T800">«делать». В </text:span><text:span text:style-name="T802">одном предложении </text:span><text:span text:style-name="T800">может встречаться несколько раз, </text:span></text:p>
      <text:p text:style-name="P1178"><text:span text:style-name="T360">в качестве вспомогательного </text:span><text:span text:style-name="T361">глагола </text:span><text:span text:style-name="T360">и смыслового.</text:span><text:span text:style-name="T1117"> </text:span><text:span text:style-name="T358">Вспомогательным глаголом </text:span><text:span text:style-name="T359">он </text:span><text:span text:style-name="T358">может быть только в отрицаниях и вопросах, времен группы Simple.</text:span></text:p>
      <text:p text:style-name="P1180"/>
      <text:p text:style-name="P983"><text:span text:style-name="T497">What do you do? </text:span><text:span text:style-name="T498">— </text:span><text:span text:style-name="T497">Что ты делаешь?</text:span></text:p>
      <text:p text:style-name="P1179"><text:span text:style-name="T358">D</text:span><text:span text:style-name="T41">o you like pets? </text:span><text:span text:style-name="T358">—</text:span><text:span text:style-name="T41"> No, I don`t.</text:span></text:p>
      <text:p text:style-name="P1181"/>
      <text:p text:style-name="P238"><text:span text:style-name="T352">В</text:span><text:span text:style-name="T353"> </text:span><text:span text:style-name="T354">прошедшем времени</text:span><text:span text:style-name="T355"> преорбазуется в </text:span><text:span text:style-name="T349">did</text:span><text:span text:style-name="T355"> — «</text:span><text:span text:style-name="T353">делал» (2я форма </text:span><text:span text:style-name="T348">do</text:span><text:span text:style-name="T353">)</text:span><text:span text:style-name="T355">.</text:span></text:p>
      <text:p text:style-name="P780">Если в предложении появляется <text:span text:style-name="T476">was/were</text:span>, <text:span text:style-name="T1034">то </text:span><text:span text:style-name="T1029">did</text:span><text:span text:style-name="T1034"> уже не нужно использовать.</text:span></text:p>
      <text:p text:style-name="P773"/>
      <text:p text:style-name="P772">Глагол <text:span text:style-name="T476">have</text:span></text:p>
      <text:p text:style-name="P753"/>
      <text:p text:style-name="P1077"><text:span text:style-name="T280">Переводится как «иметь». </text:span><text:span text:style-name="T282">Д</text:span><text:span text:style-name="T280">ля времен группы Perfect </text:span><text:span text:style-name="T282">выступает в роли вспомогательного глагола</text:span><text:span text:style-name="T280">. </text:span><text:span text:style-name="T266">Также </text:span><text:span text:style-name="T280">может быть</text:span><text:span text:style-name="T266"> частью устойчивых словосотечаний. В </text:span><text:span text:style-name="T283">прошедшем </text:span></text:p>
      <text:p text:style-name="P1077"><text:span text:style-name="T283">времени</text:span><text:span text:style-name="T266"> преобразуется в </text:span><text:span text:style-name="T83">had</text:span><text:span text:style-name="T266"> </text:span><text:span text:style-name="T349">—</text:span><text:span text:style-name="T266"> «</text:span><text:span text:style-name="T283">имел</text:span><text:span text:style-name="T266">».</text:span></text:p>
      <text:p text:style-name="P755"/>
      <text:p text:style-name="P1073"><text:span text:style-name="T266">В некоторых ситуациях его можно не переводить (когда он смысловой). </text:span><text:span text:style-name="T267">Но при этом в предложении он обязан быть. </text:span><text:span text:style-name="T280">Это </text:span><text:span text:style-name="T267">из-за особенностей английской грамматики, которая требует, обязательного наличия подлежащего и сказуемого.</text:span></text:p>
      <text:p text:style-name="P728"/>
      <text:p text:style-name="P951">I have a lot of friends — У меня (есть) много друзей.</text:p>
      <text:p text:style-name="P952">We heave a big house — У нас (есть) большой дом.</text:p>
      <text:p text:style-name="P754"/>
      <text:p text:style-name="P1078"><text:span text:style-name="T284">Когда </text:span><text:span text:style-name="T86">have</text:span><text:span text:style-name="T284"> является смысловым глаголом, он </text:span><text:span text:style-name="T270">работает по тем же правилам что и </text:span><text:span text:style-name="T271">другие</text:span><text:span text:style-name="T270"> </text:span><text:span text:style-name="T284">смысловые </text:span><text:span text:style-name="T270">глаголы, т. е. требует вспомогательного </text:span><text:span text:style-name="T84">do</text:span><text:span text:style-name="T270"> для отрицаний и вопросов. </text:span></text:p>
      <text:p text:style-name="P1078"><text:span text:style-name="T282">В утверждениях </text:span><text:span text:style-name="T86">have</text:span><text:span text:style-name="T284"> </text:span><text:span text:style-name="T282">не пишется с окончанием </text:span><text:span text:style-name="T85">-s</text:span><text:span text:style-name="T282">, а преобразуется в </text:span><text:span text:style-name="T85">has</text:span><text:span text:style-name="T282">.</text:span></text:p>
      <text:p text:style-name="P728"/>
      <text:p text:style-name="P47"><text:span text:style-name="T53">Mike has </text:span><text:span text:style-name="T54">many friends</text:span><text:span text:style-name="T53"> — У Майка много друзей.</text:span></text:p>
      <text:p text:style-name="P48"><text:soft-page-break/><text:span text:style-name="T53">He</text:span><text:span text:style-name="T54"> do</text:span><text:span text:style-name="T53">es</text:span><text:span text:style-name="T54">n`t have many friends </text:span><text:span text:style-name="T55">—</text:span><text:span text:style-name="T54"> У </text:span><text:span text:style-name="T53">него </text:span><text:span text:style-name="T54">не много друзей.</text:span></text:p>
      <text:p text:style-name="P74"><text:span text:style-name="T45">Do you have many friends? </text:span><text:span text:style-name="T55">—</text:span><text:span text:style-name="T45"> У тебя много друзей?</text:span></text:p>
      <text:p text:style-name="P961"/>
      <text:p text:style-name="P246"><text:span text:style-name="T45">Когда </text:span><text:span text:style-name="T68">have</text:span><text:span text:style-name="T45"> является вспомогательным глаголом, то для </text:span><text:span text:style-name="T68">he/she/it</text:span><text:span text:style-name="T45"> он всегда в форме </text:span><text:span text:style-name="T68">has</text:span><text:span text:style-name="T45">.</text:span></text:p>
      <text:p text:style-name="P75">He hasn`t lost his keys — Он не потерял свои ключи <text:span text:style-name="T1119">(has в отрицании)</text:span>.</text:p>
      <text:p text:style-name="P962"/>
      <text:p text:style-name="P729">Have в значении «иметь» не употребляется во временах группы Continuous.</text:p>
      <text:p text:style-name="P729"/>
      <text:p text:style-name="P953">I am having many friends now <text:span text:style-name="T1231">(н</text:span>еправильно<text:span text:style-name="T1231">)</text:span></text:p>
      <text:p text:style-name="P953">I have many friends <text:span text:style-name="T1231">(п</text:span>равильно<text:span text:style-name="T1231">)</text:span></text:p>
      <text:p text:style-name="P728"/>
      <text:p text:style-name="P1219"><text:span text:style-name="T240">В разговорной речи очесть часто используется оборот </text:span><text:span text:style-name="T68">have got</text:span><text:span text:style-name="T240">. </text:span><text:span text:style-name="T268">Он обозначает тоже самое, что и </text:span><text:span text:style-name="T87">have</text:span><text:span text:style-name="T268"> </text:span><text:span text:style-name="T240">(иметь/владеть/</text:span><text:span text:style-name="T318">есть</text:span><text:span text:style-name="T240">)</text:span><text:span text:style-name="T268">, но используется только в настоящем времени.</text:span></text:p>
      <text:p text:style-name="P736"/>
      <text:p text:style-name="P1219"><text:span text:style-name="T268">Г</text:span><text:span text:style-name="T240">рамматически, </text:span><text:span text:style-name="T68">have got</text:span><text:span text:style-name="T240"> — это Present Perfect, т. е. </text:span><text:span text:style-name="T68">have</text:span><text:span text:style-name="T240"> здесь вспомогательный глагол, </text:span></text:p>
      <text:p text:style-name="P1104"><text:span text:style-name="T281">а основное значение «</text:span><text:span text:style-name="T317">есть</text:span><text:span text:style-name="T281">» передает </text:span><text:span text:style-name="T88">got</text:span><text:span text:style-name="T281"> </text:span><text:span text:style-name="T269">(3я форма get)</text:span><text:span text:style-name="T281">. </text:span></text:p>
      <text:p text:style-name="P730"/>
      <text:p text:style-name="P954">Have you got a Mercedes? / Do you have a Mercedes? — У тебя есть мерседес?</text:p>
      <text:p text:style-name="P954">I haven`t got a Mercedes / I don`t have a Mercedes — У меня нет мерседеса.</text:p>
      <text:p text:style-name="P731"/>
      <text:p text:style-name="P1079"><text:span text:style-name="T272">Глагол </text:span><text:span text:style-name="T89">have</text:span><text:span text:style-name="T273"> может входить в состав устойчивых выражений и словосочетаний. </text:span></text:p>
      <text:p text:style-name="P733">В этом случае он может переводится по другому. Также здесь отменяется правило, </text:p>
      <text:p text:style-name="P732">по которому <text:span text:style-name="T476">have</text:span> нельзя употребять в Continuous:</text:p>
      <text:p text:style-name="P732"/>
      <text:list xml:id="list4287138068" text:style-name="L44">
        <text:list-item>
          <text:p text:style-name="P1396"><text:span text:style-name="T1140">в</text:span>ыражения, связанные с приемом пищи:</text:p>
        </text:list-item>
      </text:list>
      <text:list xml:id="list457946544" text:style-name="L45">
        <text:list-item>
          <text:list>
            <text:list-item>
              <text:p text:style-name="P1397">have a coffee/tea/<text:span text:style-name="T1114">drink</text:span> — пить кофе/чай/<text:span text:style-name="T1114">напиток</text:span>;</text:p>
            </text:list-item>
            <text:list-item>
              <text:p text:style-name="P1397">have a meal — принимать пищу;</text:p>
            </text:list-item>
            <text:list-item>
              <text:p text:style-name="P1397">have a breakfast/luch/dinner — завтракать/обедать/ужинать.</text:p>
            </text:list-item>
          </text:list>
        </text:list-item>
      </text:list>
      <text:p text:style-name="P734"/>
      <text:list xml:id="list165931652867632" text:continue-list="list4287138068" text:style-name="L44">
        <text:list-item>
          <text:p text:style-name="P1548"><text:span text:style-name="T309">в</text:span><text:span text:style-name="T273">ыражения, связанные с времяпровождением:</text:span></text:p>
        </text:list-item>
      </text:list>
      <text:list xml:id="list1012865568" text:style-name="L46">
        <text:list-item>
          <text:list>
            <text:list-item>
              <text:p text:style-name="P1398">have a date — ходить на свидание;</text:p>
            </text:list-item>
            <text:list-item>
              <text:p text:style-name="P1398">have a good time — хорошо проводить время;</text:p>
            </text:list-item>
            <text:list-item>
              <text:p text:style-name="P1398">have a meeting / an appointment — назначать встречу;</text:p>
            </text:list-item>
            <text:list-item>
              <text:p text:style-name="P1398">have a nice day — удачного дня (пожелание);</text:p>
            </text:list-item>
            <text:list-item>
              <text:p text:style-name="P1398">have fun — веселиться.</text:p>
            </text:list-item>
          </text:list>
        </text:list-item>
      </text:list>
      <text:p text:style-name="P732"/>
      <text:list xml:id="list165930809987646" text:continue-list="list165931652867632" text:style-name="L44">
        <text:list-item>
          <text:p text:style-name="P1548"><text:span text:style-name="T309">в</text:span><text:span text:style-name="T273">ыражения, связанные </text:span><text:span text:style-name="T310">с внешностью:</text:span></text:p>
        </text:list-item>
      </text:list>
      <text:list xml:id="list181988016" text:style-name="L47">
        <text:list-item>
          <text:list>
            <text:list-item>
              <text:p text:style-name="P1399">have a bath/shower/shave — принимать ванну/душ, побриться;</text:p>
            </text:list-item>
            <text:list-item>
              <text:p text:style-name="P1399">have a haircat — постричься.</text:p>
            </text:list-item>
          </text:list>
        </text:list-item>
      </text:list>
      <text:p text:style-name="P735"/>
      <text:list xml:id="list165931169639286" text:continue-list="list165930809987646" text:style-name="L44">
        <text:list-item>
          <text:p text:style-name="P1549"><text:span text:style-name="T309">в</text:span><text:span text:style-name="T310">ыражения, связанные с общением:</text:span></text:p>
        </text:list-item>
      </text:list>
      <text:list xml:id="list730607508" text:style-name="L48">
        <text:list-item>
          <text:list>
            <text:list-item>
              <text:p text:style-name="P1400">have a guess — угадывать, догадываться;</text:p>
            </text:list-item>
            <text:list-item>
              <text:p text:style-name="P1400">have a chat — болтать;</text:p>
            </text:list-item>
            <text:list-item>
              <text:p text:style-name="P1400">have a talk/discussion — беседовать/обсуждать;</text:p>
            </text:list-item>
            <text:list-item>
              <text:p text:style-name="P1400">have a call — позвонить.</text:p>
            </text:list-item>
          </text:list>
        </text:list-item>
      </text:list>
      <text:p text:style-name="P735"/>
      <text:list xml:id="list165930970615510" text:continue-list="list165931169639286" text:style-name="L44">
        <text:list-item>
          <text:p text:style-name="P1549"><text:span text:style-name="T309">в</text:span><text:span text:style-name="T310">ыражения связанные со здоровьем:</text:span></text:p>
        </text:list-item>
      </text:list>
      <text:list xml:id="list3027011212" text:style-name="L49">
        <text:list-item>
          <text:list>
            <text:list-item>
              <text:p text:style-name="P1401">have a baby — родить;</text:p>
            </text:list-item>
            <text:list-item>
              <text:p text:style-name="P1401">have a cold — простудиться;</text:p>
            </text:list-item>
            <text:list-item>
              <text:p text:style-name="P1401"><text:soft-page-break/>have a cough — кашлять;</text:p>
            </text:list-item>
            <text:list-item>
              <text:p text:style-name="P1401">have a headache — болит голова.</text:p>
            </text:list-item>
          </text:list>
        </text:list-item>
      </text:list>
      <text:p text:style-name="P735"/>
      <text:list xml:id="list165930335451016" text:continue-list="list165930970615510" text:style-name="L44">
        <text:list-item>
          <text:p text:style-name="P1549"><text:span text:style-name="T309">в</text:span><text:span text:style-name="T310">ыражения, связанные с отдыхом:</text:span></text:p>
          <text:list>
            <text:list-item>
              <text:p text:style-name="P1402">have a day off — взять выходной;</text:p>
            </text:list-item>
            <text:list-item>
              <text:p text:style-name="P1402">have a dream — видеть сон;</text:p>
            </text:list-item>
            <text:list-item>
              <text:p text:style-name="P1402">have a nightmare — видеть кошмар;</text:p>
            </text:list-item>
            <text:list-item>
              <text:p text:style-name="P1402">have a rest — отдыхать;</text:p>
            </text:list-item>
            <text:list-item>
              <text:p text:style-name="P1402">have a sleep — спать.</text:p>
            </text:list-item>
          </text:list>
        </text:list-item>
      </text:list>
      <text:p text:style-name="P735"/>
      <text:list xml:id="list165930056216138" text:continue-numbering="true" text:style-name="L44">
        <text:list-item>
          <text:p text:style-name="P1549"><text:span text:style-name="T309">в</text:span><text:span text:style-name="T310">ыражения, свяханые с физической активностью:</text:span></text:p>
        </text:list-item>
      </text:list>
      <text:list xml:id="list2063215696" text:style-name="L50">
        <text:list-item>
          <text:list>
            <text:list-item>
              <text:p text:style-name="P1403">have a good journey — добраться без проблем (пожелание);</text:p>
            </text:list-item>
            <text:list-item>
              <text:p text:style-name="P1403">have a good flight — хорошо долететь (пожелание);</text:p>
            </text:list-item>
            <text:list-item>
              <text:p text:style-name="P1403">have a lift — подвести (на машине);</text:p>
            </text:list-item>
            <text:list-item>
              <text:p text:style-name="P1404">have a ride — проехаться;</text:p>
            </text:list-item>
            <text:list-item>
              <text:p text:style-name="P1404">have a walk — пройтись (прогуляться);</text:p>
            </text:list-item>
            <text:list-item>
              <text:p text:style-name="P1404">have a swim — поплавать;</text:p>
            </text:list-item>
            <text:list-item>
              <text:p text:style-name="P1404">have a hug — обняться;</text:p>
            </text:list-item>
            <text:list-item>
              <text:p text:style-name="P1404">have a kiss — поцеловаться.</text:p>
            </text:list-item>
          </text:list>
        </text:list-item>
      </text:list>
      <text:p text:style-name="P735"/>
      <text:p text:style-name="P774">Глагол <text:span text:style-name="T476">get</text:span></text:p>
      <text:p text:style-name="P737"/>
      <text:p text:style-name="P1074"><text:span text:style-name="T275">Один и самых запутанных глаголов, который может переводится по разному,</text:span><text:span text:style-name="T274"> в записимости </text:span></text:p>
      <text:p text:style-name="P738">от слов, идущих после него. Поэтому его нужно переводить в связке с соседними словами.</text:p>
      <text:p text:style-name="P739"/>
      <text:p text:style-name="P1074"><text:span text:style-name="T275">Если после </text:span><text:span text:style-name="T90">get</text:span><text:span text:style-name="T275"> идет существительное, то он передает значение </text:span><text:span text:style-name="T274">«</text:span><text:span text:style-name="T275">получать, покупать</text:span><text:span text:style-name="T274">».</text:span></text:p>
      <text:p text:style-name="P738"/>
      <text:p text:style-name="P76"><text:span text:style-name="T56">I </text:span><text:span text:style-name="T45">got a new car — Я купил новую машину.</text:span></text:p>
      <text:p text:style-name="P955">I got an A today — Я получил пятерку сегодня. (A — <text:span text:style-name="T1119">это </text:span>оценка)</text:p>
      <text:p text:style-name="P1220"><text:span text:style-name="T274">Е</text:span><text:span text:style-name="T240">сли </text:span><text:span text:style-name="T68">get</text:span><text:span text:style-name="T240"> используется со средством передвижения, то он приобретает значение </text:span></text:p>
      <text:p text:style-name="P740">«сесть в транспорт». В этом случае он может использоваться с предлогом <text:span text:style-name="T476">on</text:span>.</text:p>
      <text:p text:style-name="P740"/>
      <text:p text:style-name="P955">I got on a bus at 5 o`clock — Я сел в автобус в 5 часов.</text:p>
      <text:p text:style-name="P955">I got a taxi — Я взял такси.</text:p>
      <text:p text:style-name="P738"/>
      <text:p text:style-name="P1220"><text:span text:style-name="T274">Е</text:span><text:span text:style-name="T240">сли после get идет прилагательное, то это означает «прийти к этому состоянию», </text:span></text:p>
      <text:p text:style-name="P740">например: <text:span text:style-name="T476">get hungry (проголодаться), get better (стать лучше), get cold (замерзнуть)</text:span> и т. д.</text:p>
      <text:p text:style-name="P740"/>
      <text:p text:style-name="P955">He got dressed quickly and left — Он оделся быстро и ушел.</text:p>
      <text:p text:style-name="P740"/>
      <text:p text:style-name="P740">Если <text:span text:style-name="T476">get</text:span> используется с частицей <text:span text:style-name="T476">to</text:span>, то это означает «прибывать в такое-то место».</text:p>
      <text:p text:style-name="P740"/>
      <text:p text:style-name="P955">I got to work late — Я приехал на работу поздно.</text:p>
      <text:p text:style-name="P955">I got to the airport by train — Я приехал в аэропорт на поезде.</text:p>
      <text:p text:style-name="P738"/>
      <text:p text:style-name="P738">В пассивном залоге может заменять глагол <text:span text:style-name="T476">be</text:span>. </text:p>
      <text:p text:style-name="P738"/>
      <text:p text:style-name="P738">Если <text:span text:style-name="T476">be</text:span> означает «быть в состоянии / обладать качеством», то <text:span text:style-name="T476">get</text:span> означает </text:p>
      <text:p text:style-name="P739">«входить в состояние / приобретать качество».</text:p>
      <text:p text:style-name="P739"/>
      <text:p text:style-name="P739">В отличии от <text:span text:style-name="T476">be, do, have</text:span>, этот глагол не может быть вспомогательным.</text:p>
      <text:p text:style-name="P741"><text:soft-page-break/>Почти для любого предложения с <text:span text:style-name="T476">get</text:span> можно найти замену с другим глаголом.</text:p>
      <text:p text:style-name="P739"/>
      <text:p text:style-name="P1226"><text:span text:style-name="T240">После </text:span><text:span text:style-name="T68">get</text:span><text:span text:style-name="T240"> могут стоять разные предлоги, в зависимости от которых он может сильно</text:span></text:p>
      <text:p text:style-name="P1227"><text:span text:style-name="T240">меняться. Такие измененя не всегда поддаются логике</text:span><text:span text:style-name="T276">:</text:span></text:p>
      <text:list xml:id="list2956804142" text:style-name="L51">
        <text:list-item>
          <text:p text:style-name="P1405">get along — ладить друг с другом;</text:p>
        </text:list-item>
        <text:list-item>
          <text:p text:style-name="P1405">get away — убираться прочь (грубо);</text:p>
        </text:list-item>
        <text:list-item>
          <text:p text:style-name="P1405">get back — вернуться;</text:p>
        </text:list-item>
        <text:list-item>
          <text:p text:style-name="P1405">get in — попасть внутрь;</text:p>
        </text:list-item>
        <text:list-item>
          <text:p text:style-name="P1405">get on — справиться с ситуацией.</text:p>
        </text:list-item>
      </text:list>
      <text:p text:style-name="P742"/>
      <text:p text:style-name="P882"><text:span text:style-name="T982">W</text:span><text:span text:style-name="T972">e get along well — Мы хорошо ладим.</text:span></text:p>
      <text:p text:style-name="P956">I`ll get away from work as soon as I can — Я свалю с этой работы, как только смогу.</text:p>
      <text:p text:style-name="P956">Get in the car quickly! — Быстро садись в машину!</text:p>
      <text:p text:style-name="P957">How are you getting on with your new job? — Как дела на новой работе?</text:p>
      <text:p text:style-name="P1175"/>
      <text:p text:style-name="P1175">В английском языке глаголы могут объединяться с предлогами и образовывать новые значения. Сочетания глаголов с предлогами называются фразовыми глаголоми.</text:p>
      <text:p text:style-name="P1174">Такие сочетания нельзя переводить по отдельности, а только в связке.</text:p>
      <text:p text:style-name="P739"/>
      <text:p text:style-name="P1174">Один и тот же фразовый глагол может иметь несколько значений.</text:p>
      <text:p text:style-name="P739"/>
      <text:p text:style-name="P770">Глаголы, в которых все путаются</text:p>
      <text:p text:style-name="P743"/>
      <text:p text:style-name="P744"><text:span text:style-name="T623">Tell и say</text:span> можно перевести как «сказать». Только первый означатает «рассказать», </text:p>
      <text:p text:style-name="P744">а второй - «сказать/говорить». </text:p>
      <text:p text:style-name="P744"/>
      <text:p text:style-name="P744">После <text:span text:style-name="T476">tell</text:span> нужно обязательно указать, кому адресована фраза, либо что именно </text:p>
      <text:p text:style-name="P744">говорится. После <text:span text:style-name="T476">tell</text:span> не нужен предлог.</text:p>
      <text:p text:style-name="P744"/>
      <text:p text:style-name="P958">Tell me the truth — Скажи мне правду.</text:p>
      <text:p text:style-name="P958">Tell Michael that I will be late — Скажи Майклу, что я опоздаю.</text:p>
      <text:p text:style-name="P744"/>
      <text:p text:style-name="P744">После <text:span text:style-name="T476">say</text:span> можно ничего не указывать, либо указать того, кто сказал фразу.</text:p>
      <text:p text:style-name="P744">Если мы говорим, кому адресована фраза, то после <text:span text:style-name="T476">say</text:span> нужен предлог <text:span text:style-name="T476">to</text:span>.</text:p>
      <text:p text:style-name="P744"/>
      <text:p text:style-name="P958">«You deserve more than this», I said to myself — Ты заслуживаешь большего, я сказал себе.</text:p>
      <text:p text:style-name="P744"/>
      <text:p text:style-name="P1221"><text:span text:style-name="T152">See, l</text:span><text:span text:style-name="T151">ook, watch</text:span><text:span text:style-name="T240"> передают значение «видеть», но с разными смысловыми оттенками.</text:span></text:p>
      <text:p text:style-name="P744"/>
      <text:p text:style-name="P745">Глагол <text:span text:style-name="T476">see</text:span> означает «видеть», как физическую возможность. Обычно <text:span text:style-name="T1120">он </text:span>не употребляется </text:p>
      <text:p text:style-name="P745">во временах Continuous.</text:p>
      <text:p text:style-name="P744"/>
      <text:p text:style-name="P958">I see a bird in the tree — Я вижу птицу на дереве.</text:p>
      <text:p text:style-name="P744"/>
      <text:p text:style-name="P744"><text:span text:style-name="T476">Look</text:span> означает «смотреть на что-либо». Если мы хотим узнать на какой объет смотрим — используется предлог <text:span text:style-name="T476">at</text:span>. В отличии от <text:span text:style-name="T476">see</text:span>, можно использовать в Continuous.</text:p>
      <text:p text:style-name="P744"/>
      <text:p text:style-name="P958">Don`t worry, I`m not looking — Не волнуйся, я не смотрю.</text:p>
      <text:p text:style-name="P958">I`m looking at the dog — Я смотрю на собаку.</text:p>
      <text:p text:style-name="P744"/>
      <text:p text:style-name="P1075"><text:span text:style-name="T68">Watch</text:span><text:span text:style-name="T240"> означает «</text:span><text:span text:style-name="T278">следить (взором)</text:span><text:span text:style-name="T240">» или «наблюдать» </text:span><text:span text:style-name="T277">за объектом</text:span><text:span text:style-name="T240">.</text:span></text:p>
      <text:p text:style-name="P746"/>
      <text:p text:style-name="P49"><text:soft-page-break/><text:span text:style-name="T57">Mothers always watch their children — М</text:span><text:span text:style-name="T58">а</text:span><text:span text:style-name="T57">мы всегда следят за своими детьми.</text:span></text:p>
      <text:p text:style-name="P77"><text:span text:style-name="T59">I </text:span><text:span text:style-name="T45">like watching birds — Мне нравится наблюдать за птицами.</text:span></text:p>
      <text:p text:style-name="P746"/>
      <text:p text:style-name="P1075"><text:span text:style-name="T151">Hear, listen</text:span><text:span text:style-name="T240"> можно перевести как «слышать» и «слушать». Первый означает физическую возможность, а второй — осознанное действие.</text:span></text:p>
      <text:p text:style-name="P746"/>
      <text:p text:style-name="P959">Can you hear some noise? — Ты слышишь шум?</text:p>
      <text:p text:style-name="P959">I think I heard something — Кажется, я что-то слышал.</text:p>
      <text:p text:style-name="P746"/>
      <text:p text:style-name="P1222"><text:span text:style-name="T278">Когда мы говорим о том, что именно слушаем, то</text:span><text:span text:style-name="T240"> </text:span><text:span text:style-name="T278">п</text:span><text:span text:style-name="T240">осле </text:span><text:span text:style-name="T68">listen</text:span><text:span text:style-name="T240"> </text:span><text:span text:style-name="T278">ставится предлог </text:span><text:span text:style-name="T91">to</text:span><text:span text:style-name="T278">.</text:span></text:p>
      <text:p text:style-name="P747">При переводе на русский предлог выпадает.</text:p>
      <text:p text:style-name="P747"/>
      <text:p text:style-name="P959">Listen to me, please — Пожалуйста, послушай меня.</text:p>
      <text:p text:style-name="P959">What music do you listen to? - Какую музыку ты слушает?</text:p>
      <text:p text:style-name="P747"/>
      <text:p text:style-name="P1223"><text:span text:style-name="T151">Do, make</text:span><text:span text:style-name="T240"> означают «делать». Только первый имеет абстрактное значение (заниматься делом), а второй больше связан с физической активностью, с созданием предметов.</text:span></text:p>
      <text:p text:style-name="P747"/>
      <text:p text:style-name="P748">Устойчивые выражения с do:</text:p>
      <text:list xml:id="list2399257984" text:style-name="L52">
        <text:list-item>
          <text:p text:style-name="P1406">do an exam/test — сдавать экзамен/тест;</text:p>
        </text:list-item>
        <text:list-item>
          <text:p text:style-name="P1406">do a course — пройти курс;</text:p>
        </text:list-item>
        <text:list-item>
          <text:p text:style-name="P1406">do work/homework/housework — делать работу / домашнюю работу / работу по дому;</text:p>
        </text:list-item>
        <text:list-item>
          <text:p text:style-name="P1406">do a favour — оказывать услугу;</text:p>
        </text:list-item>
        <text:list-item>
          <text:p text:style-name="P1406">do business — заниматься бизнесом;</text:p>
        </text:list-item>
        <text:list-item>
          <text:p text:style-name="P1406">do right/wrong — поступать правильно/неправильно;</text:p>
        </text:list-item>
        <text:list-item>
          <text:p text:style-name="P1408">do the shopping — делать покупки;</text:p>
        </text:list-item>
        <text:list-item>
          <text:p text:style-name="P1406">do the wassing up — мыть посуду;</text:p>
        </text:list-item>
      </text:list>
      <text:p text:style-name="P747"/>
      <text:p text:style-name="P748">Устойчивые выражения с make:</text:p>
      <text:list xml:id="list1705760476" text:style-name="L53">
        <text:list-item>
          <text:p text:style-name="P1407">make a noise — шуметь;</text:p>
        </text:list-item>
        <text:list-item>
          <text:p text:style-name="P1407">make a bed — застилать постель;</text:p>
        </text:list-item>
        <text:list-item>
          <text:p text:style-name="P1407">make a cake/tea/dinner — приготовить торт/чай/ужин;</text:p>
        </text:list-item>
        <text:list-item>
          <text:p text:style-name="P1552"><text:span text:style-name="T240">make a choice — сделать </text:span><text:span text:style-name="T279">выбор;</text:span></text:p>
        </text:list-item>
        <text:list-item>
          <text:p text:style-name="P1409">make a scision — принять решение;</text:p>
        </text:list-item>
        <text:list-item>
          <text:p text:style-name="P1409">make a promise — обещать, дать обещание;</text:p>
        </text:list-item>
        <text:list-item>
          <text:p text:style-name="P1409">make a friends — подружиться.</text:p>
        </text:list-item>
      </text:list>
      <text:p text:style-name="P749"/>
      <text:p text:style-name="P960">Could you do me a favour — Не мог бы ты оказать мне услугу? </text:p>
      <text:p text:style-name="P960">I belive she`ll make the right choice — Я верю, что она сделает правильный выбор.</text:p>
      <text:p text:style-name="P749"/>
      <text:p text:style-name="P1130"><text:span text:style-name="T364">Про и</text:span><text:span text:style-name="T365">нфинитив и герундий</text:span></text:p>
      <text:p text:style-name="P750"/>
      <text:p text:style-name="P757">Когда в английском предложении идет несколько глаголов <text:span text:style-name="T1122">подря</text:span><text:span text:style-name="T1123">д</text:span>, то первый является сказуемым<text:span text:style-name="T1121">, а следующий, свободный от времени, стоит в форме инфинитива </text:span></text:p>
      <text:p text:style-name="P1083"><text:span text:style-name="T299">или герундия </text:span><text:span text:style-name="T300">(</text:span><text:span text:style-name="T311">после сказуемоего</text:span><text:span text:style-name="T301"> </text:span><text:span text:style-name="T299">может быть несколько </text:span><text:span text:style-name="T311">глаголов</text:span><text:span text:style-name="T300">)</text:span><text:span text:style-name="T299">.</text:span></text:p>
      <text:p text:style-name="P756"/>
      <text:p text:style-name="P969">What do you want <text:span text:style-name="T949">to do</text:span>? — Что ты хочешь <text:span text:style-name="T949">делать</text:span>?</text:p>
      <text:p text:style-name="P969">I like <text:span text:style-name="T949">playing</text:span> cards — Я люблю <text:span text:style-name="T949">играть</text:span> в карты.</text:p>
      <text:p text:style-name="P970">Please don`t make me <text:span text:style-name="T949">worry</text:span> — Пожалуйста, не заставляй меня <text:span text:style-name="T949">волноваться</text:span>.</text:p>
      <text:p text:style-name="P971">I don`t mind <text:span text:style-name="T949">doing</text:span> it on my own — Я не против <text:span text:style-name="T949">сделать</text:span> это в одиночку.</text:p>
      <text:p text:style-name="P758"/>
      <text:p text:style-name="P1084"><text:soft-page-break/><text:span text:style-name="T285">И</text:span><text:span text:style-name="T286">нфинитив и герундий дополняют по смыслу </text:span><text:span text:style-name="T302">сказуемое</text:span><text:span text:style-name="T286">. </text:span><text:span text:style-name="T287">Они являются взаимозаменяемы </text:span></text:p>
      <text:p text:style-name="P1084"><text:span text:style-name="T295">и</text:span><text:span text:style-name="T287"> </text:span><text:span text:style-name="T295">в</text:span><text:span text:style-name="T287"> основном </text:span><text:span text:style-name="T295">и</text:span><text:span text:style-name="T287">спользуют</text:span><text:span text:style-name="T295">ся</text:span><text:span text:style-name="T287"> по наитию </text:span><text:span text:style-name="T302">либо</text:span><text:span text:style-name="T287"> в зависимости от диалекта.</text:span></text:p>
      <text:p text:style-name="P759"/>
      <text:p text:style-name="P760">На русский инфинитив и герундий переводятся несколькими способами:</text:p>
      <text:list xml:id="list3726282375" text:style-name="L54">
        <text:list-item>
          <text:p text:style-name="P1410">начальной формой глагола (делать);</text:p>
        </text:list-item>
        <text:list-item>
          <text:p text:style-name="P1410">причастием (делая);</text:p>
        </text:list-item>
        <text:list-item>
          <text:p text:style-name="P1410">придаточным предложением (чтобы сделать).</text:p>
        </text:list-item>
      </text:list>
      <text:p text:style-name="P759"/>
      <text:p text:style-name="P775">Инфинитив </text:p>
      <text:p text:style-name="P766"/>
      <text:p text:style-name="P1090"><text:span text:style-name="T308">Э</text:span><text:span text:style-name="T295">то глагол в начальной форме, </text:span><text:span text:style-name="T302">который </text:span><text:span text:style-name="T303">обычно </text:span><text:span text:style-name="T304">идет</text:span><text:span text:style-name="T302"> </text:span><text:span text:style-name="T295">с частицей </text:span><text:span text:style-name="T93">to</text:span><text:span text:style-name="T295">.</text:span></text:p>
      <text:p text:style-name="P964"><text:span text:style-name="T66">I don`t want </text:span><text:span text:style-name="T1138">to interface</text:span><text:span text:style-name="T66"> — Я не хочу </text:span><text:span text:style-name="T1138">вмешиваться</text:span><text:span text:style-name="T66">.</text:span></text:p>
      <text:p text:style-name="P767"/>
      <text:p text:style-name="P654"><text:span text:style-name="T295">Г</text:span><text:span text:style-name="T288">лаголы, после которых инфинитив всегда </text:span><text:span text:style-name="T296">с частицей </text:span><text:span text:style-name="T92">to</text:span><text:span text:style-name="T288">:</text:span></text:p>
      <text:list xml:id="list2327480247" text:style-name="L55">
        <text:list-item>
          <text:p text:style-name="P1411">want — хотеть;</text:p>
        </text:list-item>
        <text:list-item>
          <text:p text:style-name="P1411">need — нуждаться;</text:p>
        </text:list-item>
        <text:list-item>
          <text:p text:style-name="P1411">plan — планировать;</text:p>
        </text:list-item>
        <text:list-item>
          <text:p text:style-name="P1411">decide — принимать решение;</text:p>
        </text:list-item>
        <text:list-item>
          <text:p text:style-name="P1411">offer — предлагать;</text:p>
        </text:list-item>
        <text:list-item>
          <text:p text:style-name="P1411">hope — надеяться;</text:p>
        </text:list-item>
        <text:list-item>
          <text:p text:style-name="P1411">promise — обещать;</text:p>
        </text:list-item>
        <text:list-item>
          <text:p text:style-name="P1411">try — пытаться;</text:p>
        </text:list-item>
        <text:list-item>
          <text:p text:style-name="P1411">forget — забывать;</text:p>
        </text:list-item>
        <text:list-item>
          <text:p text:style-name="P1411">learn — изучать;</text:p>
        </text:list-item>
        <text:list-item>
          <text:p text:style-name="P1411">would like — хотел бы.</text:p>
        </text:list-item>
      </text:list>
      <text:p text:style-name="P963"/>
      <text:p text:style-name="P963">We promise <text:span text:style-name="T949">to get</text:span> the money — Мы обещали <text:span text:style-name="T949">достать</text:span> денег.</text:p>
      <text:p text:style-name="P963">Don`t forget <text:span text:style-name="T949">to write</text:span> importang things — Не забывай <text:span text:style-name="T949">записывать</text:span> самое главное.</text:p>
      <text:p text:style-name="P761"/>
      <text:p text:style-name="P1082"><text:span text:style-name="T289">Между смысловым глаголом и идущим за ним инфинитивом часто </text:span><text:span text:style-name="T306">стоит</text:span><text:span text:style-name="T289"> дополнение.</text:span></text:p>
      <text:p text:style-name="P655"><text:span text:style-name="T306">Обычно</text:span><text:span text:style-name="T307"> </text:span><text:span text:style-name="T293">дополнение указывает</text:span><text:span text:style-name="T294">ся</text:span><text:span text:style-name="T293"> после </text:span><text:span text:style-name="T306">следующих </text:span><text:span text:style-name="T293">глаголов:</text:span></text:p>
      <text:list xml:id="list1127796941" text:style-name="L56">
        <text:list-item>
          <text:p text:style-name="P1412">ask — спрашивать;</text:p>
        </text:list-item>
        <text:list-item>
          <text:p text:style-name="P1412">tell — говорить;</text:p>
        </text:list-item>
        <text:list-item>
          <text:p text:style-name="P1412">advice — советовать;</text:p>
        </text:list-item>
        <text:list-item>
          <text:p text:style-name="P1412">expect — ожидать;</text:p>
        </text:list-item>
        <text:list-item>
          <text:p text:style-name="P1412">pesuade — убеждать;</text:p>
        </text:list-item>
        <text:list-item>
          <text:p text:style-name="P1412">teach — обучать.</text:p>
        </text:list-item>
      </text:list>
      <text:p text:style-name="P764"/>
      <text:p text:style-name="P968"><text:span text:style-name="T1129">I </text:span><text:span text:style-name="T34">asked</text:span><text:span text:style-name="T1130"> </text:span><text:span text:style-name="T1160">Mike</text:span><text:span text:style-name="T1130"> </text:span><text:span text:style-name="T954">to come</text:span><text:span text:style-name="T1130"> in — Я просила Майка войти.</text:span></text:p>
      <text:p text:style-name="P79"><text:span text:style-name="T32">Tell</text:span><text:span text:style-name="T45"> </text:span><text:span text:style-name="T1161">them</text:span><text:span text:style-name="T45"> </text:span><text:span text:style-name="T64">to leave</text:span><text:span text:style-name="T45"> us alone — Попроси их оставить нас в покое.</text:span></text:p>
      <text:p text:style-name="P761"/>
      <text:p text:style-name="P1085"><text:span text:style-name="T289">Если после смыслового глагола </text:span><text:span text:style-name="T305">указано</text:span><text:span text:style-name="T290"> </text:span><text:span text:style-name="T289">дополне</text:span><text:span text:style-name="T290">ние, </text:span><text:span text:style-name="T291">то такие предложения удобней переводить с использованием придаточного предложения.</text:span></text:p>
      <text:p text:style-name="P765"/>
      <text:p text:style-name="P83"><text:span text:style-name="T60">I </text:span><text:span text:style-name="T33">promise</text:span><text:span text:style-name="T60"> </text:span><text:span text:style-name="T1162">you</text:span><text:span text:style-name="T60"> </text:span><text:span text:style-name="T65">to be</text:span><text:span text:style-name="T60"> there always — Я обещаю тебе, что буду рядом всегда.</text:span></text:p>
      <text:p text:style-name="P965"/>
      <text:p text:style-name="P1085"><text:span text:style-name="T307">(</text:span><text:span text:style-name="T298">п</text:span><text:span text:style-name="T291">ридаточно</text:span><text:span text:style-name="T292">е</text:span><text:span text:style-name="T291"> предложени</text:span><text:span text:style-name="T319">е</text:span><text:span text:style-name="T291"> — </text:span><text:span text:style-name="T307">это синтаксическая часть сложноподчиненного предложения, содержащая подчинительный союз или союзное слово: </text:span><text:span text:style-name="T98">Петя убежал с урока, </text:span><text:span text:style-name="T153">чтобы не пропустить концерт</text:span><text:span text:style-name="T307">. </text:span><text:span text:style-name="Emphasis"><text:span text:style-name="T63">Изобразить чувство, </text:span></text:span><text:span text:style-name="Emphasis"><text:span text:style-name="T362">которое я испытывал</text:span></text:span><text:span text:style-name="Emphasis"><text:span text:style-name="T63">, очень трудно</text:span></text:span><text:span text:style-name="T307">)</text:span><text:span text:style-name="T291">.</text:span></text:p>
      <text:p text:style-name="P965"/>
      <text:p text:style-name="P1085"><text:soft-page-break/><text:span text:style-name="T291">Т</text:span><text:span text:style-name="T297">акже придаточное предложение используется, когда вторая часть объясняет причину действия из главной части. </text:span><text:span text:style-name="T298">В этом случае инфинитив всегда используется с </text:span><text:span text:style-name="T94">to</text:span><text:span text:style-name="T298">.</text:span></text:p>
      <text:p text:style-name="P762"/>
      <text:p text:style-name="P84"><text:span text:style-name="T60">I </text:span><text:span text:style-name="T33">went out</text:span><text:span text:style-name="T65">,</text:span><text:span text:style-name="T60"> </text:span><text:span text:style-name="T65">to buy</text:span><text:span text:style-name="T60"> food — Я </text:span><text:span text:style-name="T33">вышел</text:span><text:span text:style-name="T60">,</text:span><text:span text:style-name="T62"> </text:span><text:span text:style-name="T65">чтобы</text:span><text:span text:style-name="T60"> </text:span><text:span text:style-name="T65">купить</text:span><text:span text:style-name="T60"> еды.</text:span></text:p>
      <text:p text:style-name="P85"><text:span text:style-name="T60">W</text:span><text:span text:style-name="T45">hy did I </text:span><text:span text:style-name="T32">come in</text:span><text:span text:style-name="T45">? </text:span><text:span text:style-name="T64">To drink</text:span><text:span text:style-name="T45"> cofee — Почему я </text:span><text:span text:style-name="T32">зашел</text:span><text:span text:style-name="T45">? </text:span><text:span text:style-name="T64">Чтобы выпить</text:span><text:span text:style-name="T45"> кофе.</text:span></text:p>
      <text:p text:style-name="P966"/>
      <text:p text:style-name="P255"><text:span text:style-name="T45">Не всегда причина указывается в виде глагола. Если в качестве причины указано существительное, то перед ним будет предлог </text:span><text:span text:style-name="T68">for</text:span><text:span text:style-name="T45"> </text:span><text:span text:style-name="T61">(за, для)</text:span><text:span text:style-name="T45">.</text:span></text:p>
      <text:p text:style-name="P763"/>
      <text:p text:style-name="P967">I <text:span text:style-name="T23">went out</text:span> <text:span text:style-name="T949">for food</text:span> — Я <text:span text:style-name="T23">вышел</text:span><text:span text:style-name="T1128"> </text:span><text:span text:style-name="T949">за едой</text:span>.</text:p>
      <text:p text:style-name="P249"/>
      <text:p text:style-name="P249">Ес<text:span text:style-name="T1128">ть</text:span> глаголы, после которых инфинитив используется без частицы <text:span text:style-name="T476">to</text:span> («голый» инфитив). Таких глаголов немного. Самыми распространенные: <text:span text:style-name="T476">let </text:span>(позволять) и <text:span text:style-name="T476">make</text:span>.</text:p>
      <text:p text:style-name="P247"/>
      <text:p text:style-name="P81"><text:span text:style-name="T23">Let</text:span> <text:span text:style-name="T1157">Peter</text:span> <text:span text:style-name="T949">explain</text:span> himself — Позволь Питеру объясниться.</text:p>
      <text:p text:style-name="P82"><text:span text:style-name="T23">Let</text:span> <text:span text:style-name="T1157">us</text:span> (let`s) <text:span text:style-name="T949">watch</text:span> this movie — Давай<text:span text:style-name="T1125"> </text:span>посмотрим этот фильм.</text:p>
      <text:p text:style-name="P248"/>
      <text:p text:style-name="P250">Если после <text:span text:style-name="T476">make</text:span> стоит еще один глагол, то в этом случае <text:span text:style-name="T476">make</text:span> переводится не как «делать», </text:p>
      <text:p text:style-name="P250">а как «заставлять». После <text:span text:style-name="T476">make</text:span> нужно также указать дополнение.</text:p>
      <text:p text:style-name="P250"/>
      <text:p text:style-name="P219">I <text:span text:style-name="T3">can`t</text:span> <text:span text:style-name="T23">make</text:span> <text:span text:style-name="T1157">John</text:span> <text:span text:style-name="T949">work</text:span> — Я не могу заставить Джона работать.</text:p>
      <text:p text:style-name="P251"/>
      <text:p text:style-name="P253"><text:span text:style-name="T1126">Если инфинитив стоит после связки </text:span><text:span text:style-name="T504">it</text:span><text:span text:style-name="T1148"> + </text:span><text:span text:style-name="T501">be </text:span><text:span text:style-name="T1126">+ прилагательно</text:span><text:span text:style-name="T1127">е</text:span><text:span text:style-name="T1126">, то </text:span><text:span text:style-name="T1148">он </text:span><text:span text:style-name="T1126">используется </text:span></text:p>
      <text:p text:style-name="P253"><text:span text:style-name="T1126">с частицей </text:span><text:span text:style-name="T501">to</text:span><text:span text:style-name="T1126">. </text:span><text:span text:style-name="T1148">Такая связка выражает отношение к делу.</text:span></text:p>
      <text:p text:style-name="P252"/>
      <text:p text:style-name="P80">It <text:span text:style-name="T363">is difficult</text:span> to understand him — Его<text:span text:style-name="T1148"> </text:span>сложно понять.</text:p>
      <text:p text:style-name="P88">It was difficult to find a good job — Было трудно найти хорошую работу.</text:p>
      <text:p text:style-name="P51"><text:span text:style-name="T1148">It is nice to live here — Здесь </text:span><text:span text:style-name="T1149">приятно жить.</text:span></text:p>
      <text:p text:style-name="P252"/>
      <text:p text:style-name="P1241">По правилам английского языка после <text:span text:style-name="T476">be</text:span> всегда используется прилалагательное, при этом на русский, <text:span text:style-name="T476">be</text:span> + прилагательное будет переводиться наречием (где, куда, зачем, как).</text:p>
      <text:p text:style-name="P254"/>
      <text:p text:style-name="P1090"><text:span text:style-name="T941">Г</text:span><text:span text:style-name="T942">ерундий</text:span><text:span text:style-name="T756"> </text:span></text:p>
      <text:p text:style-name="P258"/>
      <text:p text:style-name="P1090"><text:span text:style-name="T759">Э</text:span><text:span text:style-name="T752">то нечно среднее между глаголом и существительным, </text:span><text:span text:style-name="T757">потому что м</text:span><text:span text:style-name="T752">ожет переводит</text:span><text:span text:style-name="T757">ь</text:span><text:span text:style-name="T752">ся </text:span></text:p>
      <text:p text:style-name="P1090"><text:span text:style-name="T757">и так и этак </text:span><text:span text:style-name="T760">(в зависимости от места)</text:span><text:span text:style-name="T752">.</text:span><text:span text:style-name="T758"> </text:span><text:span text:style-name="T753">Выглядит как глагол c окончанием </text:span><text:span text:style-name="T502">-ing</text:span><text:span text:style-name="T753">.</text:span></text:p>
      <text:p text:style-name="P261"/>
      <text:p text:style-name="P1091"><text:span text:style-name="T761">Герундий используется после предлогов </text:span><text:span text:style-name="T764">и</text:span><text:span text:style-name="T761"> некоторых глаголов. </text:span><text:span text:style-name="T763">Т</text:span><text:span text:style-name="T764">акже</text:span><text:span text:style-name="T761"> е</text:span><text:span text:style-name="T762">сли после </text:span></text:p>
      <text:p text:style-name="P262">первого глагола идет предлог, то второй всегда пишется в форме герундия.</text:p>
      <text:p text:style-name="P263"/>
      <text:p text:style-name="P260">Если герундий стоит в конце предложения, то он переводится глаголом.</text:p>
      <text:p text:style-name="P986"/>
      <text:p text:style-name="P883"><text:span text:style-name="T1037">I </text:span><text:span text:style-name="T31">ran</text:span><text:span text:style-name="T1036"> for a long time </text:span><text:span text:style-name="T1103">without</text:span><text:span text:style-name="T1036"> </text:span><text:span text:style-name="T1039">stopping</text:span><text:span text:style-name="T1036"> — Я долго бежал, не останавливаясь.</text:span></text:p>
      <text:p text:style-name="P883"><text:span text:style-name="T1037">D</text:span><text:span text:style-name="T1036">on`t stop. </text:span><text:span text:style-name="T31">Keep</text:span><text:span text:style-name="T1036"> </text:span><text:span text:style-name="T1103">on</text:span><text:span text:style-name="T1036"> </text:span><text:span text:style-name="T1039">running</text:span><text:span text:style-name="T1036">! </text:span><text:span text:style-name="T1038">— </text:span><text:span text:style-name="T1036">Не останавливайся. Продолжай бежать!</text:span></text:p>
      <text:p text:style-name="P884"><text:span text:style-name="T1103">Before</text:span><text:span text:style-name="T1036"> </text:span><text:span text:style-name="T1039">going</text:span><text:span text:style-name="T1036"> </text:span><text:span text:style-name="T1039">out</text:span><text:span text:style-name="T1036">, I phoned Jerry — Перед выходом я позвонил Джерри.</text:span></text:p>
      <text:p text:style-name="P986"/>
      <text:p text:style-name="P1086"><text:span text:style-name="T342">Глаголы, после которых </text:span><text:span text:style-name="T343">принято использовать</text:span><text:span text:style-name="T342"> герундий:</text:span></text:p>
      <text:p text:style-name="P987"/>
      <text:list xml:id="list68331190" text:style-name="L57">
        <text:list-item>
          <text:p text:style-name="P1415">обозначающие начало, продолжительность или конец процесса:</text:p>
          <text:list>
            <text:list-item>
              <text:p text:style-name="P1416">stop — прекращать;</text:p>
            </text:list-item>
            <text:list-item>
              <text:p text:style-name="P1416">finish — заканчивать;</text:p>
            </text:list-item>
            <text:list-item>
              <text:p text:style-name="P1416">give up — прекращать;</text:p>
            </text:list-item>
            <text:list-item>
              <text:p text:style-name="P1416"><text:soft-page-break/>carry on / go on / keep on — продолжать;</text:p>
            </text:list-item>
          </text:list>
          <text:p text:style-name="P1416"/>
        </text:list-item>
        <text:list-item>
          <text:p text:style-name="P1415">обозначающие отношение к чему-то:</text:p>
          <text:list>
            <text:list-item>
              <text:p text:style-name="P1416">dislike — нелюбить;</text:p>
            </text:list-item>
            <text:list-item>
              <text:p text:style-name="P1416">enjoy — нравиться;</text:p>
            </text:list-item>
          </text:list>
        </text:list-item>
        <text:list-item>
          <text:p text:style-name="P1415">глаголы чувственного восприятия:</text:p>
          <text:list>
            <text:list-item>
              <text:p text:style-name="P1416">see — видеть;</text:p>
            </text:list-item>
            <text:list-item>
              <text:p text:style-name="P1416">watch — смотреть;</text:p>
            </text:list-item>
            <text:list-item>
              <text:p text:style-name="P1416">hear — слышать;</text:p>
            </text:list-item>
            <text:list-item>
              <text:p text:style-name="P1416">listen to — слушать.</text:p>
            </text:list-item>
          </text:list>
        </text:list-item>
      </text:list>
      <text:p text:style-name="P988"/>
      <text:list xml:id="list165930448001663" text:continue-numbering="true" text:style-name="L57">
        <text:list-item>
          <text:p text:style-name="P1415">другие глаголы и словосочетания:</text:p>
          <text:list>
            <text:list-item>
              <text:p text:style-name="P1416">suggest — предлагать;</text:p>
            </text:list-item>
            <text:list-item>
              <text:p text:style-name="P1416">mind — иметь ввиду, возражать;</text:p>
            </text:list-item>
            <text:list-item>
              <text:p text:style-name="P1416">avoid — избегать;</text:p>
            </text:list-item>
            <text:list-item>
              <text:p text:style-name="P1416">practice — практиковаться;</text:p>
            </text:list-item>
            <text:list-item>
              <text:p text:style-name="P1416">can`t help — не мочь не делать;</text:p>
            </text:list-item>
            <text:list-item>
              <text:p text:style-name="P1416">can`t stand — не выносить, ненавидеть;</text:p>
            </text:list-item>
            <text:list-item>
              <text:p text:style-name="P1416">look forward to — ждать с нетерпением.</text:p>
            </text:list-item>
          </text:list>
        </text:list-item>
      </text:list>
      <text:p text:style-name="P987"/>
      <text:p text:style-name="P885">I enjoy <text:span text:style-name="T949">reading</text:span> very much — Я очень люблю читать.</text:p>
      <text:p text:style-name="P885">I can`t help <text:span text:style-name="T949">feeling</text:span> responsible — Я не могу не чувствовать ответственности.</text:p>
      <text:p text:style-name="P885">I look forward to <text:span text:style-name="T949">meeting</text:span> John — Я жд<text:span text:style-name="T1141">у</text:span> с нетерпением встечи с Джоном.</text:p>
      <text:p text:style-name="P256"/>
      <text:p text:style-name="P256">Сочетание сказуемого и герундия можно расш<text:span text:style-name="T1142">и</text:span>рить, добавив между ними дополнение.</text:p>
      <text:p text:style-name="P256"/>
      <text:p text:style-name="P50"><text:span text:style-name="T1131">I </text:span><text:span text:style-name="T35">saw</text:span><text:span text:style-name="T1131"> </text:span><text:span text:style-name="T1163">John</text:span><text:span text:style-name="T1131"> </text:span><text:span text:style-name="T955">working</text:span><text:span text:style-name="T1131"> in the garden — Я видел, как Джон работает в саду.</text:span></text:p>
      <text:p text:style-name="P86">He <text:span text:style-name="T3">can`t</text:span> <text:span text:style-name="T23">stand</text:span> <text:span text:style-name="T1157">his father</text:span> <text:span text:style-name="T949">drinking</text:span> — Он не может вынести того, что его отец пьет.</text:p>
      <text:p text:style-name="P247"/>
      <text:p text:style-name="P259">Когда нужно сказать про дейсвтие, которое регулярно совершается, то для этого используется</text:p>
      <text:p text:style-name="P656"><text:span text:style-name="T754">связка </text:span><text:span text:style-name="T503">go</text:span><text:span text:style-name="T754"> + герундий. Глагол </text:span><text:span text:style-name="T503">go</text:span><text:span text:style-name="T754"> в этом случае переводится как «занимаюсь этим делом»:</text:span></text:p>
      <text:list xml:id="list2837079640" text:style-name="L58">
        <text:list-item>
          <text:p text:style-name="P1531"><text:span text:style-name="T754">go swimming — занима</text:span><text:span text:style-name="T755">ться</text:span><text:span text:style-name="T754"> плаваньем;</text:span></text:p>
        </text:list-item>
        <text:list-item>
          <text:p text:style-name="P1484">go running — бегать;</text:p>
        </text:list-item>
        <text:list-item>
          <text:p text:style-name="P1484">go fishing — рыбачить;</text:p>
        </text:list-item>
        <text:list-item>
          <text:p text:style-name="P1531">go skiing — кататься на лыжах;</text:p>
        </text:list-item>
        <text:list-item>
          <text:p text:style-name="P1553">go shopping — ходить по магазинам.</text:p>
        </text:list-item>
      </text:list>
      <text:p text:style-name="P1230"/>
      <text:p text:style-name="P1087"><text:span text:style-name="T1132">А связка </text:span><text:span text:style-name="T503">like</text:span><text:span text:style-name="T1132"> + герундий означает «</text:span><text:span text:style-name="T1133">люблю</text:span><text:span text:style-name="T1132"> заниматься этим </text:span><text:span text:style-name="T1133">делом</text:span><text:span text:style-name="T1132">».</text:span></text:p>
      <text:p text:style-name="P1230"/>
      <text:p text:style-name="P87">Would you like to <text:span text:style-name="T949">go skiing</text:span> this weekend? — Ты хочешь <text:span text:style-name="T949">покататься на лыжах</text:span> на выходных?</text:p>
      <text:p text:style-name="P87">I would rather <text:span text:style-name="T949">go shopp</text:span><text:span text:style-name="T956">i</text:span><text:span text:style-name="T949">ng</text:span> — Нет, я лучше <text:span text:style-name="T949">пойду по магазинам</text:span>.</text:p>
      <text:p text:style-name="P87">I <text:span text:style-name="T949">like shopping</text:span> with my girlfriends! — Я <text:span text:style-name="T949">люблю ходить по магазинам</text:span> с подру<text:span text:style-name="T1143">ж</text:span>ками!</text:p>
      <text:p text:style-name="P1230"/>
      <text:p text:style-name="P1089"><text:span text:style-name="T1135">Если герундий стоит в начале предложения, то он </text:span><text:span text:style-name="T1137">переводится не как глагол, а</text:span><text:span text:style-name="T1136"> как сущестительное </text:span><text:span text:style-name="T1137">(т. е. в этом случае он является подлежащим)</text:span><text:span text:style-name="T1135">.</text:span></text:p>
      <text:p text:style-name="P1088"/>
      <text:p text:style-name="P128">Swimming is very good for your health — Плаванье хорошо для здоровья</text:p>
      <text:p text:style-name="P128"><text:span text:style-name="T1134">L</text:span>earning English is not easy — Изучение английского — это нелегко.</text:p>
      <text:p text:style-name="P1088"/>
      <text:p text:style-name="P584">Глаголы, после который можно использовать как инфинитив так и герундий:</text:p>
      <text:p text:style-name="P584"><text:soft-page-break/></text:p>
      <text:list xml:id="list670536981" text:style-name="L59">
        <text:list-item>
          <text:p text:style-name="P1516">обозначающие процесс:</text:p>
          <text:list>
            <text:list-item>
              <text:p text:style-name="P1517">start, begin — начинать;</text:p>
            </text:list-item>
            <text:list-item>
              <text:p text:style-name="P1517">continue — продолжать;</text:p>
            </text:list-item>
          </text:list>
        </text:list-item>
      </text:list>
      <text:p text:style-name="P584"/>
      <text:list xml:id="list165930190399732" text:continue-numbering="true" text:style-name="L59">
        <text:list-item>
          <text:p text:style-name="P1516">обозначающие отношение к чему-то:</text:p>
          <text:list>
            <text:list-item>
              <text:p text:style-name="P1518">love — любить;</text:p>
            </text:list-item>
            <text:list-item>
              <text:p text:style-name="P1518">like — нравиться;</text:p>
            </text:list-item>
            <text:list-item>
              <text:p text:style-name="P1518">hate — ненавидеть;</text:p>
            </text:list-item>
            <text:list-item>
              <text:p text:style-name="P1518">prefer — предпочитать;</text:p>
            </text:list-item>
          </text:list>
        </text:list-item>
      </text:list>
      <text:p text:style-name="P585"/>
      <text:p text:style-name="P129">I started to leart English at school / I started learning English at school.</text:p>
      <text:p text:style-name="P129">I love to play the piano / I love playing the piano.</text:p>
      <text:p text:style-name="P586"/>
      <text:p text:style-name="P1263">Формальное подлежащее. <text:span text:style-name="T1145">Dummy subject</text:span></text:p>
      <text:p text:style-name="P587"/>
      <text:p text:style-name="P588">В английском предложении обязательно должно присутствовать подлежащее и сказуемое.</text:p>
      <text:p text:style-name="P589">Это его грамматическая основа. В русском предложении подлежащее может отсутствовать.</text:p>
      <text:p text:style-name="P588">Из-за этого могут возн<text:span text:style-name="T1145">и</text:span>кать некоторые трудности при переводе.</text:p>
      <text:p text:style-name="P588"/>
      <text:p text:style-name="P590">Когда в русском предложении подлежащее отсутствует, в английском используется формальное подлежащее. Их всего 2: <text:span text:style-name="T476">there</text:span> и <text:span text:style-name="T476">it</text:span>, <text:span text:style-name="T1146">но </text:span><text:span text:style-name="T1150">еще </text:span><text:span text:style-name="T1146">могут</text:span><text:span text:style-name="T1150"> </text:span><text:span text:style-name="T1146">встретиться: </text:span><text:span text:style-name="T505">t</text:span><text:span text:style-name="T476">hey</text:span>, <text:span text:style-name="T476">this</text:span>, <text:span text:style-name="T476">that</text:span>.</text:p>
      <text:p text:style-name="P1119"><text:span text:style-name="T378">Т</text:span><text:span text:style-name="T379">акие предложения удобнее переводить с конца </text:span><text:span text:style-name="T450">(как и </text:span><text:span text:style-name="T451">все, в английском</text:span><text:span text:style-name="T450">)</text:span><text:span text:style-name="T379">. </text:span></text:p>
      <text:p text:style-name="P591"/>
      <text:p text:style-name="P1095"><text:span text:style-name="T386">П</text:span><text:span text:style-name="T384">одлежащее </text:span><text:span text:style-name="T558">there</text:span><text:span text:style-name="T384"> </text:span><text:span text:style-name="T386">всегда идет</text:span><text:span text:style-name="T384"> в связке с глаголом </text:span><text:span text:style-name="T558">be</text:span><text:span text:style-name="T384">. Оно необходимо, чтобы сказать </text:span></text:p>
      <text:p text:style-name="P1095"><text:span text:style-name="T384">о местоположении существительного, которое идет после </text:span><text:span text:style-name="T558">be</text:span><text:span text:style-name="T384"> </text:span><text:span text:style-name="T386">(как указатель)</text:span><text:span text:style-name="T384">.</text:span></text:p>
      <text:p text:style-name="P594"/>
      <text:p text:style-name="P130"><text:span text:style-name="T21">There</text:span><text:span text:style-name="T1147"> </text:span><text:span text:style-name="T37">is</text:span><text:span text:style-name="T1147"> </text:span><text:span text:style-name="T1164">a new restaurant</text:span><text:span text:style-name="T1147"> </text:span><text:span text:style-name="T12">in King Street</text:span><text:span text:style-name="T1147"> — На Кинг-стрит есть новый ресторан.</text:span></text:p>
      <text:p text:style-name="P131"><text:span text:style-name="T13">There</text:span> <text:span text:style-name="T23">was</text:span> <text:span text:style-name="T1157">a fight</text:span> <text:span text:style-name="T10">in the street today</text:span> — На улице сегодня была драка.</text:p>
      <text:p text:style-name="P595"/>
      <text:p text:style-name="P1093"><text:span text:style-name="T384">Иногда с помощью </text:span><text:span text:style-name="T558">there</text:span><text:span text:style-name="T384"> + </text:span><text:span text:style-name="T558">be</text:span><text:span text:style-name="T384"> говорят о существительном, которое не может совершать действий, но с которым связана дополнительная информация.</text:span></text:p>
      <text:p text:style-name="P595"/>
      <text:p text:style-name="P89"><text:span text:style-name="T378">T</text:span><text:span text:style-name="T384">here is something I want to tell you — Есть, кое-что, что я должен сказать тебе.</text:span></text:p>
      <text:p text:style-name="P596"/>
      <text:p text:style-name="P1094"><text:span text:style-name="T379">Связка </text:span><text:span text:style-name="T559">there</text:span><text:span text:style-name="T379"> + </text:span><text:span text:style-name="T559">be</text:span><text:span text:style-name="T379"> переводится по глаголу </text:span><text:span text:style-name="T559">be</text:span><text:span text:style-name="T379">, либо полностью выпадает при переводе.</text:span></text:p>
      <text:p text:style-name="P1232"><text:span text:style-name="T380">В Present Perfect, </text:span><text:span text:style-name="T560">be</text:span><text:span text:style-name="T380"> преобразуется в </text:span><text:span text:style-name="T560">have/has been</text:span><text:span text:style-name="T380">.</text:span></text:p>
      <text:p text:style-name="P596"/>
      <text:p text:style-name="P1092"><text:span text:style-name="T380">В вопросах </text:span><text:span text:style-name="T560">be</text:span><text:span text:style-name="T380"> </text:span><text:span text:style-name="T381">ставится</text:span><text:span text:style-name="T380"> перед </text:span><text:span text:style-name="T560">there</text:span><text:span text:style-name="T380">. Вопрос не обязательно </text:span><text:span text:style-name="T385">должен быть </text:span><text:span text:style-name="T380">общи</text:span><text:span text:style-name="T385">м</text:span><text:span text:style-name="T380">. </text:span></text:p>
      <text:p text:style-name="P593">Он может начинаться и с вопросительного слова. </text:p>
      <text:p text:style-name="P598"/>
      <text:p text:style-name="P132">What is there in the box? — Что находится в коробке? (Что есть в коробке?)</text:p>
      <text:p text:style-name="P598"/>
      <text:p text:style-name="P1092"><text:span text:style-name="T381">Отрицание образуется</text:span><text:span text:style-name="T380"> </text:span><text:span text:style-name="T381">с помощью частицы </text:span><text:span text:style-name="T561">not</text:span><text:span text:style-name="T381"> после </text:span><text:span text:style-name="T561">be</text:span><text:span text:style-name="T381">. Также </text:span><text:span text:style-name="T383">можно</text:span><text:span text:style-name="T381"> использовать отрицательное местоимение </text:span><text:span text:style-name="T561">no</text:span><text:span text:style-name="T381">, </text:span><text:span text:style-name="T1153">которое стоит перед существительным, как отдельное слово</text:span><text:span text:style-name="T381">.</text:span></text:p>
      <text:p text:style-name="P598"/>
      <text:p text:style-name="P90"><text:span text:style-name="T370">There aren`t any challenges in his life / T</text:span><text:span text:style-name="T382">here are no challenges in his life</text:span><text:span text:style-name="T370"> — </text:span></text:p>
      <text:p text:style-name="P132">В его жизни нет испытаний.</text:p>
      <text:p text:style-name="P598"/>
      <text:p text:style-name="P1095"><text:span text:style-name="T386">Подлежащее </text:span><text:span text:style-name="T562">it</text:span><text:span text:style-name="T386"> </text:span><text:span text:style-name="T395">обычно </text:span><text:span text:style-name="T386">используется, когда надо сообщить время или сказать о погоде.</text:span></text:p>
      <text:p text:style-name="P602"/>
      <text:p text:style-name="P1096"><text:soft-page-break/><text:span text:style-name="T389">После </text:span><text:span text:style-name="T563">it</text:span><text:span text:style-name="T389"> может идти не только существительное </text:span><text:span text:style-name="T391">(в отличие от </text:span><text:span text:style-name="T565">there</text:span><text:span text:style-name="T391">)</text:span><text:span text:style-name="T389">, но </text:span><text:span text:style-name="T391">также </text:span><text:span text:style-name="T389">прилагательное </text:span><text:span text:style-name="T391">или глагол</text:span><text:span text:style-name="T389"> </text:span><text:span text:style-name="T391">(обычно идет прилагательное).</text:span></text:p>
      <text:p text:style-name="P133"/>
      <text:p text:style-name="P601"><text:span text:style-name="T506">It</text:span><text:span text:style-name="T1152"> может идти в связке с любым глаголом, а не только с </text:span><text:span text:style-name="T506">be</text:span><text:span text:style-name="T1152">.</text:span></text:p>
      <text:p text:style-name="P602"/>
      <text:p text:style-name="P1247"><text:span text:style-name="T16">It</text:span><text:span text:style-name="T556"> </text:span><text:span text:style-name="T27">is</text:span><text:span text:style-name="T556"> 5 o`clock — Сейчас 5 часов.</text:span></text:p>
      <text:p text:style-name="P91"><text:span text:style-name="T17">It</text:span><text:span text:style-name="T370"> </text:span><text:span text:style-name="T36">is</text:span><text:span text:style-name="T370"> warm — Тепло.</text:span></text:p>
      <text:p text:style-name="P91"><text:span text:style-name="T17">It</text:span><text:span text:style-name="T370"> often </text:span><text:span text:style-name="T36">snows</text:span><text:span text:style-name="T370"> </text:span><text:span text:style-name="T387">in the winter — Зимой часто идет снег.</text:span></text:p>
      <text:p text:style-name="P603"/>
      <text:p text:style-name="P657"><text:span text:style-name="T387">Е</text:span><text:span text:style-name="T390">ще </text:span><text:span text:style-name="T564">it</text:span><text:span text:style-name="T390"> является подлежащим в таких конструкциях:</text:span></text:p>
      <text:list xml:id="list1207246388" text:style-name="L60">
        <text:list-item>
          <text:p text:style-name="P1554"><text:span text:style-name="T556">It`s time</text:span><text:span text:style-name="T370"> — пора (после используется инфинитив для указания действия, </text:span></text:p>
          <text:p text:style-name="P1519">которое пришло время сделать);</text:p>
        </text:list-item>
        <text:list-item>
          <text:p text:style-name="P1555"><text:span text:style-name="T561">I</text:span><text:span text:style-name="T556">t</text:span><text:span text:style-name="T370"> + </text:span><text:span text:style-name="T556">be</text:span><text:span text:style-name="T370"> + прилагательное + инфинитив</text:span><text:span text:style-name="T388"> (отношение к делу);</text:span></text:p>
        </text:list-item>
        <text:list-item>
          <text:p text:style-name="P1556"><text:span text:style-name="T388">в </text:span><text:span text:style-name="T370">пассивном залоге, в оборотах </text:span><text:span text:style-name="T556">it is known</text:span><text:span text:style-name="T370"> (известно) и </text:span><text:span text:style-name="T556">it is said</text:span><text:span text:style-name="T370"> (говорят).</text:span></text:p>
        </text:list-item>
      </text:list>
      <text:p text:style-name="P599"/>
      <text:p text:style-name="P1107"><text:span text:style-name="T18">П</text:span><text:span text:style-name="T19">омимо того, что it — это формальное подлежащее, оно очень часто выступает местоимением, которое заменяет то, о чем говорилось ранее. </text:span><text:span text:style-name="T20">Заменяться может как отдельное существительное, так и целое предложение.</text:span></text:p>
      <text:p text:style-name="P599"/>
      <text:p text:style-name="P1246"><text:span text:style-name="T382">Т</text:span><text:span text:style-name="T370">акже формальное подлежащее используется, когда действие не выполняет кто-то конкретный. Такие предложения можно преобразовывать из активного залога в пассивный.</text:span></text:p>
      <text:p text:style-name="P600"/>
      <text:p text:style-name="P991"><text:span text:style-name="T377">They say this film is interesting / </text:span><text:span text:style-name="T376">This film is said to be interesting</text:span><text:span text:style-name="T377"> — </text:span></text:p>
      <text:p text:style-name="P992">Говорят, этот фильминтересный.</text:p>
      <text:p text:style-name="P1233"/>
      <text:p text:style-name="P1210"><text:span text:style-name="T1151">М</text:span>естоимение. Pronoun</text:p>
      <text:p text:style-name="P597"/>
      <text:p text:style-name="P1209">Это короткое слово, которым заменяют название неодушевленного предмета, имя человека или понятие. Они указывают на кого-то или что-то, но не называют его.</text:p>
      <text:p text:style-name="P604"/>
      <text:p text:style-name="P605">Все местоимения можно разбить на несколько группы:</text:p>
      <text:list xml:id="list113525619" text:style-name="L61">
        <text:list-item>
          <text:p text:style-name="P1520">личные местоимения (Personal Pronouns);</text:p>
        </text:list-item>
        <text:list-item>
          <text:p text:style-name="P1520">притяжательные местоимения (Possessive Pronouns);</text:p>
        </text:list-item>
        <text:list-item>
          <text:p text:style-name="P1520">возвратные местоимения (Reflexive Pronouns);</text:p>
        </text:list-item>
        <text:list-item>
          <text:p text:style-name="P1520">указательные местоимения (Demonstrative Pronouns);</text:p>
        </text:list-item>
        <text:list-item>
          <text:p text:style-name="P1520"><text:span text:style-name="T1184">неопределенные </text:span>местоимения <text:span text:style-name="T1188">(</text:span>some, any, no и их производные<text:span text:style-name="T1188">)</text:span>.</text:p>
        </text:list-item>
      </text:list>
      <text:p text:style-name="P592"/>
      <text:p text:style-name="P9">Личные местоимения</text:p>
      <text:p text:style-name="P606"/>
      <text:p text:style-name="P1112"><text:span text:style-name="T392">Имеют только 2 формы: </text:span>именительный паде<text:span text:style-name="T1189">ж и </text:span><text:span text:style-name="T392">объектные падеж.</text:span></text:p>
      <text:p text:style-name="P607">Объектный падеж соответсвует любому косвенному падежу русского языка.</text:p>
      <text:p text:style-name="P607">(косвенный падежы — это все падежы, кроме именительного)</text:p>
      <text:p text:style-name="P607"/>
      <text:p text:style-name="P658"><text:span text:style-name="T392">Личные местоимения в именительном падеже </text:span><text:span text:style-name="T405">заменяют</text:span><text:span text:style-name="T401"> подлежащее </text:span><text:span text:style-name="T409">(кто/</text:span><text:span text:style-name="T410">что</text:span><text:span text:style-name="T409">)</text:span><text:span text:style-name="T401">:</text:span></text:p>
      <table:table table:name="Table10" table:style-name="Table10">
        <table:table-column table:style-name="Table10.A" table:number-columns-repeated="3"/>
        <table:table-row table:style-name="TableLine93897383168320">
          <table:table-cell table:style-name="Table10.A1" office:value-type="string">
            <text:p text:style-name="P1312">Лицо</text:p>
          </table:table-cell>
          <table:table-cell table:style-name="Table10.A1" office:value-type="string">
            <text:p text:style-name="P1312">Единственное число</text:p>
          </table:table-cell>
          <table:table-cell table:style-name="Table10.C1" office:value-type="string">
            <text:p text:style-name="P1312">Множественное число</text:p>
          </table:table-cell>
        </table:table-row>
        <table:table-row table:style-name="TableLine93897380574368">
          <table:table-cell table:style-name="Table10.A2" office:value-type="string">
            <text:p text:style-name="P1351">1</text:p>
          </table:table-cell>
          <table:table-cell table:style-name="Table10.A2" office:value-type="string">
            <text:p text:style-name="P1351">I</text:p>
          </table:table-cell>
          <table:table-cell table:style-name="Table10.C2" office:value-type="string">
            <text:p text:style-name="P1352">we</text:p>
          </table:table-cell>
        </table:table-row>
        <table:table-row table:style-name="TableLine93897380590720">
          <table:table-cell table:style-name="Table10.A2" office:value-type="string">
            <text:p text:style-name="P1351">2</text:p>
          </table:table-cell>
          <table:table-cell table:style-name="Table10.A2" office:value-type="string">
            <text:p text:style-name="P1351">you</text:p>
          </table:table-cell>
          <table:table-cell table:style-name="Table10.C2" office:value-type="string">
            <text:p text:style-name="P1352">you</text:p>
          </table:table-cell>
        </table:table-row>
        <table:table-row table:style-name="TableLine93897380599584">
          <table:table-cell table:style-name="Table10.A2" office:value-type="string">
            <text:p text:style-name="P1351">3</text:p>
          </table:table-cell>
          <table:table-cell table:style-name="Table10.A2" office:value-type="string">
            <text:p text:style-name="P1351">he/she/<text:span text:style-name="T1154">it</text:span></text:p>
          </table:table-cell>
          <table:table-cell table:style-name="Table10.C2" office:value-type="string">
            <text:p text:style-name="P1352">they</text:p>
          </table:table-cell>
        </table:table-row>
      </table:table>
      <text:p text:style-name="P607"><text:soft-page-break/></text:p>
      <text:p text:style-name="P609">Местоимения <text:span text:style-name="T476">he</text:span> <text:span text:style-name="T1168">(он)</text:span> и <text:span text:style-name="T476">she</text:span> <text:span text:style-name="T1168">(она)</text:span> заменяют <text:span text:style-name="T1122">человека</text:span>.</text:p>
      <text:p text:style-name="P609">Они не могут заменить неодушевленный предмет или животное.</text:p>
      <text:p text:style-name="P608"/>
      <text:p text:style-name="P1101">Местоимение you заменяет 2 лицо <text:span text:style-name="T1178">(ты/</text:span>вы<text:span text:style-name="T1178">)</text:span>. По умолчанию you означает «вы» <text:span text:style-name="T393">и лишь </text:span></text:p>
      <text:p text:style-name="P1101"><text:span text:style-name="T393">по тону и </text:span><text:span text:style-name="T394">словам</text:span><text:span text:style-name="T393"> можно догадаться что вместо «вы», хотят сказать «ты».</text:span></text:p>
      <text:p text:style-name="P608"/>
      <text:p text:style-name="P134">Hey you, kid! Come to me — Эй ты, пацан, подойди сюда. (грубо)</text:p>
      <text:p text:style-name="P134">Would you like some tea? — Не хотите ли вы чаю? (вежливо)</text:p>
      <text:p text:style-name="P608"/>
      <text:p text:style-name="P612">Местоимение <text:span text:style-name="T476">it</text:span> <text:span text:style-name="T1155">переводится как «он/она/оно».</text:span> <text:span text:style-name="T1155">З</text:span>аменяет все неодушевленный </text:p>
      <text:p text:style-name="P613">предметы <text:span text:style-name="T1177">(</text:span>независимо от их рода<text:span text:style-name="T1177">)</text:span>, а также животных.</text:p>
      <text:p text:style-name="P610"/>
      <text:p text:style-name="P135">Where is the <text:span text:style-name="T949">book</text:span>? <text:span text:style-name="T949">It</text:span> is on the table — Где <text:span text:style-name="T949">книга</text:span>? <text:span text:style-name="T949">Она</text:span> на столе.</text:p>
      <text:p text:style-name="P135">My <text:span text:style-name="T949">cat</text:span> is funny. <text:span text:style-name="T949">It</text:span> plays all day long — Мой <text:span text:style-name="T949">кот</text:span> смешной. <text:span text:style-name="T949">Он</text:span> играет целый день.</text:p>
      <text:p text:style-name="P610"/>
      <text:p text:style-name="P612">Местоимение <text:span text:style-name="T476">they</text:span> переводится как «они». <text:span text:style-name="T1155">Может заменять как людей,</text:span> </text:p>
      <text:p text:style-name="P612"><text:span text:style-name="T1155">так и </text:span>неодушевленные предметы.</text:p>
      <text:p text:style-name="P611"/>
      <text:p text:style-name="P136">Where are the <text:span text:style-name="T949">keys</text:span>? <text:span text:style-name="T949">They</text:span> are on the table — Где <text:span text:style-name="T949">ключи</text:span>? <text:span text:style-name="T949">Они</text:span> на столе.</text:p>
      <text:p text:style-name="P612"/>
      <text:p text:style-name="P1097"><text:span text:style-name="T396">Местоимение </text:span><text:span text:style-name="T566">we</text:span><text:span text:style-name="T396"> переводится как «мы». </text:span><text:span text:style-name="T399">И </text:span><text:span text:style-name="T567">they</text:span><text:span text:style-name="T399">, и </text:span><text:span text:style-name="T567">we</text:span><text:span text:style-name="T396"> </text:span><text:span text:style-name="T399">могут </text:span><text:span text:style-name="T396">заменять связки из </text:span></text:p>
      <text:p text:style-name="P615">нескольких слов, которые используются как одно подлежащее.</text:p>
      <text:p text:style-name="P616"/>
      <text:p text:style-name="P52"><text:span text:style-name="T957">S</text:span><text:span text:style-name="T958">ue and I</text:span><text:span text:style-name="T397"> are good friends — </text:span><text:span text:style-name="T959">Мы со Сью</text:span><text:span text:style-name="T398"> хорошие друзья </text:span><text:span text:style-name="T400">(</text:span><text:span text:style-name="T402">я</text:span><text:span text:style-name="T400"> </text:span><text:span text:style-name="T402">+</text:span><text:span text:style-name="T400"> Сью = we)</text:span><text:span text:style-name="T397">.</text:span></text:p>
      <text:p text:style-name="P137"><text:span text:style-name="T370">Where are </text:span><text:span text:style-name="T949">Tom and Jerry</text:span><text:span text:style-name="T370">? </text:span><text:span text:style-name="T949">They</text:span><text:span text:style-name="T370"> are in the garden — Где </text:span><text:span text:style-name="T949">Том и Джерри</text:span><text:span text:style-name="T370">? </text:span><text:span text:style-name="T949">Они</text:span><text:span text:style-name="T370"> в саду.</text:span></text:p>
      <text:p text:style-name="P617"/>
      <text:p text:style-name="P1242"><text:span text:style-name="T394">It — </text:span><text:span text:style-name="T429">переводится как «</text:span><text:span text:style-name="T394">это»? </text:span><text:span text:style-name="T430">(</text:span><text:span text:style-name="T394">I</text:span><text:span text:style-name="T431">t</text:span><text:span text:style-name="T394"> is in the garden — Это в саду</text:span><text:span text:style-name="T430">)</text:span><text:span text:style-name="T394">.</text:span></text:p>
      <text:p text:style-name="P1243"><text:span text:style-name="T394">(</text:span><text:span text:style-name="T432">после it может стоять указание на место, где происходит ситуация, стр. 192</text:span><text:span text:style-name="T428">)</text:span></text:p>
      <text:p text:style-name="P618"/>
      <text:p text:style-name="P659"><text:span text:style-name="T403">Личные местоимения в объектном падеже </text:span><text:span text:style-name="T405">заменяют</text:span><text:span text:style-name="T403"> дополнени</text:span><text:span text:style-name="T404">е </text:span><text:span text:style-name="T409">(кого, кому, кем)</text:span><text:span text:style-name="T403">:</text:span></text:p>
      <text:list xml:id="list3574489097" text:style-name="L62">
        <text:list-item>
          <text:p text:style-name="P1600">me — меня, мне, мной;</text:p>
        </text:list-item>
        <text:list-item>
          <text:p text:style-name="P1600">you — тебя, тебе, тобой / вас, вам, вами;</text:p>
        </text:list-item>
        <text:list-item>
          <text:p text:style-name="P1601">him — его, ему, <text:span text:style-name="T1174">им;</text:span></text:p>
        </text:list-item>
        <text:list-item>
          <text:p text:style-name="P1601">her — ее, ей;</text:p>
        </text:list-item>
        <text:list-item>
          <text:p text:style-name="P1602"><text:span text:style-name="T1040">it — </text:span><text:span text:style-name="T1041">этого</text:span><text:span text:style-name="T1040">, </text:span><text:span text:style-name="T1041">этому, этим </text:span><text:span text:style-name="T1043">(неодушевлен.)</text:span><text:span text:style-name="T1042">;</text:span></text:p>
        </text:list-item>
        <text:list-item>
          <text:p text:style-name="P1601">us — нас, нам, нами;</text:p>
        </text:list-item>
        <text:list-item>
          <text:p text:style-name="P1601">them — их, им, ими.</text:p>
          <text:p text:style-name="P1603"/>
        </text:list-item>
      </text:list>
      <text:p text:style-name="P138"><text:span text:style-name="T13">I</text:span> <text:span text:style-name="T23">love</text:span> <text:span text:style-name="T1157">Jave</text:span> — Я люблю Джейн</text:p>
      <text:p text:style-name="P138"><text:span text:style-name="T13">Jane</text:span> <text:span text:style-name="T23">loves</text:span> <text:span text:style-name="T1157">me</text:span> — Джейн любит меня</text:p>
      <text:p text:style-name="P619"/>
      <text:p text:style-name="P10">Притяжательные местоимения</text:p>
      <text:p text:style-name="P620"/>
      <text:p text:style-name="P1099"><text:span text:style-name="T406">Овечают на вопрос «чей?». </text:span><text:span text:style-name="T407">И</text:span><text:span text:style-name="T417">х особенность </text:span><text:span text:style-name="T416">в</text:span><text:span text:style-name="T417"> то</text:span><text:span text:style-name="T416">м</text:span><text:span text:style-name="T417">, что они заменяют артикли.</text:span></text:p>
      <text:p text:style-name="P139">The dress is blue →<text:span text:style-name="T1180"> </text:span>Her dress is blue.</text:p>
      <text:p text:style-name="P621"/>
      <text:p text:style-name="P1240"><text:span text:style-name="T406">А</text:span><text:span text:style-name="T370">ртикли и местоимения претендуют на одну и ту же позицию в предложении, т. к. передают, по сути, один вид информации — краткую характеристику предмета (уточнить речь идет именно о притяжательных местоимениях или вообще обо всех).</text:span></text:p>
      <text:p text:style-name="P622"/>
      <text:p text:style-name="P1098"><text:span text:style-name="T412">П</text:span><text:span text:style-name="T408">ритяжательные местоимения первого типа — это местоимен</text:span><text:span text:style-name="T411">ия</text:span><text:span text:style-name="T408">, </text:span><text:span text:style-name="T411">которые </text:span><text:span text:style-name="T406">употребляются</text:span><text:span text:style-name="T411"> </text:span></text:p>
      <text:p text:style-name="P629"><text:soft-page-break/>в связке с существительным (существительное идет после, обязательно):</text:p>
      <text:list xml:id="list518316822" text:style-name="L63">
        <text:list-item>
          <text:p text:style-name="P1521">my — <text:span text:style-name="T1169">мо</text:span><text:span text:style-name="T1170">й</text:span>; </text:p>
        </text:list-item>
        <text:list-item>
          <text:p text:style-name="P1521">your — <text:span text:style-name="T1169">твой/ваш</text:span>; </text:p>
        </text:list-item>
        <text:list-item>
          <text:p text:style-name="P1521">his — <text:span text:style-name="T1170">его</text:span>;</text:p>
        </text:list-item>
        <text:list-item>
          <text:p text:style-name="P1521">her — <text:span text:style-name="T1170">ее</text:span>;</text:p>
        </text:list-item>
        <text:list-item>
          <text:p text:style-name="P1532"><text:span text:style-name="T408">its — </text:span><text:span text:style-name="T421">этого</text:span><text:span text:style-name="T408">.</text:span></text:p>
        </text:list-item>
        <text:list-item>
          <text:p text:style-name="P1522">our — <text:span text:style-name="T1169">наш</text:span>; </text:p>
        </text:list-item>
        <text:list-item>
          <text:p text:style-name="P1521">their — <text:span text:style-name="T1170">их</text:span>; </text:p>
        </text:list-item>
      </text:list>
      <text:p text:style-name="P624"/>
      <text:p text:style-name="P53"><text:span text:style-name="T960">I</text:span><text:span text:style-name="T411"> like </text:span><text:span text:style-name="T960">my</text:span><text:span text:style-name="T411"> </text:span><text:span text:style-name="T424">work</text:span><text:span text:style-name="T411"> — Мне нравится моя </text:span><text:span text:style-name="T424">работа</text:span><text:span text:style-name="T411">.</text:span></text:p>
      <text:p text:style-name="P54"><text:span text:style-name="T960">He</text:span><text:span text:style-name="T411"> likes </text:span><text:span text:style-name="T960">his</text:span><text:span text:style-name="T411"> </text:span><text:span text:style-name="T424">work</text:span><text:span text:style-name="T411"> — Ему нравится его </text:span><text:span text:style-name="T424">работа</text:span><text:span text:style-name="T411">.</text:span></text:p>
      <text:p text:style-name="P631"/>
      <text:p text:style-name="P1102"><text:span text:style-name="T423">С</text:span><text:span text:style-name="T425">ледует обратить внимание, в каком контексте используется </text:span><text:span text:style-name="T568">its</text:span><text:span text:style-name="T425">.</text:span></text:p>
      <text:p text:style-name="P632"/>
      <text:p text:style-name="P92"><text:span text:style-name="T420">T</text:span><text:span text:style-name="T370">he </text:span><text:span text:style-name="T961">plant</text:span><text:span text:style-name="T422"> likes </text:span><text:span text:style-name="T961">its</text:span><text:span text:style-name="T422"> soil — Растению нравится его почва.</text:span></text:p>
      <text:p text:style-name="P1118"><text:span text:style-name="T582">The</text:span><text:span text:style-name="T625"> </text:span><text:span text:style-name="T626">dog</text:span><text:span text:style-name="T583"> likes </text:span><text:span text:style-name="T625">his</text:span><text:span text:style-name="T583"> food — </text:span><text:span text:style-name="T584">Собаке</text:span><text:span text:style-name="T583"> нратися е</text:span><text:span text:style-name="T584">е</text:span><text:span text:style-name="T583"> </text:span><text:span text:style-name="T585">корм </text:span><text:span text:style-name="T586">(так выдает google-переводчик)</text:span><text:span text:style-name="T583">.</text:span></text:p>
      <text:p text:style-name="P623"/>
      <text:p text:style-name="P1100"><text:span text:style-name="T409">Иногда </text:span><text:span text:style-name="T418">такие</text:span><text:span text:style-name="T411"> местоимения удобнее переводить словом «свой» </text:span><text:span text:style-name="T412">и его вариантами</text:span><text:span text:style-name="T411">.</text:span></text:p>
      <text:p text:style-name="P626"/>
      <text:p text:style-name="P140">I love <text:span text:style-name="T949">my</text:span> native town — Я люблю <text:span text:style-name="T949">свой</text:span> родной город.</text:p>
      <text:p text:style-name="P140">He loves <text:span text:style-name="T949">his</text:span> native town — Он любит <text:span text:style-name="T949">свой</text:span> родной город.</text:p>
      <text:p text:style-name="P625"/>
      <text:p text:style-name="P627">Бывают ситуации, когда после притяжательного местоимения существительного нет.</text:p>
      <text:p text:style-name="P628">В этом случае используются притяжательные местоимения второго типа. </text:p>
      <text:p text:style-name="P628"/>
      <text:p text:style-name="P633">Они употребляются самостоятельно, в конце предложения:</text:p>
      <text:list xml:id="list3065140528" text:style-name="L64">
        <text:list-item>
          <text:p text:style-name="P1523"><text:span text:style-name="T1175">m</text:span>ine — <text:span text:style-name="T1175">мой</text:span>;</text:p>
        </text:list-item>
        <text:list-item>
          <text:p text:style-name="P1523">yours — <text:span text:style-name="T1175">твой/ваш</text:span>;</text:p>
        </text:list-item>
        <text:list-item>
          <text:p text:style-name="P1523">his — <text:span text:style-name="T1175">его</text:span>;</text:p>
        </text:list-item>
        <text:list-item>
          <text:p text:style-name="P1523">hers — <text:span text:style-name="T1175">ее</text:span>;</text:p>
        </text:list-item>
        <text:list-item>
          <text:p text:style-name="P1533"><text:span text:style-name="T413">its — </text:span><text:span text:style-name="T419">э</text:span><text:span text:style-name="T414">того</text:span><text:span text:style-name="T413">;</text:span></text:p>
        </text:list-item>
        <text:list-item>
          <text:p text:style-name="P1523">ours — <text:span text:style-name="T1175">наш</text:span>; </text:p>
        </text:list-item>
        <text:list-item>
          <text:p text:style-name="P1524">theirs — их.</text:p>
        </text:list-item>
      </text:list>
      <text:p text:style-name="P634"/>
      <text:p text:style-name="P55"><text:span text:style-name="T414">Don`t touch it. It`s </text:span><text:span text:style-name="T418">mine</text:span><text:span text:style-name="T414"> — </text:span><text:span text:style-name="T415">Не трогай это. Это </text:span><text:span text:style-name="T418">мое</text:span><text:span text:style-name="T415">.</text:span></text:p>
      <text:p text:style-name="P141">It`s my money (это мои деньги) → It`s mine (они мои).</text:p>
      <text:p text:style-name="P614"/>
      <text:p text:style-name="P11">Возвратные местоимения</text:p>
      <text:p text:style-name="P630"/>
      <text:p text:style-name="P1105"><text:span text:style-name="T426">Показывают, что человек совершает действие по отношению к самому себе. </text:span><text:span text:style-name="T803">С</text:span><text:span text:style-name="T805">остоят из </text:span></text:p>
      <text:p text:style-name="P1113"><text:span text:style-name="T805">2х частей: слова </text:span><text:span text:style-name="T569">my/your/him/her/it/our/them</text:span><text:span text:style-name="T805"> и хвостика </text:span><text:span text:style-name="T569">-self</text:span><text:span text:style-name="T805"> или </text:span><text:span text:style-name="T569">-selves</text:span><text:span text:style-name="T805"> </text:span><text:span text:style-name="T820">(</text:span><text:span text:style-name="T805">для множеств. числа</text:span><text:span text:style-name="T820">)</text:span><text:span text:style-name="T805">.</text:span><text:span text:style-name="T427"> </text:span></text:p>
      <text:p text:style-name="P436"/>
      <text:p text:style-name="P1113"><text:span text:style-name="T803">В</text:span><text:span text:style-name="T804">сегда </text:span><text:span text:style-name="T805">идут</text:span><text:span text:style-name="T804"> после глаголов. </text:span><text:span text:style-name="T765">На русский переводятся словами «себя, себе, собой», </text:span></text:p>
      <text:p text:style-name="P265">либо появляются у глаголов в виде окончания -сь, -ся.</text:p>
      <text:p text:style-name="P264"/>
      <text:p text:style-name="P93"><text:span text:style-name="T1190">I </text:span>looked at <text:span text:style-name="T949">myself</text:span> in the mirror — Я посмотрела на <text:span text:style-name="T949">себя</text:span> в зеркало.</text:p>
      <text:p text:style-name="P142">He had to explain <text:span text:style-name="T949">himself</text:span> — Ему пришлось объяснить<text:span text:style-name="T949">ся</text:span></text:p>
      <text:p text:style-name="P398"/>
      <text:p text:style-name="P635"><text:span text:style-name="T735">Местоимение, образованное от you имеет 2 варианта: </text:span><text:span text:style-name="T476">yourself</text:span><text:span text:style-name="T735"> и </text:span><text:span text:style-name="T476">yourselves</text:span><text:span text:style-name="T735">. Это практически единственный слу</text:span><text:span text:style-name="T766">ч</text:span><text:span text:style-name="T735">ай в английском, когда видны отличия между «ты» и «вы».</text:span></text:p>
      <text:p text:style-name="P398"/>
      <text:p text:style-name="P143"><text:soft-page-break/>You talk to yourself when you sleep — Ты говоришь с собой, когда спишь.</text:p>
      <text:p text:style-name="P143">You should belive in yourselves — Вы должны верить в себя. (во множественном)</text:p>
      <text:p text:style-name="P399"/>
      <text:p text:style-name="P399">Местоимение <text:span text:style-name="T476">itself</text:span> используется в значении «сам по себе», «само собой» и стоит после существительных в единственном числе или абстракный понятиях.</text:p>
      <text:p text:style-name="P399"/>
      <text:p text:style-name="P143">I hope crisis resolves itself — Я надеюсь, кризис разрешится сам собой.</text:p>
      <text:p text:style-name="P399"/>
      <text:p text:style-name="P401">Глаголы, после которых возвратные местоимения не используются:</text:p>
      <text:list xml:id="list1837915813" text:style-name="L65">
        <text:list-item>
          <text:p text:style-name="P1422">concentrate — сконцентрироваться;</text:p>
        </text:list-item>
        <text:list-item>
          <text:p text:style-name="P1422">relax — расслабиться;</text:p>
        </text:list-item>
        <text:list-item>
          <text:p text:style-name="P1422">feel — чувствовать (себя);</text:p>
        </text:list-item>
        <text:list-item>
          <text:p text:style-name="P1422">meet — встретиться.</text:p>
        </text:list-item>
      </text:list>
      <text:p text:style-name="P400"/>
      <text:p text:style-name="P144">I can`t concentrate — Я не могу сконцентрировать<text:span text:style-name="T949">ся</text:span>.</text:p>
      <text:p text:style-name="P144">I feel good — Я чувствую <text:span text:style-name="T949">себя</text:span> хорошо.</text:p>
      <text:p text:style-name="P145">You need to relax — Тебе нужно расслабить<text:span text:style-name="T949">ся</text:span>.</text:p>
      <text:p text:style-name="P402"/>
      <text:p text:style-name="P402">Возвратные местоимения также используются, когда необходимо подчеркнуть что человек сделал что-то сам. В этом случае они так и переводятся: «сам, самостоятельно».</text:p>
      <text:p text:style-name="P402"/>
      <text:p text:style-name="P94">I did it <text:span text:style-name="T949">myself</text:span> — Я <text:span text:style-name="T949">сам</text:span> это сделал.</text:p>
      <text:p text:style-name="P56"><text:span text:style-name="T1181">If you want to do it well, do it </text:span><text:span text:style-name="T962">yourself</text:span><text:span text:style-name="T1181"> — Хочешь сделать хорошо, делай это </text:span><text:span text:style-name="T962">сам</text:span><text:span text:style-name="T1181">.</text:span></text:p>
      <text:p text:style-name="P402"/>
      <text:p text:style-name="P1114"><text:span text:style-name="T827">Также, в этом случае перед местоимением можно поставить предлог </text:span><text:span text:style-name="T570">by</text:span><text:span text:style-name="T827">. </text:span><text:span text:style-name="T825">Он лишь указывает на то, кто же сделал это самостоятельно </text:span><text:span text:style-name="T826">(здесь </text:span><text:span text:style-name="T571">by</text:span><text:span text:style-name="T826"> — это отсылка к пассивному залогу)</text:span><text:span text:style-name="T825">.</text:span></text:p>
      <text:p text:style-name="P403"/>
      <text:p text:style-name="P146">I did it by myself — Я сам это сделал (обратите внимание на меня).</text:p>
      <text:p text:style-name="P403"/>
      <text:p text:style-name="P563">Указательные местоимения</text:p>
      <text:p text:style-name="P404"/>
      <text:p text:style-name="P661"><text:span text:style-name="T799">Нужны, чтобы указать на человека, предмет </text:span><text:span text:style-name="T806">или идею</text:span><text:span text:style-name="T811">.</text:span></text:p>
      <text:list xml:id="list1017455037" text:style-name="L66">
        <text:list-item>
          <text:p text:style-name="P1423">this — этот;</text:p>
        </text:list-item>
        <text:list-item>
          <text:p text:style-name="P1423">that — тот;</text:p>
        </text:list-item>
        <text:list-item>
          <text:p text:style-name="P1423">these — эти;</text:p>
        </text:list-item>
        <text:list-item>
          <text:p text:style-name="P1423">those — те.</text:p>
        </text:list-item>
      </text:list>
      <text:p text:style-name="P405"/>
      <text:p text:style-name="P406">Они связаны с расстоянием и показывают близко ли объект или далеко. Если объект близко, </text:p>
      <text:p text:style-name="P406">то используют <text:span text:style-name="T476">this</text:span> и <text:span text:style-name="T476">these</text:span>. Если объект далеко, и до него не дотянуться — то <text:span text:style-name="T476">that</text:span> и <text:span text:style-name="T476">thas</text:span>. </text:p>
      <text:p text:style-name="P406">После <text:span text:style-name="T476">these</text:span> и <text:span text:style-name="T476">those</text:span> нужно использовать глагол во множественном числе.</text:p>
      <text:p text:style-name="P406"/>
      <text:p text:style-name="P57"><text:span text:style-name="T435">T</text:span><text:span text:style-name="T436">his is my friend Joe — Это мой друг Джо (</text:span><text:span text:style-name="T437">досл. </text:span><text:span text:style-name="T438">Этот есть мой друг</text:span><text:span text:style-name="T436">).</text:span></text:p>
      <text:p text:style-name="P147">Those pictures on the wall are very beautiful — Те картины на стене очень красивые.</text:p>
      <text:p text:style-name="P406"/>
      <text:p text:style-name="P1115"><text:span text:style-name="T828">Данные</text:span><text:span text:style-name="T806"> местоимения могут использоватьс в связке с существительным или самостоятельно.</text:span></text:p>
      <text:p text:style-name="P407">Если используются самостоятельно, то могут быть как подлежащим, так и дополнением.</text:p>
      <text:p text:style-name="P407"/>
      <text:p text:style-name="P1106"><text:span text:style-name="T808">Очень часто </text:span><text:span text:style-name="T572">this</text:span><text:span text:style-name="T808"> и </text:span><text:span text:style-name="T572">that</text:span><text:span text:style-name="T808"> указывают именно на идею, </text:span><text:span text:style-name="T809">выступа</text:span><text:span text:style-name="T810">я</text:span><text:span text:style-name="T807"> формальн</text:span><text:span text:style-name="T809">ым</text:span><text:span text:style-name="T807"> подлежа</text:span><text:span text:style-name="T809">щим</text:span><text:span text:style-name="T808">. </text:span></text:p>
      <text:p text:style-name="P408">В этом случае <text:span text:style-name="T476">this</text:span> соответствует тому, что человек видит сейчас, а <text:span text:style-name="T476">that</text:span> — тому, что человек видел или слышал раньше. Также <text:span text:style-name="T476">that</text:span> может указывать на событие прошлого.</text:p>
      <text:p text:style-name="P409"/>
      <text:p text:style-name="P95"><text:soft-page-break/><text:span text:style-name="T439">T</text:span><text:span text:style-name="T370">hanks for help. That was really nice of you — Спасибо за помощь. Это было мило </text:span></text:p>
      <text:p text:style-name="P148">с вашей стороны (that указывает на ранее произошедшее событие).</text:p>
      <text:p text:style-name="P411"/>
      <text:p text:style-name="P148">I`ve got a new job! That`s good news — Я получил работу. Это хорошие новости </text:p>
      <text:p text:style-name="P148">(that указывает на озвученную ранее мысл).</text:p>
      <text:p text:style-name="P411"/>
      <text:p text:style-name="P149">That`s OK — Все в порядке (формальное подлежащее, </text:p>
      <text:p text:style-name="P58"><text:span text:style-name="T440">я </text:span><text:span text:style-name="T1124">вижу</text:span><text:span text:style-name="T440"> что все хорошо / </text:span><text:span text:style-name="T984">идея</text:span><text:span text:style-name="T440"> хороша</text:span><text:span text:style-name="T441">).</text:span></text:p>
      <text:p text:style-name="P412"/>
      <text:p text:style-name="P148">This is Kerry — Это Кэри (подлежащее).</text:p>
      <text:p text:style-name="P409"/>
      <text:p text:style-name="P410">Указательные местоимения можно заменить определенным артиклем <text:span text:style-name="T476">the</text:span>.</text:p>
      <text:p text:style-name="P150">This food is delicious → The food is delicious (Эта еда очень вкусная).</text:p>
      <text:p text:style-name="P413"/>
      <text:p text:style-name="P414">Когда необходимо указать на человека или предмет, то это можно сделать и через <text:span text:style-name="T476">it is</text:span>. Разницы между <text:span text:style-name="T476">this is</text:span> и <text:span text:style-name="T476">it is</text:span> в этом случае нет. Но обычно используют вариант с <text:span text:style-name="T476">it</text:span>, </text:p>
      <text:p text:style-name="P415">т. к. он короче и является более разговорным: </text:p>
      <text:p text:style-name="P415"/>
      <text:p text:style-name="P59"><text:span text:style-name="T442">T</text:span><text:span text:style-name="T430">his is my book / </text:span><text:span text:style-name="T442">I</text:span><text:span text:style-name="T430">t is my book — </text:span><text:span text:style-name="T442">Это моя книга</text:span><text:span text:style-name="T430">. </text:span></text:p>
      <text:p text:style-name="P414"/>
      <text:p text:style-name="P12"><text:span text:style-name="T767">Н</text:span><text:span text:style-name="T735">еопределенные местоимения</text:span></text:p>
      <text:p text:style-name="P416"/>
      <text:p text:style-name="P417">Местоимения <text:span text:style-name="T476">some</text:span> и <text:span text:style-name="T476">any</text:span> означают «какой-то», «какое-то количество», «некоторый». </text:p>
      <text:p text:style-name="P417">Они связаны с чем-то неопределенным и часто выпадают при переводе.</text:p>
      <text:p text:style-name="P1236"/>
      <text:p text:style-name="P1109"><text:span text:style-name="T818">Они стоят перед существительном во множественно числе или перед неисчисляемым существительным: </text:span><text:span text:style-name="T573">s</text:span><text:span text:style-name="T574">ome water</text:span><text:span text:style-name="T812">, </text:span><text:span text:style-name="T573">some</text:span><text:span text:style-name="T574"> friends</text:span><text:span text:style-name="T812"> </text:span><text:span text:style-name="T817">и т. д.</text:span></text:p>
      <text:p text:style-name="P418"/>
      <text:p text:style-name="P419">Разница между <text:span text:style-name="T476">some</text:span> и <text:span text:style-name="T476">any</text:span> в том, что <text:span text:style-name="T476">some</text:span> используется в утверждениях, а <text:span text:style-name="T476">any</text:span> — </text:p>
      <text:p text:style-name="P419">в отрицаниях (в связке с <text:span text:style-name="T476">not</text:span>). Связка <text:span text:style-name="T476">not + any</text:span> <text:span text:style-name="T1187">обычно </text:span>переводится двойным отрицанием.</text:p>
      <text:p text:style-name="P417"/>
      <text:p text:style-name="P151">I have some friends — У меня есть друзья. (какое-то количество)</text:p>
      <text:p text:style-name="P151">I haven`t got any friends — У меня нет (никаких) друзей.</text:p>
      <text:p text:style-name="P418"/>
      <text:p text:style-name="P420">В утвержениях <text:span text:style-name="T476">some</text:span> ставить не обязательно. Его часто не указывают.</text:p>
      <text:p text:style-name="P152">I have some friends / I have friends (одно и тоже).</text:p>
      <text:p text:style-name="P420"/>
      <text:p text:style-name="P420">В вопросах можно использовать оба местоимения, но смысл они будут передавать разный.</text:p>
      <text:p text:style-name="P422"/>
      <text:p text:style-name="P422"><text:span text:style-name="T476">Some</text:span> имеет позитивный оттенок <text:span text:style-name="T1183">и используется когда мы что-то предлагаем или просим, подразумевая что у нас это есть или это есть у того, кому адресована просьба.</text:span></text:p>
      <text:p text:style-name="P422"/>
      <text:p text:style-name="P1116"><text:span text:style-name="T575">Would you like some </text:span><text:span text:style-name="T576">milk</text:span><text:span text:style-name="T575">? </text:span><text:span text:style-name="T574">—</text:span><text:span text:style-name="T575"> Вы хотите </text:span><text:span text:style-name="T576">молока</text:span><text:span text:style-name="T575">? (он</text:span><text:span text:style-name="T577">о</text:span><text:span text:style-name="T575"> у нас есть)</text:span></text:p>
      <text:p text:style-name="P60"><text:span text:style-name="T443">Could you give me some </text:span><text:span text:style-name="T444">milk</text:span><text:span text:style-name="T443">? </text:span><text:span text:style-name="T445">— </text:span><text:span text:style-name="T443">Я могу попросить </text:span><text:span text:style-name="T444">молока</text:span><text:span text:style-name="T443">? (поделитесь </text:span><text:span text:style-name="T446">пожалуйста</text:span><text:span text:style-name="T443">)</text:span></text:p>
      <text:p text:style-name="P423"/>
      <text:p text:style-name="P1108"><text:span text:style-name="T578">Any</text:span><text:span text:style-name="T813"> передает сомнение </text:span><text:span text:style-name="T814">в наличии объектов, о которых спрашивают, поэтому обычно используется в вопросах, </text:span><text:span text:style-name="T815">где нужно получить </text:span><text:span text:style-name="T828">дополнительную</text:span><text:span text:style-name="T815"> информаци</text:span><text:span text:style-name="T816">ю</text:span><text:span text:style-name="T814">.</text:span></text:p>
      <text:p text:style-name="P424"/>
      <text:p text:style-name="P96"><text:span text:style-name="T447">H</text:span><text:span text:style-name="T370">ave you </text:span><text:span text:style-name="T446">got any milk in the fridge? </text:span><text:span text:style-name="T448">—</text:span><text:span text:style-name="T446"> У тебя есть молоко в холодильнике?</text:span></text:p>
      <text:p text:style-name="P97"><text:span text:style-name="T446">H</text:span><text:span text:style-name="T370">ave you bought </text:span><text:span text:style-name="T949">any</text:span><text:span text:style-name="T370"> new closes? — Ты купила </text:span><text:span text:style-name="T949">какую-нибудь</text:span><text:span text:style-name="T370"> новую одежду?</text:span></text:p>
      <text:p text:style-name="P421"/>
      <text:p text:style-name="P1117"><text:span text:style-name="T815">Если зада</text:span><text:span text:style-name="T817">ется вопрос и ожидается положительный ответ, то используется </text:span><text:span text:style-name="T573">some</text:span><text:span text:style-name="T817">.</text:span></text:p>
      <text:p text:style-name="P1235"><text:soft-page-break/>Are you wainting for somebody? — Ты кого-то ждешь? (не так ли).<text:span text:style-name="T1035"> <text:s/></text:span><text:span text:style-name="T1054">(привести другой пример)</text:span></text:p>
      <text:p text:style-name="P1235"/>
      <text:p text:style-name="P1110"><text:span text:style-name="T819">Местоимение </text:span><text:span text:style-name="T579">no</text:span><text:span text:style-name="T819"> </text:span><text:span text:style-name="T824">также </text:span><text:span text:style-name="T819">используется в отрицаниях. Им можно заменить связку </text:span><text:span text:style-name="T579">not</text:span><text:span text:style-name="T819"> + </text:span><text:span text:style-name="T579">any</text:span><text:span text:style-name="T819">.</text:span></text:p>
      <text:p text:style-name="P425">В предложениях с <text:span text:style-name="T476">no</text:span> первая половина выглядит, как утверждение. </text:p>
      <text:p text:style-name="P425"/>
      <text:p text:style-name="P427">Местоимение <text:span text:style-name="T476">no</text:span> стоит перед существительным, а частица <text:span text:style-name="T476">not</text:span> идет вместе со вспомогательны<text:span text:style-name="T1185">м</text:span> глаголом. <text:span text:style-name="T1185">Они не могут использоваться вместе в одном предложении.</text:span></text:p>
      <text:p text:style-name="P428"/>
      <text:p text:style-name="P153">There are no shops here / There aren`t any shops here — Здесь нет<text:span text:style-name="T1186"> </text:span>магазинов.</text:p>
      <text:p text:style-name="P426"/>
      <text:p text:style-name="P1136"><text:span text:style-name="T820">Неопределенные местоимения, </text:span><text:span text:style-name="T822">как и</text:span><text:span text:style-name="T820"> возвратны</text:span><text:span text:style-name="T822">е</text:span><text:span text:style-name="T820">, могут объединяться с некоторыми словами. </text:span><text:span text:style-name="T821">Здесь п</text:span><text:span text:style-name="T820">ервой половинкой будет: </text:span><text:span text:style-name="T580">some</text:span><text:span text:style-name="T820">, </text:span><text:span text:style-name="T580">any</text:span><text:span text:style-name="T820">, </text:span><text:span text:style-name="T580">no</text:span><text:span text:style-name="T820">, а второй — </text:span><text:span text:style-name="T580">b</text:span><text:span text:style-name="T581">ody/one</text:span><text:span text:style-name="T821"> (если человек), </text:span></text:p>
      <text:p text:style-name="P1136"><text:span text:style-name="T581">thing</text:span><text:span text:style-name="T821"> (если предмет) или </text:span><text:span text:style-name="T581">where</text:span><text:span text:style-name="T821"> (если мест</text:span><text:span text:style-name="T854">о</text:span><text:span text:style-name="T821">).</text:span></text:p>
      <text:p text:style-name="P429"/>
      <text:p text:style-name="P430">Переводятся они как: «кто-то», «что-то», «где-то», «никто», «ничто», «нигде».</text:p>
      <text:p text:style-name="P431">Могут заменять как подлежащее, так и дополнение. <text:span text:style-name="T1192">И</text:span><text:span text:style-name="T1191">спользуются по тем же правилам.</text:span></text:p>
      <text:p text:style-name="P429"/>
      <text:p text:style-name="P98"><text:span text:style-name="T449">T</text:span><text:span text:style-name="T370">here is somebody in the street — Кто-то на улице.</text:span></text:p>
      <text:p text:style-name="P154">Is there anybody in the street? — Есть кто на улице?</text:p>
      <text:p text:style-name="P154">There is nobody in the street / There isn`t anybody in the street — Никого нет на улице.</text:p>
      <text:p text:style-name="P429"/>
      <text:p text:style-name="P429">Если в предложении стоит <text:span text:style-name="T476">nobody</text:span>/<text:span text:style-name="T476">nothing</text:span>/<text:span text:style-name="T476">nowthere</text:span>, то отрицательная частица <text:span text:style-name="T476">not</text:span> уже </text:p>
      <text:p text:style-name="P1111"><text:span text:style-name="T821">не нужна, подобно тому как она не используется </text:span><text:span text:style-name="T823">вместе с</text:span><text:span text:style-name="T821"> </text:span><text:span text:style-name="T581">no</text:span><text:span text:style-name="T821">.</text:span></text:p>
      <text:p text:style-name="P429"/>
      <text:p text:style-name="P1251"><text:span text:style-name="T821">М</text:span><text:span text:style-name="T799">естоимения с окончанием </text:span><text:span text:style-name="T556">-body</text:span><text:span text:style-name="T799"> и </text:span><text:span text:style-name="T556">-one</text:span><text:span text:style-name="T799"> взаимозаменяемы.</text:span></text:p>
      <text:p text:style-name="P432"/>
      <text:p text:style-name="P1265">Притяжательный падеж. Possessive Case</text:p>
      <text:p text:style-name="P437"/>
      <text:p text:style-name="P1123"><text:span text:style-name="T829">Сообщает информацию о том, </text:span><text:span text:style-name="T798">кому</text:span><text:span text:style-name="T829"> принадлежит </text:span><text:span text:style-name="T833">объект</text:span><text:span text:style-name="T829">, </text:span><text:span text:style-name="T830">т. е. указывает на владельца.</text:span></text:p>
      <text:p text:style-name="P439"/>
      <text:p text:style-name="P1253"><text:span text:style-name="T799">Существительно в притяжательном падеже, как и </text:span><text:span text:style-name="T830">притяжательное</text:span><text:span text:style-name="T799"> местоимение, </text:span></text:p>
      <text:p text:style-name="P1121"><text:span text:style-name="T829">отвечает </text:span><text:span text:style-name="T799">на вопрос «чей?». </text:span><text:span text:style-name="T830">Они взаимозаменяемы.</text:span></text:p>
      <text:p text:style-name="P440"/>
      <text:p text:style-name="P441"><text:span text:style-name="T830">Чтобы поставить существительное в этот падеж, нужно добавить к нему окончание </text:span><text:span text:style-name="T476">`s</text:span><text:span text:style-name="T830">.</text:span></text:p>
      <text:p text:style-name="P438"/>
      <text:p text:style-name="P61"><text:span text:style-name="T452">This is </text:span><text:span text:style-name="T963">Tom`s</text:span><text:span text:style-name="T453"> friend — </text:span><text:span text:style-name="T452">Это друг </text:span><text:span text:style-name="T964">Тома</text:span><text:span text:style-name="T452"> (существительное в притяжательном падеже)</text:span></text:p>
      <text:p text:style-name="P156">This is <text:span text:style-name="T949">his</text:span> friend — Это <text:span text:style-name="T949">его</text:span> друг (притяжательное местоимение)</text:p>
      <text:p text:style-name="P438"/>
      <text:p text:style-name="P439"><text:span text:style-name="T1193">Если существительное </text:span><text:span text:style-name="T1194">только </text:span><text:span text:style-name="T1193">подразумевается, то его можно не указывать.</text:span></text:p>
      <text:p text:style-name="P156">This isn`t my car. It`s my brothers`s — Это не моя машина. Она брата.</text:p>
      <text:p text:style-name="P440"/>
      <text:p text:style-name="P442">Если существительное идет в связке с прилагательным или местоимением, то <text:span text:style-name="T476">`s</text:span> </text:p>
      <text:p text:style-name="P442">ставиться в концей всей связки: <text:span text:style-name="T476">a </text:span><text:span text:style-name="T624">big dog`s</text:span><text:span text:style-name="T476"> owner</text:span>, <text:span text:style-name="T624">my friend`s</text:span><text:span text:style-name="T476"> house</text:span>.</text:p>
      <text:p text:style-name="P442"/>
      <text:p text:style-name="P442">Если владельцев несколько то <text:span text:style-name="T476">`s</text:span> ставится в конце словосочетания: </text:p>
      <text:p text:style-name="P157"><text:span text:style-name="T949">Rick and Kate`s</text:span> wedding — Свадьба Рика и Кейт.</text:p>
      <text:p text:style-name="P442"/>
      <text:p text:style-name="P442">Если существительное во множественном числе, то в конце пишется только апостроф, </text:p>
      <text:p text:style-name="P1122"><text:span text:style-name="T831">без </text:span><text:span text:style-name="T587">s</text:span><text:span text:style-name="T831">: </text:span><text:span text:style-name="T587">my </text:span><text:span text:style-name="T627">friends`</text:span><text:span text:style-name="T587"> school</text:span><text:span text:style-name="T831">. Но если во множественном числе слово-исключение, </text:span></text:p>
      <text:p text:style-name="P1122"><text:span text:style-name="T831">то применяются обычные правила: </text:span><text:span text:style-name="T627">men`s</text:span><text:span text:style-name="T587"> clothes</text:span><text:span text:style-name="T831"> (мужская одежда).</text:span></text:p>
      <text:p text:style-name="P442"/>
      <text:p text:style-name="P1254"><text:span text:style-name="T831">П</text:span><text:span text:style-name="T799">орядок слов следующий: сначала указывается владелец в притяжательном падеже, </text:span></text:p>
      <text:p text:style-name="P443"><text:soft-page-break/>а потом то, чем он владеет (в русском языке все наоборот).</text:p>
      <text:p text:style-name="P443"/>
      <text:p text:style-name="P1123"><text:span text:style-name="T832">Если </text:span><text:span text:style-name="T833">предмет</text:span><text:span text:style-name="T832"> является частью другого </text:span><text:span text:style-name="T833">предмета</text:span><text:span text:style-name="T832">, то вместо притяжательного падежа используется предлог </text:span><text:span text:style-name="T588">of</text:span><text:span text:style-name="T832">. Т. к. владельцем может быть кто-то живой.</text:span></text:p>
      <text:p text:style-name="P443"/>
      <text:p text:style-name="P99"><text:span text:style-name="T454">T</text:span><text:span text:style-name="T370">he wheel of the car — Колесо машины (Car`s wheel неправильно).</text:span></text:p>
      <text:p text:style-name="P62"><text:span text:style-name="T454">The door of the house — Двер дома </text:span><text:span text:style-name="T455">(предмет + of + больший предмет)</text:span><text:span text:style-name="T454">.</text:span></text:p>
      <text:p text:style-name="P444"/>
      <text:p text:style-name="P1256"><text:span text:style-name="T832">С</text:span><text:span text:style-name="T799">ловосочетания с предлогом </text:span><text:span text:style-name="T556">of</text:span><text:span text:style-name="T799">:</text:span></text:p>
      <text:list xml:id="list1753201618" text:style-name="L67">
        <text:list-item>
          <text:p text:style-name="P1424">the beginning/end of — начало/конец чего-то;</text:p>
        </text:list-item>
        <text:list-item>
          <text:p text:style-name="P1424">the top/middle/bottom of — вершина/середина/дно чего-то;</text:p>
        </text:list-item>
        <text:list-item>
          <text:p text:style-name="P1424">the side of — сторона чего-то.</text:p>
        </text:list-item>
      </text:list>
      <text:p text:style-name="P1255"/>
      <text:p text:style-name="P1264">Существительное. Noun</text:p>
      <text:p text:style-name="P1257"/>
      <text:p text:style-name="P1124"><text:span text:style-name="T1204">Ч</text:span>асть речи, обознача<text:span text:style-name="T1204">ющая</text:span> предмет, человека или понятие. Отвечает на вопрос «кто/что?». Существительные и личные местоимения претендуют на одно место <text:span text:style-name="T1195">в предложении. </text:span></text:p>
      <text:p text:style-name="P1258"/>
      <text:p text:style-name="P1125"><text:span text:style-name="T1195">В русском языке существительное меняется по падежам. В английском </text:span><text:span text:style-name="T1199">все</text:span><text:span text:style-name="T1195"> по другому. </text:span></text:p>
      <text:p text:style-name="P1125"><text:span text:style-name="T1195">Там за падежи отвечают предлоги, а не окончания:</text:span><text:span text:style-name="T965"> </text:span><text:span text:style-name="T630">to</text:span><text:span text:style-name="T509"> the table </text:span><text:span text:style-name="T592">—</text:span><text:span text:style-name="T509"> </text:span><text:span text:style-name="T630">к</text:span><text:span text:style-name="T509"> стол</text:span><text:span text:style-name="T630">у</text:span><text:span text:style-name="T1195">.</text:span></text:p>
      <text:p text:style-name="P1125"/>
      <text:p text:style-name="P1159"><text:span text:style-name="T367">И</text:span><text:span text:style-name="T368">менительным и объектный падеж </text:span><text:span text:style-name="T369">распростанаются</text:span><text:span text:style-name="T368"> только </text:span><text:span text:style-name="T369">на</text:span><text:span text:style-name="T368"> местоимения!</text:span></text:p>
      <text:p text:style-name="P1258"/>
      <text:p text:style-name="P13">Множественное <text:span text:style-name="T1196">число. Plural</text:span></text:p>
      <text:p text:style-name="P1258"/>
      <text:p text:style-name="P1271">Распространяется только на существительные, и не касается прилагательных.</text:p>
      <text:p text:style-name="P1128"><text:span text:style-name="T1197">Образуется с помощью окончания </text:span><text:span text:style-name="T507">-s</text:span><text:span text:style-name="T1197"> или </text:span><text:span text:style-name="T507">-es.</text:span></text:p>
      <text:p text:style-name="P102"/>
      <text:p text:style-name="P1128"><text:span text:style-name="T508">a </text:span><text:span text:style-name="T507">blue ballon</text:span><text:span text:style-name="T629">s</text:span><text:span text:style-name="T507"> — </text:span><text:span text:style-name="T508">г</text:span><text:span text:style-name="T507">олуб</text:span><text:span text:style-name="T629">ые</text:span><text:span text:style-name="T507"> шарик</text:span><text:span text:style-name="T629">и</text:span><text:span text:style-name="T507">.</text:span></text:p>
      <text:p text:style-name="P1255"/>
      <text:p text:style-name="P445">Окончание <text:span text:style-name="T476">-es</text:span> ставится, когда:</text:p>
      <text:p text:style-name="P445"/>
      <text:list xml:id="list274842569" text:style-name="L68">
        <text:list-item>
          <text:p text:style-name="P1425">слово заканчивается на <text:span text:style-name="T476">-s</text:span> или шипящий <text:span text:style-name="T476">-sh</text:span>, <text:span text:style-name="T476">-ch</text:span>, <text:span text:style-name="T476">-x</text:span>:</text:p>
          <text:p text:style-name="P1557">box/boxes, watch/watches, dish/dishes, bus/buses;</text:p>
          <text:p text:style-name="P1425"/>
        </text:list-item>
        <text:list-item>
          <text:p text:style-name="P1425">слово заканчивается на <text:span text:style-name="T476">-o</text:span> <text:span text:style-name="T1198">(</text:span>кроме исключений<text:span text:style-name="T1198">)</text:span>:</text:p>
          <text:p text:style-name="P1557">potato/potatoes, piano/pianos;</text:p>
          <text:p text:style-name="P1425"/>
        </text:list-item>
        <text:list-item>
          <text:p text:style-name="P1534"><text:span text:style-name="T834">слово заканчивается на </text:span><text:span text:style-name="T593">-f</text:span><text:span text:style-name="T834"> или </text:span><text:span text:style-name="T593">-fe</text:span><text:span text:style-name="T834">, </text:span><text:span text:style-name="T835">где</text:span><text:span text:style-name="T834"> </text:span><text:span text:style-name="T593">-f</text:span><text:span text:style-name="T834"> </text:span><text:span text:style-name="T835">также </text:span><text:span text:style-name="T834">заменяется на </text:span><text:span text:style-name="T593">-v</text:span><text:span text:style-name="T834"> </text:span><text:span text:style-name="T835">(кроме исключений)</text:span><text:span text:style-name="T834">:</text:span></text:p>
          <text:p text:style-name="P1564"><text:span text:style-name="T456">s</text:span><text:span text:style-name="T370">helf/shelves, wife/wives, proof/proofs.</text:span></text:p>
        </text:list-item>
      </text:list>
      <text:p text:style-name="P446"/>
      <text:p text:style-name="P447">Слова-исключения, которые меняются не по правилам:</text:p>
      <text:list xml:id="list3491283372" text:style-name="L69">
        <text:list-item>
          <text:p text:style-name="P1426">man/men — мужчина/мужчины;</text:p>
        </text:list-item>
        <text:list-item>
          <text:p text:style-name="P1426">child/children — ребенок/дети;</text:p>
        </text:list-item>
        <text:list-item>
          <text:p text:style-name="P1426">woman/women [вимен] — женщина/женщины;</text:p>
        </text:list-item>
        <text:list-item>
          <text:p text:style-name="P1426">foot/feet — нога/ноги;</text:p>
        </text:list-item>
        <text:list-item>
          <text:p text:style-name="P1426">mouse/mice — мышь/мыши;</text:p>
        </text:list-item>
        <text:list-item>
          <text:p text:style-name="P1426">sheep/sheep — овца/овцы;</text:p>
        </text:list-item>
        <text:list-item>
          <text:p text:style-name="P1566"><text:span text:style-name="T799">tooth/teeth — </text:span><text:span text:style-name="T836">зуб/</text:span><text:span text:style-name="T799">зубы;</text:span></text:p>
        </text:list-item>
        <text:list-item>
          <text:p text:style-name="P1427">fish/fish — рыба/рыбы;</text:p>
        </text:list-item>
        <text:list-item>
          <text:p text:style-name="P1566"><text:span text:style-name="T836">goose/geese — гусь/гуси.</text:span><text:span text:style-name="T799"> </text:span></text:p>
        </text:list-item>
      </text:list>
      <text:p text:style-name="P14"><text:soft-page-break/><text:span text:style-name="T768">И</text:span><text:span text:style-name="T735">счисляемые и неисчисляемые существительные</text:span></text:p>
      <text:p text:style-name="P448"/>
      <text:p text:style-name="P449">Исчисляемые существительные можно пересчитать. У них есть форма единственного </text:p>
      <text:p text:style-name="P1127"><text:span text:style-name="T837">и множественного числа. Количество можно указать числом, наречием </text:span><text:span text:style-name="T839">или артиклем </text:span><text:span text:style-name="T590">a</text:span><text:span text:style-name="T839"> (one).</text:span></text:p>
      <text:p text:style-name="P450"/>
      <text:p text:style-name="P158"><text:span text:style-name="T949">3</text:span> apples — 3 яблока;</text:p>
      <text:p text:style-name="P158"><text:span text:style-name="T949">many</text:span> books — много книг;</text:p>
      <text:p text:style-name="P1126"><text:span text:style-name="T589">I want </text:span><text:span text:style-name="T628">a</text:span><text:span text:style-name="T589"> banana — </text:span><text:span text:style-name="T591">я</text:span><text:span text:style-name="T589"> хочу банан.</text:span></text:p>
      <text:p text:style-name="P450"/>
      <text:p text:style-name="P1259"><text:span text:style-name="T799">Неисчисляемые существительные невозможно посчитать. К ним относятся вещества, жидкости, явления, ощущуне</text:span><text:span text:style-name="T839">н</text:span><text:span text:style-name="T799">ия, </text:span><text:span text:style-name="T840">абстрактные </text:span><text:span text:style-name="T799">понятия. </text:span><text:span text:style-name="T842">Они и</text:span><text:span text:style-name="T799">меют только одну форму единственного числа и заменяются местоимнием </text:span><text:span text:style-name="T556">it</text:span><text:span text:style-name="T799">.</text:span></text:p>
      <text:p text:style-name="P450"/>
      <text:p text:style-name="P450">Чтобы выразить количество, используется дополнительная мерка: </text:p>
      <text:p text:style-name="P450"/>
      <text:list xml:id="list1957494236" text:style-name="L70">
        <text:list-item>
          <text:p text:style-name="P1428">для жидкостей:</text:p>
          <text:list>
            <text:list-item>
              <text:p text:style-name="P1430"><text:span text:style-name="T1206">a </text:span>glass of — стакан;</text:p>
            </text:list-item>
            <text:list-item>
              <text:p text:style-name="P1430"><text:span text:style-name="T1206">a </text:span>cup of — чашка;</text:p>
            </text:list-item>
            <text:list-item>
              <text:p text:style-name="P1430"><text:span text:style-name="T1206">a</text:span> jar of — банка;</text:p>
            </text:list-item>
            <text:list-item>
              <text:p text:style-name="P1430"><text:span text:style-name="T1206">a </text:span>jug of — кувшин;</text:p>
            </text:list-item>
            <text:list-item>
              <text:p text:style-name="P1430"><text:span text:style-name="T1206">a </text:span>bottle of — бутылка;</text:p>
            </text:list-item>
          </text:list>
          <text:p text:style-name="P1429"/>
        </text:list-item>
        <text:list-item>
          <text:p text:style-name="P1428">для сыпучих веществ:</text:p>
          <text:list>
            <text:list-item>
              <text:p text:style-name="P1430"><text:span text:style-name="T1206">a </text:span>packet of — упаковка;</text:p>
            </text:list-item>
            <text:list-item>
              <text:p text:style-name="P1430"><text:span text:style-name="T1206">a </text:span>bowl of — миска;</text:p>
            </text:list-item>
            <text:list-item>
              <text:p text:style-name="P1430"><text:span text:style-name="T1206">a </text:span>bag of — мешок;</text:p>
            </text:list-item>
            <text:list-item>
              <text:p text:style-name="P1430"><text:span text:style-name="T1206">a </text:span>kilo of — килограм;</text:p>
            </text:list-item>
          </text:list>
          <text:p text:style-name="P1433"/>
        </text:list-item>
        <text:list-item>
          <text:p text:style-name="P1432">для продуктов, которые режут:</text:p>
          <text:list>
            <text:list-item>
              <text:p text:style-name="P1567"><text:span text:style-name="T844">a </text:span><text:span text:style-name="T799">piece/</text:span><text:span text:style-name="T838">slice</text:span><text:span text:style-name="T799"> of — кусо</text:span><text:span text:style-name="T838">чек</text:span><text:span text:style-name="T799">;</text:span></text:p>
            </text:list-item>
            <text:list-item>
              <text:p text:style-name="P1430"><text:span text:style-name="T1206">a </text:span>loaf of — буханка;</text:p>
            </text:list-item>
          </text:list>
        </text:list-item>
      </text:list>
      <text:p text:style-name="P451"/>
      <text:p text:style-name="P63"><text:span text:style-name="T457">2 loafs of bread — </text:span><text:span text:style-name="T458">д</text:span><text:span text:style-name="T457">ве буханки хлеба.</text:span></text:p>
      <text:p text:style-name="P103"><text:span text:style-name="T460">a </text:span><text:span text:style-name="T457">c</text:span><text:span text:style-name="T370">up of tea — (одна) чашка чая</text:span></text:p>
      <text:p text:style-name="P451"/>
      <text:p text:style-name="P452">Существительные, которые всегда неислисляемые:</text:p>
      <text:list xml:id="list2526875639" text:style-name="L71">
        <text:list-item>
          <text:p text:style-name="P1431">news — новости;</text:p>
        </text:list-item>
        <text:list-item>
          <text:p text:style-name="P1431">money — деньги;</text:p>
        </text:list-item>
        <text:list-item>
          <text:p text:style-name="P1431">bad luck — неудача;</text:p>
        </text:list-item>
        <text:list-item>
          <text:p text:style-name="P1431">traffic — транспорт на дороге;</text:p>
        </text:list-item>
        <text:list-item>
          <text:p text:style-name="P1431">f<text:span text:style-name="T1205">u</text:span>rniture — мебель;</text:p>
        </text:list-item>
        <text:list-item>
          <text:p text:style-name="P1431">progress — прогресс;</text:p>
        </text:list-item>
        <text:list-item>
          <text:p text:style-name="P1431">information — информация;</text:p>
        </text:list-item>
        <text:list-item>
          <text:p text:style-name="P1431">advice — совет;</text:p>
        </text:list-item>
        <text:list-item>
          <text:p text:style-name="P1431">hair — волосы;</text:p>
        </text:list-item>
        <text:list-item>
          <text:p text:style-name="P1431">paper — бумага;</text:p>
        </text:list-item>
        <text:list-item>
          <text:p text:style-name="P1431">food — еда;</text:p>
        </text:list-item>
      </text:list>
      <text:p text:style-name="P451"/>
      <text:p text:style-name="P100"><text:span text:style-name="T370">It is good news — Это хорошие новости </text:span><text:span text:style-name="T459">(без артикля)</text:span><text:span text:style-name="T370">.</text:span></text:p>
      <text:p text:style-name="P101"><text:span text:style-name="T370">I need good advice — Мне нужен хороший совет </text:span><text:span text:style-name="T459">(без артикля)</text:span><text:span text:style-name="T370">.</text:span></text:p>
      <text:p text:style-name="P15"><text:soft-page-break/><text:span text:style-name="T735">Два </text:span><text:span text:style-name="T769">(и более) </text:span><text:span text:style-name="T735">существительный рядом</text:span></text:p>
      <text:p text:style-name="P453"/>
      <text:p text:style-name="P1131"><text:span text:style-name="T841">Такая цепочка обозначает один предмет, идею </text:span><text:span text:style-name="T843">или </text:span><text:span text:style-name="T841">концепцию. При этом существительным будет переводится только последнее слово, а те что стоят перед ним, будут означать его характеристику (т. е. переводит</text:span><text:span text:style-name="T845">ь</text:span><text:span text:style-name="T841">ся прилагательным </text:span><text:span text:style-name="T843">или</text:span><text:span text:style-name="T841"> существительным с предлогом).</text:span></text:p>
      <text:p text:style-name="P454"/>
      <text:p text:style-name="P159">a tennis ball — теннисный мяч / мяч для тенниса;</text:p>
      <text:p text:style-name="P159">a income tax — подоходный налог / налог на прибыль;</text:p>
      <text:p text:style-name="P455"/>
      <text:p text:style-name="P457">Первое существительное всегда стоит в единственном числе.</text:p>
      <text:p text:style-name="P457"/>
      <text:p text:style-name="P160">tennis balls — теннисные мячи;</text:p>
      <text:p text:style-name="P161">two part question (question of two parts) — <text:span text:style-name="T1207">вопрос из 2х частей;</text:span></text:p>
      <text:p text:style-name="P455"/>
      <text:p text:style-name="P1260"><text:span text:style-name="T841">И</text:span><text:span text:style-name="T799">ногда первое существительное имеет окончание </text:span><text:span text:style-name="T556">-ing</text:span><text:span text:style-name="T799">.</text:span></text:p>
      <text:p text:style-name="P456"/>
      <text:p text:style-name="P159">a swimming pool — плавательный бассейн;</text:p>
      <text:p text:style-name="P161">working hours — рабочие часы;</text:p>
      <text:p text:style-name="P456"/>
      <text:p text:style-name="P1266">Артикли. Articles</text:p>
      <text:p text:style-name="P458"/>
      <text:p text:style-name="P459">Это маленькие слова перед существительными, которые передают оттенки смысла.</text:p>
      <text:p text:style-name="P459">Есть 2 вида артикля: неопределенный <text:span text:style-name="T1210">(</text:span><text:span text:style-name="T476">a/an</text:span><text:span text:style-name="T1210">)</text:span> и определенный <text:span text:style-name="T1210">(</text:span><text:span text:style-name="T476">the</text:span><text:span text:style-name="T1210">)</text:span>.</text:p>
      <text:p text:style-name="P459"/>
      <text:p text:style-name="P565">Неопределенный артикль</text:p>
      <text:p text:style-name="P459"/>
      <text:p text:style-name="P1132"><text:span text:style-name="T846">Артикль </text:span><text:span text:style-name="T594">a</text:span><text:span text:style-name="T846"> </text:span><text:span text:style-name="T855">указывает на</text:span><text:span text:style-name="T846"> </text:span><text:span text:style-name="T847">один </text:span><text:span text:style-name="T846">предмет. Причем не конкретный предмет, а</text:span><text:span text:style-name="T847"> </text:span><text:span text:style-name="T846">неопределенный. </text:span><text:span text:style-name="T847">К</text:span><text:span text:style-name="T846">аждый </text:span><text:span text:style-name="T847">человек </text:span><text:span text:style-name="T846">может представлять </text:span><text:span text:style-name="T847">такой предмет </text:span><text:span text:style-name="T846">по своему.</text:span></text:p>
      <text:p text:style-name="P460"/>
      <text:p text:style-name="P162">a house — дом (один представит большой особняк, другой — маленький домик).</text:p>
      <text:p text:style-name="P460"/>
      <text:p text:style-name="P1135"><text:span text:style-name="T847">Его можно условно заменить на числительное </text:span><text:span text:style-name="T600">one </text:span><text:span text:style-name="T853">(какой-то один)</text:span><text:span text:style-name="T847">. </text:span><text:span text:style-name="T670">Поэтому о</text:span><text:span text:style-name="T671">н ставится перед исчисляемыми существительными в единственном числе.</text:span></text:p>
      <text:p text:style-name="P461"/>
      <text:p text:style-name="P1138"><text:span text:style-name="T595">I have </text:span><text:span text:style-name="T631">a</text:span><text:span text:style-name="T595"> cat / I have </text:span><text:span text:style-name="T631">one</text:span><text:span text:style-name="T595"> cat — У меня есть </text:span><text:span text:style-name="T602">(одна такая </text:span><text:span text:style-name="T608">прикольная</text:span><text:span text:style-name="T602">) </text:span><text:span text:style-name="T595">кошка.</text:span></text:p>
      <text:p text:style-name="P466"/>
      <text:p text:style-name="P462"><text:span text:style-name="T476">A</text:span> ставится перед согласными, а <text:span text:style-name="T476">an</text:span> — перед гласными. Оба означают одно и тоже.</text:p>
      <text:p text:style-name="P462"/>
      <text:p text:style-name="P637"><text:span text:style-name="T795">Если гласная читается как двойной звук с первым [</text:span>йи<text:span text:style-name="T795">], то ставится </text:span><text:span text:style-name="T516">a</text:span><text:span text:style-name="T795">: </text:span><text:span text:style-name="T516">a union</text:span><text:span text:style-name="T795">, </text:span><text:span text:style-name="T516">a European</text:span><text:span text:style-name="T795">.</text:span></text:p>
      <text:p text:style-name="P462"/>
      <text:p text:style-name="P1133"><text:span text:style-name="T849">Если первая согласная (после которой гласная) не произносится, то ставится </text:span><text:span text:style-name="T598">an</text:span><text:span text:style-name="T849">: </text:span></text:p>
      <text:p text:style-name="P1133"><text:span text:style-name="T598">an hour </text:span><text:span text:style-name="T849">(аувер), </text:span><text:span text:style-name="T598">an honesty </text:span><text:span text:style-name="T849">(анэсти).</text:span></text:p>
      <text:p text:style-name="P462"/>
      <text:p text:style-name="P662"><text:span text:style-name="T849">Т</text:span><text:span text:style-name="T850">акже артикль </text:span><text:span text:style-name="T599">a</text:span><text:span text:style-name="T850"> </text:span><text:span text:style-name="T852">ставится</text:span><text:span text:style-name="T850">, когда:</text:span></text:p>
      <text:list xml:id="list2603510198" text:style-name="L72">
        <text:list-item>
          <text:p text:style-name="P1568"><text:span text:style-name="T799">говорят о профессии (</text:span><text:span text:style-name="T556">I`m a doctor)</text:span><text:span text:style-name="T799">;</text:span></text:p>
        </text:list-item>
        <text:list-item>
          <text:p text:style-name="P1569"><text:span text:style-name="T799">впервые упоминяют человека или предмет в разговоре </text:span><text:span text:style-name="T851">(</text:span><text:span text:style-name="T595">I have a cat</text:span><text:span text:style-name="T851">);</text:span></text:p>
        </text:list-item>
        <text:list-item>
          <text:p text:style-name="P1535"><text:span text:style-name="T851">дается определение предмету (</text:span><text:span text:style-name="T596">He is a good man «</text:span><text:span text:style-name="T597">О</text:span><text:span text:style-name="T596">н относится к хорошим людям»</text:span><text:span text:style-name="T851">)</text:span></text:p>
        </text:list-item>
      </text:list>
      <text:p text:style-name="P467"/>
      <text:p text:style-name="P1134">Если перед существительным сто<text:span text:style-name="T1209">и</text:span>т прилагательн<text:span text:style-name="T1209">ое</text:span>, то артикль <text:span text:style-name="T510">a</text:span><text:span text:style-name="T1213"> </text:span>ставится перед ним.</text:p>
      <text:p text:style-name="P465"/>
      <text:p text:style-name="P1134">a big old house — большой старый дом.</text:p>
      <text:p text:style-name="P163">a black and white cat — черно-белый кот.</text:p>
      <text:p text:style-name="P461"><text:soft-page-break/></text:p>
      <text:p text:style-name="P463">При этом перед прилагательным без существительного артикль <text:span text:style-name="T510">a</text:span><text:span text:style-name="T1213"> </text:span>не ставится.</text:p>
      <text:p text:style-name="P463"/>
      <text:p text:style-name="P164">This book is a good (неправильно).</text:p>
      <text:p text:style-name="P164">Th<text:span text:style-name="T1208">i</text:span>s book is good (правильно).</text:p>
      <text:p text:style-name="P461"/>
      <text:p text:style-name="P566">Определенный артикль</text:p>
      <text:p text:style-name="P464"/>
      <text:p text:style-name="P469">Артикль <text:span text:style-name="T476">the</text:span> указывает на конкретный предмет или понятие.</text:p>
      <text:p text:style-name="P469">Т. е. на то, что выделяется из общей массы.</text:p>
      <text:p text:style-name="P470"/>
      <text:p text:style-name="P471">Его можно заменить указательным местоимением (<text:span text:style-name="T476">this, that, these, those</text:span>) </text:p>
      <text:p text:style-name="P1142"><text:span text:style-name="T856">и</text:span><text:span text:style-name="T855"> часто удобнее </text:span><text:span text:style-name="T858">им же </text:span><text:span text:style-name="T867">и </text:span><text:span text:style-name="T855">переводить.</text:span></text:p>
      <text:p text:style-name="P470"/>
      <text:p text:style-name="P470">Он может стоять как перед единственным числом, так и перед множественным; </text:p>
      <text:p text:style-name="P470">как перед исчисляемыми, так и неисчисляемыми существительными.</text:p>
      <text:p text:style-name="P472"/>
      <text:p text:style-name="P1137"><text:span text:style-name="T856">Е</text:span><text:span text:style-name="T848">сли предмет или человек упоминаются в </text:span><text:span text:style-name="T859">речи </text:span><text:span text:style-name="T848">впервые, то обычно о них ничего не известно, поэтому </text:span><text:span text:style-name="T857">сначала</text:span><text:span text:style-name="T848"> использ</text:span><text:span text:style-name="T857">уется</text:span><text:span text:style-name="T848"> неопределенный артикль </text:span><text:span text:style-name="T601">a/an</text:span><text:span text:style-name="T848"> </text:span><text:span text:style-name="T856">(при условии, что он нужен</text:span><text:span text:style-name="T848">).</text:span></text:p>
      <text:p text:style-name="P1274"><text:span text:style-name="T848">Н</text:span><text:span text:style-name="T799">о если </text:span><text:span text:style-name="T868">этот </text:span><text:span text:style-name="T799">предмет или человек упоминаются в речи повторно, то уже используется определенный артикль </text:span><text:span text:style-name="T556">the</text:span><text:span text:style-name="T799">.</text:span></text:p>
      <text:p text:style-name="P468"/>
      <text:p text:style-name="P104"><text:span text:style-name="T463">I </text:span><text:span text:style-name="T370">have got </text:span><text:span text:style-name="T949">a</text:span><text:span text:style-name="T370"> puppy. </text:span><text:span text:style-name="T949">The</text:span><text:span text:style-name="T370"> puppy is white — У меня есть щенок. (Этот) щенок белый.</text:span></text:p>
      <text:p text:style-name="P473"/>
      <text:p text:style-name="P473">Определенный артикль может стоять не только перед существительным, но и перед прилагательным. <text:span text:style-name="T1214">В этом случае прилагательное становится существительным.</text:span></text:p>
      <text:p text:style-name="P473"/>
      <text:p text:style-name="P167">rich people — богатые люди.</text:p>
      <text:p text:style-name="P104"><text:span text:style-name="T464">t</text:span><text:span text:style-name="T370">he rich — богачи.</text:span></text:p>
      <text:p text:style-name="P473"/>
      <text:p text:style-name="P474">Также артикль <text:span text:style-name="T476">the</text:span> ставится, когда:</text:p>
      <text:p text:style-name="P474"/>
      <text:list xml:id="list1515224396" text:style-name="L73">
        <text:list-item>
          <text:p text:style-name="P1434">говорят о части помещения:</text:p>
          <text:list>
            <text:list-item>
              <text:p text:style-name="P1438">in the room — в комнате;</text:p>
            </text:list-item>
            <text:list-item>
              <text:p text:style-name="P1438">on the floor — на полу;</text:p>
            </text:list-item>
          </text:list>
          <text:p text:style-name="P1436"/>
        </text:list-item>
        <text:list-item>
          <text:p text:style-name="P1435">говорят, на каком музыкальном инструменте играют:</text:p>
          <text:list>
            <text:list-item>
              <text:p text:style-name="P1439">play the piano — играть на фортепиано;</text:p>
            </text:list-item>
          </text:list>
          <text:p text:style-name="P1436"/>
        </text:list-item>
        <text:list-item>
          <text:p text:style-name="P1434">человек напрявляется в конкретное место:</text:p>
          <text:list>
            <text:list-item>
              <text:p text:style-name="P1438">go to the bank — идти в банк;</text:p>
            </text:list-item>
            <text:list-item>
              <text:p text:style-name="P1438">drive to the shop — поехать на машине в магазин;</text:p>
            </text:list-item>
          </text:list>
          <text:p text:style-name="P1436"/>
        </text:list-item>
        <text:list-item>
          <text:p text:style-name="P1443">объект, о котором идет речь, уникальный (другого такого нет):</text:p>
          <text:list>
            <text:list-item>
              <text:p text:style-name="P1442">природные объекты или явления:</text:p>
              <text:list>
                <text:list-item>
                  <text:p text:style-name="P1439">the equator — экватор;</text:p>
                </text:list-item>
                <text:list-item>
                  <text:p text:style-name="P1439">the sky — небо;</text:p>
                </text:list-item>
                <text:list-item>
                  <text:p text:style-name="P1442">the moon — луна;</text:p>
                </text:list-item>
              </text:list>
            </text:list-item>
            <text:list-item>
              <text:p text:style-name="P1442">объекты созданные человеком</text:p>
              <text:list>
                <text:list-item>
                  <text:p text:style-name="P1439"><text:soft-page-break/>the Bible (the Book) — Библия;</text:p>
                </text:list-item>
                <text:list-item>
                  <text:p text:style-name="P1439">the Internet — Интернет;</text:p>
                </text:list-item>
                <text:list-item>
                  <text:p text:style-name="P1442">the radio — радио;</text:p>
                </text:list-item>
              </text:list>
            </text:list-item>
            <text:list-item>
              <text:p text:style-name="P1442"><text:span text:style-name="T1215">с </text:span>превосходн<text:span text:style-name="T1215">ой</text:span> степень<text:span text:style-name="T1215">ю</text:span> прилагательных:</text:p>
              <text:list>
                <text:list-item>
                  <text:p text:style-name="P1439">the longest — самый длинный;</text:p>
                </text:list-item>
                <text:list-item>
                  <text:p text:style-name="P1442">the hottest — самый жаркий;</text:p>
                </text:list-item>
              </text:list>
            </text:list-item>
            <text:list-item>
              <text:p text:style-name="P1440"><text:span text:style-name="T1216">со </text:span>словосочетани<text:span text:style-name="T1216">ем</text:span><text:span text:style-name="T476"> the same</text:span> (такой же, одинаковый):</text:p>
              <text:p text:style-name="P1558">These two photos are the same — Эти 2 фото одинаковые;</text:p>
            </text:list-item>
          </text:list>
          <text:p text:style-name="P1441"/>
        </text:list-item>
        <text:list-item>
          <text:p text:style-name="P1434">перед порядковым числительным:</text:p>
          <text:list>
            <text:list-item>
              <text:p text:style-name="P1444">the first — первый;</text:p>
            </text:list-item>
            <text:list-item>
              <text:p text:style-name="P1444">the second — второй;</text:p>
            </text:list-item>
          </text:list>
          <text:p text:style-name="P1436"/>
        </text:list-item>
        <text:list-item>
          <text:p text:style-name="P1437">перед фамилией (чтобы показать что люди принадлежат одной семье):</text:p>
          <text:p text:style-name="P1565"><text:span text:style-name="T461">The Jachsons </text:span><text:span text:style-name="T462">are very nice people — Джексоны очень милые люди;</text:span></text:p>
          <text:p text:style-name="P1436"/>
        </text:list-item>
        <text:list-item>
          <text:p text:style-name="P1445">в словосочетаниях, касающихся сторон:</text:p>
          <text:list>
            <text:list-item>
              <text:p text:style-name="P1446">the top of — верхушка (чего-то);</text:p>
            </text:list-item>
            <text:list-item>
              <text:p text:style-name="P1446">on the left — слева.</text:p>
            </text:list-item>
          </text:list>
        </text:list-item>
      </text:list>
      <text:p text:style-name="P475"/>
      <text:p text:style-name="P569">Случаи, когда артикли не используются</text:p>
      <text:p text:style-name="P475"/>
      <text:p text:style-name="P476">Такие ситуации зачастую не имеют логического объяснения и их нужно просто запомнить.</text:p>
      <text:p text:style-name="P476"/>
      <text:list xml:id="list3824997804" text:style-name="L74">
        <text:list-item>
          <text:p text:style-name="P1447">в выражениях со словами <text:span text:style-name="T476">breakfast</text:span>, <text:span text:style-name="T476">lunch</text:span>, <text:span text:style-name="T476">dinner</text:span>:</text:p>
          <text:p text:style-name="P1559">When do you usually have breakfast? — Когда ты обычно завтракаешь?</text:p>
          <text:p text:style-name="P1448"/>
        </text:list-item>
        <text:list-item>
          <text:p text:style-name="P1449">когда говорят о направлении или местонахождении словами:</text:p>
          <text:list>
            <text:list-item>
              <text:p text:style-name="P1448">work <text:span text:style-name="T1226">(</text:span><text:span text:style-name="T476">go to work, start work</text:span><text:span text:style-name="T1226">)</text:span>;</text:p>
            </text:list-item>
            <text:list-item>
              <text:p text:style-name="P1448">school, university, college <text:span text:style-name="T1226">(</text:span><text:span text:style-name="T476">go to school, start school</text:span>);</text:p>
            </text:list-item>
            <text:list-item>
              <text:p text:style-name="P1448">church, hospital, prison <text:span text:style-name="T1226">(</text:span><text:span text:style-name="T476">go to church, be at hospital</text:span><text:span text:style-name="T1226">)</text:span>;</text:p>
            </text:list-item>
            <text:list-item>
              <text:p text:style-name="P1448">home, bed <text:span text:style-name="T1226">(</text:span><text:span text:style-name="T476">go home, go to bed</text:span><text:span text:style-name="T1226">)</text:span>;</text:p>
            </text:list-item>
          </text:list>
          <text:p text:style-name="P1448"/>
        </text:list-item>
        <text:list-item>
          <text:p text:style-name="P1447">в словосочетаниях <text:span text:style-name="T476">play</text:span> + вид спорта или игры:</text:p>
          <text:p text:style-name="P1559">I play football — Я играю в футбол;</text:p>
          <text:p text:style-name="P1448"/>
        </text:list-item>
        <text:list-item>
          <text:p text:style-name="P1447">перед названием языков или учебных дисциплин (котор. всегда с большой буквы):</text:p>
          <text:p text:style-name="P1559">I want to speak <text:span text:style-name="T1211">English well — Я хочу хорошо говорить по-английски;</text:span></text:p>
          <text:p text:style-name="P1448"/>
        </text:list-item>
        <text:list-item>
          <text:p text:style-name="P1450">перед именами людей и фамилями:</text:p>
          <text:p text:style-name="P1560">My name is Bond, James Bond — Меня зовут Бонд, Джеймс Бонд.</text:p>
        </text:list-item>
      </text:list>
      <text:p text:style-name="P477"/>
      <text:p text:style-name="P567">Артикли в географических названиях</text:p>
      <text:p text:style-name="P478"/>
      <text:p text:style-name="P1139"><text:span text:style-name="T860">Артикли не </text:span><text:span text:style-name="T862">ставятся</text:span><text:span text:style-name="T860"> </text:span><text:span text:style-name="T862">с</text:span><text:span text:style-name="T860"> названиями континентов:</text:span></text:p>
      <text:p text:style-name="P165">I live in Western Europe — Я живу в западной Европе.</text:p>
      <text:p text:style-name="P479"/>
      <text:p text:style-name="P479">Артикли не ставятся с названиям<text:span text:style-name="T1212">и</text:span> стран из 1 слова и с названиями городов:</text:p>
      <text:p text:style-name="P165">Washington is the capital of America — Вашингтон — столица Америки.</text:p>
      <text:p text:style-name="P165"><text:soft-page-break/></text:p>
      <text:p text:style-name="P166"><text:span text:style-name="T735">Но если названии страны во множественном числе или в нем есть слово Republic, States, Kingdom, Union, то ставится </text:span>the: the USSR, the Check Republic, the Nitherlands.</text:p>
      <text:p text:style-name="P479"/>
      <text:p text:style-name="P1139"><text:span text:style-name="T860">Артикли не нужны в названиях горных вершин, а также там, где присутсв</text:span><text:span text:style-name="T861">ует</text:span><text:span text:style-name="T860"> слово Mount: </text:span></text:p>
      <text:p text:style-name="P1139"><text:span text:style-name="T603">Everest / Mount Everest, Makalu</text:span><text:span text:style-name="T860">. Но </text:span><text:span text:style-name="T861">в</text:span><text:span text:style-name="T860"> названия</text:span><text:span text:style-name="T861">х</text:span><text:span text:style-name="T860"> горных цепей ставится </text:span><text:span text:style-name="T603">the</text:span><text:span text:style-name="T860">: </text:span><text:span text:style-name="T603">the Himalayas</text:span><text:span text:style-name="T860">.</text:span></text:p>
      <text:p text:style-name="P479"/>
      <text:p text:style-name="P1272"><text:span text:style-name="T799">Артикль </text:span><text:span text:style-name="T556">the</text:span><text:span text:style-name="T799"> не нужен с прилагательными, образованными от частей света или когда часть света указана вместе с названием страны: </text:span><text:span text:style-name="T556">North America, Eastern Europe.</text:span></text:p>
      <text:p text:style-name="P482"/>
      <text:p text:style-name="P1272"><text:span text:style-name="T799">Артикль </text:span><text:span text:style-name="T556">the</text:span><text:span text:style-name="T799"> не нужен в названиях улиц, дорог, скверов, парков:</text:span></text:p>
      <text:p text:style-name="P169">Fifth Avenue (5я Авеню), Broadway, Times Square.</text:p>
      <text:p text:style-name="P479"/>
      <text:p text:style-name="P1139"><text:span text:style-name="T860">А</text:span><text:span text:style-name="T863">ртикль </text:span><text:span text:style-name="T605">the</text:span><text:span text:style-name="T863"> нужен в названиях водных объектов (океан, море, река, канал): </text:span><text:span text:style-name="T605">the Thames River, the Amazon (Амазонка), the Pacific (Тихий океан), the Baltic Sea. </text:span><text:span text:style-name="T862">Но с названиями озер он </text:span></text:p>
      <text:p text:style-name="P1139"><text:span text:style-name="T862">не используется: </text:span><text:span text:style-name="T604">Lake Superior (Верхнее озеро).</text:span></text:p>
      <text:p text:style-name="P484"/>
      <text:p text:style-name="P480">Также <text:span text:style-name="T476">the</text:span> нужен в названиях частей света: <text:span text:style-name="T476">the north, the south, the east, the west</text:span>.</text:p>
      <text:p text:style-name="P166">We should go to the north — Нам нужно идти на север.</text:p>
      <text:p text:style-name="P481"/>
      <text:p text:style-name="P1139"><text:span text:style-name="T869">Следует</text:span><text:span text:style-name="T870"> </text:span><text:span text:style-name="T869">знать</text:span><text:span text:style-name="T870">, что на картах не печатают артикль </text:span><text:span text:style-name="T609">the</text:span><text:span text:style-name="T870">, даже когда он нужен.</text:span></text:p>
      <text:p text:style-name="P481"/>
      <text:p text:style-name="P568">Артикли в других названиях</text:p>
      <text:p text:style-name="P481"/>
      <text:p text:style-name="P483">Артикль не ставится в названиях административных зданий или комплексов из 2х слов.</text:p>
      <text:p text:style-name="P168"/>
      <text:p text:style-name="P168">Cambridge University, JFK Airport, Buckingham Palace.</text:p>
      <text:p text:style-name="P168">(порядок слов: сначала уникальное название, а затем категория <text:s/>объекта).</text:p>
      <text:p text:style-name="P483"/>
      <text:p text:style-name="P1140"><text:span text:style-name="T864">Артикль </text:span><text:span text:style-name="T606">the</text:span><text:span text:style-name="T864"> ставится в названиях отелей, театров, галерей, а также в названиях всемирно известных зданий:</text:span><text:span text:style-name="T606"> the Hilton Hotel, the Red Lion (бар), the White House.</text:span></text:p>
      <text:p text:style-name="P483"/>
      <text:p text:style-name="P1273"><text:span text:style-name="T799">В названиях, где присутствует предлог </text:span><text:span text:style-name="T556">of</text:span><text:span text:style-name="T799">, артикль </text:span><text:span text:style-name="T556">the</text:span><text:span text:style-name="T799"> ставится всегда: </text:span></text:p>
      <text:p text:style-name="P168">the Bank of England, the Great Wall of China, the Tower of London.</text:p>
      <text:p text:style-name="P483"/>
      <text:p text:style-name="P570">Какой артикль выбрать</text:p>
      <text:p text:style-name="P485"/>
      <text:p text:style-name="P1141"><text:span text:style-name="T865">Мысленно предсавить перед существительным слово «один», «один такой (</text:span><text:span text:style-name="T866">прикольный</text:span><text:span text:style-name="T865">)», </text:span></text:p>
      <text:p text:style-name="P1141"><text:span text:style-name="T865">«один из» и т. д. Если логика предложения не нарушена, то скорее всего нужен </text:span><text:span text:style-name="T607">a/an</text:span><text:span text:style-name="T865">.</text:span></text:p>
      <text:p text:style-name="P485"/>
      <text:p text:style-name="P170">I`ve got a window in my room — У меня в комнате есть окно. (обычное окно, каких много)</text:p>
      <text:p text:style-name="P485"/>
      <text:p text:style-name="P1141"><text:span text:style-name="T865">Мысленно представить перед существительным слова: </text:span><text:span text:style-name="T607">this, that, these, those</text:span><text:span text:style-name="T865"> или «тот самый», «именно тот», «конкретное этот» и т. д. Если смысл предложения в целом не изменился, </text:span></text:p>
      <text:p text:style-name="P1141"><text:span text:style-name="T865">то можно ставить </text:span><text:span text:style-name="T607">the</text:span><text:span text:style-name="T865">.</text:span></text:p>
      <text:p text:style-name="P485"/>
      <text:p text:style-name="P170">Look at the window. It`s broken — Посмотри на окно. Оно разбито. (посмотри на это конкретное окно, именно оно разбито).</text:p>
      <text:p text:style-name="P485"/>
      <text:p text:style-name="P486"/>
      <text:p text:style-name="P1373">Прилагательное. Adjective</text:p>
      <text:p text:style-name="P486"/>
      <text:p text:style-name="P1143"><text:span text:style-name="T872">Ч</text:span><text:span text:style-name="T871">асть речи, которая описывает качества и свойства объектов, и отвечает на вопрос «какой?».</text:span></text:p>
      <text:p text:style-name="P487"/>
      <text:p text:style-name="P1144"><text:span text:style-name="T871">П</text:span><text:span text:style-name="T872">рилагательное стоит перед существительным, но может появиться и без него если используется после глагола </text:span><text:span text:style-name="T610">be</text:span><text:span text:style-name="T872">. В этом случае </text:span><text:span text:style-name="T880">оно</text:span><text:span text:style-name="T872"> </text:span><text:span text:style-name="T880">обычно</text:span><text:span text:style-name="T872"> переводиться глаголом.</text:span></text:p>
      <text:p text:style-name="P488"/>
      <text:p text:style-name="P1144"><text:span text:style-name="T872">Если перед прилагательным стоит артикль </text:span><text:span text:style-name="T610">the</text:span><text:span text:style-name="T872">, то оно </text:span><text:span text:style-name="T873">становится</text:span><text:span text:style-name="T872"> существительным.</text:span></text:p>
      <text:p text:style-name="P1145"><text:span text:style-name="T872">Прилагательн</text:span><text:span text:style-name="T874">ые</text:span><text:span text:style-name="T872"> не меняется по родам, числам и падежам.</text:span></text:p>
      <text:p text:style-name="P488"/>
      <text:p text:style-name="P1275"><text:span text:style-name="T872">П</text:span><text:span text:style-name="T799">рилагательные делятся на 2 группы:</text:span></text:p>
      <text:p text:style-name="P490"/>
      <text:list xml:id="list1034371117" text:style-name="L75">
        <text:list-item>
          <text:p text:style-name="P1451">оценочные прилагательные; они выражают личное мнение человека о предмете:</text:p>
          <text:p text:style-name="P1561">a funny cat — смешной кот (мнение, с которым можно не соглашаться)</text:p>
          <text:p text:style-name="P1451"/>
        </text:list-item>
        <text:list-item>
          <text:p text:style-name="P1451">фактовые прилагательные; они указывают на визуальную информацию, либо факты, </text:p>
          <text:p text:style-name="P1451">которые известны об объекте: размер, возраст, цвет, происхождение, состав и пр.:</text:p>
          <text:p text:style-name="P1561">a gray cat — серый кот (характеристика, которая не зависит от мнения)</text:p>
        </text:list-item>
      </text:list>
      <text:p text:style-name="P490"/>
      <text:p text:style-name="P490">Если к одному слову относится сразу и то, и другое прилагательное, то первым нужно указать оценочное прилагательное, а вторым — фактовое.</text:p>
      <text:p text:style-name="P490"/>
      <text:p text:style-name="P171">a gray funny cat (неправильно)</text:p>
      <text:p text:style-name="P171">a funny gray cat (правильно)</text:p>
      <text:p text:style-name="P490"/>
      <text:p text:style-name="P663"><text:span text:style-name="T876">Глаголы, после которых </text:span><text:span text:style-name="T892">всегда</text:span><text:span text:style-name="T876"> </text:span><text:span text:style-name="T892">идут</text:span><text:span text:style-name="T876"> прилагательн</text:span><text:span text:style-name="T875">ые</text:span><text:span text:style-name="T876">:</text:span></text:p>
      <text:list xml:id="list4140428023" text:style-name="L76">
        <text:list-item>
          <text:p text:style-name="P1452">be — быть;</text:p>
        </text:list-item>
        <text:list-item>
          <text:p text:style-name="P1452">get — становиться;</text:p>
        </text:list-item>
        <text:list-item>
          <text:p text:style-name="P1452">become — становиться;</text:p>
        </text:list-item>
        <text:list-item>
          <text:p text:style-name="P1452">seem — казаться;</text:p>
        </text:list-item>
        <text:list-item>
          <text:p text:style-name="P1452">look — выглядеть;</text:p>
        </text:list-item>
        <text:list-item>
          <text:p text:style-name="P1452">feel — чувствовать (себя);</text:p>
        </text:list-item>
        <text:list-item>
          <text:p text:style-name="P1452">sound — звучать;</text:p>
        </text:list-item>
        <text:list-item>
          <text:p text:style-name="P1570"><text:span text:style-name="T799">taste — </text:span><text:span text:style-name="T875">иметь вкус</text:span><text:span text:style-name="T799">;</text:span></text:p>
        </text:list-item>
        <text:list-item>
          <text:p text:style-name="P1570"><text:span text:style-name="T799">smell — </text:span><text:span text:style-name="T875">иметь запах</text:span><text:span text:style-name="T799">;</text:span></text:p>
        </text:list-item>
      </text:list>
      <text:p text:style-name="P490"/>
      <text:p text:style-name="P1147"><text:span text:style-name="T227">Обычно, в английском </text:span><text:span text:style-name="T228">языке </text:span><text:span text:style-name="T227">после глаголов стоят наречия. </text:span><text:span text:style-name="T229">Но даже если стоит прилагательное, то оно все равно будет перводится наречием (кроме случае с глаголом be).</text:span></text:p>
      <text:p text:style-name="P877"/>
      <text:p text:style-name="P886"><text:span text:style-name="T370">You look nice! </text:span><text:span text:style-name="T465">— </text:span><text:span text:style-name="T370">Ты прекрасно выглядишь!</text:span></text:p>
      <text:p text:style-name="P937">I feel bad — Я плохо себя чувствую.</text:p>
      <text:p text:style-name="P489"/>
      <text:p text:style-name="P1245">Если после look стоит предлог, то он теряет значение «выглядеть» и вместе с предлогом образует новую смысловую связку (к теме предлогов).</text:p>
      <text:p text:style-name="P1245"/>
      <text:p text:style-name="P1244"><text:span text:style-name="T370">He </text:span><text:span text:style-name="T949">looked at</text:span><text:span text:style-name="T370"> me angrily — Он посмотрел на меня злобно</text:span></text:p>
      <text:p text:style-name="P489"/>
      <text:p text:style-name="P571">Степени сравнения прилагательных</text:p>
      <text:p text:style-name="P493"/>
      <text:p text:style-name="P494">Их всего 2: сравнительная и превосходная.</text:p>
      <text:p text:style-name="P491"/>
      <text:p text:style-name="P1146">Сравнительная степень нужна, когда сравниваются 2 альтернативы. Вторая альтернатива </text:p>
      <text:p text:style-name="P492"><text:soft-page-break/>не обязательно должна указываться напрямую. Она может подразумеваться.</text:p>
      <text:p text:style-name="P492"/>
      <text:p text:style-name="P495">Сравнительная степень образуется с помощью суффикса <text:span text:style-name="T476">-er</text:span> или слова <text:span text:style-name="T476">more</text:span>.</text:p>
      <text:p text:style-name="P496">Суффикс <text:span text:style-name="T476">-er</text:span> ставится, когда слово состоит из 1 слога, или 2х, но заканчивается на <text:span text:style-name="T476">-y</text:span>:</text:p>
      <text:p text:style-name="P1211">small → smaller (маленький → еще меньше); </text:p>
      <text:p text:style-name="P1211">funny → funnier (смешной → смешнее);</text:p>
      <text:p text:style-name="P1211"/>
      <text:p text:style-name="P666"><text:span text:style-name="T1045">Если сло</text:span><text:span text:style-name="T1046">г</text:span><text:span text:style-name="T1045"> с 1 гласной, после которой </text:span><text:span text:style-name="T1046">1 </text:span><text:span text:style-name="T1045">согласная, то эта согласная удваивается:</text:span></text:p>
      <text:p text:style-name="P1216">big → bigger (большой → больше);</text:p>
      <text:p text:style-name="P1216">hot → hotter (горячий → горячее);</text:p>
      <text:p text:style-name="P495"/>
      <text:p text:style-name="P1147"><text:span text:style-name="T881">С</text:span><text:span text:style-name="T878">лово </text:span><text:span text:style-name="T612">more</text:span><text:span text:style-name="T878"> </text:span><text:span text:style-name="T881">(более) ставится</text:span><text:span text:style-name="T878">, когда сло</text:span><text:span text:style-name="T879">в</text:span><text:span text:style-name="T878">о </text:span><text:span text:style-name="T880">состоит </text:span><text:span text:style-name="T878">из 2х и более слогов. </text:span></text:p>
      <text:p text:style-name="P666"><text:span text:style-name="T900">Здесь с</text:span><text:span text:style-name="T878">уффикс </text:span><text:span text:style-name="T612">-er</text:span><text:span text:style-name="T878"> уже не </text:span><text:span text:style-name="T881">используется</text:span><text:span text:style-name="T887">:</text:span></text:p>
      <text:p text:style-name="P1214">useful → more useful (полезный → более полезный)</text:p>
      <text:p text:style-name="P1215"><text:span text:style-name="T1217">i</text:span>nteresting → more interesting (интересный → более интересный)</text:p>
      <text:p text:style-name="P495"/>
      <text:p text:style-name="P498">Есть прилагательные, для которых сравнительная степень образовывается и так и эдак:</text:p>
      <text:p text:style-name="P1204">quiet (тихий), clever (умный), narrow (узкий), simple (простой).</text:p>
      <text:p text:style-name="P1237"/>
      <text:p text:style-name="P1204">Be quiet<text:span text:style-name="T949">er</text:span>, please / Be <text:span text:style-name="T949">more</text:span> quiet, please — Веди себя <text:span text:style-name="T949">тише</text:span>, пожалуйста.</text:p>
      <text:p text:style-name="P495"/>
      <text:p text:style-name="P497"><text:span text:style-name="T1055">П</text:span><text:span text:style-name="T1027">ри сравнении двух прилагательных часто используется слово </text:span><text:span text:style-name="T1033">than</text:span><text:span text:style-name="T1027"> (чем).</text:span></text:p>
      <text:p text:style-name="P1212"/>
      <text:p text:style-name="P1207"><text:span text:style-name="T370">New York is </text:span><text:span text:style-name="T949">bigger than</text:span><text:span text:style-name="T370"> Manchester — Нью Йорк </text:span><text:span text:style-name="T949">больше, чем</text:span><text:span text:style-name="T370"> Манчестер.</text:span></text:p>
      <text:p text:style-name="P1148"><text:span text:style-name="T1030">Apples are </text:span><text:span text:style-name="T1032">testier than</text:span><text:span text:style-name="T1030"> cherries — Яблоки </text:span><text:span text:style-name="T1032">слаще</text:span><text:span text:style-name="T1030"> вишен.</text:span></text:p>
      <text:p text:style-name="P1205"/>
      <text:p text:style-name="P1217"><text:span text:style-name="T877">Иногда после </text:span><text:span text:style-name="T611">than</text:span><text:span text:style-name="T877"> может идти местоимение в объектной форме (</text:span><text:span text:style-name="T611">me, you, him, her</text:span><text:span text:style-name="T877"> и т. д.).</text:span></text:p>
      <text:p text:style-name="P1148"><text:span text:style-name="T1052">Сложность этой ситуации в том, </text:span><text:span text:style-name="T1053">что при переводе</text:span><text:span text:style-name="T1052"> местоимен. </text:span><text:span text:style-name="T1047">будет </text:span><text:span text:style-name="T1052">в именительном падеже.</text:span></text:p>
      <text:p text:style-name="P1212"/>
      <text:p text:style-name="P1207"><text:span text:style-name="T370">I`m more attentive </text:span><text:span text:style-name="T949">than him</text:span><text:span text:style-name="T370"> — Я внимательней, </text:span><text:span text:style-name="T949">чем он</text:span><text:span text:style-name="T370">.</text:span></text:p>
      <text:p text:style-name="P1204"/>
      <text:p text:style-name="P1148"><text:span text:style-name="T1047">В качестве альтернативы</text:span><text:span text:style-name="T1048"> </text:span><text:span text:style-name="T1047">м</text:span><text:span text:style-name="T1048">ожно поставить местоимение в начальной форме, а после </text:span></text:p>
      <text:p text:style-name="P1213">него вспомогательный или модальный глагол из первой части предложения.</text:p>
      <text:p text:style-name="P1206"/>
      <text:p text:style-name="P1208"><text:span text:style-name="T370">I am more attentive </text:span><text:span text:style-name="T949">than he is</text:span><text:span text:style-name="T370"> — Я внимательне, </text:span><text:span text:style-name="T949">чем он</text:span><text:span text:style-name="T370">.</text:span></text:p>
      <text:p text:style-name="P1206">I can jump higher <text:span text:style-name="T949">than he can</text:span> — Я прыгаю выше, <text:span text:style-name="T949">чем он</text:span>.</text:p>
      <text:p text:style-name="P495"/>
      <text:p text:style-name="P1149"><text:span text:style-name="T882">Прилагательн</text:span><text:span text:style-name="T883">ые</text:span><text:span text:style-name="T882"> в сравнительной степени </text:span><text:span text:style-name="T883">могут</text:span><text:span text:style-name="T882"> переводиться одинаково, будь он</text:span><text:span text:style-name="T883">и</text:span><text:span text:style-name="T882"> </text:span><text:span text:style-name="T1049">с суффиксом </text:span><text:span text:style-name="T1031">-er</text:span><text:span text:style-name="T1049"> или с</text:span><text:span text:style-name="T1050">о</text:span><text:span text:style-name="T1049"> словом </text:span><text:span text:style-name="T1031">more</text:span><text:span text:style-name="T1049">. Тоже самое касается и </text:span><text:span text:style-name="T1031">than</text:span><text:span text:style-name="T1049"> </text:span><text:span text:style-name="T1051">(см. внимательно примеры)</text:span><text:span text:style-name="T1049">.</text:span></text:p>
      <text:p text:style-name="P172"/>
      <text:p text:style-name="P266"><text:span text:style-name="T370">Превосходная степень </text:span><text:span text:style-name="T466">обозначает наивысшую степень качества, которая в русском соответствует усилительн</text:span><text:span text:style-name="T469">о</text:span><text:span text:style-name="T466">м</text:span><text:span text:style-name="T469">у</text:span><text:span text:style-name="T466"> суффикс</text:span><text:span text:style-name="T469">у</text:span><text:span text:style-name="T466"> </text:span><text:span text:style-name="T467">-ший</text:span><text:span text:style-name="T466"> или слову «самый».</text:span></text:p>
      <text:p text:style-name="P499"/>
      <text:p text:style-name="P267"><text:span text:style-name="T370">Она используется, когда сравнивают 3 и более объектов. Общее количество может подразумеваться или выражаться местоимением </text:span><text:span text:style-name="T556">all</text:span><text:span text:style-name="T370"> или </text:span><text:span text:style-name="T556">every</text:span><text:span text:style-name="T370">.</text:span></text:p>
      <text:p text:style-name="P500"/>
      <text:p text:style-name="P502">Превосходная степень образуется по тем же правилам, что и сравнительная, только вместо</text:p>
      <text:p text:style-name="P269"><text:span text:style-name="T370">суффикса </text:span><text:span text:style-name="T556">-er</text:span><text:span text:style-name="T370"> используется </text:span><text:span text:style-name="T556">-est</text:span><text:span text:style-name="T370">, а вместо слова more используется </text:span><text:span text:style-name="T556">-most</text:span><text:span text:style-name="T370"> (самый).</text:span></text:p>
      <text:p text:style-name="P173">strong → the strongest (сильный → сильнейший / самый сильный);</text:p>
      <text:p text:style-name="P173">reasonable → the most reasonable (разумный → разумнейший / самый разумный);</text:p>
      <text:p text:style-name="P501"><text:soft-page-break/></text:p>
      <text:p text:style-name="P1150"><text:span text:style-name="T884">П</text:span><text:span text:style-name="T885">еред прилогательным </text:span><text:span text:style-name="T884">в превосходной степени</text:span><text:span text:style-name="T886"> </text:span><text:span text:style-name="T885">почти всегда </text:span><text:span text:style-name="T884">стоит</text:span><text:span text:style-name="T885"> артикль </text:span><text:span text:style-name="T613">the</text:span><text:span text:style-name="T885"> </text:span><text:span text:style-name="T884">(т. к. эта степень подчеркивает уникальность). А после прилагательного — 2 предлога: </text:span><text:span text:style-name="T614">in</text:span><text:span text:style-name="T884"> и </text:span><text:span text:style-name="T614">of</text:span><text:span text:style-name="T884">.</text:span></text:p>
      <text:p text:style-name="P503"/>
      <text:p text:style-name="P1276"><text:span text:style-name="T799">Предлог </text:span><text:span text:style-name="T556">in</text:span><text:span text:style-name="T799"> указывает на место, или группу людей, в которых выделяется объект.</text:span></text:p>
      <text:p text:style-name="P1150"><text:span text:style-name="T884">А предлог </text:span><text:span text:style-name="T614">of</text:span><text:span text:style-name="T884"> — на период времени, в котором выделяется объект.</text:span></text:p>
      <text:p text:style-name="P503"/>
      <text:p text:style-name="P105"><text:span text:style-name="T468">W</text:span><text:span text:style-name="T370">hat is the longest river in the world? — Какая самая длинная река в мире?</text:span></text:p>
      <text:p text:style-name="P1151"><text:span text:style-name="T615">It</text:span><text:span text:style-name="T616"> was the happiest day of </text:span><text:span text:style-name="T615">my</text:span><text:span text:style-name="T616"> life — </text:span><text:span text:style-name="T615">Это</text:span><text:span text:style-name="T616"> был самый счастливый день </text:span><text:span text:style-name="T615">в моей</text:span><text:span text:style-name="T616"> жизни.</text:span></text:p>
      <text:p text:style-name="P501"/>
      <text:p text:style-name="P268"><text:span text:style-name="T370">Слова-исключения </text:span><text:span text:style-name="T470">с особой сравнительной и превосходной степен</text:span><text:span text:style-name="T471">ью</text:span><text:span text:style-name="T470">:</text:span></text:p>
      <text:p text:style-name="P504">good → better → the best (хороший → лучше → самый лучший);</text:p>
      <text:p text:style-name="P504">bad → worse → the worst (плохой → хуже → самый плохой);</text:p>
      <text:p text:style-name="P504">far → farther → the farthest (далекий → дальше → самый далекий);</text:p>
      <text:p text:style-name="P174"/>
      <text:p text:style-name="P1267">Наречие. Adverb</text:p>
      <text:p text:style-name="P504"/>
      <text:p text:style-name="P506">Часть речи, которая отвечает на вопросы «как?», «каким образом?». </text:p>
      <text:p text:style-name="P1153"><text:span text:style-name="T892">Оно п</text:span><text:span text:style-name="T891">омогает описать действие и дает его более точную характеристику.</text:span></text:p>
      <text:p text:style-name="P505"/>
      <text:p text:style-name="P1152"><text:span text:style-name="T1219">Е</text:span>сли наречие относится к глаголу, то оно ст<text:span text:style-name="T1222">ои</text:span>т после него <text:span text:style-name="T1218">(</text:span><text:span text:style-name="T1056">обычно </text:span><text:span text:style-name="T1027">в </text:span><text:span text:style-name="T1057">самом</text:span><text:span text:style-name="T1027"> </text:span><text:span text:style-name="T1056">конце</text:span><text:span text:style-name="T1218">)</text:span>. </text:p>
      <text:p text:style-name="P1152"><text:span text:style-name="T1220">Е</text:span><text:span text:style-name="T888">сли наречие относится к прилагательному, то оно сто</text:span><text:span text:style-name="T897">и</text:span><text:span text:style-name="T888">т перед ним.</text:span></text:p>
      <text:p text:style-name="P507"/>
      <text:p text:style-name="P175">I kwon him <text:span text:style-name="T949">well</text:span> — Я <text:span text:style-name="T949">хорошо</text:span> его знаю.</text:p>
      <text:p text:style-name="P175">He is <text:span text:style-name="T949">very</text:span> serious — Он <text:span text:style-name="T949">очень</text:span> серьезный.</text:p>
      <text:p text:style-name="P175"/>
      <text:p text:style-name="P509">В английском, начерия делятся на 2 группы: </text:p>
      <text:list xml:id="list803185872" text:style-name="L77">
        <text:list-item>
          <text:p text:style-name="P1453">наречия, образованые от прилагательных;</text:p>
        </text:list-item>
        <text:list-item>
          <text:p text:style-name="P1453">самобытне наречия, которые существуют с давних времен.</text:p>
        </text:list-item>
      </text:list>
      <text:p text:style-name="P508"/>
      <text:p text:style-name="P572">Наречия, образованные от прилагательных</text:p>
      <text:p text:style-name="P508"/>
      <text:p text:style-name="P510"><text:span text:style-name="T1221">О</text:span>ни <text:span text:style-name="T1221">о</text:span>бразуются при помощи суффикса <text:span text:style-name="T476">-ly</text:span>:</text:p>
      <text:p text:style-name="P511">quick → quickly (быстрый → быстро);</text:p>
      <text:p text:style-name="P511">serious → seriously (серьезный → серьезно);</text:p>
      <text:p text:style-name="P511"/>
      <text:p text:style-name="P664"><text:span text:style-name="T895">Н</text:span><text:span text:style-name="T889">аречи</text:span><text:span text:style-name="T890">я</text:span><text:span text:style-name="T889">, которые </text:span><text:span text:style-name="T894">пишутся</text:span><text:span text:style-name="T889"> также, как </text:span><text:span text:style-name="T893">и </text:span><text:span text:style-name="T889">прилагательные</text:span><text:span text:style-name="T893">:</text:span></text:p>
      <text:list xml:id="list2118221310" text:style-name="L78">
        <text:list-item>
          <text:p text:style-name="P1571"><text:span text:style-name="T799">fast — </text:span><text:span text:style-name="T890">быстрый, быстро</text:span><text:span text:style-name="T799">;</text:span></text:p>
        </text:list-item>
        <text:list-item>
          <text:p text:style-name="P1571"><text:span text:style-name="T799">late — </text:span><text:span text:style-name="T890">поздний, поздно</text:span><text:span text:style-name="T799">;</text:span></text:p>
        </text:list-item>
        <text:list-item>
          <text:p text:style-name="P1571"><text:span text:style-name="T799">hard — </text:span><text:span text:style-name="T890">тяжелый, тяжело</text:span><text:span text:style-name="T799">.</text:span></text:p>
        </text:list-item>
      </text:list>
      <text:p text:style-name="P515"/>
      <text:p text:style-name="P106"><text:span text:style-name="T370">Jack is a very </text:span><text:span text:style-name="T949">fast runner</text:span><text:span text:style-name="T370"> — Джек очень быстрый бегут. (fast — это прилагательное, </text:span></text:p>
      <text:p text:style-name="P177">т. к. стоит перед существительным; см. раздел «Прилагательное»)</text:p>
      <text:p text:style-name="P177"/>
      <text:p text:style-name="P106"><text:span text:style-name="T370">Jack can </text:span><text:span text:style-name="T949">run fast</text:span><text:span text:style-name="T370"> — Джек быстро бегает. (fast — это наречие, т. к. стоит после глагола)</text:span></text:p>
      <text:p text:style-name="P177"/>
      <text:p text:style-name="P516"/>
      <text:p text:style-name="P1367"><text:span text:style-name="T896">Наречие </text:span><text:span text:style-name="T617">well</text:span><text:span text:style-name="T896"> (хорошо) можно использовать как прилагательное, если оно </text:span><text:span text:style-name="T904">идет в связке </text:span></text:p>
      <text:p text:style-name="P1155"><text:span text:style-name="T896">с глаголом </text:span><text:span text:style-name="T617">be</text:span><text:span text:style-name="T896"> или </text:span><text:span text:style-name="T617">get </text:span><text:span text:style-name="T896">(в разговор</text:span><text:span text:style-name="T907">ах</text:span><text:span text:style-name="T896"> о здоровь</text:span><text:span text:style-name="T906">и</text:span><text:span text:style-name="T896"> и самочувствии).</text:span></text:p>
      <text:p text:style-name="P178"/>
      <text:p text:style-name="P107"><text:span text:style-name="T472">H</text:span><text:span text:style-name="T370">ow are you? I`m </text:span><text:span text:style-name="T949">well</text:span><text:span text:style-name="T370"> — Как ты? Я в </text:span><text:span text:style-name="T949">порядке</text:span><text:span text:style-name="T370">.</text:span></text:p>
      <text:p text:style-name="P107"><text:span text:style-name="T370">He got </text:span><text:span text:style-name="T949">well</text:span><text:span text:style-name="T370"> after the accident — Он </text:span><text:span text:style-name="T949">поправился</text:span><text:span text:style-name="T370"> после аварии.</text:span></text:p>
      <text:p text:style-name="P516"/>
      <text:p text:style-name="P573">Самобытные наречия</text:p>
      <text:p text:style-name="P517"/>
      <text:p text:style-name="P1277"><text:span text:style-name="T892">О</text:span><text:span text:style-name="T799">ни имеют собственную форму и используются по особым правилам или в особых случаях.</text:span></text:p>
      <text:p text:style-name="P518">Ниже приведены списки самых распространенных самобытных наречий.</text:p>
      <text:p text:style-name="P513"/>
      <text:p text:style-name="P514">Наречия, указывающие на степень чего-либо:</text:p>
      <text:list xml:id="list3155233426" text:style-name="L79">
        <text:list-item>
          <text:p text:style-name="P1572"><text:span text:style-name="T799">enough — </text:span><text:span text:style-name="T898">достаточно</text:span><text:span text:style-name="T799">;</text:span></text:p>
        </text:list-item>
        <text:list-item>
          <text:p text:style-name="P1572"><text:span text:style-name="T799">a lot, much, many - </text:span><text:span text:style-name="T898">много</text:span><text:span text:style-name="T799">;</text:span></text:p>
        </text:list-item>
        <text:list-item>
          <text:p text:style-name="P1572"><text:span text:style-name="T799">almost — </text:span><text:span text:style-name="T898">почти</text:span><text:span text:style-name="T799">;</text:span></text:p>
        </text:list-item>
        <text:list-item>
          <text:p text:style-name="P1454">pretty, very — довольно (очень);</text:p>
        </text:list-item>
        <text:list-item>
          <text:p text:style-name="P1454">too — слишком;</text:p>
        </text:list-item>
      </text:list>
      <text:p text:style-name="P519"/>
      <text:p text:style-name="P520">Наречия, помогающие акцентироваться на чем-либо:</text:p>
      <text:list xml:id="list2811400820" text:style-name="L80">
        <text:list-item>
          <text:p text:style-name="P1455">just — всего лишь;</text:p>
        </text:list-item>
        <text:list-item>
          <text:p text:style-name="P1455">only — только;</text:p>
        </text:list-item>
        <text:list-item>
          <text:p text:style-name="P1455">simply — просто;</text:p>
        </text:list-item>
        <text:list-item>
          <text:p text:style-name="P1455">especially — особенно.</text:p>
        </text:list-item>
      </text:list>
      <text:p text:style-name="P505"/>
      <text:p text:style-name="P665"><text:span text:style-name="T898">Другие</text:span><text:span text:style-name="T899"> распространенные наречи</text:span><text:span text:style-name="T898">я</text:span><text:span text:style-name="T899">:</text:span></text:p>
      <text:list xml:id="list1039537030" text:style-name="L81">
        <text:list-item>
          <text:p text:style-name="P1573"><text:span text:style-name="T799">quite - </text:span><text:span text:style-name="T898">совсем</text:span><text:span text:style-name="T799">;</text:span></text:p>
        </text:list-item>
        <text:list-item>
          <text:p text:style-name="P1573"><text:span text:style-name="T799">so - </text:span><text:span text:style-name="T898">такой</text:span><text:span text:style-name="T799">;</text:span></text:p>
        </text:list-item>
        <text:list-item>
          <text:p text:style-name="P1456">soon - <text:span text:style-name="T1223">скоро</text:span>;</text:p>
        </text:list-item>
      </text:list>
      <text:p text:style-name="P512"/>
      <text:p text:style-name="P64">Marry is pretty smart — Мэри очень умная;</text:p>
      <text:p text:style-name="P176">I almost finished my work yesterday — Я почти закончил вчера работу.</text:p>
      <text:p text:style-name="P176">We just want to ask you a question — Мы всего лишь хотим задать вам вопрос.</text:p>
      <text:p text:style-name="P108"><text:span text:style-name="T473">W</text:span><text:span text:style-name="T370">hy are you so sad? — Почему ты такой грусный?</text:span></text:p>
      <text:p text:style-name="P179">See you soon — Скоро увидимся.</text:p>
      <text:p text:style-name="P521"/>
      <text:p text:style-name="P574">Наречия <text:span text:style-name="T476">much</text:span>, <text:span text:style-name="T476">many</text:span>, <text:span text:style-name="T476">a lot</text:span>, <text:span text:style-name="T476">little</text:span>, <text:span text:style-name="T476">few</text:span></text:p>
      <text:p text:style-name="P518"/>
      <text:p text:style-name="P522">Наречия <text:span text:style-name="T476">much</text:span> и <text:span text:style-name="T476">many</text:span> стоят перед существительными. <text:span text:style-name="T476">Much</text:span> — перед неисчисляемыми, </text:p>
      <text:p text:style-name="P522">а <text:span text:style-name="T476">many</text:span> — перед исчисляемыми: <text:span text:style-name="T476">much work, many books</text:span>.</text:p>
      <text:p text:style-name="P522"/>
      <text:p text:style-name="P522">Связка <text:span text:style-name="T476">a lot of</text:span> (или <text:span text:style-name="T476">lots of</text:span>) может стоять как перед исчисляемыми, так и неисчисляемыми существительными: <text:span text:style-name="T476">a lot of coffee, a lot of cars</text:span>.</text:p>
      <text:p text:style-name="P522"/>
      <text:p text:style-name="P523">Англоговорящие избегают использовать <text:span text:style-name="T476">much</text:span> в утвердительных предложениях. </text:p>
      <text:p text:style-name="P523">Они заменяют его на <text:span text:style-name="T476">a lof of</text:span> <text:span text:style-name="T1224">в этих случаях</text:span>.</text:p>
      <text:p text:style-name="P523"/>
      <text:p text:style-name="P180">There is a lot of juice in the jug — В кувшине много сока.</text:p>
      <text:p text:style-name="P180">There isn`t much coffee in the cup — В чашке не много кофе.</text:p>
      <text:p text:style-name="P522"/>
      <text:p text:style-name="P524"/>
      <text:p text:style-name="P1362">Слова <text:span text:style-name="T476">little</text:span> и <text:span text:style-name="T476">few</text:span> переводятся как «мало». <text:span text:style-name="T476">Little</text:span> — это антоним <text:span text:style-name="T476">much</text:span>, </text:p>
      <text:p text:style-name="P524">а <text:span text:style-name="T476">few</text:span> — антоним <text:span text:style-name="T476">many</text:span>: <text:span text:style-name="T476">little work, few books</text:span>.</text:p>
      <text:p text:style-name="P524"/>
      <text:p text:style-name="P575">Наречия частности</text:p>
      <text:p text:style-name="P525"/>
      <text:p text:style-name="P1154"><text:span text:style-name="T901">Указывают на то, когда или с какой периодичностью происходит действие в предложении. (это те самые слова-маячки, которые помогают определ</text:span><text:span text:style-name="T905">я</text:span><text:span text:style-name="T901">ть правильное время)</text:span></text:p>
      <text:p text:style-name="P526"/>
      <text:p text:style-name="P1156"><text:span text:style-name="T902">Они могут стоять почти в любой позиции в предложении, </text:span><text:span text:style-name="T903">но </text:span><text:span text:style-name="T908">чаще всего стоят </text:span></text:p>
      <text:p text:style-name="P531">между подлежащим и сказуемым <text:span text:style-name="T1226">(после вспомогательного глагола)</text:span>.</text:p>
      <text:p text:style-name="P528"/>
      <text:p text:style-name="P181"><text:span text:style-name="T13">I</text:span> <text:span text:style-name="T3">don`t</text:span> <text:span text:style-name="T949">usually</text:span> <text:span text:style-name="T23">drive</text:span> to work — Обычно, я не еду (на машине) на работу.</text:p>
      <text:p text:style-name="P182"><text:span text:style-name="T13">You</text:span> <text:span text:style-name="T3">can</text:span> <text:span text:style-name="T949">always</text:span> <text:span text:style-name="T23">call</text:span> me — Ты всегда можешь позвонить мне.</text:p>
      <text:p text:style-name="P527"/>
      <text:p text:style-name="P540">Если в предложении есть глагол <text:span text:style-name="T476">be</text:span>, то наречие частности будет стоять после него.</text:p>
      <text:p text:style-name="P185">He <text:span text:style-name="T23">was</text:span> <text:span text:style-name="T949">sometimes</text:span> very lazy — Иногда он был очень ленивым.</text:p>
      <text:p text:style-name="P529"/>
      <text:p text:style-name="P539">Если наречие частотности стоит в связке с другим словом, то вся связка </text:p>
      <text:p text:style-name="P539">должна быть в конце предложения.</text:p>
      <text:p text:style-name="P539"/>
      <text:p text:style-name="P186">I <text:span text:style-name="T949">often</text:span> buy coffee on my way to work — Я часто покупаю кофе по дороге на работу.</text:p>
      <text:p text:style-name="P186">I buy coffee on my way to work <text:span text:style-name="T949">very often</text:span> — Я очень часто покупаю кофе по дороге на работу.</text:p>
      <text:p text:style-name="P529"/>
      <text:p text:style-name="P1268">Порядок слов в предложении</text:p>
      <text:p text:style-name="P530"/>
      <text:p text:style-name="P532">Любое английское предложение <text:span text:style-name="T1225">обязано</text:span> иметь подлежащее и сказуемое.</text:p>
      <text:p text:style-name="P532">Если подлежащее отсутсвует, то на его место ставят формальное подлежащее.</text:p>
      <text:p text:style-name="P532"/>
      <text:p text:style-name="P532">Сказуемое всегда передает время. В вопросах и отрицаниях оно разделяется </text:p>
      <text:p text:style-name="P532">на вспомогательный и смысловой глаголы.</text:p>
      <text:p text:style-name="P532"/>
      <text:p text:style-name="P1157"><text:span text:style-name="T909">Если в предло</text:span><text:span text:style-name="T910">жении несколько смысловых глаголов, то </text:span><text:span text:style-name="T911">лишь </text:span><text:span text:style-name="T910">первый будет сказуемым, </text:span></text:p>
      <text:p text:style-name="P533">а остальные, в форме инфинитива или герундия, будут дополнять его.</text:p>
      <text:p text:style-name="P527"/>
      <text:p text:style-name="P1158"><text:span text:style-name="T913">Наречие</text:span><text:span text:style-name="T912"> обычно стоит после смыслового глагола, в конце предложения. </text:span></text:p>
      <text:p text:style-name="P534"/>
      <text:p text:style-name="P1158"><text:span text:style-name="T912">Т</text:span><text:span text:style-name="T913">акже в конце предложения ставят дополнение и обстоятельство. Для упрощения обстоятельство можно тоже считать дополнением. </text:span></text:p>
      <text:p text:style-name="P536"/>
      <text:p text:style-name="P536">Дополнение — это поясняющие слова, которые не являются ни подлежащим, ни сказуемым. Оно указывают, на что направлено основное действие и сообщает доп. информацию.</text:p>
      <text:p text:style-name="P536"/>
      <text:p text:style-name="P576">В разговоре о месте и времени</text:p>
      <text:p text:style-name="P537"/>
      <text:p text:style-name="P538">Если после глагола указан человек, то сначала указывают человека, а потом говорят </text:p>
      <text:p text:style-name="P538">о месте, где все происходит.</text:p>
      <text:p text:style-name="P538"/>
      <text:p text:style-name="P538">Обстоятельство времени обычно идет в конце, после слов, связанных с местом.</text:p>
      <text:p text:style-name="P538">Но если оно состоит из нескольких слов, то может переехать в самое начало предложения.</text:p>
      <text:p text:style-name="P538"/>
      <text:p text:style-name="P183">Tom walks to work <text:span text:style-name="T10">every morning</text:span> / <text:span text:style-name="T10">Every morning</text:span> Tom walks to work — </text:p>
      <text:p text:style-name="P183">Том ходит на работу каждое утро.</text:p>
      <text:p text:style-name="P538"><text:soft-page-break/></text:p>
      <text:p text:style-name="P184">I`m going to Paris <text:span text:style-name="T10">on Monday</text:span> / <text:span text:style-name="T10">On Monday</text:span> I`m going to Paris — </text:p>
      <text:p text:style-name="P184">В понедельник я поеду в Париж.</text:p>
      <text:p text:style-name="P187"/>
      <text:p text:style-name="P577">Глаголы, которые требуют 2х дополнений</text:p>
      <text:p text:style-name="P541"/>
      <text:p text:style-name="P667"><text:span text:style-name="T914">Эт</text:span><text:span text:style-name="T915">и</text:span><text:span text:style-name="T914"> глаголы могут направлять действие и на человека, и на предмет одновременно:</text:span></text:p>
      <text:list xml:id="list2399217554" text:style-name="L82">
        <text:list-item>
          <text:p text:style-name="P1457">give — давать, дарить;</text:p>
        </text:list-item>
        <text:list-item>
          <text:p text:style-name="P1457">lend — одалживать;</text:p>
        </text:list-item>
        <text:list-item>
          <text:p text:style-name="P1457">pass — передавать;</text:p>
        </text:list-item>
        <text:list-item>
          <text:p text:style-name="P1457">send — посылать;</text:p>
        </text:list-item>
        <text:list-item>
          <text:p text:style-name="P1457">show — показывать.</text:p>
        </text:list-item>
      </text:list>
      <text:p text:style-name="P541"/>
      <text:p text:style-name="P541">Дополнения могут указ<text:span text:style-name="T1228">ываться</text:span> двумя способами:</text:p>
      <text:p text:style-name="P541"/>
      <text:list xml:id="list4281042591" text:style-name="L83">
        <text:list-item>
          <text:p text:style-name="P1458"><text:span text:style-name="T1227">п</text:span>осле глагола указать человека, а затем предмет; без предлогов:</text:p>
          <text:p text:style-name="P1562">I lent <text:span text:style-name="T1157">Mike</text:span> some <text:span text:style-name="T1157">money </text:span><text:span text:style-name="T41">— Я одолжил</text:span><text:span text:style-name="T1157"> Майку деньги</text:span><text:span text:style-name="T41">.</text:span></text:p>
          <text:p text:style-name="P1563"><text:span text:style-name="T41">You lent </text:span><text:span text:style-name="T1157">me</text:span><text:span text:style-name="T41"> some </text:span><text:span text:style-name="T1157">money</text:span><text:span text:style-name="T41"> — Ты </text:span><text:span text:style-name="T366">одолжил </text:span><text:span text:style-name="T1165">мне деньги</text:span><text:span text:style-name="T366">.</text:span></text:p>
          <text:p text:style-name="P1392"/>
        </text:list-item>
        <text:list-item>
          <text:p text:style-name="P1536"><text:span text:style-name="T231">п</text:span><text:span text:style-name="T230">осле глагола указать предмет, а затем человека; перед человеком будет предлог </text:span><text:span text:style-name="T144">to:</text:span></text:p>
          <text:p text:style-name="P1574"><text:span text:style-name="T144">I </text:span><text:span text:style-name="T104">lent some </text:span><text:span text:style-name="T1159">money </text:span><text:span text:style-name="T104">to</text:span><text:span text:style-name="T1159"> Mike</text:span><text:span text:style-name="T104"> — Я одолжил </text:span><text:span text:style-name="T1159">деньги Майку</text:span><text:span text:style-name="T104">.</text:span></text:p>
        </text:list-item>
      </text:list>
      <text:p text:style-name="P541"/>
      <text:p text:style-name="P1269">Предлог. Preposition</text:p>
      <text:p text:style-name="P542"/>
      <text:p text:style-name="P1160"><text:span text:style-name="T916">В английском языке предлоги заменяют падежи для существительных. </text:span><text:span text:style-name="T917">При этом нет четкого соответствия. К одному падежу могут вести разные предлоги или вообще никаких.</text:span></text:p>
      <text:p text:style-name="P547"/>
      <text:p text:style-name="P1239"><text:span text:style-name="T917">П</text:span><text:span text:style-name="T799">редлог to в основном указывает на направление, отвечая на вопрос «куда?»</text:span></text:p>
      <text:p text:style-name="P1238">Это максимально соответствует винительному падежу.</text:p>
      <text:p text:style-name="P1238"/>
      <text:p text:style-name="P1238">go to the village — поехать (куда? во что?) в деревню.</text:p>
      <text:p text:style-name="P1238">walk to school — пойти в школу.</text:p>
      <text:p text:style-name="P548"/>
      <text:p text:style-name="P16"><text:span text:style-name="T735">Предлоги времени </text:span><text:span text:style-name="T476">at</text:span><text:span text:style-name="T735">, </text:span><text:span text:style-name="T476">on</text:span><text:span text:style-name="T735">, </text:span><text:span text:style-name="T476">in</text:span></text:p>
      <text:p text:style-name="P549"/>
      <text:p text:style-name="P550">Отвечают на вопрос «когда?». Каждый из них обозначает разный момент времни.</text:p>
      <text:p text:style-name="P550"/>
      <text:p text:style-name="P1278"><text:span text:style-name="T799">Предлог </text:span><text:span text:style-name="T556">at</text:span><text:span text:style-name="T799"> используется для указания </text:span><text:span text:style-name="T927">точного </text:span><text:span text:style-name="T799">времени </text:span><text:span text:style-name="T927">(</text:span><text:span text:style-name="T799">на часах</text:span><text:span text:style-name="T927">)</text:span><text:span text:style-name="T799">. Иногда с помощью </text:span></text:p>
      <text:p text:style-name="P670"><text:span text:style-name="T918">него указываются периоды дня и праздники </text:span><text:span text:style-name="T928">(в качестве исключени</text:span><text:span text:style-name="T929">й</text:span><text:span text:style-name="T928">)</text:span><text:span text:style-name="T918">:</text:span></text:p>
      <text:list xml:id="list2004101879" text:style-name="L84">
        <text:list-item>
          <text:p text:style-name="P1459">at 5 o`clock — в 5 часов;</text:p>
        </text:list-item>
        <text:list-item>
          <text:p text:style-name="P1459">at noon — днем;</text:p>
        </text:list-item>
        <text:list-item>
          <text:p text:style-name="P1459">at night — ночью;</text:p>
        </text:list-item>
        <text:list-item>
          <text:p text:style-name="P1459">at luchtime — во время обеда;</text:p>
        </text:list-item>
        <text:list-item>
          <text:p text:style-name="P1459">at sunset — на рассвете;</text:p>
        </text:list-item>
        <text:list-item>
          <text:p text:style-name="P1459">at the weekdays — в будние дни;</text:p>
        </text:list-item>
        <text:list-item>
          <text:p text:style-name="P1459">at the weekend — в выходные;</text:p>
        </text:list-item>
        <text:list-item>
          <text:p text:style-name="P1459">at the moment — в данный момент;</text:p>
        </text:list-item>
        <text:list-item>
          <text:p text:style-name="P1459">at the end (of) — в конце;</text:p>
        </text:list-item>
        <text:list-item>
          <text:p text:style-name="P1459">at Christmas — на Рождество;</text:p>
        </text:list-item>
        <text:list-item>
          <text:p text:style-name="P1459">at Easter — на Пасху.</text:p>
        </text:list-item>
      </text:list>
      <text:p text:style-name="P550"/>
      <text:p text:style-name="P668"><text:soft-page-break/><text:span text:style-name="T919">Предлог </text:span><text:span text:style-name="T618">on</text:span><text:span text:style-name="T921"> </text:span><text:span text:style-name="T919">указывает на конкретный день. Обычно это дни недели или точные даты.</text:span></text:p>
      <text:list xml:id="list3153590658" text:style-name="L85">
        <text:list-item>
          <text:p text:style-name="P1575"><text:span text:style-name="T799">on Sunday — </text:span><text:span text:style-name="T921">в воскресенье / по воскресеньям</text:span><text:span text:style-name="T799">;</text:span></text:p>
        </text:list-item>
        <text:list-item>
          <text:p text:style-name="P1575"><text:span text:style-name="T799">on Monday — </text:span><text:span text:style-name="T921">в понедельник / по понелеьникам</text:span><text:span text:style-name="T799">;</text:span></text:p>
        </text:list-item>
        <text:list-item>
          <text:p text:style-name="P1460">on Tuesday — во вторник / по вторникам;</text:p>
        </text:list-item>
        <text:list-item>
          <text:p text:style-name="P1460">on Wednesday — в срезу / по средам;</text:p>
        </text:list-item>
        <text:list-item>
          <text:p text:style-name="P1460">on Thursday — в четверг;</text:p>
        </text:list-item>
        <text:list-item>
          <text:p text:style-name="P1460">on Friday — в пятницу;</text:p>
        </text:list-item>
        <text:list-item>
          <text:p text:style-name="P1461">on Saturday — в субботу;</text:p>
        </text:list-item>
        <text:list-item>
          <text:p text:style-name="P1460">on the 8th of March — 8го марта;</text:p>
        </text:list-item>
        <text:list-item>
          <text:p text:style-name="P1461">on April, 10 — 10го апреля;</text:p>
        </text:list-item>
        <text:list-item>
          <text:p text:style-name="P1460">on my birthday — на мой день рождения;</text:p>
        </text:list-item>
        <text:list-item>
          <text:p text:style-name="P1460">on Christmas day — в день Рождества.</text:p>
        </text:list-item>
      </text:list>
      <text:p text:style-name="P551"/>
      <text:p text:style-name="P552">В английском языке дни недели, месяцы, и названия праздников пишутся с большой буквы.</text:p>
      <text:p text:style-name="P1279"><text:span text:style-name="T920">Первым днем недели является не понедельник, а воскресенье. </text:span><text:span text:style-name="T799">Если </text:span><text:span text:style-name="T930">в названии </text:span><text:span text:style-name="T799">праздник</text:span><text:span text:style-name="T930">а</text:span><text:span text:style-name="T799"> содержит</text:span><text:span text:style-name="T930">ся</text:span><text:span text:style-name="T799"> слово </text:span><text:span text:style-name="T556">day</text:span><text:span text:style-name="T799">, то он </text:span><text:span text:style-name="T922">также </text:span><text:span text:style-name="T799">пишется с предлогом </text:span><text:span text:style-name="T556">on</text:span><text:span text:style-name="T799">, а не </text:span><text:span text:style-name="T556">at</text:span><text:span text:style-name="T799">.</text:span></text:p>
      <text:p text:style-name="P551"/>
      <text:p text:style-name="P669"><text:span text:style-name="T924">Предлог </text:span><text:span text:style-name="T619">in</text:span><text:span text:style-name="T924"> </text:span><text:span text:style-name="T923">указывает на</text:span><text:span text:style-name="T922"> </text:span><text:span text:style-name="T923">большие</text:span><text:span text:style-name="T922"> период</text:span><text:span text:style-name="T923">ы</text:span><text:span text:style-name="T922">: </text:span><text:span text:style-name="T923">месяцы</text:span><text:span text:style-name="T922">, </text:span><text:span text:style-name="T923">сезоны,</text:span><text:span text:style-name="T922"> год</text:span><text:span text:style-name="T923">ы</text:span><text:span text:style-name="T922">:</text:span></text:p>
      <text:list xml:id="list1480412492" text:style-name="L86">
        <text:list-item>
          <text:p text:style-name="P1576"><text:span text:style-name="T799">In January — </text:span><text:span text:style-name="T925">в январе</text:span><text:span text:style-name="T799">;</text:span></text:p>
        </text:list-item>
        <text:list-item>
          <text:p text:style-name="P1576"><text:span text:style-name="T799">in February — </text:span><text:span text:style-name="T925">в феврале</text:span><text:span text:style-name="T799">;</text:span></text:p>
        </text:list-item>
        <text:list-item>
          <text:p text:style-name="P1576"><text:span text:style-name="T799">in March — </text:span><text:span text:style-name="T925">в марте</text:span><text:span text:style-name="T799">;</text:span></text:p>
        </text:list-item>
        <text:list-item>
          <text:p text:style-name="P1576"><text:span text:style-name="T799">in April — </text:span><text:span text:style-name="T925">в апреле</text:span><text:span text:style-name="T799">;</text:span></text:p>
        </text:list-item>
        <text:list-item>
          <text:p text:style-name="P1576"><text:span text:style-name="T799">in May — </text:span><text:span text:style-name="T925">в мае</text:span><text:span text:style-name="T799">;</text:span></text:p>
        </text:list-item>
        <text:list-item>
          <text:p text:style-name="P1576"><text:span text:style-name="T799">in June — </text:span><text:span text:style-name="T925">в июне</text:span><text:span text:style-name="T799">;</text:span></text:p>
        </text:list-item>
        <text:list-item>
          <text:p text:style-name="P1462">in July — в июле;</text:p>
        </text:list-item>
        <text:list-item>
          <text:p text:style-name="P1576"><text:span text:style-name="T799">in August — </text:span><text:span text:style-name="T925">в авгесте</text:span><text:span text:style-name="T799">;</text:span></text:p>
        </text:list-item>
        <text:list-item>
          <text:p text:style-name="P1576"><text:span text:style-name="T799">in September — </text:span><text:span text:style-name="T925">в сентябре</text:span><text:span text:style-name="T799">;</text:span></text:p>
        </text:list-item>
        <text:list-item>
          <text:p text:style-name="P1576"><text:span text:style-name="T799">in October — </text:span><text:span text:style-name="T925">в октябре</text:span><text:span text:style-name="T799">;</text:span></text:p>
        </text:list-item>
        <text:list-item>
          <text:p text:style-name="P1576"><text:span text:style-name="T799">in November — </text:span><text:span text:style-name="T925">в ноябре</text:span><text:span text:style-name="T799">;</text:span></text:p>
        </text:list-item>
        <text:list-item>
          <text:p text:style-name="P1577"><text:span text:style-name="T799">in December — </text:span><text:span text:style-name="T925">в декабре</text:span><text:span text:style-name="T799">;</text:span></text:p>
        </text:list-item>
        <text:list-item>
          <text:p text:style-name="P1576"><text:span text:style-name="T799">in winter — </text:span><text:span text:style-name="T925">зимой</text:span><text:span text:style-name="T799">;</text:span></text:p>
        </text:list-item>
        <text:list-item>
          <text:p text:style-name="P1576"><text:span text:style-name="T799">in spring — </text:span><text:span text:style-name="T925">весной</text:span><text:span text:style-name="T799">;</text:span></text:p>
        </text:list-item>
        <text:list-item>
          <text:p text:style-name="P1576"><text:span text:style-name="T799">in summer — </text:span><text:span text:style-name="T925">летом</text:span><text:span text:style-name="T799">;</text:span></text:p>
        </text:list-item>
        <text:list-item>
          <text:p text:style-name="P1577"><text:span text:style-name="T799">in autumn — </text:span><text:span text:style-name="T925">осенью</text:span><text:span text:style-name="T799">;</text:span></text:p>
        </text:list-item>
        <text:list-item>
          <text:p text:style-name="P1576"><text:span text:style-name="T799">in the evening — </text:span><text:span text:style-name="T925">вечером</text:span><text:span text:style-name="T799">;</text:span></text:p>
        </text:list-item>
        <text:list-item>
          <text:p text:style-name="P1577"><text:span text:style-name="T799">in the morning — </text:span><text:span text:style-name="T925">утром</text:span><text:span text:style-name="T799">;</text:span></text:p>
        </text:list-item>
        <text:list-item>
          <text:p text:style-name="P1537"><text:span text:style-name="T922">in </text:span><text:span text:style-name="T926">2065</text:span><text:span text:style-name="T922"> — </text:span><text:span text:style-name="T925">в </text:span><text:span text:style-name="T926">2065</text:span><text:span text:style-name="T925"> году</text:span><text:span text:style-name="T922">;</text:span></text:p>
        </text:list-item>
        <text:list-item>
          <text:p text:style-name="P1576"><text:span text:style-name="T799">in the 1970s — </text:span><text:span text:style-name="T925">в 1970х годах</text:span><text:span text:style-name="T799">;</text:span></text:p>
        </text:list-item>
        <text:list-item>
          <text:p text:style-name="P1576"><text:span text:style-name="T799">in the 20th century — </text:span><text:span text:style-name="T925">в 20м веке</text:span><text:span text:style-name="T799">;</text:span></text:p>
        </text:list-item>
        <text:list-item>
          <text:p text:style-name="P1576"><text:span text:style-name="T799">in the past — </text:span><text:span text:style-name="T925">в прошлом</text:span><text:span text:style-name="T799">;</text:span></text:p>
        </text:list-item>
        <text:list-item>
          <text:p text:style-name="P1576"><text:span text:style-name="T799">in the future — </text:span><text:span text:style-name="T925">в будущем</text:span><text:span text:style-name="T799">;</text:span></text:p>
        </text:list-item>
      </text:list>
      <text:p text:style-name="P550"/>
      <text:p text:style-name="P553">Предлог <text:span text:style-name="T476">in</text:span> в связке со временем означает «через»:</text:p>
      <text:list xml:id="list2710181235" text:style-name="L87">
        <text:list-item>
          <text:p text:style-name="P1463">in 5 minutes — через 5 минут;</text:p>
        </text:list-item>
        <text:list-item>
          <text:p text:style-name="P1463">in two weeks — через две недели;</text:p>
        </text:list-item>
        <text:list-item>
          <text:p text:style-name="P1463">in no time — мигом.</text:p>
        </text:list-item>
      </text:list>
      <text:p text:style-name="P535"/>
      <text:p text:style-name="P543">Предлоги времени не используются перед словами: <text:span text:style-name="T476">last, next, this, that, each, every</text:span>.</text:p>
      <text:p text:style-name="P188"><text:soft-page-break/>See you next Friday — Увидимся в следующую пятницу (next заменяет on).</text:p>
      <text:p text:style-name="P188">I didn`t have breakfast this morning — Я не завтракал этим утром (this вместо in the).</text:p>
      <text:p text:style-name="P188"/>
      <text:p text:style-name="P545"><text:span text:style-name="T1229">Эти п</text:span>редлоги имеют множество не логичных исключений. Так, напрамер <text:span text:style-name="T476">in</text:span> и <text:span text:style-name="T476">at</text:span> принятно говорить с некоторыми переодами дня и пр. Это нужно просто заучить.</text:p>
      <text:p text:style-name="P544"/>
      <text:p text:style-name="P578">Предлоги времени <text:span text:style-name="T476">since, for, from … to, until</text:span></text:p>
      <text:p text:style-name="P546"/>
      <text:p text:style-name="P554">Они связаны с большими отрезками времени. Отвечают на вопрос «в какой период?»</text:p>
      <text:p text:style-name="P554"/>
      <text:p text:style-name="P1164"><text:span text:style-name="T931">Предлог </text:span><text:span text:style-name="T620">since</text:span><text:span text:style-name="T931"> </text:span><text:span text:style-name="T932">означает</text:span><text:span text:style-name="T931"> «с». Он указывает на начало периода:</text:span></text:p>
      <text:p text:style-name="P555">(с какого времени действие происходит)</text:p>
      <text:list xml:id="list3436106600" text:style-name="L88">
        <text:list-item>
          <text:p text:style-name="P1464">since Wednesday — со среды;</text:p>
        </text:list-item>
        <text:list-item>
          <text:p text:style-name="P1464">since 1984 — с 1984 года;</text:p>
        </text:list-item>
        <text:list-item>
          <text:p text:style-name="P1464">since Monday — с понедельника.</text:p>
        </text:list-item>
      </text:list>
      <text:p text:style-name="P554"/>
      <text:p text:style-name="P1161"><text:span text:style-name="T931">Предлог </text:span><text:span text:style-name="T620">for</text:span><text:span text:style-name="T931"> </text:span><text:span text:style-name="T939">означает</text:span><text:span text:style-name="T931"> «</text:span><text:span text:style-name="T932">уже</text:span><text:span text:style-name="T931">», «в течение». Он указывает, как долго длится дейс</text:span><text:span text:style-name="T932">т</text:span><text:span text:style-name="T931">вие. </text:span></text:p>
      <text:p text:style-name="P671"><text:span text:style-name="T931">После </text:span><text:span text:style-name="T620">for</text:span><text:span text:style-name="T931"> ставится время, в течении которого</text:span><text:span text:style-name="T934"> это</text:span><text:span text:style-name="T931"> </text:span><text:span text:style-name="T934">действие длится</text:span><text:span text:style-name="T931">:</text:span></text:p>
      <text:list xml:id="list1169264522" text:style-name="L89">
        <text:list-item>
          <text:p text:style-name="P1578"><text:span text:style-name="T799">for 10 hours — </text:span><text:span text:style-name="T933">(</text:span><text:span text:style-name="T799">уже</text:span><text:span text:style-name="T933">)</text:span><text:span text:style-name="T799"> 10 часов / в течении 10 часов</text:span></text:p>
        </text:list-item>
        <text:list-item>
          <text:p text:style-name="P1578"><text:span text:style-name="T931">f</text:span><text:span text:style-name="T799">or two weeks — </text:span><text:span text:style-name="T933">(</text:span><text:span text:style-name="T799">уже</text:span><text:span text:style-name="T933">)</text:span><text:span text:style-name="T799"> две недели / в течении 2х недель</text:span></text:p>
        </text:list-item>
      </text:list>
      <text:p text:style-name="P554"/>
      <text:p text:style-name="P554">Предлоги <text:span text:style-name="T476">since</text:span> и <text:span text:style-name="T476">for</text:span> используются в Present Perfect Continuous.</text:p>
      <text:p text:style-name="P554"/>
      <text:p text:style-name="P1162">Составной предлог <text:span text:style-name="T476">from … to</text:span> означает «с … до». Он указыват с какого и по какое время</text:p>
      <text:p text:style-name="P557">происходит / происходило действие, <text:span text:style-name="T1230">т. е. границы периода:</text:span></text:p>
      <text:list xml:id="list3660685693" text:style-name="L90">
        <text:list-item>
          <text:p text:style-name="P1465">from 9 to 5 — с девяти до пяти (часов);</text:p>
        </text:list-item>
        <text:list-item>
          <text:p text:style-name="P1465">from January to March — с января по март;</text:p>
        </text:list-item>
      </text:list>
      <text:p text:style-name="P558"/>
      <text:p text:style-name="P672"><text:span text:style-name="T935">Предлог </text:span><text:span text:style-name="T621">until</text:span><text:span text:style-name="T935"> (</text:span><text:span text:style-name="T621">till</text:span><text:span text:style-name="T935">) означает «до того момента, как». Он </text:span><text:span text:style-name="T937">обозначает</text:span><text:span text:style-name="T935"> конец </text:span><text:span text:style-name="T936">периода</text:span><text:span text:style-name="T940">:</text:span></text:p>
      <text:list xml:id="list3615647201" text:style-name="L91">
        <text:list-item>
          <text:p text:style-name="P1466">until Wednesday — до среды;</text:p>
        </text:list-item>
        <text:list-item>
          <text:p text:style-name="P1466">until I come — до того, как я вернусь;</text:p>
        </text:list-item>
      </text:list>
      <text:p text:style-name="P559"/>
      <text:p text:style-name="P109"><text:span text:style-name="T370">You should come back </text:span><text:span text:style-name="T949">till</text:span><text:span text:style-name="T370"> 10 o`clock — Ты должен вернуться </text:span><text:span text:style-name="T949">до</text:span><text:span text:style-name="T370"> 10 часов.</text:span></text:p>
      <text:p text:style-name="P556"/>
      <text:p text:style-name="P1163"><text:span text:style-name="T938">После </text:span><text:span text:style-name="T622">until</text:span><text:span text:style-name="T938"> можно указывать целое предложение, которое отвечает на вопрос </text:span></text:p>
      <text:p text:style-name="P1163"><text:span text:style-name="T938">«до какого времени?», «когда закончится / закончилось ?». В этом случае </text:span><text:span text:style-name="T622">until</text:span><text:span text:style-name="T938"> будет </text:span></text:p>
      <text:p text:style-name="P560">работать как союз перед придаточным предложением.</text:p>
      <text:p text:style-name="P560"/>
      <text:p text:style-name="P110"><text:span text:style-name="T474">W</text:span><text:span text:style-name="T370">ait for me </text:span><text:span text:style-name="T949">until</text:span><text:span text:style-name="T370"> I finish my work — Подожди меня </text:span><text:span text:style-name="T949">до того момента, как</text:span><text:span text:style-name="T370"> я закончу работу.</text:span></text:p>
      <text:p text:style-name="P560"/>
      <text:p text:style-name="P17"><text:span text:style-name="T770">П</text:span><text:span text:style-name="T735">редлоги места </text:span><text:span text:style-name="T476">at</text:span><text:span text:style-name="T735">, </text:span><text:span text:style-name="T476">on</text:span><text:span text:style-name="T735">, </text:span><text:span text:style-name="T476">in</text:span></text:p>
      <text:p text:style-name="P560"/>
      <text:p text:style-name="P1165"><text:span text:style-name="T771">Помимо времени </text:span><text:span text:style-name="T775">они </text:span><text:span text:style-name="T771">также используются для указания местоположения.</text:span></text:p>
      <text:p text:style-name="P270"/>
      <text:p text:style-name="P271">Предлог in переводится как «в», «внутри». Он обозначает положение в определенном месте,</text:p>
      <text:p text:style-name="P673"><text:span text:style-name="T771">зоне, области, пространстве (место, ограниченное какими-то рамками или барьером)</text:span><text:span text:style-name="T772">:</text:span></text:p>
      <text:list xml:id="list3431836885" text:style-name="L92">
        <text:list-item>
          <text:p text:style-name="P1579"><text:span text:style-name="T771">i</text:span><text:span text:style-name="T735">n the house — в доме;</text:span></text:p>
        </text:list-item>
        <text:list-item>
          <text:p text:style-name="P1485">in a box — в коробке;</text:p>
        </text:list-item>
        <text:list-item>
          <text:p text:style-name="P1485">in the garden — в саду;</text:p>
        </text:list-item>
        <text:list-item>
          <text:p text:style-name="P1485">in a country — в стране;</text:p>
        </text:list-item>
      </text:list>
      <text:p text:style-name="P1280"><text:soft-page-break/><text:span text:style-name="T735">Предлог on обозначает поверхность или линию, </text:span><text:span text:style-name="T681">на</text:span><text:span text:style-name="T735"> которой располагается объект:</text:span></text:p>
      <text:list xml:id="list2884328790" text:style-name="L93">
        <text:list-item>
          <text:p text:style-name="P1580"><text:span text:style-name="T735">on the table — </text:span><text:span text:style-name="T775">на столе</text:span><text:span text:style-name="T735">;</text:span></text:p>
        </text:list-item>
        <text:list-item>
          <text:p text:style-name="P1581"><text:span text:style-name="T735">on the ceiling — </text:span><text:span text:style-name="T775">на потолке (на поверхности потолка)</text:span><text:span text:style-name="T735">;</text:span></text:p>
        </text:list-item>
        <text:list-item>
          <text:p text:style-name="P1580"><text:span text:style-name="T735">on the floor — </text:span><text:span text:style-name="T775">на полу</text:span><text:span text:style-name="T735">;</text:span></text:p>
        </text:list-item>
        <text:list-item>
          <text:p text:style-name="P1580"><text:span text:style-name="T735">on the head — </text:span><text:span text:style-name="T775">на голове</text:span><text:span text:style-name="T735">;</text:span></text:p>
        </text:list-item>
        <text:list-item>
          <text:p text:style-name="P1486">on the page — на странице (что-то есть, например буквы).</text:p>
        </text:list-item>
      </text:list>
      <text:p text:style-name="P273"/>
      <text:p text:style-name="P674"><text:span text:style-name="T772">Предлог at обозначает конкретное место/точку, </text:span><text:span text:style-name="T773">где</text:span><text:span text:style-name="T772"> находится предмет</text:span><text:span text:style-name="T774">:</text:span></text:p>
      <text:list xml:id="list3680504397" text:style-name="L94">
        <text:list-item>
          <text:p text:style-name="P1582"><text:span text:style-name="T772">a</text:span><text:span text:style-name="T735">t the bus stop — на автобусной остановке;</text:span></text:p>
        </text:list-item>
        <text:list-item>
          <text:p text:style-name="P1488">at the top/bottom - наверху/внизу;</text:p>
        </text:list-item>
        <text:list-item>
          <text:p text:style-name="P1488">at the end — в конце;</text:p>
        </text:list-item>
        <text:list-item>
          <text:p text:style-name="P1488">at school — в школе;</text:p>
        </text:list-item>
      </text:list>
      <text:p text:style-name="P273"/>
      <text:p text:style-name="P272">Эти предлоги также имеют исключения. В некоторых ситуациях можно использовать сразу несколько предлогов. Например, чтобы сказать «на углу» можно использовать и </text:p>
      <text:p text:style-name="P272">on the cornet, и at the corner.</text:p>
      <text:p text:style-name="P272"/>
      <text:p text:style-name="P1166"><text:span text:style-name="T775">Очень часто предлог in переводится как «на», </text:span><text:span text:style-name="T776">а on — наоборот, как «в» или похожим вариантом. </text:span><text:span text:style-name="T777">Особенно это касается случаев, когда те используются с транспортом:</text:span></text:p>
      <text:p text:style-name="P272"/>
      <text:list xml:id="list906531475" text:style-name="L95">
        <text:list-item>
          <text:p text:style-name="P1487">in the sky — на небе;</text:p>
        </text:list-item>
        <text:list-item>
          <text:p text:style-name="P1487">in the street — на улице;</text:p>
        </text:list-item>
        <text:list-item>
          <text:p text:style-name="P1583"><text:span text:style-name="T735">in a photo — на фото</text:span><text:span text:style-name="T776">;</text:span></text:p>
        </text:list-item>
        <text:list-item>
          <text:p text:style-name="P1584"><text:span text:style-name="T735">on the list — </text:span><text:span text:style-name="T777">в списке</text:span><text:span text:style-name="T735">;</text:span></text:p>
        </text:list-item>
        <text:list-item>
          <text:p text:style-name="P1584"><text:span text:style-name="T735">on the menu — </text:span><text:span text:style-name="T777">в меню</text:span><text:span text:style-name="T735">;</text:span></text:p>
        </text:list-item>
        <text:list-item>
          <text:p text:style-name="P1584"><text:span text:style-name="T735">on the left - </text:span><text:span text:style-name="T777">слева</text:span><text:span text:style-name="T735">;</text:span></text:p>
        </text:list-item>
        <text:list-item>
          <text:p text:style-name="P1585"><text:span text:style-name="T735">on the way — </text:span><text:span text:style-name="T777">по дороге;</text:span></text:p>
        </text:list-item>
        <text:list-item>
          <text:p text:style-name="P1489">on a bus — в автобусе;</text:p>
        </text:list-item>
        <text:list-item>
          <text:p text:style-name="P1489">on a plain — в самолете;</text:p>
        </text:list-item>
        <text:list-item>
          <text:p text:style-name="P1489">in a car — на машине;</text:p>
        </text:list-item>
        <text:list-item>
          <text:p text:style-name="P1489">in a taxi — на такси.</text:p>
        </text:list-item>
      </text:list>
      <text:p text:style-name="P274"/>
      <text:p text:style-name="P579">Другие предлоги места</text:p>
      <text:p text:style-name="P275"/>
      <text:p text:style-name="P276">Помогают определить нахождение объекта в пространсте:</text:p>
      <text:list xml:id="list595381149" text:style-name="L96">
        <text:list-item>
          <text:p text:style-name="P1490">above — над;</text:p>
        </text:list-item>
        <text:list-item>
          <text:p text:style-name="P1490">under — под;</text:p>
        </text:list-item>
        <text:list-item>
          <text:p text:style-name="P1490">in front of — перед;</text:p>
        </text:list-item>
        <text:list-item>
          <text:p text:style-name="P1490">behind — позади;</text:p>
        </text:list-item>
        <text:list-item>
          <text:p text:style-name="P1490">between — между;</text:p>
        </text:list-item>
        <text:list-item>
          <text:p text:style-name="P1490">next to — рядом с.</text:p>
        </text:list-item>
      </text:list>
      <text:p text:style-name="P275"/>
      <text:p text:style-name="P122">The cat is under the ball — Кот под клубком.</text:p>
      <text:p text:style-name="P122">The cat is in front of the ball — Кот перед клубком.</text:p>
      <text:p text:style-name="P275"/>
      <text:p text:style-name="P18"><text:span text:style-name="T735">Предллог направления </text:span><text:span text:style-name="T476">to</text:span></text:p>
      <text:p text:style-name="P275"/>
      <text:p text:style-name="P277">Указывает в какое место хочет попасть человек. Отвечает на вопрос «куда?»</text:p>
      <text:p text:style-name="P277"/>
      <text:p text:style-name="P277">Используется после глаголов движения:</text:p>
      <text:list xml:id="list1948384981" text:style-name="L97">
        <text:list-item>
          <text:p text:style-name="P1491"><text:soft-page-break/>go — ехать, идти, направляться;</text:p>
        </text:list-item>
        <text:list-item>
          <text:p text:style-name="P1491">walk — идти пешком;</text:p>
        </text:list-item>
        <text:list-item>
          <text:p text:style-name="P1491">drive — ехать на машине (в качестве водителя);</text:p>
        </text:list-item>
        <text:list-item>
          <text:p text:style-name="P1491">come — приходить;</text:p>
        </text:list-item>
        <text:list-item>
          <text:p text:style-name="P1491">travel — путешествовать;</text:p>
        </text:list-item>
        <text:list-item>
          <text:p text:style-name="P1491">return — возвращаться;</text:p>
        </text:list-item>
        <text:list-item>
          <text:p text:style-name="P1491">send — посылать;</text:p>
        </text:list-item>
        <text:list-item>
          <text:p text:style-name="P1491">get to — добираться.</text:p>
        </text:list-item>
      </text:list>
      <text:p text:style-name="P273"/>
      <text:p text:style-name="P121">I want to go <text:span text:style-name="T370">to</text:span> New York — Я хочу поехать <text:span text:style-name="T370">в</text:span> Нью Йорк.</text:p>
      <text:p text:style-name="P121">Did they get to London? — Они добрались до Лондона?</text:p>
      <text:p text:style-name="P277"/>
      <text:p text:style-name="P278">Если в качестве направления используется слово home, то перед ним to не нужен. </text:p>
      <text:p text:style-name="P278"/>
      <text:p text:style-name="P120">Go to home (неправильно).</text:p>
      <text:p text:style-name="P120">Go home (правильно).</text:p>
      <text:p text:style-name="P278"/>
      <text:p text:style-name="P279">Если нужно сказать о том, что бывали в каком-то месте, например, в стране или городе, </text:p>
      <text:p text:style-name="P1281"><text:span text:style-name="T735">то нужно использовать Present Perfect с </text:span><text:span text:style-name="T476">to</text:span><text:span text:style-name="T735"> (</text:span><text:span text:style-name="T778">PP т. к. это </text:span><text:span text:style-name="T735">имеющийся опыт из прошлого).</text:span></text:p>
      <text:p text:style-name="P273"/>
      <text:p text:style-name="P119">The have been to Italy — Они бывали в Италии.</text:p>
      <text:p text:style-name="P119">Have you ever been to Mexico? — Ты когда-то бывал в Мексике.</text:p>
      <text:p text:style-name="P280"/>
      <text:p text:style-name="P19"><text:span text:style-name="T735">Предлог </text:span><text:span text:style-name="T476">by</text:span></text:p>
      <text:p text:style-name="P281"/>
      <text:p text:style-name="P282">Может переводится по-разному. Не нужно использовать только 1 вариант перевода.</text:p>
      <text:p text:style-name="P282"/>
      <text:p text:style-name="P675"><text:span text:style-name="T779">Он помогает сказать, </text:span><text:span text:style-name="T797">как</text:span><text:span text:style-name="T779"> что-</text:span><text:span text:style-name="T782">то</text:span><text:span text:style-name="T779"> делается или случается:</text:span></text:p>
      <text:list xml:id="list1547314254" text:style-name="L98">
        <text:list-item>
          <text:p text:style-name="P1492">send by post — <text:span text:style-name="T1232">отправиться почтой</text:span>;</text:p>
        </text:list-item>
        <text:list-item>
          <text:p text:style-name="P1493">happen by mistake — <text:span text:style-name="T1232">случиться по ошибке.</text:span></text:p>
        </text:list-item>
      </text:list>
      <text:p text:style-name="P282"/>
      <text:p text:style-name="P118">Did you play for the meal by credit card — Ты заплатил за еду кредиткой?</text:p>
      <text:p text:style-name="P283"/>
      <text:p text:style-name="P676"><text:span text:style-name="T780">Таже </text:span><text:span text:style-name="T783">применяется</text:span><text:span text:style-name="T780">, когда говорят, каким транспортом воспользовались:</text:span></text:p>
      <text:list xml:id="list4281659008" text:style-name="L99">
        <text:list-item>
          <text:p text:style-name="P1494">go by car — ехать <text:span text:style-name="T1233">на машине (машиной)</text:span>;</text:p>
        </text:list-item>
        <text:list-item>
          <text:p text:style-name="P1538"><text:span text:style-name="T780">travel by bu</text:span><text:span text:style-name="T781">s</text:span><text:span text:style-name="T780"> — </text:span><text:span text:style-name="T781">путешествовать на автобусе (автобусом);</text:span></text:p>
        </text:list-item>
        <text:list-item>
          <text:p text:style-name="P1495">fly by plane — лететь на самолете (самолетом);</text:p>
        </text:list-item>
      </text:list>
      <text:p text:style-name="P284"/>
      <text:p text:style-name="P117">I prefer to travel <text:span text:style-name="T949">by bus</text:span> than <text:span text:style-name="T949">by car</text:span> — Я больше люблю путешествовать </text:p>
      <text:p text:style-name="P117"><text:span text:style-name="T949">на автобусе</text:span> (автобусом), а не <text:span text:style-name="T949">на машине</text:span> (машиной).</text:p>
      <text:p text:style-name="P284"/>
      <text:p text:style-name="P1167">Предлог by может использоваться <text:span text:style-name="T1234">в пассивном залоге, когда указывают автора действия, </text:span></text:p>
      <text:p text:style-name="P1286">а также в значении «рядом», «около». </text:p>
      <text:p text:style-name="P1168"/>
      <text:p text:style-name="P116">Sit by me — Посиди рядом со мной (около меня).</text:p>
      <text:p text:style-name="P1168"/>
      <text:p text:style-name="P20">Устойчивые связки существительных и предлогов</text:p>
      <text:p text:style-name="P1282"/>
      <text:p text:style-name="P1283">Иногда принятно использовать определенные предлоги после некоторых существительных.</text:p>
      <text:p text:style-name="P1283">Такие связки нужно просто запомнить. При переводе на русский предлог может выпадать.</text:p>
      <text:p text:style-name="P1283">После предлога в связке обычно идет либо еще одно существительное, либо герундий:</text:p>
      <text:list xml:id="list1522517218" text:style-name="L100">
        <text:list-item>
          <text:p text:style-name="P1586"><text:soft-page-break/>a need for — нужда в;</text:p>
        </text:list-item>
        <text:list-item>
          <text:p text:style-name="P1588">a reason for — причина для <text:span text:style-name="T1240">(</text:span>чего-либо<text:span text:style-name="T1240">)</text:span>;</text:p>
        </text:list-item>
        <text:list-item>
          <text:p text:style-name="P1586">an advantage of — преимущество <text:span text:style-name="T1240">(</text:span>чего-либо<text:span text:style-name="T1240">)</text:span>;</text:p>
        </text:list-item>
        <text:list-item>
          <text:p text:style-name="P1586">a disadvantage of — <text:span text:style-name="T1236">недостаток </text:span><text:span text:style-name="T1240">(</text:span><text:span text:style-name="T1236">чего-либо</text:span><text:span text:style-name="T1240">)</text:span>;</text:p>
        </text:list-item>
        <text:list-item>
          <text:p text:style-name="P1586">a cause of — <text:span text:style-name="T1236">причина </text:span><text:span text:style-name="T1240">(</text:span><text:span text:style-name="T1236">чего-либо</text:span><text:span text:style-name="T1240">)</text:span>;</text:p>
        </text:list-item>
        <text:list-item>
          <text:p text:style-name="P1586">a photograph of — <text:span text:style-name="T1236">фото </text:span><text:span text:style-name="T1240">(</text:span><text:span text:style-name="T1236">чего-либо</text:span><text:span text:style-name="T1240">)</text:span>;</text:p>
        </text:list-item>
        <text:list-item>
          <text:p text:style-name="P1586">a picture of — <text:span text:style-name="T1236">изображение </text:span><text:span text:style-name="T1240">(</text:span><text:span text:style-name="T1236">чего-либо</text:span><text:span text:style-name="T1240">)</text:span>;</text:p>
        </text:list-item>
        <text:list-item>
          <text:p text:style-name="P1588">a map of — <text:span text:style-name="T1236">карта </text:span><text:span text:style-name="T1240">(</text:span><text:span text:style-name="T1236">чего-либо</text:span><text:span text:style-name="T1240">)</text:span>.</text:p>
        </text:list-item>
        <text:list-item>
          <text:p text:style-name="P1586">an invitation to — <text:span text:style-name="T1236">приглашение на</text:span>;</text:p>
        </text:list-item>
        <text:list-item>
          <text:p text:style-name="P1586">a solution to — <text:span text:style-name="T1236">решение какой-то проблемы</text:span>;</text:p>
        </text:list-item>
        <text:list-item>
          <text:p text:style-name="P1539"><text:span text:style-name="T1235">a key to — </text:span><text:span text:style-name="T1236">ключ к/от </text:span><text:span text:style-name="T1241">(</text:span><text:span text:style-name="T1236">чего-либо</text:span><text:span text:style-name="T1241">)</text:span><text:span text:style-name="T1235">;</text:span></text:p>
        </text:list-item>
        <text:list-item>
          <text:p text:style-name="P1586">an answer to — <text:span text:style-name="T1236">ответ на</text:span>;</text:p>
        </text:list-item>
        <text:list-item>
          <text:p text:style-name="P1586">a reaction to — <text:span text:style-name="T1236">реакция на</text:span>;</text:p>
        </text:list-item>
        <text:list-item>
          <text:p text:style-name="P1588">an attitude to — <text:span text:style-name="T1236">отношение к</text:span>;</text:p>
        </text:list-item>
        <text:list-item>
          <text:p text:style-name="P1587">a contact with/between — <text:span text:style-name="T1236">контакт с/между</text:span>;</text:p>
        </text:list-item>
        <text:list-item>
          <text:p text:style-name="P1587">a connection with/between — <text:span text:style-name="T1236">связь с/между</text:span>;</text:p>
        </text:list-item>
        <text:list-item>
          <text:p text:style-name="P1586">a relationship with/between — <text:span text:style-name="T1236">взаимосвязь с/между</text:span>;</text:p>
        </text:list-item>
      </text:list>
      <text:p text:style-name="P636"/>
      <text:p text:style-name="P189">There must be a reason for his actions — Должна быть какая-то причина его действий.</text:p>
      <text:p text:style-name="P190">What`s the advantage of living in a big city? — В чем преимущество жизни в большом городе?</text:p>
      <text:p text:style-name="P190">We`ll find a solution to the problem — Мы найдем решение этой проблемы.</text:p>
      <text:p text:style-name="P190">She has an emotion connection with him — У нее эмоциональная связь с ним.</text:p>
      <text:p text:style-name="P1284"/>
      <text:p text:style-name="P21">Устойчивые связки прилагательных и предлогов</text:p>
      <text:p text:style-name="P1285"/>
      <text:p text:style-name="P1287">После <text:span text:style-name="T971">некоторых</text:span> прилагательных также могут идти определенные предлоги. Такие связки нужно запомнить. Иногда они могут переводиться глаголами.</text:p>
      <text:p text:style-name="P1287"/>
      <text:p text:style-name="P1288">Спец. прилагательное + about означает «испытывать чувство из-за чего-либо»:</text:p>
      <text:list xml:id="list1888086803" text:style-name="L101">
        <text:list-item>
          <text:p text:style-name="P1589">angry about — злиться из-за;</text:p>
        </text:list-item>
        <text:list-item>
          <text:p text:style-name="P1589">furious about — разозлиться из-за;</text:p>
        </text:list-item>
        <text:list-item>
          <text:p text:style-name="P1589">upset about — расстроиться из-за;</text:p>
        </text:list-item>
        <text:list-item>
          <text:p text:style-name="P1589">happy about — счаствил из-за;</text:p>
        </text:list-item>
        <text:list-item>
          <text:p text:style-name="P1589">worried about — взволнованный из-за;</text:p>
        </text:list-item>
        <text:list-item>
          <text:p text:style-name="P1589">nervous about — нервничать из-за.</text:p>
        </text:list-item>
      </text:list>
      <text:p text:style-name="P1287"/>
      <text:p text:style-name="P115">Bull seems really <text:span text:style-name="T949">upset about</text:span> this — Билл выглядит очень <text:span text:style-name="T949">расстроенным из-за</text:span> этого.</text:p>
      <text:p text:style-name="P115">I was <text:span text:style-name="T949">worried about</text:span> you — <text:span text:style-name="T1238">Я </text:span><text:span text:style-name="T966">волновался за</text:span><text:span text:style-name="T1238"> тебя.</text:span></text:p>
      <text:p text:style-name="P1287"/>
      <text:p text:style-name="P1289">Прилагательное sorry с предлогами about и for выражает сожаление, </text:p>
      <text:p text:style-name="P1290">сочувствие или просьбу о помощи:</text:p>
      <text:list xml:id="list2670958543" text:style-name="L102">
        <text:list-item>
          <text:p text:style-name="P1590">sorry about something — прости за (что-либо);</text:p>
        </text:list-item>
        <text:list-item>
          <text:p text:style-name="P1590">sorry for doing something — прости за то, что я сделал;</text:p>
        </text:list-item>
        <text:list-item>
          <text:p text:style-name="P1590">be/feel sorry for somebody — мне жаль <text:span text:style-name="T1242">(</text:span>кого-либо<text:span text:style-name="T1242">)</text:span>.</text:p>
        </text:list-item>
      </text:list>
      <text:p text:style-name="P1289"/>
      <text:p text:style-name="P114">I`m <text:span text:style-name="T949">sorry about</text:span> my behavior — <text:span text:style-name="T949">Прости</text:span> мое поведение.</text:p>
      <text:p text:style-name="P114"><text:span text:style-name="T949">Sorry for</text:span> interrupting — <text:span text:style-name="T949">Простите, что</text:span> беспокою вас.</text:p>
      <text:p text:style-name="P114">I`m <text:span text:style-name="T949">sorry for</text:span> your loss — <text:span text:style-name="T949">Сожалею о</text:span> вашей утрате.</text:p>
      <text:p text:style-name="P1287"/>
      <text:p text:style-name="P1292"><text:soft-page-break/>Предлог of <text:span text:style-name="T1240">также </text:span>часто встречается после прилагательных. Во многих случаях он соответсвует родительскому падежу (кого/чего).</text:p>
      <text:p text:style-name="P1291"/>
      <text:p text:style-name="P1169"><text:span text:style-name="T1239">Он часто используется во фразах типа </text:span><text:span text:style-name="T511">i</text:span><text:span text:style-name="T512">t was nice of you to</text:span><text:span text:style-name="T1239">. </text:span></text:p>
      <text:p text:style-name="P1169"><text:span text:style-name="T1239">Вместо nice </text:span><text:span text:style-name="T1240">может</text:span><text:span text:style-name="T1239"> </text:span><text:span text:style-name="T1240">стоять</text:span><text:span text:style-name="T1239">: kind (мило), silly </text:span><text:span text:style-name="T1240">(глупо)</text:span><text:span text:style-name="T1239">, stupied, good </text:span><text:span text:style-name="T1240">и </text:span><text:span text:style-name="T1243">пр</text:span><text:span text:style-name="T1239">.</text:span></text:p>
      <text:p text:style-name="P1293"/>
      <text:p text:style-name="P111">It was very stupied of you to go there — Было очень глупо с твоей стороны идти туда.</text:p>
      <text:p text:style-name="P1294"/>
      <text:p text:style-name="P1294">Предлог of часто используется после прилагательных, выражающий отношение </text:p>
      <text:p text:style-name="P1295">к чему-либо, которые в этих значениях переводятся глаголом:</text:p>
      <text:list xml:id="list1030646369" text:style-name="L103">
        <text:list-item>
          <text:p text:style-name="P1591">afraid of — бояться (кого-то/чего-то);</text:p>
        </text:list-item>
        <text:list-item>
          <text:p text:style-name="P1592">ashamed of — стыдиться (кого-то/чего-то);</text:p>
        </text:list-item>
        <text:list-item>
          <text:p text:style-name="P1592">proud of — гордиться (кем-то/чем-то).</text:p>
        </text:list-item>
      </text:list>
      <text:p text:style-name="P1296"/>
      <text:p text:style-name="P113">Are you afraid of dogs? — Ты боишься собак?</text:p>
      <text:p text:style-name="P113">I`m so proud of you! — Я так горжусь тобой!</text:p>
      <text:p text:style-name="P1296"/>
      <text:p text:style-name="P1298">Другие связки с предого of:</text:p>
      <text:list xml:id="list1035976257" text:style-name="L104">
        <text:list-item>
          <text:p text:style-name="P1593">full of — полон (чего-то);</text:p>
        </text:list-item>
        <text:list-item>
          <text:p text:style-name="P1593">short of — не хватает (чего-то);</text:p>
        </text:list-item>
        <text:list-item>
          <text:p text:style-name="P1593">tired of — уставать от;</text:p>
        </text:list-item>
        <text:list-item>
          <text:p text:style-name="P1593">sure of — быть уверенным в (чем-то).</text:p>
        </text:list-item>
      </text:list>
      <text:p text:style-name="P1297"/>
      <text:p text:style-name="P112">This bag is full of cash — В этой сумке полно денег.</text:p>
      <text:p text:style-name="P112">I`m tired of all this — Я устал от всего этого.</text:p>
      <text:p text:style-name="P112">I`m sure of him — Я уверен в нем.</text:p>
      <text:p text:style-name="P112"/>
      <text:p text:style-name="P580">Устойчивые связки глаголов и предлогов</text:p>
      <text:p text:style-name="P285"/>
      <text:p text:style-name="P1496">Предлог, который стоит после глагола может целенаправленно меня его значение.</text:p>
      <text:p text:style-name="P1540"><text:span text:style-name="T784">Такие связки называются фразовыми глаголами. </text:span></text:p>
      <text:p text:style-name="P1540"><text:span text:style-name="T784"/></text:p>
      <text:p text:style-name="P1540"><text:span text:style-name="T784">Многие фразовые глаголы вытеснели из речи обычные глаголы, которые специально предназначены для описания. Например вместо search чаще используется связка look for.</text:span></text:p>
      <text:p text:style-name="P1540"><text:span text:style-name="T784"/></text:p>
      <text:p text:style-name="P1596"><text:span text:style-name="T735">Связки глаголов и предлогов, которые всегда используются вместе:</text:span></text:p>
      <text:list xml:id="list1782657905" text:style-name="L105">
        <text:list-item>
          <text:p text:style-name="P1595"><text:span text:style-name="T735">belong to — принадлежать (кому-то);</text:span></text:p>
        </text:list-item>
        <text:list-item>
          <text:p text:style-name="P1595"><text:span text:style-name="T735">happen to — случилось с;</text:span></text:p>
        </text:list-item>
        <text:list-item>
          <text:p text:style-name="P1595"><text:span text:style-name="T735">listen to — слушать (что-то);</text:span></text:p>
        </text:list-item>
        <text:list-item>
          <text:p text:style-name="P1595"><text:span text:style-name="T735">speak to / talk to — говорить с (кем-то);</text:span></text:p>
        </text:list-item>
        <text:list-item>
          <text:p text:style-name="P1595"><text:span text:style-name="T735">ask for — просить (чего-то);</text:span></text:p>
        </text:list-item>
        <text:list-item>
          <text:p text:style-name="P1595"><text:span text:style-name="T735">thank for — благодарить за;</text:span></text:p>
        </text:list-item>
        <text:list-item>
          <text:p text:style-name="P1595"><text:span text:style-name="T735">wait for — ждать (чего-то);</text:span></text:p>
        </text:list-item>
        <text:list-item>
          <text:p text:style-name="P1595"><text:span text:style-name="T735">depend on — зависить от;</text:span></text:p>
        </text:list-item>
        <text:list-item>
          <text:p text:style-name="P1595"><text:span text:style-name="T735">think about/of — думать о;</text:span></text:p>
        </text:list-item>
      </text:list>
      <text:p text:style-name="P1594"><text:span text:style-name="T735"/></text:p>
      <text:p text:style-name="P1497">We <text:span text:style-name="T949">belong to</text:span> different world — Мы <text:span text:style-name="T949">принадлежим к</text:span> разным мирам.</text:p>
      <text:p text:style-name="P1497">I would not let it <text:span text:style-name="T949">happen to</text:span> you — Я не позволю, чтобы это <text:span text:style-name="T949">случилось с</text:span> тобой.</text:p>
      <text:p text:style-name="P1498">If you are in trouble, you should <text:span text:style-name="T949">ask for</text:span> help — Если ты в беде, нужно <text:span text:style-name="T949">просить о</text:span> помощи.</text:p>
      <text:p text:style-name="P1498"/>
      <text:p text:style-name="P1499">Фразовые глаголы нельзя переводить по отдельности (отдельно глагол, отдельно предлог).</text:p>
      <text:p text:style-name="P1499"><text:soft-page-break/>Предлоги в этом слуае работаю примерно также, как приставки в русском языке:</text:p>
      <text:p text:style-name="P1541"><text:span text:style-name="T785">come back — приехать (приставка «при» и корень «ехать»).</text:span></text:p>
      <text:p text:style-name="P1597"><text:span text:style-name="T735"/></text:p>
      <text:p text:style-name="P1550"><text:span text:style-name="T786">Следующие предлоги передают особый контекст глаголам движения </text:span><text:span text:style-name="T787">и перемещения</text:span><text:span text:style-name="T786">:</text:span></text:p>
      <text:list xml:id="list306482619" text:style-name="L106">
        <text:list-item>
          <text:p text:style-name="P1500">in — переместить<text:span text:style-name="T1247">(</text:span>ся<text:span text:style-name="T1247">)</text:span> в закрытое пространство <text:span text:style-name="T1247">(</text:span><text:span text:style-name="T476">go on — войти</text:span><text:span text:style-name="T1247">)</text:span>;</text:p>
        </text:list-item>
        <text:list-item>
          <text:p text:style-name="P1500">out — покинуть закрытое пространство <text:span text:style-name="T1247">(</text:span><text:span text:style-name="T476">go out — выйти</text:span><text:span text:style-name="T1247">)</text:span>;</text:p>
        </text:list-item>
        <text:list-item>
          <text:p text:style-name="P1502">on — переместить(ся) на поверхность (<text:span text:style-name="T476">go on — продложать (движение)</text:span>);</text:p>
        </text:list-item>
        <text:list-item>
          <text:p text:style-name="P1542"><text:span text:style-name="T786">off — убрать с поверхности (</text:span><text:span text:style-name="T513">go off — </text:span><text:span text:style-name="T515">уходить, сходить</text:span><text:span text:style-name="T786">);</text:span></text:p>
        </text:list-item>
        <text:list-item>
          <text:p text:style-name="P1502">up — переместить(ся) выше уровнем (<text:span text:style-name="T476">go up — подняться</text:span>);</text:p>
        </text:list-item>
        <text:list-item>
          <text:p text:style-name="P1502">down — переместить(ся) ниже уровнем (<text:span text:style-name="T476">go down — опускаться</text:span>);</text:p>
        </text:list-item>
        <text:list-item>
          <text:p text:style-name="P1542"><text:span text:style-name="T786">away — убрать(ся) прочь (</text:span><text:span text:style-name="T513">go away — уходить, </text:span><text:span text:style-name="T515">разойтись</text:span><text:span text:style-name="T786">);</text:span></text:p>
        </text:list-item>
        <text:list-item>
          <text:p text:style-name="P1502">back — <text:span text:style-name="T1248">вернуть(ся) (</text:span><text:span text:style-name="T514">go back — возвращаться</text:span><text:span text:style-name="T1248">)</text:span>.</text:p>
        </text:list-item>
      </text:list>
      <text:p text:style-name="P1501"/>
      <text:p text:style-name="P1543"><text:span text:style-name="T788">Если фразовый глагол имеет дополнение (направлен на какой-то объект), то дополнение может стоять </text:span><text:span text:style-name="T789">как </text:span><text:span text:style-name="T790">в середине связки</text:span><text:span text:style-name="T788">, </text:span><text:span text:style-name="T789">так и</text:span><text:span text:style-name="T788"> после. </text:span><text:span text:style-name="T790">Но если дополнение заменяется местоимением, то оно всегда будет между глаголом и предлогом.</text:span></text:p>
      <text:p text:style-name="P1503"/>
      <text:p text:style-name="P1503">I <text:span text:style-name="T949">turned</text:span> <text:span text:style-name="T1157">the light</text:span> <text:span text:style-name="T949">off / </text:span><text:span text:style-name="T475">I </text:span><text:span text:style-name="T967">turned off</text:span><text:span text:style-name="T475"> </text:span><text:span text:style-name="T1166">the light</text:span><text:span text:style-name="T949"> </text:span>— Я выключил свет.</text:p>
      <text:p text:style-name="P1504">I <text:span text:style-name="T949">turned</text:span> <text:span text:style-name="T1157">it</text:span> <text:span text:style-name="T949">off</text:span> — Я выключил это.</text:p>
      <text:p text:style-name="P1503"/>
      <text:p text:style-name="P1544"><text:span text:style-name="T790">Когда предлог отрывается от глагола, </text:span><text:span text:style-name="T791">то </text:span><text:span text:style-name="T794">порой</text:span><text:span text:style-name="T790"> сложно определить что это фразовый глагол.</text:span></text:p>
      <text:p text:style-name="P1505"/>
      <text:p text:style-name="P1506">Практика...</text:p>
      <text:p text:style-name="P1505"/>
      <text:p text:style-name="P1505"/>
      <text:p text:style-name="P1504"/>
      <text:p text:style-name="P1504"/>
      <text:p text:style-name="P1597"><text:span text:style-name="T735"/></text:p>
      <text:p text:style-name="P1597"><text:span text:style-name="T735"/></text:p>
      <text:p text:style-name="P1363">Таблица времен группы Simpl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3897383462928">
          <table:table-cell table:style-name="Table7.A1" office:value-type="string">
            <text:p text:style-name="P1315"/>
          </table:table-cell>
          <table:table-cell table:style-name="Table7.A1" office:value-type="string">
            <text:p text:style-name="P1299">Past</text:p>
          </table:table-cell>
          <table:table-cell table:style-name="Table7.A1" office:value-type="string">
            <text:p text:style-name="P1299">Present</text:p>
          </table:table-cell>
          <table:table-cell table:style-name="Table7.D1" office:value-type="string">
            <text:p text:style-name="P1299">Future</text:p>
          </table:table-cell>
        </table:table-row>
        <table:table-row table:style-name="TableLine93897380936768">
          <table:table-cell table:style-name="Table7.A2" office:value-type="string">
            <text:p text:style-name="P1306">+</text:p>
          </table:table-cell>
          <table:table-cell table:style-name="Table7.A2" office:value-type="string">
            <text:p text:style-name="P1337">I/y<text:span text:style-name="T1065">ou</text:span>/w<text:span text:style-name="T1065">e</text:span>/t<text:span text:style-name="T1065">hey</text:span>/he/she/it started</text:p>
          </table:table-cell>
          <table:table-cell table:style-name="Table7.A2" office:value-type="string">
            <text:p text:style-name="P1328">I/you/we/they start</text:p>
            <text:p text:style-name="P1328">He/she/it starts</text:p>
          </table:table-cell>
          <table:table-cell table:style-name="Table7.D2" office:value-type="string">
            <text:p text:style-name="P1340">I/y<text:span text:style-name="T1065">ou</text:span>/w<text:span text:style-name="T1065">e</text:span>/t<text:span text:style-name="T1065">hey</text:span>/he/she/it </text:p>
            <text:p text:style-name="P1340">will start</text:p>
          </table:table-cell>
        </table:table-row>
        <table:table-row table:style-name="TableLine93897381024048">
          <table:table-cell table:style-name="Table7.A2" office:value-type="string">
            <text:p text:style-name="P1300">-</text:p>
          </table:table-cell>
          <table:table-cell table:style-name="Table7.A2" office:value-type="string">
            <text:p text:style-name="P1337">I/y<text:span text:style-name="T1065">ou</text:span>/w<text:span text:style-name="T1065">e</text:span>/t<text:span text:style-name="T1065">hey</text:span>/he/she/it</text:p>
            <text:p text:style-name="P1337">didn`t start</text:p>
          </table:table-cell>
          <table:table-cell table:style-name="Table7.A2" office:value-type="string">
            <text:p text:style-name="P1328">I/you/we/they don`t start</text:p>
            <text:p text:style-name="P1328">He/she/it doesn`t start</text:p>
          </table:table-cell>
          <table:table-cell table:style-name="Table7.D2" office:value-type="string">
            <text:p text:style-name="P1340">I/y<text:span text:style-name="T1065">ou</text:span>/w<text:span text:style-name="T1065">e</text:span>/t<text:span text:style-name="T1065">hey</text:span>/he/she/it</text:p>
            <text:p text:style-name="P1340">won`t start</text:p>
          </table:table-cell>
        </table:table-row>
        <table:table-row table:style-name="TableLine93897381007536">
          <table:table-cell table:style-name="Table7.A2" office:value-type="string">
            <text:p text:style-name="P1300">?</text:p>
          </table:table-cell>
          <table:table-cell table:style-name="Table7.A2" office:value-type="string">
            <text:p text:style-name="P1338">Did I/y<text:span text:style-name="T1065">ou</text:span>/w<text:span text:style-name="T1065">e</text:span>/t<text:span text:style-name="T1065">hey</text:span>/he</text:p>
            <text:p text:style-name="P1338">/she/it start?</text:p>
          </table:table-cell>
          <table:table-cell table:style-name="Table7.A2" office:value-type="string">
            <text:p text:style-name="P1328">Do I/you/we/they start?</text:p>
            <text:p text:style-name="P1328">Does he/she/it start?</text:p>
          </table:table-cell>
          <table:table-cell table:style-name="Table7.D2" office:value-type="string">
            <text:p text:style-name="P1341">Will I/y<text:span text:style-name="T1065">ou</text:span>/w<text:span text:style-name="T1065">e</text:span>/t<text:span text:style-name="T1065">hey</text:span>/he</text:p>
            <text:p text:style-name="P1341">/she/it start?</text:p>
          </table:table-cell>
        </table:table-row>
      </table:table>
      <text:p text:style-name="P229"/>
      <text:p text:style-name="P648"><text:span text:style-name="T741">Таблица времен группы Continu</text:span><text:span text:style-name="T742">ou</text:span><text:span text:style-name="T741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3897381091488">
          <table:table-cell table:style-name="Table8.A1" office:value-type="string">
            <text:p text:style-name="P1327"/>
          </table:table-cell>
          <table:table-cell table:style-name="Table8.A1" office:value-type="string">
            <text:p text:style-name="P1299">Past</text:p>
          </table:table-cell>
          <table:table-cell table:style-name="Table8.A1" office:value-type="string">
            <text:p text:style-name="P1299">Present</text:p>
          </table:table-cell>
          <table:table-cell table:style-name="Table8.D1" office:value-type="string">
            <text:p text:style-name="P1299">Future</text:p>
          </table:table-cell>
        </table:table-row>
        <table:table-row table:style-name="TableLine93897381498624">
          <table:table-cell table:style-name="Table8.A2" office:value-type="string">
            <text:p text:style-name="P1300">+</text:p>
          </table:table-cell>
          <table:table-cell table:style-name="Table8.A2" office:value-type="string">
            <text:p text:style-name="P1339">I/<text:span text:style-name="T1064">he/she/it</text:span> <text:span text:style-name="T1064">was starting</text:span></text:p>
            <text:p text:style-name="P1339"><text:span text:style-name="T1064">Y</text:span><text:span text:style-name="T1065">ou</text:span><text:span text:style-name="T1064">/w</text:span><text:span text:style-name="T1065">e</text:span><text:span text:style-name="T1064">/t</text:span><text:span text:style-name="T1065">hey</text:span><text:span text:style-name="T1064"> were starting</text:span></text:p>
          </table:table-cell>
          <table:table-cell table:style-name="Table8.A2" office:value-type="string">
            <text:p text:style-name="P1330">I am starting</text:p>
            <text:p text:style-name="P1331">He/she/it is starting</text:p>
            <text:p text:style-name="P1330">You/we/they are starting</text:p>
          </table:table-cell>
          <table:table-cell table:style-name="Table8.D2" office:value-type="string">
            <text:p text:style-name="P1315"/>
          </table:table-cell>
        </table:table-row>
        <table:table-row table:style-name="TableLine93897381094848">
          <table:table-cell table:style-name="Table8.A2" office:value-type="string">
            <text:p text:style-name="P1300">-</text:p>
          </table:table-cell>
          <table:table-cell table:style-name="Table8.A2" office:value-type="string">
            <text:p text:style-name="P1340">I/he/she/it wasn`t starting</text:p>
            <text:p text:style-name="P1340">Y<text:span text:style-name="T1065">ou</text:span>/w<text:span text:style-name="T1065">e</text:span>/t<text:span text:style-name="T1065">hey</text:span> weren`t starting</text:p>
          </table:table-cell>
          <table:table-cell table:style-name="Table8.A2" office:value-type="string">
            <text:p text:style-name="P1330">I`m not starting</text:p>
            <text:p text:style-name="P1331">He/she/it isn`t starting</text:p>
            <text:p text:style-name="P1330">You/we/they aren`t starting</text:p>
          </table:table-cell>
          <table:table-cell table:style-name="Table8.D2" office:value-type="string">
            <text:p text:style-name="P1315"/>
          </table:table-cell>
        </table:table-row>
        <table:table-row table:style-name="TableLine93897381553376">
          <table:table-cell table:style-name="Table8.A2" office:value-type="string">
            <text:p text:style-name="P1300">?</text:p>
          </table:table-cell>
          <table:table-cell table:style-name="Table8.A2" office:value-type="string">
            <text:p text:style-name="P1340">Was I/he/she/it starting?</text:p>
            <text:p text:style-name="P1340">Were y<text:span text:style-name="T1065">ou</text:span>/w<text:span text:style-name="T1065">e</text:span>/t<text:span text:style-name="T1065">hey</text:span> starting?</text:p>
          </table:table-cell>
          <table:table-cell table:style-name="Table8.A2" office:value-type="string">
            <text:p text:style-name="P1330">Am I starting?</text:p>
            <text:p text:style-name="P1331">Is he/she/it starting?</text:p>
            <text:p text:style-name="P1330">Are you/we/they starting?</text:p>
          </table:table-cell>
          <table:table-cell table:style-name="Table8.D2" office:value-type="string">
            <text:p text:style-name="P1315"/>
          </table:table-cell>
        </table:table-row>
      </table:table>
      <text:p text:style-name="P229"/>
      <text:p text:style-name="P231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3897381615968">
          <table:table-cell table:style-name="Table9.A1" office:value-type="string">
            <text:p text:style-name="P1327"/>
          </table:table-cell>
          <table:table-cell table:style-name="Table9.A1" office:value-type="string">
            <text:p text:style-name="P1299">Past</text:p>
          </table:table-cell>
          <table:table-cell table:style-name="Table9.A1" office:value-type="string">
            <text:p text:style-name="P1299">Present</text:p>
          </table:table-cell>
          <table:table-cell table:style-name="Table9.D1" office:value-type="string">
            <text:p text:style-name="P1299">Future</text:p>
          </table:table-cell>
        </table:table-row>
        <table:table-row table:style-name="TableLine93897381794096">
          <table:table-cell table:style-name="Table9.A2" office:value-type="string">
            <text:p text:style-name="P1300">+</text:p>
          </table:table-cell>
          <table:table-cell table:style-name="Table9.A2" office:value-type="string">
            <text:p text:style-name="P1315"/>
          </table:table-cell>
          <table:table-cell table:style-name="Table9.A2" office:value-type="string">
            <text:p text:style-name="P1330">I/you/we/they have started</text:p>
            <text:p text:style-name="P1330">He/she/it has started</text:p>
          </table:table-cell>
          <table:table-cell table:style-name="Table9.D2" office:value-type="string">
            <text:p text:style-name="P1315"/>
          </table:table-cell>
        </table:table-row>
        <table:table-row table:style-name="TableLine93897381811104">
          <table:table-cell table:style-name="Table9.A2" office:value-type="string">
            <text:p text:style-name="P1300">-</text:p>
          </table:table-cell>
          <table:table-cell table:style-name="Table9.A2" office:value-type="string">
            <text:p text:style-name="P1315"/>
          </table:table-cell>
          <table:table-cell table:style-name="Table9.A2" office:value-type="string">
            <text:p text:style-name="P1330">I/y<text:span text:style-name="T1014">ou</text:span>/w<text:span text:style-name="T1014">e</text:span>/t<text:span text:style-name="T1014">hey</text:span> haven`t started</text:p>
            <text:p text:style-name="P1330">He/she/it hasn`t started</text:p>
          </table:table-cell>
          <table:table-cell table:style-name="Table9.D2" office:value-type="string">
            <text:p text:style-name="P1315"/>
          </table:table-cell>
        </table:table-row>
        <table:table-row table:style-name="TableLine93897381858192">
          <table:table-cell table:style-name="Table9.A2" office:value-type="string">
            <text:p text:style-name="P1300">?</text:p>
          </table:table-cell>
          <table:table-cell table:style-name="Table9.A2" office:value-type="string">
            <text:p text:style-name="P1315"/>
          </table:table-cell>
          <table:table-cell table:style-name="Table9.A2" office:value-type="string">
            <text:p text:style-name="P1330">Have I/y<text:span text:style-name="T1015">ou</text:span>/w<text:span text:style-name="T1015">e</text:span>/t<text:span text:style-name="T1015">hey</text:span> started?</text:p>
            <text:p text:style-name="P1330">Has he/she/it started?</text:p>
          </table:table-cell>
          <table:table-cell table:style-name="Table9.D2" office:value-type="string">
            <text:p text:style-name="P1315"/>
          </table:table-cell>
        </table:table-row>
      </table:table>
      <text:p text:style-name="P231"/>
      <text:p text:style-name="P232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3897381855632">
          <table:table-cell table:style-name="Table1.A1" office:value-type="string">
            <text:p text:style-name="P1329"/>
          </table:table-cell>
          <table:table-cell table:style-name="Table1.A1" office:value-type="string">
            <text:p text:style-name="P1301">Past</text:p>
          </table:table-cell>
          <table:table-cell table:style-name="Table1.A1" office:value-type="string">
            <text:p text:style-name="P1301">Present</text:p>
          </table:table-cell>
          <table:table-cell table:style-name="Table1.D1" office:value-type="string">
            <text:p text:style-name="P1301">Future</text:p>
          </table:table-cell>
        </table:table-row>
        <table:table-row table:style-name="TableLine93897382030560">
          <table:table-cell table:style-name="Table1.A2" office:value-type="string">
            <text:p text:style-name="P1301">+</text:p>
          </table:table-cell>
          <table:table-cell table:style-name="Table1.A2" office:value-type="string">
            <text:p text:style-name="P1316"/>
          </table:table-cell>
          <table:table-cell table:style-name="Table1.A2" office:value-type="string">
            <text:p text:style-name="P1336">I/y<text:span text:style-name="T1065">ou</text:span>/w<text:span text:style-name="T1065">e</text:span>/t<text:span text:style-name="T1065">hey</text:span> have been starting</text:p>
            <text:p text:style-name="P1336">He/she/it has been starting</text:p>
          </table:table-cell>
          <table:table-cell table:style-name="Table1.D2" office:value-type="string">
            <text:p text:style-name="P1316"/>
          </table:table-cell>
        </table:table-row>
        <table:table-row table:style-name="TableLine93897382037616">
          <table:table-cell table:style-name="Table1.A2" office:value-type="string">
            <text:p text:style-name="P1301">-</text:p>
          </table:table-cell>
          <table:table-cell table:style-name="Table1.A2" office:value-type="string">
            <text:p text:style-name="P1316"/>
          </table:table-cell>
          <table:table-cell table:style-name="Table1.A2" office:value-type="string">
            <text:p text:style-name="P1336">I/y<text:span text:style-name="T1065">ou</text:span>/w<text:span text:style-name="T1065">e</text:span>/t<text:span text:style-name="T1065">hey</text:span> haven`t been starting</text:p>
            <text:p text:style-name="P1336">He/she/it hasn`t been starting</text:p>
          </table:table-cell>
          <table:table-cell table:style-name="Table1.D2" office:value-type="string">
            <text:p text:style-name="P1316"/>
          </table:table-cell>
        </table:table-row>
        <table:table-row table:style-name="TableLine93897382034256">
          <table:table-cell table:style-name="Table1.A2" office:value-type="string">
            <text:p text:style-name="P1301">?</text:p>
          </table:table-cell>
          <table:table-cell table:style-name="Table1.A2" office:value-type="string">
            <text:p text:style-name="P1316"/>
          </table:table-cell>
          <table:table-cell table:style-name="Table1.A2" office:value-type="string">
            <text:p text:style-name="P1336">Have I/y<text:span text:style-name="T1065">ou</text:span>/w<text:span text:style-name="T1065">e</text:span>/t<text:span text:style-name="T1065">hey</text:span> been starting?</text:p>
            <text:p text:style-name="P1336">Has he/she/it been starting?</text:p>
          </table:table-cell>
          <table:table-cell table:style-name="Table1.D2" office:value-type="string">
            <text:p text:style-name="P1316"/>
          </table:table-cell>
        </table:table-row>
      </table:table>
      <text:p text:style-name="P1364"><text:span text:style-name="T653">Таблица </text:span><text:span text:style-name="T665">форм </text:span><text:span text:style-name="T653">пассивно</text:span><text:span text:style-name="T666">го</text:span><text:span text:style-name="T653"> залог</text:span><text:span text:style-name="T666">а</text:span><text:span text:style-name="T653">:</text:span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Line93897382121920">
          <table:table-cell table:style-name="Table4.A1" office:value-type="string">
            <text:p text:style-name="P1318"/>
          </table:table-cell>
          <table:table-cell table:style-name="Table4.A1" office:value-type="string">
            <text:p text:style-name="P1310">Past</text:p>
          </table:table-cell>
          <table:table-cell table:style-name="Table4.A1" office:value-type="string">
            <text:p text:style-name="P1310">Present</text:p>
          </table:table-cell>
          <table:table-cell table:style-name="Table4.D1" office:value-type="string">
            <text:p text:style-name="P1310">Future</text:p>
          </table:table-cell>
        </table:table-row>
        <table:table-row table:style-name="TableLine93897382618896">
          <table:table-cell table:style-name="Table4.A2" office:value-type="string">
            <text:p text:style-name="P1311">Simple</text:p>
          </table:table-cell>
          <table:table-cell table:style-name="Table4.A2" office:value-type="string">
            <text:p text:style-name="P1318"><text:span text:style-name="T1093">I/</text:span><text:span text:style-name="T1094">he/she/it</text:span><text:span text:style-name="T1093"> </text:span><text:span text:style-name="T1094">was</text:span><text:span text:style-name="T1093"> </text:span><text:span text:style-name="T215">taught</text:span></text:p>
            <text:p text:style-name="P1348">You/we/they were <text:span text:style-name="T215">taught</text:span></text:p>
          </table:table-cell>
          <table:table-cell table:style-name="Table4.A2" office:value-type="string">
            <text:p text:style-name="P1349">I am <text:span text:style-name="T215">taught</text:span></text:p>
            <text:p text:style-name="P1348">He/she/it is <text:span text:style-name="T215">taught</text:span></text:p>
            <text:p text:style-name="P1348">You/we/the<text:span text:style-name="T1095">y</text:span> are <text:span text:style-name="T215">taught</text:span></text:p>
          </table:table-cell>
          <table:table-cell table:style-name="Table4.D2" office:value-type="string">
            <text:p text:style-name="P1347">I/you/we/they/he/she/it</text:p>
            <text:p text:style-name="P1347">will be <text:span text:style-name="T215">taught</text:span></text:p>
          </table:table-cell>
        </table:table-row>
        <table:table-row table:style-name="TableLine93897382671120">
          <table:table-cell table:style-name="Table4.A2" office:value-type="string">
            <text:p text:style-name="P1311">Contin.</text:p>
          </table:table-cell>
          <table:table-cell table:style-name="Table4.A2" office:value-type="string">
            <text:p text:style-name="P1318"><text:span text:style-name="T1095">I/he/she/it was being </text:span><text:span text:style-name="T215">taught</text:span></text:p>
            <text:p text:style-name="P1318"><text:span text:style-name="T217">You/we/the</text:span><text:span text:style-name="T216">y</text:span><text:span text:style-name="T217"> </text:span><text:span text:style-name="T216">were</text:span><text:span text:style-name="T217"> </text:span><text:span text:style-name="T216">being</text:span><text:span text:style-name="T217"> </text:span><text:span text:style-name="T215">taught</text:span></text:p>
          </table:table-cell>
          <table:table-cell table:style-name="Table4.A2" office:value-type="string">
            <text:p text:style-name="P1347">I am being <text:span text:style-name="T215">taught</text:span></text:p>
            <text:p text:style-name="P1347"><text:span text:style-name="T215">H</text:span><text:span text:style-name="T154">e/she/it is being taught</text:span></text:p>
            <text:p text:style-name="P1348"><text:span text:style-name="T154">You/we/the</text:span><text:span text:style-name="T216">y</text:span><text:span text:style-name="T154"> are </text:span><text:span text:style-name="T216">being</text:span><text:span text:style-name="T154"> </text:span><text:span text:style-name="T215">taught</text:span></text:p>
          </table:table-cell>
          <table:table-cell table:style-name="Table4.D2" office:value-type="string">
            <text:p text:style-name="P1347">— </text:p>
          </table:table-cell>
        </table:table-row>
        <table:table-row table:style-name="TableLine93897382660768">
          <table:table-cell table:style-name="Table4.A2" office:value-type="string">
            <text:p text:style-name="P1311">Perfect</text:p>
          </table:table-cell>
          <table:table-cell table:style-name="Table4.A2" office:value-type="string">
            <text:p text:style-name="P1318"><text:span text:style-name="T1096">I/you/we/they/</text:span><text:span text:style-name="T218">he/she/it</text:span><text:span text:style-name="T1096"> </text:span></text:p>
            <text:p text:style-name="P1318"><text:span text:style-name="T1096">had been </text:span><text:span text:style-name="T215">taught</text:span></text:p>
          </table:table-cell>
          <table:table-cell table:style-name="Table4.A2" office:value-type="string">
            <text:p text:style-name="P1350">I/you/we/they have been <text:span text:style-name="T215">taught</text:span></text:p>
            <text:p text:style-name="P1350"><text:span text:style-name="T215">H</text:span><text:span text:style-name="T154">e/she/it has been </text:span><text:span text:style-name="T215">taught</text:span></text:p>
          </table:table-cell>
          <table:table-cell table:style-name="Table4.D2" office:value-type="string">
            <text:p text:style-name="P1318"><text:span text:style-name="T1096">I/you/we/they/</text:span><text:span text:style-name="T218">he/she/it</text:span><text:span text:style-name="T1096"> </text:span></text:p>
            <text:p text:style-name="P1318"><text:span text:style-name="T1096">will have been </text:span><text:span text:style-name="T215">taught</text:span></text:p>
          </table:table-cell>
        </table:table-row>
      </table:table>
      <text:p text:style-name="P311"/>
      <text:p text:style-name="P653"><text:span text:style-name="T653">Таблица </text:span><text:span text:style-name="T654">форм</text:span><text:span text:style-name="T653"> глагола </text:span><text:span text:style-name="T663">b</text:span><text:span text:style-name="T653">e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3897382719056">
          <table:table-cell table:style-name="Table5.A1" office:value-type="string">
            <text:p text:style-name="P1305">Подлежащее</text:p>
          </table:table-cell>
          <table:table-cell table:style-name="Table5.A1" office:value-type="string">
            <text:p text:style-name="P1302">Past</text:p>
          </table:table-cell>
          <table:table-cell table:style-name="Table5.A1" office:value-type="string">
            <text:p text:style-name="P1302">Present</text:p>
          </table:table-cell>
          <table:table-cell table:style-name="Table5.D1" office:value-type="string">
            <text:p text:style-name="P1302">Future</text:p>
          </table:table-cell>
        </table:table-row>
        <table:table-row table:style-name="TableLine93897382920976">
          <table:table-cell table:style-name="Table5.A2" office:value-type="string">
            <text:p text:style-name="P1335">I</text:p>
          </table:table-cell>
          <table:table-cell table:style-name="Table5.A2" office:value-type="string">
            <text:p text:style-name="P1336">was</text:p>
          </table:table-cell>
          <table:table-cell table:style-name="Table5.A2" office:value-type="string">
            <text:p text:style-name="P1332">am</text:p>
          </table:table-cell>
          <table:table-cell table:style-name="Table5.D2" office:value-type="string">
            <text:p text:style-name="P1342">will be</text:p>
          </table:table-cell>
        </table:table-row>
        <table:table-row table:style-name="TableLine93897383010192">
          <table:table-cell table:style-name="Table5.A2" office:value-type="string">
            <text:p text:style-name="P1334">he/she/<text:span text:style-name="T1022">it</text:span></text:p>
          </table:table-cell>
          <table:table-cell table:style-name="Table5.A2" office:value-type="string">
            <text:p text:style-name="P1336">was</text:p>
          </table:table-cell>
          <table:table-cell table:style-name="Table5.A2" office:value-type="string">
            <text:p text:style-name="P1333">is</text:p>
          </table:table-cell>
          <table:table-cell table:style-name="Table5.D2" office:value-type="string">
            <text:p text:style-name="P1342">will be</text:p>
          </table:table-cell>
        </table:table-row>
        <table:table-row table:style-name="TableLine93897383004640">
          <table:table-cell table:style-name="Table5.A2" office:value-type="string">
            <text:p text:style-name="P1334">you/we/they</text:p>
          </table:table-cell>
          <table:table-cell table:style-name="Table5.A2" office:value-type="string">
            <text:p text:style-name="P1336">were</text:p>
          </table:table-cell>
          <table:table-cell table:style-name="Table5.A2" office:value-type="string">
            <text:p text:style-name="P1333">are</text:p>
          </table:table-cell>
          <table:table-cell table:style-name="Table5.D2" office:value-type="string">
            <text:p text:style-name="P1342">will be</text:p>
          </table:table-cell>
        </table:table-row>
      </table:table>
      <text:p text:style-name="P308"/>
      <text:p text:style-name="P308">Таблица модальных глаголов:</text:p>
      <table:table table:name="Table2" table:style-name="Table2">
        <table:table-column table:style-name="Table2.A" table:number-columns-repeated="3"/>
        <table:table-row table:style-name="TableLine93897383017456">
          <table:table-cell table:style-name="Table2.A1" office:value-type="string">
            <text:p text:style-name="P1308">Глагол</text:p>
          </table:table-cell>
          <table:table-cell table:style-name="Table2.A1" office:value-type="string">
            <text:p text:style-name="P1317"><text:span text:style-name="T952">З</text:span><text:span text:style-name="T953">начение</text:span></text:p>
          </table:table-cell>
          <table:table-cell table:style-name="Table2.C1" office:value-type="string">
            <text:p text:style-name="P1317"><text:span text:style-name="T952">В</text:span><text:span text:style-name="T953">рем</text:span><text:span text:style-name="T952">я</text:span></text:p>
          </table:table-cell>
        </table:table-row>
        <table:table-row table:style-name="TableLine93897382411824">
          <table:table-cell table:style-name="Table2.A2" office:value-type="string">
            <text:p text:style-name="P1343">can</text:p>
          </table:table-cell>
          <table:table-cell table:style-name="Table2.A2" office:value-type="string">
            <text:p text:style-name="P1343">могу, умею, смогу;</text:p>
            <text:p text:style-name="P1343">(часто используется в просьбах и предложениях)</text:p>
          </table:table-cell>
          <table:table-cell table:style-name="Table2.C2" office:value-type="string">
            <text:p text:style-name="P1343">настоящее и будущее</text:p>
          </table:table-cell>
        </table:table-row>
        <table:table-row table:style-name="TableLine93897382413280">
          <table:table-cell table:style-name="Table2.A2" office:value-type="string">
            <text:p text:style-name="P1343">could</text:p>
          </table:table-cell>
          <table:table-cell table:style-name="Table2.A2" office:value-type="string">
            <text:p text:style-name="P1343">мог, умел</text:p>
          </table:table-cell>
          <table:table-cell table:style-name="Table2.C2" office:value-type="string">
            <text:p text:style-name="P1343">прошедшее</text:p>
          </table:table-cell>
        </table:table-row>
        <table:table-row table:style-name="TableLine93897383471632">
          <table:table-cell table:style-name="Table2.A2" office:value-type="string">
            <text:p text:style-name="P1343">might, may</text:p>
          </table:table-cell>
          <table:table-cell table:style-name="Table2.A2" office:value-type="string">
            <text:p text:style-name="P1343">может быть, мог бы, возможно, наверное</text:p>
          </table:table-cell>
          <table:table-cell table:style-name="Table2.C2" office:value-type="string">
            <text:p text:style-name="P1343">настоящее и будущие</text:p>
          </table:table-cell>
        </table:table-row>
        <table:table-row table:style-name="TableLine93897383476720">
          <table:table-cell table:style-name="Table2.A2" office:value-type="string">
            <text:p text:style-name="P1343">must</text:p>
          </table:table-cell>
          <table:table-cell table:style-name="Table2.A2" office:value-type="string">
            <text:p text:style-name="P1343">должен, обязан, нужно, запрет, нельзя</text:p>
          </table:table-cell>
          <table:table-cell table:style-name="Table2.C2" office:value-type="string">
            <text:p text:style-name="P1343">настоящее</text:p>
          </table:table-cell>
        </table:table-row>
        <table:table-row table:style-name="TableLine93897383479920">
          <table:table-cell table:style-name="Table2.A2" office:value-type="string">
            <text:p text:style-name="P1343">should</text:p>
          </table:table-cell>
          <table:table-cell table:style-name="Table2.A2" office:value-type="string">
            <text:p text:style-name="P1343">следует сделать, следовало бы сделать; (совет)</text:p>
          </table:table-cell>
          <table:table-cell table:style-name="Table2.C2" office:value-type="string">
            <text:p text:style-name="P1343">настоящее и будущие</text:p>
          </table:table-cell>
        </table:table-row>
        <table:table-row table:style-name="TableLine93897383503296">
          <table:table-cell table:style-name="Table2.A2" office:value-type="string">
            <text:p text:style-name="P1343">would</text:p>
          </table:table-cell>
          <table:table-cell table:style-name="Table2.A2" office:value-type="string">
            <text:p text:style-name="P1343">частица «бы», предложение услуги, привычка прошлого</text:p>
          </table:table-cell>
          <table:table-cell table:style-name="Table2.C2" office:value-type="string">
            <text:p text:style-name="P1343">настоящее, прошедшее, будущие</text:p>
          </table:table-cell>
        </table:table-row>
      </table:table>
      <text:p text:style-name="P309"/>
      <text:p text:style-name="P309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3897383510064">
          <table:table-cell table:style-name="Table3.A1" office:value-type="string">
            <text:p text:style-name="P1309">Конструкция</text:p>
          </table:table-cell>
          <table:table-cell table:style-name="Table3.A1" office:value-type="string">
            <text:p text:style-name="P1309">Значение</text:p>
          </table:table-cell>
          <table:table-cell table:style-name="Table3.C1" office:value-type="string">
            <text:p text:style-name="P1309">Время</text:p>
          </table:table-cell>
        </table:table-row>
        <table:table-row table:style-name="TableLine93897383552304">
          <table:table-cell table:style-name="Table3.A2" office:value-type="string">
            <text:p text:style-name="P1344">be able to</text:p>
          </table:table-cell>
          <table:table-cell table:style-name="Table3.A2" office:value-type="string">
            <text:p text:style-name="P1344">могу (близко к can)</text:p>
          </table:table-cell>
          <table:table-cell table:style-name="Table3.C2" office:value-type="string">
            <text:p text:style-name="P1344">be меняется по временам</text:p>
          </table:table-cell>
        </table:table-row>
        <table:table-row table:style-name="TableLine93897383570528">
          <table:table-cell table:style-name="Table3.A2" office:value-type="string">
            <text:p text:style-name="P1344">have to</text:p>
          </table:table-cell>
          <table:table-cell table:style-name="Table3.A2" office:value-type="string">
            <text:p text:style-name="P1344">должен (близко к must)</text:p>
          </table:table-cell>
          <table:table-cell table:style-name="Table3.C2" office:value-type="string">
            <text:p text:style-name="P1344">have меняется по временам</text:p>
          </table:table-cell>
        </table:table-row>
        <table:table-row table:style-name="TableLine93897383576240">
          <table:table-cell table:style-name="Table3.A2" office:value-type="string">
            <text:p text:style-name="P1344">used to</text:p>
          </table:table-cell>
          <table:table-cell table:style-name="Table3.A2" office:value-type="string">
            <text:p text:style-name="P1344">делал раньше, имел привычку делать (близко к would)</text:p>
          </table:table-cell>
          <table:table-cell table:style-name="Table3.C2" office:value-type="string">
            <text:p text:style-name="P1344">всегда стоит в прошедшем;</text:p>
            <text:p text:style-name="P1344">меняется как Past Simple</text:p>
          </table:table-cell>
        </table:table-row>
      </table:table>
      <text:p text:style-name="P310"/>
      <text:p text:style-name="P316"/>
      <text:p text:style-name="P1365"><text:span text:style-name="T416">Таблица </text:span><text:span text:style-name="T433">личны</text:span><text:span text:style-name="T434">х</text:span><text:span text:style-name="T433"> и притяжательных </text:span><text:span text:style-name="T416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3897383622880">
          <table:table-cell table:style-name="Table11.A1" table:number-columns-spanned="2" office:value-type="string">
            <text:p text:style-name="P1313">Личные местоимения</text:p>
          </table:table-cell>
          <table:covered-table-cell/>
          <table:table-cell table:style-name="Table11.C1" table:number-columns-spanned="2" office:value-type="string">
            <text:p text:style-name="P1313">Притяжательные местоимения</text:p>
          </table:table-cell>
          <table:covered-table-cell/>
        </table:table-row>
        <table:table-row table:style-name="TableLine93897383701728">
          <table:table-cell table:style-name="Table11.A2" office:value-type="string">
            <text:p text:style-name="P1319"><text:span text:style-name="T1182">и</text:span><text:span text:style-name="T1176">менительный падеж</text:span></text:p>
            <text:p text:style-name="P1354"><text:span text:style-name="T1179">(</text:span>кто/что<text:span text:style-name="T1179">)</text:span></text:p>
          </table:table-cell>
          <table:table-cell table:style-name="Table11.A2" office:value-type="string">
            <text:p text:style-name="P1319"><text:span text:style-name="T1182">о</text:span><text:span text:style-name="T1176">бъектный падеж</text:span></text:p>
            <text:p text:style-name="P1354"><text:span text:style-name="T1179">(</text:span>кого, <text:span text:style-name="T1179">к</text:span>ому, кем<text:span text:style-name="T1179">)</text:span></text:p>
          </table:table-cell>
          <table:table-cell table:style-name="Table11.A2" office:value-type="string">
            <text:p text:style-name="P1353"><text:span text:style-name="T1179">с</text:span> существительным</text:p>
            <text:p text:style-name="P1355">(чей)</text:p>
          </table:table-cell>
          <table:table-cell table:style-name="Table11.D2" office:value-type="string">
            <text:p text:style-name="P1319"><text:span text:style-name="T1179">о</text:span><text:span text:style-name="T1176">тдельно</text:span></text:p>
            <text:p text:style-name="P1355">(чей)</text:p>
          </table:table-cell>
        </table:table-row>
        <table:table-row table:style-name="TableLine93897383710576">
          <table:table-cell table:style-name="Table11.A2" office:value-type="string">
            <text:p text:style-name="P1358">I</text:p>
          </table:table-cell>
          <table:table-cell table:style-name="Table11.A2" office:value-type="string">
            <text:p text:style-name="P1358">me</text:p>
          </table:table-cell>
          <table:table-cell table:style-name="Table11.A2" office:value-type="string">
            <text:p text:style-name="P1356">my</text:p>
          </table:table-cell>
          <table:table-cell table:style-name="Table11.D2" office:value-type="string">
            <text:p text:style-name="P1356">mine</text:p>
          </table:table-cell>
        </table:table-row>
        <table:table-row table:style-name="TableLine93897383728448">
          <table:table-cell table:style-name="Table11.A2" office:value-type="string">
            <text:p text:style-name="P1358">you</text:p>
          </table:table-cell>
          <table:table-cell table:style-name="Table11.A2" office:value-type="string">
            <text:p text:style-name="P1358">you</text:p>
          </table:table-cell>
          <table:table-cell table:style-name="Table11.A2" office:value-type="string">
            <text:p text:style-name="P1356">your</text:p>
          </table:table-cell>
          <table:table-cell table:style-name="Table11.D2" office:value-type="string">
            <text:p text:style-name="P1356">yours</text:p>
          </table:table-cell>
        </table:table-row>
        <table:table-row table:style-name="TableLine93897383732928">
          <table:table-cell table:style-name="Table11.A2" office:value-type="string">
            <text:p text:style-name="P1358">he</text:p>
          </table:table-cell>
          <table:table-cell table:style-name="Table11.A2" office:value-type="string">
            <text:p text:style-name="P1358">him</text:p>
          </table:table-cell>
          <table:table-cell table:style-name="Table11.A2" office:value-type="string">
            <text:p text:style-name="P1356">his</text:p>
          </table:table-cell>
          <table:table-cell table:style-name="Table11.D2" office:value-type="string">
            <text:p text:style-name="P1357">his</text:p>
          </table:table-cell>
        </table:table-row>
        <table:table-row table:style-name="TableLine93897383754720">
          <table:table-cell table:style-name="Table11.A2" office:value-type="string">
            <text:p text:style-name="P1358">she</text:p>
          </table:table-cell>
          <table:table-cell table:style-name="Table11.A2" office:value-type="string">
            <text:p text:style-name="P1356">her</text:p>
          </table:table-cell>
          <table:table-cell table:style-name="Table11.A2" office:value-type="string">
            <text:p text:style-name="P1356">her</text:p>
          </table:table-cell>
          <table:table-cell table:style-name="Table11.D2" office:value-type="string">
            <text:p text:style-name="P1356">hers</text:p>
          </table:table-cell>
        </table:table-row>
        <table:table-row table:style-name="TableLine93897383761152">
          <table:table-cell table:style-name="Table11.A2" office:value-type="string">
            <text:p text:style-name="P1358">it</text:p>
          </table:table-cell>
          <table:table-cell table:style-name="Table11.A2" office:value-type="string">
            <text:p text:style-name="P1356">it</text:p>
          </table:table-cell>
          <table:table-cell table:style-name="Table11.A2" office:value-type="string">
            <text:p text:style-name="P1356">its</text:p>
          </table:table-cell>
          <table:table-cell table:style-name="Table11.D2" office:value-type="string">
            <text:p text:style-name="P1357">its</text:p>
          </table:table-cell>
        </table:table-row>
        <table:table-row table:style-name="TableLine93897383769632">
          <table:table-cell table:style-name="Table11.A2" office:value-type="string">
            <text:p text:style-name="P1358">we</text:p>
          </table:table-cell>
          <table:table-cell table:style-name="Table11.A2" office:value-type="string">
            <text:p text:style-name="P1356">us</text:p>
          </table:table-cell>
          <table:table-cell table:style-name="Table11.A2" office:value-type="string">
            <text:p text:style-name="P1356">our</text:p>
          </table:table-cell>
          <table:table-cell table:style-name="Table11.D2" office:value-type="string">
            <text:p text:style-name="P1356">ours</text:p>
          </table:table-cell>
        </table:table-row>
        <table:table-row table:style-name="TableLine93897383772864">
          <table:table-cell table:style-name="Table11.A2" office:value-type="string">
            <text:p text:style-name="P1358">they</text:p>
          </table:table-cell>
          <table:table-cell table:style-name="Table11.A2" office:value-type="string">
            <text:p text:style-name="P1356">them</text:p>
          </table:table-cell>
          <table:table-cell table:style-name="Table11.A2" office:value-type="string">
            <text:p text:style-name="P1356">their</text:p>
          </table:table-cell>
          <table:table-cell table:style-name="Table11.D2" office:value-type="string">
            <text:p text:style-name="P1356">theirs</text:p>
          </table:table-cell>
        </table:table-row>
      </table:table>
      <text:p text:style-name="P317"/>
      <text:p text:style-name="P433">Таблица производных местоимений от some, any, no:</text:p>
      <table:table table:name="Table12" table:style-name="Table12">
        <table:table-column table:style-name="Table12.A" table:number-columns-repeated="3"/>
        <table:table-column table:style-name="Table12.D"/>
        <table:table-row table:style-name="TableLine93897383775472">
          <table:table-cell table:style-name="Table12.A1" office:value-type="string">
            <text:p text:style-name="P1307"/>
          </table:table-cell>
          <table:table-cell table:style-name="Table12.A1" office:value-type="string">
            <text:p text:style-name="P1314">body/one</text:p>
          </table:table-cell>
          <table:table-cell table:style-name="Table12.A1" office:value-type="string">
            <text:p text:style-name="P1314">thing</text:p>
          </table:table-cell>
          <table:table-cell table:style-name="Table12.D1" office:value-type="string">
            <text:p text:style-name="P1314">where</text:p>
          </table:table-cell>
        </table:table-row>
        <table:table-row table:style-name="TableLine93897383800624">
          <table:table-cell table:style-name="Table12.A2" office:value-type="string">
            <text:p text:style-name="P1314">some </text:p>
          </table:table-cell>
          <table:table-cell table:style-name="Table12.A2" office:value-type="string">
            <text:p text:style-name="P1359">somebody/someone (кто-то)</text:p>
          </table:table-cell>
          <table:table-cell table:style-name="Table12.A2" office:value-type="string">
            <text:p text:style-name="P1359">something </text:p>
            <text:p text:style-name="P1359">(что-то)</text:p>
          </table:table-cell>
          <table:table-cell table:style-name="Table12.D2" office:value-type="string">
            <text:p text:style-name="P1359">somewhere </text:p>
            <text:p text:style-name="P1359">(где-то)</text:p>
          </table:table-cell>
        </table:table-row>
        <table:table-row table:style-name="TableLine93897383805472">
          <table:table-cell table:style-name="Table12.A2" office:value-type="string">
            <text:p text:style-name="P1314">any</text:p>
          </table:table-cell>
          <table:table-cell table:style-name="Table12.A2" office:value-type="string">
            <text:p text:style-name="P1359">anybody/anyone </text:p>
            <text:p text:style-name="P1359">(кто-то)</text:p>
          </table:table-cell>
          <table:table-cell table:style-name="Table12.A2" office:value-type="string">
            <text:p text:style-name="P1359">anything </text:p>
            <text:p text:style-name="P1359">(что-то)</text:p>
          </table:table-cell>
          <table:table-cell table:style-name="Table12.D2" office:value-type="string">
            <text:p text:style-name="P1359">anywhere </text:p>
            <text:p text:style-name="P1359">(где-то)</text:p>
          </table:table-cell>
        </table:table-row>
        <table:table-row table:style-name="TableLine93897383771952">
          <table:table-cell table:style-name="Table12.A2" office:value-type="string">
            <text:p text:style-name="P1314">no</text:p>
          </table:table-cell>
          <table:table-cell table:style-name="Table12.A2" office:value-type="string">
            <text:p text:style-name="P1359">nobody/noone </text:p>
            <text:p text:style-name="P1359">(никто)</text:p>
          </table:table-cell>
          <table:table-cell table:style-name="Table12.A2" office:value-type="string">
            <text:p text:style-name="P1359">nothing </text:p>
            <text:p text:style-name="P1359">(ничто)</text:p>
          </table:table-cell>
          <table:table-cell table:style-name="Table12.D2" office:value-type="string">
            <text:p text:style-name="P1359">nowhere </text:p>
            <text:p text:style-name="P1359">(нигде)</text:p>
          </table:table-cell>
        </table:table-row>
      </table:table>
      <text:p text:style-name="P320"/>
      <text:p text:style-name="P318">Таблица сокращений:</text:p>
      <text:p text:style-name="P1551"><text:span text:style-name="T674"/></text:p>
      <text:p text:style-name="P1551"><text:span text:style-name="T674"/></text:p>
      <text:p text:style-name="P1599"><text:span text:style-name="T674">Таблица попу</text:span><text:span text:style-name="T676">л</text:span><text:span text:style-name="T674">я</text:span><text:span text:style-name="T676">р</text:span><text:span text:style-name="T674">ных</text:span><text:span text:style-name="T675"> фразовых глаголов:</text:span></text:p>
      <table:table table:name="Table13" table:style-name="Table13">
        <table:table-column table:style-name="Table13.A"/>
        <table:table-column table:style-name="Table13.B"/>
        <table:table-row table:style-name="TableLine93897425099760">
          <table:table-cell table:style-name="Table13.A1" office:value-type="string">
            <text:p text:style-name="P1604">Фразовый глагол</text:p>
          </table:table-cell>
          <table:table-cell table:style-name="Table13.B1" office:value-type="string">
            <text:p text:style-name="P1604">Контекст</text:p>
          </table:table-cell>
        </table:table-row>
        <table:table-row table:style-name="TableLine93897425099760">
          <table:table-cell table:style-name="Table13.A2" office:value-type="string">
            <text:p text:style-name="P1604"/>
          </table:table-cell>
          <table:table-cell table:style-name="Table13.B2" office:value-type="string">
            <text:p text:style-name="Table_20_Contents"/>
          </table:table-cell>
        </table:table-row>
        <table:table-row table:style-name="TableLine93897425099760">
          <table:table-cell table:style-name="Table13.A2" office:value-type="string">
            <text:p text:style-name="Table_20_Contents"/>
          </table:table-cell>
          <table:table-cell table:style-name="Table13.B2" office:value-type="string">
            <text:p text:style-name="Table_20_Contents"/>
          </table:table-cell>
        </table:table-row>
        <table:table-row table:style-name="TableLine93897425099760">
          <table:table-cell table:style-name="Table13.A2" office:value-type="string">
            <text:p text:style-name="Table_20_Contents"/>
          </table:table-cell>
          <table:table-cell table:style-name="Table13.B2" office:value-type="string">
            <text:p text:style-name="Table_20_Contents"/>
          </table:table-cell>
        </table:table-row>
        <table:table-row table:style-name="TableLine93897425099760">
          <table:table-cell table:style-name="Table13.A2" office:value-type="string">
            <text:p text:style-name="Table_20_Contents"/>
          </table:table-cell>
          <table:table-cell table:style-name="Table13.B2" office:value-type="string">
            <text:p text:style-name="Table_20_Contents"/>
          </table:table-cell>
        </table:table-row>
        <table:table-row table:style-name="TableLine93897425099760">
          <table:table-cell table:style-name="Table13.A2" office:value-type="string">
            <text:p text:style-name="Table_20_Contents"/>
          </table:table-cell>
          <table:table-cell table:style-name="Table13.B2" office:value-type="string">
            <text:p text:style-name="Table_20_Contents"/>
          </table:table-cell>
        </table:table-row>
        <table:table-row table:style-name="TableLine93897425099760">
          <table:table-cell table:style-name="Table13.A2" office:value-type="string">
            <text:p text:style-name="Table_20_Contents"/>
          </table:table-cell>
          <table:table-cell table:style-name="Table13.B2" office:value-type="string">
            <text:p text:style-name="Table_20_Contents"/>
          </table:table-cell>
        </table:table-row>
        <table:table-row table:style-name="TableLine93897425099760">
          <table:table-cell table:style-name="Table13.A2" office:value-type="string">
            <text:p text:style-name="Table_20_Contents"/>
          </table:table-cell>
          <table:table-cell table:style-name="Table13.B2" office:value-type="string">
            <text:p text:style-name="Table_20_Contents"/>
          </table:table-cell>
        </table:table-row>
        <table:table-row table:style-name="TableLine93897425099760">
          <table:table-cell table:style-name="Table13.A2" office:value-type="string">
            <text:p text:style-name="Table_20_Contents"/>
          </table:table-cell>
          <table:table-cell table:style-name="Table13.B2" office:value-type="string">
            <text:p text:style-name="Table_20_Contents"/>
          </table:table-cell>
        </table:table-row>
        <table:table-row table:style-name="TableLine93897425099760">
          <table:table-cell table:style-name="Table13.A2" office:value-type="string">
            <text:p text:style-name="Table_20_Contents"/>
          </table:table-cell>
          <table:table-cell table:style-name="Table13.B2" office:value-type="string">
            <text:p text:style-name="Table_20_Contents"/>
          </table:table-cell>
        </table:table-row>
        <table:table-row table:style-name="TableLine93897425099760">
          <table:table-cell table:style-name="Table13.A2" office:value-type="string">
            <text:p text:style-name="Table_20_Contents"/>
          </table:table-cell>
          <table:table-cell table:style-name="Table13.B2" office:value-type="string">
            <text:p text:style-name="Table_20_Contents"/>
          </table:table-cell>
        </table:table-row>
        <table:table-row table:style-name="TableLine93897425099760">
          <table:table-cell table:style-name="Table13.A2" office:value-type="string">
            <text:p text:style-name="Table_20_Contents"/>
          </table:table-cell>
          <table:table-cell table:style-name="Table13.B2" office:value-type="string">
            <text:p text:style-name="Table_20_Contents"/>
          </table:table-cell>
        </table:table-row>
        <table:table-row table:style-name="TableLine93897425099760">
          <table:table-cell table:style-name="Table13.A2" office:value-type="string">
            <text:p text:style-name="Table_20_Contents"/>
          </table:table-cell>
          <table:table-cell table:style-name="Table13.B2" office:value-type="string">
            <text:p text:style-name="Table_20_Contents"/>
          </table:table-cell>
        </table:table-row>
        <table:table-row table:style-name="TableLine93897425099760">
          <table:table-cell table:style-name="Table13.A2" office:value-type="string">
            <text:p text:style-name="Table_20_Contents"/>
          </table:table-cell>
          <table:table-cell table:style-name="Table13.B2" office:value-type="string">
            <text:p text:style-name="Table_20_Contents"/>
          </table:table-cell>
        </table:table-row>
        <table:table-row table:style-name="TableLine93897425099760">
          <table:table-cell table:style-name="Table13.A2" office:value-type="string">
            <text:p text:style-name="Table_20_Contents"/>
          </table:table-cell>
          <table:table-cell table:style-name="Table13.B2" office:value-type="string">
            <text:p text:style-name="P1605"/>
          </table:table-cell>
        </table:table-row>
        <table:table-row table:style-name="TableLine93897425099760">
          <table:table-cell table:style-name="Table13.A2" office:value-type="string">
            <text:p text:style-name="Table_20_Contents"/>
          </table:table-cell>
          <table:table-cell table:style-name="Table13.B2" office:value-type="string">
            <text:p text:style-name="P1605"/>
          </table:table-cell>
        </table:table-row>
        <table:table-row table:style-name="TableLine93897425099760">
          <table:table-cell table:style-name="Table13.A2" office:value-type="string">
            <text:p text:style-name="Table_20_Contents"/>
          </table:table-cell>
          <table:table-cell table:style-name="Table13.B2" office:value-type="string">
            <text:p text:style-name="P1605"/>
          </table:table-cell>
        </table:table-row>
        <table:table-row table:style-name="TableLine93897425099760">
          <table:table-cell table:style-name="Table13.A2" office:value-type="string">
            <text:p text:style-name="Table_20_Contents"/>
          </table:table-cell>
          <table:table-cell table:style-name="Table13.B2" office:value-type="string">
            <text:p text:style-name="P1605"/>
          </table:table-cell>
        </table:table-row>
        <table:table-row table:style-name="TableLine93897425099760">
          <table:table-cell table:style-name="Table13.A2" office:value-type="string">
            <text:p text:style-name="Table_20_Contents"/>
          </table:table-cell>
          <table:table-cell table:style-name="Table13.B2" office:value-type="string">
            <text:p text:style-name="P1605"/>
          </table:table-cell>
        </table:table-row>
        <table:table-row table:style-name="TableLine93897425099760">
          <table:table-cell table:style-name="Table13.A2" office:value-type="string">
            <text:p text:style-name="Table_20_Contents"/>
          </table:table-cell>
          <table:table-cell table:style-name="Table13.B2" office:value-type="string">
            <text:p text:style-name="P1605"/>
          </table:table-cell>
        </table:table-row>
        <table:table-row table:style-name="TableLine93897425099760">
          <table:table-cell table:style-name="Table13.A2" office:value-type="string">
            <text:p text:style-name="Table_20_Contents"/>
          </table:table-cell>
          <table:table-cell table:style-name="Table13.B2" office:value-type="string">
            <text:p text:style-name="P1605"/>
          </table:table-cell>
        </table:table-row>
      </table:table>
      <text:p text:style-name="P1545"><text:span text:style-name="T675"/></text:p>
      <text:p text:style-name="P1361"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3897383813760">
          <table:table-cell table:style-name="Table6.A1" office:value-type="string">
            <text:p text:style-name="P1304">Перевод</text:p>
          </table:table-cell>
          <table:table-cell table:style-name="Table6.A1" office:value-type="string">
            <text:p text:style-name="P1303">Начальная форма</text:p>
          </table:table-cell>
          <table:table-cell table:style-name="Table6.A1" office:value-type="string">
            <text:p text:style-name="P1303">2я форма</text:p>
          </table:table-cell>
          <table:table-cell table:style-name="Table6.D1" office:value-type="string">
            <text:p text:style-name="P1304">3я форма</text:p>
          </table:table-cell>
        </table:table-row>
        <table:table-row table:style-name="TableLine93897384140464">
          <table:table-cell table:style-name="Table6.A2" office:value-type="string">
            <text:p text:style-name="P1320">начинать</text:p>
          </table:table-cell>
          <table:table-cell table:style-name="Table6.A2" office:value-type="string">
            <text:p text:style-name="P1321">begin</text:p>
          </table:table-cell>
          <table:table-cell table:style-name="Table6.A2" office:value-type="string">
            <text:p text:style-name="P1321">began</text:p>
          </table:table-cell>
          <table:table-cell table:style-name="Table6.D2" office:value-type="string">
            <text:p text:style-name="P1320">begun</text:p>
          </table:table-cell>
        </table:table-row>
        <table:table-row table:style-name="TableLine93897384156256">
          <table:table-cell table:style-name="Table6.A2" office:value-type="string">
            <text:p text:style-name="P1320">ломать</text:p>
          </table:table-cell>
          <table:table-cell table:style-name="Table6.A2" office:value-type="string">
            <text:p text:style-name="P1321">break</text:p>
          </table:table-cell>
          <table:table-cell table:style-name="Table6.A2" office:value-type="string">
            <text:p text:style-name="P1321">broke</text:p>
          </table:table-cell>
          <table:table-cell table:style-name="Table6.D2" office:value-type="string">
            <text:p text:style-name="P1320">broken</text:p>
          </table:table-cell>
        </table:table-row>
        <table:table-row table:style-name="TableLine93897384177184">
          <table:table-cell table:style-name="Table6.A2" office:value-type="string">
            <text:p text:style-name="P1320">приносить</text:p>
          </table:table-cell>
          <table:table-cell table:style-name="Table6.A2" office:value-type="string">
            <text:p text:style-name="P1321">bring</text:p>
          </table:table-cell>
          <table:table-cell table:style-name="Table6.A2" office:value-type="string">
            <text:p text:style-name="P1321">brought</text:p>
          </table:table-cell>
          <table:table-cell table:style-name="Table6.D2" office:value-type="string">
            <text:p text:style-name="P1320">brought</text:p>
          </table:table-cell>
        </table:table-row>
        <table:table-row table:style-name="TableLine93897384181088">
          <table:table-cell table:style-name="Table6.A2" office:value-type="string">
            <text:p text:style-name="P1320">покупать</text:p>
          </table:table-cell>
          <table:table-cell table:style-name="Table6.A2" office:value-type="string">
            <text:p text:style-name="P1321">buy</text:p>
          </table:table-cell>
          <table:table-cell table:style-name="Table6.A2" office:value-type="string">
            <text:p text:style-name="P1321">bought</text:p>
          </table:table-cell>
          <table:table-cell table:style-name="Table6.D2" office:value-type="string">
            <text:p text:style-name="P1320">bought</text:p>
          </table:table-cell>
        </table:table-row>
        <table:table-row table:style-name="TableLine93897384188768">
          <table:table-cell table:style-name="Table6.A2" office:value-type="string">
            <text:p text:style-name="P1320">приходить</text:p>
          </table:table-cell>
          <table:table-cell table:style-name="Table6.A2" office:value-type="string">
            <text:p text:style-name="P1321">come</text:p>
          </table:table-cell>
          <table:table-cell table:style-name="Table6.A2" office:value-type="string">
            <text:p text:style-name="P1321">came</text:p>
          </table:table-cell>
          <table:table-cell table:style-name="Table6.D2" office:value-type="string">
            <text:p text:style-name="P1320">come</text:p>
          </table:table-cell>
        </table:table-row>
        <table:table-row table:style-name="TableLine93897384170320">
          <table:table-cell table:style-name="Table6.A2" office:value-type="string">
            <text:p text:style-name="P1320">делать</text:p>
          </table:table-cell>
          <table:table-cell table:style-name="Table6.A2" office:value-type="string">
            <text:p text:style-name="P1321">do</text:p>
          </table:table-cell>
          <table:table-cell table:style-name="Table6.A2" office:value-type="string">
            <text:p text:style-name="P1321">did</text:p>
          </table:table-cell>
          <table:table-cell table:style-name="Table6.D2" office:value-type="string">
            <text:p text:style-name="P1320">done</text:p>
          </table:table-cell>
        </table:table-row>
        <table:table-row table:style-name="TableLine93897384202816">
          <table:table-cell table:style-name="Table6.A2" office:value-type="string">
            <text:p text:style-name="P1320">пить</text:p>
          </table:table-cell>
          <table:table-cell table:style-name="Table6.A2" office:value-type="string">
            <text:p text:style-name="P1321">drink</text:p>
          </table:table-cell>
          <table:table-cell table:style-name="Table6.A2" office:value-type="string">
            <text:p text:style-name="P1321">drank</text:p>
          </table:table-cell>
          <table:table-cell table:style-name="Table6.D2" office:value-type="string">
            <text:p text:style-name="P1320">drunk</text:p>
          </table:table-cell>
        </table:table-row>
        <table:table-row table:style-name="TableLine93897384231520">
          <table:table-cell table:style-name="Table6.A2" office:value-type="string">
            <text:p text:style-name="P1320">есть</text:p>
          </table:table-cell>
          <table:table-cell table:style-name="Table6.A2" office:value-type="string">
            <text:p text:style-name="P1321">eat</text:p>
          </table:table-cell>
          <table:table-cell table:style-name="Table6.A2" office:value-type="string">
            <text:p text:style-name="P1321">ate</text:p>
          </table:table-cell>
          <table:table-cell table:style-name="Table6.D2" office:value-type="string">
            <text:p text:style-name="P1320">eaten</text:p>
          </table:table-cell>
        </table:table-row>
        <table:table-row table:style-name="TableLine93897384239312">
          <table:table-cell table:style-name="Table6.A2" office:value-type="string">
            <text:p text:style-name="P1320">падать</text:p>
          </table:table-cell>
          <table:table-cell table:style-name="Table6.A2" office:value-type="string">
            <text:p text:style-name="P1322">fall</text:p>
          </table:table-cell>
          <table:table-cell table:style-name="Table6.A2" office:value-type="string">
            <text:p text:style-name="P1322">fell</text:p>
          </table:table-cell>
          <table:table-cell table:style-name="Table6.D2" office:value-type="string">
            <text:p text:style-name="P1320">fallen</text:p>
          </table:table-cell>
        </table:table-row>
        <table:table-row table:style-name="TableLine93897384252352">
          <table:table-cell table:style-name="Table6.A2" office:value-type="string">
            <text:p text:style-name="P1320">летать</text:p>
          </table:table-cell>
          <table:table-cell table:style-name="Table6.A2" office:value-type="string">
            <text:p text:style-name="P1322">fly</text:p>
          </table:table-cell>
          <table:table-cell table:style-name="Table6.A2" office:value-type="string">
            <text:p text:style-name="P1322">flew</text:p>
          </table:table-cell>
          <table:table-cell table:style-name="Table6.D2" office:value-type="string">
            <text:p text:style-name="P1320">flown</text:p>
          </table:table-cell>
        </table:table-row>
        <table:table-row table:style-name="TableLine93897384256592">
          <table:table-cell table:style-name="Table6.A2" office:value-type="string">
            <text:p text:style-name="P1320">забывать</text:p>
          </table:table-cell>
          <table:table-cell table:style-name="Table6.A2" office:value-type="string">
            <text:p text:style-name="P1322">forget</text:p>
          </table:table-cell>
          <table:table-cell table:style-name="Table6.A2" office:value-type="string">
            <text:p text:style-name="P1322">forgot</text:p>
          </table:table-cell>
          <table:table-cell table:style-name="Table6.D2" office:value-type="string">
            <text:p text:style-name="P1320">forgotten</text:p>
          </table:table-cell>
        </table:table-row>
        <table:table-row table:style-name="TableLine93897384269088">
          <table:table-cell table:style-name="Table6.A2" office:value-type="string">
            <text:p text:style-name="P1320">получать</text:p>
          </table:table-cell>
          <table:table-cell table:style-name="Table6.A2" office:value-type="string">
            <text:p text:style-name="P1322">get</text:p>
          </table:table-cell>
          <table:table-cell table:style-name="Table6.A2" office:value-type="string">
            <text:p text:style-name="P1322">got</text:p>
          </table:table-cell>
          <table:table-cell table:style-name="Table6.D2" office:value-type="string">
            <text:p text:style-name="P1320">got</text:p>
          </table:table-cell>
        </table:table-row>
        <table:table-row table:style-name="TableLine93897384276400">
          <table:table-cell table:style-name="Table6.A2" office:value-type="string">
            <text:p text:style-name="P1323">давать</text:p>
          </table:table-cell>
          <table:table-cell table:style-name="Table6.A2" office:value-type="string">
            <text:p text:style-name="P1324">give</text:p>
          </table:table-cell>
          <table:table-cell table:style-name="Table6.A2" office:value-type="string">
            <text:p text:style-name="P1324">gave</text:p>
          </table:table-cell>
          <table:table-cell table:style-name="Table6.D2" office:value-type="string">
            <text:p text:style-name="P1323">given</text:p>
          </table:table-cell>
        </table:table-row>
        <table:table-row table:style-name="TableLine93897384282064">
          <table:table-cell table:style-name="Table6.A2" office:value-type="string">
            <text:p text:style-name="P1323">идти</text:p>
          </table:table-cell>
          <table:table-cell table:style-name="Table6.A2" office:value-type="string">
            <text:p text:style-name="P1324">go</text:p>
          </table:table-cell>
          <table:table-cell table:style-name="Table6.A2" office:value-type="string">
            <text:p text:style-name="P1324">went</text:p>
          </table:table-cell>
          <table:table-cell table:style-name="Table6.D2" office:value-type="string">
            <text:p text:style-name="P1323">gone</text:p>
          </table:table-cell>
        </table:table-row>
        <table:table-row table:style-name="TableLine93897384295696">
          <table:table-cell table:style-name="Table6.A2" office:value-type="string">
            <text:p text:style-name="P1325">иметь </text:p>
          </table:table-cell>
          <table:table-cell table:style-name="Table6.A2" office:value-type="string">
            <text:p text:style-name="P1326">have</text:p>
          </table:table-cell>
          <table:table-cell table:style-name="Table6.A2" office:value-type="string">
            <text:p text:style-name="P1326">had</text:p>
          </table:table-cell>
          <table:table-cell table:style-name="Table6.D2" office:value-type="string">
            <text:p text:style-name="P1325">had</text:p>
          </table:table-cell>
        </table:table-row>
        <table:table-row table:style-name="TableLine93897384325024">
          <table:table-cell table:style-name="Table6.A2" office:value-type="string">
            <text:p text:style-name="P1325">слышать</text:p>
          </table:table-cell>
          <table:table-cell table:style-name="Table6.A2" office:value-type="string">
            <text:p text:style-name="P1326">hear</text:p>
          </table:table-cell>
          <table:table-cell table:style-name="Table6.A2" office:value-type="string">
            <text:p text:style-name="P1326">heard</text:p>
          </table:table-cell>
          <table:table-cell table:style-name="Table6.D2" office:value-type="string">
            <text:p text:style-name="P1325">heard</text:p>
          </table:table-cell>
        </table:table-row>
        <table:table-row table:style-name="TableLine93897384338416">
          <table:table-cell table:style-name="Table6.A2" office:value-type="string">
            <text:p text:style-name="P1325">знать</text:p>
          </table:table-cell>
          <table:table-cell table:style-name="Table6.A2" office:value-type="string">
            <text:p text:style-name="P1326">know</text:p>
          </table:table-cell>
          <table:table-cell table:style-name="Table6.A2" office:value-type="string">
            <text:p text:style-name="P1326">knew</text:p>
          </table:table-cell>
          <table:table-cell table:style-name="Table6.D2" office:value-type="string">
            <text:p text:style-name="P1325">known</text:p>
          </table:table-cell>
        </table:table-row>
        <table:table-row table:style-name="TableLine93897384362976">
          <table:table-cell table:style-name="Table6.A2" office:value-type="string">
            <text:p text:style-name="P1325">терять</text:p>
          </table:table-cell>
          <table:table-cell table:style-name="Table6.A2" office:value-type="string">
            <text:p text:style-name="P1326">lose</text:p>
          </table:table-cell>
          <table:table-cell table:style-name="Table6.A2" office:value-type="string">
            <text:p text:style-name="P1326">lost</text:p>
          </table:table-cell>
          <table:table-cell table:style-name="Table6.D2" office:value-type="string">
            <text:p text:style-name="P1325">lost</text:p>
          </table:table-cell>
        </table:table-row>
        <table:table-row table:style-name="TableLine93897384366576">
          <table:table-cell table:style-name="Table6.A2" office:value-type="string">
            <text:p text:style-name="P1325">делать</text:p>
          </table:table-cell>
          <table:table-cell table:style-name="Table6.A2" office:value-type="string">
            <text:p text:style-name="P1326">make</text:p>
          </table:table-cell>
          <table:table-cell table:style-name="Table6.A2" office:value-type="string">
            <text:p text:style-name="P1326">made</text:p>
          </table:table-cell>
          <table:table-cell table:style-name="Table6.D2" office:value-type="string">
            <text:p text:style-name="P1325">made</text:p>
          </table:table-cell>
        </table:table-row>
        <table:table-row table:style-name="TableLine93897384374688">
          <table:table-cell table:style-name="Table6.A2" office:value-type="string">
            <text:p text:style-name="P1325">платить</text:p>
          </table:table-cell>
          <table:table-cell table:style-name="Table6.A2" office:value-type="string">
            <text:p text:style-name="P1326">pay</text:p>
          </table:table-cell>
          <table:table-cell table:style-name="Table6.A2" office:value-type="string">
            <text:p text:style-name="P1326">paid</text:p>
          </table:table-cell>
          <table:table-cell table:style-name="Table6.D2" office:value-type="string">
            <text:p text:style-name="P1325">paid</text:p>
          </table:table-cell>
        </table:table-row>
        <table:table-row table:style-name="TableLine93897384378480">
          <table:table-cell table:style-name="Table6.A2" office:value-type="string">
            <text:p text:style-name="P1325">класть</text:p>
          </table:table-cell>
          <table:table-cell table:style-name="Table6.A2" office:value-type="string">
            <text:p text:style-name="P1326">put</text:p>
          </table:table-cell>
          <table:table-cell table:style-name="Table6.A2" office:value-type="string">
            <text:p text:style-name="P1326">put</text:p>
          </table:table-cell>
          <table:table-cell table:style-name="Table6.D2" office:value-type="string">
            <text:p text:style-name="P1325">put</text:p>
          </table:table-cell>
        </table:table-row>
        <table:table-row table:style-name="TableLine93897384395344">
          <table:table-cell table:style-name="Table6.A2" office:value-type="string">
            <text:p text:style-name="P1325">читать</text:p>
          </table:table-cell>
          <table:table-cell table:style-name="Table6.A2" office:value-type="string">
            <text:p text:style-name="P1326">read</text:p>
          </table:table-cell>
          <table:table-cell table:style-name="Table6.A2" office:value-type="string">
            <text:p text:style-name="P1326">read</text:p>
          </table:table-cell>
          <table:table-cell table:style-name="Table6.D2" office:value-type="string">
            <text:p text:style-name="P1326">read</text:p>
          </table:table-cell>
        </table:table-row>
        <table:table-row table:style-name="TableLine93897384415312">
          <table:table-cell table:style-name="Table6.A2" office:value-type="string">
            <text:p text:style-name="P1325">сказать</text:p>
          </table:table-cell>
          <table:table-cell table:style-name="Table6.A2" office:value-type="string">
            <text:p text:style-name="P1326">say</text:p>
          </table:table-cell>
          <table:table-cell table:style-name="Table6.A2" office:value-type="string">
            <text:p text:style-name="P1326">said</text:p>
          </table:table-cell>
          <table:table-cell table:style-name="Table6.D2" office:value-type="string">
            <text:p text:style-name="P1326">said</text:p>
          </table:table-cell>
        </table:table-row>
        <table:table-row table:style-name="TableLine93897384422320">
          <table:table-cell table:style-name="Table6.A2" office:value-type="string">
            <text:p text:style-name="P1325">говорить</text:p>
          </table:table-cell>
          <table:table-cell table:style-name="Table6.A2" office:value-type="string">
            <text:p text:style-name="P1326">speak</text:p>
          </table:table-cell>
          <table:table-cell table:style-name="Table6.A2" office:value-type="string">
            <text:p text:style-name="P1326">spoke</text:p>
          </table:table-cell>
          <table:table-cell table:style-name="Table6.D2" office:value-type="string">
            <text:p text:style-name="P1325">spoken</text:p>
          </table:table-cell>
        </table:table-row>
        <table:table-row table:style-name="TableLine93897384439568">
          <table:table-cell table:style-name="Table6.A2" office:value-type="string">
            <text:p text:style-name="P1325">видеть</text:p>
          </table:table-cell>
          <table:table-cell table:style-name="Table6.A2" office:value-type="string">
            <text:p text:style-name="P1326">see</text:p>
          </table:table-cell>
          <table:table-cell table:style-name="Table6.A2" office:value-type="string">
            <text:p text:style-name="P1326">saw</text:p>
          </table:table-cell>
          <table:table-cell table:style-name="Table6.D2" office:value-type="string">
            <text:p text:style-name="P1325">seen</text:p>
          </table:table-cell>
        </table:table-row>
        <table:table-row table:style-name="TableLine93897384446128">
          <table:table-cell table:style-name="Table6.A2" office:value-type="string">
            <text:p text:style-name="P1325">сидеть</text:p>
          </table:table-cell>
          <table:table-cell table:style-name="Table6.A2" office:value-type="string">
            <text:p text:style-name="P1326">sit</text:p>
          </table:table-cell>
          <table:table-cell table:style-name="Table6.A2" office:value-type="string">
            <text:p text:style-name="P1326">sat</text:p>
          </table:table-cell>
          <table:table-cell table:style-name="Table6.D2" office:value-type="string">
            <text:p text:style-name="P1325">sat</text:p>
          </table:table-cell>
        </table:table-row>
        <table:table-row table:style-name="TableLine93897384465856">
          <table:table-cell table:style-name="Table6.A2" office:value-type="string">
            <text:p text:style-name="P1325">брать</text:p>
          </table:table-cell>
          <table:table-cell table:style-name="Table6.A2" office:value-type="string">
            <text:p text:style-name="P1326">take</text:p>
          </table:table-cell>
          <table:table-cell table:style-name="Table6.A2" office:value-type="string">
            <text:p text:style-name="P1326">took</text:p>
          </table:table-cell>
          <table:table-cell table:style-name="Table6.D2" office:value-type="string">
            <text:p text:style-name="P1325">taken</text:p>
          </table:table-cell>
        </table:table-row>
        <table:table-row table:style-name="TableLine93897384475296">
          <table:table-cell table:style-name="Table6.A2" office:value-type="string">
            <text:p text:style-name="P1345">обучать</text:p>
          </table:table-cell>
          <table:table-cell table:style-name="Table6.A2" office:value-type="string">
            <text:p text:style-name="P1345">teach</text:p>
          </table:table-cell>
          <table:table-cell table:style-name="Table6.A2" office:value-type="string">
            <text:p text:style-name="P1346">taught</text:p>
          </table:table-cell>
          <table:table-cell table:style-name="Table6.D2" office:value-type="string">
            <text:p text:style-name="P1345">taught</text:p>
          </table:table-cell>
        </table:table-row>
        <table:table-row table:style-name="TableLine93897384479984">
          <table:table-cell table:style-name="Table6.A2" office:value-type="string">
            <text:p text:style-name="P1325">рассказывать</text:p>
          </table:table-cell>
          <table:table-cell table:style-name="Table6.A2" office:value-type="string">
            <text:p text:style-name="P1326">tell</text:p>
          </table:table-cell>
          <table:table-cell table:style-name="Table6.A2" office:value-type="string">
            <text:p text:style-name="P1326">told</text:p>
          </table:table-cell>
          <table:table-cell table:style-name="Table6.D2" office:value-type="string">
            <text:p text:style-name="P1325">told</text:p>
          </table:table-cell>
        </table:table-row>
        <table:table-row table:style-name="TableLine93897384498864">
          <table:table-cell table:style-name="Table6.A2" office:value-type="string">
            <text:p text:style-name="P1325">думать</text:p>
          </table:table-cell>
          <table:table-cell table:style-name="Table6.A2" office:value-type="string">
            <text:p text:style-name="P1326">think</text:p>
          </table:table-cell>
          <table:table-cell table:style-name="Table6.A2" office:value-type="string">
            <text:p text:style-name="P1326">thought</text:p>
          </table:table-cell>
          <table:table-cell table:style-name="Table6.D2" office:value-type="string">
            <text:p text:style-name="P1325">thought</text:p>
          </table:table-cell>
        </table:table-row>
        <table:table-row table:style-name="TableLine93897384503696">
          <table:table-cell table:style-name="Table6.A2" office:value-type="string">
            <text:p text:style-name="P1325">побеждать</text:p>
          </table:table-cell>
          <table:table-cell table:style-name="Table6.A2" office:value-type="string">
            <text:p text:style-name="P1326">win</text:p>
          </table:table-cell>
          <table:table-cell table:style-name="Table6.A2" office:value-type="string">
            <text:p text:style-name="P1326">won</text:p>
          </table:table-cell>
          <table:table-cell table:style-name="Table6.D2" office:value-type="string">
            <text:p text:style-name="P1325">won</text:p>
          </table:table-cell>
        </table:table-row>
        <table:table-row table:style-name="TableLine93897384508320">
          <table:table-cell table:style-name="Table6.A2" office:value-type="string">
            <text:p text:style-name="P1325">писать</text:p>
          </table:table-cell>
          <table:table-cell table:style-name="Table6.A2" office:value-type="string">
            <text:p text:style-name="P1326">write</text:p>
          </table:table-cell>
          <table:table-cell table:style-name="Table6.A2" office:value-type="string">
            <text:p text:style-name="P1326">wrote</text:p>
          </table:table-cell>
          <table:table-cell table:style-name="Table6.D2" office:value-type="string">
            <text:p text:style-name="P1325">written</text:p>
          </table:table-cell>
        </table:table-row>
      </table:table>
      <text:p text:style-name="P319"/>
      <text:p text:style-name="P321"/>
      <text:p text:style-name="P314"/>
      <text:p text:style-name="P314"/>
      <text:p text:style-name="P315"><text:soft-page-break/>Попробовать написать упрощенный конспект, без тонких подробностей, <text:span text:style-name="T1167">т. к. они только забивают голову лишней информацией, мешая сосредоточиться на главном. </text:span></text:p>
      <text:p text:style-name="P315"/>
      <text:p text:style-name="P1170"><text:span text:style-name="T672">Отделить </text:span><text:span text:style-name="T673">грамматические</text:span><text:span text:style-name="T672"> правила от информации, которую нужно заучить</text:span></text:p>
      <text:p text:style-name="P315"><text:span text:style-name="T1244">(устойчивые связки, фразовые глаголы и т. п.; </text:span><text:span text:style-name="T1246">можно в таблицах</text:span><text:span text:style-name="T1245">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1-12T16:58:51.026250311</dc:date>
    <meta:editing-duration>P2DT16H19M57S</meta:editing-duration>
    <meta:editing-cycles>1183</meta:editing-cycles>
    <meta:generator>LibreOffice/6.4.7.2$Linux_X86_64 LibreOffice_project/40$Build-2</meta:generator>
    <meta:document-statistic meta:table-count="13" meta:image-count="0" meta:object-count="0" meta:page-count="62" meta:paragraph-count="2225" meta:word-count="17628" meta:character-count="111209" meta:non-whitespace-character-count="95194"/>
  </office:meta>
</office:document-meta>
</file>